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1" svg:font-family="'Times New Roman'"/>
    <style:font-face style:name="Courier New" svg:font-family="'Courier New'" style:font-family-generic="modern"/>
    <style:font-face style:name="Harmattan" svg:font-family="Harmattan" style:font-adornments="Regular" style:font-pitch="variable"/>
    <style:font-face style:name="Nazli1" svg:font-family="Nazli" style:font-adornments="Bold" style:font-pitch="variable"/>
    <style:font-face style:name="Nazli" svg:font-family="Nazli" style:font-adornments="Regular" style:font-pitch="variable"/>
    <style:font-face style:name="Traditional Arabic" svg:font-family="'Traditional Arabic'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size="11pt" officeooo:rsid="009e468f" officeooo:paragraph-rsid="009e468f" style:font-size-asian="11pt" style:font-name-complex="FreeSerif" style:font-size-complex="11pt"/>
    </style:style>
    <style:style style:name="P2" style:family="paragraph" style:parent-style-name="Standard">
      <style:text-properties style:font-name="FreeSerif" fo:font-size="11pt" officeooo:rsid="009e468f" officeooo:paragraph-rsid="00a2846d" style:font-size-asian="11pt" style:font-name-complex="FreeSerif" style:font-size-complex="11pt"/>
    </style:style>
    <style:style style:name="P3" style:family="paragraph" style:parent-style-name="Heading_20_2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4" style:family="text">
      <style:text-properties fo:font-variant="normal" fo:text-transform="none" fo:color="#000000" fo:letter-spacing="normal" style:font-name-complex="Times New Roman1" style:font-size-complex="14pt" style:font-style-complex="normal" style:font-weight-complex="normal"/>
    </style:style>
    <style:style style:name="T5" style:family="text">
      <style:text-properties fo:font-variant="normal" fo:text-transform="none" fo:color="#000000" fo:letter-spacing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style:font-style-complex="normal" style:font-weight-complex="normal"/>
    </style:style>
    <style:style style:name="T8" style:family="text">
      <style:text-properties fo:font-variant="normal" fo:text-transform="none" fo:color="#000000" fo:font-size="14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ـ//_</text:p>
      <text:p text:style-name="P1">،/,/_</text:p>
      <text:p text:style-name="P1">؟/?/_</text:p>
      <text:p text:style-name="P1">٠/0/_</text:p>
      <text:p text:style-name="P1">١/1/_</text:p>
      <text:p text:style-name="P1">٢/2/_</text:p>
      <text:p text:style-name="P1">٣/3/_</text:p>
      <text:p text:style-name="P1">٤/4/_</text:p>
      <text:p text:style-name="P1">٥/5/_</text:p>
      <text:p text:style-name="P1">٦/6/_</text:p>
      <text:p text:style-name="P1">٧/7/_</text:p>
      <text:p text:style-name="P1">٨/8/_</text:p>
      <text:p text:style-name="P1">٩/9/_</text:p>
      <text:p text:style-name="P1">ا/&amp;/_</text:p>
      <text:p text:style-name="P1">ب/b/_</text:p>
      <text:p text:style-name="P1">ت/t/_</text:p>
      <text:p text:style-name="P1">ث/θ/_</text:p>
      <text:p text:style-name="P1">ج/j/_</text:p>
      <text:p text:style-name="P1">ح/ḥ/_</text:p>
      <text:p text:style-name="P1">خ/x/_</text:p>
      <text:p text:style-name="P1">د/d/_</text:p>
      <text:p text:style-name="P1">ذ/ð/_</text:p>
      <text:p text:style-name="P1">ر/r/_</text:p>
      <text:p text:style-name="P1">ز/z/_</text:p>
      <text:p text:style-name="P1">س/s/_</text:p>
      <text:p text:style-name="P1">ش/š/_</text:p>
      <text:p text:style-name="P1">ص/ṣ/_</text:p>
      <text:p text:style-name="P1">ض/ḍ/_</text:p>
      <text:p text:style-name="P1">ط/ṭ/_</text:p>
      <text:p text:style-name="P1">ظ/ð̣/_</text:p>
      <text:p text:style-name="P1">ع/ʕ/_</text:p>
      <text:p text:style-name="P1">غ/ǧ/_</text:p>
      <text:p text:style-name="P1">ف/f/_</text:p>
      <text:p text:style-name="P1">ق/q/_</text:p>
      <text:p text:style-name="P1">ك/k/_</text:p>
      <text:p text:style-name="P1">ل/l/_</text:p>
      <text:p text:style-name="P1">م/m/_</text:p>
      <text:p text:style-name="P1">ن/n/_</text:p>
      <text:p text:style-name="P1">ه/h/_</text:p>
      <text:p text:style-name="P1">و/w/_</text:p>
      <text:p text:style-name="P1"><text:soft-page-break/>ي/y/_</text:p>
      <text:p text:style-name="P1">ً/ą/_</text:p>
      <text:p text:style-name="P1">ُ/ǔ/_</text:p>
      <text:p text:style-name="P1">ْ/·/_</text:p>
      <text:p text:style-name="P1">ِ/ǐ/_</text:p>
      <text:p text:style-name="P1">ٌ/ų/_</text:p>
      <text:p text:style-name="P1">َ/ǎ/_</text:p>
      <text:p text:style-name="P1">ّ/^/_</text:p>
      <text:p text:style-name="P1">ٍ/į/_</text:p>
      <text:p text:style-name="P1">ء/ʔ/_</text:p>
      <text:p text:style-name="P1">آ/ʔ̾/_</text:p>
      <text:p text:style-name="P1">أ/ʔͣ/_</text:p>
      <text:p text:style-name="P1">ؤ/ʔͮ/_</text:p>
      <text:p text:style-name="P1">إ/ʔͥ/_</text:p>
      <text:p text:style-name="P1">ئ/ʔͤ/_</text:p>
      <text:p text:style-name="P1">ة/ä/_</text:p>
      <text:p text:style-name="P1">ى/ã/_</text:p>
      <text:p text:style-name="P2"><text:span text:style-name="T6">&amp;ld^ǔrǔwsǔ &amp;l&amp;ǎw^ǎlǐy^ǎäǔ</text:span></text:p>
      <text:p text:style-name="P2"><text:span text:style-name="T6">tʔͣlyfǔ bǎhǎ&amp;ʔ &amp;ld^yn mḥm^d &amp;ld^&amp;ǧst&amp;nǐã^ǐ</text:span></text:p>
      <text:p text:style-name="P2"><text:span text:style-name="T6">&amp;ǎld^ǎr·sǔ &amp;lʔͣǎw^ǎlǔ 1 ¤</text:span></text:p>
      <text:p text:style-name="P2"><text:span text:style-name="T6">hǔwǎ, hǔm·. ʔͣǎn·tǎ, ʔͣǎn·tǔm·. ʔͣǎnǎ&amp;, nǎḥ·nǔ. kǎbǐyrų, kǐbǎ&amp;rų. ṣǎǧǐyrų, ṣǐǧǎ&amp;rų//</text:span></text:p>
      <text:p text:style-name="P2"><text:span text:style-name="T6">hǔwǎ kǎbǐyrų. hǔm· kǐbǎ&amp;rų. ʔͣǎn·tǎ ṣǎǧǐyrų. &amp;ǎn·tǔm· ṣǐǧǎ&amp;rų. &amp;ǎnǎ&amp; kǎbǐyrų. nǎḥ·nǔ kǐbǎ&amp;rų. hǔwǎ ṣǎǧǐyrų. hǔm· ṣǐǧǎ&amp;rų. &amp;ǎn·tǎ kǎbǐyrų. &amp;ǎn·tǔm· kǐbǎ&amp;rų. &amp;ǎnǎ&amp; ṣǎǧǐyrų. nǎḥ·nǔ ṣǐǧǎ&amp;rų.</text:span></text:p>
      <text:p text:style-name="P2"><text:span text:style-name="T6">&amp;ǎld^ǎr·sǔ &amp;lθ^ǎ&amp;nǐã 2 ¤</text:span></text:p>
      <text:p text:style-name="P2"><text:span text:style-name="T6">hǐãǎ, hǔn^ǎ. &amp;ǎn·tǐ, &amp;ǎn·tǔn^ǎ. &amp;ǎnǎ&amp;, nǎḥ·nǔ. kǎbǐyrǎäų, kǎbǐyrǎ&amp;tų. ṣǎǧǐyrǎäų, ṣǎǧǐyrǎ&amp;tų.//</text:span></text:p>
      <text:p text:style-name="P2"><text:span text:style-name="T6">hǐãǎ kǎbǐyrǎäų. hǔn^ǎ kǎbǐyrǎ&amp;tų. &amp;ǎn·tǐ ṣǎǧǐyrǎäų. &amp;ǎn·tǔn^ǎ ṣǎǧǐyrǎ&amp;tų. &amp;ǎnǎ&amp; kǎbǐyrǎäų. nǎḥ·nǔ kǎbǐyrǎ&amp;tų. hǐãǎ ṣǎǧǐyrǎäų. hǔn^ǎ ṣǎǧǐyrǎ&amp;tų. &amp;ǎn·tǐ kǎbǐyrǎäų. &amp;ǎn·tǔn^ǎ kǎbǐyrǎ&amp;tų. &amp;ǎnǎ&amp; ṣǎǧǐyrǎäų. nǎḥ·nǔ ṣǎǧǐyrǎ&amp;tų.</text:span></text:p>
      <text:p text:style-name="P2"><text:span text:style-name="T6">&amp;ǎld^ǎr·sǔ &amp;lθ^ǎ&amp;lǐθǔ 3 ¤</text:span></text:p>
      <text:p text:style-name="P2"><text:span text:style-name="T6">hǎðǎ&amp;. hǎðǐhǐ. hǎʔͮǔl&amp;ǎʔǐ. rǎjǔlų, rǐjǎ&amp;lų. &amp;ǐm·rǎʔͣǎäų, nǐsǎ&amp;ʔų. ṭǎwǐylų, ṭǐwǎ&amp;lų. qǎṣǐyrų, qǐṣǎ&amp;rų.//</text:span></text:p>
      <text:p text:style-name="P2"><text:span text:style-name="T6">hǎðǎ&amp; &amp;lr^ǎjǔlǔ ṭǎwǐylų. hǎʔͮǔl&amp;ǎʔǐ &amp;lr^ǐjǎ&amp;lǔ ṭǐwǎ&amp;lų. hǎðǐhǐ &amp;l·mǎr·ʔͣǎäǔ qǎṣǐyrǎäų. hǎʔͮǔl&amp;ǎʔǐ &amp;ln^ǐsǎ&amp;ʔǔ qǎṣǐyrǎ&amp;tų. hǎðǎ&amp; &amp;lr^ǎjǔlǔ kǎbǐyrų. hǎʔͮǔl&amp;ǎʔǐ &amp;lr^ǐjǎ&amp;lǔ kǐbǎ&amp;rų. hǎðǐhǐ &amp;l·mǎr·ʔͣǎäǔ ṣǎǧǐyrǎäų. hǎʔͮǔl&amp;ǎʔǐ &amp;ln^ǐsǎ&amp;ʔǔ ṣǎǧǐyrǎ&amp;tų. hǔwǎ ṭǎwǐylų. hǔm· ṭǐwǎ&amp;lų. &amp;ǎn·tǎ qǎṣǐyrų. &amp;ǎn·tǔm· qǐṣǎ&amp;rų. &amp;ǎnǎ&amp; ṭǎwǐylų. nǎḥ·nǔ ṭǐwǎ&amp;lų.</text:span></text:p>
      <text:p text:style-name="P2"><text:span text:style-name="T6">&amp;ǎld^ǎr·sǔ &amp;lr^ǎ&amp;bǐʕǔ 4 ¤</text:span></text:p>
      <text:p text:style-name="P2"><text:soft-page-break/><text:span text:style-name="T6">mǔʕǎl^ǐmų, mʕǎl^ǐmǔwnǎ (wn). tǐl·mǐyðų, tǎl&amp;ǎmǐyðǔ, tǎl&amp;ǎmǐðǎäų. mǔʕǎl^ǐmǎäų, mǔʕǎl^ǐmǎ&amp;tų (&amp;t). tǐl·mǐyðǎäų (&amp;t) mǎn·?//</text:span></text:p>
      <text:p text:style-name="P2"><text:span text:style-name="T6">mǎn· hǎðǎ&amp;? - mǔʕǎl^ǐmų. mǎn· hǎʔͮǔl&amp;ǎʔǐ? - mǔʕǎl^ǐmǔwnǎ. mǎn· hǎðǐhǐ? - tǐl·mǐyðǎäų. mǎn· hǎʔͮǔl&amp;ǎʔǐ? - tǐl·mǐyðǎ&amp;tų. hǔwǎ mǔʕǎl^ǐmų. hǔm· mǔʕǎl^ǐmǔwnǎ. &amp;ǎn·tǎ tǐl·mǐyðų. &amp;ǎn·tǔm· tǎl&amp;ǎmǐyðǔ. hǐãǎ tǐl·mǐyðǎäų. hǔn^ǎ tǐl·mǐyðǎ&amp;tų. &amp;ǎnǎ&amp; mǔʕǎl^ǐmǎäų. nǎḥ·nǔ mǔʕǎl^ǐmǎ&amp;tų. hǎðǎ&amp; &amp;lr^ǎjǔlǔ mǔʕǎl^ǐmų. hǎʔͮǔl&amp;ǎʔǐ &amp;lr^ǐjǎ&amp;lǔ mǔʕǎl^ǐmǔwnǎ. hǎðǐhǐ &amp;l·mǎr·ʔͣǎäǔ mǔʕǎl^ǐmǎäų. hǎʔͮǔl&amp;ǎʔǐ &amp;ln^ǐsǎ&amp;ʔǔ mǔʕǎl^ǐmǎ&amp;tų. mǎn· hǔwǎ? mǎn· hǐãǎ? mǎn· &amp;ǎn·tǎ? mǎn· &amp;ǎn·tǔm·? mǎn· hǔm·?</text:span></text:p>
      <text:p text:style-name="P2"><text:span text:style-name="T6">&amp;ǎld^ǎr·sǔ &amp;l·xǎ&amp;mǐsǔ 5 ¤</text:span></text:p>
      <text:p text:style-name="P2"><text:span text:style-name="T6">kǐtǎ&amp;bų, kǔtǔbų. dǎf·tǎrų, dǎfǎ&amp;tǐrǔ. mǐḥ·fǎð̣ǎäų, mǎḥǎ&amp;fǐð̣ǔ. qǎlǎmų, &amp;ǎq·l&amp;ǎmų. mǎ&amp;? mǎ&amp; hǎðǎ&amp;? lǐmǎn·? lǐl·mǔʕǎl^ǐmǐ.//</text:span></text:p>
      <text:p text:style-name="P2"><text:span text:style-name="T6">mǎ&amp; hǎðǎ&amp;? - hǎðǎ&amp; kǐtǎ&amp;bų. mǎ&amp; hǎðǐhǐ? - hǎðǐhǐ mǐḥ·fǎð̣ǎäų. hǎðǎ&amp; dǎf·tǎrų. hǎðǐhǐ dǎfǎ&amp;tǐrǔ. hǎðǎ&amp; &amp;l·kǐtǎ&amp;bǔ kǎbǐyrų. hǎðǐhǐ &amp;l·kǔtǔbǔ kǎbǐyrǎäų. hǎðǎ&amp; &amp;ld^ǎf·tǎrǔ ṣǎǧǐyrų. hǎðǐhǐ &amp;ld^ǎfǎ&amp;tǐrǔ ṣǎǧǐyrǎäų. hǎðǎ&amp; &amp;l·qǎlǎmǔ ṭǎwǐylų. hǎðǐhǐ &amp;lʔͣǎq·l&amp;ǎmǔ ṭǎwǐylǎäų. lǐmǎn· hǎðǎ&amp; &amp;l·kǐtǎ&amp;bǔ? - lǐl·mǔʕǎl^ǐmǐ. lǐmǎn· hǎðǎ&amp; &amp;ld^ǎf·tǎrǔ? - lǐlt^ǐl·mǐyðǐ. lǐmǎn· hǎðǐhǐ &amp;l·mǐḥ·fǎð̣ǎäǔ? lǐlt^ǐl·mǐyðǎäǐ.</text:span></text:p>
      <text:p text:style-name="P2"><text:span text:style-name="T6">&amp;ǎld^ǎr·sǔ &amp;ls^ǎ&amp;dǐsǔ 6 ¤</text:span></text:p>
      <text:p text:style-name="P2"><text:span text:style-name="T6"/></text:p>
      <text:p text:style-name="P2"><text:span text:style-name="T6">bǎy·tų, bǔyǔwtų. ḥǔj·rǎäų, ḥǔjǔrǎ&amp;tų. mǎd·rǎsǎäų, mǎdǎ&amp;rǐsǔ.</text:span></text:p>
      <text:p text:style-name="P2"><text:span text:style-name="T6">ðǎ&amp;kǎ. tǐl·kǎ. &amp;ǔwlǎʔͤǐkǎ. &amp;ǎy·nǎ? hǔnǎ&amp;.</text:span></text:p>
      <text:p text:style-name="P2"><text:span text:style-name="T6">hǔnǎ&amp;kǎ. fǐã. fǐã &amp;l·mǎd·rǎsǎäǐ. fǐã &amp;l·ḥǔj·rǎäǐ. fǎṣ·lų, fǔṣǔwlų//</text:span></text:p>
      <text:p text:style-name="P2"><text:span text:style-name="T6">hǎðǎ&amp; bǎy·tų. hǐðǐhǐ bǔyǔwtų. hǎðǐhǐ ḥǔj·rǎäų. hǎðǐhǐ ḥǔjǔrǎ&amp;tų. ʔͣǎy·nǎ &amp;l·mǔʕǎl^ǐmǔ? - &amp;ǎl·mǔʕǎl^ǐmǔ fǐy &amp;l·mǎd·rǎsǎäǐ. ʔͣǎy·nǎ &lt;^ǐl·mǐyðǔ? - &amp;ǎlt^ǐl·mǐyðǔ fǐy &amp;l·fǎṣ·lǐ. mǎn· fǐy &amp;l·bǎy·tǐ? - fǐy &amp;l·bǎy·tǐ rǎjǔlų. ʔͣǎy·nǎ &amp;l·mǔʕǎl^ǐmǔwnǎ? - hǔm· hǔnǎ&amp;kǎ fǐy &amp;l·mǎd·rǎsǎäǐ. ʔͣǎy·nǎ &lt;^ǎl&amp;ǎmǐðǎäǔ? - hǔm· hǔnǎ&amp; fǐy &amp;l·fǎṣ·lǐ. lǐmǎn· ðǎ&amp;kǎ &amp;l·bǎy·tǔ? - lǐðǎ&amp;kǎ &amp;lr^ǎjǔlǐ. lǐmǎn· tǐl·kǎ &amp;l·ḥǔj·rǎäǔ? - lǐtǐl·kǎ &amp;l·mǎr·ʔͣǎäǐ. ʔͣǔwlǎʔͤǐkǎ &amp;lr^ǐjǎ&amp;lǔ mǔʕǎl^ǐmǔwnǎ. ʔͣǔwlǎʔͤǐkǎ &amp;ln^ǐsǎ&amp;ʔǔ mǔʕǎl^ǐmǎ&amp;tų.</text:span></text:p>
      <text:p text:style-name="P2"><text:span text:style-name="T6">7 &amp;ǎld^ǎr·sǔ &amp;ls^ǎ&amp;bǐʕǔ ¤</text:span></text:p>
      <text:p text:style-name="P2"><text:span text:style-name="T6">jǎrǐydǎäų, jǎrǎ&amp;ʔͤǐdǔ. mǎjǎl^ǎäų (&amp;t). ʕǎrǎbǐy^ų. rǔwsǐy^ų. jǎmǐylų. wǎ. kǐtǎ&amp;bų wǎ dǎf·tǎrų. lǎhǔ. lǎhǎ&amp;. lǎkǎ. lǎkǐ. lǐy.//</text:span></text:p>
      <text:p text:style-name="P2"><text:span text:style-name="T6">lǎhǔ kǐtǎ&amp;bų kǎbǐyrų. &amp;ǎl·kǐtǎ&amp;bǔ jǎmǐylų. lǎhǎ&amp; mǐḥ·fǎð̣ǎäų. &amp;ǎl·mǐḥ·fǎð̣ǎäǔ jǎmǐylǎäų. lǐy kǐtǎ&amp;bų wǎ dǎf·tǎrų. lǎkǐ qǎlǎmų wǎ mǐḥ·fǎð̣ǎäų. hǎðǐhǐ &amp;l·jǎrǐydǎäǔ ʕǎrǎbǐy^ǎäų. tǐl·kǎ &amp;l·mǎjǎl^ǎäǔ rǔwsǐy^ǎäų. lǐmǎn· tǐl·kǎ &amp;l·jǎrǐydǎäǔ? - lǐy. lǐmǎn· hǎðǐhǐ &amp;l·mǎjǎl^ǎäǔ? - lǎkǎ. ʔͣǎy·nǎ &amp;l·mǔʕǎl^ǐmǔ wǎ &amp;l·mǔʕǎl^ǐmǎäǔ? - &amp;ǎl·mǔʕǎl^ǐmǔ wǎ &amp;l·mǔʕǎl^ǐmǎäǔ fǐy &amp;l·fǎṣ·lǐ. ʔͣǎy·nǎ &lt;^ǐl·mǐyðǔ wǎ &lt;^ǐl·mǐyðǎäǔ? - &amp;ǎlt^ǐl·mǐyðǔ wǎ &lt;^ǐl·mǐyðǎäǔ fǐy &amp;l·bǎy·tǐ. lǎhǔ kǐtǎ&amp;bų. lǎhǎ&amp; dǎf·tǎrų. lǎkǎ qǎlǎmų. lǐy ǐmḥ·fǎð̣ǎäų.</text:span></text:p>
      <text:p text:style-name="P2"><text:soft-page-break/><text:span text:style-name="T6">8 &amp;ǎld^ǎr·sǔ &amp;lθ^ǎ&amp;mǐnǔ ¤</text:span></text:p>
      <text:p text:style-name="P2"><text:span text:style-name="T6">kǎl·bų, kǐl&amp;ǎbų. dǐykų, dǐyǎkǎäų. dǎjǎ&amp;jǎäų (&amp;t). mǎk·tǎbǎäų, mǎkǎ&amp;tǐbǔ. hǎl·? nǎʕǎm·. l&amp;ǎ. lǎy·sǎ. lǎy·sǎt·.//</text:span></text:p>
      <text:p text:style-name="P2"><text:span text:style-name="T6">hǎl· hǎðǎ&amp; bǎy·tų? - nǎʕǎm·, hǎðǎ&amp; bǎy·tų. hǎl· hǔwǎ kǎbǐyrų? - nǎʕǎm·, hǔwǎ kǎbǐyrų. hǎl· hǎðǐhǐ mǎd·rǎsǎäų? - l&amp;ǎ, hǎðǐhǐ lǎy·sǎt· bǐmǎd·rǎsǎäį. hǎðǐhǐ mǎk·tǎbǎäų. hǎl· hǎðǎ&amp; tǐl·mǐyðų? - l&amp;ǎ, hǎðǎ&amp; lǎy·sǎ bǐtǐl·mǐyðį. hǎl· lǎkǎ kǎl·bų? - l&amp;ǎ, lǎy·sǎ lǐy kǎl·bų. lǐmǎn· ðǎ&amp;kǎ &amp;ld^ǐykǔ? - lǐtǐl·kǎ &amp;l·mǎr·ʔͣǎäǐ. ʔͣǎy·nǎ &amp;l·kǔtǔbǔ? - &amp;ǎl·kǔtǔbǔ fǐy &amp;l·mǎk·tǎbǎäǐ. hǎlǐ &amp;l·mǔʕǎl^ǐmǔ fǐy &amp;l·mǎd·rǎsǎäǐ? - l&amp;ǎ, hǔwǎ lǎy·sǎ fǐy &amp;l·mǎd·rǎsǎäǐ. fǐy &amp;l·mǎk·tǎbǎäǐ kǔtǔbų ʕǎrǎbǐy^ǎäų wǎ jǎrǎ&amp;ʔͤǐdǔ rǔwsǐy^ǎäų.</text:span></text:p>
      <text:p text:style-name="P2"><text:span text:style-name="T6">9 &amp;ǎld^ǎr·sǔ &lt;^ǎ&amp;sǐʕǔ ¤</text:span></text:p>
      <text:p text:style-name="P2"><text:span text:style-name="T6">dǎr·sų, dǔrǔwsų. ʔͥǐq·rǎʔͣ·, ʔͥǐq·rǎʔͤǐy. ʔͣǔd·xǔl·. ʔͣǔx·rǔj·. ʔͣǔk·tǔb·. yǎ&amp;. yǎ&amp; mǔḥǎm^ǎdǔ. yǎ&amp; fǎ&amp;ṭǐmǎäǔ. yǎ&amp; mǔḥǎm^ǎdǔ &amp;q·rǎʔͣ·. yǎ&amp; fǎ&amp;ṭǐmǎäǔ &amp;q·rǎʔͤǐy. mǐn·. mǐnǎ &amp;l·bǎy·tǐ.//</text:span></text:p>
      <text:p text:style-name="P2"><text:span text:style-name="T6">yǎ&amp; mǔḥǎm^ǎdǔ &amp;q·rǎʔͣǐ &amp;l·jǎrǐydǎäǎ. yǎ&amp; fǎ&amp;ṭǐmǎäǔ &amp;q·rǎʔͤǐy &amp;l·mǎjǎl^ǎäǎ. yǎ&amp; ʔͣǎḥ·mǎdǔ &amp;d·xǔlǐ &amp;l·fǎṣ·lǎ wǎ &amp;q·rǎʔͣǐ &amp;ld^ǎr·sǎ. yǎ&amp; ʕǎ&amp;ʔͤǐšǎäǔ &amp;x·rǔjǐy mǐnǎ &amp;l·mǎd·rǎsǎäǐ. yǎ&amp; ʕǎb·dǔ &amp;llhǐ &amp;k·tǔbǐ &amp;ld^ǎr·sǎ. yǎ&amp; mǎr·yǎmǔ &amp;d·xǔlǐy &amp;l·ḥǔj·rǎäǎ wǎ &amp;q·rǎʔͤǐy hǔnǎ&amp;kǎ. &amp;ǐq·rǎʔͣ· hǔnǎ&amp;. ʔͣǔk·tǔb· hǔnǎ&amp;kǎ. ʔͣǔx·rǔjǐy mǐn· hǔnǎ&amp; wǎ &amp;d·xǔlǐy hǔnǎ&amp;kǎ. ʔͣǎy·nǎ &lt;^ǎl&amp;ǎmǐðǎäǔ wǎ &lt;^ǐl·mǐyðǎ&amp;tǔ? - hǔm· fǐy &amp;l·fǎṣ·lǐ.</text:span></text:p>
      <text:p text:style-name="P2"><text:span text:style-name="T6">10 &amp;ǎld^ǎr·sǔ &amp;lʕǎ&amp;šǐrǔ ¤</text:span></text:p>
      <text:p text:style-name="P2"><text:span text:style-name="T6">mǎq·ʕǎdǔ &lt;^ǐl·mǐyðǐ. yǎq·rǎʔͣǔ. yǎk·tǔbǔ.</text:span></text:p>
      <text:p text:style-name="P2"><text:span text:style-name="T6">xǔð·, xǔðǐy. hǎ&amp;tǐ, hǎ&amp;tǐy. wǎrqų, ʔͣǎw·rǎ&amp;qų. kǔr·sǐy^ų, kǎrǎ&amp;sǐy^ǔ.//</text:span></text:p>
      <text:p text:style-name="P2"><text:span text:style-name="T6">ʔͣǎy·nǎ mǎq·ʕǎdǔ &lt;^ǐl·mǐyðǐ? - hǔnǎ&amp;kǎ fǐy &amp;l·fǎṣ·lǐ. mǎ&amp; hǎðǎ&amp;? - kǔr·sǐy^ų. lǐmǎn· hǔwǎ? - lǐl·mǔʕǎl^ǐmǐ. xǔðǐ &amp;l·qǎlǎmǎ. hǎ&amp;tǐ &amp;l·kǐtǎ&amp;bǎ. ʕǎb·dǔ &amp;llhǐ yǎq·rǎʔͣǔ &amp;ld^ǎr·sǎ. sǎlǐymų yǎq·rǎʔͣǔ &amp;l·kǐtǎ&amp;bǎ wǎ mǎḥ·mǔwdų yǎk·tǔbǔ &amp;ld^ǎr·sǎ. mǎ&amp; hǎðǎ&amp;? - mǎq·ʕǎdǔ &lt;^ǐl·mǐyðǐ. ʔͣǎy·nǎ rǎšǐydų? - hǔnǎ&amp;kǎ fǐy &amp;l·ḥǔj·rǎäǐ yǎq·rǎʔͣǔ &amp;ld^ǎr·sǎ. ʔͣǎy·nǎ ʕǎb·dǔ &amp;llhǐ? - fǐy &amp;l·fǎṣ·lǐ yǎk·tǔbǔ. yǎ&amp; fǎ&amp;ṭǐmǎäǔ, xǔðǐy hǎðǐhǐ &amp;lʔͣǎw·rǎ&amp;qǎ. yǎ&amp; zǎy·nǎbǔ, hǎ&amp;tǐy tǐl·kǎ &amp;lʔͣǎq·l&amp;ǎmǎ. lǐmǎn· hǎðǎ&amp; &amp;l·kǔr·sǐy^ǔ? - lǐl·mǔʕǎl^ǐmǐ.</text:span></text:p>
      <text:p text:style-name="P2"><text:span text:style-name="T6">11 &amp;ǎld^ǎr·sǔ &amp;lḥǎ&amp;dǐy ʕǎšǎrǎ ¤</text:span></text:p>
      <text:p text:style-name="P2"><text:span text:style-name="T6">mǎdǐynǎäų, mǔdǔnų. mǎk·tǎbų, mǎkǎ&amp;tǐbǔ.</text:span></text:p>
      <text:p text:style-name="P2"><text:span text:style-name="T6">kǎ&amp;tǐbų, kǔt^ǎ&amp;bų. kǎ&amp;tǐbǎäų (&amp;t). mǎk·tǎbǔ &amp;l·mǔʕǎl^ǐmǐǐ. ʕǎlǎã...</text:span></text:p>
      <text:p text:style-name="P2"><text:span text:style-name="T6">ʕǎlǎã mǎq·ʕǎdǐ &lt;^ǐl·mǐyðǐ. ʕǎlǎy·hǐ. bǎl·.//</text:span></text:p>
      <text:p text:style-name="P2"><text:span text:style-name="T6">ʔͣǎy·nǎ &amp;l·kǐtǎ&amp;bǔ? - &amp;ǎl·kǐtǎ&amp;bǔ ʕǎlǎã mǎk·tǎbǐ &amp;l·mǔʕǎl^ǐmǐ. ʔͣǎy·nǎ &amp;l·mǐḥ·fǎð̣ǎäǔ? - &amp;ǎl·mǐḥ·fǎð̣ǎäǔ fǐy mǎq·ʕǎdǐ &lt;^ǐl·mǐyðǐ. mǎ&amp; hǎðǐhǐ? - hǎðǐhǐ mǎdǐynǎäų. hǎl· hǎðǐhǐ &amp;l·mǎdǐynǎäǔ kǎbǐyrǎäų? - nǎʕǎm·, hǎðǐhǐ &amp;l·mǎdǐynǎäǔ kǎbǐyrǎäų wǎ jǎmǐylǎäų. mǎn· ʔͣǎn·tǎ? - ʔͣǎnǎ&amp; kǎ&amp;tǐbų. hǎl· ʔͣǎn·tǎ kǎ&amp;tǐbų ʕǎrǎbǐy^ų? - nǎʕǎm·, ʔͣǎnǎ&amp; kǎ&amp;tǐbų ʕǎrǎbǐy^ų. mǎn· hǐyǎ? - hǐyǎ kǎ&amp;tǐbǎäų. hǎl· hǐyǎ kǎ&amp;tǐbǎäų ʕǎrǎbǐy^ǎäų? - l&amp;ǎ, bǎl· hǐyǎ kǎ&amp;tǐbǎäų </text:span><text:soft-page-break/><text:span text:style-name="T6">rǔwsǐy^ǎäų wǎ lǎy·sǎt· bǐʕǎrǎbǐy^ǎäį. yǎ&amp; tǐl·mǐyðǎäǔ xǔðǐy hǎðǎ&amp; &amp;l·wǎrǎqǎ wǎ &amp;k·tǔbǐy ʕǎlǎy·hǐ &amp;ld^ǔrǔwsǎ.</text:span></text:p>
      <text:p text:style-name="P2"><text:span text:style-name="T6">12 &amp;ǎld^ǎr·sǔ &amp;lθ^ǎ&amp;nǐy ʕǎšǎrǎ ¤</text:span></text:p>
      <text:p text:style-name="P2"><text:span text:style-name="T6">wǎlǎdų, ʔͣǎw·l&amp;ǎdų. xǔb·zų, ʔͣǎx·bǎ&amp;zų. kǔwbų, ʔͣǎk·wǎ&amp;bų. lǎbǎnų, ʔͣǎl·bǎ&amp;nų.</text:span></text:p>
      <text:p text:style-name="P2"><text:span text:style-name="T6">mǎ&amp;ʔų, mǐyǎ&amp;hų. bǎ&amp;rǐdų. sǎxǐynų. lǎðǐyðų. kǔl·. &amp;ǐš·rǎb·. fǐyhǐ. yǎ&amp; ʔͣǎy^ǔhǎ&amp; &amp;l·wǎlǎdǔ. &amp;ǐq·rǎʔͣ·hǔ. ʔͣǔk·tǔb·hǔ.//</text:span></text:p>
      <text:p text:style-name="P2"><text:span text:style-name="T6">mǎ&amp; hǎðǎ&amp;? - hǎðǎ&amp; kǔwbų. mǎ&amp; fǐyhǐ? - fǐyhǐ lǎbǎnų. hǎl· hǔwǎ bǎ&amp;rǐdų? - l&amp;ǎ, hǔwǎ lǎy·sǎ bǐbǎ&amp;rǐdį. hǎl· hǔwǎ lǎðǐyðų? - nǎʕǎm·, hǔwǎ lǎðǐyðų. yǎ&amp; ʔͣǎy^ǔhǎ&amp; &amp;l·wǎlǎdǔ, kǔlǐ &amp;l·xǔb·zǎ wǎ &amp;š·rǎbǐ &amp;ll^ǎbǎnǎ. hǎðǎ&amp; &amp;l·xǔb·zǔ sǎxǐynų wǎ ðǎ&amp;kǎ &amp;ll^ǎbǎnǔ bǎ&amp;rǐdų. mǎ&amp; fǐy hǎðǎ&amp; &amp;l·kǔwbǐ? - fǐyhǐ mǎ&amp;ʔų. mǎn· fǐy ðǎ&amp;kǎ &amp;l·bǎy·tǐ? - fǐyhǐ wǎlǎdų. lǐmǎn· hǔwǎ? - hǔwǎ lǐy. ʔͣǎy·nǎ &amp;l·mǎ&amp;ʔǔ? - &amp;ǎl·mǎ&amp;ʔǔ fǐy &amp;l·kǔwbǐ. wǎ ʔͣǎy·nǎ &amp;l·kǔwbǔ? - &amp;ǎl·kǔwbǔ hǔnǎ&amp;kǎ fǐy &amp;l·ḥǔj·rǎäǐ. hǎ&amp;tǐ &amp;l·mǎ&amp;ʔǎ yǎ&amp; wǎlǎdǔ.</text:span></text:p>
      <text:p text:style-name="P2"><text:span text:style-name="T6">13 &amp;ǎld^ǎr·sǔ &amp;lθ^ǎ&amp;lǐθǎ ʕǎšǎrǎ ¤</text:span></text:p>
      <text:p text:style-name="P2"><text:span text:style-name="T6">bǎ&amp;bų, ʔͣǎb·wǎ&amp;bų. šǔb^ǎ&amp;kų, šǎbǎ&amp;bǐykǔ. ṭǎ&amp;wǐlǎäų (&amp;t). mǐq·lǎmǎäų, mǎqǎ&amp;lǐmǔ.</text:span></text:p>
      <text:p text:style-name="P2"><text:span text:style-name="T6">bǎ&amp;bǔ &amp;l·bǎy·tǐ. šǔb^ǎ&amp;kǔ &amp;l·ḥǔj·rǎäǐ. mǎf·tǔwḥų. mǔǧ·lǎqų. bǎ&amp;bų mǎf·tǔwḥų.</text:span></text:p>
      <text:p text:style-name="P2"><text:span text:style-name="T6">tǎʕǎ&amp;lǎ. tǎʕǎ&amp;lǎy·.//</text:span></text:p>
      <text:p text:style-name="P2"><text:span text:style-name="T6">ʔͣǎy·nǎ &amp;lʔͣǎq·l&amp;ǎmǔ? - fǐy &amp;l·mǐq·lǎmǎäǐ. wǎ ʔͣǎy·nǎ &amp;l·mǐq·lǎmǎäǔ? - &amp;ǎl·mǐq·lǎmǎäǔ fǐy &amp;l·mǐḥ·fǎð̣ǎäǐ, wǎ &amp;l·mǐḥ·fǎð̣ǎäǔ ʕǎlǎã &amp;lṭ^ǎ&amp;wǐlǎäǐ. yǎ&amp; tǐl·mǐyðǔ, tǎʕǎ&amp;lǎ hǔnǎ&amp; xǔðǐ &amp;l·kǐtǎ&amp;bǎ wǎ &amp;q·rǎʔͣǐ &amp;ld^ǎr·sǎ. yǎ&amp; tǐl·mǐyðǎäǔ, tǎʕǎ&amp;lǎy· hǔnǎ&amp; wǎ &amp;q·rǎʔͤǐy hǎðǐhǐ &amp;l·jǎrǐydǎäǎ &amp;l·ʕǎrǎbǐy^ǎäǎ. hǎðǎ&amp; bǎ&amp;bų wǎ hǎðǎ&amp; šǔb^ǎ&amp;kų. &amp;ǎl·bǎ&amp;bǔ mǎf·tǔwḥų wǎ &amp;lš^ǔb^ǎ&amp;kǔ mǔǧ·lǎqų. hǎðǎ&amp; bǎ&amp;bǔ &amp;l·ḥǔj·rǎäǐ wǎ hǎðǎ&amp; šǔb^ǎ&amp;kǔ &amp;l·ḥǔj·rǎäǐ. ʔͣǎy·nǎ šǔb^ǎ&amp;kǔ &amp;l·ḥǔj·rǎäǐ? - šǔb^ǎ&amp;kǔ &amp;l·ḥǔj·rǎäǐ hǔnǎ&amp;kǎ. &amp;ǎl·kǔtǔbǔ wǎ &amp;l·mǎjǎl&amp;^ǎtǔ wǎ &amp;l·jǎrǎ&amp;ʔͤǐdǔ ʕǎlǎã &amp;lṭ^ǎ&amp;wǐlǎäǐ. ʔͣǔd·xǔlǐ &amp;l·bǎ&amp;bǎ. ʔͣǔx·rǔj· mǐnǎ &amp;lbǎ&amp;bǐ.</text:span></text:p>
      <text:p text:style-name="P2"><text:span text:style-name="T6">14 &amp;ǎld^ǎr·sǔ &amp;lr^ǎ&amp;bǐʕǎ ʕǎšǎrǎ ¤</text:span></text:p>
      <text:p text:style-name="P2"><text:span text:style-name="T6">fǐn·jǎ&amp;nų, fǎnǎ&amp;jǐynǔ. sǔk^ǎrų. sǔk^ǎrǐy^ǎäų (&amp;t). qǎh·wǎäų. šǎ&amp;yų. bǐ&amp;ls^ǔk^ǎrǐ. mǎ&amp;ðǎ&amp;? mǎ&amp;ðǎ&amp; tǎf·ʕǎlǔ? l&amp;ǎ yǎf·ʕǎlǔ. hǎl· tǎf·ʕǎlǔ?</text:span></text:p>
      <text:p text:style-name="P2"><text:span text:style-name="T6">hǔwǎ yǎf·ʕǎlǔ hǐyǎ tǎf·ʕǎlǔ ʔͣǎn·tǎ tǎf·ʕǎlǔ ʔͣǎn·tǐ tǎf·ʕǎlǐynǎ ʔͣǎnǎ&amp; ʔͣǎf·ʕǎlǔ//</text:span></text:p>
      <text:p text:style-name="P2"><text:span text:style-name="T6">lǐy fǐn·jǎ&amp;nų kǎbǐyrų. lǎkǎ fǐn·jǎ&amp;nų ṣǎǧǐyrų. lǐmǎn· ðǎ&amp;kǎ &amp;l·fǐn·jǎ&amp;nǔ? - lǐhǎðǎ&amp; &amp;l·wǎlǎdǐ. hǎl· tǎš·rǎbǔ &amp;lš^ǎ&amp;yǎ bǐ&amp;ls^ǔk^ǎrǐ? - nǎʕǎm·, ʔͣǎš·rǎbǔ. hǎl· tǎš·rǎbǔ &amp;l·qǎh·wǎäǎ bǐ&amp;ll^ǎbǎnǐ? - l&amp;ǎ, l&amp;ǎ ʔͣǎš·rǎbǔ &amp;l·qǎh·wǎäǎ bǐ&amp;ll^ǎbǎnǐ. yǎ&amp; fǎ&amp;ṭǐmǎäǔ ʔͣǎy·nǎ ʔͣǎn·tǐ? - ʔͣǎnǎ&amp; hǔnǎ&amp; fǐy &amp;l·ḥǔj·rǎäǐ. mǎ&amp;ðǎ&amp; tǎf·ʕǎlǐynǎ fǐyhǎ&amp;? - ʔͣǎq·rǎʔͣǔ kǐtǎ&amp;bą&amp; ʕǎrǎbǐy^ą&amp;. ʔͣǎy·nǎ &amp;ls^ǔk^ǎrǔ? - fǐy &amp;ls^ǔk^ǎrǐyǎäǐ ʕǎlǎã &amp;lṭ^ǎ&amp;wǐlǎäǐ. sǎʕǐydų yǎš·rǎbǔ &amp;lš^ǎ&amp;yǎ. ʕǔθ·mǎ&amp;nǔ yǎʔͣ·kǔlǔ &amp;l·xǔb·zǎ. mǎn· yǎq·rǎʔͣǔ fǐy &amp;l·bǎy·tǐ? - fǎ&amp;ṭǐmǎäǔ tǎq·rǎʔͣǔ.</text:span></text:p>
      <text:p text:style-name="P2"><text:soft-page-break/><text:span text:style-name="T6">15 &amp;ǎld^ǎr·sǔ &amp;l·xǎ&amp;mǐsǎ ʕǎšǎrǎ ¤</text:span></text:p>
      <text:p text:style-name="P2"><text:span text:style-name="T6">ʔͣǎbų, ʔ̾bǎ&amp;ʔų. ʔͣǔm^ų, ʔͣǔm^ǎhǎ&amp;tų. ʔͣǎxų, ʔͥǐx·wǎäų. ʔͣǔx·tų, ʔͣǎxǎwǎ&amp;tų. ʔͥǐb·nų, ʔͣǎb·nǎ&amp;ʔų. bǐn·tų, bǎnǎ&amp;tų. ʔͣǎbǔwhǔ. ʔͣǎbǔwhǎ&amp;. ʔͣǎbǔwkǎ. ʔͣǎbǔwkǐ. ʔͣǎbǐy.</text:span></text:p>
      <text:p text:style-name="P2"><text:span text:style-name="T6">...//hǔ ...//hǎ&amp; ...//kǎ ...//kǐ ...//ǐy//</text:span></text:p>
      <text:p text:style-name="P2"><text:span text:style-name="T6">hǔwǎ ʔͣǎbǔwkǎ. ʔͣǎn·tǎ ʔͣǎbǐy. ʔͣǎnǎ&amp; ʔͣǎxǔwhǔ. ʔͣǎn·tǐ ʔͣǔx·tǔhǔ. ʔͣǎnǎ&amp; ʔͣǔm^ǔhǎ&amp;. hǎðǎ&amp; kǐtǎ&amp;bǔ mǔḥǎm^ǎdį. ðǎ&amp;kǎ qǎlǎmǔ mǎḥ·mǔwdį. xǔð· dǎf·tǎrǎkǎ hǎðǎ&amp;. hǎ&amp;tǐ dǎf·tǎrǐy ðǎ&amp;kǎ. ʔͣǎy·nǎ kǐtǎ&amp;bǐy yǎ&amp; ʔͣǔm^ǐy? - hǔnǎ&amp;kǎ ʕǎlǎã &amp;lṭ^ǎ&amp;wǐlǎäǐ yǎ&amp; bǐn·tǐy. ʔͣǎy·nǎ dǎf·tǎrǔkǐ yǎ&amp; bǐn·tǐy? - hǔnǎ&amp; fǐy mǐḥ·fǎð̣ǎtǐy yǎ&amp; ʔͣǔm^ǐy. mǎn· ʔͣǎbǔwkǎ? - ʔͣǎbǐy ʕǎlǐy^ǔ b·nǔ mǎḥ·mǔwdį. mǎn· ʔͣǔm^ǔkǎ? - ʔͣǔm^ǐy xǎdǐyjǎäǔ bǐn·tǔ sǎ&amp;lǐmį. ʔͣǎy·nǎ ʔͣǎxǔwkǎ? - hǔwǎ fǐy &amp;l·mǎk·tǎbǎäǐ. mǎ&amp;ðǎ&amp; yǎf·ʕǎlǔ fǐyhǎ&amp;? - yǎk·tǔbǔ dǔrǔwsǎhǔ. hǎl· l^ǎkǎ ʔͣǎw·l&amp;ǎdų? - nǎʕǎm·, lǐy ʔͣǎb·nǎ&amp;ʔų wǎ bǎnǎ&amp;tų. ʔͣǎxǔwkǎ mǔʕǎl^ǐmǐy. ʔͥǐb·nǐy tǐl·mǐyðǔkǎ.</text:span></text:p>
      <text:p text:style-name="P2"><text:span text:style-name="T6">16 &amp;ǎld^ǎr·sǔ &amp;ls^ǎ&amp;dǐsǎ ʕǎšǎrǎ ¤</text:span></text:p>
      <text:p text:style-name="P2"><text:span text:style-name="T6">dǎ&amp;rų, dǔwrų. sǎ&amp;ḥǎäų (&amp;t). mǐm·ḥǎ&amp;äų, mǎmǎ&amp;ḥį. rǐyšǎäų (&amp;t). yǎr·kǔḍǔ. yǎl·ʕǎbǔ. ʔͣǔr·kǔḍ·. ʔͥǐl·ʕǎb·. fǐy sǎ&amp;ḥǎäǐ &amp;ld^ǎ&amp;rǐ. fǐy sǎ&amp;ḥǎäǐ &amp;l·mǎd·rǎsǎäǐ.//</text:span></text:p>
      <text:p text:style-name="P2"><text:span text:style-name="T6">ʔͣǎy·nǎ &amp;l·kǎl·bǔ? - fǐy sǎ&amp;ḥǎäǐ &amp;ld^ǎ&amp;rǐ yǎr·kǔḍǔ. ʔͣǎy·nǎ &lt;^ǐl·mǐyðǔ? - hǔwǎ fǐy sǎ&amp;ḥǎäǐ &amp;l·mǎd·rǎsǎäǐ yǎl·ʕǎbǔ. lǐmǎn· hǎðǐhǐ &amp;l·mǐm·ḥǎ&amp;äǔ? - hǐyǎ ǐlʔͣǎxǐy. lǐmǎn· tǐl·kǎ &amp;lr^ǐyšǎäǔ? - hǐyǎ ǐlʔͣǔx·tǐkǎ. &amp;ǎlt^ǐl·mǐyðǔ yǎk·tǔbǔ dǔrǔwsǎhǔ bǐ&amp;lr^ǐyšǎäǐ. mǎ&amp; fǐy mǐḥ·fǎð̣ǎtǐkǎ? - fǐyhǎ&amp; kǔtǔbų wǎ dǎfǎ&amp;tǐrǔ wǎ ʔͣǎq·l&amp;ǎmų wǎ ʔͣǎw·rǎ&amp;qų wǎ mǐm·ḥǎ&amp;äų. mǎn· yǎl·ʕǎbǔ fǐy &amp;l·bǎy·tǐ? - &amp;ǐb·nǔkǎ &amp;lṣ^ǎǧǐyrǔ. mǎn· yǎr·kǔḍǔ fǐy sǎ&amp;ḥǎäǐ &amp;ld^ǎ&amp;rǐ? - bǐn·tǐy &amp;l·kǎbǐyrǎäǔ. ʔͣǔd·xǔlǐ &amp;l·ḥǔj·rǎäǎ mǐn· hǎðǎ&amp; &amp;l·bǎ&amp;bǐ. &amp;ǐš·rǎbǐ &amp;lš^ǎ&amp;yǎ bǐ&amp;l·kǔwbǐ wǎ ʔͣǎnǎ&amp; ʔͣǎš·rǎbǔ &amp;l·qǎh·wǎäǎ bǐ&amp;l·fǐn·jǎ&amp;nǐ. yǎ&amp; wǎlǎdǔ xǔðǐ &amp;l·qǎlǎmǎ wǎ &amp;k·tǔb· dǔrǔwsǎkǎ.</text:span></text:p>
      <text:p text:style-name="P2"><text:span text:style-name="T6">17 &amp;ǎld^ǎr·sǔ &amp;ls^ǎ&amp;bǐʕǎ ʕǎšǎrǎ ¤</text:span></text:p>
      <text:p text:style-name="P2"><text:span text:style-name="T6">hǔwǎ qǎrǎʔͣǎ hǐyǎ qǎrǎʔͣǎt· ʔͣǎn·tǎ qǎrǎʔͣ·tǎ ʔͣǎn·tǐ qǎrǎʔͣ·tǐ ʔͣǎnǎ&amp; qǎrǎʔͣ·tǔ</text:span></text:p>
      <text:p text:style-name="P2"><text:span text:style-name="T6">(kǎtǎbǎ, yǎk·tǔbǔ, kǐtǎ&amp;bǎäų). (ʔͣǎxǎðǎ, yǎʔͣ·xǔðǔ, ʔͣǎx·ðų). (ʔͣǎkǎlǎ, yǎʔͣ·kǔlǔ, ʔͣǎk·lų). (šǎrǐbǎ, yǎš·rǎbǔ, šǔr·bų). (dǎxǎlǎ, yǎd·xǔlǔ, dǔxǔwlų).</text:span></text:p>
      <text:p text:style-name="P2"><text:span text:style-name="T6">(xǎrǎjǎ, yǎx·rǔjǔ, xǔrǔwjų). hǔwǎ mǎ&amp; qǎrǎʔͣǎ. θǔm^ǎ. bǎʕ·dǔ. mǎ&amp; qǎrǎʔͣ·tǔ bǎʕ·dǔ. hǎl· qǎrǎʔͣ·tǎ? mǎ&amp;ðǎ&amp; fǎʕǎl·tǎ?//</text:span></text:p>
      <text:p text:style-name="P2"><text:span text:style-name="T6">hǎl· qǎrǎʔͣ·tǎ hǎðǎ&amp; &amp;l·kǐtǎ&amp;bǎ yǎ&amp; ʔͣǎḥ·mǎdǔ? - nǎʕǎm·, qǎrǎʔͣ·tǔhǔ. hǎl· kǎtǎb·tǐ dǎr·sǎkǐ yǎ&amp; hǐn·dǔ? - l&amp;ǎ, mǎ&amp; kǎtǎb·tǔhǔ bǎʕ·dǔ. mǎn· ʔͣǎxǎðǎ dǎf·tǎrǐy? - ʔͣǎxǎðǎt·hǔ ʔͣǔx·tǔkǎ &amp;lṣ^ǎǧǐyrǎäǔ mǐn· mǐḥ·fǎð̣ǎtǐkǎ. ʔͣǎxǎðǎ &lt;^ǐl·mǐyðǔ kǐtǎ&amp;bǎhǔ wǎ qǎrǎʔͣǎ dǎr·sǎhǔ. mǎn· ʔͣǎkǎlǎ xǔb·zǐy? - ʔͣǎnǎ&amp; ʔͣǎkǎl·tǔ xǔb·zǎkǎ. mǎn· šǎrǐbǎ qǎh·wǎtǐy? - ʔͣǎnǎ&amp; mǎ&amp; šǎrǐb·tǔ qǎh·wǎtǎkǎ, bǎl· šǎrǐbǎhǎ&amp; ʔͣǎxǔwkǎ. hǎl· xǎrǎjǎ &lt;^ǐl·mǐyðǔ mǐnǎ &amp;l·fǎṣ·lǐ? - l&amp;ǎ, hǔwǎ mǎ&amp; xǎrǎjǎ bǎʕ·dǔ. dǎxǎlǎ &amp;l·mǔʕǎl^ǐmǔ &amp;l·fǎṣ·lǎ θǔm^ǎ &lt;^ǎl&amp;ǎmǐðǎäǔ. xǎrǎjǎtǐ &amp;lʔͣǔm^ǔ mǐnǎ &amp;l·bǎy·tǐ θǔm^ǎ bǎnǎ&amp;tǔhǎ&amp;. mǎ&amp;ðǎ&amp; fǎʕǎl·tǎ fǐy &amp;l·mǎd·rǎsǎäǐ? - qǎrǎʔͣ·tǔ wǎ kǎtǎb·tǔ.</text:span></text:p>
      <text:p text:style-name="P2"><text:soft-page-break/><text:span text:style-name="T6">18 &amp;ǎld^ǎr·sǔ &amp;lθ^ǎ&amp;mǐnǎ ʕǎšǎrǎ ¤</text:span></text:p>
      <text:p text:style-name="P2"><text:span text:style-name="T6">mǎq·ʕǎdų, mǎqǎ&amp;ʕǐdǔ. kǎlǐmǎäų (&amp;t). qǎ&amp;ʕǎäų (&amp;t). ʔͣǎy·ḍą&amp;. bǎʕ·ḍǔ. ʔͣǎm·sǐ. &amp;ǎl·yǎw·mǎ. ǧǎdą&amp;. ʔͣǎqǎrǎʔͣ·tǎ? ʔͥǐlǎã. ʔͥǐlǎã &amp;l·bǎy·tǐ.</text:span></text:p>
      <text:p text:style-name="P2"><text:span text:style-name="T6">ʔͥǐn· šǎ&amp;ʔǎ &amp;llhǔ. (fǎhǐmǎ, yǎf·hǎmǔ, fǎh·mų). (jǎlǎsǎ, yǎj·lǐsǔ, jǔlǔwsų). (ðǎhǎbǎ, yǎð·hǎbǔ, ðǎhǎ&amp;bų).//</text:span></text:p>
      <text:p text:style-name="P2"><text:span text:style-name="T6">hǎl· qǎrǎʔͣ·tǎ ʔͣǎm·sǐ dǎr·sǎkǎ? - nǎʕǎm·, qǎrǎʔͣ·tǔ dǎr·sǐy ʔͣǎm·sǐ. ʔͣǎy·nǎ qǎrǎʔͣ·tǎhǔ? - qǎrǎʔͣ·tǔhǔ fǐy sǎ&amp;ḥǎäǐ dǎ&amp;rǐy. hǎl· fǎhǐm·tǎ &amp;l·kǎlǐmǎ&amp;tǐ fǐy hǎðǐ&amp; &amp;ld^ǎr·sǐ? - fǎhǐm·tǔ bǎʕ·ḍǎ &amp;l·kǎlǐmǎ&amp;tǐ wǎ mǎ&amp; fǎhǐm·tǔ bǎʕ·ḍǎhǎ&amp;. ʔͣǎy·nǎ jǎlǎsǎ &amp;l·mǔʕǎl^ǐmǔ? - jǎlǎsǎ &amp;l·mǔʕǎl^ǐmǔ ʕǎlǎã &amp;l·mǎq·ʕǎdǐ fǐy &amp;l·qǎ&amp;ʕǎäǐ. ʔͣǎðǎhǎb·tǎ ʔͥǎlǎã &amp;l·mǎk·tǎbǎäǐ &amp;l·yǎw·mǎ? - nǎʕǎm·, ðǎhǎb·tǔ. wǎ mǎ&amp;ðǎ&amp; fǎʕǎlǎtǎ fǐyhǎ&amp;? - qǎrǎʔͣ·tǔ fǐyhǎ&amp; jǎrǎ&amp;ʔͤǐdǎ wǎ mǎjǎl&amp;^ǎtį. wǎ hǎl· ʔͣǎxǎð·tǎ mǐn·hǎ&amp; &amp;l·kǔtǔbǎ ʔͥǐlǎã &amp;l·bǎy·tǐ? - nǎʕǎm·, ʔͣǎxǎð·tǔ bǎʕ·ḍǎ &amp;l·kǔtǔbǐ. hǎl· tǎð·hǎbǔ ʔͥǐlǎy·hǎ&amp; ǧǎdą&amp;? - nǎʕǎm·, ʔͣǎð·hǎbǔ ʔͥǐlǎy·hǎ&amp; ǧǎdą&amp; ʔͥǐn· šǎ&amp;ʔǎ &amp;llhǔ.</text:span></text:p>
      <text:p text:style-name="P2"><text:span text:style-name="T6">19 &amp;ǎld^ǎr·sǔ &lt;^ǎ&amp;sǐʕǎ ʕǎšǎrǎ ¤</text:span></text:p>
      <text:p text:style-name="P2"><text:span text:style-name="T6">kǔrǎäų (&amp;t). lǎḥ·mų, lǔḥǔwmų. zǎmyǐlų, zǔmǎl&amp;ǎʔǔ. mǎʕǎ. qǎlǐylų mǐn·... qǎlǐylų mǐnǎ &amp;l·xǔb·zǐ. l&amp;ǎ tǎl·ʕǎb·. l&amp;ǎ tǎl·ʕǎbǐy.//</text:span></text:p>
      <text:p text:style-name="P2"><text:span text:style-name="T6">hǎðǎ&amp; ʔͣǎxǐy. hǎʔͮǔl&amp;ǎʔǐ ʔͥǐx·wǎtǐy. tǐl·kǎ ʔͣǔx·tǔkǎ. ʔͣǔwlǎʔͤǐkǎ ʔͣǎxǎwǎ&amp;tǔkǎ. ʔͥǐb·nǐyǎ &amp;l·kǎbǐyrǔ yǎl·ʕǎbǔ mǎʕǎ ʔͣǎxǐyhǐ bǐ&amp;l·kǔrǎäǐ. ʔͥǐb·nǔkǎ &amp;lṣ^ǎǧǐyrǔ yǎj·lǐsǔ fǐy &amp;l·ḥǔj·rǎäǐ ʕǎlǎã &amp;l·mǎq·ʕǎdǐ wǎ yǎš·rǎbǔ &amp;lš^ǎ&amp;yǎ bǐ&amp;ls^ǔk^ǎrǐ. bǐn·tǔ wǎlǐy^į tǐl·mǐyðǎäų. bǎnǎ&amp;tǔ wǎlǐy^į tǐl·mǐyðǎ&amp;tų. dǎxǎlǎ &lt;^ǐl·mǐyðǔ &amp;l·ḥǔj·rǎäǎ wǎ ʔͣǎxǎðǎ kǐtǎ&amp;bǎhǔ θǔm^ǎ xǎrǎjǎ wǎ ðǎhǎbǎ ʔͥǐlǎã zǎmǐylǐhǐ. ʔͣǎbǔwkǎ dǎxǎlǎ &amp;l·qǎ&amp;ʕǎäǎ. ʔͣǔm^ǔkǎ xǎrǎjǎt· mǐn· sǎ&amp;ḥǎäǐ &amp;ld^ǎ&amp;rǐ. ʔͣǔx·tǐy kǎtǎbǎtǐ &amp;ld^ǎr·sǎ. ʔͣǎxǔwhǔ šǎrǐbǎ &amp;ll^ǎbǎnǎ. l&amp;ǎ tǎl·ʕǎb· hǔnǎ&amp; bǎlǐ &amp;x·rǔj· mǐn· hǔnǎ&amp; ʔͥǐlǎã &amp;ls^ǎ&amp;ḥǎäǐ wǎ &amp;l·ʕǎb· fǐyhǎ&amp;. ʔͣǎkǎl·tǔ qǎlǐyl&amp;ą mǐnǎ &amp;l·xǔb·zǐ wǎ šǎrǐb·tǔ mǎʕǎhǔ qǎlǐyl&amp;ą mǐnǎ &amp;ll^ǎbǎnǐ. yǎ&amp; wǎlǎdǔ, ʔͥǐl·ʕǎb· bǐ&amp;l·kǔrǎäǐ mǎʕǎ zǔmǎl&amp;ǎʔͤǐkǎ. l&amp;ǎ tǎš·rǎb· mǎ&amp;ʔą bǎ&amp;rǐdą&amp; wǎ l&amp;ǎ tǎʔͣ·kǔl· xǔb·zą&amp; sǎxǐyną&amp;.</text:span></text:p>
      <text:p text:style-name="P2"><text:span text:style-name="T6">20 &amp;ǎld^ǎr·sǔ &amp;l·ʕǐš·rǔwnǎ ¤</text:span></text:p>
      <text:p text:style-name="P2"><text:span text:style-name="T6">ʔͣǎy·nǎ kǔn·tǎ? kǔn·tǔ. mǎtǎã? ṣǎbǎ&amp;ḥą&amp;. mǎsǎ&amp;ʔą. &amp;l·ʔ̾nǎ. qǎb·lǎ. bǎʕ·dǎ. (qǎ&amp;mǎ, yǎqǔwmǔ, qǐyǎ&amp;mų). qǎ&amp;mǎ fǎqǎrǎʔͣǎ dǎr·sǎhǔ. qǔm·. l&amp;ǎ tǎqǔm·. qǔm· wǎ &amp;q·rǎʔͣǐ &amp;ld^ǎr·sǎ.//</text:span></text:p>
      <text:p text:style-name="P2"><text:span text:style-name="T6">ʔͣǎy·nǎ kǔn·tǎ? - kǔn·tǔ fǐy &amp;l·mǎd·rǎsǎäǐ. mǎtǎã ðǎhǎb·tǎ ʔͥǐlǎã &amp;l·mǎd·rǎsǎäǐ? - ðǎhǎb·tǔ ʔͥǐlǎy·hǎ&amp; &amp;l·yǎw·mǎ ṣǎbǎ&amp;ḥą&amp;. hǎl· kǔn·tǎ fǐy &amp;l·mǎk·tǎbǎäǐ &amp;l·yǎw·mǎ? - l&amp;ǎ, &amp;ǎl·yǎw·mǎ mǎ&amp; kǔn·tǔ fǐy &amp;l·mǎk·tǎbǎäǐ. wǎ mǎtǎã tǎð·hǎbǔ ʔͥǐlǎã &amp;l·mǎk·tǎbǎäǐ? - ʔͣǎð·hǎbǔ ʔͥǐlǎy·hǎ&amp; mǎsǎ&amp;ʔą ʔͥǐn· šǎ&amp;ʔǎ &amp;ll^ǎhǔ. &amp;ǎlʔ̾nǎ mǎ&amp;ðǎ&amp; tǎf·ʕǎlǔ? - ʔͣǎq·rǎʔͣǔ dǔrǔwsǐy. hǎl· fǎhǐm·tǎ hǎðǐhǐ &amp;l·kǎlǐmǎäǎ mǐn· dǎr·sǐkǎ? - nǎʕǎm·, fǎhǐm·tǔhǎ&amp;. hǎl· tǎš·rǎbǔ &amp;lš^ǎ&amp;yǎ qǎb·lǎ &amp;ld^ǎr·sǐ? - nǎʕǎm·, ʔͣǎš·rǎbǔ qǎlǐyl&amp;ą mǐnǎ &amp;lš^ǎ&amp;yǐ. hǎl· tǎl·ʕǎbǔ qǎb·lǎ &amp;ld^ǎr·sǐ? - l&amp;ǎ , ʔͣǎnǎ&amp; l&amp;ǎ ʔͣǎl·ʕǎbǔ qǎb·lǎ &amp;ld^ǎr·sǐ bǎl· bǎʕ·dǎhǔ. </text:span><text:soft-page-break/><text:span text:style-name="T6">qǎ&amp;mǎ &lt;^ǐl·mǐyðǔ fǎʔͣǎxǎðǎ kǐtǎ&amp;bǎhǔ wǎ qǎrǎʔͣǎ dǎr·sǎhǔ. &amp;ǎlʔ̾nǎ qǔm· wǎ &amp;ð·hǎb· ʔͥǐlǎã bǎy·tǐkǎ.</text:span></text:p>
      <text:p text:style-name="P2"><text:span text:style-name="T6">21 &amp;ǎld^ǎr·sǔ &amp;l·ḥǎ&amp;dǐy wǎ &amp;l·ʕǐš·rǔwnǎ ¤</text:span></text:p>
      <text:p text:style-name="P2"><text:span text:style-name="T6">sǎy^ǎ&amp;rǎäų (&amp;t). mǔhǎn·dǐsų (wn). mǔdǎr^ǐsų (wn). mǎ&amp;hǐrų, mǎhǎrǎäų. jǎdǐydų, jǔdǔdų. dǎ&amp;fǐʔͤų. rǎkǐbǎ &amp;ls^ǎy^ǎ&amp;rǎäǎ. qǎ&amp;dǎ &amp;ls^ǎy^ǎ&amp;rǎäǎ. ʕǐn·dǎ. lǎs·tǎ. lǎs·tǐ. lǎs·tǔ. (rǎkǐbǎ, yǎr·kǎbǔ, rǔkǔwbų).</text:span></text:p>
      <text:p text:style-name="P2"><text:span text:style-name="T6">(qǎ&amp;dǎ, yǎqǔwdǔ, qǐyǎ&amp;dǎäų). (rǎjǎʕǎ, yǎr·jǐʕǔ, rǔjǔwʕų).//</text:span></text:p>
      <text:p text:style-name="P2"><text:span text:style-name="T6">hǎl· ʔͣǎn·tǎ mǔhǎn·dǐsų? - l&amp;ǎ, lǎs·tǔ bǐmǔhǎn·dǐsį. hǎl· hǐyǎ mǔhǎn·dǐsǎäų? - nǎʕǎm·, hǐyǎ mǔhǎn·dǐsǎäų mǎ&amp;hǐrǎäų. hǐyǎ &amp;ǐm·rǎʔͣǎäų jǎmǐylǎäų. mǎn· ʔͣǎn·tǐ? - ʔͣǎnǎ&amp; mǔdǎr^ǐsǎäų. lǐy tǐl·mǐyðų jǎdǐydų . mǎn· hǎðǎ&amp;? - mǔhǎn·dǐsų ʕǎrǎbǐy^ų. lǎhǔ sǎy^ǎ&amp;rǎäų jǎdǐydǎäų. rǎkǐb·tǔ &amp;ls^ǎy^ǎ&amp;rǎäǎ mǎʕǎ ʔͣǎbǐy ṣǎbǎ&amp;ḥą&amp; fǎðǎhǎb·tǔ ʔͥǐlǎã &amp;l·mǎd·rǎsǎäǐ wǎ bǎʕ·dǎ &amp;ld^ǔrǔwsǐ rǎjǎʕ·tǔ mǐn·hǎ&amp; ʔͥǐlǎã &amp;l·bǎy·tǐ mǎʕǎ zǔmǎl&amp;ǎʔͤǐy. hǎl· tǎr·kǎbǔ &amp;ls^ǎy^ǎ&amp;rǎäǎ? - nǎʕǎm·, ʔͣǎr·kǎbǔ. ʔͣǎtǎqǔwdǔ &amp;ls^ǎy^ǎ&amp;rǎäǎ? - l&amp;ǎ, ʔͣǎnǎ&amp; l&amp;ǎ ʔͣǎqǔwdǔ &amp;ls^ǎy^ǎ&amp;rǎäǎ. wǎ hǎl· yǎqǔwdǔhǎ&amp; ʔͣǎxǔwkǎ? - nǎʕǎm·, hǔwǎ yǎqǔwdǔhǎ&amp; wǎ ʔͣǎnǎ&amp; ʔͣǎr·kǎbǔ mǎʕǎhǔ. hǎl· ʕǐn·dǎkǎ mǎ&amp;ʔų? - nǎʕǎm·, ʕǐn·dǐy mǎ&amp;ʔų. hǎl· hǔwǎ bǎ&amp;rǐdų? - l&amp;ǎ, bǎl· dǎ&amp;fǐʔͤų.</text:span></text:p>
      <text:p text:style-name="P2"><text:span text:style-name="T6">22 &amp;ǎld^ǎr·sǔ &amp;lθ^ǎ&amp;nǐy wǎ &amp;l·ʕǐš·rǔwnǎ ¤</text:span></text:p>
      <text:p text:style-name="P2"><text:span text:style-name="T6">bǔs·tǎ&amp;nų, bǎsǎ&amp;tǐynǔ. qǎr·yǎäų, qǔrąã. šǎjǎrų, ʔͣǎš·jǎ&amp;rų.</text:span></text:p>
      <text:p text:style-name="P2"><text:span text:style-name="T6">dǐywǎ&amp;nų, dǎwǎ&amp;wǐynǔ.</text:span></text:p>
      <text:p text:style-name="P2"><text:span text:style-name="T6">nǎbǎ&amp;tų (&amp;t). nǎ&amp;fǐðǎäų, nǎwǎ&amp;fǐðǔ. mǎn·zǐlų, mǎnǎ&amp;zǐlǔ. nǎ&amp;dǐrų. mǔx·tǎlǐfų. kǎθǐyrų. wǎθǐyrų. qǎlǐyl&amp;ą. jǐd^ą&amp;. qǔr·bǎ... ðǎlǐkǎ. l&amp;ǎ ʔͣǔrǐydǔ. tǎʕǎ&amp;lǎ hǔnǎ&amp; nǎq·rǎʔͥǐ &amp;ld^ǎr·sǎ.//</text:span></text:p>
      <text:p text:style-name="P2"><text:span text:style-name="T6">lǐmǎn· hǎðǎ&amp; &amp;l·bǔs·tǎ&amp;nǔ? - hǎðǎ&amp; bǔs·tǎ&amp;nǐy. fǐy hǎðǎ&amp; &amp;l·bǔs·tǎ&amp;nǐ nǎbǎ&amp;tǎ&amp;tų nǎ&amp;ðǐrǎäų wǎ ʔͣǎš·jǎ&amp;rų mǔx·tǎlǐfǎäų kǎθǐyrǎäų. mǎ&amp; hǎðǎ&amp; &amp;l·bǎy·tǔ? - hǎðǎ&amp; &amp;l·bǎy·tǔ &amp;lṣ^ǎǧǐyrǔ mǎn·zǐlų, wǎ ðǎlǐkǎ &amp;l·bǎy·tǔ &amp;l·kǎbǐyrǔ mǎd·rǎsǎäų wǎ qǔr·bǎ &amp;l·mǎd·rǎsǎäǐ mǎk·tǎbǎäų fǐyhǎ&amp; kǔtǔbų nǎ&amp;dǐrǎäų mǔx·tǎlǐfǎäų. mǎ&amp;ðǎ&amp; tǔrǐydǔ? - ʔͣǔrǐydǔ mǎ&amp;ʔą. hǎl· fǐy ḥǔj·rǎtǐkǎ dǐywǎ&amp;nų? - nǎʕǎm·, fǐy ḥǔj·rǎtǐy dǐywǎ&amp;nų wǎ hǔwǎ wǎθǐyrų jǐd^ą&amp;. jǎlǎs·tǔ ʕǎlǎã &amp;ld^ǐywǎ&amp;nǐ &amp;l·wǎθǐyrǐ. hǎðǐhǐ &amp;l·qǎr·yǎäǔ qǔr·bǎ &amp;l·mǎdǐynǎäǐ. bǎy·tǐy qǔr·bǎ &amp;l·mǎd·rǎsǎäǐ. &amp;ǎld^ǐywǎ&amp;nǔ qǔr·bǎ &amp;l·bǎ&amp;bǐ. &amp;ǎlṭ^ǎ&amp;wǐlǎäǔ wǎ &amp;l·kǔr·sǐy^ǔ qǔr·bǎ &amp;ln^ǎ&amp;fǐðǎäǐ. mǎn· yǎj·lǐsǔ ʕǎlǎã &amp;ld^ǐywǎ&amp;nǐ? - ʔͣǎxǔwkǎ. ʔͥǐj·lǐs· mǎʕǐy qǎlǐyl&amp;ą nǎq·rǎʔͣǔ &amp;ld^ǎr·sǎ wǎ nǎš·rǎbǔ &amp;l·qǎh·wǎäǎ θǔm^ǎ &amp;ð·hǎb· ʔͥǐlǎã &amp;l·bǎy·tǐ. ʔͥǐq·rǎʔͣ· qǎlǐyl&amp;ą θǔm^ǎ &amp;x·rǔj· wǎ &amp;l·ʕǎb·.</text:span></text:p>
      <text:p text:style-name="P2"><text:span text:style-name="T6">23 &amp;ǎld^ǎr·sǔ &amp;lθ^ǎ&amp;lǐθǔ wǎ &amp;l·ʕǐš·rǔwnǎ ¤</text:span></text:p>
      <text:p text:style-name="P2"><text:span text:style-name="T6">mǎs·jǐdų, mǎsǎ&amp;jǐdǔ. šǐq^ǎäų, šǐqǎqų. ʔͣǎlǎy·sǎ? ʕǎn·. qǎrǐybų. bǎʕǐydų. qǎdǐymų. ...//hǔm·. ...//hǔn^ǎ. ...//kǔm·. ...//kǔn^ǎ. ...//nǎ&amp;. bǎy·tǔhǔm·. bǎy·tǔhǔn^ǎ. bǎy·tǔkǔm·. bǎy·tǔkǔn^ǎ. bǎy·tǔnǎ&amp;. sǎkǎnǎ (w) sǎkǎnų. nǎð̣ǎrǎ (w) nǎð̣ǎrų. rǎḥǎlǎ (w) ǎrḥǐylų.</text:span></text:p>
      <text:p text:style-name="P2"><text:span text:style-name="T6">hǔm· sǎkǎnǔw&amp; hǔn^ǎ sǎkǎn^ǎ ʔͣǎn·tǔm· sǎkǎn·tǔm· ʔͣǎn·tǔn^ǎ sǎkǎn·tǔn^ǎ </text:span><text:soft-page-break/><text:span text:style-name="T6">nǎḥ·nǔ sǎkǎnǎ&amp;//</text:span></text:p>
      <text:p text:style-name="P2"><text:span text:style-name="T6">bǎy·tǔhǔm· qǎrǐybų mǐnǎ &amp;l·mǎs·jǐdǐ. bǎy·tǔnǎ&amp; bǎʕǐydų ʕǎnǐ &amp;l·mǎs·jǐdǐ. ʔͣǎy·nǎ tǎs·kǔnǔ? - ʔͣǎs·kǔnǔ fǐy bǎy·tį qǎdǐymį qǔr·bǎ &amp;l·mǎs·jǐdǐ. ʔͣǎbǐy yǎs·kǔnǔ fǐy šǐq^ǎäį jǎdǐydǎäį. hǎʔͮǔl&amp;ǎʔǐ &amp;lr^ǐjǎ&amp;lǔ sǎkǎnǔw&amp; fǐy &amp;l·mǎdǐynǎäǐ. ʔ̾bǎ&amp;ʔͮǔnǎ&amp; sǎkǎnǔw&amp; fǐy &amp;l·qǎr·yǎäǐ wǎ ʔͣǔm^ǎhǎ&amp;tǔnǎ&amp; sǎkǎn^ǎ &amp;ǎy·ḍą&amp; fǐy &amp;l·qǎr·yǎäǐ. ʔͣǎy·nǎ ʔͣǎbǔwkǔm· &amp;ǎlʔ̾nǎ? - hǔwǎ &amp;lʔ̾nǎ fǐy &amp;l·mǎs·jǐdǐ. ʔͥǐlǎã ʔͣǎy·nǎ tǎn·ð̣ǔrǔ mǐnǎ &amp;ln^ǎ&amp;fǐðǎäǐ? - ʔͣǎn·ð̣ǔrǔ ʔͥǐlǎã bǔs·tǎ&amp;nǐnǎ&amp;. hǎʔͮǔl&amp;ǎʔǐ &lt;^ǐl·mǐyðǎ&amp;tǔ xǎrǎj·nǎ mǐnǎ &amp;l·mǎd·rǎsǎäǐ fǎrǎkǐb·nǎ &amp;ls^ǎy^ǎ&amp;rǎäǎ wǎ rǎjǎʕ·nǎ ʔͥǐlǎã bǔyǔwtǐhǔn^ǎ. mǎs·jǐdǔ &amp;l·qǎr·yǎäǐ qǎdǐymų wǎ mǎs·jǐdǔ &amp;l·mǎdǐynǎäǐ jǎdǐydų. ʔͣǎy·nǎ tǎs·kǔnǔ &amp;lʔ̾nǎ? - ʔͣǎnǎ&amp; ʔͣǎs·kǔnǔ fǐy šǐq^ǎäǐ ʔͣǎxǐy. ʔͣǎlǎy·sǎ &amp;l·bǎ&amp;bǔ mǎf·tǔwḥą&amp;? ʔͣǎlǎy·sǎtǐ &amp;ln^ǎ&amp;fǐðǎäǔ mǔq·fǎlǎäą? ʔͣǎlǎs·tǎ mǔdǎr^ǐsą&amp;? ʔͣǎlǎy·sǎ &amp;l·mǎs·jǐdǔ qǎrǐybą&amp;? ʔͣǎxǐy &amp;l·kǎbǐyrǔ sǎkǎnǎ fǐy &amp;l·mǎdǐynǎäǐ θǔm^ǎ rǎḥǎlǎ mǐn·hǎ&amp; ʔͥǐlǎã &amp;l·qǎr·yǎäǐ wǎ hǔwǎ &amp;lʔ̾nǎ fǐy &amp;l·qǎr·yǎäǐ wǎ bǎy·tǔhǔ qǔr·bǎ &amp;l·mǎs·jǐdǐ.</text:span></text:p>
      <text:p text:style-name="P2"><text:span text:style-name="T6">24 &amp;ǎld^ǎr·sǔ &amp;lr^ǎ&amp;bǐʕǔ wǎ &amp;l·ʕǐš·rǔwnǎ ¤</text:span></text:p>
      <text:p text:style-name="P2"><text:span text:style-name="T6">hǐr^ų, hǐrǎrǎäų. fǎʔͣ·rų, fǐʔͤ·rǎ&amp;nų. šǎy·xų, šǔyǔwxų. ʕǎjǔwzų, ʕǎjǎ&amp;ʔͤǐzǔ. fǎtąã, fǐt·yǎ&amp;nų. fǎtǎ&amp;äų, fǎtǎyǎ&amp;tų. šǎ&amp;b^ų, šǔb^ǎ&amp;nų. ʔͣǔs·tǎ&amp;ðų, ʔͣǎsǎ&amp;tǐyðǔ. fǎl&amp;^ǎḥų (wn). fl&amp;^ǎḥǎäų (&amp;t). ǧǎnǐy^ų, ʔͣǎǧ·nǐyǎ&amp;ʔǔ. fǎqǐyrų, fǔqǎrǎ&amp;ʔǔ. mǎš·hǔwrų, mǎšǎ&amp;hǐyrǔ. mǔj·tǎhǐdų (wn). rǎf^ų, rǔfǔwfų. mǐṣ·rǔ. mǐṣ·rǐy^ų.//</text:span></text:p>
      <text:p text:style-name="P2"><text:span text:style-name="T6">hǎðǎ&amp; &amp;l·fǎtǎã tǐl·mǐyðų, hǔwǎ mǔj·tǎhǐdų. tǐl·kǎ &amp;l·fǎtǎ&amp;äǔ tǐl·mǐyðǎäų, hǐyǎ mǔj·tǎhǐdǎäų. ʔͣǎy·nǎ &amp;l·qǎh·wǎäǔ? - ʕǎlǎã &amp;lr^ǎf^ǐ xǔð·hǎ&amp; mǐn·hǔ. mǎn· ðǎ&amp;kǎ &amp;l·fǎtǎã? - hǔwǎ zǎmǐylǐy fǐy &amp;l·mǎd·rǎsǎäǐ, yǎj·lǐsǔ mǎʕǐy ʕǎlǎã &amp;l·mǎq·ʕǎdǐ. lǐy fǐy &amp;l·mǎd·rǎsǎäǐ zǔmǎl&amp;ǎʔǔ kǎθǐyrǔwnǎ. mǔʕǎl^ǐmǔnǎ&amp; rǎjǔlų mǎš·hǔwrų wǎ hǔwǎ ʔͣǔs·tǎ&amp;ðų. mǔʕǎl^ǐmǔkǔm· rǎjǔlų ǧǎnǐy^ų. mǔʕǎl^ǐmǔhǔm· šǎy·xų. mǔʕǎl^ǐmǎtǔhǔn^ǎ ʕǎjǔwzų. ʔͣǔm^ǔnǎ&amp; šǎ&amp;b^ǎäų wǎ ʔͣǔm^ǔkǔm· ʕǎjǔwzų. mǐn· ʔͣǎy·nǎ hǎðǎ&amp; &amp;lr^ǎjǔlǔ? - hǔwǎ mǐn· mǐṣ·rǎ, hǔwǎ fǎl&amp;^ǎḥų mǐṣ·rǐy^ų. mǐn· ʔͣǎy·nǎ tǐl·kǎ &amp;l·ʕǎjǔwzǔ? - hǐyǎ mǐn· mǐṣ·rǎ ʔͣǎy·ḍą&amp;. wǎ hǎl· hǐyǎ fǎl&amp;^ǎḥǎäų ʔͣǎy·ḍą&amp;? - nǎʕǎm· hǐyǎ fǎl&amp;^ǎḥǎäų ʔͣǎy·ḍą&amp;. ʕǐn·dǎnǎ&amp; hǐr^ų wǎ hǔwǎ jǎmǐylų jǐd^ą&amp;, &amp;ǎl·hǐr^ǔ yǎʔͣ·kǔlǔ &amp;l·fǎʔͣ·rǎ. fǐy bǎy·tǐkǔm· fǐʔͤ·rǎ&amp;nų kǎθǐyrǎäų wǎ lǎy·sǎ ʕǐn·dǎkǔm· hǐr^ų.</text:span></text:p>
      <text:p text:style-name="P2"><text:span text:style-name="T6">25 &amp;ǎld^ǎr·sǔ &amp;l·xǎ&amp;mǐsǔ wǎ &amp;l·ʕǐš·rǔwnǎ ¤</text:span></text:p>
      <text:p text:style-name="P2"><text:span text:style-name="T6">θǎw·rų, θǐyrǎ&amp;nų. bǎqǎrǎäų (&amp;t). fǎrǎsų, ʔͣǎf·rǎ&amp;sų. ḥǐmǎ&amp;rų, ḥǔmǔrų.</text:span></text:p>
      <text:p text:style-name="P2"><text:span text:style-name="T6">ḥǎq·lų, ḥǔqǔwlų. bǎlǎdų, bǐl&amp;ǎdų. kǔl^ǔhǔm·. kǔl^ǔkǔm·. kǔl^ǔnǎ&amp;.</text:span></text:p>
      <text:p text:style-name="P2"><text:span text:style-name="T6">ʔͣǎn· yǎf·ʕǎlǎ. lǐyǎf·ʕǎlǎ.</text:span></text:p>
      <text:p text:style-name="P2"><text:span text:style-name="T6">hǔm· yǎq·rǎʔͣǔwnǎ hǔn^ǎ yǎq·rǎʔͣ·nǎ ʔͣǎn·tǔm· tǎq·rǎʔͣǔwnǎ ʔͣǎn·tǔn^ǎ tǎq·rǎʔͣ·nǎ nǎḥ·nǔ nǎq·rǎʔͣǔ//</text:span></text:p>
      <text:p text:style-name="P2"><text:span text:style-name="T6">ʔͣǎw·l&amp;ǎdǐy kǔl^ǔhǔm· yǎq·rǎʔͣǔwnǎ &amp;l·qǔr·ʔ̾nǎ. ʔͣǎb·nǎ&amp;ʔͤǐy kǔl^ǔhǔm· yǎð·hǎbǔwnǎ ʔͥǐlǎã &amp;l·mǎd·rǎsǎäǐ. &amp;ǎl·fǎtǎyǎ&amp;tǔ yǎð·hǎb·nǎ ʔͥǐlǎã &amp;l·mǎk·tǎbǎäǐ lǐyǎʔͣ·xǔð·nǎ &amp;l·kǔtǔbǎ mǐn·hǎ&amp;. mǎ&amp;ðǎ&amp; tǎf·ʕǎlǔwnǎ hǔnǎ&amp;? </text:span><text:soft-page-break/><text:span text:style-name="T6">ʔͥǐlǎã ʔͣǎy·nǎ ʔͣǎn·tǔm· tǎn·ð̣ǔrǔwnǎ? mǎ&amp;ðǎ&amp; tǔrǐydǔwnǎ bǎʕ·dǎ &amp;ld^ǔrǔwsǐ? - nǔrǐydǔ ʔͣǎn· n^ǎr·jǐʕǎ ʔͥǐlǎã bǔyǔwtǐnǎ&amp; fǎnǎʔͣ·kǔlǎ &amp;l·xǔb·zǎ wǎ nǎš·rǎbǎ &amp;lš^ǎ&amp;yǎ θǔm^ǎ nǎl·ʕǎbǎ bǐ&amp;l·kǔrǎäǐ bǎʕ·dǎ ðǎlǐkǎ. bǎlǎdǐy kǎbǐyrų. bǐl&amp;ǎdǔnǎ&amp; kǎbǐyrǎäų. hǎl· l^ǐbǎlǎdǐkǔm· ḥǔqǔwlų wǎ bǎsǎ&amp;tǐynǔ? - nǎʕǎm·, lǐbǎlǎdǐnǎ&amp; ḥǔqǔwlų wǎ bǎsǎ&amp;tǐynǔ kǎθǐyrǎäų. yǎ&amp; ʔͣǎy^ǔhǎ&amp; &amp;l·fǎtǎyǎ&amp;tǔ ʔͣǎtǎf·hǎm·nǎ hǎðǐhǐ &amp;l·kǎlǐmǎ&amp;tǐ &amp;l·ʕǎrǎbǐy^ǎäǎ? - nǎʕǎm·, nǎḥ·nǔ nǎf·hǎmǔhǎ&amp; kǔl^ǎhǎ&amp;. mǎtǎã tǎr·jǐʕǔwnǎ ʔͥǐlǎã bǐl&amp;ǎdǐkǔm·? - bǎʕ·dǎ qǎlǐylį, ʔͥǐn· šǎ&amp;ʔǎ &amp;llhǔ. rǎkǐb·nǎ&amp; &amp;lʔͣǎf·rǎ&amp;sǎ fǎxǎrǎj·nǎ&amp; mǐn· qǎr·yǎtǐnǎ&amp; &amp;l·yǎw·mǎ ṣǎbǎ&amp;ḥą&amp; wǎ nǔrǐydǔ ʔͣǎn· n^ǎr·jǐʕǎ ʔͥǐlǎy·hǎ&amp; mǎsǎ&amp;ʔą. hǎl· l^ǐhǎðǎ&amp; &amp;l·fǎl&amp;^ǎḥǐ bǎqǎrǎäų? - nǎʕǎm·, lǎhǔ bǎqǎrǎäų wǎ θǎw·rų wǎ fǎrǎsų wǎ ḥǐmǎ&amp;rų wǎ lǎhǔ dǐyǎkǎäų wǎ dǎjǎ&amp;jǎ&amp;tų ʔͣǎy·ḍą&amp; wǎ hǔwǎ lǎy·sǎ bǐfǎqǐyrį wǎ lǎhǔ ḥǎq·lų kǎbǐyrų wǎ bǔs·tǎ&amp;nų ʔͣǎy·ḍą&amp; wǎ fǐy &amp;l·bǔs·tǎ&amp;nǐ ʔͣǎš·jǎ&amp;rų mǔx·tǎlǐfǎäų wǎ nǎbǎ&amp;tǎ&amp;tų nǎ&amp;dǐrǎäų. hǔm· kǔl^ǔhǔm· fǎl&amp;^ǎḥǔwnǎ. ʔͣǎn·tǔm· kǔl^ǔkǔm· šǔyǔwxų. nǎḥ·nǔ kǔl^ǔnǎ&amp; šǔb^ǎ&amp;nų. ʔͥǐr·kǎbǐ &amp;l·fǎrǎsǎ wǎ &amp;r·kǎbǐ &amp;l·ḥǐmǎ&amp;rǎ wǎ l&amp;ǎ tǎr·kǎbǐ &amp;lθ^ǎw·rǎ wǎl&amp;ǎ tǎr·kǎbǐ &amp;l·bǎqǎrǎäǎ.</text:span></text:p>
      <text:p text:style-name="P2"><text:span text:style-name="T6">26 &amp;ǎld^ǎr·sǔ &amp;ls^ǎ&amp;dǐsǔ wǎ &amp;l·ʕǐš·rǔwnǎ ¤</text:span></text:p>
      <text:p text:style-name="P2"><text:span text:style-name="T6">ḥǎlǐybų. mǎ&amp;ʔͤǐdǎäų, mǎwǎ&amp;ʔͤǐdǔ. lǎw·ḥų. ʔͣǎl·wǎ&amp;ḥų. ṭǎbǎ&amp;šǐyrǔ.</text:span></text:p>
      <text:p text:style-name="P2"><text:span text:style-name="T6">mǐḥ·bǎrǎäų, mǎḥǎ&amp;bǐrǔ. mǐl·ḥų, ʔͣǎm·l&amp;ǎḥų. mǐm·lǎḥǎäų, mǎmǎ&amp;lǐḥǔ. mǐm·sǎḥǎäų. ḥǐb·rų, ʔͣǎḥ·bǎ&amp;rų. fǐl·mų, ʔͣǎf·l&amp;ǎmų. ḥǎ&amp;r^ų. jǎy^ǐdų. yǔwjǎdǔ. ʔͣǎjǎl·. fǎqǎṭ·. wǎ&amp;ḥǐdų.//</text:span></text:p>
      <text:p text:style-name="P2"><text:span text:style-name="T6">hǎðǎ&amp; &amp;l·fǐl·mǔ jǎdǐydų. ʔͥǐj·lǐs· ʕǎlǎã &amp;ld^ǐywǎ&amp;nǐ wǎ &amp;n·ð̣ǔr· ʔͥǐlǎã &amp;l·fǐl·mǐ. nǎð̣ǎr·nǎ&amp; &amp;l·yǎw·mǎ wǎ ʔͣǎm·sǐ ʔͥǐlǎã ʔͣǎf·l&amp;ǎmį ʕǎrǎbǐy^ǎäį kǎθǐyrǎäį. hǎl· nǎð̣ǎr·tǔm· ʔͥǐlǎã fǐl·mǐ "&amp;lr^ǐsǎ&amp;lǎäǐ"? - l&amp;ǎ, mǎ&amp; nǎð̣ǎr·nǎ&amp; ʔͥǐlǎy·hǐ bǎʕ·dǔ wǎ nǎḥ·nǔ nǔrǐydǔ ʔͣǎn· nǎn·ð̣ǔrǎ ʔͥǐlǎy·hǐ. ʔͣǎy·nǎ &amp;ll^ǎw·ḥǔ? - &amp;ǎll^ǎw·ḥǔ fǐy &amp;l·fǎṣ·lǐ. wǎ &amp;lṭ^ǎbǎ&amp;šǐyrǔ ʕǎlǎã &amp;ll^ǎw·ḥǐ. wǎ hǎl· tǔwjǎdǔ ʕǎlǎy·hǐ mǐm·sǎḥǎäų? - nǎʕǎm·, tǔwjǎdǔ ʕǎlǎy·hǐ mǐm·sǎḥǎäų ʔͣǎy·ḍą&amp;. &amp;ǎl·ḥǐb·rǔ fǐy &amp;l·mǐḥ·bǎrǎäǐ. &amp;ǎl·mǐḥ·bǎrǎäǔ fǐy mǐḥ·fǎð̣ǎäǐ &lt;^ǐl·mǐyðǐ. hǎl· hǎðǎ&amp; &amp;l·ḥǐb·rǔ jǎy^ǐdų? - nǎʕǎm·, hǎðǎ&amp; &amp;l·ḥǐb·rǔ jǎy^ǐdų wǎ jǎdǐydų. yǎ&amp; ʔͣǔm^ǐy, ʔͣǔrǐydǔ ʔͣǎn· ʔͣǎš·rǎbǎ qǎh·wǎäą ḥǎ&amp;r^ǎäą ʔͣǎy·nǎ tǔwjǎdǔ &amp;l·qǎh·wǎäǔ? - tǔwjǎdǔ &amp;l·qǎh·wǎäǔ ʕǎlǎã &amp;l·mǎ&amp;ʔͤǐdǎäǐ. hǎl· tǎš·rǎbǔ &amp;l·qǎh·wǎäǎ bǐ&amp;l·ḥǎlǐybǐ? - ʔͣǎjǎl·, ʔͣǎš·rǎbǔhǎ&amp; bǐ&amp;l·ḥǎlǐybǐ wǎ &amp;ls^ǔk^ǎrǐ. &amp;ǎl·ḥǎlǐybǔ fǐy &amp;l·kǔwbǐ. &amp;ǎl·kǔwbǔ wǔ &amp;l·mǐm·lǎḥǎäǔ wǎ &amp;ls^ǔk^ǎrǐy^ǎäǔ kǔl^ǔhǎ&amp; ʕǎlǎã &amp;l·mǎ&amp;ʔͤǐdǎäǐ. l&amp;ǎ,l&amp;ǎ, &amp;ǎl·mǐm·lǎḥǎäǔ ʕǎlǎã &amp;lr^ǎf^ǐ l&amp;ǎ ʕǎlǎã &amp;l·mǎ&amp;ʔͤǐdǎäǐ. mǎ&amp;ðǎ&amp; ʕǎlǎã &amp;l·mǎ&amp;ʔͤǐdǎäǐ? ʕǎlǎy·hǎ&amp; xǔb·zų fǎqǎṭ·. hǎl· l^ǎkǎ θǐyrǎ&amp;nų kǎθǐyrǎäų? - lǎy·sǎ lǐã θǐyrǎ&amp;nų kǎθǐyrǎäų, bǎl· l^ǐy θǎw·rų wǎ&amp;ḥǐdų fǎqǎṭ·.</text:span></text:p>
      <text:p text:style-name="P2"><text:span text:style-name="T6">27 &amp;ǎld^ǎr·sǔ &amp;ls^ǎ&amp;bǐʕǔ wǎ &amp;l·ʕǐš·rǔwnǎ ¤</text:span></text:p>
      <text:p text:style-name="P2"><text:span text:style-name="T6">wǎr·dǎäų (&amp;t). zǎw·jų, ʔͣǎz·wǎ&amp;jų. zǎw·jǎäų (&amp;t).</text:span></text:p>
      <text:p text:style-name="P2"><text:span text:style-name="T6">mǎs·rǎḥų, mǎsǎ&amp;rǐḥǔ. mǎy·dǎ&amp;nų, mǎyǎ&amp;dǐynǔ. ḥǎdǐyqǎäų, ḥǎdǎ&amp;ʔͤǐqǔ. </text:span><text:soft-page-break/><text:span text:style-name="T6">ʔͣǎj·nǎbǐy^ų.</text:span></text:p>
      <text:p text:style-name="P2"><text:span text:style-name="T6">mǎn· hǔwǎ hǎðǎ&amp; &amp;lr^ǎjǔlǔ? kǎθǐyrų mǐn·... kǎθǐyrų mǐnǎ &amp;l·kǔtǔbǐ. ʔͣǎmǎ&amp;mǎ. wǎrǎ&amp;ʔǎ. yǎmǐynǎ. yǎsǎ&amp;rǎ. fǎw·qǎ. tǎḥ·tǎ.//</text:span></text:p>
      <text:p text:style-name="P2"><text:span text:style-name="T6">mǔʕǎl^ǐmǔnǎ&amp; zǎw·jǔ fǎ&amp;ṭǐmǎäǎ. mǔʕǎl^ǐmǎtǔnǎ&amp; zǎw·jǎäǔ ʔͣǎḥ·mǎdǎ. hǎl· yǔwjǎdǔ fǐy mǎdǐynǎtǐkǔm· mǎs·rǎḥų? - ʔͣǎjǎl·, yǔwjǎdǔ fǐy mǎdǐynǎtǐnǎ&amp; mǎs·rǎḥų kǎbǐyrų. &amp;ǎl·mǎs·rǎḥǔ qǔr·bǎ &amp;l·mǎy·dǎ&amp;nǐ. wǎ tǔwjǎdǔ wǎrǎ&amp;ʔǎ &amp;l·mǎs·rǎḥǐ ḥǎdǐyqǎäų wǎ fǐy &amp;l·ḥǎdǐyqǎäǐ mǎqǎ&amp;ʕǐdǔ. fǐy &amp;l·ḥǎdǐyqǎäǐ kǎθǐyrų mǐnǎ &amp;lʔͣǎš·jǎ&amp;rǐ wǎ &amp;ln^ǎbǎ&amp;tǎ&amp;tǐ. tǔwjǎdǔ fǐy &amp;l·ḥǎdǐyqǎäǐ &amp;lʔ̾nǎ wǎr·dǎ&amp;tų jǎmǐylǎäų. ʔͣǎy·nǎ tǎj·lǐsǔ? - ʔͣǎj·lǐsǔ yǎsǎ&amp;rǎ bǎk·rį wǎ yǎmǐynǎ zǎy·dį. mǎn· hǔwǎ hǎðǎ&amp; &amp;lr^ǎjǔlǔ? - hǔwǎ kǎ&amp;tǐbų ʔͣǎj·nǎbǐy^ų. mǎn· hǐyǎ hǎðǐhǐ &amp;l·mǎr·ʔͣǎäǔ? - hǐyǎ mǔhǎn·dǐsǎäų ʔͣǎj·nǎbǐy^ǎäų. lǐmǎd·rǎsǎtǐnǎ&amp; ḥǎdǐyqǎäų wǎ sǎ&amp;ḥǎäų. &amp;ǎls^ǎ&amp;ḥǎäǔ ʔͣǎmǎ&amp;mǎ &amp;l·mǎd·rǎsǎäǐ wǎ &amp;l·ḥǎdǐyqǎäǔ wǎrǎ&amp;ʔǎhǎ&amp;. bǎʕ·dǎ &amp;ld^ǔrǔwsǐ yǎx·rǔjǔ &lt;^ǎl&amp;ǎmǐyðǔ mǐnǎ &amp;l·fǔṣǔwlǐ fǎyǎð·hǎbǔ bǎʕ·ḍǔhǔm· ʔͥǐlǎã &amp;l·ḥǎdǐyqǎäǐ wǎ yǎj·lǐsǔwnǎ fǐyhǎ&amp; ʕǎlǎã &amp;l·mǎqǎ&amp;ʕǐdǐ tǎḥ·tǎ &amp;lʔͣǎš·jǎ&amp;rǐ wǎ yǎð·hǎbǔ bǎʕ·ḍǔhǔm· ʔͥǐlǎã &amp;ls^ǎ&amp;ḥǎäǐ wǎ yǎl·ʕǎbǔwnǎ fǐyhǎ&amp; bǐ&amp;l·kǔrǎäǐ. yǎ&amp; ʔͣǔx·tǐy, ʔͣǎy·nǎ &amp;l·xǔb·zǔ wǎ &amp;l·ḥǎlǐybǔ ʔͣǔrǐydǔ ʔͣǎn· ʔ̾kǔlǎ? - &amp;ǎl·ḥǎlǐybǔ ʕǎlǎã &amp;lr^ǎf^ǐ fǎw·qǎ &amp;l·mǎ&amp;ʔͤǐdǎäǐ wǎ &amp;l·xǔb·zǔ tǎḥ·tǎhǎ&amp;.</text:span></text:p>
      <text:p text:style-name="P2"><text:span text:style-name="T6">28 &amp;ǎld^ǎr·sǔ &amp;lθ^ǎ&amp;mǐnǔ wǎ &amp;l·ʕǐš·rǔwnǎ ¤</text:span></text:p>
      <text:p text:style-name="P2"><text:span text:style-name="T6">jǎ&amp;mǐʕǎäų (&amp;t). šǎ&amp;rǎäų (&amp;t). bǎd·lǎäų, bǎdǎl&amp;ǎtų. ʕǎ&amp;mǐlų, ʕǔm^ǎ&amp;lų. ʕǎ&amp;mǐlǎäų (&amp;t). mǎʕ·mǎlų, mǎʕǎ&amp;mǐlǔ. ḥǎyǎ&amp;äų. ʕǎm^ǎ&amp;ðǎ&amp;? mǐm^ǎn·? kǎ&amp;nǎ. tǎsǎl^ǎmǎ. ʕǐn·dǎmǎ&amp; xǎrǎjǎ. ʕǎn·... rǐsǎ&amp;lǎäų, rǎsǎ&amp;ʔͤǐlǔ.</text:span></text:p>
      <text:p text:style-name="P2"><text:span text:style-name="T6">ʕǎrǎfǎ (ã) mǎʕ·rǐfǎäų. dǎrǎsǎ (w) dǐrǎ&amp;sǎäų. ʕǎmǐlǎ (&amp;) ʕǎmǎlų. //</text:span></text:p>
      <text:p text:style-name="P2"><text:span text:style-name="T6">mǐm^ǎn· hǎðǐhǐ &amp;lr^ǐsǎ&amp;lǎäǔ? - hǎðǐhǐ &amp;lr^ǐsǎ&amp;lǎäǔ mǐn· ʔͣǎxį ʕǎrǎbǐy^į. ʕǎm^ǎ&amp;ðǎ&amp; hǐyǎ? - &amp;ǎlr^ǐsǎ&amp;lǎäǔ ʕǎn· ḥǎyǎ&amp;äǐ &amp;l·fǎl&amp;^ǎḥǐynǎ ʕǐn·dǎhǔm·. mǎtǎã tǎsǎl^ǎm·tǎ &amp;lr^ǐsǎ&amp;lǎäǎ? - tǎsǎl^ǎm·tǔhǎ&amp; ʔͣǎm·sǐ mǎsǎ&amp;ʔą. mǐn· ʔͣǎy·nǎ tǎʕ·rǐfǔ hǎðǎ&amp; &amp;lʔͣǎxǎ &amp;l·ʕǎrǎbǐy^ǎ? - ʔͣǎʕ·rǐfǔhǔ ʕǐn·dǎmǎ&amp; kǎ&amp;nǎ yǎd·rǔsǔ fǐy &amp;l·jǎ&amp;mǐʕǎäǐ fǐy mǎdǐynǎtǐnǎ&amp;. kǎ&amp;nǎ yǎs·kǔnǔ mǎʕǎnǎ&amp; fǐy mǎn·zǐlǐnǎ&amp;. ʔͣǎyǎk·tǔbǔ ʔͥǐlǎy·kǔm· rǎsǎ&amp;ʔͤǐlǎ? - nǎʕǎm·, &amp;ǎlʔ̾nǎ yǎk·tǔbǔ ʔͥǐlǎy·nǎ&amp; rǎsǎ&amp;ʔͤǐlǎ. lǐmǎn· hǎðǐhǐ &amp;l·bǎd·lǎäǔ? - hǐyǎ ǐlʔͣǎbǐy. ʔͣǎy·nǎ yǎʕ·mǎlǔ ʔͣǎbǔwkǎ? - hǔwǎ mǔhǎn·dǐsų, wǎ hǔwǎ &amp;lʔ̾nǎ fǐy &amp;l·mǎʕ·mǎlǐ. yǎʕ·mǎlǔ fǐy hǎðǎ&amp; &amp;l·mǎʕ·mǎlǐ ʕǔm^ǎ&amp;lų wǎ ʕǎ&amp;mǐl&amp;ǎtų. wǎ ʔͣǎy·nǎ tǎʕ·mǎlǔ ʔͣǎn·tǎ? - ʔͣǎnǎ&amp; fǎl&amp;^ǎḥų wǎ ʔͣǎʕ·mǎlǔ fǐy &amp;l·ḥǎq·lǐ. fǐy bǐl&amp;ǎdǐnǎ&amp; mǎʕǎ&amp;mǐlǔ kǎθǐyrǎäų w yǎʕ·mǎlǔ fǐyhǎ&amp; kǎθǐyrų mǐnǎ &amp;l·ʕǔm^ǎ&amp;lǐ wǎ &amp;l·ʕǎ&amp;mǐl&amp;ǎtǐ wǎ &amp;l·mǔhǎn·dǐsǐynǎ. ʔͣǎy·nǎ šǎ&amp;rǎtǔkǎ? - šǎ&amp;rǎtǐy ʕǎlǎã bǎd·lǎtǐy. bǎd·lǎtǐy jǎdǐydǎäų. bǎd·lǎtǔkǎ qǎdǐymǎäų. ʔͣǎy·nǎ tǎd·rǔsǔ? - ʔͣǎd·rǔsǔ fǐy &amp;l·jǎ&amp;mǐʕǎäǐ. hǔwǎ wǎ ʔͥǐx·wǎtǔhǔ yǎd·rǔsǔwnǎ fǐy &amp;l·mǎd·rǎsǎäǐ.</text:span></text:p>
      <text:p text:style-name="P2"><text:span text:style-name="T6">29 &amp;ǎld^ǎr·sǔ &lt;^ǎ&amp;sǐʕǔ wǎ &amp;l·ʕǐš·rǔwnǎ ¤</text:span></text:p>
      <text:p text:style-name="P2"><text:span text:style-name="T6">ʔͥǐq·rǎʔͣ· ʔͥǐq·rǎʔͣǔw&amp; ʔͥǐq·rǎʔͤǐy ʔͥǐq·rǎʔͣ·nǎ l&amp;ǎ tǎq·rǎʔͣ· l&amp;ǎ tǎq·rǎʔͣǔw&amp; l&amp;ǎ tǎq·rǎʔͤǐy l&amp;ǎ tǎq·rǎʔͣ·nǎ</text:span></text:p>
      <text:p text:style-name="P2"><text:soft-page-break/><text:span text:style-name="T6">(nǎzǎlǎ, yǎn·zǐlǔ, nǔzǔwlų). (lǎbǐsǎ, yǎl·bǎsǔ, lǔb·sų). (fǎtǎḥǎ, yǎf·tǎḥǔ, fǎt·ḥų). (šǎrǎḥǎ, yǎš·rǎḥǔ, šǎr·ḥų). (mǎsǎḥǎ, yǎm·sǎḥǔ, mǎs·ḥų). mǎʕ·nąã, mǎʕǎ&amp;nį. ʔ̾xǎrǔ, ʔͣǔx·rǎã. ʕǐn·dǎ ðǎlǐkǎ. &amp;ǎld^ǔn·yǎ&amp; bǎr·dų.//</text:span></text:p>
      <text:p text:style-name="P2"><text:span text:style-name="T6">ʔͥǐlǎã ʔͣǎy·nǎ tǎð·hǎbǔwnǎ? - nǔrǐydǔ ʔͣǎn· nǎð·hǎbǎ ʔͥǐlǎã &amp;l·mǎdǐynǎäǐ. hǎðǐhǐ &amp;ls^ǎyǎ&amp;rǎäǔ l&amp;ǎ tǎð·hǎbǔ ʔͥǐlǎã &amp;l·mǎdǐynǎäǐ fǎl&amp;ǎ tǎr·kǎbǔwhǎ&amp; bǎlǐ &amp;n·zǐlǔw&amp; mǐn·hǎ&amp; wǎ &amp;r·kǎbǔw&amp; sǎy^ǎ&amp;rǎäą ʔͣǔx·rǎã. yǎ&amp; tǐl·mǐyðǎäǔ xǔðǐy &amp;l·mǐm·sǎḥǎäǎ wǎ &amp;m·sǎḥǐy &amp;ll^ǎw·ḥǎ bǐhǎ&amp; θǔm^ǎ &amp;k·tǔbǐy ʕǎlǎy·hǐ hǎðǐhǐ &amp;l·kǎlǐmǎ&amp;tǐ &amp;l·ʕǎrǎbǐy^ǎäǎ θǔm^ǎ &amp;š·rǎḥǐy lǎnǎ&amp; mǎʕǎ&amp;nǐyǎhǎ&amp;. &amp;ǎld^ǔn·yǎ&amp; bǎr·dų &amp;lyǎw·mǎ l&amp;ǎ tǎf·tǎḥǔw&amp; &amp;l·n^ǎwǎ&amp;fǐðǎ wǎ l&amp;ǎ tǎf·tǎḥǔw&amp; &amp;lʔͣǎb·wǎ&amp;bǎ. mǎn· fǎtǎḥǎ &amp;l·bǎ&amp;bǎ? mǎn· lǎbǐsǎ bǎd·lǎtǐy? mǎn· yǎš·rǎḥǔ mǐn·kǔm· lǐy dǎr·sǎ &amp;l·yǎw·mǐ? yǎ&amp; wǎlǎdǔ l&amp;ǎ tǎl·ʕǎb· fǐy &amp;l·ḥǔj·rǎäǐ. yǎ&amp; ʔͣǎw·l&amp;ǎdǔ l&amp;ǎ tǎl·ʕǎbǔw&amp; fǐy &amp;l·ḥǔj·rǎäǐ. yǎ&amp; bǐn·tǔ l&amp;ǎ tǎl·ʕǎbǐy fǐy &amp;l·ḥǔj·rǎäǐ bǎlǐ &amp;x·rǔjǐy ʔͥǐlǎã &amp;ls^ǎ&amp;ḥǎäǐ wǎ &amp;l·ʕǎbǐy fǐyhǎ&amp;. yǎ&amp; bǎnǎ&amp;tǔ l&amp;ǎ tǎl·ʕǎb·nǎ fǐy &amp;l·ḥǔj·rǎäǐ bǎlǐ &amp;x·rǔj·nǎ ʔͥǐlãǎ &amp;ls^ǎ&amp;ḥǎäǐ wǎ &amp;l·ʕǎb·nǎ fǐyhǎ&amp;. l&amp;ǎ tǎʔͣ·xǔð· hǎðǎ&amp; &amp;l·kǐtǎ&amp;bǎ bǎl· xǔð· kǐtǎ&amp;bą&amp; ʔ̾xǎrǎ. ʔͣǎtǔrǐydǔ hǎðǐhǐ &amp;l·mǎjǎl^ǎäǎ? - l&amp;ǎ, bǎl· ʔͣǔrǐydǔ mǎjǎl^ǎäą ʔͣǔx·rǎã. ʔͣǎhǎðǎ&amp; mǔʕǎl^ǐmǔkǔm·? - l&amp;ǎ, bǎl· mǔʕǎl^ǐmǔnǎ&amp; rǎjǔlų ʔ̾xǎrǔ. hǎl· kǔn·tǎ qǔr·bǎ &amp;ls^ǎy^ǎ&amp;rǎäǐ ʕǐn·dǎmǎ&amp; nǎzǎlǎ mǐn·hǎ&amp; &amp;lʔͣǔs·tǎ&amp;ðǔ? - nǎʕǎm·, kǔn·tǔ qǔr·bǎhǎ&amp; ʕǐn·dǎ ðǎlǐkǎ wǎ nǎzǎlǎ mǎʕǎhǔ mǐn·hǎ&amp; rǎjǔlų ʔ̾xǎrǔ.</text:span></text:p>
      <text:p text:style-name="P2"><text:span text:style-name="T6">30 &amp;ǎld^ǎr·sǔ &amp;lθ^ǎl&amp;ǎθwǔnǎ ¤</text:span></text:p>
      <text:p text:style-name="P2"><text:span text:style-name="T6">tǎm·rų. tǐynų. zǎy·tǔwnų. sǎmǎ&amp;ʔų, sǎmǎ&amp;wǎ&amp;tų.</text:span></text:p>
      <text:p text:style-name="P2"><text:span text:style-name="T6">mǎṭǎrų, ʔͣǎm·ṭǎ&amp;rų. θǎl·jų, θǔlǔwjų. mǎ&amp;ʔǔ &amp;l·mǎṭǎrǐ. wǎr·dų, wǔrǔwdų. zǎr·ʕų, zǔrǔwʕų. mǔfǐydų. nǎ&amp;fǐʕų.</text:span></text:p>
      <text:p text:style-name="P2"><text:span text:style-name="T6">(sǎʔͣǎlǎ, yǎs·ʔͣǎlǔ, sǔʔͮǎ&amp;lų). (rǎsǎmǎ, yǎr·sǔmǔ, rǎs·mų). (qǎ&amp;lǎ, yǎqǔwlǔ, qǎw·lų). (sǎqǎã, yǎs·qǐy, sǎq·yų). lǐmǎ&amp;ðǎ&amp;? qǐylǎ lǎhǔ. l&amp;ǎ ʔͣǎd·rǐy.</text:span></text:p>
      <text:p text:style-name="P2"><text:span text:style-name="T6">nǎzǎlǎ &amp;l·mǎṭǎrǔ.//</text:span></text:p>
      <text:p text:style-name="P2"><text:span text:style-name="T6">sǎʔͣǎlǎt· mǎy·sǔwnǔ ʔͣǔx·tǎhǎ&amp;: ʔͣǎy·nǎ sǎ&amp;lǐmų? qǎ&amp;lǎt· lǎhǎ&amp;: sǎ&amp;lǐmų fǐy &amp;l·bǔs·tǎ&amp;nǐ. wǎ ʔͣǎy·nǎ fǐrǎ&amp;sų? - fǐrǎ&amp;sų yǎr·sǔmǔ fǐy &amp;l·bǎy·tǐ. mǎ&amp;ðǎ&amp; yǎr·sǔmǔ fǐrǎ&amp;sų? - hǔwǎ yǎr·sǔmǔ wǎr·dą&amp;. fǐy bǐl&amp;ǎdǐnǎ&amp; tǎm·rų wǎ tǐynų wǎ zǎy·tǔwnų. &amp;ǎl·mǎṭǎrǔ yǎn·zǐlǔ fǎtǎqǔwlǔ zǎy·nǎbǔ: hǎðǎ&amp; mǎ&amp;ʔǔ &amp;l·mǎṭǎrǐ, mǎ&amp;ʔǔ &amp;l·mǎṭǎrǐ nǎ&amp;fǐʕų jǐd^ą&amp;. &amp;ǎl·wǎr·dǔ yǔrǐydǔ &amp;l·mǎṭǎrǎ wǎ &amp;lš^ǎjǎrǔ yǔrǐydǔ &amp;l·mǎṭǎrǎ wǎ &amp;lz^ǎr·ʕǔ yǔrǐydǔ &amp;l·mǎṭǎrǎ. &amp;ǎl·mǎṭǎrǔ yǎn·zǐlǔ mǐnǎ &amp;ls^ǎmǎ&amp;ʔǐ wǎ yǎs·qǐy &amp;lz^ǎr·ʕǎ wǎ &amp;lθ^ǎl·jǔ ʔͣǎy·ḍą&amp; yǎn·zǐlǔ mǐnǎ &amp;ls^ǎmǎ&amp;ʔǐ. &amp;ǎl·mǎṭǎrǔ nǎ&amp;fǐʕų lǎnǎ&amp; wǎ lǐlz^ǎr·ʕǐ. yǎqǔwlǔ zǐyǎ&amp;dų: ʔͣǎy·nǎ dǎ&amp;rǔ ʔͣǎs·mǎ&amp;ʔǎ? - qǐylǎ lǎhǔ: dǎ&amp;rǔ ʔͣǎs·mǎ&amp;ʔǎ lǎy·sǎ bǐbǎʕǐydį, lǐmǎ&amp;ðǎ&amp; tǔrǐydǔ dǎ&amp;rǎhǎ&amp;? - qǎ&amp;lǎ: ʔͣǔrǐydǔ ʔͣǎn· ʔͣǎð·hǎbǎ ʔͥǐlǎy·hǎ&amp; wǎ ʔ̾xǔðǎ mǐn·hǎ&amp; kǐtǎ&amp;bǐy. qǎ&amp;lǎ ṭǎl&amp;^ǎlų: bǐl&amp;ǎlų yǔrǐydǔ ʔͣǎq·l&amp;ǎmǐy yǎ&amp; ʔͣǎbǐy fǎqǔl· lǎhǔ "l&amp;ǎ tǎʔͣ·xǔð· ʔͣǎq·l&amp;ǎmǎhǔ" qǎ&amp;lǎ &amp;lʔͣǎbǔ: wǎ ʔͣǎy·nǎ ʔͣǎq·l&amp;ǎmǔ bǐl&amp;ǎlį? qǎ&amp;lǎ ṭǎl&amp;^ǎlų: l&amp;ǎ ʔͣǎd·rǐy. fǎqǎ&amp;lǎt· ʕǎ&amp;ʔͤǐšǎäǔ: ʔͣǎq·l&amp;ǎmǔ bǐl&amp;ǎlį ʕǐn·dǐy. hǎðǎ&amp; &amp;l·kǐtǎ&amp;bǔ mǔfǐydų. mǎ&amp; qǔl·tǎ lǐy? mǎ&amp; </text:span><text:soft-page-break/><text:span text:style-name="T6">tǔrǐydǔ ʔͣǎn· tǎqǔwlǎ lǐy? qǔl· lǐy mǎ&amp;ðǎ&amp; tǔrǐydǔ? qǔl·tǔ lǎhǔ: ʔͥǐs·qǐ bǔs·tǎ&amp;nǎnǎ&amp; fǎsǎqǎ&amp;hǔ. lǐmǎ&amp;ðǎ&amp; ʔͣǎn·tǎ hǔnǎ&amp;?</text:span></text:p>
      <text:p text:style-name="P2"><text:span text:style-name="T6">&amp;ǎld^ǎr·sǔ &amp;l·ḥǎ&amp;dǐã wǎ &amp;lθ^ǎl&amp;ǎθǔwnǎ 31 ¤</text:span></text:p>
      <text:p text:style-name="P2"><text:span text:style-name="T6">ʕǎlǎmų, &amp;ǎʕ·l&amp;ǎmų. ʕǎlǎmǔ &amp;lʔͥǐs·l&amp;ǎmǐ. jǔb·nų. ṭǎb·lų, ṭǔbǔwlų.</text:span></text:p>
      <text:p text:style-name="P2"><text:span text:style-name="T6">zǎr^ǎ&amp;ʕų (wn). bǎy^ǎ&amp;ʕų (wn). rǎbǐyʕų. mǎr·fǔwʕų. ḥǎsǎną&amp;. &amp;ǎbǎdą&amp;. (qǎfǎzǎ, yǎq·fǐzǔ, qǎf·zų). (zǎrǎʕǎ, yǎz·rǎʕǔ, zǎr·ʕų). (rǎfǎʕǎ, yǎr·fǎʕǔ, rǎf·ʕų). (kǎsǎrǎ, yǎk·sǐrǔ, kǎs·rų). (nǎqǎrǎ, yǎn·qǔrǔ, nǎq·rų). (bǎ&amp;ʕǎ, yǎbǐyʕǔ, bǎy·ʕų). (rǎqǎṣǎ, yǎr·qǔṣǔ, rǎq·ṣų). nǎqǎrǎ ʕǎlǎã &amp;lṭ^ǎb·lǐ. rǎf·rǎfǎ.//</text:span></text:p>
      <text:p text:style-name="P2"><text:span text:style-name="T6">qǎ&amp;lǎt· nǎwǎ&amp;lǔ: mǎn· qǎfǎzǎ? qǎ&amp;lǎt· zǎy·nǎbǔ: &amp;ǎnǎ&amp; qǎfǎz·tǔ fǎqǎ&amp;lǎt·: lǐmǎ&amp;ðǎ&amp; tǎq·fǐzǐynǎ? l&amp;ǎ tǎq·fǐzǐã wǎ l&amp;ǎ tǎl·ʕǎbǐã bǎlǐ &amp;ð·hǎbǐã &amp;ǐlǎã ḥǔj·rǎtǐkǐ wǎ xǔðǐã kǐtǎ&amp;bǎkǐ wǎ &amp;q·rǎʔͤǐã dǎr·sǎkǐ. yǎqǔwlǔ wǎlǐydų: &amp;ǎbǐã zǎr^ǎ&amp;ʕų yǎz·rǎʕǔ &amp;l·wǎr·dǎ fǐã &amp;lr^ǎbǐyʕǐ wǎ yǎs·qǐyhǐ bǐ&amp;l·mǎ&amp;ʔǐ wǎ &amp;ǎnǎ&amp; bǎy^ǎ&amp;ʕų &amp;ǎbǐyʕǔ &amp;l·wǎr·dǎ. ʕǎlǎmǔ bǐl&amp;ǎdǐã ʕǎlǎmǔ &amp;lʔͥǐs·l&amp;ǎmǐ, ʕǎlǎmǔ bǐl&amp;ǎdǐã mǎr·fǔwʕų. rǎfǎʕǎ ʕǎ&amp;dǐlų &amp;ǎl·ʕǎlǎmǎ wǎ qǎ&amp;lǎ: rǎf·rǐf· yǎ&amp; ʕǎlǎmǔ, rǎf·rǐf· yǎ&amp; ʕǎlǎmǎ &amp;lʔͥǐs·l&amp;ǎmǐ. &amp;ǎlʔͣǎʕ·l&amp;ǎmǔ tǔrǎf·rǐfǔ fǎw·qǎ &amp;l·mǎsǎ&amp;jǐdǐ wǎ &amp;l·bǔyǔwtǐ. sǎl·wǎã tǎn·qǔrǔ ʕǎlǎã &amp;lṭ^ǎb·lǐ wǎ lǎy·lǎã tǎn·qǔrǔ ʕǎlǎã &amp;lṭ^ǎb·lǐ fǎqǎ&amp;lǎt· nǎdǎã: &amp;ǎnǎ&amp; &amp;ǎy·ḍą&amp; &amp;ǔrǐydǔ &amp;ǎn· &amp;ǎn·qǔrǎ ʕǎlǎã &amp;lṭ^ǎb·lǐ mǎtǎã &amp;ǎn·qǔrǔ ʕǎlǎã &amp;lṭ^ǎb·lǐ? fǎqǎ&amp;lǎt· sǎl·wǎã: &amp;ǎn·tǐ l&amp;ǎ tǎn·qǔrǐã ʕǎlǎã &amp;lṭ^ǎb·lǐ mǎtǎã ʔͣǎn·qǔrǔ ʕǎlǎã &amp;lṭ^ǎb·lǐ? fǎqǎ&amp;lǎt· sǎl·wǎã: ʔͣǎn·tǐ l&amp; tǎn·qǔrǐy ʕǎlǎã &amp;lṭ^ǎb·lǐ bǎlǐ &amp;r·qǔṣǐã &amp;ǎmǎ&amp;mǎnǎ&amp; wǎ nǎḥ·nǔ nǎn·qǔrǔ lǎkǐ. &amp;ǎkǎlǎ &amp;l·wǎlǎdǔ &amp;l·xǔb·zǎ mǎʕǎ &amp;l·jǔb·nǐ wǎ šǎrǐbǎ &amp;l·ḥǎlǐybǎ mǐn· fǐn·jǎ&amp;nį jǎmǐylį θǔm^ǎ kǎsǎrǎ &amp;l·fǐn·jǎ&amp;nǎ bǎʕ·dǎ ðǎlǐkǎ. mǎn· kǎsǎrǎ qǎlǎmǐã yǎ&amp; &amp;ǎḥ·mǎdǔ? - &amp;ǎnǎ&amp; mǎ&amp; kǎsǎr·tǔ qǎlǎmǎkǎ wǎ l&amp;ǎ &amp;ǎʕ·rǐfǔ mǎn· kǎsǎrǎhǔ. &amp;ǎnǎ&amp; l&amp;ǎ &amp;ǎk·sǐrǔ &amp;l·fǐn·jǎ&amp;nǎ wǎ l&amp;ǎ &amp;ǎk·sǐrǔ &amp;l·kǔwbǎ &amp;ǎbǎdą&amp;. wǎ l&amp;ǎ tǎk·sǐr· &amp;ǎn·tǎ &amp;ǎy·ḍą&amp;. - ḥǎsǎną&amp;.</text:span></text:p>
      <text:p text:style-name="P2"><text:span text:style-name="T6">&amp;ǎld^ǎr·sǔ &amp;lθ^ǎ&amp;nǐã wǎ &amp;lθ^ǎl&amp;ǎθǔwnǎ 32 ¤</text:span></text:p>
      <text:p text:style-name="P2"><text:span text:style-name="T6">fǎrǎ&amp;šǎäų (&amp;t). ʕǔš^ų, ʕǐšǎ&amp;šų. ṭǎy·rų, ṭǔyǔwrų. rǐyšų, ʔͣǎr·yǎ&amp;šų.</text:span></text:p>
      <text:p text:style-name="P2"><text:span text:style-name="T6">ǧǔṣ·nų, ʔͣǎǧ·ṣǎ&amp;nų. šǔr·ṭǐã^ǔ &amp;l·mǔrǔwrǐ. rǎ&amp;dǐyǔw. mǔs·lǐmų (wn). nǎšǐyṭų, nǔšǎṭǎ&amp;ʔǔ. &amp;ǎl·ḥǎm·dǔ lǐl^ǎhǐ. šǔr·ṭǐã^ų. qǎš^ų. &amp;ǐn·sǎ&amp;nų, nǎ&amp;sų. šǎjǎrǎäų (&amp;t). šǎ&amp;rǐʕų, šǎwǎ&amp;rǐʕǔ. &amp;ǐðǎ&amp;ʕǎäų (&amp;t). &amp;ǐðǎ&amp;ʕǎäǔ rǎ&amp;dǐyǔw. ʕǔbǔwrų. mǔrǔwrų. jǎmǐyʕą&amp;. ʕǎ&amp;lǎmų. fǐã &amp;l·ʕǎ&amp;lǎmǐ.</text:span></text:p>
      <text:p text:style-name="P2"><text:span text:style-name="T6">(sǎmǐʕǎ, yǎs·mǎʕǔ, sǎmǎ&amp;ʕų). (wǎqǎfǎ, yǎqǐfǔ, wǔqǔwfų).</text:span></text:p>
      <text:p text:style-name="P2"><text:span text:style-name="T6">(ṣǎnǎʕǎ, yǎṣ·nǎʕǔ, ṣǔn·ʕų).(jǎmǎʕǎ, yǎj·mǎʕǔ, jǎm·ʕų).(ṭǎ&amp;rǎ,yǎṭǐyrǔ,ṭǎyǎrǎ&amp;nų). sǎ&amp;ʕǎdǎ.//</text:span></text:p>
      <text:p text:style-name="P2"><text:span text:style-name="T6">&amp;ǎl·yǎw·mǎ ṣǎbǎ&amp;ḥą&amp; sǎmǐʕ·tǔ &amp;ǐðǎ&amp;ʕǎäą ʕǎrǎbǐy^ǎäą ʕǎn· ḥǎyǎ&amp;äǐ &amp;l·mǔs·lǐmǐynǎ fǐã &amp;l·ʕǎ&amp;lǎmǐ. hǎl· sǎmǐʕ·tǎ hǎðǐhǐ &amp;lʔͥǐðǎ&amp;ʕǎäǎ? - l&amp;ǎ, &amp;ǎnǎ&amp; mǎ&amp; sǎmǐʕ·tǔhǎ&amp;. &amp;ǎnǎ&amp; mǔs·lǐmų wǎ &amp;l·ḥǎm·dǔ lǐl^ǎhǐ. hǎl· &amp;ǎn·tǎ mǔs·lǐmų? - nǎʕǎm·, &amp;ǎnǎ&amp; mǔs·lǐmų wǎ &amp;ǎbǐã mǔs·lǐmų wǎ &amp;ǔm^ǐã mǔs·lǐmǎäų wǎ &amp;ǎxǐã mǔs·lǐmų wǎ &amp;ǔx·tǐã mǔs·lǐmǎäų nǎḥ·nǔ jǎmǐyʕą&amp; mǔs·lǐmǔwnǎ wǎ &amp;l·ḥǎm·dǔ lǐl^ǎhǐ. šǎrǐyfų šǔr·ṭǐã^ǔ &amp;l·mǔrǔwrǐ wǎ hǔwǎ </text:span><text:soft-page-break/><text:span text:style-name="T6">šǔr·ṭǐã^ų nǎšǐyṭų jǐd^ą&amp;. šǔr·ṭǐã^ǔ &amp;l·mǔrǔwrǐ yǎqǐfǔ fǐã &amp;lš^ǎ&amp;rǐʕǐ wǎ yǔsǎ&amp;ʕǐdǔ &amp;ln^ǎ&amp;sǎ ʕǎlǎã ʕǔbǔwrǐ &amp;lš^ǎ&amp;rǐʕǐ wǎ &amp;l·mǔrǔwrǐ fǐyhǐ. &amp;l·fǎrǎ&amp;šǎäǔ tǎṭǐyrǔ fǐã &amp;l·bǔs·tǎ&amp;nǐ wǎ &amp;lṭ^ǎy·rǔ yǎṭǐyrǔ fǐã &amp;l·bǔs·tǎ&amp;nǐ. &amp;ǎl·fǎrǎ&amp;šǎäǔ tǎṭǐyrǔ mǐn· n^ǎbǎ&amp;tį &amp;ǐlǎã nǎbǎ&amp;tį wǎ &amp;lṭ^ǎy·rǔ yǎṭǐyrǔ mǐn· šǎjǎrǎäį &amp;ǐlǎã šǎjǎrǎäį wǎ mǐn· ǧǔṣ·nį &amp;ǐlǎã ǧǔṣ·nį. lǐlṭ^ǎy·rǐ rǐyšų wǎ lǐlṭ^ǎy·rǐ ʕǔš^ų. &amp;ǎlṭ^ǎy·rǔ yǎṣ·nǎʕǔ &amp;l·ʕǔš^ǎ ʕǎlǎã ǧǔṣ·nǐ &amp;lš^ǎjǎrǐ mǐnǎ &amp;l·qǎš^ǐ wǎ yǎj·mǎʕǔ &amp;l·qǎš^ǎ fǐã &amp;l·ḥǎq·lǐ. fǐã &amp;l·ʕǎ&amp;lǎmǐ &amp;lʔ̾nǎ mǔs·lǐmǔwnǎ kǎθǐyrǔwnǎ. &amp;ǎl·mǔs·lǐmǔwnǎ jǎmǐyʕą&amp; &amp;ǐx·wǎäų. &amp;ǐs·mǎʕǐ &amp;lʔͥǐðǎ&amp;ʕǎ&amp;tǐ &amp;l·ʕǎrǎbǐy^ǎäǎ bǐ&amp;lr^ǎ&amp;dǐyǔw kǎθǐyrą&amp; lǐtǎʕ·rǐfǎ ʕǎnǐ &amp;l·mǔs·lǐmǐynǎ fǐã &amp;l·ʕǎ&amp;lǎmǐ kǎθǐyrą&amp;.</text:span></text:p>
      <text:p text:style-name="P2"><text:span text:style-name="T6">&amp;ld^ǎr·sǔ &amp;lθ^ǎ&amp;lǐθǔ wǎ &amp;lθ^ǎl&amp;ǎθǔwnǎ 33 ¤</text:span></text:p>
      <text:p text:style-name="P2"><text:span text:style-name="T6">yǎdų, &amp;ǎy·dį. jǐzǎ&amp;nǎäų (&amp;t). xǐzǎ&amp;nǎäǔ kǔtǔbį. xǎrǐyfų. mǎʕ·hǎdų, mǎʕǎ&amp;hǐdǔ. ʔͣǎã^ų? ʔͣǎy^ǎäų? ʔͣǎã^ǔ kǐtǎ&amp;bį. jǎy^ǐdą&amp;.</text:span></text:p>
      <text:p text:style-name="P2"><text:span text:style-name="T6">(ʕǎ&amp;dǎ, yǎʕǔwdǔ, ʕǎw·dǎäų). (nǎ&amp;mǎ, yǎnǎ&amp;mǔ, nǎw·mų). &amp;ǎṭǎ&amp;ʕǎ. tǎǧǎd^ǎã. tǎʕǎš^ǎã. lǔǧǎäų (&amp;t). ǧǔr·fǎäų, ǧǔrǎfų. mǎx·zǎnų, mǎxǎ&amp;zǐnǔ.</text:span></text:p>
      <text:p text:style-name="P2"><text:span text:style-name="T6">&amp;ǐnǎ&amp;ʔų, ʔ̾nǐyǎäų. dǎrǎsǎ &amp;ll^ǔǧǎäǎ &amp;l·ʕǎrǎbǐy^ǎäǎ. bǐ&amp;ll^ǔǧǎäǐ &amp;l·ʕǎrǎbǐy^ǎäǐ. nǐm·tǔ. nǐm·nǎ&amp;. tǎǧǎd^ǎy·tǔ//</text:span></text:p>
      <text:p text:style-name="P2"><text:span text:style-name="T6">ðǎhǎbǎ &lt;^ǎl&amp;ǎmǐðǎäǔ &amp;ǐlǎã &amp;l·mǎd·rǎsǎäǐ fǐã &amp;l·xǎrǐyfǐ wǎ dǎrǎsǔw&amp; fǐyhǎ&amp; &amp;ll^ǔǧǎäǎ &amp;l·ʕǎrǎbǐy^ǎäǎ. dǎxǎlǎtǐ &lt;^ǐl·mǐyðǎ&amp;tǔ &amp;l·ǧǔr·fǎäǎ wǎ jǎlǎs·nǎ fǐyhǎ&amp; ʕǎlǎã mǎqǎ&amp;ʕǐdǎ qǔr·bǎ &amp;ln^ǎ&amp;fǐðǎäǐ. ʔͣǎy^ǎäǎ lǔǧǎäį tǎd·rǔsǔwnǎ fǐã &amp;l·mǎʕ·hǎdǐ? - nǎḥ·nǎ nǎd·rǔsǔ fǐyhǐ &amp;ll^ǔǧǎäǎ &amp;lr^ǔwsǐy^ǎäǎ. ðǎhǎbǎtǐ &amp;l·fǎtǎyǎ&amp;tǔ &amp;ǐlǎã &amp;l·mǎk·tǎbǎäǐ wǎ &amp;ǎxǎð·nǎ mǐn·hǎ&amp; kǔtǔbą&amp; &amp;ǎj·nǎbǐy^ǎäą mǔx·tǎlǐfǎäą mǐnǎ &amp;l·xǐzǎ&amp;nǎäǐ θǔm^ǎ xǎrǎj·nǎ mǐnǎ &amp;l·mǎk·tǎbǎäǐ. hǎðǐhǐ xǐzǎ&amp;nǎäǔ kǔtǔbį fǐyhǎ&amp; kǔtǔbų bǐ&amp;ll^ǔǧǎäǐ &amp;l·ʕǎrǎbǐy^ǎäǐ. hǎl· tǔwjǎdǔ fǐã &amp;l·xǐzǎ&amp;nǎäǐ mǎjǎl&amp;^ǎäų wǎ jǎrǎ&amp;ʔͤǐdǔ bǐ&amp;ll^ǔǧǎäǐ &amp;lr^ǔwsǐy^ǎäǐ? - l&amp;ǎ, l&amp;ǎ tǔwjǎdǔ hǐãǎ fǐyhǎ&amp;. bǐʔͣǎy^ǎäǐ lǔǧǎäį tǎq·rǎʔͣǔ? bǐʔͣǎy^ǎäǐ lǔǧǎäį tǎk·tǔbǔ? yǎ&amp; &amp;ǔm^ǐã, hǎ&amp;tǐ &amp;l·ǧǎdǎ&amp;ʔǎ, &amp;ǔrǐydǔ &amp;ǎn· ʔ̾kǔlǎ. mǎtǎã nǎj·lǐsǔ lǐnǎq·rǎʔͣǎ &amp;ld^ǔrǔwsǎ? - nǎj·lǐsǔ lǐðǎlǐkǎ bǎʕ·dǎ &amp;l·ʕǎšǎ&amp;ʔǐ. hǎl· tǎǧǎd^ǎy·tǎ? - nǎʕǎm·, tǎǧǎd^ǎy·tǔ. hǎl· tǎʕǎš^ǎy·tǐ? - l&amp;ǎ, mǎ&amp; tǎʕǎš^ǎy·tǔ bǎʕ·dǔ. &amp;ǔrǐydǔ &amp;ǎn· &amp;ǎtǎǧǎd^ǎã. &amp;ǎtǔrǐydǔ &amp;ǎn· tǎtǎʕǎš^ǎã? tǎǧǎd^ǎy·nǎ&amp; θǔm^ǎ &amp;ǎxǎð·nǎ&amp; kǔtǔbǎnǎ&amp; wǎ ðǎhǎb·nǎ&amp; &amp;ǐlǎã &amp;l·mǎd·rǎsǎäǐ wǎ bǎʕ·dǎ &amp;lr^ǔjǔwʕǐ mǐn·hǎ&amp; tǎʕǎš^ǎy·nǎ&amp; wǎ qǎrǎʔͣ·nǎ&amp; dǔrǔwsǎnǎ&amp; θǔm^ǎ nǐm·nǎ&amp;. kǎ&amp;nǎt· &amp;ǐn·ʕǎ&amp;mǔ fǐã &amp;l·ḥǎdǐyqǎäǐ. ʕǎ&amp;dǎt· &amp;ǐn·ʕǎ&amp;mǔ &amp;ǐlǎã &amp;l·bǎy·tǐ. fǐã yǎdǐ &amp;ǐn·ʕǎ&amp;mǎ &amp;ǐnǎ&amp;ʔų. &amp;ǐn·ʕǎ&amp;mǔ tǎqǔwlǔ: ʔͣǔṭǐyʕǔ ʔͣǎbǐã wǎ ʔͣǔsǎ&amp;ʕǐdǔ &amp;ǔm^ǐã. yǎ&amp; &amp;ǎḥ·mǎdǔ &amp;ǎṭǐʕ· &amp;ǎbǎ&amp;kǎ. yǎ&amp; fǎ&amp;ṭǐmǎäǔ sǎ&amp;ʕǐdǐã ʔͣǔm^ǎkǐ.</text:span></text:p>
      <text:p text:style-name="P2"><text:span text:style-name="T6">&amp;ǎld^ǎr·sǔ &amp;lr^ǎ&amp;bǐʕǔ wǎ &amp;lθ^ǎl&amp;ǎθǔwnǎ 34 ¤</text:span></text:p>
      <text:p text:style-name="P2"><text:span text:style-name="T6">sǎmǎkų, ʔͣǎs·mǎ&amp;kų. mǐnǎš^ǎäų. sǎm^ǎ&amp;kų (wn). nǎh·rų, ʔͣǎn·hǔ&amp;rų.</text:span></text:p>
      <text:p text:style-name="P2"><text:span text:style-name="T6">bǎḥ·rų, bǐḥǎ&amp;rų. bǔḥǎy·rǎäų (&amp;t). sǔwqų, ʔͣǎs·wǎ&amp;qų. ðǔbǎ&amp;bų, ðǔb^ǎ&amp;nų. šǔk·rą&amp; lǎkǎ. xǎbǎrų, ʔͣǎx·bǎ&amp;rų. bǐḥǎm·dǐ &amp;ll^ǎhǐ. qǐrǎ&amp;ʔǎäų. kǐtǎ&amp;bǎäų. </text:span><text:soft-page-break/><text:span text:style-name="T6">ʕǎl^ǎmǎ. kǔl^ų. kǔl^ǎ yǎw·mį. ʕǎ&amp;dǎäą. ʔͣǎw^ǎlǎ ʔͣǎm·sǐ. bǎʕ·dǎ ǧǎdį. ʕǎṣą&amp;, ʕǐṣǐã^ų. ʕǎ&amp;šǎ (ã) ʕǎy·šų. ṣǎ&amp;dǎ (ã) ṣǎy·dų.</text:span></text:p>
      <text:p text:style-name="P2"><text:span text:style-name="T6">ṭǎrǎdǎ (w) ṭǎr·dų. sǎbǎḥǎ (&amp;) sǐbǎ&amp;ḥǎäų.//</text:span></text:p>
      <text:p text:style-name="P2"><text:span text:style-name="T6">fǐã yǎdǐ mǔn·ðǐrį mǐnǎš^ǎäų. mǔn·ðǐrǔ yǎṭ·rǔdǔ &amp;lð^ǔbǎ&amp;bǎ bǐ&amp;l·mǐnǎš^ǎäǐ. qǎ&amp;lǎt· lǎhǔ &amp;ǔm^ǔhǔ mǎ&amp;ðǎ&amp; tǎf·ʕǎlǔ yǎ&amp; mǔn·ðǐrǔ? qǎ&amp;lǎ mǔn·ðǐrų: &amp;ǎnǎ&amp; &amp;ǎṭ·rǔdǔ &amp;lð^ǔbǎ&amp;bǎ bǐ&amp;l·mǐnǎš^ǎäǐ. mǎ&amp;lǐkų sǎm^ǎ&amp;kų. mǎ&amp;lǐkų yǎṣǐydǔ &amp;ls^ǎmǎkǎ fǐã &amp;l·bǔḥǎy·rǎäǐ wǎ yǎbǐyʕǔhǔ fǐã &amp;ls^ǔwqǐ. lǎḥ·mǔ &amp;ls^ǎmǎkǐ lǎðǐyðų wǎ nǎ&amp;fǐʕų. &amp;ǎy·nǎ yǎʕǐyšǔ &amp;ls^ǎmǎkǔ? - bǎʕ·ḍǔ &amp;lʔͣǎs·mǎ&amp;kǐ yǎʕǐyšǔ fǐy &amp;ln^ǎh·rǐ wǎ bǎʕ·ḍǔhǎ&amp; yǎʕǐyšǔ fǐã &amp;l·bǎḥ·rǐ &amp;ǎwǐ &amp;l·bǔḥǎy·rǎäǐ. &amp;ǎy·nǎ yǎs·bǎḥǔ &amp;ls^ǎmǎkǔ? - &amp;ǎls^ǎmǎkǔ yǎs·bǎḥǔ fǐã &amp;l·mǎ&amp;ʔǐ. mǎ&amp;ðǎ&amp; tǎr·sǔmǔ ʕǎlǎã &amp;l·wǎrǎqǐ yǎ&amp; wǎlǐydǔ? - &amp;ǎr·sǔmǔ ḥǐmǎ&amp;rą&amp; wǎ ʕǎlǎã &amp;l·ḥǐmǎ&amp;rǐ wǎlǎdą&amp; fǐã yǎdǐhǐ ʕǎṣą&amp;. rǎsǎmǎ &lt;^ǐl·mǐyðǔ ʕǎlǎã &amp;ll^ǎw·ḥǐ ʕǎlǎmą&amp; wǎ kǎtǎbǎ ʕǎlǎy·hǐ "l&amp;ǎ &amp;ǐlǎhǎ &amp;ǐl&amp;^ǎ &amp;ll^ǎhǔ". &amp;ǎn·tǎ ʕǎl^ǎm·tǎnǎ&amp; &amp;l·qǐrǎ&amp;ʔǎäǎ wǎ &amp;l·kǐtǎ&amp;bǎäǎ šǔk·rą&amp; lǎkǎ yǎ&amp; &amp;ǔs·tǎ&amp;ðǔ, fǎ&amp;ǎn·tǎ mǔʕǎl^ǐmǔnǎ&amp;. kǔl^ǔnǎ&amp; &amp;lʔ̾nǎ bǐḥǎm·dǐ &amp;ll^ǎhǐ nǎq·rǎʔͣǔ wǎ nǎk·tǔbǔ. nǎḥ·nǔ nǎl·ʕǎbǔ bǎʕ·dǎ &amp;ld^ǔrǔwsǐ wǎ l&amp;ǎ nǎl·ʕǎbǔ qǎb·lǎhǎ&amp; ʕǎ&amp;dǎäą. &amp;ǎy·nǎ sǎmǐʕ·tǎ hǎðǎ&amp; &amp;l·xǎbǎrǎ &amp;l·jǎdǐydǎ? sǎmǐʕ·tǔhǔ fǐã &amp;lr^ǎ&amp;dǐyǔw. mǎtǎã sǎmǐʕ·tǎhǔ? - sǎmǐʕ·tǔhǔ &amp;ǎw^ǎlǎ &amp;ǎm·sǐ. mǎtǎã tǎð·hǎbǔ &amp;ǐlǎã &amp;ln^ǎh·rǐ lǐṣǎy·dǐ &amp;ls^ǎmǎkǐ? - &amp;ǎð·hǎb· &amp;ǐlǎã &amp;ln^ǎh·rǐ lǐṣǎy·dǐ &amp;ls^ǎmǎkǐ bǎʕ·dǎ ǧǎdį. bǐ&amp;ǎy^ǎäǐ lǔǧǎäį hǎðǎ&amp; &amp;l·kǐtǎ&amp;bǔ? - hǎðǎ&amp; &amp;l·kǐtǎ&amp;bǔ bǐlǔǧǎtǐnǎ&amp;. kǔl^ǎ yǎw·mį nǎð·hǎbǔ &amp;ǐlǎã &amp;l·bǔḥǎy·rǎäǐ wǎ nǎṣǐydǔ fǐyhǎ&amp; &amp;ls^ǎmǎkǎ θǔm^ǎ nǎbǐyʕǔhǔ fǐã &amp;ls^ǔwqǐ.</text:span></text:p>
      <text:p text:style-name="P2"><text:span text:style-name="T6">&amp;ǎld^ǎr·sǔ &amp;l·xǎ&amp;mǐsǔ wǎ &amp;lθ^ǎl&amp;ǎθǔwnǎ 35 ¤</text:span></text:p>
      <text:p text:style-name="P2"><text:span text:style-name="T6">mǎl·ʕǎbų, mǎl&amp;ǎʕǐbǔ. kǔrǎäǔ &amp;l·qǎdǎmǐ. dǐynų, &amp;ǎd·yǎ&amp;nų. yǎw·mų, &amp;ǎy^ǎ&amp;mų. yǎw·mǔ &amp;l·ʕǐydǐ. xǎšǎbǐã^ų. jǐhǎ&amp;dų. ʔͣǎḥǎb^ǎ. ṭǎ&amp;lǐbų, ṭǔl&amp;^ǎbų.</text:span></text:p>
      <text:p text:style-name="P2"><text:span text:style-name="T6">ṭǎ&amp;lǐbǎäų (&amp;t). &amp;ǐn·tǐhǎ&amp;ʔų. &amp;ǐx·wǎ&amp;nų. ṣǎl&amp;ǎäų, ṣǎlǎwǎ&amp;tų.</text:span></text:p>
      <text:p text:style-name="P2"><text:span text:style-name="T6">ʕǐydų, &amp;ǎʕ·yǎ&amp;dų. ʕǐydǔkǎ mǔbǎ&amp;rǎkų. - wǎ ʕǐydǔkǎ ʔͣǎn·tǎ.</text:span></text:p>
      <text:p text:style-name="P2"><text:span text:style-name="T6">dǎ&amp;rǎ, yǎdǔwrǔ, dǎwǎrǎ&amp;nų. tǎh·nǐʔͤǎäų. ṣǎl&amp;ǎäǔ &amp;l·ʕǐydǐ. kǎθǐyrą&amp;.</text:span></text:p>
      <text:p text:style-name="P2"><text:span text:style-name="T6">&amp;ǎll^ǎhǔ yǎr·ʕǎ&amp;kǎ.//</text:span></text:p>
      <text:p text:style-name="P2"><text:span text:style-name="T6">ʔͣǎbǔw nǎbǐyhį yǎz·rǎʕǔ fǐã &amp;l·ḥǎq·lǐ wǎ nǎbǐyhų yǎz·rǎʕǔ mǎʕǎhǔ wǎ yǔsǎ&amp;ʕǐdǔhǔ. qǎ&amp;lǎ lǎhǔ nǎbǐyhų: &amp;ǎn·tǎ tǎz·rǎʕǔ yǎ&amp; ʔͣǎbǐã wǎ &amp;ǎnǎ&amp; ʔͣǔsǎ&amp;ʕǐdǔkǎ. fǎqǎ&amp;lǎ lǎhǔ &amp;ǎbǔwhǔ: nǎʕǎm·, yǎ&amp; wǎlǎdǐã, šǔk·rą&amp; lǎkǎ, &amp;ǎll^ǎhǔ yǎr·ʕǎ&amp;kǎ, &amp;ǎn·tǎ sǎ&amp;ʕǎd·tǎnǐã kǎθǐyrą&amp;. hǎðǎ&amp; &amp;l·bǎy·tǔ xǎšǎbǐã^ų wǎ hǎðǐhǐ &amp;l·xǐzǎ&amp;nǎäǔ xǎšǎbǐy^ǎäų. mǎn· &amp;ǎn·tǎ? - &amp;ǎnǎ&amp; ṭǎ&amp;lǐbų. wǎ hǎl· &amp;ǔx·tǔkǎ ṭǎ&amp;lǐbǎäų &amp;ǎy·ḍą&amp;? - nǎʕǎm·, hǐãǎ ṭǎ&amp;lǐbǎäų &amp;ǎy·ḍą&amp;. hǎl· &amp;ǎn·tǎ ṭǎ&amp;lǐbų fǐã &amp;l·mǎʕ·hǎdǐ? - l&amp;ǎ, &amp;ǎnǎ&amp; ṭǎ&amp;lǐbų fǐã &amp;l·jǎ&amp;mǐʕǎäǐ. &amp;ǎy·nǎ jǎ&amp;mǐʕǎtǔkǔm·? - jǎ&amp;mǐʕǎtǔnǎ&amp; qǔr·bǎ &amp;l·mǎl·ʕǎbǐ. ṭǔl&amp;^ǎbǔ jǎ&amp;mǐʕǎtǐnǎ&amp; &amp;lʔ̾nǎ fǐã &amp;l·mǎl·ʕǎbǐ yǎl·ʕǎbǔwnǎ bǐkǔrǎäǐ &amp;l·qǎdǎmǐ. ṭǔl&amp;^ǎbǔ jǎ&amp;mǐʕǎtǐnǎ&amp; kǔl^ǔhǔm· nǔšǎṭǎ&amp;ʔǔ mǔj·tǎhǐdǔwnǎ wǎ </text:span><text:soft-page-break/><text:span text:style-name="T6">kǔl^ǔhǔm· mǔs·lǐmǔwnǎ yǔḥǐb^ǔwnǎ dǐynǎ &amp;lʔͥǐs·l&amp;ǎmǐ wǎ yǔḥǐb^ǔwnǎ &amp;l·jǐhǎ&amp;dǎ. ʕǎlǎã &amp;ǎã^ǐ dǐynį &amp;ǎn·tǎ? - &amp;ǎl·ḥǎm·dǔ lǐl^ǎhǐ, &amp;ǎnǎ&amp; ʕǎlǎã dǐynǐ &amp;lʔͥǐs·l&amp;ǎmǐ. &amp;ǎtǔḥǐb^ǔ &amp;l·jǐhǎ&amp;dǎ? nǎʕǎm·, &amp;ǔḥǐb^ǔhǔ kǎθǐyrą&amp;. nǎḥ·nǔ mǔs·lǐmǔwnǎ wǎ nǎḥ·nǔ nǔḥǐb^ǔ &amp;ll^ǎhǎ wǎ nǔḥǐb^ǔ &amp;lʔͥǐs·l&amp;ǎmǎ wǎ nǔḥǐb^ǔ &amp;l·jǐhǎ&amp;dǎ wǎ nǔḥǐb^ǔ &amp;l·mǎs·jǐdǎ wǎ nǔḥǐb^ǔ &amp;lṣ^ǎl&amp;ǎäǎ. ʕǐydǔkǎ mǔbǎ&amp;rǎkų yǎ&amp; hǎ&amp;šǐmǔ! wǎ ʕǐydǔkǐ &amp;ǎn·tǐ. &amp;ǎy·nǎ nǎð·hǎbǔ fǐã yǎw·mǐ &amp;l·ʕǐydǐ? - nǎð·hǎbǔ &amp;ǐlǎã &amp;l·mǎs·jǐdǐ lǐṣǎl&amp;ǎäǐ &amp;l·ʕǐydǐ wǎ bǎʕ·dǎ &amp;n·tǐhǎ&amp;ʔǐ &amp;lṣ^ǎl&amp;ǎäǐ nǎdǔwrǔ ʕǎlǎã &amp;ǐx·wǎ&amp;nǐnǎ&amp; wǎ &amp;ǎxǎwǎ&amp;tǐnǎ&amp; lǐtǎh·nǐʔͤǎtǐhǐm· bǐ&amp;l·ʕǐydǐ.</text:span></text:p>
      <text:p text:style-name="P2"><text:span text:style-name="T6">&amp;ǎld^ǎr·sǔ &amp;ls^ǎ&amp;dǐsǔ wǎ &amp;lθ^ǎl&amp;ǎθǔwnǎ 36 ¤</text:span></text:p>
      <text:p text:style-name="P2"><text:span text:style-name="T6">sǎ&amp;ʕǎäų (&amp;t). ṭǎbǐybų, &amp;ǎṭǐb^ǎ&amp;ʔǔ. mǎrǐyḍų, mǎr·ḍǎã. sǎṭ·lų, sǔṭǔwlų. ḥǐkǎ&amp;yǎäų (&amp;t). ʕǎm^ų, &amp;ǎʕ·mǎ&amp;mų. hǎdǐy^ǎäų, hǎdǎ&amp;yǎ&amp;. sǎnǎäų, sǎnǎwǎ&amp;tų. wǎq·tų, &amp;ǎw·qǎ&amp;tų. ḍǎʕǐyfų, ḍǔʕǎfǎ&amp;ʔǔ. ṣǎbǎ&amp;ḥǐã^ų. mǎ&amp;ḍį. wǎlǐðǎlǐkǎ. &amp;ǎls^ǎnǎäǔ &amp;l·mǎ&amp;ḍǐyǎäǔ. nǎhǎ&amp;rǔkǎ sǎʕǐydų. &amp;ǎh·l&amp;ą wǎ sǎh·l&amp;ą. dǎxǎlǎ &amp;l·jǎ&amp;mǐʕǎäǎ. &amp;ǐn^ǎ. &amp;ǐn^ǎhǔ. &amp;ǎmǎ&amp; qǎrǎʔͣǎ? &amp;ǎmǎ&amp; qǔl·tǔ lǎkǎ?</text:span></text:p>
      <text:p text:style-name="P2"><text:span text:style-name="T6">zǎ&amp;rǎ, yǎzǔwrǔ, zǐyǎ&amp;rǎäų.//</text:span></text:p>
      <text:p text:style-name="P2"><text:span text:style-name="T6">fǐã yǎdǐ zǔh·rǎäǎ sǎṭ·lų wǎ fǐã &amp;ls^ǎṭ·lǐ lǎbǎnų. bǎʕ·dǎ &amp;l·ǧǎdǎ&amp;ʔǐ nǎð·hǎbǔ &amp;ǐlǎã &amp;l·mǎl·ʕǎbǐ lǐnǎl·ʕǎbǎ bǐkǔrǎäǐ &amp;l·qǎdǎmǐ. hǎl· mǎʕǎkǎ sǎ&amp;ʕǎtǔkǎ? - l&amp;ǎ, sǎ&amp;ʕǎtǐã lǎy·sǎt· mǎʕǐã bǎl· hǐãǎ fǐã ḥǔj·rǎtǐã ʕǎlǎã mǎk·tǎbǐã. &amp;ǎã^ǔ yǎw·mį hǎðǎ&amp;? - hǎðǎ&amp; yǎw·mǔ &amp;l·ʕǐydǐ, hǎðǎ&amp; yǎw·mǔ ʕǐydǐ &amp;l·mǔs·lǐmǐynǎ. mǐn· &amp;ǎy·nǎ sǎmǐʕ·tǎ hǎðǐhǐ &amp;l·ḥǐkǎ&amp;yǎäǎ? - qǎrǎʔͣ·tǔhǎ&amp; fǐã &amp;l·jǎrǐydǎäǐ &amp;lṣ^ǎbǎ&amp;ḥǐy^ǎäǐ. bǎy·tǔ ʕǎm^ǐã qǔr·bǎ &amp;ln^ǎh·rǐ. zǔr·tǔ ʕǎm^ǐã wǎ qǔl·tǔ lǎhǔ: nǎhǎ&amp;rǔkǎ sǎʕǐydų yǎ&amp; ʕǎm^ǐã, fǎqǎ&amp;lǎ lǐã: wǎ nǎhǎ&amp;rǔkǎ, yǎ&amp; sǔhǎy·lǔ, &amp;ǎh·l&amp;ą wǎ sǎh·l&amp;ą bǐkǎ, ʕǐn·dǐã lǎkǎ hǎdǎ&amp;yǎ&amp;. fǎ&amp;ṭǐmǎäǔ ṭǎ&amp;lǐbǎäų fǐã &amp;l·mǎʕ·hǎdǐ. fǎ&amp;ṭǐmǎäǔ ṭǎ&amp;lǐbǎäų mǔj·tǎhǐdǎäų nǎšǐyṭǎäų tǔḥǐb^ǔ &amp;l·qǐrǎ&amp;ʔǎäǎ wǎ &amp;l·kǐtǎ&amp;bǎäǎ. dǎxǎlǎtǐ &amp;l·mǎʕ·hǎdǎ fǐã &amp;ls^ǎnǎäǐ &amp;l·mǎ&amp;ḍǐyǎäǐ wǎ qǎb·lǎ ðǎlǐkǎ dǎrǎsǎt· fǐã &amp;l·mǎd·rǎsǎäǐ. fǎ&amp;ṭǐmǎäǔ &amp;lʔ̾nǎ mǎrǐyḍǎäų. &amp;ǎmǎ&amp; ðǎhǎbǎt· &amp;ǐlǎã &amp;lṭ^ǎbǐybǐ? - l&amp;ǎ, mǎ&amp; ðǎhǎbǎt· &amp;ǐlǎã &amp;lṭ^ǎbǐybǐ &amp;ǐn^ǎhǎ&amp; ḍǎʕǐyfǎäų jǐd^ą&amp;, wǎ lǐðǎlǐkǎ mǎ&amp; ðǎhǎbǎt· &amp;ǐlǎã &amp;ld^ǔrǔwsǐ wǎ mǎ&amp; xǎrǎjǎt· mǐnǎ &amp;l·bǎy·tǐ. nǎ&amp;hǐdǎäǔ fǎtǎ&amp;äų nǎšǐyṭǎäų ʕǐn·dǎhǎ&amp; kǔrǎäų tǎl·ʕǎbǔ bǐhǎ&amp; wǎ ʕǐn·dǎhǎ&amp; sǎ&amp;ʕǎäų tǎʕ·rǐfǔ bǐhǎ&amp; &amp;l·wǎq·tǎ, &amp;ǎls^ǎ&amp;ʕǎäǔ hǎdǐy^ǎäų mǐn· ʔͣǎbǐyhǎ&amp; lǎhǎ&amp; fǐã yǎw·mǐ &amp;l·ʕǐydǐ.</text:span></text:p>
      <text:p text:style-name="P2"><text:span text:style-name="T6">&amp;ǎld^ǎr·sǔ &amp;ls^ǎ&amp;bǐʕǔ wǎ &amp;lθ^ǎl&amp;ǎθǔwnǎ 37 ¤</text:span></text:p>
      <text:p text:style-name="P2"><text:span text:style-name="T6">&amp;l·kǔrǎäǔ &amp;lṭ^ǎ&amp;ʔͤǐrǎäǔ. mǐqǎṣ^ų. zǎh·rǐy^ǎäų (&amp;t). rǐyǎ&amp;ḍǎäų (&amp;t). rǐyǎ&amp;ḍǐy^ų (wn). fǔr·ṣǎäų, fǔrǎṣų. ṭǎy^ǎ&amp;rǎäų (&amp;t).</text:span></text:p>
      <text:p text:style-name="P2"><text:span text:style-name="T6">ʔͣǎr·ḍǐy^ǎäų. ḥǎ&amp;ʔͤǐṭų, ḥǐyṭǎ&amp;nų. ṣǎy^ǎ&amp;dǔ &amp;ls^ǎmǎkǐ.</text:span></text:p>
      <text:p text:style-name="P2"><text:span text:style-name="T6">šǐṣ^ų, šǔṣǔwṣų. bǐsǎ&amp;ṭų, bǔsǔṭų. xǎrǐyṭǎäų, xǎrǎ&amp;ʔͤǐṭǔ.</text:span></text:p>
      <text:p text:style-name="P2"><text:span text:style-name="T6">zǎ&amp;wǐyǎäų, zǎwǎ&amp;yǎ&amp;. jǔǧ·rǎ&amp;fǐã^ų. xǎrǐyṭǎäų jǔǧ·rǎ&amp;fǐy^ǎäų. ʕǎrǐyḍų. mǔdǎw^ǎrų. fǐã &amp;l·ǧǎdǐ. qǎṣ^ǎ (w) qǎṣ^ų. (rǎʔͣǎã, yǎrǎã, rǔʔͮ·yǎäų). (ʕǎmǐlǎ, </text:span><text:soft-page-break/><text:span text:style-name="T6">yǎʕ·mǎlǔ, ʕǎmǎlų)//</text:span></text:p>
      <text:p text:style-name="P2"><text:span text:style-name="T6">hǎl· &amp;ǎn·tǎ rǐyǎ&amp;ḍǐã^ų? - nǎʕǎm·, &amp;ǎnǎ&amp; rǐyǎ&amp;ḍǐã^ų. &amp;ǎtǔḥǐb^ǔ &amp;lr^ǐyǎ&amp;ḍǎäǎ? - &amp;ǎjǎl·, &amp;ǔḥǐb^ǔhǎ&amp;. ðǎhǎbǎ &amp;lr^ǐyǎ&amp;ḍǐy^ǔwnǎ &amp;ǐlǎã mǎl·ʕǎbǐ &amp;l·mǎdǐynǎäǐ lǐyǎl·ʕǎbǔw&amp; bǐ&amp;l·kǔrǎäǐ &amp;lṭ^ǎ&amp;ʔͤǐrǎäǐ. wǎq^ǎ&amp;ṣų tǐl·mǐyðų mǔj·tǎhǐdų yǎq·rǎʔͣǔ wǎ yǎk·tǔbǔ fǐã &amp;ld^ǎr·sǐ wǎ yǎl·ʕǎbǔ fǐã &amp;l·fǔrǎṣǐ. ʕǐn·dǎ wǎq^ǎ&amp;ṣį mǐqǎṣ^ų yǎqǔṣ^ǔ bǐhǐ &amp;l·wǎrǎqǎ wǎ yǎʕ·mǎlǔ mǐn·hǔ ṭǎy^ǎ&amp;rǎäą. &amp;ǎxǎð·tǔ mǐqǎṣ^ą&amp; wǎ qǎṣǎṣ·tǔ bǐhǐ &amp;l·wǎrǎqǎ. hǎl· kǔn·tǎ ʕǐn·dǎ &amp;lʔͣǔs·tǎ&amp;ðǐ fǐã ǧǔr·fǎtǐhǐ? - nǎʕǎm·, kǔn·tǔ. wǎ mǎ&amp;ðǎ&amp; rǎʔͣǎy·tǎ fǐyhǎ&amp;? - rǎʔͣǎy·tǔ fǐyhǎ&amp; ṭǎ&amp;wǐlǎäą mǔdǎw^ǎrǎäą ʕǎlǎy·hǎ&amp; zǎh·rǐy^ǎäų, wǎ ʕǎlǎã &amp;lṭ^ǎ&amp;wǐlǎäǐ rǎʔͣǎy·tǔ kǔtǔbą&amp; wǎ mǎjǎl&amp;^ǎtį mǔx·tǎlǐfǎäą &amp;ǎy·ḍą&amp;, wǎ rǎʔͣǎy·tǔ ʕǎlǎã &amp;l·ḥǎ&amp;ʔͤǐṭǐ xǎrǐyṭǎäą jǔǧ·rǎ&amp;fǐy^ǎäą wǎ ʕǎlǎã &amp;lʔͣǎr·ḍǐy^ǎäǐ bǐsǎ&amp;ṭą&amp; jǎmǐyl&amp;ą ʕǎrǐyḍą&amp;, wǎ rǎʔͣǎy·tǔ fǐã zǎ&amp;wǐyǎäǐ &amp;l·ǧǔr·fǎäǐ rǔfǔwfą&amp; ʕǎlǎy·hǎ&amp; kǔtǔbų kǎθǐyrǎäų bǐ&amp;ll^ǔǧǎäǐ &amp;l·ʕǎrǎbǐy^ǎäǐ. &amp;ǎy·nǎ yǎj·lǐsǔ &amp;lʔͣǔs·tǎ&amp;ðǔ? - ʕǐn·dǎ qǐrǎ&amp;ʔǎäǐ &amp;l·kǔtǔbǐ wǎ &amp;l·mǎjǎl&amp;^ǎtǐ wǎ &amp;l·jǎrǎ&amp;ʔͤǐdǐ yǎj·lǐsǔ ʕǎ&amp;dǎäą ʕǎlǎã &amp;ld^ǐywǎ&amp;nǐ wǎ ʕǐn·dǎ &amp;l·kǐtǎ&amp;bǎäǐ yǎj·lǐsǔ ʕǎlǎã &amp;l·kǔr·sǐã^ǐ wǎrǎ&amp;ʔǎ &amp;l·mǎk·tǎbǐ. &amp;ǎnǎ&amp; ṣǎy^ǎ&amp;dǔ &amp;ls^ǎmǎkǐ wǎ ʕǐn·dǐã šǐṣ^ų &amp;ǎð·hǎbǔ bǐhǐ &amp;ǐlǎã &amp;ln^ǎh·rǐ wǎ &amp;ǎṣǐydǔ bǐhǐ &amp;ls^ǎmǎkǎ wǎ fǐã &amp;l·ǧǎdǐ &amp;ǎð·hǎbǔ bǐ&amp;ls^ǎmǎkǐ &amp;ǐlǎã &amp;ls^ǔwqǐ wǎ &amp;ǎbǐyʕǔhǔ fǐã &amp;ls^ǔwqǐ. tǎʕǎ&amp;lǎ nǎj·lǐs· ʕǎlǎã hǎðǎ&amp; &amp;l·bǐsǎ&amp;ṭǐ &amp;l·ʕǎrǐyḍǐ. tǎʕǎ&amp;lǎw·&amp; nǎð·hǎb· &amp;ǐlǎã mǎl·ʕǎbǐ &amp;l·mǎd·rǎsǎäǐ lǐnǎl·ʕǎbǎ bǐ&amp;l·kǔrǎäǐ &amp;lṭ^ǎ&amp;ʔͤǐrǎäǐ.</text:span></text:p>
      <text:p text:style-name="P2"><text:span text:style-name="T6">&amp;ld^ǎr·sǔ &amp;lθ^ǎ&amp;mǐnǔ wǎ &amp;lθ^ǎl&amp;ǎθǔwnǎ 38 ¤</text:span></text:p>
      <text:p text:style-name="P2"><text:span text:style-name="T6">ṣǔn·dǔwqų, ṣǎnǎ&amp;dǐyqǔ. qǔf·lų, &amp;ǎq·fǎ&amp;lų. mǐf·tǎ&amp;ḥų, mǎfǎ&amp;tǐyḥǔ.</text:span></text:p>
      <text:p text:style-name="P2"><text:span text:style-name="T6">ḥǐn·ṭǎäų. ṭǎmǎ&amp;ṭǐmǔ. bǎṭǎ&amp;ṭǐsǔ.</text:span></text:p>
      <text:p text:style-name="P2"><text:span text:style-name="T6">rǎb^ų, &amp;ǎr·bǎ&amp;bų. &amp;ǐlǎhų, ʔ̾lǐhǎäų. nǎbǐã^ų, &amp;ǎn·bǐyǎ&amp;ʔǔ. mǔʔͮ·mǐnų (wn). lǔʕ·bǎäų, lǔʕǎbų. nǔqǔwdų. xǔḍ·rǎwǎ&amp;tų. wǎ ǧǎy·rǔhǎ&amp; mǐnǎ &amp;l·xǔḍ·rǎwǎ&amp;tǐ. mǎk^ǎäǔ. &amp;ǎl·mǎdǐynǎäǔ. &amp;ǐs·mų, &amp;ǎs·mǎ&amp;ʔų. mǎ&amp; &amp;s·mǔkǎ? wǔlǐdǎ. dǔfǐnǎ. fǎrǐḥǎ, yǎf·rǎḥǔ, fǎrǎḥų. mǎ&amp;tǎ, yǎmǔwtǔ, mǎw·tų.//</text:span></text:p>
      <text:p text:style-name="P2"><text:span text:style-name="T6">mǎn· rǎb^ǔkǎ? - rǎb^ǐãǎ &amp;ll^ǎhǔ. mǎn· &amp;ǐlǎhǔkǎ? - &amp;ǐlǎhǐãǎ&amp;ll^ǎhǔ. wǎ mǎn· nǎbǐy^ǔkǎ? - nǎbǐy^ǐã mǔḥǎm^ǎdų. wǎ mǎ&amp; dǐynǔkǎ? - dǐynǐãǎ &amp;lʔͥǐs·l&amp;ǎmǔ. mǎn· &amp;ǐx·wǎtǔkǎ? - &amp;ǐx·wǎtǐã &amp;l·mǔs·lǐmǔwnǎ &amp;l·mǔʔͮ·mǐnǔwnǎ. wǎ mǎn· &amp;ǎxǎwǎ&amp;tǔkǎ? &amp;ǎxǎwǎ&amp;tǐã &amp;l·mǔs·lǐmǎ&amp;tǔ &amp;l·mǔʔͮ·mǐnǎ&amp;tǔ. &amp;ǎll^ǎhǔ rǎb^ǔ &amp;ln^ǎ&amp;sǐ jǎmǐyʕą&amp;, wǎ &amp;ǐlǎhǔ &amp;ln^ǎ&amp;sǐ jǎmǐyʕą&amp; wǎ mǔḥǎm^ǎdų nǎbǐy^ǔ &amp;ln^ǎ&amp;sǐ jǎmǐyʕą&amp; wǎ &amp;lʔͥǐs·l&amp;ǎmǔ dǐynǔ &amp;ln^ǎ&amp;sǐ jǎmǐyʕą&amp;. &amp;ǎy·nǎ wǔlǐdǎ nǎbǐy^ǔnǎ&amp; mǔḥǎm^ǎdų? - wǔlǐdǎ nǎbǐy^ǔnǎ&amp; mǔḥǎm^ǎdų fǐã mǎk^ǎäǎ. &amp;ǎy·nǎ mǎ&amp;tǎ mǔḥǎm^ǎdų wǎ &amp;ǎy·nǎ dǔfǐnǎ? - hǔwǎ mǎ&amp;tǎ wǎ dǔfǐnǎ fǐã &amp;l·mǎdǐynǎäǐ. mǎ&amp; &amp;s·mǔ &amp;ǎbǐyhǐ? - &amp;ǐs·mǔ &amp;ǎbǐyhǐ ʕǎb·dǔ &amp;ll^ǎhǐ. mǎ&amp; &amp;s·mǔ &amp;ǔm^ǐhǐ? - &amp;ǐs·mǔ &amp;ǔm^ǐhǐ ʔ̾mǐnǎäǔ. nǎbǐy^ǔnǎ&amp; hǔwǎ mǔḥǎm^ǎdǔ b·nǔ ʕǎb·dǐ &amp;ll^ǎhǐ.</text:span></text:p>
      <text:p text:style-name="P2"><text:span text:style-name="T6">qǎ&amp;lǎ ṣǎbǎ&amp;ḥų: ʕǐn·dǐã ṣǔn·dǔwqų fǐyhǐ nǔqǔwdǐã, wǎ lǎhǔ qǔf·lų wǎ mǐf·tǎ&amp;ḥų, ʔ̾xǔðǔ &amp;l·mǐf·tǎ&amp;ḥǎ wǎ &amp;ǎf·tǎḥǔ &amp;lṣ^ǔn·dǔwqǎ θǔm^ǎ &amp;ǎl·ʕǎbǔ </text:span><text:soft-page-break/><text:span text:style-name="T6">mǎʕǎ ṣǎdǐyqǐã ṣǎ&amp;lǐḥį wǎ nǎf·rǎḥǔ. ʕǐn·dǎmǎ&amp; sǎmǐʕ·tǔ xǎbǎrǎ &amp;ǎxǐã mǐnǎ &amp;l·mǎʕ·hǎdǐ fǎrǐḥ·tǔ jǐd^ą&amp;. mǎ&amp;ðǎ&amp; zǎrǎʕǎ &amp;l·fǎl&amp;^ǎḥǔwnǎ fǐã &amp;l·ḥǎq·lǐ fǐã &amp;ls^ǎnǎäǐ &amp;l·mǎ&amp;ḍǐyǎäǐ? - zǎrǎʕǔw&amp; fǐyhǐ fǐã &amp;ls^ǎnǎäǐ &amp;l·mǎ&amp;ḍǐyǎäǐ &amp;l·ḥǐn·ṭǎäǎ wǎ &amp;l·bǎṭǎ&amp;ṭǐsǎ wǎ &amp;lṭ^ǎmǎ&amp;ṭǐmǎ wǎ ǧǎy·rǎhǎ&amp; mǐnǎ &amp;l·xǔḍ·rǎwǎ&amp;tǐ. mǎ&amp; &amp;s·mǔkǎ? - &amp;ǐs·mǐã bǎhǎ&amp;ʔǔ &amp;ld^ǐynǐ. mǎ&amp; &amp;s·mǔ mǎdǐynǎtǐkǎ? - &amp;ǐs·mǔ mǎdǐynǎtǐã ǧǐyzǐl·yǔwr·tǔ.</text:span></text:p>
      <text:p text:style-name="P2"><text:span text:style-name="T6">&amp;ld^ǎr·sǔ &lt;^ǎ&amp;sǐʕǔ wǎ &amp;lθ^ǎl&amp;ǎθǔwnǎ 39 ¤</text:span></text:p>
      <text:p text:style-name="P2"><text:span text:style-name="T6">ʕǔl·bǎäų, ʕǔlǎbų. ḥǎb·lų, ḥǐbǎ&amp;lų. kǐysų, &amp;ǎk·yǎ&amp;sų.</text:span></text:p>
      <text:p text:style-name="P2"><text:span text:style-name="T6">qǎm·ḥų. šǎʕǐyrų. ṣǔwrǎäų, ṣǔwǎrų.</text:span></text:p>
      <text:p text:style-name="P2"><text:span text:style-name="T6">ḥǎw·ḍų, &amp;ǎḥ·wǎ&amp;ḍų. ḥǎw·ḍǔ &amp;ls^ǐbǎ&amp;ḥǎäǐ. ḥǎšǐyšų.</text:span></text:p>
      <text:p text:style-name="P2"><text:span text:style-name="T6">ṣǐb·ǧų, &amp;ǎṣ·bǎ&amp;ǧų. ʕǔl·bǎäǔ ʔͣǎṣ·bǎ&amp;ǧį. ḥǎyǎwǎ&amp;nų (&amp;t).</text:span></text:p>
      <text:p text:style-name="P2"><text:span text:style-name="T6">ḥǐṣǎ&amp;nų, ḥǔṣǔnų. ṭǎʕǎ&amp;mų, &amp;ǎṭ·ʕǐmǎäų. lǎw·nų, &amp;ǎl·wǎ&amp;nų. fǔṭǔwrų. ṣǎm·ǧų. ṣǐǧǎrų. fǐã &amp;lṣ^ǐǧǎrǐ. sǐbǎ&amp;ḥǎäų. wǎ&amp;sǐʕų. ʕǎmǐyqų. wǎq·tǎ &amp;l·fǎrǎ&amp;ǧǐ. qǎd^ǎmǎ. &amp;ǎl·ṣǎqǎ. tǎʕǎl^ǎmǎ. tǎʕǎl^ǎm·.</text:span></text:p>
      <text:p text:style-name="P2"><text:span text:style-name="T6">ḥǎmǎlǎ (ã) ḥǎm·lų. rǎbǎṭǎ (ã) rǎb·ṭų. ṣǎbǎǧǎ (&amp;) ṣǎb·ǧų.//</text:span></text:p>
      <text:p text:style-name="P2"><text:span text:style-name="T6">lǐḥǎm^ǎ&amp;dį ḥǐṣǎ&amp;nų, &amp;l·ḥǐṣǎ&amp;nǔ kǎbǐyrų. ḥǎm^ǎ&amp;dų yǎr·kǎbǔ &amp;l·ḥǐṣǎ&amp;nǎ wǎ yǎx·rǔjǔ mǐn· dǎ&amp;rǐhǐ wǎ yǎð·hǎbǔ &amp;ǐlǎã &amp;l·ḥǎq·lǐ. &amp;l·ḥǐṣǎ&amp;nǔ ḥǎy·wǎ&amp;nų mǔfǐydų fǎhǔwǎ yǎḥ·mǐlǔ &amp;lʔͣǎk·yǎ&amp;sǎ. fǐã &amp;lʔͣǎk·yǎ&amp;sǐ qǎm·ḥų wǎ šǎʕǐyrų. yǎ&amp; rǎšǐydǔ sǎ&amp;ʕǐd·nǐã ʕǎlǎã ḥǎm·lǐ hǎðǎ&amp; &amp;l·kǐysǐ &amp;ǐlǎã &amp;ls^ǎy^ǎ&amp;rǎäǐ. fǎ&amp;ṭǐmǎäǔ tǎr·bǐṭǔ &amp;l·ḥǐṣǎ&amp;nǎ bǐ&amp;l·ḥǎb·lǐ wǎ tǔqǎd^ǐmǔ &amp;ǐlǎy·hǐ &amp;l·ḥǎšǐyšǎ wǎ &amp;l·ḥǐṣǎ&amp;nǔ yǎʔͣ·kǔlǔ &amp;l·ḥǎšǐyšǎ. &amp;ǔm^ǔnǎ&amp; tǔqǎd^ǐmǔ lǎnǎ&amp; &amp;lṭ^ǎʕǎ&amp;mǎ w nǎḥ·nǔ nǎʔͣ·kǔlǔhǔ. zǎw·jǎtǐã qǎd^ǎmǎt· lǎnǎ&amp; fǔṭǔwrą&amp; wǎ nǎḥ·nǔ &amp;ǎkǎl·nǎ&amp;hǔ. ʕǐn·dǐã ʕǔl·bǎäǔ &amp;ǎṣ·bǎ&amp;ǧį, &amp;ǎr·sǔmǔ wǎq·tǎ &amp;l·fǎrǎ&amp;ǧǐ wǎ &amp;ǎṣ·bǎǧǔ &amp;lṣ^ǔwrǎäǎ bǐ&amp;ǎl·wǎ&amp;nį mǔx·tǎlǐfǎäį θǔm^ǎ &amp;ǔl·ṣǐqǔ &amp;lṣ^ǔwrǎäǎ bǐ&amp;lṣ^ǎm·ǧǐ fǐã dǎf·tǎrǐã. hǎðǎ&amp; &amp;lṣ^ǎm·ǧǔ jǎdǐydų wǎ jǎy^ǐdų. fǐã mǎdǐynǎtǐnǎ&amp; ḥǎw·ḍǔ &amp;ls^ǐbǎ&amp;ḥǎäǐ, fǐt·yǎ&amp;nǔ &amp;l·mǎdǐynǎäǐ yǎð·hǎbǔwnǎ &amp;ǐlǎã ḥǎw·ḍǐ &amp;ls^ǐbǎ&amp;ḥǎäǐ wǎ yǎs·bǎḥǎwnǎ fǐyhǐ. fǐã sǎ&amp;ḥǎäǐ dǎ&amp;rǐnǎ&amp; &amp;ǎy·ḍą&amp; ḥǎw·ḍǔ &amp;ls^ǐbǎ&amp;ḥǎäǐ, ḥǎw·ḍǔ &amp;ls^ǐbǎ&amp;ḥǎäǐ wǎ&amp;sǐʕų wǎ ʕǎmǐyqų. &amp;ǎnǎ&amp; wǎ rǐyǎ&amp;ḍų nǎs·bǎḥǔ fǐã &amp;l·ḥǎw·ḍǐ wǎ nǎl·ʕǎbǔ wǎ nǎr·kǔḍǔ bǎʕ·dǎ &amp;ls^ǐbǎ&amp;ḥǎäǐ. nǎḥ·nǔ nǔḥǐb^ǔ &amp;ls^ǐbǎ&amp;ḥǎäǎ, &amp;ǎls^ǐbǎ&amp;ḥǎäǔ nǎ&amp;fǐʕǎäų. rǐyǎ&amp;ḍų tǎʕǎl^ǎmǎ &amp;ls^ǐbǎ&amp;ḥǎäǎ fǐã ṣǐǧǎrǐhǐ wǎ &amp;ǎnǎ&amp; tǎʕǎl^ǎm·tǔ &amp;ls^ǐbǎ&amp;ḥǎäǎ fǐã ṣǐǧǎrǐã. tǎʕǎl^ǎmǐ &amp;ls^ǐbǎ&amp;ḥǎäǎ fǐã ṣǐǧǎrǐkǎ.</text:span></text:p>
      <text:p text:style-name="P2"><text:span text:style-name="T6">&amp;ǎld^ǎr·sǔ &amp;lʔͣǎr·bǎʕǔwnǎ 40 ¤</text:span></text:p>
      <text:p text:style-name="P2"><text:span text:style-name="T6">ʔͣǎsǎdų, ʔͣǔsǔwdų. nǎmǐrų, nǔmǔwrų. qǐr·dų, qǐrǎdǎäų.</text:span></text:p>
      <text:p text:style-name="P2"><text:span text:style-name="T6">dǔb^ų, dǔbǎbǎäų. ðǐʔͤ·bų, ðǐʔͤǎ&amp;bų. ǧǎzǎ&amp;lų, ǧǐz·l&amp;ǎnų.</text:span></text:p>
      <text:p text:style-name="P2"><text:span text:style-name="T6">ðǔbǎ&amp;bǎäų (&amp;t). ʕǎn·kǎbǔwtų, ʕǎnǎ&amp;kǐbǔ. nǎsǐyjǔ &amp;l·ʕǎn·kǎbǔwtǐ.</text:span></text:p>
      <text:p text:style-name="P2"><text:span text:style-name="T6">šǎbǎkǎäų (&amp;t). rǎw·ḍǎäų, rǐyǎ&amp;ḍų. xǎy·ṭų, xǔyǔwṭų. nǎs^ǎ&amp;jų (wn). ḥǎšǎrǎäų (&amp;t). wǎḥ·šǐã^ų. dǎqǐyqų. lǎṭǐyfų. ḥǐkǎ&amp;yǎäų lǎṭǐyfǎäų. ṭǐf·lų, &amp;ǎṭ·fǎ&amp;lų. rǎw·ḍǎäǔ &amp;lʔͣǎṭ·fǎ&amp;lǐ. ḥǎdǐyqǎäǔ &amp;l·ḥǎy·wǎ&amp;nǎ&amp;tǐ.</text:span></text:p>
      <text:p text:style-name="P2"><text:span text:style-name="T6">bǎy·tǔ &amp;l·ʕǎn·kǎbǔwtǐ. nǎsǎjǎ (ã) nǎs·jų. wǎqǎʕǎ (&amp;) wǔqǔwʕų.</text:span></text:p>
      <text:p text:style-name="P2"><text:soft-page-break/><text:span text:style-name="T6">ʕǎy·nų, ʕǔyǔwnų. ḍǎḥǐkǎ (&amp;) ḍǎḥǐkų. wǎθǎbǎ (ã) wǔθǔwbų.//</text:span></text:p>
      <text:p text:style-name="P2"><text:span text:style-name="T6">zǔr·nǎ&amp; ḥǎdǐyqǎäǎ &amp;l·ḥǎy·wǎ&amp;nǎ&amp;tǐ. fǐã &amp;l·ḥǎdǐyqǎäǐ ǧǎzǎ&amp;lų wǎ fǐyhǎ&amp; &amp;ǎsǎdų wǎ nǎmǐrų wǎ fǐyhǎ&amp; ðǐʔͤ·bų wǎ dǔb^ų wǎ fǐyhǎ&amp; ǧǎy·rǔhǎ&amp; mǐnǎ &amp;l·ḥǎyǎwǎ&amp;nǎ&amp;tǐ &amp;l·wǎḥ·šǐy^ǎäǐ. &amp;ǎlʔͣǎsǎdǔ ḥǎy·wǎ&amp;nų wǎḥ·šǐy^ų wǎ &amp;ln^ǎmǐrǔ wǎ &amp;ld^ǔb^ǔ wǎ &amp;lð^ǐʔͤ·bǔ wǎ &amp;l·qǐr·dǔ kǔl^ǔhǎ&amp; ḥǎy·wǎ&amp;nǎ&amp;tų wǎḥ·šǐy^ǎäų. &amp;l·ǧǎzǎ&amp;lǔ ṣǎǧǐyrų wǎ jǎmǐylų wǎ ʕǎy·nǔhǔ wǎ&amp;sǐʕǎäų. &amp;ǎl·ǧǎzǎ&amp;lǔ yǎq·fǐzǔ wǎ yǎl·ʕǎbǔ. &amp;ǎnǎ&amp; &amp;ǔḥǐb^ǔ &amp;l·ǧǎzǎ&amp;lǎ. &amp;ǔṭ·ʕǐmǔ &amp;l·ǧǎzǎ&amp;lǎ &amp;l·xǔb·zǎ mǐn· yǎdǐã. ðǎhǎbǎ ḍǐyǎ&amp;ʔų &amp;ǐlǎã &amp;lr^ǎw·ḍǎäǐ wǎ lǎʕǐbǎ mǎʕǎ &amp;lʔͣǎṭ·fǎ&amp;lǐ θǔm^ǎ jǎlǎsǎ hǔwǎ wǎ &amp;lʔͣǎṭ·fǎ&amp;lǔ lǐl·ǧǎdǎ&amp;ʔǐ wǎ bǎʕ·dǎ &amp;l·ǧǎdǎ&amp;ʔǐ sǎmǐʕǔw&amp; mǐnǎ &amp;l·mǔʕǎl^ǐmǎäǐ ḥǐkǎ&amp;yǎäą lǎṭǐyfǎäą ʕǎnǐ &amp;l·qǔrǔwdǐ fǎfǎrǐḥǔw&amp; jǎmǐyʕą&amp; wǎ ḍǎḥǐkǔw&amp;. &amp;ǎl·ʕǎn·kǎbǔwtǔ nǎs^ǎ&amp;jų mǎ&amp;hǐrų yǎn·sǐjǔ bǎy·tǎhǔ mǐn· xǔyǔwṭį dǎqǐyqǎäį. bǎy·tǔ &amp;l·ʕǎn·kǎbǔwtǐ šǎbǎkǎäų yǎṣǐydǔ bǐhǎ&amp; &amp;l·ḥǎšǎrǎ&amp;tǐ. wǎqǎʕǎt· ðǔbǎ&amp;bǎäų fǐã nǎsǐyjǐ &amp;l·ʕǎn·kǎbǔwtǐ fǎwǎθǎbǎ ʕǎlǎy·hǎ&amp; &amp;l·ʕǎn·kǎbǔwtǔ wǎ ṣǎ&amp;dǎhǎ&amp;. &amp;ǎy·nǎ yǎkǔwnǔ &amp;ǐb·nǔkǔmǔ &amp;lṣ^ǎǧǐyrǔ ʕǐn·dǎmǎ&amp; tǎð·hǎbǔ &amp;ǎn·tǎ &amp;ǐlǎã &amp;l·mǎʕ·mǎlǐ wǎ tǎð·hǎbǔ zǎw·jǎtǔkǎ &amp;ǐlǎã &amp;l·ḥǎq·lǐ? - &amp;ǐb·nǔnǎ&amp; fǐã ðǎlǐkǎ &amp;l·wǎq·tǐ yǎkǔwnǔ fǐã rǎw·ḍǎäǐ &amp;lʔͣǎṭ·fǎ&amp;lǐ. wǎ fǐã &amp;l·mǎsǎ&amp;ʔǐ ʕǐn·dǎmǎ&amp; nǎr·jǐʕǔ &amp;ǐlǎã &amp;l·bǎy·tǐ nǎʔͣ·xǔðǔhǔ mǐn·hǎ&amp;. yǎ&amp; zǔh·rǎäǔ hǎl· &amp;ǎṭ·ʕǎm·tǐ ṭǐf·lǎkǐ?</text:span></text:p>
      <text:p text:style-name="P2"><text:span text:style-name="T6">&amp;ld^ǎr·sǔ &amp;l·ḥǎ&amp;dǐã wǎ &amp;lʔͣǎr·bǎʕǔnǎ 41 ¤</text:span></text:p>
      <text:p text:style-name="P2"><text:span text:style-name="T6">jǐhǎ&amp;zǔ &lt;^ǐlǐfǔwnǐ. tǐlǐfǐz·yǔwnų (&amp;t). jǐhǎ&amp;zǔ &amp;lr^ǎ&amp;dǐyǔw.</text:span></text:p>
      <text:p text:style-name="P2"><text:span text:style-name="T6">mǎṭ·bǎxų, mǎṭǎ&amp;bǐxǔ. mǐṣ·ʕǎdų, mǎṣǎ&amp;ʕǐdǔ. ʔͣǎθǎ&amp;θų (&amp;t). wǎsǎṭų.</text:span></text:p>
      <text:p text:style-name="P2"><text:span text:style-name="T6">fǐã wǎsǎṭǐ &amp;l·mǎdǐynǎäǐ. zǎ&amp;wǐyǎäų, zǎwǎ&amp;yǎ&amp;. nǎð̣ǐyfų. mǔrǎb^ǎʕų. lǐmǎ? ǐlʔͣǎn^ǎhǔ. tǎq·rǐybą&amp;. lǎkǐn^ǎ. lǎkǐn^ǎhǔ. hǎkǎðǎ&amp;. lǎm· yǎq·rǎʔͣ·. ʔͣǎtǎd·rǐã? lǎw· kǔn·tǔ mǎkǎ&amp;nǎkǎ. (bǎkǎã, yǎb·kǐã, bǔkǎ&amp;ʔų). (ḍǎrǎbǎ, yǎḍ·rǐbǔ, ḍǎr·bų)//</text:span></text:p>
      <text:p text:style-name="P2"><text:span text:style-name="T6">hǎl· ʕǐn·dǎkǔm· tǐlǐfǐz·yǔwnų? - nǎʕǎm·, ʕǐn·dǎnǎ&amp; tǐlǐfǐz·yǔwnų. kǎ&amp;nǎ &amp;l·yǎw·mǎ fǐã &lt;^ǐlǐfǐz·yǔwnǐ fǐl·mų jǎdǐydų ʕǎn· ḥǎyǎ&amp;äǐ nǎbǐy^ǐnǎ&amp; mǔḥǎm^ǎdį, ṣǎl^ǎã &amp;ll^ǎhǔ ʕǎlǎy·hǐ wǎ sǎl^ǎmǎ. hǎl· ǧǔr·fǎtǔkǎ kǎbǐyrǎäų? l&amp;ǎ, hǐãǎ ṣǎǧǐyrǎäų lǎkǐn^ǎhǎ&amp; nǎð̣ǐyfǎäų. mǎ&amp;ðǎ&amp; yǔwjǎdǔ fǐã ǧǔr·fǎtǐkǎ mǐnǎ &amp;lʔͣǎθǎ&amp;θǐ? - tǔwjǎdǔ fǐã ǧǔr·fǎtǐã xǐzǎ&amp;nǎäǔ kǔtǔbį wǎ dǐywǎ&amp;nų wǎθǐyrų wǎ ṭǎ&amp;wǐlǎäų mǔrǎb^ǎʕǎäų ʕǎlǎy·hǎ&amp; jǐhǎ&amp;zǔ rǎ&amp;dǐyǔw wǎ jǐhǎ&amp;zǔ &lt;^ǐlǐfǔwnǐ wǎ ṭǎ&amp;wǐlǎäų ṣǎǧǐyrǎäų ʔͣǔx·rǎã mǔdǎw^ǎrǎäų fǐã zǎ&amp;wǐyǎäǐ &amp;l·ǧǔr·fǎäǐ ʕǎlǎy·hǎ&amp; jǐhǎ&amp;zǔ &lt;^ǐlǐfǐz·yǔwnǐ. hǎlǐ &amp;l·mǎṭ·bǎxǔ fǐã šǐq^ǎtǐkǔm· kǎbǐyrų? - l&amp;ǎ, &amp;l·mǎṭ·bǎxǔ fǐã šǐq^ǎtǐnǎ&amp; lǎy·sǎ kǎbǐyrą&amp;. hǎl· yǔwjǎdǔ fǐã bǎy·tǐkǔm· mǐṣ·ʕǎdų? - nǎʕǎm·, yǔwjǎdǔ fǐã bǎy·tǐnǎ&amp; mǐṣ·ʕǎdų jǎy^ǐdų jǎmǐylų. wǎ &amp;ǎy·nǎ bǎy·tǔkǔm·? - bǎy·tǔnǎ&amp; fǐã wǎsǎṭǐ &amp;l·mǎdǐynǎäǐ qǔr·bǎ ḥǎdǐyqǎäǐ &amp;l·ḥǎy·wǎ&amp;nǎ&amp;tǐ, wǎ lǐðǎlǐkǎ &amp;ǎzǔwrǔ &amp;ǎnǎ&amp; wǎ &amp;ǎxǐã &amp;lṣ^ǎǧǐyrǔ ḥǎdǐyqǎäǎ &amp;l·ḥǎy·wǎ&amp;nǎ&amp;tǐ kǔl^ǎ yǎw·mį tǎq·rǐybą&amp;. mǔḥǎm^ǎdų yǎḍ·ḥǎkǔ wǎ &amp;ǎxǔwhǔ yǎb·kǐã. lǐmǎ&amp;ðǎ&amp; yǎḍ·ḥǎkǔ mǔḥǎm^ǎdų? - ǐlʔͣǎn^ǎhǔ </text:span><text:soft-page-break/><text:span text:style-name="T6">fǎrǐḥǎ kǎθǐyrą&amp;. lǐmǎ&amp;ðǎ&amp; yǎb·kǐã &amp;ǎxǔwhǔ? - ǐlʔͣǎn^ǎhǔ lǎm· yǎq·rǎ&amp;· dǔrǔwsǎhǔ wǎ lǎm· yǎʕ·rǐf·hǎ&amp; fǎḍǎrǎbǎhǔ &amp;ǎbǔwhǔ. &amp;ǎtǎd·rǐã lǐmǎ tǎb·kǐã tǐl·kǎ &amp;l·fǎtǎ&amp;äǔ? - l&amp;ǎ &amp;ǎd·rǐã lǐmǎ&amp;ðǎ&amp; tǎb·kǐã. lǎw· kǔn·tǔ mǎkǎ&amp;nǎkǎ lǎfǎʕǎl·tǔ hǎkǎðǎ&amp;. lǎw· kǔn·tǔ mǎkǎ&amp;nǎkǎ lǎqǔl·tǔ lǎhǔ hǎkǎðǎ&amp;. lǎw· kǔn·tǔ mǎkǎ&amp;nǎkǎ mǎ&amp; fǎʕǎl·tǔ hǎkǎðǎ&amp;. lǎw· kǔn·tǔ mǎkǎ&amp;nǎkǎ mǎ&amp; bǎkǎy·tǔ.</text:span></text:p>
      <text:p text:style-name="P2"><text:span text:style-name="T6">&amp;ǎld^ǎr·sǔ &amp;lθ^ǎ&amp;nǐã wǎ &amp;lʔͣǎr·bǎʕǔwnǎ 42 ¤</text:span></text:p>
      <text:p text:style-name="P2"><text:span text:style-name="T6">jǎbǎlų, jǐbǎ&amp;lų. kǔwxų, &amp;ǎk·wǎ&amp;xų. mǎw·qǐdǔ &amp;l·ǧǎ&amp;zǐ. fǎr·xų, ʔͣǎf·rǎ&amp;xų.</text:span></text:p>
      <text:p text:style-name="P2"><text:span text:style-name="T6">bǎy·ḍǎäų, bǎy·ḍų (&amp;t). jǎw·zų. mǎṣ·yǎfų, mǎṣǎ&amp;yǐfǔ.</text:span></text:p>
      <text:p text:style-name="P2"><text:span text:style-name="T6">ṣǎdǐyqų, ʔͣǎṣ·dǐqǎ&amp;ʔǔ. ǧǎ&amp;zų (&amp;t). sǔʔͮǎ&amp;lų, &amp;ǎs·ʔͤǐlǎäų.</text:span></text:p>
      <text:p text:style-name="P2"><text:span text:style-name="T6">mǎs·ʔͤǎlǎäų, mǎsǎ&amp;ʔͤǐlǔ. mǎ&amp;mǎ&amp;. &amp;ǎlʔͣǎw^ǎlǔ. &amp;ǎlθ^ǎ&amp;nǐã. &amp;lǎθ^ǎ&amp;lǐθǔ. ʕǐd^ǎäų. ṣǎf^ų, ṣǔfǔwfų. ʕǎ&amp;lį. mǎs·rǔwrų. sǎh·lų. ṣǎʕ·bų.</text:span></text:p>
      <text:p text:style-name="P2"><text:span text:style-name="T6">mǎw·qǐdų, mǎwǎ&amp;qǐdǔ. lǎm^ǎ&amp;. lǎm^ǎ&amp; xǎrǎjǎ. ḥǎq^ą&amp;. mǐn·hǔm·. &amp;ǎh·lų, &amp;ǎhǎ&amp;lį. ṣǎl^ǎã. ṭǎbǎxǎ (&amp;) ṭǎb·xų. wǎjǎdǎ (ã) wǔjǔwdų.</text:span></text:p>
      <text:p text:style-name="P2"><text:span text:style-name="T6">ḍǎrǎbǎ - ḍǔrǐbǎ. ʔͣǔxǐðǎ. kǔtǐbǎ.//</text:span></text:p>
      <text:p text:style-name="P2"><text:span text:style-name="T6">fǐã bǐl&amp;ǎdǐnǎ&amp; jǐbǎ&amp;lų ʕǎ&amp;lǐyǎäų fǐyhǎ&amp; mǎṣǎ&amp;yǐfǔ jǎmǐylǎäų. zǔr·tǔ mǎṣ·yǎfǐã &amp;ǎm·sǐ mǎʕǎ &amp;ǎh·lǐã wǎ ṣǎl^ǎy·tǔ fǐyhǐ mǎʕǎ &amp;ǎw·l&amp;ǎdǐã wǎ qǎrǎʔͣ·nǎ&amp; &amp;l·qǔr·ʔ̾nǎ tǎḥ·tǎ &amp;ǎš·jǎ&amp;rǐ &amp;l·jǎw·zǐ wǎ fǐã &amp;l·mǎsǎ&amp;ʔǐ rǎjǎʕ·nǎ&amp; mǐn·hǔ &amp;ǐlǎã mǎn·zǐlǐnǎ&amp; mǎs·rǔwrǐynǎ. lǎy·θų lǎhǔ ʕǐd^ǎäǔ &amp;ǎṣ·dǐqǎ&amp;ʔǐ mǐn·hǔm· zǎy·dų wǎ hǔwǎ yǎtǎʕǎl^ǎmǔ fǐã &amp;lṣ^ǎf^ǐ &amp;lʔͣǎw^ǎlǐ wǎ rǎ&amp;ʔͤǐdų wǎ hǔwǎ yǎtǎʕǎl^ǎmǔ fǐã &amp;lṣ^ǎf^ǐ &amp;lθ^ǎ&amp;nǐã wǎ ḥǎ&amp;rǐθų wǎ hǔwǎ yǎtǎʕǎl^ǎmǔ fǐã &amp;lṣ^ǎf^ǐ &amp;lθ^ǎ&amp;lǐθǐ. rǎʔͣǎy·tǔ kǔwxǎ dǎjǎ&amp;jį fǐyhǐ bǎy·ḍų wǎ fǐyhǐ ʕǐd^ǎäǔ &amp;ǎf·rǎ&amp;xį. lǎm^ǎ&amp; rǎjǎʕ·tǔ &amp;ǐlǎã &amp;l·bǎy·tǐ wǎjǎd·tǔ mǎ&amp;mǎ&amp; tǎṭ·bǎxǔ lǎnǎ&amp; ṭǎʕǎ&amp;mą&amp; lǎðǐyðą&amp;. fǐã mǎṭ·bǎxǐnǎ&amp; mǎw·qǐdǔ &amp;l·ǧǎ&amp;zǐ. nǎḥ·nǔ nǎṭ·bǎxǔ &amp;lṭ^ǎʕǎ&amp;mǎ ʕǎlǎã mǎw·qǐdǐ &amp;l·ǧǎ&amp;zǐ. hǎl· ʕǐn·dǎkǎ sǔʔͮǎ&amp;lų &amp;ǐlǎã^ǎ? - nǎʕǎm·, ʕǐn·dǐã &amp;ǐlǎy·kǎ ʕǐd^ǎäǔ &amp;ǎs·ʔͤǐlǎäį. hǎl· &amp;ǎs·ʔͤǐlǎtǔkǎ sǎh·lǎäų? - nǎʕǎm·, hǐãǎ sǎh·lǎäų wǎ lǎy·sǎt· ṣǎʕ·bǎäą. hǎ&amp;tǐ &amp;ǎs·ʔͤǐlǎtǎkǎ? - &amp;ls^ǔʔͮǎ&amp;lǔ &amp;lʔͣǎw^ǎlǔ: mǎn· &amp;ǐlǎhǔkǎ? wǎ &amp;ls^ǔʔͮǎ&amp;lǔ &amp;lθ^ǎ&amp;nǐã: mǎ&amp;dǐynǔkǎ? wǎ &amp;ls^ǔʔͮǎ&amp;lǔ &amp;lθ^ǎ&amp;lǐθǔ: mǎn· nǎbǐy^ǔkǎ? - &amp;ǐlǎhǐãǎ &amp;ll^ǎhǔ wǎ dǐynǐãǎ &amp;lʔͥǐs·l&amp;ǎmǔ wǎ nǎbǐy^ǐã mǔḥǎm^ǎdǔ b·nǔ ʕǎb·dǐ &amp;ll^ǎhǐ. - &amp;ǎn·tǎ mǔs·lǐmų ḥǎq^ą&amp;. dǔrǔwsǔ hǎðǎ&amp; &amp;l·kǐtǎ&amp;bǐ sǎh·lǎäų. dǔrǔwsǔ hǎðǎ&amp; &amp;l·kǐtǎ&amp;bǐ kǔtǐbǎt· lǐlʔͣǎṭ·fǎ&amp;lǐ &amp;lṣ^ǐǧǎ&amp;rǐ fǐyhǎ&amp; ṣǔwǎrǔ &amp;l·ḥǎy·wǎ&amp;nǎ&amp;tǐ wǎ &amp;lʔͣǎš·jǎ&amp;rǐ. hǎðǐhǐ &amp;l·mǎs·ʔͤǎlǎäǔ ṣǎʕ·bǎäų wǎ kǎ&amp;nǎt· mǎs·ʔͤǎlǎäǔ &amp;lʔͣǎm·sǐ sǎh·lǎäą.</text:span></text:p>
      <text:p text:style-name="P2"><text:span text:style-name="T6">&amp;ǎld^ǎr·sǔ &amp;lθ^ǎ&amp;lǐθǔ wǎ &amp;lʔͣǎr·bǎʕǔwnǎ 43 ¤</text:span></text:p>
      <text:p text:style-name="P2"><text:span text:style-name="T6">qǐṭǎ&amp;rų, qǔṭǔrų. ḥǎqǐybǎäų, ḥǎqǎ&amp;ʔͤǐbǔ. dǔm·yǎäų, dǔmąã.</text:span></text:p>
      <text:p text:style-name="P2"><text:span text:style-name="T6">tǔf^ǎ&amp;ḥų. kǔm^ǎθ·rǎã. xǎw·xų.</text:span></text:p>
      <text:p text:style-name="P2"><text:span text:style-name="T6">ʕǐnǎbų. nǎx·lų, nǎxǐylų. xǎy·mǎäų, xǐyǎ&amp;mų.</text:span></text:p>
      <text:p text:style-name="P2"><text:span text:style-name="T6">sǎfǎrų, ʔͣǎs·fǎ&amp;rų. θǎw·bų, &amp;ǎθ·wǎ&amp;bų, θǐyǎ&amp;bų. θǐyǎ&amp;bǔ &amp;l·mǎd·rǎsǎäǐ. mǐš·mǐšų. kǔr^ǎ&amp;sǎäų (&amp;t). ṣǎ&amp;ḥǐbų, &amp;ǎṣ·ḥǎ&amp;bų. bǎʕ·dǎ sǎnǎäį. tǎnǎ&amp;wǎlǎ &amp;lṭ^ǎʕǎ&amp;mǎ. bǎ&amp;bǎ&amp;. ḥǎw·lǎ... mǎ&amp;yǎzǎ&amp;lǔ. mǎ&amp;yǎzǎ&amp;lǔ ṣǎǧǐyrą&amp;. </text:span><text:soft-page-break/><text:span text:style-name="T6">qǎ&amp;bǎlǎ.</text:span></text:p>
      <text:p text:style-name="P2"><text:span text:style-name="T6">sǎl^ǎmǎ ʕǎlǎã... bǎy·nǎ... bǎy·nǎnǎ&amp;. nǎṣǎbǎ (ã) nǎṣ·bų.</text:span></text:p>
      <text:p text:style-name="P2"><text:span text:style-name="T6">nǎṣǎbǎ &amp;l·xǎy·mǎäǎ. ḥǎ&amp;nǎ (ã) ḥǎy·nǔwnǎäų. ḥǎ&amp;nǎ wǎq·tǔ &amp;lṣ^ǎl&amp;ǎäǐ.</text:span></text:p>
      <text:p text:style-name="P2"><text:span text:style-name="T6">kǎbǔrǎ (w) kǐbǎrų.//</text:span></text:p>
      <text:p text:style-name="P2"><text:span text:style-name="T6">xǎrǎjǎ &amp;l·mǔʕǎl^ǐmǔ mǎʕǎ tǎl&amp;ǎmǐyðǐhǐ &amp;ǐlǎã &amp;l·bǔs·tǎ&amp;nǐ. fǐã &amp;l·bǔs·tǎ&amp;nǐ xǎw·xų wǎ tǐynų wǎ tǎm·rų wǎ ʕǐnǎbų wǎ tǔf^ǎ&amp;ḥų wǎ mǐš·mǐšų wǎ kǔm^ǎθ·rǎã. nǎṣǎbǔw&amp; xǎy·mǎäą bǎy·nǎ &amp;ln^ǎxǐylǐ wǎ jǎlǎsǔw&amp; fǐyhǎ&amp; wǎ lǎm^ǎ&amp; ḥǎ&amp;nǎ wǎq·tǔ &amp;lṣ^ǎl&amp;ǎäǐ qǎ&amp;mǔw&amp; fǎṣǎl^ǎw·&amp; wǎ bǎʕ·dǎ &amp;lṣ^ǎl&amp;ǎäǐ jǎlǎsǔw&amp; lǐl·ǧǎdǎ&amp;ʔǐ fǎtǎnǎ&amp;wǎlǔw&amp; &amp;l·ǧǎdǎ&amp;ʔǎ θǔm^ǎ qǎrǎʔͣǔw&amp; dǔrǔwsǎhǔm·. ʕǎ&amp;dǎ &amp;ǎbǔwnǎ&amp; mǐn· sǎfǎrǐhǐ fǎjǎlǎs·nǎ&amp; ḥǎw·lǎhǔ fǎfǎtǎḥǎ &amp;l·ḥǎqǐybǎäǎ wǎ qǎd^ǎmǎ &amp;ǐlǎy·nǎ&amp; hǎdǎ&amp;yǎ&amp; wǎ qǎ&amp;lǎ: "hǎðǎ&amp; qǐṭǎ&amp;rų lǎkǎ yǎ&amp; wǎlǐydǔ, wǎ hǎðǐhǐ dǔm·yǎäų lǎkǐ yǎ&amp; hǐn·dǔ, wǎ hǎðǎ&amp; fǎrǎsų xǎšǎbǐã^ų lǎkǎ yǎ&amp; fǎrǐydǔ". fǎqǔl·nǎ&amp; lǎhǔ: šǔk·rą&amp; lǎkǎ yǎ&amp; bǎ&amp;bǎ&amp;, &amp;ǎll^ǎhǔ yǎr·ʕǎ&amp;kǎ. qǎ&amp;lǎ ʕǔmǎrǔ ǐlʔͣǔm^ǐhǐ: &amp;ǎnǎ&amp; &amp;ǎl·bǎsǔ θǐyǎ&amp;bǎ &amp;l·mǎd·rǎsǎäǐ wǎ ʔ̾xǔðǔ &amp;l·kǔr^ǎ&amp;sǎäǎ wǎ &amp;ǎð·hǎbǔ &amp;ǐlǎã &amp;l·mǎd·rǎsǎäǐ, fǎqǎ&amp;lǎt· &amp;ǎmǎlǔ: &amp;ǎnǎ&amp; kǎbǔr·tǔ yǎ&amp; &amp;ǔm^ǐã wǎ ʕǐn·dǐã θǎw·bų jǎdǐydų wǎ ʕǐn·dǐã kǔr^ǎ&amp;sǎäų jǎdǐydǎäų wǎ &amp;ǔḥǐb^ǔ &amp;ǎn· &amp;ǎð·hǎbǎ mǎʕǎ ʕǔmǎrǎ &amp;ǐlǎã &amp;l·mǎd·rǎsǎäǐ wǎ &amp;ǔḥǐb^ǔ &amp;ǎn· &amp;ǎd·rǔsǎ fǐã &amp;l·mǎd·rǎsǎäǐ fǎḍǎḥǐkǎ ʕǔmǎrǔ wǎ qǎ&amp;lǎ: &amp;ǎn·tǐ mǎ&amp; tǎzǎ&amp;lǐynǎ ṣǎǧǐyrǎäą, wǎ qǎ&amp;lǎtǐ &amp;·lʔͣǔm^ǔ: tǎð·hǎbǐynǎ bǎʕ·dǎ sǎnǎäǐ yǎ&amp; bǐn·tǐã. ðǎhǎbǎ ʕǔmǎrǔ &amp;ǐlǎã &amp;l·mǎd·rǎsǎäǐ wǎ qǎ&amp;bǎlǎ &amp;ǎṣ·ḥǎ&amp;bǎhǔ wǎ sǎl^ǎmǎ ʕǎlǎy·hǐm· wǎ sǎl^ǎmǔw&amp; ʕǎlǎy·hǐ.</text:span></text:p>
      <text:p text:style-name="P2"><text:span text:style-name="T6">&amp;ǎld^ǎr·sǔ &amp;lr^ǎ&amp;bǐʕǔ wǎ &amp;·lʔͣǎr·bǎʕǔwnǎ 44 ¤</text:span></text:p>
      <text:p text:style-name="P2"><text:span text:style-name="T6">jǔn·dǐã^ų, jǔnǔwdų. jǎrǎsų, ʔͣǎj·rǎ&amp;sų. jǔn·dų, jǔnǔwdų. wǎṭǎnų, ʔͣǎw·ṭǎ&amp;nų. šǎʕ·bų, šǔʕǔwbų. jǎy·šų, jǔyǔwšų. bǎṭǎlų, ʔͣǎb·ṭǎ&amp;lų.</text:span></text:p>
      <text:p text:style-name="P2"><text:span text:style-name="T6">&amp;ǎl·jǎy·šǔ &amp;l·bǎṭǎlǔ. ṣǎf^ų, ṣǔfǔwfų. ḥǎw·šų, ʔͣǎḥ·wǎ&amp;šų. &amp;ǐs·l&amp;ǎmǐã^ų. rǎʕǎ&amp;kǎ &amp;ll^ǎhǔ. dǎ&amp;fǎʕǎ ʕǎn·... dǎ&amp;fǎʕǎ ʕǎn· dǐynǐhǐ.</text:span></text:p>
      <text:p text:style-name="P2"><text:span text:style-name="T6">wǎqǎfǎ (ã) wǔqǔwfų. wǎqǎfǎ fǐã ṣǎf^į. dǎq^ǎ (w) dǎq^ų.</text:span></text:p>
      <text:p text:style-name="P2"><text:span text:style-name="T6">dǎq^ǎ &amp;l·jǎrǎsǔ. yǎḥ·yǎã. yǎḥ·yǎã &amp;·lʔͥǐs·l&amp;ǎmǔ. dǎw·lǎäų, dǔwǎlų.</text:span></text:p>
      <text:p text:style-name="P2"><text:span text:style-name="T6">tǎḥ·yǎã dǎw·lǎäǔ &amp;lʔͥǐs·l&amp;ǎmǐ. ʕǎlǎy·nǎ&amp; &amp;ǎn· n^ǎð·hǎbǎ. ʕǎlǎy·nǎ&amp; ʔͣǎn·...//</text:span></text:p>
      <text:p text:style-name="P2"><text:span text:style-name="T6">&amp;ǎnǎ&amp; jǔn·dǐã^ų mǔs·lǐmų wǎ &amp;ǎnǎ&amp; jǔn·dǐã^ǔ &amp;lʔͥǐs·l&amp;ǎmǐ. nǎḥ·nǔ jǎmǐyʕą&amp; jǔnǔwdǔ &amp;lʔͥǐs·l&amp;ǎmǐ. wǎ ʕǎlǎy·nǎ&amp; ʔͣǎn· nǔḥǐb^ǎ &amp;lʔͥǐs·l&amp;ǎmǎ wǎ nǔḥǐb^ǎ jǔn·dǎ &amp;lʔͥǐs·l&amp;ǎmǐ. &amp;l·jǔn·dǐã^ǔ &amp;l·mǔs·lǐmǔ yǔḥǐb^ǔ wǎṭǎnǎhǔ wǎ dǐynǎhǔ wǎ šǎʕ·bǎhǔ wǎ yǔdǎ&amp;fǐʕǔ ʕǎn·hǔm·. jǎy·šǔnǎ&amp; jǎy·šǔ &amp;lʔͥǐs·l&amp;ǎmǐ wǎ nǎḥ·nǔ jǔn·dǔ &amp;lʔͥǐs·l&amp;ǎmǐ. rǎʕǎ&amp;kǎ &amp;ll^ǎhǔ yǎ&amp; jǎy·šǎnǎ&amp; &amp;lʔͥǐs·l&amp;ǎmǐã^ǎ yǎ&amp; jǎy·šǎnǎ&amp; &amp;l·bǎṭǎlǎ! kǎ&amp;nǎtǐ &amp;l·mǔʕǎl^ǐmǎäǔ fǐã ḥǎw·šǐ &amp;l·mǎd·rǎsǎäǐ, nǎð̣ǎrǎt· &amp;ǐlǎy·hǎ&amp; zǎy·nǎbǔ fǎqǎ&amp;lǎt·: &amp;ǔn·ð̣ǔr· yǎ&amp; ʕǔmǎrǔ, &amp;ǎl·mǔʕǎl^ǐmǎäǔ. ðǎhǎbǎt· zǎy·nǎbǔ &amp;ǐlǎã &amp;l·mǔʕǎl^ǐmǎäǐ wǎ sǎl^ǎmǎt· ʕǎlǎy·hǎ&amp; wǎ sǎl^ǎmǎ ʕǎlǎy·hǎ&amp; ʕǔmǎrǔ wǎ ḥǎ&amp;zǐmų ʔͣǎy·ḍą&amp;. wǎ lǎm^ǎ&amp; dǎq^ǎ &amp;l·jǎrǎsǔ wǎqǎfǎ ʕǔmǎrǔ wǎ &amp;ǎṣ·ḥǎ&amp;bǔhǔ fǐã ṣǎf^į. wǎ wǎqǎfǎ </text:span><text:soft-page-break/><text:span text:style-name="T6">&lt;^ǎl&amp;ǎmǐyðǔ mǐn· fǔṣǔwlį &amp;ǔx·rǎã fǐã ṣǔfǔwfį wǎ &amp;ǎmǎ&amp;mǎ kǔl^ǐ ṣǎf^į mǔʕǎl^ǐmų &amp;ǎw· mǔʕǎl^ǐmǎäų. rǎfǎʕǎ &lt;^ǎl&amp;ǎmǐyðǔ &amp;l·ʕǎlǎmǎ ʕǎ&amp;lǐyą&amp; wǎ qǎ&amp;lǔw&amp;: yǎḥ·yǎ&amp; &amp;lʔͥǐs·l&amp;ǎmǔ! yǎḥ·yǎ&amp; &amp;lʔͥǐs·l&amp;ǎmǔ! tǎḥ·yǎ&amp; dǎw·lǎäǔ &amp;lʔͥǐs·l&amp;ǎmǐ! tǎḥ·yǎ&amp; dǎw·lǎäǔ &amp;lʔͥǐs·l&amp;ǎmǐ! ʕǎlǎã kǔl^ǐ dǎw·lǎäį &amp;ǎn· tǎkǔwnǎ ʔͥǐs·l&amp;ǎmǐy^ǎäą. ʕǎlǎã &amp;ld^ǔwǎlǐ jǎmǐyʕą&amp; &amp;ǎn· tǎkǔwnǎ dǎw·lǎäą wǎ&amp;ḥǐdǎäą dǎw·lǎäą &amp;ǐs·l&amp;ǎmǐy^ǎäą. ʕǎlǎy·nǎ&amp; jǎmǐyʕą&amp; &amp;ǎn· nǎkǔwnǎ jǔnǔwdą&amp; fǐã &amp;ld^ǎw·lǎäǐ &amp;lʔͥǐs·l&amp;ǎmǐy^ǎäǐ. ʕǎlǎã &amp;lš^ǔʕǔwbǐ jǎmǐyʕą&amp; &amp;ǎn· tǎkǔwnǎ šǎʕ·bą&amp; &amp;ǐs·l&amp;ǎmǐy^ą&amp; wǎ&amp;ḥǐdą&amp;.</text:span></text:p>
      <text:p text:style-name="P2"><text:span text:style-name="T6">&amp;ld^ǎr·sǔ &amp;l·xǎ&amp;mǐsǔ wǎ &amp;lʔͣǎr·bǎʕǔwnǎ 45 ¤</text:span></text:p>
      <text:p text:style-name="P2"><text:span text:style-name="T6">dǎb^ǎ&amp;bǎäų (&amp;t). ṭǎ&amp;ʔͤǐrǎäų (&amp;t). sǎl^ǎäų, sǐl&amp;ǎlų. mǔh·mǎl&amp;ǎtų. sǎl^ǎäǔ &amp;l·mǔh·mǎl&amp;ǎtǐ. mǎṣ·nǎʕų, mǎṣǎ&amp;nǐʕǔ. wǎrǎqǎäų (&amp;t).</text:span></text:p>
      <text:p text:style-name="P2"><text:span text:style-name="T6">mǎṣ·nǎʕǔ &amp;ls^ǎy^ǎ&amp;rǎ&amp;tǐ. mǎṣ·nǎʕǔ &amp;ld^ǎb^ǎ&amp;bǎ&amp;tǐ. mǎṣ·nǎʕǔ &amp;lṭ^ǎ&amp;ʔͤǐrǎ&amp;tǐ. yǎn·bǎǧǐã. yǎn·bǎǧǐã &amp;ǎn· tǎʕ·lǎmǎ. &amp;ǎr·ḍų, &amp;ǎrǎ&amp;ḍį. ʕǎlǎã &amp;lʔͣǎr·ḍǐ. rǐḥ·lǎäų, rǐḥǐl&amp;ǎtų. (mǎšǎã, yǎm·šǐã, mǎš·ãų).</text:span></text:p>
      <text:p text:style-name="P2"><text:span text:style-name="T6">(rǎmǎã, yǎr·mǐã, rǎm·ãų). (wǎḍǎʕǎ, yǎḍǎʕǔ, wǎḍ·ʕų).</text:span></text:p>
      <text:p text:style-name="P2"><text:span text:style-name="T6">(jǎrǎã, yǎj·rǐã, jǎr·ãų). (qǎ&amp;mǎ bǐ, yǎqǔwmǔ, qǐyǎ&amp;mų). qǎ&amp;mǎ bǐrǐḥ·lǎäį. sǎl&amp;ǎmų. rǎd^ǎ &amp;ls^ǎl&amp;ǎmǎ ʕǎlǎã... xǎl·fǎ... jǎrǎã xǎl·fǎhǔ.//</text:span></text:p>
      <text:p text:style-name="P2"><text:span text:style-name="T6">kǎ&amp;nǎ &amp;ǎḥ·mǎdǔ yǎm·šǐã fǐã &amp;l·ḥǎw·šǐ fǎrǎʔͣǎã wǎrǎqǎäą ʕǎlǎã &amp;lʔͣǎr·ḍǐ fǎqǎ&amp;lǎ: mǎn· rǎmǎã &amp;l·wǎrǎqǎäǎ fǐã &amp;l·ḥǎw·šǐ? qǎ&amp;lǎ ʕǎlǐã^ų: l&amp;ǎ &amp;ǎd·rǐã mǎn· rǎmǎã &amp;l·wǎrǎqǎäǎ fǐã &amp;l·ḥǎw·šǐ, wǎ lǎkǐn· hǔnǎ&amp;kǎ sǎl^ǎäų lǐl·mǔh·mǎl&amp;ǎtǐ nǎḍǎʕǔ fǐyhǎ&amp; &amp;l·wǎrǎqǎ xǔð·hǎ&amp; yǎ&amp; &amp;ǎḥ·mǎdǔ wǎ ḍǎʕ·hǎ&amp; fǐã &amp;ls^ǎl^ǎäǐ. &amp;ǎxǎðǎ &amp;ǎḥ·mǎdǔ &amp;l·wǎrǎqǎäǎ wǎ ðǎhǎbǎ bǐhǎ&amp; &amp;ǐlǎã sǎl^ǎäǐ &amp;l·mǔh·mǎl&amp;ǎtǐ wǎ wǎḍǎʕǎ &amp;l·wǎrǎqǎäǎ fǐã &amp;ls^ǎl^ǎäǐ wǎ qǎ&amp;lǎ: mǎd·rǎsǎtǔnǎ&amp; yǎn·bǎǧǐã &amp;ǎn· tǎkǔwnǎ nǎð̣ǐyfǎäą. wǎ bǎʕ·dǎ qǎlǐylį dǎq^ǎ &amp;l·jǎrǎsǔ fǎjǎrǎã &lt;^ǎl&amp;ǎmǐyðǔ &amp;ǐlǎã &amp;l·fǎṣ·lǐ wǎ dǎxǎlǔw&amp; &amp;l·fǎṣ·lǎ θǔm^ǎ dǎxǎlǎ &amp;l·mǔʕǎl^ǐmǔ xǎl·fǎhǔm· wǎ sǎl^ǎmǎ ʕǎlǎã &amp;l·jǎmǐyʕǐ fǎrǎd^ǔw&amp; ʕǎlǎy·hǐ &amp;ls^ǎl&amp;ǎmǎ. ʔͣǎy^ǔhǎ&amp; &amp;l·wǎlǎdǔ &amp;l·mǔs·lǐmǔ yǎn·bǎǧǐã &amp;ǎn· tǎkǔwnǎ nǎð̣ǐyfą&amp;, wǎ yǎn·bǎǧǐã &amp;ǎn· tǎkǔwnǎ θǐyǎ&amp;bǔkǎ nǎð̣ǐyfǎäą wǎ &amp;ǎn· tǎkǔwnǎ kǔtǔbǔkǎ wǎ dǎfǎ&amp;tǐrǔkǎ nǎð̣ǐyfǎäą wǎ &amp;ǎn· tǎkǔwnǎ ḥǔj·rǎtǔkǎ nǎð̣ǐyfǎäą ǐlʔͣǎn^ǎkǎ mǔs·lǐmų wǎ &amp;l·mǔs·lǐmǔ dǎ&amp;ʔͤǐmą&amp; nǎð̣ǐyfų wǎ &amp;ll^ǎhǔ yǔḥǐb^ǔ &amp;ln^ǎð̣ǐyfǎ. fǐã mǎdǐynǎtǐnǎ&amp; mǎṣǎ&amp;nǐʕǔ kǎθǐyrǎäų: mǐn·hǎ&amp; mǎṣ·nǎʕǔ &amp;ls^ǎy^ǎ&amp;rǎ&amp;tǐ wǎ mǎṣ·nǎʕǔ &amp;lṭ^ǎ&amp;ʔͤǐrǎ&amp;tǐ wǎ mǎṣ·nǎʕǔ &amp;ld^ǎb^ǎ&amp;bǎ&amp;tǐ wǎ ǧǎy·rǔhǎ&amp; mǐnǎ &amp;l·mǎṣǎ&amp;nǐʕǐ. qǔm·nǎ&amp; ʔͣǎm·sǐ bǐrǐḥ·lǎäį &amp;ǐlǎã mǎṣ·nǎʕǐ &amp;ld^ǎb^ǎ&amp;bǎ&amp;tǐ fǎrǎʔͣǎy·nǎ&amp; fǐyhǐ dǎb^ǎ&amp;bǎ&amp;tį jǎdǐydǎäą.</text:span></text:p>
      <text:p text:style-name="P2"><text:span text:style-name="T6">&amp;ld^ǎr·sǔ &amp;ls^ǎ&amp;dǐsǔ wǎ &amp;lʔͣǎr·bǎʕǔwnǎ 46 ¤</text:span></text:p>
      <text:p text:style-name="P2"><text:span text:style-name="T6">sǎb^ǔwrǎäų. qǎlǎmǔ rǎṣǎ&amp;ṣį. qǎlǎmǔ ḥǐb·rį. fǎk^ǎrǎ. fǎk^ǎrǎ fǐymǎ&amp; yǎf·ʕǎlǔ. ʔ̾tį. ʕǐbǎ&amp;rǎäų (&amp;t). &amp;ǔs·bǔwʕų, &amp;ǎsǎ&amp;bǐyʕǔ. xǎrǎxǎ fǐã rǐḥ·lǎäį. wǎhǎkǎðǎ&amp;. fǎ&amp;ǐðǎ&amp;. jǎn·bǎ... qǎ&amp;dǐmų.</text:span></text:p>
      <text:p text:style-name="P2"><text:span text:style-name="T6">ǧǎ&amp;bǎäų (&amp;t). sǎʔͣǎlǎ ʕǎn·... &amp;ǐm^ǎ&amp;... &amp;ǎw·... &amp;ǐðą&amp;.</text:span></text:p>
      <text:p text:style-name="P2"><text:span text:style-name="T6">yǎkǔwnǔ - sǎyǎkǔwnǔ. yǎq·rǎʔͣǔ - sǎyǎq·rǎʔͣǔ. kǎmǎ&amp; qǎ&amp;lǎ. mǎ&amp; lǎw·nǔhǔ?</text:span></text:p>
      <text:p text:style-name="P2"><text:soft-page-break/><text:span text:style-name="T6">&amp;ǎb·yǎḍǔ, bǎy·ḍǎ&amp;ʔǔ, bǐyḍų. &amp;ǎs·wǎdǔ, sǎw·dǎ&amp;ʔǔ, sǔwdų</text:span></text:p>
      <text:p text:style-name="P2"><text:span text:style-name="T6">&amp;ǎḥ·mǎrǔ, ḥǎm·rǎ&amp;ʔǔ, ḥǔm·rų. šǎkǎrǎ (w) šǔk·rų//</text:span></text:p>
      <text:p text:style-name="P2"><text:span text:style-name="T6">jǎrǎã xǎ&amp;lǐdų fǐã sǎ&amp;ḥǎäǐ &amp;l·mǎd·rǎsǎäǐ fǎ&amp;ǐðǎ&amp; bǐqǎlǎmį, qǎ&amp;lǎ: qǎlǎmų, qǎlǎmų mǎn·? fǎk^ǎrǎ xǎ&amp;lǐdų fǐymǎ&amp; yǎf·ʕǎlǔ bǐhǐ fǎdǎxǎlǎ &amp;l·fǎṣ·lǎ wǎ ðǎhǎbǎ &amp;ǐlǎã &amp;ls^ǎb^ǔwrǎäǐ wǎ ʔͣǎxǎðǎ &amp;lṭ^ǎbǎ&amp;šǐyrǎ wǎ kǎtǎbǎ ʕǎlǎy·hǎ&amp; &amp;l·ʕǐbǎ&amp;rǎäǎ &amp;lʔ̾tǐyǎäǎ "&amp;ǐn^ǐã wǎjǎd·tǔ qǎlǎmǎ ḥǐb·rį fǐã &amp;l·ḥǎw·šǐ, qǎlǎmǔ mǎn·?". qǎrǎ&amp;ǎ ʕǎ&amp;ṣǐmų &amp;l·ʕǐbǎ&amp;rǎäǎ ʕǎlǎã &amp;ls^ǎb^ǔwrǎäǐ wǎ sǎʔͣǎlǎ xǎ&amp;lǐdą&amp; ʕǎnǐ &amp;l·qǎlǎmǐ. fǎqǎ&amp;lǎ lǎhǔ xǎ&amp;lǐdų: hǎl· hǔwǎ qǎlǎmǔkǎ? qǎ&amp;lǎ: nǎʕǎm·, qǎ&amp;lǎ: &amp;ǐðą&amp; fǎmǎ&amp; lǎw·nǔhǔ? hǔwǎ &amp;ǎb·yǎḍǔ wǎ fǐyhǐ ḥǐb·rų &amp;ǎḥ·mǎrǔ. fǎnǎð̣ǎrǎ fǎ&amp;ǐðǎ&amp; hǔwǎ kǎmǎ&amp; qǎ&amp;lǎ. fǎʔͣǎxǎðǎ ʕǎ&amp;ṣǐmų &amp;l·qǎlǎmǎ wǎ šǎkǎrǎ xǎ&amp;lǐdą&amp;. qǎ&amp;lǎtǐ &amp;l·mǔʕǎl^ǐmǎäǔ lǐtǎl&amp;ǎmǐyðǐhǎ&amp;: &amp;ǎl·yǎw·mǎ nǎx·rǔjǔ fǐã rǐḥ·lǎäį ḥǎw·lǎ &amp;l·mǎdǐynǎäǐ, wǎ fǐã &amp;l&amp;ǔs·bǔwʕǐ &amp;l·qǎ&amp;dǐmǐ sǎnǎx·rǔjǔ fǐã rǐḥ·lǎäį &amp;ǐlǎã &amp;l·ǧǎ&amp;bǎäǐ &amp;ǎw· &amp;ǐlǎã &amp;l·ḥǎdǐyqǎäǐ jǎn·bǎ &amp;l·mǎs·rǎḥǐ &amp;ǎw· &amp;ǐlǎã mǎṣ·nǎʕį mǐn· mǎṣǎ&amp;nǐʕǐ &amp;l·mǎdǐynǎäǐ. wǎ fǐã &amp;l&amp;ǔs·bǔwʕǐ &amp;l·qǎ&amp;dǐmǐ xǎrǎjǎtǐ &lt;^ǎl&amp;ǎmǐyðǔ, kǎmǎ&amp; qǎ&amp;lǎtǐ &amp;l·mǔʕǎl^ǐmǎäǔ, fǐã rǐḥ·lǎäį &amp;ǐlǎã &amp;l·ǧǎ&amp;bǎäǐ.</text:span></text:p>
      <text:p text:style-name="P2"><text:span text:style-name="T6">&amp;ld^ǎr·sǔ &amp;ls^ǎ&amp;bǐʕǔ wǎ &amp;lʔͣǎr·bǎʕǔwnǎ 47 ¤</text:span></text:p>
      <text:p text:style-name="P2"><text:span text:style-name="T6">ṭǎ&amp;bǐʕų, ṭǎwǎ&amp;bǐʕǔ. ð̣ǎr·fų, ð̣ǔrǔwfų. ṣǔn·dǔwqǔ &amp;l·bǎrǐydǐ.</text:span></text:p>
      <text:p text:style-name="P2"><text:span text:style-name="T6">xǐṭǎ&amp;bų (&amp;t). ṭǎrǐyqų, ṭǔrǔqų. ḥǎjǎrų, ʔͣǎḥ·jǎ&amp;rų. bǎrǐydų.</text:span></text:p>
      <text:p text:style-name="P2"><text:span text:style-name="T6">sǎ&amp;ʕǐã &amp;l·bǎrǐydǐ. mǎk·tǎbǔ &amp;l·bǎrǐydǐ. &amp;ǐš·tǎrǎã. hǎðǎ&amp; hǔwǎ. hǎy^ǎ&amp;.</text:span></text:p>
      <text:p text:style-name="P2"><text:span text:style-name="T6">hǎy^ǎ&amp; nǎj·lǐs·. l&amp;ǎbǔd^ǎ mǐn·... θǎqǐylų. wǎ mǎʕǎ ðǎlǐkǎ. bǎʕǐydą&amp;. ǧǎy·rǎ bǎʕǐydį.</text:span></text:p>
      <text:p text:style-name="P2"><text:span text:style-name="T6">kǎy·fǎ? tǎrǎkǎ (w) tǎr·kų. dǎʕǎ&amp; (w) dǎʕ·wǎäų. sǎd^ǎ (w) sǎd^ų.//</text:span></text:p>
      <text:p text:style-name="P2"><text:span text:style-name="T6">yǔwjǎdǔ fǐã šǎ&amp;rǐʕǐnǎ&amp; ǧǎy·rǎ bǎʕǐydį ʕǎn· dǎ&amp;rǐnǎ&amp; mǎk·tǎbǔ bǎrǐydį. ʕǎm^ǔnǎ&amp; sǎ&amp;ʕǐã &amp;l·bǎrǐydǐ. hǎðǎ&amp; hǔwǎ mǎk·tǎbǔ &amp;l·bǎrǐydǐ. fǐã mǎk·tǎbǐ &amp;l·bǎrǐydǐ ṣǔn·dǔwqų lǐl·xǐṭǎ&amp;bǎ&amp;tǐ. fǐã mǎk·tǎbǐ &amp;l·bǎrǐydǐ yǎš·tǎrǐã &amp;ln^ǎ&amp;sǔ ṭǎwǎ&amp;bǐʕǎ &amp;l·bǎrǐydǐ wǎ &amp;lð̣^ǔrǔwfǎ. kǎtǎb·tǔ rǐsǎ&amp;lǎäą &amp;ǐlǎã ṣǎdǐyqǐã mǐn· mǔws·kǔw fǎ&amp;š·tǎrǎy·tǔ ṭǎ&amp;bǐʕǎ bǎrǐydį mǐn· mǎk·tǎbǐ &amp;l·bǎrǐydǐ wǎ ð̣ǎr·fą&amp; wǎ &amp;ǎl·ṣǎq·tǔ &amp;lṭ^ǎ&amp;bǐʕǎ ʕǎlǎã &amp;lð̣^ǎr·fǐ wǎ wǎḍǎʕ·tǔ &amp;lr^ǐsǎ&amp;lǎäǎ fǐã &amp;lð̣^ǎr·fǐ θǔm^ǎ wǎḍǎʕ·tǔhǔ fǐã ṣǔn·dǔwqǐ &amp;l·xǐṭǎ&amp;bǎ&amp;tǐ. kǎ&amp;nǎ ḥǎ&amp;mǐdų yǎm·šǐã fǐã &amp;lṭ^ǎrǐyqǐ fǎrǎʔͣǎã fǐã wǎsǎṭǐ &amp;lṭ^ǎrǐyqǐ ḥǎjǎrą&amp; kǎbǐyrą&amp;. nǎð̣ǎrǎ ḥǎ&amp;mǐdų fǎqǎ&amp;lǎ: mǎn· wǎḍǎʕǎ &amp;l·ḥǎjǎrǎ fǐã &amp;lṭ^ǎrǐyqǐ? l&amp;ǎbǔd^ǎ mǐn· rǎf·ʕǐhǐ ʕǎnǐ &amp;lṭ^ǎrǐyqǐ. fǎ&amp;ǎrǎ&amp;dǎ &amp;ǎn· yǎr·fǎʕǎhǔ wǎ lǎkǐn^ǎhǔ wǎjǎdǎhǔ θǎqǐyl&amp;ą, fǎqǎ&amp;lǎ: kǎy·fǎ &amp;ǎr·fǎʕǎhǔ? fǎk^ǎrǎ qǎlǐyl&amp;ą θǔm^ǎ tǎrǎkǎ &amp;l·ḥǎjǎrǎ wǎ mǎšǎã wǎ dǎʕǎ&amp; &amp;ǎṣ·ḥǎ&amp;bǎhǔ wǎ qǎ&amp;lǎ lǎhǔm·: hǔnǎ&amp;kǎ ḥǎjǎrų yǎsǔd^ǔ &amp;lṭ^ǎrǐyqǎ, hǎy^ǎ&amp; nǎð·hǎb· wǎ nǎr·fǎʕ·hǔ ʕǎn· ṭǎrǐyqǐ &amp;ln^ǎ&amp;sǐ fǎðǎhǎbǔw&amp; fǎrǎʔͣǎw·hǔ fǐã wǎsǎṭǐ &amp;lṭ^ǎrǐyqǐ. qǎ&amp;lǎ xǎlǐylų: hǎðǎ&amp; ḥǎjǎrų θǎqǐylų, &amp;ǎlr^ǎjǔlǔ &amp;l·wǎ&amp;ḥǐdǔ l&amp;ǎ yǎr·fǎʕǔhǔ wǎ lǎkǐn^ǎnǎ&amp; jǎmǐyʕą&amp; mǎʕǎ ðǎlǐkǎ nǎr·fǎʕǔhǔ &amp;ǐn· šǎ&amp;ʔǎ &amp;ll^ǎhǔ.</text:span></text:p>
      <text:p text:style-name="P2"><text:span text:style-name="T6">&amp;ǎld^ǎr·sǔ &amp;lθ^ǎ&amp;mǐnǔ wǎ &amp;·lʔͣǎr·bǎʕǔwn 48 ¤</text:span></text:p>
      <text:p text:style-name="P2"><text:soft-page-break/><text:span text:style-name="T6">mǐḥ·rǎ&amp;θų, mǎḥǎ&amp;rǐyθǔ. jǎr^ǎ&amp;rǎäų (&amp;t). fǐr·jǎ&amp;rų.</text:span></text:p>
      <text:p text:style-name="P2"><text:span text:style-name="T6">jǎ&amp;rų, jǐyrǎ&amp;nų. ʕǎmǎlų, &amp;ǎʕ·mǎ&amp;lų. nǎš^ǎ&amp;fǎäų (&amp;t). nǎð̣ǎ&amp;fǎäų.</text:span></text:p>
      <text:p text:style-name="P2"><text:span text:style-name="T6">bǐsǔr·ʕǎäį. ǧǎy·rǔ kǎbǐyrį. ǧǎy·rǔ nǎð̣ǐyfį. fǐk·rǎäų. kǔl^ǔ wǎ&amp;ḥǐdį.</text:span></text:p>
      <text:p text:style-name="P2"><text:span text:style-name="T6">mǐs·ṭǎrǎäų, mǎsǎ&amp;ṭǐrǔ. ǧǎy·ṭų, ǧǐyṭǎ&amp;nų. wǎ&amp;lǐdų. mǔhǐm^ų.</text:span></text:p>
      <text:p text:style-name="P2"><text:span text:style-name="T6">ʔ̾xǐrų, ʔͣǎwǎ&amp;xǐrǔ. wǎṣǎlǎ (ã) wǔṣǔwlų. mǎr^ǎ (w) mǔrǔwrų.</text:span></text:p>
      <text:p text:style-name="P2"><text:span text:style-name="T6">jǎr^ǎ (w) jǎr^ų. ḥǎrǎθǎ (w) ḥǎr·θų. ḥǎdǎθǎ (w) ḥǔdǔwθų.</text:span></text:p>
      <text:p text:style-name="P2"><text:span text:style-name="T6">hǎl· ḥǎdǎθǎ mǐn· šǎã·ʔį? mǎ&amp; ḥǎdǎθǎ šǎã·ʔų. dǎ&amp;rǎ &amp;ǐlǎã &amp;l·yǎmǐynǎ.</text:span></text:p>
      <text:p text:style-name="P2"><text:span text:style-name="T6">dǎ&amp;rǎ &amp;ǐlǎã &amp;l·wǎrǎ&amp;ʔǐ. kǎʕǎ&amp;dǎtǐhǐ. kǎn^ǎ&amp;sų (wn). nǎð̣^ǎfǎ.//</text:span></text:p>
      <text:p text:style-name="P2"><text:span text:style-name="T6">l&amp;ǎbǔd^ǎ lǐlt^ǐl·mǐyðǐ mǐnǎ &amp;ln^ǎš^ǎ&amp;fǎäǐ wǎ &amp;l·mǐs·ṭǎrǎäǐ wǎ &amp;l·fǐr·jǎ&amp;rǐ wǎ &amp;l·mǐm·ḥǎ&amp;äǐ. nǎð̣ǎrǎ &amp;ǎḥ·mǎdǔ fǐã &amp;lṣ^ǎbǎ&amp;ḥǐ kǎʕǎ&amp;dǎtǐhǐ &amp;ǐlǎã &amp;lš^ǎ&amp;rǐʕǐ fǎrǎʔ̾hǔ ǧǎy·rǎ nǎð̣ǐyfį wǎrǎʔͣǎã fǐyhǐ &amp;ǎw·rǎ&amp;qą&amp; hǔnǎ&amp; wǎ hǔnǎ&amp;kǎ, fǎqǎ&amp;lǎ: šǎ&amp;rǐʕǔnǎ&amp; kǔl^ǎ yǎw·mį nǎð̣ǐyfų wǎ hǔwǎ &amp;l·yǎw·mǎ ǧǎy·rǔ nǎð̣ǐyfį fǎmǎ&amp;ðǎ&amp; ḥǎdǎθǎ wǎ &amp;ǎy·nǎ &amp;l·kǎn^ǎ&amp;sǔ &amp;l·yǎwmǎ? lǐmǎ&amp;ðǎ&amp; šǎ&amp;rǐʕǔnǎ&amp; &amp;l·yǎw·mǎ ǧǎy·rǔ nǎð̣ǐyfį? qǎ&amp;lǎ wǎ&amp;lǐdǔ &amp;ǎḥ·mǎdǎ: ǐlʔͣǎn^ǎ &amp;l·kǎn^ǎ&amp;sǎ &amp;l·yǎw·mǎ mǎrǐyḍų. fǎqǎ&amp;lǎ &amp;ǎḥ·mǎdǔ: wǎ mǎ&amp;ðǎ&amp; nǎʕ·mǎlǔ? qǎ&amp;lǎ &amp;l·wǎ&amp;lǐdǔ: ʕǐn·dǐã fǐk·rǎäų, qǐylǎ lǎhǔ: wǎ mǎ&amp; hǐãǎ? qǎ&amp;lǎ: kǔl^ǔ wǎ&amp;ḥǐdį mǐn^ǎ&amp; wǎ mǐn· jǐyrǎ&amp;nǐnǎ&amp; yǔnǎð̣^ǐfǔ &amp;ǎmǎ&amp;mǎ bǎy·tǐhǐ wǎ l&amp;ǎyǎr·mǐã &amp;l·wǎrǎqǎ fǐã &amp;lš^ǎ&amp;rǐʕǐ. qǔm· yǎ&amp; &amp;ǎḥ·mǎdǔ, mǔr^ǎ ʕǎlǎã jǐyrǎ&amp;nǐnǎ&amp; wǎ qǔl· l^ǎhǔm· hǎðǐhǐ &amp;l·fǐk·rǎäǎ, θǔm^ǎ qǎ&amp;lǎ wǎ&amp;lǐdǔ &amp;ǎḥ·mǎdǎ: &amp;ǎln^ǎð̣ǎ&amp;fǎäǔ mǔhǐm^ǎäų wǎ ʕǎmǎlǔ &amp;l·kǎn^ǎ&amp;sǐ mǔhǐm^ų, wǎ &amp;ln^ǎð̣ǎ&amp;fǎäǔ mǐnǎ &amp;·lʔͥǐs·l&amp;ǎmǐ. kǔl^ǔ wǎ&amp;ḥǐdį lǎhǔ ʕǎmǎlų mǔhǐm^ų wǎ kǔl^ǔ &amp;·lʔͣǎʕ·mǎ&amp;lǐ mǔhǐm^ǎäų. &amp;ǎl·jǎr^ǎ&amp;rǎäǔ tǎjǔr^ǔ &amp;l·mǐḥ·rǎ&amp;θǎ wǎ tǎḥ·rǔθǔ &amp;·lʔͣǎr·ḍǎ. ʔͣǎxǎðǎ &amp;ǎbǐã &amp;l·jǎr^ǎ&amp;rǎäǎ fǐã &amp;lṣ^ǎbǎ&amp;ḥǐ wǎ ðǎhǎbǎ bǐhǎ&amp; &amp;ǐlǎã &amp;l·ǧǎy·ṭǐ lǐyǎḥ·rǔθǎhǔ, wǎṣǎlǎtǐ &amp;l·jǎr^ǎ&amp;rǎäǔ &amp;ǐlǎã ʔ̾xǐrǐ &amp;l·ǧǎy·ṭǐ fǎdǎ&amp;rǎt· &amp;ǐlǎã &amp;l·wǎrǎ&amp;ʔǐ wǎ rǎjǎʕǎt· wǎ &amp;l·mǐḥ·rǎ&amp;θǔ dǎ&amp;rǎ mǎʕǎhǎ&amp; wǎ rǎjǎʕǎ. &amp;l·jǎr^ǎ&amp;rǎäǔ tǎḥ·rǔθǔ &amp;·lʔͣǎr·ḍǎ bǐsǔr·ʕǎäį.</text:span></text:p>
      <text:p text:style-name="P2"><text:span text:style-name="T6">&amp;ld^ǎr·sǔ &lt;^ǎ&amp;sǐʕǔ wǎ &amp;·lʔͣǎr·bǎʕǔwnǎ 49 ¤</text:span></text:p>
      <text:p text:style-name="P2"><text:span text:style-name="T6">ʕǔṣ·fǔwrų, ʕǎṣǎ&amp;fǐyrǔ. qǎf·ṣų, ʔͣǎq·fǎ&amp;ṣų.</text:span></text:p>
      <text:p text:style-name="P2"><text:span text:style-name="T6">qǎw·lų, ʔͣǎq·wǎ&amp;lų. šǎã·ʔų, ʔͣǎš·yǎ&amp;ʔǔ. hǎwǎ&amp;ʔų. ḥǔr^ǐy^ǎäų. bǔs·tǎ&amp;nǐã^ų.</text:span></text:p>
      <text:p text:style-name="P2"><text:span text:style-name="T6">wǎqǎʕǎ &amp;lṭ^ǎy·rǔ ʕǎlǎã ǧǔṣ·nį. hǔwǎ l&amp;ǎ yǎf·hǎmǔ šǎy·ʔͤą&amp;. ʔͣǎm·sǎkǎ. &amp;ǎṭ·lǎqǎ. ǧǎr^ǎdǎ. ʔͣǎx·bǎrǎ. ʔͣǎjǎ&amp;bǎ. wǎḥ·šų, wǔḥǔwšų. sǎqǎṭǎ (w) sǔqǔwṭų.</text:span></text:p>
      <text:p text:style-name="P2"><text:span text:style-name="T6">ṣǎ&amp;ḥǎ (ã) ṣǐyǎ&amp;ḥų. ḥǎbǎsǎ (ã) ḥǎb·sų. jǎ&amp;ʔǎ (ã) mǎjǐʔͤų. ʔͣǎḥǎdų. hǎl· jǎ&amp;ʔǎ &amp;ǎḥǎdų. lǎm· yǎjǐʔͤ· &amp;ǎḥǎdų. kǔtǔbǐã^ų. yǎw·mą&amp;.//</text:span></text:p>
      <text:p text:style-name="P2"><text:span text:style-name="T6">kǎ&amp;nǎ xǎ&amp;lǐdų yǎl·ʕǎbǔ yǎw·mą&amp; tǎḥ·tǎ šǎjǎrǎäį fǎsǎqǎṭǎt· ʕǔṣ·fǔwrǎäų ʕǎlǎã &amp;·lʔͣǎr·ḍǐ ʔͣǎmǎ&amp;mǎ xǎ&amp;lǐdį, ṣǎ&amp;ḥǎ xǎ&amp;lǐdų: ʕǔṣ·fǔwrǎäų! ʕǔṣ·fǔwrǎäų! fǎʔͣǎm·sǎkǎ &amp;l·ʕǔṣ·fǔwrǎäǎ wǎ jǎrǎã &amp;ǐlǎã ʔͣǔm^ǐhǐ wǎ qǎ&amp;lǎ: ʔͣǔm^ǐã, ʔͣǔm^ǐã, ʕǔṣ·fǔwrǎäų jǎmǐylǎäų, hǎl· ʕǐn·dǎkǐ qǎfǎṣų? hǎ&amp;tǐã &amp;l·qǎfǎṣǎ. qǎ&amp;lǎtǐ &amp;·lʔͣǔm^ǔ: qǎfǎṣų? ʔͣǎtǔḥǐb^ǔ yǎ&amp; xǎ&amp;lǐdǔ &amp;ǎn· yǎḥ·bǐsǎkǎ ʔͣǎḥǎdų? fǎk^ǎrǎ xǎ&amp;lǐdų fǐã qǎw·lǐhǎ&amp; wǎ rǎjǎʕǎ &amp;ǐlǎã &amp;lš^ǎjǎrǎäǐ wǎ &amp;ǎṭ·lǎqǎ &amp;l·ʕǔṣ·fǔwrǎäǎ. fǎṭǎ&amp;rǎtǐ &amp;l·ʕǔṣ·fǔwrǎäǔ wǎ wǎqǎʕǎt· ʕǎlǎã ǧǔṣ·nį wǎ ǧǎr^ǎdǎt· </text:span><text:soft-page-break/><text:span text:style-name="T6">fǎjǎ&amp;ʔǎt· ʔͣǔm^ǔ &amp;l·ʕǔṣ·fǔwrǎäǐ fǎṭǎ&amp;rǎtǎ&amp; fǐã &amp;l·hǎwǎ&amp;ʔǐ bǎʕǐydą&amp; ʕǎn·hǔ θǔm^ǎ rǎjǎʕǎ xǎ&amp;lǐdų &amp;ǐlǎã ʔͣǔm^ǐhǐ wǎ &amp;ǎx·bǎrǎhǎ&amp; bǐmǎ&amp; fǎʕǎlǎ. fǎrǐḥǎtǐ &amp;·lʔͣǔm^ǔ bǐmǎ&amp; fǎʕǎlǎ xǎ&amp;lǐdų wǎ qǎ&amp;lǎt·: &amp;ǐn^ǎ &amp;l·ḥǔr^ǐy^ǎäǎ yǔḥǐb^ǔhǎ&amp; &amp;l·jǎmǐyʕǔ, yǔḥǐb^ǔhǎ&amp; &amp;lṭ^ǎy·rǔ fǐã &amp;l·hǎwǎ&amp;ʔǐ wǎ &amp;l·wǎḥ·šǔ fǐã &amp;l·ǧǎ&amp;bǎäǐ wǎ &amp;ls^ǎmǎkǔ fǐã &amp;l·mǎ&amp;ʔǐ wǎ &amp;·lʔͥǐn·sǎ&amp;nǔ fǐã &amp;l·bǐl&amp;ǎdǐ. kǎ&amp;nǎ bǔs·tǎ&amp;nǐy^ų fǐã bǔs·tǎ&amp;nǐhǐ yǎs·qǐã &amp;·lʔͣǎš·jǎ&amp;rǎ wǎ &amp;l·wǎr·dǎ wǎ &amp;lz^ǎr·ʕǎ. mǎr^ǎ &lt;^ǎl&amp;ǎmǐðǎäǔ bǐhǐ wǎ wǎqǎfǔw&amp; ʕǐn·dǎhǔ wǎ sǎʔͣǎlǔwhǔ ʕǎnǐ &amp;·lʔͣǎš·jǎ&amp;rǐ wǎ &amp;l·wǎr·dǐ wǎ ʕǎn· ʔͣǎš·yǎ&amp;ʔǎ ʔͣǔx·rǎã fǎʔͣǎjǎ&amp;bǎ &amp;l·bǔs·tǎ&amp;nǐã^ǔ ʕǎlǎã ʔͣǎs·ʔͤǐlǎtǐhǐm·. bǎ&amp;ʕǎ &amp;l·kǔtǔbǐy^ǔ fǐã hǎðǐhǐ &amp;ls^ǎnǎäǐ kǔtǔbą&amp; kǎθǐyrǎäą.</text:span></text:p>
      <text:p text:style-name="P2"><text:span text:style-name="T6">&amp;ǎld^ǎr·sǔ &amp;l·xǎm·sǔwnǎ 50 ¤</text:span></text:p>
      <text:p text:style-name="P2"><text:span text:style-name="T6">rǔm^ǎ&amp;nų. ḥǎmǎ&amp;mų. fǔwlų.</text:span></text:p>
      <text:p text:style-name="P2"><text:span text:style-name="T6">ʔͣǔs·rǎäų, ʔͣǔsǎrų. xǎ&amp;lų, ʔͣǎx·wǎ&amp;lų. mǎr·ʕąã, mǎrǎ&amp;ʕį. rǐyfų, ʔͣǎr·yǎ&amp;fų. wǐʕǎ&amp;ʔų, ʔͣǎw·ʕǐyǎäų. zǔb·dų. šǎḥ·mų. xǔḍǎrų. bǔr·tǔqǎ&amp;lų. mǎǧ·lǐã^ų. mǎ&amp;·kǔwl&amp;ǎtų. jǎz^ǎ&amp;rų (wn). &amp;ǎx·ḍǎrǔ, xǎḍ·rǎ&amp;ʔǔ, xǔḍ·rų. yǔbǎ&amp;ʕǔ. ḥǎṣǎlǎ ʕǎlǎã... (w) ḥǔṣǔwlų. ḥǎlǎbǎ (w) ḥǎl·bų.</text:span></text:p>
      <text:p text:style-name="P2"><text:span text:style-name="T6">rǎʕǎã (&amp;) rǎʕ·ãų. fǔwlų &amp;ǎx·ḍǎrǔ. tǎfǎr^ǎjǎ. fǎr·dų, &amp;ǎf·rǎ&amp;dų.</text:span></text:p>
      <text:p text:style-name="P2"><text:span text:style-name="T6">&amp;ǎf·rǎ&amp;dǔ &amp;·lʔͣǔs·rǎäǐ.//</text:span></text:p>
      <text:p text:style-name="P2"><text:span text:style-name="T6">fǐã &amp;lṣ^ǎbǎ&amp;ḥǐ jǎlǎsǎtǐ &amp;·lʔͣǔs·rǎäǔ wǎrǎ&amp;ʔǎ &amp;l·mǎ&amp;ʔͤǐdǎäǐ lǐl·fǔṭǔwrǐ wǎ &amp;ǎmǎ&amp;mǎ kǔl^ǐ wǎ&amp;ḥǐdį mǐn· ʔͣǎf·rǎ&amp;dǐ &amp;·lʔͣǔs·rǎäǐ kǔwbǔ lǎbǎnį mǎǧ·lǐã^į. šǎrǐbǎt· &amp;ǐn·ʕǎ&amp;mǔ &amp;ll^ǎbǎnǎ wǎ sǎʔͣǎlǎt· ʕǎ&amp;rǐfą&amp;: xǎ&amp;lǐã, mǐn· &amp;ǎy·nǎ tǎš·tǎrǐã hǎðǎ&amp; &amp;ll^ǎbǎnǎ? ḍǎḥǐkǎ ʕǎ&amp;rǐfų wǎ qǎ&amp;lǎ: nǎḥ·nǔ hǔnǎ&amp; fǐã &amp;lr^ǐyfǐ l&amp;ǎ nǎš·tǎrǐã &amp;ll^ǎbǎnǎ, nǎḥ·nǔ nǎḥ·ṣǔlǔ ʕǎlǎã &amp;ll^ǎbǎnǐ mǐnǎ &amp;l·bǎqǎrǎäǐ wǎ nǎʕ·mǎlǔ mǐnǎ &amp;ll^ǎbǎnǐ &amp;l·jǔb·nǎ wǎ &amp;lz^ǔb·dǎ. fǐã &amp;lṣ^ǎbǎ&amp;ḥǐ tǎx·rǔxǔ &amp;l·bǎqǎrǎäǔ &amp;ǐlǎã &amp;l·mǎr·ʕǎã fǎtǎr·ʕǎã fǐyhǐ &amp;ǐlǎã &amp;l·mǎsǎ&amp;ʔǐ, wǎ fǐã &amp;l·mǎsǎ&amp;ʔǐ tǎr·jǐʕǔ mǐnǎ &amp;l·mǎr·ʕǎã fǎtǎḥ·lǔbǔhǎ&amp; zǎw·jǎtǐã wǎ yǎn·zǐlǔ &amp;ll^ǎbǎnǔ fǐã wǐʕǎ&amp;ʔį kǎbǐyrį. &amp;l·yǎw·mǎ sǔwqǔ &amp;l·qǎr·yǎäǐ. &amp;ǎls^ǔwqǔ jǎn·bǎ &amp;l·qǎr·yǎäǐ. mǎšǎã ʕǔmǎrǔ fǐã &amp;ls^ǔwqǐ yǎtǎfǎr^ǎjǔ. fǐã &amp;ls^ǔwqǐ nǎ&amp;sų kǎθǐyrų, nǎ&amp;sų tǎbǐyʕǔ wǎ nǎ&amp;sų tǎš·tǎrǐã. hǎðǐhǐ fǎl&amp;^ǎḥǎäų tǎbǐyʕǔ &amp;l·ḥǎmǎ&amp;mǎ, wǎ hǎðǐhǐ fǎl&amp;^ǎḥǎäų tǎbǐyʕǔ &amp;l·jǔb·nǎ wǎ &amp;l·bǎy·ḍǎ wǎ ǧǎy·rǔhǎ&amp; mǐnǎ &amp;l·mǎʔͣ·kǔwl&amp;ǎtǐ wǎ &amp;ǎmǎ&amp;mǎ kǔl^ǐ wǎ&amp;ḥǐdǎäį nǎ&amp;sų tǎš·tǎrǐã. hǎðǎ&amp; fǎl&amp;^ǎḥų yǎbǐyʕǔ &amp;l·xǔḍǎrǎ wǎ hǔnǎ&amp;kǎ ʔ̾xǎrǔ yǎbǐyʕǔ &amp;l·bǔr·tǔqǎ&amp;lǎ wǎ &amp;lr^ǔm^ǎ&amp;nǎ wǎ hǔnǎ&amp;kǎ θǎ&amp;lǐθų yǎbǐyʕǔ &amp;ls^ǎmǎkǎ wǎ hǎðǎ&amp; jǎz^ǎ&amp;rų yǎbǐyʕǔ &amp;ll^ǎḥ·mǎ wǎ &amp;lš^ǎḥ·mǎ wǎ &amp;ǎmǎ&amp;mǎ kǔl^ǐ wǎ&amp;ḥǐdį nǎ&amp;sų tǎš·tǎrǐã. hǔnǎ&amp; yǔbǎ&amp;ʕǔ &amp;l·fǔwlǔ &amp;·lʔͣǎx·ḍǎrǔ.</text:span></text:p>
      <text:p text:style-name="P2"><text:span text:style-name="T6">&amp;ld^ǎr·sǔ &amp;l·ḥǎ&amp;dǐã wǎ &amp;l·xǎm·sǔwnǎ 51 ¤</text:span></text:p>
      <text:p text:style-name="P2"><text:span text:style-name="T6">yǎw·mǔ &amp;l·jǔmǔʕǎäǐ. ṣǎl&amp;ǎäǔ &amp;l·jǔmǔʕǎäǐ. ṣǎl^ǎã &amp;l·jǔmǔʕǎäǎ. jǎmǎ&amp;ʕǎäų. ṣǎl&amp;ǎäǔ &amp;l·jǎmǎ&amp;ʕǎäǐ. ṣǎl^ǎã mǎʕǎ &amp;l·jǎmǎ&amp;ʕǎäǐ. ṣǎl^ǎã bǐ&amp;ln^ǎ&amp;sǐ. rǎt^ǎbǎ</text:span></text:p>
      <text:p text:style-name="P2"><text:span text:style-name="T6">&amp;ǐmǎ&amp;mų, &amp;ǎʔͤǐm^ǎäų. fǎr^ǎ&amp;šų (wn). mǔʔͮǎð^ǐnų (wn).</text:span></text:p>
      <text:p text:style-name="P2"><text:soft-page-break/><text:span text:style-name="T6">mǐk·nǎsǎäų, mǎkǎ&amp;nǐsǔ. šǎf^ǎ&amp;ṭǎäǔ &amp;l·ǧǔbǎ&amp;rǐ. jǎ&amp;mǐʕų, jǎwǎ&amp;mǐʕǔ.</text:span></text:p>
      <text:p text:style-name="P2"><text:span text:style-name="T6">tǎm^ǎ (ã) tǎmǎ&amp;mų. tǎm^ǎtǐ &amp;lṣ^ǎl&amp;ǎäǔ. kǎnǎsǎ (w) kǎn·sų.</text:span></text:p>
      <text:p text:style-name="P2"><text:span text:style-name="T6">ḥǎḍǎrǎ (w) ḥǔḍǔwrų. ḥǎḍǎrǎ &amp;lṣ^ǎl&amp;ǎäǎ. ḥǎḍǎrǎ &amp;ld^ǎr·sǎ.</text:span></text:p>
      <text:p text:style-name="P2"><text:span text:style-name="T6">qǎd·. qǎd· ðǎhǎbǎ. qǎd· jǎ&amp;ʔǎ.//</text:span></text:p>
      <text:p text:style-name="P2"><text:span text:style-name="T6">qǎ&amp;lǎ ʕǔmǎrǔ ǐlʔͣǎbǐyhǐ: yǎ&amp; &amp;ǎbǐã xǔð·nǐã mǎʕǎkǎ, xǔð·nǐã mǎʕǎkǎ &amp;ǐlǎã &amp;l·jǎ&amp;mǐʕǐ. &amp;ǎnǎ&amp; ʔͣǔḥǐb^ǔ ʔͣǎn· ʔͣǔṣǎl^ǐãǎ fǐã &amp;l·jǎ&amp;mǐʕǐ, &amp;ǎnǎ&amp; qǎd· kǎbǔr·tǔ wǎ tǎʕǎl^ǎm·tǔ &amp;ǎn· ʔͣǔṣǎl^ǐãǎ. qǎ&amp;lǎ wǎ&amp;lǐdǔ ʕǔmǎrǎ: &amp;ǎnǎ&amp; mǎs·rǔwrų bǐkǎ yǎ&amp; wǎlǎdǐã, &amp;ǎn·tǎ kǎbǔr·tǎ, &amp;ǎrǎã, wǎ ʔͣǔḥǐb^ǔ &amp;ǎn· tǔṣǎl^ǐãǎ mǎʕǎ &amp;l·jǎmǎ&amp;ʕǎäǐ fǐã &amp;l·jǎ&amp;mǐʕǐ, tǎʕǎ&amp;lǎ mǎʕǐã, &amp;l·jǎ&amp;mǐʕǔ ǧǎy·rǔ bǎʕǐydį nǔṣǎl^ǐã &amp;l·jǔmǔʕǎäǎ. &amp;l·yǎw·mǎ yǎw·mǔ &amp;l·jǔmǔʕǎäǐ. &amp;l·yǎw·mǎ yǎð·hǎbǔ &amp;lr^ǐjǎ&amp;lǔ jǎmǐyʕą&amp; &amp;ǐlǎã &amp;l·jǎ&amp;mǐʕǐ lǐṣǎl&amp;ǎäǐ &amp;l·jǔmǔʕǎäǐ. xǎrǎjǎ ʕǔmǎrǔ mǎʕǎ wǎ&amp;lǐdǐhǐ wǎ wǎṣǎlǎ &amp;ǐlǎã &amp;l·jǎ&amp;mǐʕǐ. fǐã &amp;l·jǎ&amp;mǐʕǐ nǎ&amp;sų kǎθǐyrų. fǐyhǐ rǐjǎ&amp;lų kǐbǎ&amp;rų wǎ &amp;ǎw·l&amp;ǎdų ṣǐǧǎ&amp;rų wǎ fǐyhǐ bǎʕ·ḍǔ &amp;ln^ǐsǎ&amp;ʔǐ &amp;ǎy·ḍą&amp; qǎd· jǎlǎs·nǎ fǐã zǎ&amp;wǐyǎäǐ &amp;l·mǎs·jǐdǐ. rǎʔͣǎã ʕǔmǎrǔ &amp;b·nǎ jǎ&amp;rǐhǐ ṭǎ&amp;rǐqą&amp; fǎsǎl^ǎmǎ ʕǎlǎy·hǐ wǎ jǎlǎsǎ jǎn·bǎhǔ. ṣǎl^ǎã ṭǎ&amp;rǐqų wǎ ʕǔmǎrǔ &amp;l·jǔmǔʕǎäǎ. fǎlǎm^ǎ&amp; tǎm^ǎtǐ &amp;lṣ^ǎl&amp;ǎäǔ rǎjǎʕǎ ʕǔmǎrǔ &amp;ǐlǎã bǎy·tǐhǐ mǎs·rǔwrą&amp; lǐyǔx·bǐrǎ ʔͣǔm^ǎhǔ bǐmǎ&amp; fǎʕǎlǎ fǎqǎ&amp;lǎ lǎhǎ&amp;: &amp;ǎnǎ&amp; ðǎhǎb·tǔ &amp;ǐlǎã &amp;l·jǎ&amp;mǐʕǐ yǎ&amp; ʔͣǔm^ǐã wǎ ṣǎl^ǎy·tǔ &amp;l·jǔmǔʕǎäǎ fǐyhǐ mǎʕǎ &amp;l·jǎmǎ&amp;ʕǎäǐ, wǎ qǎd· ḥǎḍǎrǎ &amp;l·jǎmǎ&amp;ʕǎäǎ nǎ&amp;sų kǎθǐyrų. lǐl·jǎ&amp;mǐʕǐ &amp;ǐmǎ&amp;mų wǎ mǔʔͮǎð^ǐnų wǎ fǎr^ǎ&amp;šų. &amp;·lʔͥǐmǎ&amp;mǔ yǔṣǎl^ǐã bǐ&amp;ln^ǎ&amp;sǐ wǎ &amp;l·mǔʔͮǎð^ǐnǔ yǎd·ʕǔw &amp;ln^ǎ&amp;sǎ &amp;ǐlǎã &amp;lṣ^ǎlǎwǎ&amp;tǐ fǐã &amp;ǎw·qǎ&amp;tǐhǎ&amp;, wǎ &amp;l·fǎr^ǎ&amp;šǔ yǎk·nǔsǔ &amp;l·mǎs·jǐdǎ wǎ yǔrǎt^ǐbǔhǔ bǐ&amp;l·mǐk·nǎsǎäǐ wǎ bǐšǎf^ǎ&amp;ṭǎäǐ &amp;l·ǧǔbǎ&amp;rǐ. bǎʕ·dǎ hǎðǎ&amp;, &amp;ǐn· šǎ&amp;ʔǎ &amp;ll^ǎhǔ, &amp;ǔṣǎl^ǐã kǔl^ǎ jǔmǔʕǎäį fǐã &amp;l·jǎ&amp;mǐʕǐ kǎ&amp;lr^ǐjǎ&amp;lǐ &amp;l·kǐbǎ&amp;rǐ.</text:span></text:p>
      <text:p text:style-name="P2"><text:span text:style-name="T6">&amp;ld^ǎr·sǔ &amp;lθ^ǎ&amp;nǐã wǎ &amp;lxǎm·sǔwnǎ 52 ¤</text:span></text:p>
      <text:p text:style-name="P2"><text:span text:style-name="T6">xǎrǔwfų, xǐr·fǎ&amp;nų. mǎkǐnǎäų (&amp;t). qǎnǎ&amp;äų, qǎnǎwǎ&amp;tų.</text:span></text:p>
      <text:p text:style-name="P2"><text:span text:style-name="T6">fǎrǎ&amp;šų. šǎk·lų, ʔͣǎš·kǎ&amp;lų. ṣǔwfų, &amp;ǎṣ·wǎ&amp;fų.</text:span></text:p>
      <text:p text:style-name="P2"><text:span text:style-name="T6">ṣǎw·tų, &amp;ǎṣ·wǎ&amp;tų. &amp;ǎw^ǎlų, &amp;ǎwǎ&amp;ʔͤǐlǔ. &amp;ǎlʔͥǐθ·nǎ&amp;nǐ. ʕǎjǐybų.</text:span></text:p>
      <text:p text:style-name="P2"><text:span text:style-name="T6">sǎmǐynų, sǐmǎ&amp;nų. bǐr·sǐymų. ṭǔwlǎ &amp;l·yǎw·mǐ. dǎ&amp;rǎtǐ &amp;l·mǎkǐnǎäǔ.</text:span></text:p>
      <text:p text:style-name="P2"><text:span text:style-name="T6">jǎrǎã &amp;l·mǎ&amp;ʔǔ. rǎwǎã (ã) rǎã^ų. mǎkǐnǎäǔ &amp;lr^ǎã^ǐ. sǎ&amp;rǎ (ã) sǎy·rų.//</text:span></text:p>
      <text:p text:style-name="P2"><text:span text:style-name="T6">ðǎhǎbǎ ḥǎs^ǎ&amp;nų fǐã &amp;lṣ^ǎbǎ&amp;ḥǐ &amp;ǐlǎã &amp;l·ǧǎy·ṭǐ mǎʕǎ ʔͣǔx·tǐhǐ mǎr·yǎmǎ lǐyǎtǎfǎr^ǎjǎ ʕǎlǎã &amp;·lʔͣǎš·jǎ&amp;rǐ wǎ &amp;lz^ǔrǔwʕǐ wǎ &amp;l·wǎr·dǐ. mǎšǎã ḥǎs^ǎ&amp;nų bǎy·nǎ &amp;lz^ǔrǔwʕǐ wǎ &amp;lš^ǎjǎrǐ wǎ tǎfǎr^ǎjǎ ʕǎlǎã &amp;l·fǔwlǐ wǎ &amp;l·bǐr·sǐymǐ wǎ rǎʔͣǎt· mǎr·yǎmǔ fǎrǎ&amp;šǎ&amp;tį fǐã &amp;l·ḥǎq·lǐ wǎ jǎrǎt· wǎrǎ&amp;ʔǎhǎ&amp; wǎ qǎ&amp;lǎt·: ʔͣǔn·ð̣ǔr· yǎ&amp; ḥǎs^ǎ&amp;nǔ, &amp;ǎl·fǎrǎ&amp;šǔ tǎṭǐyrǔ hǔnǎ&amp; wǎ hǔnǎ&amp;kǎ lǎw·nǔhǎ&amp; jǎmǐylų wǎ šǎk·lǔhǎ&amp; ʕǎjǐybų. kǎ&amp;nǎt· mǎr·yǎmǔ tǎsǐyrǔ fǐã &amp;l·ḥǎq·lǐ mǎʕǎ ḥǎs^ǎ&amp;nį fǎnǎð̣ǎrǎt· &amp;ǐlǎã xǎrǔwfį yǎr·ʕǎã fǐyhǐ wǎ qǎ&amp;lǎt·: xǎrǔwfų sǎmǐynų lǎw·nǔhǔ &amp;ǎb·yǎḍǔ wǎ ṣǔwfǔhǔ ṭǎwǐylų. sǎmǐʕǎt· mǎr·yǎmǔ tǐk·, tǐk·, tǐk·, tǐk· fǎqǎ&amp;lǎt·: mǎ&amp; hǎðǎ&amp; &amp;lṣ^ǎw·tǔ yǎ&amp; ḥǎs^ǎ&amp;nǔ? qǎ&amp;lǎ ḥǎs^ǎ&amp;nų: hǎðǐhǐ mǎkǐnǎäǔ &amp;lr^ǎã^ǐ, &amp;ǎl·mǎkǐnǎäǔ hǔnǎ&amp;kǎ fǐã &amp;ǎw^ǎlǐ &amp;l·ǧǎy·ṭǐ. tǎʕǎ&amp;lǎã· </text:span><text:soft-page-break/><text:span text:style-name="T6">nǎtǎfǎr^ǎj·. jǎrǎt· mǎr·yǎmǔ mǎʕǎ ḥǎs^ǎ&amp;nį wǎ wǎqǎfǎ &amp;·lʔͥǐθ·nǎ&amp;nǐ &amp;ǎmǎ&amp;mǎ mǎkǐnǎäǐ &amp;lr^ǎã^ǐ. &amp;l·mǎkǐnǎäǔ tǎdǔwrǔ wǎ tǎdǔwrǔ ṭǔwlǎ &amp;l·yǎw·mǐ wǎ &amp;l·mǎ&amp;ʔǔ yǎx·rǔjǔ mǐn·hǎ&amp; wǎ yǎj·rǐã fǐã &amp;l·qǎnǎ&amp;äǐ wǎ yǎr·wǐã &amp;lz^ǎr·ʕǎ.</text:span></text:p>
      <text:p text:style-name="P2"><text:span text:style-name="T6">&amp;ld^ǎr·sǔ &amp;lθ^ǎ&amp;lǐθǔ wǎ &amp;l·xǎm·sǔwnǎ 53 ¤</text:span></text:p>
      <text:p text:style-name="P2"><text:span text:style-name="T6">ʕǔl·bǎäų, ʕǔlǎbų. fǎ&amp;kǐhǎäų, fǎwǎ&amp;kǐhǔ. mǔrǎb^ąã, mǔrǎb^ǎyǎ&amp;tų. mǎḥ·fǔwð̣ǎ&amp;tų. ʕǔlǎbǔ mǎḥ·fǔwð̣ǎ&amp;tį. xǔšǎ&amp;fų. ʕǎdǎdų kǎbǐyrų mǐn·...</text:span></text:p>
      <text:p text:style-name="P2"><text:span text:style-name="T6">ʕǎdǎdų kǎbǐyrų mǐnǎ &amp;·lʔͣǎš·jǎ&amp;rǐ. ḥǎfǐð̣ǎ (&amp;) ḥǐf·ð̣ų. ḥǎfǐð̣ǎ &amp;ls^ǎmǎkǎ.</text:span></text:p>
      <text:p text:style-name="P2"><text:span text:style-name="T6">xǎdǎmǎ (ã) xǐd·mǎäų. nǎfǎʕǎ (&amp;) nǎf·ʕų. fǎtǎḥǎ ʕǔl·bǎäǎ &amp;l·mǎḥ·fǔwð̣ǎ&amp;tǐ.</text:span></text:p>
      <text:p text:style-name="P2"><text:span text:style-name="T6">qǐs·mų, ʔͣǎq·sǎ&amp;mų. šǎh·rų, šǔhǔwrų. fǎrǎḥų. dǎh·šǎäų. kǎ&amp;nǎ fǐã fǎrǎḥį.//</text:span></text:p>
      <text:p text:style-name="P2"><text:span text:style-name="T6">wǎ&amp;lǐdǔ ḥǎ&amp;zǐmį yǎʕ·mǎlǔ fǐã &amp;l·mǎṣ·nǎʕǐ. hǎðǎ&amp; &amp;l·mǎṣ·nǎʕǔ yǎḥ·fǎð̣ǔ &amp;lṭ^ǎʕǎ&amp;mǎ wǎ &amp;l·fǎwǎ&amp;kǐhǎ. yǎḥ·fǎð̣ǔ &amp;lṭ^ǎʕǎ&amp;mǎ fǐã ʕǔlǎbį wǎ yǎḥ·fǎð̣ǔ &amp;l·fǎwǎ&amp;kǐhǎ fǐã ʕǔlǎbį. ḥǎḍǎrǎ wǎ&amp;lǐdǔ ḥǎ&amp;zǐmį &amp;ǐlǎã &amp;l·mǎd·rǎsǎäǐ wǎ qǎ&amp;lǎ lǐl·mǔʕǎl^ǐmǎäǐ: lǐmǎ&amp;ðǎ&amp; l&amp;ǎ tǎzǔwrǐynǎ mǎṣ·nǎʕǎnǎ&amp; mǎʕǎ tǎl&amp;ǎmǐyðǐkǐ? &amp;ǎjǎ&amp;bǎtǐ &amp;l·mǔʕǎl^ǐmǎäǔ: fǐã &amp;lš^ǎh·rǐ &amp;l·qǎ&amp;dǐmǐ sǎnǎzǔwrǔ mǎṣ·nǎʕǎkǔm· ʔͥǐn· šǎ&amp;ʔǎ &amp;ll^ǎhǔ. wǎ fǐã &amp;lš^ǎh·rǐ &amp;l·qǎ&amp;dǐmǐ zǎ&amp;rǎtǐ &amp;l·mǔʕǎl^ǐmǎäǔ mǎʕǎ tǎl&amp;ǎmǐyðǐhǎ&amp; &amp;l·mǎṣ·nǎʕǎ. kǎ&amp;nǎ &amp;l·mǎṣ·nǎʕǔ kǎbǐyrą&amp; wǎ wǎ&amp;sǐʕą&amp; fǎyhǐ mǎkǐnǎ&amp;tų kǎθǐyrǎäų wǎ fǐyhǐ &amp;ǎq·sǎ&amp;mų kǎθǐyrǎäų. qǐs·mų yǎḥ·fǎð̣ǔ &amp;l·fǎwǎ&amp;kǐhǎ fǎyǎʕ·mǎlǔ mǐn·hǔ &amp;l·mǔrǎb^ǎã wǎ &amp;l·xǔšǎ&amp;fǎ, wǎ qǐs·mų yǎḥ·fǎð̣ǔ &amp;l·xǔḍǎrǎ. wǎ fǐyhǐ ʕǎdǎdų kǎbǐyrų mǐnǎ &amp;l·ʕǔm^ǎ&amp;lǐ. zǎ&amp;rǎ &lt;^ǎl&amp;ǎmǐyðǔ ʔͣǎq·sǎ&amp;mǎ &amp;l·mǎṣ·nǎʕǐ kǔl^ǎhǎ&amp; wǎ tǎfǎr^ǎjǔw&amp; ʕǎlǎã ʕǔlǎbǐ &amp;l·mǎḥ·fǔwð̣ǎ&amp;tǐ. kǎ&amp;nǎ &lt;^ǎl&amp;ǎmǐyðǔ fǐã fǎrǎḥį wǎ dǎh·šǎäį. &amp;ǎlṭ^ǎʕǎ&amp;mǔ yǎd·xǔlǔ &amp;l·mǎkǐnǎ&amp;tǐ wǎ yǎx·rǔjǔ fǐã ʕǔlǎbį wǎ &amp;l·fǎwǎ&amp;kǐhǔ tǎd·xǔlǔ &amp;l·mǎkǐnǎ&amp;tǐ wǎ tǎx·rǔjǔ fǐã ʕǔlǎbį. &amp;ǎl·mǎkǐnǎ&amp;tǔ tǎdǔwrǔ wǎ &amp;l·ʕǔm^ǎ&amp;lǔ yǎdǔwrǔwnǎ ḥǎw·lǎhǎ&amp; wǎ yǎʕ·mǎlǔwnǎ. &amp;ǎl·mǎṣǎ&amp;nǐʕǔ tǎx·dǐmǔ &amp;ln^ǎ&amp;sǎ wǎ tǎn·fǎʕǔhǔm·. l&amp;ǎbǔd^ǎ lǐdǎw·lǎäǐ &amp;·lʔͥǐs·l&amp;ǎmǐ wǎ &amp;l·mǔs·lǐmǐynǎ mǐn· mǎṣǎ&amp;nǐʕǎ wǎ mǎʕǎ&amp;mǐlǎ. &amp;ǔḥǐb^ǔ &amp;ǎn· &amp;ǎš·rǎbǎ &amp;lš^ǎ&amp;ãǎ mǎʕǎ &amp;l·mǔrǎb^ǎã lǐl·fǔṭǔwrǐ wǎ &amp;ǔḥǐb^ǔ &amp;ǎn· &amp;ǎš·rǎbǎ &amp;l·xǔšǎ&amp;fǎ bǎʕ·dǎ &amp;l·ǧǎdǎ&amp;ʔǐ. &amp;ǐf·tǎḥ· ʕǔl·bǎäǎ xǔšǎ&amp;fį.</text:span></text:p>
      <text:p text:style-name="P2"><text:span text:style-name="T6">&amp;ǎld^ǎr·sǔ &amp;lr^ǎ&amp;bǐʕǔ wǎ &amp;l·xǎm·sǔwnǎ 54 ¤</text:span></text:p>
      <text:p text:style-name="P2"><text:span text:style-name="T6">θǎʕ·lǎbų, θǎʕǎ&amp;lǐbǔ. ḥǎð̣ǐyrǎäų, ḥǎð̣ǎ&amp;ʔͤǐrǔ. ðǎ&amp;tǎ mǎr^ǎäį. sǎʕǐydų, sǔʕǎdǎ&amp;ʔǔ. ðǎy·lų, &amp;ǎð·yǎ&amp;lų. ḥǐylǎäų, ḥǐyǎlų. ʕǎmǐlǎ ḥǐylǎäą. kǎl&amp;ǎmų. mǐn· fǎḍ·lǐkǎ. mǎk^ǎ&amp;rų. ʕǎ&amp;lǎjǎ, yǔʕǎ&amp;lǐjǔ, ʕǐl&amp;ǎjų. mǎrǐḍǎ (&amp;) mǎrǎḍų.</text:span></text:p>
      <text:p text:style-name="P2"><text:span text:style-name="T6">bǎḥǎθǎ ʕǎn·... (&amp;) bǎḥ·θų. ʔͣǎǧ·lǎqǎ. hǎ&amp;. hǎ&amp; hǔwǎ &amp;l·bǎy·tǔ.</text:span></text:p>
      <text:p text:style-name="P2"><text:span text:style-name="T6">mǎn· kǎ&amp;nǎ yǔrǐydǔ. lǐyǎk·tǔb·. lǐyǎq·rǎʔͣ·. ʕǎ&amp;šǎ (ã) ʕǎy·šų.</text:span></text:p>
      <text:p text:style-name="P2"><text:span text:style-name="T6">šǎkǎ&amp; (w) šǐkǎ&amp;yǎäų. ʔͣǎn^ǎ, yǎʔͤǐn^ǔ, ʔͣǎnǐynų. ʔͣǎšǎ&amp;rǎ &amp;ǐlǎã...//</text:span></text:p>
      <text:p text:style-name="P2"><text:span text:style-name="T6">kǎ&amp;nǎtǐ &amp;ld^ǎjǎ&amp;jǎäǔ fǐã &amp;l·ḥǎð̣ǐyrǎäǐ, kǎ&amp;nǎt· tǎʕǐyšǔ sǎʕǐydǎäą mǎʕǎ &amp;ld^ǎjǎ&amp;jǐ wǎ &amp;ld^ǐykǐ. wǎ ðǎ&amp;tǎ mǎr^ǎäį mǎrǐḍǎtǐ &amp;ld^ǎjǎ&amp;jǎäǔ fǎkǎ&amp;nǎt· tǎqǔwlǔ: ʔ̾h ʔ̾h &amp;ǎnǎ&amp; mǎrǐyḍǎäų. qǎ&amp;lǎ &amp;ld^ǐykǔ: &amp;ǎnǎ&amp; &amp;ǎb·ḥǎθǔ lǎkǐ ʕǎn· ṭǎbǐybį. sǎmǐʕǎ &amp;lθ^ǎʕ·lǎbǔ kǎl&amp;ǎmǎ &amp;ld^ǐykǐ mǎʕǎ &amp;ld^ǎjǎ&amp;jǎäǐ fǎfǎrǐḥǎ wǎ </text:span><text:soft-page-break/><text:span text:style-name="T6">qǎ&amp;lǎ: &amp;ǎnǎ&amp; &amp;ǎʕ·mǎlǔ ḥǐylǎäą wǎ &amp;ǎd·xǔlǔ &amp;l·ḥǎð̣ǐyrǎäǎ wǎ ʔ̾kǔlǔ &amp;ld^ǎjǎ&amp;jǎäǎ wǎ ʔ̾kǔlǔ &amp;ld^ǐyk. lǎbǐsǎ &amp;lθ^ǎʕ·lǎbǔ θǐyǎ&amp;bǎ ṭǎbǐybį wǎ mǎšǎã yǎqǔwlǔ: &amp;ǎnǎ&amp; ṭǎbǐybų, &amp;ǎnǎ&amp; ṭǎbǐybų, &amp;ǎnǎ&amp; ʔͣǔʕǎ&amp;lǐjǔ &amp;l·mǎr·ḍǎã, mǎn· kǎ&amp;nǎ yǔrǐydǔ &amp;l·ʕǐl&amp;ǎjǎ fǎl·yǎd·ʕǔnǐã, &amp;ǎnǎ&amp; ṭǎbǐybų mǎ&amp;hǐrų. qǎ&amp;lǎ &amp;ld^ǐykǔ: mǐn· fǎḍ·lǐkǎ yǎ&amp; ṭǎbǐybǔ tǎʕǎ&amp;lǎ bǐsǔr·ʕǎäį ʕǐn·dǎnǎ&amp; mǎrǐyḍǎäų fǐã &amp;l·bǎy·tǐ hǐãǎ tǎš·kǔw wǎ tǎʔͤǐn^ǔ. qǎ&amp;lǎ &amp;lθ^ǎʕ·lǎbǔ: &amp;ǎy·nǎ &amp;l·bǎy·tǔ? qǎ&amp;lǎ &amp;ld^ǐykǔ: hǎ&amp; hǔwǎ &amp;l·bǎy·tǔ ǧǎy·rǔ bǎʕǐydį wǎ &amp;ǎšǎ&amp;rǎ &amp;ǐlǎã ḥǎð̣ǐyrǎtǐhǐ. sǎ&amp;rǎ &amp;ld^ǐykǔ mǎʕǎ "&amp;lṭ^ǎbǐybǐ" wǎ ʕǐn·dǎmǎ&amp; wǎṣǎlǎ &amp;ǐlǎã &amp;l·ḥǎð̣ǐyrǎäǐ ʕǎrǎfǎ &amp;ǎn^ǎhǔ lǎy·sǎ bǐṭǎbǐybį wǎ &amp;ǎn^ǎhǔ &amp;lθ^ǎʕ·lǎbǔ. dǎxǎlǎ &amp;ld^ǐykǔ bǐsǔr·ʕǎäį wǎ &amp;ǎǧ·lǎqǎ &amp;l·bǎ&amp;bǎ wǎ qǎ&amp;lǎ: &amp;ǎnǎ&amp; rǎʔͣǎy·tǔ ðǎy·lǎkǎ, &amp;ǎn·tǎ &amp;lθ^ǎʕ·lǎbǔ &amp;l·mǎk^ǎ&amp;rǔ, &amp;ǎn·tǎ &amp;lθ^ǎʕ·lǎbǔ &amp;l·mǎk^ǎ&amp;rǔ. ʕǎrǎfǎ &amp;ldǐykǔ ḥǐylǎäǎ &amp;lθ^ǎʕ·lǎbǐ &amp;l·mǎk^ǎ&amp;rǐ.</text:span></text:p>
      <text:p text:style-name="P2"><text:span text:style-name="T6">&amp;ǎld^ǎr·sǔ &amp;l·xǎ&amp;mǐsǔ wǎ &amp;l·xǎm·sǔwnǎ 55 ¤</text:span></text:p>
      <text:p text:style-name="P2"><text:span text:style-name="T6">ʕǔṭ·lǎäų. ʕǔṭ·lǎäǔ nǐṣ·fǐ &amp;ls^ǎnǎäǐ. nǐṣ·fų. bǎʕ·dǎ wǎq·tį qǎṣǐyrį. nǔwrų, &amp;ǎn·wǎ&amp;rų. kǎh·rǎbǎ&amp;ʔų. nǔwrǔ &amp;l·kǎh·rǎbǎ&amp;ʔǐ. mǎḥǎṭ^ǎäų (&amp;t).</text:span></text:p>
      <text:p text:style-name="P2"><text:span text:style-name="T6">mǎḥǎṭ^ǎäǔ &amp;l·kǎh·rǎbǎ&amp;ʔǐ. ṭǎ&amp;hǐrų. ṣǎ&amp;fį. mǎ&amp;ʔų ṣǎ&amp;fį.</text:span></text:p>
      <text:p text:style-name="P2"><text:span text:style-name="T6">kǔl^ǔ ʕǎ&amp;mį wǎ &amp;ǎn·tǔm· bǐxǎy·rį! wǎ &amp;ǎn·tǔm· bǐ&amp;l·xǎy·rǐ wǎ &amp;ls^ǎʕǎ&amp;dǎäǐ!</text:span></text:p>
      <text:p text:style-name="P2"><text:span text:style-name="T6">ḥǎkǎã (ã) ḥǐkǎ&amp;yǎäų. &amp;ǐn·tǎhǎã.//</text:span></text:p>
      <text:p text:style-name="P2"><text:span text:style-name="T6">&amp;ǐn·tǎhǎt· ʕǔṭ·lǎäǔ nǐṣ·fǐ &amp;ls^ǎnǎäǐ wǎ rǎjǎʕǎ &lt;^ǎl&amp;ǎmǐðǎäǔ &amp;ǐlǎã &amp;l·mǎd·rǎsǎäǐ. qǎ&amp;bǎlǎ zǎy·dų &amp;ǎṣ·ḥǎ&amp;bǎhǔ wǎ sǎl^ǎmǎ ʕǎlǎy·hǐm· wǎ fǎrǐḥǎ bǐhǐm· fǎrǎd^ǔw&amp; ʕǎlǎy·hǐ &amp;ls^ǎl&amp;ǎmǎ. wǎ bǎʕ·dǎ wǎq·tį qǎṣǐyrį dǎq^ǎ &amp;l·jǎrǎsǔ wǎ dǎxǎlǎ &lt;^ǎl&amp;ǎmǐðǎäǔ &amp;l·fǎṣ·lǎ θǔm^ǎ dǎxǎlǎ &amp;l·mǔʕǎl^ǐmǔ. sǎl^ǎmǎ &amp;l·mǔʕǎl^ǐmǔ ʕǎlǎã &lt;^ǎl&amp;ǎmǐðǎäǐ wǎ sǎl^ǎmǔw&amp; ʕǎlǎã &amp;l·mǔʕǎl^ǐmǐ θǔm^ǎ sǎʔͣǎlǎhǔmǔ &amp;l·mǔʕǎl^ǐmǔ: mǎ&amp;ðǎ&amp; ʕǎmǐl·tǔm· fǐã &amp;l·ʕǔṭ·lǎäǐ? wǎ &amp;ǎy·nǎ ðǎhǎb·tǔm·? lǐyǔx·bǐr· kǔl^ǔ wǎ&amp;ḥǐdį mǐn·kǔm· bǐmǎ&amp; ʕǎmǐlǎ wǎ mǎ&amp; rǎʔͣǎã wǎ mǎ&amp; sǎmǐʕǎ mǐnǎ &amp;·lʔͣǎx·bǎ&amp;rǐ. ḥǎkǎã zǎy·dų ʕǎn· rǐḥ·lǎtǐhǐ &amp;ǐlǎã &amp;lr^ǐyfǐ, ḥǎkǎã ʕǎnǐ &amp;l·ǧǎy·ṭǐ wǎ mǎkǐnǎäǐ &amp;lr^ǎã^ǐ wǎ ʕǎnǐ &amp;l·mǐḥ·rǎ&amp;θǐ wǎ &amp;l·jǎr^ǎ&amp;rǎäǐ wǎ ʕǎnǐ &amp;l·mǎ&amp;ʔǐ &amp;lṣ^ǎ&amp;fǐã fǐã &amp;l·qǎnǎ&amp;äǐ wǎ ʕǎn· n^ǔwrǐ &amp;l·kǎh·rǎbǎ&amp;ʔǐ wǎ mǎḥǎṭ^ǎäǐ &amp;l·kǎh·rǎbǎ&amp;ʔǐ fǐã &amp;lr^ǐyfǐ, wǎ ʕǎn· sǔwqǐ &amp;lr^ǐyfǐ wǔ ʕǎnǐ &amp;l·mǎs·jǐdǐ fǐã &amp;lr^ǐyfǐ wǎ kǎy·fǎ kǎ&amp;nǎ yǎð·hǎbǔ mǎʕǎ &amp;ǎw·l&amp;ǎdǐ &amp;lr^ǐyfǐ &amp;lǎã &amp;l·mǎs·jǐdǐ lǐyǔṣǎl^ǔw&amp; mǎʕǎ &amp;l·jǎmǎ&amp;ʕǎäǐ. qǎ&amp;lǎtǐ &lt;^ǎl&amp;ǎmǐðǎäǔ: rǐḥ·lǎäų jǎmǐylǎäų yǎ&amp; zǎy·dǔ. wǎ hǎkǎðǎ&amp; ḥǎkǎã kǔl^ų mǐnǎ &lt;^ǎl&amp;ǎmǐðǎäǐ bǐmǎ&amp; ʕǎmǐlǎ fǐã &amp;l·ʕǔṭ·lǎäǐ. θǔm^ǎ qǎ&amp;lǎ &amp;l·mǔʕǎl^ǐmǔ: kǔl^ǔ ʕǎ&amp;mį wǎ &amp;ǎn·tǔm· bǐxǎy·rį yǎ&amp; &amp;ǎw·l&amp;ǎdǐã! - wǎ &amp;ǎn·tǎ bǐ&amp;l·xǎy·rǐ wǎ &amp;ls^ǎʕǎ&amp;dǎäǐ yǎ&amp; mǔʕǎl^ǐmǎnǎ&amp;.</text:span></text:p>
      <text:p text:style-name="P2"><text:span text:style-name="T6">&amp;ld^ǎr·sǔ &amp;ls^ǎ&amp;dǐsǔ wǎ &amp;l·xǎm·sǔwnǎ 56 ¤</text:span></text:p>
      <text:p text:style-name="P2"><text:span text:style-name="T6">mǐṭ·rǎqǎäų, mǎṭǎ&amp;rǐqǔ. fǎʔͣ·sų, fǔʔͮǔwsų. mǐn·šǎ&amp;rų, mǎnǎ&amp;šǐyrǔ.</text:span></text:p>
      <text:p text:style-name="P2"><text:span text:style-name="T6">šǎw·kǎäų (&amp;t). ṣǎḥ·nų, ṣǔḥǔwnų. mǐl·ʕǎqǎäų, mǎl&amp;ǎʕǐqǔ.</text:span></text:p>
      <text:p text:style-name="P2"><text:span text:style-name="T6">jǎd^ų, &amp;ǎj·dǎ&amp;dų. jǎd^ǎäų (&amp;t). &amp;ǎbǎwǎ&amp;nǐ. &amp;ǎqǎ&amp;rǐbǔ. mǔṭǐyʕų. ʕǎ&amp;ṣį. mǔʔͮǎd^ǎbų. ǧǎy·rǔ mǔʔͮǎd^ǎbį. kǔn·. l&amp;ǎ tǎkǔn·. šǔwr·bǎäų. ṣǎy·fų. xǎšǎbų, </text:span><text:soft-page-break/><text:span text:style-name="T6">&amp;ǎx·šǎ&amp;bų. mǐs·mǎ&amp;rų, mǎsǎ&amp;mǐyrǔ. &amp;ǐl·tǎfǎtǎ. &amp;ǐḥ·tǎrǎmǎ. dǎ&amp;ʔͤǐmą&amp;.</text:span></text:p>
      <text:p text:style-name="P2"><text:span text:style-name="T6">&amp;ǎθ·nǎ&amp;ʔǎ... &amp;ǎθ·nǎ&amp;ʔǎ &amp;ld^ǎr·sǐ. nǎj^ǎ&amp;rų (wn). ʔ̾lǎäų (&amp;t).</text:span></text:p>
      <text:p text:style-name="P2"><text:span text:style-name="T6">ǧǎsǎlǎ (ã) ǧǎs·lų. qǎṭǎʕǎ (&amp;) qǎṭ·ʕų. nǎšǎrǎ (w) nǎš·rų.//</text:span></text:p>
      <text:p text:style-name="P2"><text:span text:style-name="T6">ʔͣǎxǎð·tǔ &amp;lš^ǎw·kǎäǎ wǎ ʔͣǎkǎl·tǔ ṭǎʕǎ&amp;mǐã bǐhǎ&amp;. xǔðǐ &amp;l·mǐl·ʕǎqǎäǎ wǎ &amp;š·rǎb· šǔwr·bǎtǎkǎ bǐhǎ&amp;. ǎ&amp;·lʔͣǔm^ǔ tǎṭ·bǔxǔ &amp;lṭ^ǎʕǎ&amp;mǎ fǐã &amp;l·mǎṭ·bǎxǐ wǎ bǐn·tǔhǎ&amp; tǔsǎ&amp;ʕǐdǔhǎ&amp; fǐã ðǎlǐkǎ wǎ tǎǧ·sǐlǔ &amp;lṣ^ǔḥǔwnǎ bǎʕ·dǎ &amp;·lʔͣǎk·lǐ. hǎl· ǧǎsǎl·tǐ &amp;lš^ǎw·kǎ&amp;tǐ wǎ &amp;l·mǎl&amp;ǎʕǐqǎ wǎ &amp;lṣ^ǔḥǔwnǎ yǎ&amp; bǐn·tǐã? &amp;ǐḥ·tǎrǐm· mǔʕǎl^ǐmǎkǎ dǎ&amp;ʔͤǐmą&amp; wǎ &amp;ḥ·tǎrǐm· &amp;ǎbǎ&amp;kǎ wǎ &amp;ǔm^ǎkǎ wǎ jǎd^ǎkǎ wǎ jǎd^ǎtǎkǎ wǎ &amp;ǐx·wǎtǎkǎ wǎ &amp;ǎxǎwǎ&amp;tǐkǎ. &amp;ǔn·ð̣ǔr· &amp;ǎθ·nǎ&amp;ʔǎ &amp;ld^ǎr·sǐ &amp;ǎmǎ&amp;mǎkǎ dǎ&amp;ʔͤǐmą&amp; wǎ l&amp;ǎ tǎl·tǎfǐt· yǎmǐyną&amp; wǎ l&amp; šǐmǎ&amp;l&amp;ą l&amp;ǎ tǎḍ·ḥǎkǔw&amp; &amp;ǎθ·nǎ&amp;ʔǎ &amp;ld^ǎr·sǐ wǎ l&amp;ǎ &amp;ǎθ·nǎ&amp;ʔǎ &amp;lṣ^ǎl&amp;ǎäǐ. &amp;ǎl·fǎʔͣ·sǔ wǎ &amp;l·mǐṭ·rǎqǎäǔ wǎ &amp;l·mǐn·šǎ&amp;rǔ ʔ̾l&amp;ǎtǔ &amp;ln^ǎj^ǎ&amp;rǐ. bǐ&amp;l·fǎʔͣ·sǐ yǎq·ṭǎʕǔ &amp;ln^ǎj^ǎ&amp;rǔ &amp;l·xǎšǎbǎ wǎ bǐ&amp;l·mǐn·šǎ&amp;rǐ yǎn·šǔrǔhǔ wǎ bǐ&amp;l·mǐṭ·rǎqǎäǐ yǎḍ·rǐbǔ &amp;l·mǐs·mǎ&amp;rǎ fǐã &amp;l·xǎšǎbǐ. &amp;ǎl·mǔʕǎl^ǐmǔ yǔḥǐb^ǔ &lt;^ǐl·mǐyðǎ &amp;l·mǔṭǐyʕǎ fǎkǔn· mǔṭǐyʕą&amp;. &amp;ǎl·wǎlǎdǔ &amp;l·ʕǎ&amp;ṣǐã l&amp;ǎ yǎḥǐb^ǔhǔ &amp;ǎḥǎdų: l&amp;ǎ mǔʕǎl^ǐmǔhǔ wǎ l&amp;ǎ &amp;ǎbǎwǎ&amp;hǔ wǎ l&amp;ǎ &amp;ǎqǎ&amp;rǐbǔhǔ. kǔn· mǔʔͮǎd^ǎbą&amp; wǎ mǔṭǐyʕą&amp; wǎ l&amp;ǎ tǎkǔn· ʕǎ&amp;ṣǐyą&amp; ǐlʔͣǎn^ǎ &amp;l·ʕǎ&amp;ṣǐãǎ l&amp;ǎ yǔḥǐb^ǔhǔ &amp;ǎḥǎdų. &amp;ǎy·nǎ kǔn·tǎ fǐã &amp;lṣ^ǎy·fǐ? - kǔn·tǔ ʕǐn·dǎ &amp;ǎqǎ&amp;rǐbǐã fǐã &amp;lr^ǐyfǐ.</text:span></text:p>
      <text:p text:style-name="P2"><text:span text:style-name="T6">&amp;ǎld^ǎr·sǔ &amp;ls^ǎ&amp;bǐʕǔ wǎ &amp;l·xǎm·sǔwnǎ 57 ¤</text:span></text:p>
      <text:p text:style-name="P2"><text:span text:style-name="T6">kǔwbǐykų (&amp;t). rǔwbǐlų (&amp;t). bǎ&amp;ṣų (&amp;t).</text:span></text:p>
      <text:p text:style-name="P2"><text:span text:style-name="T6">wǎ&amp;ḥǐdų (1). &amp;ǐθ·nǎ&amp;nǐ (2). θǎl&amp;ǎθǎäų (3). &amp;ǎr·bǎʕǎäų (4).</text:span></text:p>
      <text:p text:style-name="P2"><text:span text:style-name="T6">xǎm·sǎäų (5). sǐt^ǎäų (6). sǎb·ʕǎäų (7). θǎmǎ&amp;nǐyǎäų (8).</text:span></text:p>
      <text:p text:style-name="P2"><text:span text:style-name="T6">tǐs·ʕǎäų (9). ʕǎšǎrǎäų (10). sǐk^ǐynų, sǎkǎ&amp;kǐynų.</text:span></text:p>
      <text:p text:style-name="P2"><text:span text:style-name="T6">ṣǎḥ·nǔ &amp;l·mǎs·jǐdǐ. ḍǎy·fų, ḍǔyǔwfų. ǧǎ&amp;lį. rǎxǐyṣų. qǐymǎäų. jǎy·bų, jǔyǔwbų. bǎ&amp;kǐrą&amp;. mǔtǎʔͣǎx^ǐrą&amp;. ʔͣǎqǎ&amp;mǎ. tǎxǎl^ǎfǎ ʕǎn·... kǎm·? bǐkǎm·? yǔsǎ&amp;wǐã. kǎm· yǔsǎ&amp;wǐã? nǎhǎḍǎ (&amp;) nǔhǔwḍų. nǎhǎḍǎ mǐn· n^ǎw·mǐhǐ. nǎm·. l&amp;ǎ tǎnǎm·.</text:span></text:p>
      <text:p text:style-name="P2"><text:span text:style-name="T6">rǎjǔlų - rǎjǔl&amp;ǎnǐ. bǎy·tų - bǎy·tǎ&amp;nǐ.//</text:span></text:p>
      <text:p text:style-name="P2"><text:span text:style-name="T6">wǎ&amp;ḥǐdų wǎ wǎ&amp;ḥǐdų &amp;ǐθ·nǎ&amp;nǐ. &amp;ǐθ·nǎ&amp;nǐ wǎ &amp;ǐθ·nǎ&amp;nǐ &amp;ǎr·bǎʕǎäų. kǎ&amp;nǎ fǐã ṣǎḥ·nǐ &amp;l·mǎs·jǐdǐ θǎl&amp;ǎθǎäǔ rǐjǎ&amp;lį yǔṣǎl^ǔwnǎ. nǎzǎlǎt· mǐnǎ &amp;l·bǎ&amp;ṣǐ &amp;ǎr·bǎʕǔ fǎtǎyǎ&amp;tį. tǎxǎl^ǎfǎ ʕǎnǐ &amp;ld^ǎr·sǐ xǎm·sǎäǔ tǎl&amp;ǎmǐðǎäį wǎ xǎm·sǔ tǐl·mǐyðǎ&amp;tį. rǎʔͣǎy·tǔ θǎl&amp;ǎθǎäǎ fǎl&amp;^ǎḥǐynǎ yǎz·rǎʕǔwnǎ &amp;l·ḥǐn·ṭǎäǎ fǐã ḥǔqǔwlǐhǐm·. kǎ&amp;nǎ ʕǐn·dǎnǎ&amp; &amp;ǎm·sǐ ḍǎy·fų fǎšǎrǐbǎ sǐt^ǎäǎ fǎnǎ&amp;jǐynǎ šǎ&amp;yą&amp;, wǎ &amp;ǎnǎ&amp; šǎrǐb·tǔ mǎʕǎhǔ sǎb·ʕǎäǎ fǎnǎ&amp;jǐynǎ. fǐã mǎdǐynǎtǐnǎ&amp; yǔwjǎdǔ θǎmǎ&amp;nǐyǎäǔ mǎsǎ&amp;jǐdǎ. hǎðǎ&amp; &amp;lθ^ǎw·bǔ ǧǎ&amp;lį jǐd^ą&amp; qǐymǎtǔhǔ tǐs·ʕǎäǔ rǔwbǐl&amp;ǎtį wǎ ðǎ&amp;kǎ &amp;lθ^ǎw·bǔ rǎxǐyṣų qǐymǎtǔhǔ rǔwbǐl&amp;ǎnǐ. kǎm· rǔwbǐl&amp;ą fǐã jǎy·bǐkǎ? - fǐã jǎy·bǐã rǔwbǐlų wǎ&amp;ḥǐdų wǎ kǔwbǐykǎ&amp;nǐ. kǎm· yǎw·mą&amp; tǔqǐymǔ ʕǐn·dǎnǎ&amp;? - sǎʔͣǔqǐymǔ ʕǐn·dǎkǔm· ʕǎšǎrǎäǎ &amp;ǎy^ǎ&amp;mį. kǎm· &amp;ǎqǎm·tǎ ʕǐn·dǎ &amp;ǎqǎ&amp;rǐbǐkǎ fǐã &amp;lṣ^ǎy·fǐ? </text:span><text:soft-page-break/><text:span text:style-name="T6">&amp;ǎqǎm·tǔ ʕǐn·dǎhǔm· šǎh·rą&amp; wǎ&amp;ḥǐdą&amp;. bǐkǎmǐ &amp;š·tǎrǎy·tǎ sǐk^ǐynǎkǎ? - &amp;ǐš·tǎrǎy·tǔhǔ bǐʔͣǎr·bǎʕǎäǐ rǔwbǐl&amp;ǎtį wǎ nǐṣ·fį. nǎm· bǎ&amp;kǐrą&amp; wǎ &amp;n·hǎḍ· mǐn· n^ǎw·mǐkǎ wǎ &amp;ð·hǎb· &amp;ǐlǎã &amp;ld^ǔrǔwsǐ bǎ&amp;kǐrą&amp; wǎ l&amp;ǎ tǎtǎxǎl^ǎf· ʕǎnǐ &amp;ld^ǔrǔwsǐ &amp;ǎbǎdą&amp;. nǎhǎḍ·tǔ mǐn· n^ǎw·mǐã bǎ&amp;kǐrą&amp; wǎ nǎhǎḍǎ &amp;ǎxǐã mǔtǎʔͣǎx^ǐrą&amp;. kǎm· yǔsǎ&amp;wǐã hǎðǎ&amp; &amp;l·bǎy·tǔ? - yǔsǎ&amp;wǐã ǧǎ&amp;lǐyą&amp;, ǐlʔͣǎn^ǎ &amp;l·bǔyǔwtǎ fǐã &amp;l·mǎdǐynǎäǐ ǧǎ&amp;lǐyǎäų.</text:span></text:p>
      <text:p text:style-name="P2"><text:span text:style-name="T6">&amp;ǎld^ǎr·sǔ &amp;lθ^ǎ&amp;mǐnǔ wǎ &amp;l·xǎm·sǔwnǎ 58 ¤</text:span></text:p>
      <text:p text:style-name="P2"><text:span text:style-name="T6">dǐh·lǐyzų, dǎhǎ&amp;lǐyzǔ. sǐynǎmǎ&amp;. mǐn· zǎmǎ&amp;nį. nǎ&amp;dį, nǎwǎ&amp;dį. kǎy·fǎ ḥǎ&amp;lǔkǔm·? - ṭǎy^ǐbų. &amp;ǎš·kǔrǔkǔm·. &amp;ǐlǎã &amp;ll^ǐqǎ&amp;ʔǐ. - mǎʕǎ &amp;ls^ǎl&amp;ǎmǎäǐ. ḥǎ&amp;ḍǐrų (wn). ǧǎ&amp;ʔͤǐbų (wn). &amp;ǎmǎ&amp;mǐã^ų. bǐjǎ&amp;nǐbǐ... mǔx·lǐṣų. bǎʕ·dǎ qǎlǐylį. mǎʕą&amp;. tǎðǎ&amp;kǎrǎ. &amp;ǐk·rǎ&amp;mų. &amp;ǐk·rǎ&amp;mą&amp; lǎhǔ. ʕǎlǎã &amp;l·fǎw·rǐ. ǧǔr·fǎäǔ &amp;ld^ǎr·sǐ. mǎḥǎl^ǎäų (&amp;t). mǎs·jǐdǔ &amp;l·mǎḥǎl^ǎäǐ. tǎfǎr^ǎqǎ. yǔʕ·rǎḍǔ. ðǎhǎbǎ&amp;. yǎð·hǎbǎ&amp;nǐ.//</text:span></text:p>
      <text:p text:style-name="P2"><text:span text:style-name="T6">&amp;ǎdǎq^ǎ &amp;l·jǎrǎsǔ? - nǎʕǎm·, dǎq^ǎ mǐn· zǎmǎ&amp;nį. &amp;ǎy·nǎ zǎy·nǎbǔ? hǐãǎ fǐã &amp;ln^ǎ&amp;dǐã mǎʕǎ ṣǎdǐyqǎ&amp;tǐhǎ&amp;. kǎy·fǎ ḥǎ&amp;lǔkǔm·? šǔk·rą&amp;, ṭǎy^ǐbų, &amp;ǎl·ḥǎm·dǔ lǐl^ǎhǐ, wǎ kǎy·fǎ &amp;ǎn·tǔm·? &amp;ǎš·kǔrǔkǔm· ṭǎy^ǐbų &amp;ǎy·ḍą&amp;. &amp;ǐlǎã &amp;l^ǐqǎ&amp;ʔǐ. - mǎʕǎ &amp;ls^ǎl&amp;ǎmǎäǐ. mǎḥ·mǔdų lǎy·sǎ ḥǎ&amp;ḍǐrą&amp;, hǔwǎ ǧǎ&amp;ʔͤǐbų ǐlʔͣǎn^ǎhǔ mǎrǐyḍų, wǎ fǎ&amp;ṭǐmǎäǔ &amp;ǎy·ḍą&amp; ǧǎ&amp;ʔͤǐbǎäų ǐlʔͣǎn^ǎ ʕǐn·dǎhǎ&amp; &amp;ǎʕ·mǎ&amp;l&amp;ą kǎθǐyrǎäą fǐã &amp;l·bǎy·tǐ. ḥǎsǎnų ʕǎlǎã &amp;l·mǎq·ʕǎdǐ &amp;·lʔͣǎmǎ&amp;mǐã^ǐ bǐjǎ&amp;nǐbǐ sǎlǐymį. ḥǎsǎnų wǎ sǎlǐymų ṣǎdǐyqǎ&amp;nǐ mǔx·lǐṣǎ&amp;nǎ yǎð·hǎbǎ&amp;nǐ &amp;ǐlǎã &amp;l·mǎd·rǎsǎäǐ mǎʕą&amp; wǎ yǎd·rǔsǎ&amp;nǐ fǐã fǎṣ·lį wǎ&amp;ḥǐdį wǎ yǎj·lǐsǎ&amp;nǐ ʕǎlǎã mǎq·ʕǎdį wǎ&amp;ḥǐdį wǎ yǎl·ʕǎbǎ&amp;nǐ bǐ&amp;l·kǔrǎäǐ mǎʕą&amp; wǎ yǎtǎðǎ&amp;kǎrǎ&amp;nǐ &amp;ld^ǔrǔwsǎ mǎʕą&amp;. bǎʕ·dǎ qǎlǐylį dǎxǎlǎ &amp;l·mǔʕǎl^ǐmǔ fǎqǎ&amp;mǎ &lt;^ǎl&amp;ǎmǐyðǔ &amp;ǐk·rǎ&amp;mą&amp; lǎhǔ. xǎrǎjǎ mǎḥ·mǔdų &amp;ǐlǎã &amp;ll^ǎw·ḥǐ fǎsǎʔͣǎlǎhǔ &amp;l·mǔʕǎl^ǐmǔ ʕǎnǐ mǎʕ·nǎã kǎlǐmǎäį ʕǎrǎbǐy^ǎäį fǎʔͣǎjǎ&amp;bǎhǔ mǎḥ·mǔwdų ʕǎlǎã &amp;l·fǎw·rǐ. bǎʕ·dǎ &amp;n·tǐhǎ&amp;ʔǐ &amp;ld^ǎr·sǐ xǎrǎjǎ &amp;lṭ^ǔl&amp;^ǎbǔ mǐn· ǧǔr·fǎäǐ &amp;ld^ǎr·sǐ &amp;ǐlǎã &amp;ld^ǐh·lǐyzǐ θǔm^ǎ tǎfǎr^ǎqǔw&amp;, fǎðǎhǎbǎ bǎʕ·ḍǔhǔm· &amp;ǐlǎã &amp;ls^ǐynǎmǎ&amp; wǎ bǎʕ·ḍǔhǔm· &amp;ǐlǎã mǎs·jǐdǐ &amp;l·mǎḥǎl^ǎäǐ wǎ rǎjǎʕǎ bǎʕ·ḍǔhǔm· &amp;ǐlǎã mǎnǎ&amp;zǐlǐhǐm·. mǎ&amp;ðǎ&amp; yǔʕ·rǎḍǔ fǐã &amp;ls^ǐynǎmǎ&amp; &amp;l·yǎw·mǎ? - yǔʕ·rǎḍǔ fǐã &amp;ls^ǐynǎmǎ&amp; &amp;l·yǎw·mǎ fǐl·mų ʕǎrǎbǐã^ų jǎdǐydų.</text:span></text:p>
      <text:p text:style-name="P2"><text:span text:style-name="T6">&amp;ǎld^ǎr·sǔ &lt;^ǎ&amp;sǐʕǔ wǎ &amp;l·xǎm·sǔwnǎ 59 ¤</text:span></text:p>
      <text:p text:style-name="P2"><text:span text:style-name="T6">mǐṣ·bǎ&amp;ḥų, mǎṣǎ&amp;bǐyḥǔ. kǎh·rǎbǎ&amp;ʔͤǐã^ų. mǐṣ·bǎ&amp;ḥų kǎh·rǎbǎ&amp;ʔͤǐã^ų.</text:span></text:p>
      <text:p text:style-name="P2"><text:span text:style-name="T6">mǐn·ḍǎdǎäų, mǎnǎ&amp;ḍǐdǔ. mǐn·ḍǎdǎäǔ &amp;l·kǔtǔbǐ. sǐyǎ&amp;sǐã^ų. ʔͣǎdǎbǐã^ų. wǎṭǎnǐã^ų. ḍǎrǔwrǐã^ų. wǔd^ǐã^ų. ʕǎl&amp;ǎqǎäų (&amp;t). ʕǎl&amp;ǎqǎ&amp;tų wǔd^ǐy^ǎäų.</text:span></text:p>
      <text:p text:style-name="P2"><text:span text:style-name="T6">ṣǎḥǐyfǎäų, ṣǔḥǔfų. mǎqǎ&amp;lǎäų (&amp;t). šǎbǎ&amp;bų. ṣǎdǎ&amp;qǎäų (&amp;t). sǎl&amp;ǎmų. bǐ&amp;l·qǔr·bǐ mǐn·... l&amp;ǎsǐy^ǎmǎ&amp;. kǎðǎlǐkǎ. sǎ&amp;ʕǎtǎy·nǐ. lǐkǎã·... lǐkǎã· yǎʕǐyšǎ. ṭǎwǐyl&amp;ą. l&amp;ǎyǎkǔwnǔ &amp;ǐl&amp;^ǎ... l&amp;ǎ yǎf·hǎmǔhǔ &amp;ǐl&amp;^ǎ hǔwǎ. ǧǎy·rǎʔͣǎn^ǎ... mǎṭ·bǔwʕų. mǎx·ṭǔwṭų. mǔṭǎ&amp;lǎʕǎäų. qǎ&amp;ʕǎäǔ &amp;l·mǔṭǎ&amp;lǎʕǎäǐ. nǎy^ǐrų. mǎš·ǧǔwlų (wn). &amp;ǎm^ǎ&amp;...fǎ... bǎy·nǎ... bǎy·nǎhǔm·. bǎy·nǎkǔm·. bǎy·nǎnǎ&amp;. </text:span><text:soft-page-break/><text:span text:style-name="T6">mǎkǎθǎ (w) mǎk·θų.//</text:span></text:p>
      <text:p text:style-name="P2"><text:span text:style-name="T6">&amp;l·kǔtǔbǔ &amp;·lʔͣǎdǎbǐy^ǎäǔ fǐã hǎðǐhǐ &amp;l·mǎk·tǎbǎäǐ kǎθǐyrǎäų wǎ &amp;ǎm^ǎ&amp; &amp;l·kǔtǔbǔ &amp;ls^ǐyǎ&amp;sǐy^ǎäǔ fǎqǎlǐylǎäų. &amp;ǎlṭ^ǎ&amp;lǐbǎ&amp;tǔ yǎj·lǐs·nǎ bǐ&amp;l·qǔr·bǐ mǐn· mǐn·ḍǎdǎäǐ &amp;l·kǔtǔbǐ. ʕǎlǎã &amp;l·mǐn·ḍǎdǎäǐ ʕǎdǎdų kǎbǐyrų mǐnǎ &amp;lṣ^ǔḥǔfǐ wǎ &amp;l·mǎjǎl&amp;^ǎäǐ bǐ&amp;ll^ǔǧǎäǐ &amp;l·wǎṭǎnǐy^ǎäǐ. fǐã ṣǎḥǐyfǎäǐ &amp;l·yǎw·mǐ mǎqǎ&amp;lǎäų ṭǎwǐylǎäų ʕǎnǐ &amp;n·tǐšǎ&amp;rǐ &amp;·lʔͥǐsl&amp;ǎmǐ bǎy·nǎ šǔʕǔwbǐ &amp;l·ʕǎ&amp;lǎmǐ l&amp;ǎsǐy^ǎmǎ&amp; bǎy·nǎ &amp;lš^ǎbǎ&amp;bǐ. &amp;ǎlṣ^ǎdǎ&amp;qǎäǔ wǎ &amp;l·ʕǎl&amp;ǎqǎ&amp;tǔ &amp;l·wǔd^ǐy^ǎäǔ ḍǎrǔwrǐy^ǎäų lǐkǎã· tǎʕǐyšǎ &amp;lš^ǔʕǔwbǔ fǐã sǎl&amp;ǎmį. ǧǎy·rǎʔͣǎn^ǎ &amp;ls^ǎl&amp;ǎmǎ l&amp;ǎ yǎkǔwnǔ &amp;ǐl&amp;^ǎ mǐnǎ &amp;·lʔͥǐs·l&amp;ǎmǐ. mǎkǎθǎ &amp;lṭ^ǔl&amp;^ǎbǔ fǐã &amp;l·mǎk·tǎbǎäǐ sǎ&amp;ʕǎtǎy·nǐ, θǔm^ǎ ðǎhǎbǔw&amp; &amp;ǐlǎã &amp;l·jǎ&amp;mǐʕǎäǐ wǎ kǎðǎlǐkǎ &amp;lṭ^ǎ&amp;lǐbǎ&amp;tǔ mǎ&amp; mǎkǎθ·nǎ ṭǎwǐyl&amp;ą. ʕǐn·dǎ &amp;ǎbǐynǎ&amp; kǎθǐyrų mǐnǎ &amp;l·kǔtǔbǐ &amp;l·mǎṭ·bǔwʕǎäǐ wǎ &amp;l·mǎx·ṭǔwṭǎäǐ. fǐã mǎk·tǎbǎäǐ mǎd·rǎsǎtǐnǎ&amp; qǎ&amp;ʕǎäų lǐl·mǔṭǎ&amp;lǎʕǎäǐ, wǎ hǐãǎ wǎ&amp;sǐʕǎäų wǎ nǎy^ǐrǎäų. fǐyhǎ&amp; ṭǎ&amp;wǐl&amp;ǎtų wǎ kǎrǎ&amp;sǐã^ǔ wǎ rǔfǔwfų lǐl·kǔtǔbǐ wǎ ʕǎlǎã &amp;lṭ^ǎ&amp;wǐl&amp;ǎtǐ mǎṣǎ&amp;bǐyḥǔ kǎh·rǎbǎ&amp;ʔͤǐy^ǎäų. &amp;ǎlṭ^ǔl&amp;^ǎbǔ &amp;·lʔ̾nǎ fǐã qǎ&amp;ʕǎäǐ &amp;lmǔṭǎ&amp;lǎʕǎäǐ, wǎ hǔm· mǎš·ǧǔwlǔwnǎ bǐ&amp;l·qǐrǎ&amp;ʔǎäǐ wǎ &amp;l·kǐtǎ&amp;bǎäǐ.</text:span></text:p>
      <text:p text:style-name="P2"><text:span text:style-name="T6">&amp;ǎld^ǎr·sǔ &amp;ls^ǐt^ǔwnǔ 60 ¤</text:span></text:p>
      <text:p text:style-name="P2"><text:span text:style-name="T6">ʕǐš·rǔwnǎ - 20 θǎl&amp;ǎθǔwnǎ - 30 ʔͣǎr·bǎʕǔwnǎ - 40</text:span></text:p>
      <text:p text:style-name="P2"><text:span text:style-name="T6">xǎm·sǔwnǎ - 50 sǐt^ǔwnǎ - 60 sǎb·ʕǔwnǎ - 70</text:span></text:p>
      <text:p text:style-name="P2"><text:span text:style-name="T6">θǎmǎ&amp;nǔwnǎ - 80 tǐs·ʕǔwnǎ - 90 mǐ&amp;ʔͤǎäų - 100</text:span></text:p>
      <text:p text:style-name="P2"><text:span text:style-name="T6">mǐ&amp;ʔͤǎtǎ&amp;nǐ - 200 θǎl&amp;ǎθǔmǐ&amp;ʔͤǎäį - 300 ʔͣǎl·fų - 1000</text:span></text:p>
      <text:p text:style-name="P2"><text:span text:style-name="T6">&amp;ǎl·fǎ&amp;nǐ – 2000 θǎl&amp;ǎθǎäǔ ʔ̾l&amp;ǎfį - 3000 mǐl·yǔwnų - 1000000 ʔͣǎḥǎdǎ ʕǎšǎrǎ – 11 &amp;ǐθ·nǎ&amp; ʕǎšǎrǎ - 12 θǎl&amp;ǎθǎäǎ ʕǎšǎrǎ - 13</text:span></text:p>
      <text:p text:style-name="P2"><text:span text:style-name="T6">mǐ&amp;ʔͤǎäų wǎ &amp;ǎḥǎdǎ ʕǎšǎrǎ - 111.</text:span></text:p>
      <text:p text:style-name="P2"><text:span text:style-name="T6">rǎbǐyʕų. ṣǎy·fų. xǎrǐyfų. šǐtǎ&amp;ʔų. sǎ&amp;ʕǎäų (&amp;t).</text:span></text:p>
      <text:p text:style-name="P2"><text:span text:style-name="T6">dǎqǐyqǎäų, dǎqǎ&amp;ʔͤǐqǔ. θǎ&amp;nǐyǎäų, θǎwǎ&amp;nį. fǎṣ·lų, fǔṣǔwlų. fǔṣǔwlǔ &amp;ls^ǎnǎäǐ. kǔt^ǎ&amp;bų, kǎtǎ&amp;tǐybǔ.//</text:span></text:p>
      <text:p text:style-name="P2"><text:span text:style-name="T6">&amp;ǎnǎ&amp; mǔʕǎl^ǐmų fǐã &amp;l·kǔt^ǎ&amp;bǐ wǎ ʕǐn·dǐã ʕǐš·rǔwnǎ tǐl·mǐyðą&amp;. &amp;ǐš·tǎrǎy·tǔ &amp;l·yǎw·mǎ ǐlʔͣǎw·l&amp;ǎdǐã θǎl&amp;ǎθǐynǎ qǎlǎmą&amp; wǎ ʔͣǎr·bǎʕǐynǎ kǔr^ǎ&amp;są&amp; wǎ xǎm·sǐynǎ rǐyšǎäą wǎ xǎm·sǎ mǎqǎ&amp;lǐmǎ. bǐkǎmǐ &amp;š·tǎrǎy·tǎ kǔl^ǎ ðǎlǐkǎ? - &amp;ǐš·tǎrǎy·tǔhǎ&amp; bǐ&amp;ǎḥǎdǎ ʕǎšǎrǎ rǔwbǐl&amp;ą wǎ tǐs·ʕǎäį wǎ sǐt^ǐynǎ kǔwbǐyką&amp;. fǐã &amp;l·yǎw·mǐ &amp;ǎr·bǎʕų wǎ ʕǐš·rǔwnǎ sǎ&amp;ʕǎäą wǎ fǐã &amp;ls^ǎ&amp;ʕǎäǐ sǐt^ǔwnǎ dǎqǐyqǎäą wǎ fǐã &amp;ld^ǎqǐyqǎäǐ sǐt^ǔwnǎ θǎ&amp;nǐyǎäą. fǐã &amp;lš^ǎh·rǐ ʔͣǎr·bǎʕǎäǔ ʔͣǎsǎ&amp;bǐyʕǎ wǎ fǐã &amp;·lʔͣǔs·bǔwʕǐ sǎb·ʕǎäǔ &amp;ǎy^ǎ&amp;mį: yǎw·mǔ &amp;l·jǔmǔʕǎäǐ wǎ yǎw·mǔ &amp;ls^ǎb·tǐ wǎ yǎw·mǔ &amp;·lʔͣǎḥǎdǐ wǎ yǎw·mǔ &amp;·lʔͥǐθ·nǎy·nǐ wǎ yǎw·mǔ &amp;lθ^ǔl&amp;ǎθǎ&amp;ʔǐ wǎ yǎw·mǔ &amp;·lʔͣǎr·bǎʕǎ&amp;ʔǐ wǎ yǎw·mǔ &amp;l·xǎmǐysǐ. fǔṣǔwlǔ &amp;ls^ǎnǎäǐ hǐãǎ: &amp;lr^ǎbǐyʕǔ wǎ &amp;lṣ^ǎy·fǔ wǎ &amp;l·xǎrǐyfǔ wǎ &amp;lš^ǐtǎ&amp;ʔǔ. fǐã &amp;ls^ǎnǎäǐ &amp;ǐθ·nǎ&amp; ʕǎšǎrǎ šǎh·rą&amp;: &amp;l·mǔḥǎr^ǎmǔ, ṣǎfǎrų, rǎbǐyʕų &amp;lʔͣǎw^ǎlǔ, rǎbǐyʕų &amp;·lʔ̾xǐrǔ, jǔmǎ&amp;dǎã </text:span><text:soft-page-break/><text:span text:style-name="T6">&amp;·lʔͣǔwlǎã, jǔmǎ&amp;dǎã &amp;lʔͣǔx·rǎã, rǎjǎbų, šǎʕ·bǎ&amp;nǔ, rǎmǎḍǎ&amp;nǔ, šǎw^ǎ&amp;lų, ðǔw &amp;l·qǎʕ·dǎäǐ, ðǔw &amp;l·ḥǐj^ǎäǐ. fǐã mǎk·tǎbǎtǐnǎ&amp; mǐ&amp;ʔͤǎtǎ&amp; kǐtǎ&amp;bį wǎ &amp;ǎl·fǎ&amp; mǎjǎl^ǎäį. &amp;ǎlr^ǎbǐyʕǔ fǎṣ·lǔ &amp;·lʔͣǎm·ṭǎ&amp;rǐ wǎ &amp;lš^ǐtǎ&amp;ʔǔ fǎṣ·lǔ &amp;lθ^ǔlǔwjǐ wǎ &amp;l·xǎrǐyfǔ fǎṣ·lǔ &amp;l·fǎwǎ&amp;kǐhǐ.</text:span></text:p>
      <text:p text:style-name="P2"><text:span text:style-name="T6">&amp;ld^ǎr·sǔ &amp;l·ḥǎ&amp;dǐã wǎ &amp;ls^ǐt^ǔwnǎ 61 ¤</text:span></text:p>
      <text:p text:style-name="P2"><text:span text:style-name="T6">xǎy^ǎ&amp;ṭų (wn). xǎy^ǎ&amp;ṭǎäų (&amp;t). kǔrǎäǔ &amp;ls^ǎl^ǎäǐ.</text:span></text:p>
      <text:p text:style-name="P2"><text:span text:style-name="T6">&amp;ǎl^ǎ^ðǐã, &amp;ǎl^ǎðǐynǎ. &amp;ǎl^ǎtǐã, &amp;ǎll&amp;^ǎtǐã. yǔsǎm^ǎã. dǎwǎ&amp;ʔų, &amp;ǎd·wǐyǎäų.</text:span></text:p>
      <text:p text:style-name="P2"><text:span text:style-name="T6">ʕǎzǎbų, &amp;ǎʕ·zǎ&amp;bų. ʕǎzǎbǎäų (&amp;t). mǎk·tǔwbų, mǎkǎ&amp;tǐybǔ.</text:span></text:p>
      <text:p text:style-name="P2"><text:span text:style-name="T6">jǔnǎy·nǎäų, jǎnǎ&amp;ʔͤǐnǔ. &amp;ǔs·tǎ&amp;ðǎäų. fǎrǐyqų. lǐbǎ&amp;sų, &amp;ǎl·bǐsǎäų. nǎhǎ&amp;rą&amp;. ʔ̾nǐfą&amp;. mǔn·ðǔ &amp;ǔs·bǔwʕį. rǎ&amp;jǐʕų (wn). xǎ&amp;ṭǎ (ã) xǐyǎ&amp;ṭǎäų. lǎqǐãǎ (&amp;) lǐqǎ&amp;ʔų. fǎ&amp;zǎ (w) fǎw·zų. &amp;ǐs·tǎʕ·mǎlǎ. ʔͣǎʕ·ṭǎã, yǔʕ·ṭǐã.</text:span></text:p>
      <text:p text:style-name="P2"><text:span text:style-name="T6">šǔfǐãǎ, yǔš·fǎã. &amp;ǐðǎ&amp; lǎm· tǎf·ʕǎl·. //</text:span></text:p>
      <text:p text:style-name="P2"><text:span text:style-name="T6">hǎl· rǎʔͣǎy·tǎ &amp;lḍ^ǎy·fǎ &amp;l^ǎðã jǎ&amp;ʔǎnǎ&amp; &amp;ǎm·sǐ nǎhǎ&amp;rą&amp;? hǔwǎ ʕǎm^ǔnǎ&amp; &amp;l^ǎðǐã yǎs·kǔnǔ fǐã &amp;lr^ǐyfǐ wǎ qǎd· jǎ&amp;ʔǎnǎ&amp; yǎzǔwrǔnǎ&amp;. &amp;ǎl·mǎr·&amp;ǎäǔ &amp;l^ǎtǐã tǔʕǎl^ǐmǔ &lt;^ǐl·mǐyðǎ&amp;tǐ tǔsǎm^ǎã mǔʕǎl^ǐmǎäą. &amp;ǎln^ǐsǎ&amp;ʔǔ &amp;ll&amp;^ǎtǐã yǎxǐṭ·nǎ &amp;lθ^ǐyǎ&amp;bǎ yǔsǎm^ǎy·nǎ xǎy^ǎ&amp;ṭǎ&amp;tį. &amp;ǎlʔ̾lǎäǔ &amp;l^ǎtǐã yǎq·ṭǎʕǔ bǐhǎ&amp; &amp;ln^ǎj^ǎ&amp;rǔ &amp;l·xǎšǎbǎ tǔsǎm^ǎã fǎʔͣ·są&amp; wǎ &amp;lʔ̾lǎäǔ &amp;l^ǎtǐã yǎs·tǎʕ·mǐlǔhǎ&amp; lǐnǎš·rǐ &amp;l·xǎšǎbǐ tǔsǎm^ǎã mǐn·šǎ&amp;rą&amp;. &amp;ǐðǎ&amp; lǎm· tǎs·tǎʕ·mǐlǐ &amp;ld^ǎwǎ&amp;ʔǎ &amp;l^ǎðǐã &amp;ǎʕ·ṭǎ&amp;kǎhǔ &amp;lṭ^ǎbǐybǔ l&amp;ǎ tǔš·fǎã. šǔfǐãǎ bǐḥǎm·dǐ &amp;ll^ǎhǐ &amp;ǎbǔwnǎ&amp; &amp;·lʔ̾nǎ wǎ kǎ&amp;nǎ mǎrǐyḍą&amp; mǔn·ðǔ šǎh·rį. mǎ&amp; ʔͣǎx·bǎ&amp;rǔ &amp;b·nǐkǎ fǐã &amp;l·jǎ&amp;mǐʕǎäǐ? - mǎ&amp; tǎsǎl^ǎm·tǔ mǐn·hǔ rǐsǎ&amp;lǎäą wǎ mǎ&amp; sǎmǐʕ·tǔ ʕǎn·hǔ xǎbǎrą&amp; mǔn·ðǔ šǎh·rǎy·nǐ. jǎ&amp;ʔǎt·nǐã rǐsǎ&amp;lǎäų mǐn· mǔʕǎl^ǐmǐã &amp;l^ǎðǐã &amp;ǔḥǐb^ǔhǔ kǎθǐyrą&amp;. yǔʕ·ṭǎã &amp;l·mǎrǐyḍǔ &amp;ld^ǎwǎ&amp;ʔǎ lǐyǔš·fǎã. yǔqǎ&amp;lǔ lǐlr^ǎjǔlǐ &amp;l^ǎðǐã lǎy·sǎt· lǎhǔ zǎw·jǎäų ʕǎzǎbų wǎ lǐl·mǎr·ʔͣǎäǐ &amp;l^ǎtǐã lǎy·sǎ lǎhǎ&amp; zǎw·jų ʕǎzǎbǎäų. hǎðǐhǐ &amp;l·mǎr·ʔͣǎäǔ &amp;ǔs·tǎ&amp;ðǎäǔ jǎ&amp;mǐʕǎtǐnǎ&amp; wǎ hǐãǎ &amp;l^ǎtǐã fǎtǎḥǎt· jǎ&amp;mǐʕǎäą lǐl·fǎtǎyǎ&amp;tǐ fǐã &amp;l·mǎdǐynǎäǐ. &amp;l·fǐt·yǎ&amp;nǔ &amp;l^ǎðǐynǎ lǎqǐynǎ&amp;hǔm· ʔ̾nǐfą&amp; hǔm· ṭǔl&amp;^ǎbǔ mǎʕ·hǎdǐnǎ&amp; wǎ hǔmǔ &amp;·lʔ̾nǎ rǎ&amp;jǐʕǔwnǎ mǐnǎ &amp;l·mǎl·ʕǎbǐ. kǎ&amp;nǔw&amp; yǎl·ʕǎbǔwnǎ mǎʕǎ fǎrǐyqǐ &amp;l·mǎʕ·hǎdǐ &amp;lʔ̾xǎrǐ fǎfǎ&amp;zǎ fǎrǐyqǔnǎ&amp;. &amp;ǎ&amp;ǎn·tǎ &amp;l^ǎðǐã qǎṭǎʕ·tǎ &amp;lš^ǎjǎrǎ fǐã jǔnǎy·nǎtǐnǎ&amp;? &amp;ǎhǎðǎ&amp; &amp;l^ǎðǐã ṣǎ&amp;dǎ &amp;ls^ǎmǎkǎ fǐã bǔḥǎy·rǎtǐnǎ&amp;? - nǎʕǎm, hǔwǎ &amp;l^ǎðǐã ṣǎ&amp;dǎ &amp;ls^ǎmǎkǎ fǐã bǔḥǎy·rǎtǐkǔm·. &amp;ǎl·fǎl&amp;^ǎḥǔwnǎ hǔmǔ &amp;l^ǎðǐynǎ yǎḥ·rǔθǔwnǎ &amp;·lʔͣǎr·ḍǎ wǎ yǎz·rǎʕǔwnǎhǎ&amp;.</text:span></text:p>
      <text:p text:style-name="P2"><text:span text:style-name="T6">&amp;ǎld^ǎr·sǔ &amp;lθ^ǎ&amp;nǐã wǎ &amp;ls^ǐt^ǔwnǎ 62 ¤</text:span></text:p>
      <text:p text:style-name="P2"><text:span text:style-name="T6">ðǔrǎäų. ṭǎ&amp;ḥǔwnų, ṭǎwǎ&amp;ḥǐynǔ.</text:span></text:p>
      <text:p text:style-name="P2"><text:span text:style-name="T6">mǐḥǎš^ų (&amp;t). mǐn·jǎlų, mǎnǎ&amp;jǐlǔ. ʕǔš·bų, &amp;ǎʕ·šǎ&amp;bų.</text:span></text:p>
      <text:p text:style-name="P2"><text:span text:style-name="T6">mǎ&amp;šǐyǎäų, mǎwǎ&amp;šį. šǔwnǎäų, šǔwǎnų. jǎ&amp;rǎäų (&amp;t). šǎm·sų, šǔmǔwsų. ḥǎ&amp;d^ų. kǎhǎ&amp;mų. ḥǔbǔwbų. dǎqǐyqų. nǔxǎ&amp;lǎäų. &amp;ǐš·tǎǧǎlǎ.</text:span></text:p>
      <text:p text:style-name="P2"><text:span text:style-name="T6">&amp;ǐš·tǎǧǎlǎ fǐã &amp;l·ḥǎq·lǐ. &amp;ǐš·tǎǧǎlǎ bǐ&amp;l·kǔtǔbǐ. &amp;ǐs·tǎrǎ&amp;ḥǎ. kǎd^ǎsǎ.</text:span></text:p>
      <text:p text:style-name="P2"><text:soft-page-break/><text:span text:style-name="T6">ḥǎš^ǎ (w) ḥǎš^ų. ḥǎṣǎdǎ (w) ḥǎṣ·dų. ṭǎḥǎnǎ (&amp;) ṭǎḥ·nų.</text:span></text:p>
      <text:p text:style-name="P2"><text:span text:style-name="T6">xǎzǎnǎ (w) xǎz·nų. nǎqǎlǎ (w) nǎq·lų. yǎbǐsǎ (&amp;) yǔb·sų. &amp;ǎḥǎd^ǎ. yǎḥ·ṣǔlǔ &amp;ld^ǎqǐyqǔ. &amp;ǐðǎ&amp; jǎ&amp;ʔǎ. ḥǎt^ǎã yǎjǐʔͤǎ. rǎd^ǎ (w) rǎd^ų.//</text:span></text:p>
      <text:p text:style-name="P2"><text:span text:style-name="T6">&amp;l·fǎl&amp;^ǎḥǔ yǔḥǐš^ǔ &amp;l·ḥǎšǐyšǎ bǐ&amp;l·mǐḥǎš^ǐ θǔm^ǎ yǎt·rǔkǔhǔ fǐã &amp;lš^ǎmsǐ ḥǎt^ǎã yǎy·bǎsǎ fǎ&amp;ǐðǎ&amp; yǎbǐsǎ yǎn·qǔlǔhǔ &amp;ǐlǎã &amp;lš^ǔwnǎäǐ wǎ yǎx·zǔnǔhǔ fǐyhǎ&amp; lǐmǎ&amp;šǐyǎtǐhǐ ǐlʔͣǎy^ǎ&amp;mǐ &amp;lš^ǐtǎ&amp;ʔǐ. &amp;l·fǎl&amp;^ǎḥǎäǔ tǎḥ·ṣǔdǔ &amp;lz^ǎr·ʕǎ bǐ&amp;l·mǐn·jǎlǐ. yǎ&amp;jǎ&amp;rǎtǐã hǎl· zǎw·jǔkǐ fǐã &amp;l·bǎy·tǐ? - nǎʕǎm·, wǎ mǎ&amp;ðǎ&amp; tǔrǐydǐynǎ? - &amp;ǔrǐydǔ &amp;ǎn· &amp;ǔʕ·ṭǐyǎhǔ mǐn·jǎlǐã lǐyǔḥǐd^ǎhǔ fǎ&amp;ǐn^ǎhǔ kǎhǎ&amp;mų jǐd^ą&amp; l&amp;ǎ yǎq·ṭǎʕǔ šǎy·ʔͤą&amp;, xǔðǐyhǐ wǎ qǔwlǐã lǎhǔ lǐyǔḥǐd^ǎhǔ, wǎ &amp;ǎʕ·ṭǐynǐã mǐn·jǎlǎkǐ ǐlʔͣǎḥ·ṣǔdǎ bǐhǐ zǎr·ʕǐã &amp;l·yǎw·mǎ wǎ fǐã &amp;l·ǧǎdǐ &amp;ǎrǔd^ǔhǔ &amp;ǐlǎy·kǐ. - ḥǎsǎną&amp;, wǎ lǎkǐn· l&amp;ǎ tǎn·sǎã· &amp;ǎn· tǎrǔd^ǐyhǐ. &amp;l·fǎrǎsǔ yǎʔͣ·kǔlǔ &amp;l·ʕǔš·bǎ wǎ &amp;lš^ǎʕǐyrǎ wǎ &amp;ln^ǔxǎ&amp;lǎäǎ. &amp;ǎld^ǎqǐyqǔ yǎḥ·ṣǔlǔ mǐn· ṭǎḥ·nǐ &amp;l·qǎm·ḥǐ wǎ &amp;lð^ǔrǎäǐ wǎ &amp;lš^ǎʕǐyrǐ wǎ ǧǎy·rǐhǎ&amp; mǐnǎ &amp;l·ḥǔbǔwbǐ wǎ mǐnǎ &amp;ld^ǎqǐyqǐ nǎʕ·mǎlǔ &amp;l·xǔb·zǎ &amp;l^ǎðǐã nǎʔͣ·kǔlǔhǔ. &amp;ǎy·nǎ ṭǎḥǎn·tǎ hǎðǎ&amp; &amp;ld^ǎqǐyqǎ? - ṭǎḥǎn·tǔhǔ fǐã ṭǎ&amp;ḥǔwnǐ ʕǎlǐã^į. &amp;ǎl·fǎl&amp;^ǎḥǔwnǎ yǎš·tǎǧǐlǔwnǎ fǐã &amp;lṣ^ǎy·fǐ kǎθǐyrą&amp;: yǎḥ·rǔθǔwnǎ &amp;·lʔͣǎr·ḍǎ wǎ yǎz·rǎʕǔwnǎ &amp;l·ḥǔbǔwbǎ wǎ &amp;l·xǔḍ·rǎwǎ&amp;tǐ wǎ yǎḥǔš^ǔwnǎ &amp;l·ḥǎšǐyšǎ wǎ yǔkǎd^ǐsǔwnǎhǔ wǎ yǎḥ·ṣǔdǔwnǎ &amp;lz^ǎr·ʕǎ θǔm^ǎ &amp;ǐðǎ&amp; jǎ&amp;ʔǎ &amp;lš^ǐtǎ&amp;ʔǔ yǎs·tǎrǐyḥǔwnǎ &amp;ǐlǎã &amp;lr^ǎbǐyʕǐ. fǐã &amp;lš^ǐtǎ&amp;ʔǐ nǎtǎʕǎl^ǎmǔ wǎ fǐã &amp;lṣ^ǎy·fǐ nǎs·tǎrǐyḥǔ.</text:span></text:p>
      <text:p text:style-name="P2"><text:span text:style-name="T6">&amp;ǎld^ǎr·sǔ &amp;lθ^ǎ&amp;lǐθǔ wǎ &amp;ls^ǐt^ǔwnǎ 63 ¤</text:span></text:p>
      <text:p text:style-name="P2"><text:span text:style-name="T6">&amp;ǐb·rǐyqų, &amp;ǎbǎ&amp;rǐyqǔ. ṣǎ&amp;bǔwnų. ḥǎnǎfǐy^ǎäų (&amp;t).</text:span></text:p>
      <text:p text:style-name="P2"><text:span text:style-name="T6">ṭǎs·tų, ṭǔsǔwtų. mǐn·šǎfǎäų, mǎnǎ&amp;šǐfǔ. fǔr·šǎäǔ &amp;·lʔͣǎs·nǎ&amp;nǐ.</text:span></text:p>
      <text:p text:style-name="P2"><text:span text:style-name="T6">sǐn^ų, &amp;ǎs·nǎ&amp;nų. mǐš·jǎbų, mǎšǎ&amp;jǐbų. sǎrǐyrų, sǔrǔrų.</text:span></text:p>
      <text:p text:style-name="P2"><text:span text:style-name="T6">wǎj·hų, wǔjǔwhų. rǎk·ʕǎäų, rǎkǎʕǎ&amp;tų. wǔḍǔwʔų. tǎwǎḍ^ǎʔͣǎ. ʔͣǎðǎ&amp;nų. fǎj·rų. &amp;ǎðǎ&amp;nǔ &amp;l·fǎj·rǐ. nǎš^ǎfǎ. &amp;ǐs·tǎy·qǎð̣ǎ, yǎs·tǎy·qǐð̣ǔ. ʔͣǎx^ǎrǎ, yǔʔͮǎx^ǐrǔ. mǔʕǎl^ǎqų. ṣǔb·ḥų. ð̣ǔh·rų. ʕǎṣ·rų. mǎǧ·rǐbų. ʕǐšǎ&amp;ʔų.//</text:span></text:p>
      <text:p text:style-name="P2"><text:span text:style-name="T6">xǔðǐ &amp;lṣ^ǎ&amp;bǔwnǎ wǎ hǔnǎ&amp;kǎ &amp;l·mǎ&amp;ʔǔ fǐã &amp;l·ḥǎnǎfǐy^ǎäǐ wǎ &amp;ǧ·sǐl· wǎj·hǎkǎ wǎ yǎdǎy·kǎ θǔm^ǎ &amp;ð·hǎb· &amp;ǐlǎã ḥǔj·rǎtǐã wǎ nǎš^ǐf· wǎj·hǎkǎ wǎ yǎdǎy·kǎ bǐ&amp;l·mǐn·šǎfǎäǐ &amp;l·jǎdǐydǎäǐ &amp;l·mǔʕǎl^ǎqǎäǐ ʕǎlǎã &amp;l·mǐš·jǎbǐ. &amp;ǐs·tǎy·qǎð̣·tǔ &amp;l·yǎw·mǎ bǎ&amp;kǐrą&amp; fǎsǎmǐʕ·tǔ &amp;ǎðǎ&amp;nǎ &amp;l·fǎj·rǐ fǎtǎwǎḍ^ǎʔͣ·tǔ bǐsǔr·ʕǎäį wǎ rǎkǎḍ·tǔ &amp;ǐlǎã &amp;l·mǎs·jǐdǐ ǐlʔͣǔṣǎl^ǐãǎ &amp;lṣ^ǔb·ḥǎ mǎʕǎ &amp;l·jǎmǎ&amp;ʕǎäǐ. yǎ&amp; wǎlǎdǐã ṣǔb^ǎ fǐã &amp;ǐb·rǐyqǐã mǎ&amp;ʔą ǐlʔͣǎtǎwǎḍ^ǎʔͣǎ. - nǎʕǎm, yǎ&amp; wǎ&amp;lǐdǐã, &amp;ǎmǎ&amp;ʔą bǎ&amp;rǐdą&amp; &amp;ǎṣǔb^ǔ lǎkǎ &amp;ǎm· dǎ&amp;fǐʔͤą&amp;? - bǎl· ṣǔb^ǎ lǐã mǎ&amp;ʔą dǎ&amp;fǐʔͤą&amp;. ṣǎl&amp;ǎäǔ &amp;l·ṣ^ǔb·ḥǐ rǎk·ʕǎtǎ&amp;nǐ. ṣǎl&amp;ǎäǔ &amp;lð̣^ǔh·rǐ &amp;ǎr·bǎʕǔ rǎkǎʕǎ&amp;tį. ṣǎl&amp;ǎäǔ &amp;l·ʕǎṣ·rǐ &amp;ǎr·bǎʕǔ rǎkǎʕǎ&amp;tį. ṣǎl&amp;ǎäǔ &amp;l·mǎǧ·rǐbǐ θǎl&amp;ǎθǔ rǎkǎʕǎ&amp;tį. ṣǎl&amp;ǎäǔ &amp;l·ʕǐšǎ&amp;ʔǐ &amp;ǎr·bǎʕǔ rǎkǎʕǎ&amp;tį. tǎwǎḍ^ǎʔͣǎ ʕǎb·dǔ &amp;ll^ǎhǐ fǎnǎš^ǎfǎ wǎj·hǎhǔ wǎ yǎdǎy·hǔ. ṣǎl^ǐ jǎmǐyʕǎ &amp;lṣ^ǎlǎwǎ&amp;tǐ fǐã &amp;ǎw·qǎ&amp;tǐhǎ&amp;. wǎ l&amp;ǎ tǔʔͮǎx^ǐr· ṣǎl&amp;ǎäą ʕǎn· wǎq·tǐhǎ&amp;. &amp;ǐs·tǎʕ·mǐl· fǔr·šǎäǎ &amp;·lʔͣǎs·nǎ&amp;nǐ dǎ&amp;ʔͤǐmą&amp; wǎ nǎð̣^ǐf· bǐhǎ&amp; &amp;ǎs·nǎ&amp;nǎkǎ </text:span><text:soft-page-break/><text:span text:style-name="T6">qǎb·lǎ kǔl^ǐ wǔḍǔwʔį. hǎl· &amp;ǎn·tǎ ʕǎlǎã &amp;l·wǔḍǔwʔǐ? l&amp;ǎ, lǎs·tǔ ʕǎlǎã &amp;l·wǔḍǔwʔǐ. - &amp;ǐðǎn· fǎtǎwǎḍ^ǎʔͣ·, hǎðǎ&amp; hǔwǎ &amp;·lʔͥǐb·rǐyqǔ wǎ &amp;lṭ^ǎs·tǔ tǎḥ·tǎ &amp;ls^ǎrǐyrǐ, ʕǎlǎy·nǎ&amp; &amp;ǎn· nǎḥ·ḍǔrǎ ṣǎl&amp;ǎäǎ &amp;l·jǎmǎ&amp;ʕǎäǐ fǐã &amp;l·mǎs·jǐdǐ. &amp;ǎy·nǎ tǎnǎ&amp;mǔ? - &amp;ǎnǎ&amp;mǔ ʕǎlǎã sǎrǐyrǐy fǐã ḥǔj·rǎtǐã. lǐbǎ&amp;sǐã mǔʕǎl^ǎqų ʕǎlǎã &amp;l·mǐš·jǎbǐ fǐã &amp;ld^ǐh·lǐyzǐ.</text:span></text:p>
      <text:p text:style-name="P2"><text:span text:style-name="T6">&amp;ld^ǎr·sǔ &amp;lr^ǎ&amp;bǐʕǔ wǎ &amp;ls^ǐt^ǔwnǎ 64 ¤</text:span></text:p>
      <text:p text:style-name="P2"><text:span text:style-name="T6">mǐb·rǎ&amp;äų, mǎbǎ&amp;rį. mǐḥ·fǎð̣ǎäǔ nǔqǔwdį. dǐynǎ&amp;rų, dǎnǎ&amp;nǐyrǔ.</text:span></text:p>
      <text:p text:style-name="P2"><text:span text:style-name="T6">dǐr·hǎmų, dǎrǎ&amp;hǐmǔ. mǎʕ·rǐḍų, mǎʕǎ&amp;rǐḍǔ. yǎ&amp; ʔͣǎbǎtǐ. ʔͣǎr·jǔwkǎ.</text:span></text:p>
      <text:p text:style-name="P2"><text:span text:style-name="T6">l&amp;ǎ ḍǎrǔwrǎäǎ lǐðǎlǐkǎ. bǎdǎl&amp;ą mǐn·hǔ. lǎs·tǔ bǐḥǎ&amp;jǎäį &amp;ǐlǎã... mǔtǎḍǎ&amp;yǐqų. yǎk·fǐynǐã. jǔm·lǎäų, jǔmǎlų. qǎḍǐy^ǎäų, qǎḍǎ&amp;yǎ&amp;. ʔͣǎmǐynų, ʔͣǔmǎnǎ&amp;ʔǔ. ʔͣǎmǎ&amp;nǎäų. šǎdǐydų. ʕǎð̣ǐymų. ʔͣǎḥ·ḍǎrǎ, yǔḥ·ḍǐrǔ. ʔͣǎʕ·lǎnǎ, yǔʕ·lǐnǔ, &amp;ǐʕ·l&amp;ǎnų. rǎ&amp;jǎʕǎ, yǔrǎ&amp;jǐʕǔ. &amp;ǐs·tǎḥǎq^ǎ. nǎsǐãǎ (&amp;) nǐs·yǎ&amp;nų. fǎqǎdǎ (ã) fǎq·dų. ḥǎzǐnǎ (&amp;) ḥǔz·nų. ʕǎθǎrǎ ʕǎlǎã... (w) ʕǔθǔwrų. sǔr^ǎ. sǔrǔwrų. mǔkǎ&amp;fǎʔͣǎäų (&amp;t). sǎl^ǎmǎ. θǎwǎ&amp;bų.//</text:span></text:p>
      <text:p text:style-name="P2"><text:span text:style-name="T6">&amp;l·wǎlǎdǔ lǐwǎ&amp;lǐdǐhǐ: qǎ&amp;lǎ lǎnǎ&amp; mǔʕǎl^ǐmǔnǎ&amp;: "ǧǎdą&amp; sǎnǎzǔwrǔ mǎʕ·rǐḍǎ kǐtǎ&amp;bǐ &amp;·lʔͣǎṭ·fǎ&amp;lǐ, lǐyǔḥ·ḍǐr· kǔl^ų mǐn·kǔm· dǐynǎ&amp;rą&amp;". lǐðǎlǐkǎ &amp;ǎr·jǔwkǎ yǎ&amp; ʔͣǎbǎtǐ &amp;ǎn· tǔʕ·ṭǐyǎnǐã dǐynǎ&amp;rą&amp;. &amp;ǎl·wǎ&amp;lǐdǔ: - l&amp;ǎ ḍǎrǔwrǎäǎ lǐðǎlǐkǎ, lǎs·nǎ&amp; bǐḥǎ&amp;jǎäį &amp;ǐlǎã &amp;l·kǔtǔbǐ, &amp;ǎl·kǔtǔbǔ ʕǐn·dǎnǎ&amp; kǎθǐyrǎäų, tǎk·fǐynǎ&amp;. fǎqǎ&amp;lǎtǐ &amp;·lʔͣǔx·tǔ ǐlʔͣǎxǐyhǎ&amp;: &amp;ǎbǔwkǎ mǔtǎḍǎ&amp;yǐqų &amp;ǐn·sǎ qǎḍǐy^ǎäǎ &amp;ld^ǐynǎ&amp;rǐ, &amp;ǎnǎ&amp; &amp;ǔʕ·ṭǐykǎ wǎ lǎkǐn· lǎy·sǎ ʕǐn·dǐã dǐynǎ&amp;rų, &amp;ǔʕ·ṭǐykǎ dǎrǎ&amp;hǐmǎ mǐn· mǐḥ·fǎð̣ǎäǐ nǔqǔwdǐã bǎdǎl&amp;ą mǐnǎ &amp;ld^ǐynǎ&amp;rǐ fǎsǔr^ǎ &amp;l·wǎlǎdǔ wǎ šǎkǎrǎ ʔͣǔx·tǎhǔ. fǎqǎd·tǔ &amp;l·mǐb·rǎ&amp;äǎ &amp;l^ǎtǐã &amp;š·tǎrǎy·tǔhǎ&amp; yǎw·mǎ &amp;·lʔͣǎḥǎdǐ &amp;l·mǎ&amp;ḍǐã fǐã &amp;l·mǎx·zǎnǐ wǎ kǎ&amp;nǎt· jǎmǐylǎäą wǎ ḥǎzǐn·tǔ lǐðǎlǐkǎ ḥǔz·ną&amp; šǎdǐydą&amp;. wǎ &amp;l·yǎw·mǎ sǎmǐʕ·tǔ &amp;ǐðǎ&amp;ʕǎäǎ &amp;l·mǎd·rǎsǎäǐ tǔʕ·lǐnǔ: mǎn· fǎqǎdǎ šǎy·ʔͤą&amp; fǎl·yǔrǎ&amp;jǐʕǐ &amp;·lʔͥǐðǎ&amp;ʕǎäǎ fǎrǎ&amp;jǎʕ·tǔhǎ&amp; fǎ&amp;ǐðǎ&amp; mǐb·rǎ&amp;tǐã fǐyhǎ&amp; fǎsǔrǐr·tǔ sǔrǔwrą&amp; ʕǎð̣ǐymą&amp;. kǎy·fǎ ðǎlǐkǎ? wǎ kǎy·fǎ wǎqǎʕǎt· fǐyhǎ&amp;? - ʕǎθǎrǎ ʕǎlǎy·hǎ&amp; wǎlǎdų &amp;ǎmǐynų fǎsǎl^ǎmǎhǎ&amp; &amp;ǐlǎã &amp;·lʔͥǐðǎ&amp;ʕǎäǐ l·ǐlʔͥǐʕ·l&amp;ǎnǐ ʕǎn·hǎ&amp;. - hǎðǎ&amp; wǎlǎdų &amp;ǎmǐynų, lǎqǎdǐ &amp;s·tǎḥǎq^ǎ &amp;lθ^ǎwǎ&amp;bǎ mǐnǎ &amp;ll^ǎhǐ wǎ &amp;l·mǔkǎ&amp;fǎʔͣǎäǎ mǐnǎ &amp;ln^ǎ&amp;sǐ. - nǎʕǎm·, &amp;ǎlʔͣǎmǎ&amp;nǎäǔ ʕǐn·dǎnǎ&amp; dǐynų, wǎ ʕǎlǎã kǔl^į mǐn^ǎ&amp; &amp;ǎn· yǎkǔwnǎ ʔͣǎmǐyną&amp;. kǎm· kǎlǐmǎäą fǐã hǎðǐhǐ &amp;l·jǔm·lǎäǐ?</text:span></text:p>
      <text:p text:style-name="P2"><text:span text:style-name="T6">&amp;ld^ǎr·sǔ &amp;l·xǎ&amp;mǐsǔ wǎ &amp;ls^ǐt^ǔwnǎ 65 ¤</text:span></text:p>
      <text:p text:style-name="P2"><text:span text:style-name="T6">ḍǎ&amp;bǐṭų, ḍǔb^ǎ&amp;ṭų. qǎ&amp;ʔͤǐdų, qǔw^ǎ&amp;dų. qǎ&amp;ʔͤǐdǔ dǎb^ǎ&amp;bǎäį</text:span></text:p>
      <text:p text:style-name="P2"><text:span text:style-name="T6">mǎ&amp; lǎkǎ? - wǎl&amp;ǎḥǎ&amp;jǎäǎ. ḥǎ&amp;lų &amp;ǎḥ·wǎ&amp;lų. ṣǐḥ^ǎäų. l&amp;ǎbǎʔͣ·sǎbǐhǐ</text:span></text:p>
      <text:p text:style-name="P2"><text:span text:style-name="T6">kǔl^ǔ šǎy·ʔį ʕǎlǎã mǎ&amp; yǔrǎ&amp;mǔ. nǎw·bǎt·jǐã^ų. mǐn· jǎdǐydį.</text:span></text:p>
      <text:p text:style-name="P2"><text:span text:style-name="T6">tǎxǎr^ǎjǎ mǐn· ... ḥǎr·bǐã^ų. mǎd·rǎsǎäų ḥǎr·bǐy^ǎäų. mǔl&amp;ǎzǐmų.</text:span></text:p>
      <text:p text:style-name="P2"><text:span text:style-name="T6">rǔt·bǎäų, rǔtǎbų. ṣǎbǎ&amp;ḥǎ &amp;l·xǎy·rǐ. - ṣǎbǎ&amp;ḥǎ &amp;ln^ǔwrǐ.</text:span></text:p>
      <text:p text:style-name="P2"><text:span text:style-name="T6">fǐr·qǎäų, fǐrǎqų. &amp;ǎlfǐr·qǎäǔ &amp;l·mǔdǎr^ǎʕǎäǔ. &amp;ǎkǎ&amp;dǐymǐy^ǎäǔ &amp;l·mǔdǎr^ǎʕǎ&amp;tǐ.</text:span></text:p>
      <text:p text:style-name="P2"><text:soft-page-break/><text:span text:style-name="T6">mǔḥǎ&amp;rǐbų (wn). fǐã sǎbǐylǐ &amp;ll^ǎhǐ. ʕǎs·kǎrǐã^ų.</text:span></text:p>
      <text:p text:style-name="P2"><text:span text:style-name="T6">&amp;ǐn· wǎf^ǎqǎnǐãǎ &amp;ll^ǎhǔ. ḥǎt^ǎã &amp;ǎkǔwnǎ mǔḥǎ&amp;rǐbą&amp;. xǐl&amp;ǎlǎ šǎh·rį.</text:span></text:p>
      <text:p text:style-name="P2"><text:span text:style-name="T6">tǎd·rǐybų (&amp;t). tǎd·rǐybǎ&amp;tų ʕǎs·kǎrǐy^ǎäų. bǎsǐyṭų, bǔsǎṭǎ&amp;ʔǔ.</text:span></text:p>
      <text:p text:style-name="P2"><text:span text:style-name="T6">mǎb·sǔwṭų bǐ... kǎm· rǎʔͣǎy·tǔ! ḥǎd^ǎθǎ. xǎṭǎfǎ (ã) xǎṭ·fų.</text:span></text:p>
      <text:p text:style-name="P2"><text:span text:style-name="T6">tǎxǎr^ǎjǎ mǐnǎ &amp;l·mǎd·rǎsǎäǐ &amp;l·ḥǎr·bǐy^ǎäǐ. hǎrǎbǎ (w) hǔrǔwbų//</text:span></text:p>
      <text:p text:style-name="P2"><text:span text:style-name="T6">mǎ&amp; lǎkǎ? wǎl&amp;ǎḥǎ&amp;jǎäǎ. fǎlǐmǎ&amp;ðǎ&amp; tǎḍ·ḥǎkǔ? xǎṭǎfǎ &amp;l·kǎl·bǔ &amp;ll^ǎḥ·mǎ θǔm^ǎ hǎrǎbǎ.ǐ kǎy·fǎ ḥǎ&amp;lǔkǔm·? l&amp;ǎbǎʔͣ·sǎ bǐhǎ&amp;. wǎkǎy·fǎ ṣǐḥ^ǎtǔkǔm· ʔͣǎn·tǔm·? ʔͣǎl·ḥǎm·dǔ lǐl^ǎhǐ kǔl^ǔ šǎy·ʔį ʕǎlǎã mǎ&amp; yǔrǎ&amp;mǔ. mǎn· kǎ&amp;nǎ nǎw·bǎt·jǐy^ą&amp; ʔͣǎm·sǐ? - ʔͣǎnǎ&amp;. wǎ mǎǎnǐ &amp;ln^ǎw·bǎt·jǐy^ǔ &amp;l·yǎw·mǎ? lʔ̾ ʔͣǎʕ·rǐfǔ. lǐmǎ&amp;ðǎ&amp; lʔ̾ tǎʕ·rǐfǔ? ʕǎlǎy·kǎ ʔͣǎn· tǎʕ·rǐfǎ mǎn· kǎ&amp;nǎ nǎw·bǎt·jǐy^ą&amp; qǎb·lǎkǎ wǎ mǎn· yǎkǔwnǔ bǎʕ·dǎkǎ. tǎʕǎ&amp;lǎ ʔͥǐlǎã &amp;ll^ǎw·ḥǐ, ʔͥǐq·rǎʔͣ· hǎðǐhǐ &amp;l·jǔm·lǎäǎ mǐn· jǎdǐydį.ʔͣǎxǐã ṭǎ&amp;lǐbų fǐã &amp;l·mǎd·rǎsǎäǐ &amp;l·ḥǎr·bǐy^ǎäǐ wǎ sǎyǎkǔwnǔ bǎʕ·dǎ &lt;^ǎxǎr^ǔjǐ mǐn·hǎ&amp; ḍǎ&amp;bǐṭą&amp; bǐrǔt·bǎäǐ &amp;l·mǔl&amp;ǎzǐmǐ. bǎʕ·dǎ dǔxǔwlǐ &amp;l·mǔʕǎl^ǐmǐ qǎ&amp;mǎ &lt;^ǎl&amp;ǎmǐyðǔ mǐn· mǎqǎ&amp;ʕǐdǐhǐm· ʔͥǐk·rǎ&amp;mą&amp; lǎhǔ wǎ qǎ&amp;lǔw lǎhǔ: ṣǎbǎ&amp;ḥǎ &amp;l·xǎy·rǐ, fǎ&amp;ǎjǎ&amp;bǎhǔm·: ṣǎbǎ&amp;ḥǎ &amp;ln^ǔwrǐ. &amp;ǔrǐydǔ dǔxǔwlǎ &amp;ǎkǎ&amp;dǐymǐy^ǎäǐ &amp;l·mǔdǎr^ǎʕǎ&amp;tǐ ḥǎt^ǎã &amp;ǎx·dǐmǎ &amp;lʔͥǐs·l&amp;ǎmǎ wǎ &amp;ǎkǔwnǎ mǔḥǎ&amp;rǐbą&amp; fǐã sǎbǐylǐ &amp;ll^ǎhǐ. xǎdǎm·tǔ fǐã &amp;l·fǐr·qǎäǐ &amp;l·mǔdǎr^ǎʕǎäǐ qǎ&amp;ʔͤǐdǎ dǎb^ǎ&amp;bǎäį wǎ kǎm· qǔm·nǎ&amp; xǐl&amp;ǎlǎ šǎh·rį bǐtǎd·rǐybǎ&amp;tį ʕǎs·kǎrǐy^ǎäį. ḥǎd^ǐθ·nǐã ʕǎn· ḥǎyǎ&amp;tǐkǎ yǎ&amp; ṣǎdǐyqǐã? ḥǎyǎ&amp;tǐã ḥǎyǎ&amp;äǔ mǔslǐmį bǎsįyṭį. hǎl· &amp;ǎn·tǎ mǎb·sǔwṭų bǐḥǎyǎ&amp;tǐkǎ? nǎʕǎm·, &amp;ǎnǎ&amp; mǎb·sǔwṭų bǐḥǎyǎ&amp;tǐã, &amp;ǎš·kǔrǔ &amp;ll^ǎhǎ.</text:span></text:p>
      <text:p text:style-name="P2"><text:span text:style-name="T6">&amp;ld^ǎr·sǔ &amp;ls^ǎ&amp;dǐsǔ wǎ &amp;ls^ǐt^ǔwnǎ 66 ¤</text:span></text:p>
      <text:p text:style-name="P2"><text:span text:style-name="T6">wǎ&amp;ṣǎlǎ. ḥǎ&amp;wǎlǎ. &amp;ǎy·qǎð̣ǎ. &amp;ǎʕǎ&amp;dǎ. &amp;ǐs·tǎy·qǎð̣ǎ mǎʕǎ &amp;l·fǎj·rǐ.</text:span></text:p>
      <text:p text:style-name="P2"><text:span text:style-name="T6">ǧǎlǎṭų, &amp;ǎǧ·l&amp;ǎṭų. bǐl&amp;ǎʔͣǎǧ·l&amp;ǎṭį. nǎṣ^ų, nǔṣǔwṣų. mǎr^ǎäą. kǎm· mǎr^ǎäą?</text:span></text:p>
      <text:p text:style-name="P2"><text:span text:style-name="T6">&amp;ǎḥ·ṣǎã. tǎr·jǎmǎ. &amp;ǎǧ·lǎqǎ &amp;l·kǐtǎ&amp;bǎ. xǎ&amp;fǐtų. bǐṣǎw·tį xǎ&amp;fǐtį</text:span></text:p>
      <text:p text:style-name="P2"><text:span text:style-name="T6">yǎʕ·nǐã. mǎ&amp;ðǎ&amp; yǎʕ·nǐã? zǎ&amp;dǎ (ã) zǐyǎ&amp;dǎäų. mǎzǐydų. hǎl· &amp;ǎzǐydǔkǎ?</text:span></text:p>
      <text:p text:style-name="P2"><text:span text:style-name="T6">ð̣ǎl&amp;^ǎsǎäų (&amp;t). kǐfǎ&amp;yǎh! l&amp;ḥǎ&amp;jǎäǎ &amp;ǐlǎã... nǎzǎlǎ bǐhǐ. hǎl· l^ǎkǎ?</text:span></text:p>
      <text:p text:style-name="P2"><text:span text:style-name="T6">wǎ&amp;jǐbų (&amp;t). wǎ&amp;jǐbǔ &amp;l·mǎn·zǐlǐ. tǎm·rǐynǎ&amp;tų rǐyǎ&amp;ḍǐy^ǎäų. bǐ&amp;n·tǐð̣ǎ&amp;mį</text:span></text:p>
      <text:p text:style-name="P2"><text:span text:style-name="T6">qǎṭǎʕǎ (&amp;) qǎṭ·ʕų. ṭǎlǎbǎ (w) ṭǎlǎbų. &amp;ǎm·lǎã. &amp;ǐm·l&amp;ǎʔų//</text:span></text:p>
      <text:p text:style-name="P2"><text:span text:style-name="T6">yǎ&amp; &amp;ǎḥ·mǎdǔ, wǎ&amp;ṣǐlǐ &amp;l·qǐrǎ&amp;ʔǎäǎ wǎ l&amp; tǎq·ṭǎʕ·hǎ&amp; wǎ ḥǎ&amp;wǐl· &amp;ǎn· tǎq·rǎʔͣǎ bǐl&amp;ǎ ʔͣǎǧ·l&amp;ǎṭį. - qǎd· ḥǎ&amp;wǎl·tǔ ðǎlǐkǎ mǐrǎ&amp;rą&amp; wǎ lǎkǐn· lǎm· yǎḥ·ṣǔl· mǐn^ǐã. - ḥǎ&amp;wǐl· mǎr^ǎäą &amp;ǔx·rǎã wǎ &amp;ǔx·rǎã sǎyǎḥ·ṣǔlǔ. sǎʔͣǔḥǎ&amp;wǐlǔ, &amp;ǐn· šǎ&amp;ʔǎ &amp;&amp;ll^ǎhǔ. kǎm· mǎr^ǎäą qǎrǎʔͣ·tǎ &amp;ln^ǎṣ^ǎ? - qǎrǎʔͣ·tǔhǔ ʕǐd^ǎäǎ mǎr^ǎ&amp;tį lǎm· &amp;ǔḥ·ṣǐhǎ&amp;. &amp;ǐn^ǎkǎ tǎq·rǎ&amp;ǔ bǐṣǎw·tį xǎ&amp;fǐtį &amp;ǐr·fǎʕ· ṣǎw·tǎkǎ. mǎ&amp;ðǎ&amp; tǎʕ·nǐã hǎðǐhǐ &amp;l·kǎlǐmǎäǔ? tǎr·jǐm·hǎ&amp; lǐã. mǎ&amp; yǎʕ·nǐã qǎw·lǔkǎ hǎðǎ&amp;? &amp;ǎlʔ̾nǎ &amp;ǎǧ·lǐqǔw&amp;&amp;l·kǔtǔbǎ wǎ &amp;s·mǎʕǔw&amp; &amp;ǎs·ʔͤǐlǎtǐã. yǎ&amp; ḥǎsǎnǔ, xǔðǐ &amp;lð̣^ǔl&amp;ǎsǎäǎ wǎ &amp;m·sǎḥǐ &amp;ll^ǎw·ḥǎ, &amp;ǔm·lǐã ʕǎlǎy·kǎ hǎðǐhǐ &amp;l·ʕǐbǎ&amp;rǎäǎ &amp;lʔ̾tǐyǎäǎ. hǎl· &amp;ǎzǐydǔkǎ? - </text:span><text:soft-page-break/><text:span text:style-name="T6">kǐfǎ&amp;yǎh! l&amp; ḥǎ&amp;jǎäǎ &amp;ǐlǎã mǎzǐydį. &amp;ǐn· šǐʔͤ·tǎ fǎ&amp;ṭ·lǔb· fǎ&amp;ǐn· ṭǎlǎb·tǎ &amp;l·mǎzǐydǎ zǐd·tǔkǎ. mǎ&amp;ðǎ&amp; tǎf·ʕǎlǔ hǔnǎ&amp;? &amp;ǎqǔwmǔ bǐwǎ&amp;jǐbǐ &amp;l·mǎn·zǐlǐ. &amp;ǎtǔqǔwmǔ bǐ&lt;^ǎmǎ&amp;rǐynǐ &amp;lr^ǐyǎ&amp;ḍǐyǎ^ǎäǐ kǔl^ǎ yǎw·mį? nǎʕǎm·, &amp;ǎqǔwmǔ bǐ&amp;&lt;^ǐmǎ&amp;rǐynǐ &amp;lr^ǐyǎ&amp;ḍǐy^ǐäǐ kǔl^ǎ ṣǎbǎ&amp;ḥį bǐ&amp;n·tǐð̣ǎ&amp;mį. &amp;ǎs·tǎy·qǐð̣ǔ mǎʕǎ &amp;l·fǎj·rǐ wǎ &amp;ǔwqǐð̣ǔ &amp;ǐx·wǎtǐã &amp;lṣ^ǐǧǎ&amp;rǎ θǔm^ǎ nǔṣǎl^ǐã &amp;lṣ^ǔb·ḥǎ jǎmǎ&amp;ʕǎäą fǐã &amp;l·bǎy·tǐ &amp;ǎw· fǐã mǎs·jǐdǐ &amp;l·mǎḥǎl^ǎäǐ, wǎ bǎʕ·dǎ &amp;n·tǐhǎ&amp;ʔǐ &amp;lṣ^ǎl^ǎ&amp;äǐ nǎx·rǔjǔ &amp;lǎã &lt;^ǎmǎ&amp;rǐynǐ &amp;lr^ǐyǎ&amp;ḍǐy^ǎäǐ &amp;lṣ^ǎbǎ&amp;ḥǐy^ǎäǐ. nǎsǐytǔ mǎ&amp; qǔl·tǎ lǐã hǎl· l^ǎkǎ tǔʕǐydǎhǔ, mǐn· fǎḍ·lǐkǎ &amp;ǎʕǐd·hǔ. hǎl· l^ǎkǎ &amp;ǎn· tǎn·zǐlǎ bǐã wǎ tǎkǔwnǎ ḍǎy·fą&amp;? hǎl· l^ǎkǎ &amp;ǎn· tǔsǎ&amp;ʕǐdǎnǐã? &amp;l·yǎw·mǎ ʕǐn·dǎnǎ&amp; dǎr·sǔ &amp;lʔͥǐm·l&amp;ǎʔǐ.</text:span></text:p>
      <text:p text:style-name="P2"><text:span text:style-name="T6">&amp;ld^ǎr·sǔ &amp;ls^ǎ&amp;bǐʕǔ wǎ &amp;ls^ǐt^ǔwnǎ 67 ¤</text:span></text:p>
      <text:p text:style-name="P2"><text:span text:style-name="T6">zǎʕǎmǔw&amp;. wǎṣǎfǎ (ã) wǎṣ·fų. ṣǐnǎ&amp;ʕǎäų (&amp;t). zǐrǎ&amp;ʕǎä (&amp;t)ǐ</text:span></text:p>
      <text:p text:style-name="P2"><text:span text:style-name="T6">mǎnǎ&amp;xų. lǎw·l&amp;ǎ. nǎǎṣǐyḥǎäų, nǎṣǎ&amp;ʔͤǐḥǔ. &amp;ǐm·tǐḥǎ&amp;nų (&amp;t). &amp;ǎd^ǎã &amp;·lʔͥǐm·tǐḥǎ&amp;nǎ. rǎsǎbǎ fǐã &amp;·lʔͥǐm·tǐḥǎ&amp;nǐ (w) rǔsǔwbų. xǎsǐrǎ (&amp;) xǔs·rų. kǎ&amp;mǐl&amp;ą</text:span></text:p>
      <text:p text:style-name="P2"><text:span text:style-name="T6">&amp;ǐn· lǎm·... &amp;ǐn· lǎm· tǎf·ʕǎl· mǎ&amp; ʔ̾mǔrǔkǎ. ḥǎdǐyθų, &amp;ǎḥǎ&amp;dǐyθǔ. &amp;ǐs·tǎmǎʕǎ &amp;ǐlǎã...ǐ</text:span></text:p>
      <text:p text:style-name="P2"><text:span text:style-name="T6">mǔt^ǎsǎʕų mǐnǎ &amp;l·wǎq·tǐ .rǎǧ·bǎäų ʕǎð̣ǐymǎäų fǐã... kǔn·tǔ ʕǎlǎã rǎǧ·bǎäį ʕǎð̣ǐymǎäį fǐã... ḥǎ&amp;lǎ dǔwnǎ... (w) ḥǎy·lǔwlǎäų. mǎkǎ&amp;nų, &amp;ǎm·kǐnǎäų. mǎkǎ&amp;nǔ &amp;l·ʕǎmǎlǐ.ǐ</text:span></text:p>
      <text:p text:style-name="P2"><text:span text:style-name="T6">ʕǎ&amp;lǐmų, ʕǔlǎmǎ&amp;ʔǔ. jǎ&amp;hǐlų, jǔhǎl&amp;ǎʔǔ. mǔmǎθ^ǐlų (wn). qǎ&amp;dǐrų (wn).ǐ</text:span></text:p>
      <text:p text:style-name="P2"><text:span text:style-name="T6">kǎmǎ&amp; tǎʕ·rǐfǔ. ʔͣǎdǎ&amp;ʔų. xǎṭǐyrų. &amp;ǐs·tǎʕǎd^ǎ. mǐnǎ &amp;lʔ̾nǎ. dǔwnǎ...ǐ</text:span></text:p>
      <text:p text:style-name="P2"><text:span text:style-name="T6">ṣǎḥǐyḥų. hǎl· hǎðǎ&amp; ṣǎḥǐyḥų? tǎrǎkǎ ʕǎmǎlǎhǔ &amp;ǐlǎã wǎq·tį ʔ̾xǎrǎ. //</text:span></text:p>
      <text:p text:style-name="P2"><text:span text:style-name="T6">zǎʕǎmǔw&amp; &amp;ǎn^ǎkǎ zǔr·tǎ &amp;ǎm·rǐykǎ&amp; θǎl&amp;ǎθǎ mǎr^ǎ&amp;tį. fǎhǎl· hǎðǎ&amp; ṣǎḥǐyḥų? nǎʕǎm·, ṣǎḥǐyḥų. wǎ lǎkǐn· l&amp; θǎl&amp;ǎθǎ mǎr^ǎ&amp;tį bǎl· mǎr^ǎtǎy·nǐ. fǎhǎl· l^ǎkǎ &amp;ǎn· tǎṣǐfǎhǎ&amp; lǎnǎ&amp;? ṣǐf· lǎnǎ&amp; ṣǐnǎ&amp;ʕǎtǎhǎ&amp; wǎ zǐrǎ&amp;ʕǎtǎhǎ&amp; wǎ mǎnǎ&amp;xǎhǎǎ&amp; wǎ &amp;l·mǔs·lǐymǐnǎ fǐyhǎ&amp;. lǎw· l&amp; mǔsǎ&amp;ʕǎdǎtǔkǎ lǐã wǎ lǎw· l&amp; nǎṣǎ&amp;ʔͤǐḥǔkǎ lǎrǎsǎb·tǔ fǐã &amp;lʔͥǐm·tǐḥǎ&amp;nǐ wǎ lǎxǎsǐr·tǔ hǎðǐhǐ &amp;ls^ǎnǎäǎ kǎ&amp;mǐlǎäą. ʕǐn·dǎnǎ&amp; fǐã &amp;lš^ǎh·rǐ &amp;l·qǎ&amp;dǐmǐ &amp;ǐm·tǐḥǎ&amp;nų wǎ sǎʔͣǎr·sǔbǔ fǐyhǐ &amp;ǐn· lǎm· &amp;ǎs·tǎʕǐd^ǎ lǐʔͣǎdǎ&amp;ʔͤǐhǐ mǐnǎ &amp;lʔ̾nǎ. nǎt·rǔkǔ hǎðǎ&amp; &amp;l·ḥǎdǐyθǎ &amp;lǎã wǎq·tį ʔ̾xǎrǎ lǐ&amp;ǎn^ǐã mǎš·ǧǔwlų &amp;lʔ̾nǎ bǐʕǎmǎlį ʔ̾xǎrǎ wǎ sǎyǎkǔwnǔ ʕǐn·dǐã mǔt^ǎsǎʕų mǐnǎ &amp;l·wǎq·tǐ lǐlʔͥǐs·tǐmǎ&amp;ʕǐ &amp;lǎã ḥǎdǐyθǐkǎ. hǎl· qǔm·tǎ bǐwǎ&amp;jǐbǐ &amp;l·bǎy·tǐ? l&amp; lǎm· &amp;ǎqǔm· bǐhǐ lǎm· yǎkǔn· ʕǐn·dǐã mǔt^ǎsǎʕų mǐnǎ &amp;l·wǎq·tǐ lǐðǎlǐkǎ. &amp;ǎrǎ&amp;dǎ lǐqǎ&amp;ʔͤǐã fǎlǎqǐyǎnǐã fǐã mǎkǎ&amp;nǐ ʕǎmǎlǐã, wǎ &amp;ǎrǎd·tǔ lǐqǎ&amp;ʔǎhǔ fǎlǎqǐy·tǔhǔ wǎ hǔwǎ ðǎ&amp;hǐbų &amp;ǐlǎã &amp;l·mǎs·jǐdǐ. hǎðǎ&amp; &amp;lr^ǎjǔlǔ ʕǎ&amp;lǐmų wǎ hǎðǎ&amp; jǎ&amp;hǐlų. mǐn· &amp;ǎy·nǎ ʕǎlǐm·tǔ &amp;ǎn^ǎhǔ jǎ&amp;hǐlų? ʕǎlǐm·tǔhǔ mǐn· qǎw·lǐhǐ: &amp;ǎnǎ&amp; ʕǎ&amp;lǐmų, mǎn· qǎ&amp;lǎ: &amp;ǎnǎ&amp; ʕǎ&amp;lǐmų fǎhǔwǎ jǎ&amp;hǐlų. hǔwǎ, kǎmǎ&amp; tǎʕ·rǐfǔ, ǧǎy·rǔ qǎ&amp;dǐrį ʕǎlǎã &amp;ǎdǎ&amp;ʔǐ hǎðǎ&amp; &amp;l·wǎ&amp;jǐbǐ. &amp;ǎll^ǎhǔ qǎ&amp;dǐrų ʕǎlǎã kǔl^ǐ šǎy·ʔį. &amp;ǔn·ð̣ǔr· hǎl· tǔwjǎdǔ &amp;ǎǧ·l&amp;ǎṭų fǐã hǎðǐhǐ &amp;l·jǔm·lǎäǐ? nǎʕǎm·, lǎkǎ fǐã </text:span><text:soft-page-break/><text:span text:style-name="T6">hǎðǐhǐ &amp;l·jǔm·lǎäǐ θǎl&amp;ǎθǎäǔ &amp;ǎǧ·l&amp;ǎṭį: &amp;ǎm^ǎ &amp;l·ǧǎlǎṭǔ &amp;lʔͣǎw^ǎlǔ fǎxǎṭǐyrų dǔwnǎ &amp;lθ^ǎ&amp;nǐã wǎ &amp;lθ^ǎ&amp;lǐθǐ.</text:span></text:p>
      <text:p text:style-name="P2"><text:span text:style-name="T6">&amp;ld^ǎrsǔ &amp;lθ^ǎ&amp;mǐnǔ wǎ &amp;ls^ǐt^ǔwnǎ 68 ¤</text:span></text:p>
      <text:p text:style-name="P2"><text:span text:style-name="T6">rǎsǔwlų, rǔsǔlų. ṣǎl^ǎã &amp;ll^ǎhǔ ʕǎlǎy·hǐ wǎ sǎl^ǎmǎ. yǎtǐymų, &amp;ǎy·tǎ&amp;mų.</text:span></text:p>
      <text:p text:style-name="P2"><text:span text:style-name="T6">ʕǔm·rų, &amp;ǎʕ·mǎ&amp;rų. &amp;ǎr·sǎlǎ. &amp;ǎn·zǎlǎ. nǎšǎʔͣǎ (&amp;) nǎš·ʔų. bǎlǎǧǎ (w) bǔlǔwǧų.</text:span></text:p>
      <text:p text:style-name="P2"><text:span text:style-name="T6">&amp;ǐb·nǔ &amp;l·ʕǎm^ǐ. bǎšǎrų. šǔr·fǎäų šǔrǎfų. ðǎ&amp;kǎrǎ. qǎ&amp;ʕǐdǎäų, qǎwǎ&amp;ʕǐdǔ. ḥǎfǐð̣ǎ. ḥǎfǐð̣ǎ &amp;l·qǎ&amp;ʕǐdǎäǎ. &amp;ǎln^ǎḥ·wǔ.ǐ &amp;ǎlṣ^ǎr·fǔ. &amp;ǐh·tǐmǎ&amp;mų (&amp;t). lǎfǎtǎ &amp;·lʔͥǐh·tǐmǎ&amp;mǎ &amp;ǐlǎã...(ã) lǎf·tų. tǎl·ḥǐynų. nǎṭǎqǎ (ã) nǔṭ·qų. bǎlǐy^ǎäų, bǎl&amp;ǎyǎ&amp;. rǎṣǐyfǔ &amp;ln^ǎh·rǐ. hǔwǎ &amp;lʔ̾xǎrǔ. ðǎ&amp;hǐbų (wn). mǎ&amp; yǎzǎ&amp;lǔ hǔnǎ&amp;. ǧǎ&amp;dǎrǎ. mǎḍǎã (ã) mǔḍǐy^ų. ḥǎdǐyθų, &amp;ǎḥǎ&amp;dǐyθǔ. mǎ&amp; hǔwǎ? mǔn·ðǔ &amp;ǎn·...//</text:span></text:p>
      <text:p text:style-name="P2"><text:span text:style-name="T6">mǎ&amp; tǎʕ·lǎmǔ ʕǎnǐ &amp;lr^ǎsǔwlǐ mǔḥǎm^ǎdį, ṣǎl^ǎã &amp;ll^ǎhǔ ʕǎlǎy·hǐ wǎ sǎl^ǎmǎ? - &amp;ǎʕ·lǎmǔ &amp;ǎn^ǎhǔ wǔlǐdǎ yǎtǐymą&amp; wǎ nǎšǎʔͣǎ yǎtǐymą&amp; l&amp;ǎn^ǎ &amp;ǎbǎ&amp;hǔ mǎ&amp;tǎ qǎb·lǎ wǐl&amp;ǎdǎtǐhǐ wǎ mǎ&amp;tǎt· &amp;ǔm^ǔhǔ ʕǐn·dǎmǎ&amp; bǎlǎǧǎ sǐt^ǎ sǎnǎwǎ&amp;tį. wǔlǐdǎ fǐã mǎk^ǎäǎ wǎ &amp;ǐðǎ&amp; bǎlǎǧǎ &amp;ǎr·bǎʕǐynǎ sǎnǎäą mǐn· ʕǔm·rǐhǐ &amp;ǎr·sǎlǎhǔ &amp;ll^ǎhǔ rǎsǔwl&amp;ą &amp;ǐlǎã &amp;ln^ǎ&amp;sǐ wǎ &amp;ǎn·zǎlǎ ʕǎlǎy·hǐ &amp;l·qǔr·ʔ̾nǎ. &amp;l·qǔr·ʔ̾nǔ hǔwǎ kǎl&amp;ǎmǔ &amp;ll^ǎhǐ wǎ lǎy·sǎ kǎl&amp;ǎmǎ &amp;lr^ǎsǔwlǐ wǎ l&amp; kǎl&amp;ǎmǎ ǧǎy·rǐhǐ mǐnǎ &amp;l·bǎšǎrǐ. &amp;ǎm^ǎ&amp; kǎl&amp;ǎmǔ &amp;lr^ǎsǔwlǐ fǎhǔwǎ &amp;l·ḥǎdǐyθǔ. ʕǎlǎy·nǎ&amp; &amp;ǎn· n^ǎḥ·fǎð̣ǎ &amp;l·qǔr·ʔ̾nǎ wǎ nǎḥ·fǎð̣ǎ &amp;l&amp;ǎḥǎ&amp;dǐyθǎ. l&amp;ǎbǔd^ǎ lǐl·ʕǎ&amp;lǐmǐ mǐn· &amp;ǎn· yǎʕ·lǎmǎ &amp;l·qǔr·ʔ̾nǎ wǎ yǎʕ·lǎmǎ &amp;l&amp;ǎḥǎ&amp;dǐyθǎ. mǎn· fǐã &amp;lš^ǔr·fǎäǐ? hǔwǎ &amp;b·nǔ ʕǎm^ǐã yǔðǎ&amp;kǐrǔ dǔrǔwsǎhǔ. yǎ&amp;&amp;ǎy^ǔhǎ&amp; &amp;lṭ^ǎlǎbǎäǔ ðǎ&amp;kǐrǔw&amp; dǔrǔwsǎkǔm· wǎ&amp;ḥ·fǎð̣ǔw&amp; qǎwǎ&amp;ʕǐdǎ &amp;ln^ǎḥ·wǐ wǎ &amp;lṣ^ǎr·fǐ wǎ &amp;l·fǐtǔw&amp; &amp;lʔͥǐh·tǐmǎ&amp;mǎ &amp;ǐlǎã &lt;^ǎl·ḥǐynǐ ʕǐn·dǎmǎ&amp; tǎn·ṭǐqǔwnǎ bǐ&amp;l·kǎlǐmǎ&amp;tǐ. hǎl· ʕǐn·dǎkǎ wǎq·tų lǐtǎs·mǎʕǎ kǎy·fǎ &amp;ǎq·rǎ&amp;ǔ? - nǎʕǎm·, &amp;ǐq·rǎ&amp;·, qǐrǎ&amp;ʔǎtǔkǎ ṣǎḥǐyḥǎäų lǎkǐn^ǎ &lt;^ǎl·ḥǐynǎ ǧǎy·rǔ ṣǎḥǐyḥį. &amp;ǎxǔwnǎ&amp; wǎqǎʕǎ fǐã bǎlǐy^ǎäį ʕǎlǎy·nǎ&amp; &amp;ǎn· nǔfǎk^ǐrǎ kǎy·fǎ nǔsǎ&amp;ʕǐdǔhǔ. qǔl· l^ǐã mǎ&amp; hǔwǎ &amp;lṭ^ǎrǐyqǔ &amp;ǐlǎã rǎṣǐyfǐ &amp;ln^ǎh·rǐ? - sǐr·mǎʕǐã, &amp;ǎnǎ&amp; &amp;lʔ̾xǎrǔ ðǎ&amp;hǐbų &amp;ǐlǎã rǎṣǐyfǐ &amp;ln^ǎh·rǐ. hǎl· &amp;ǎxǔwnǎ&amp; &amp;l·ʕǎrǎbǐy^ǔ mǐn· mǐṣ·rǎ mǎ&amp; yǔzǎ&amp;lǔ hǔnǎ&amp;? - lǎqǎd· mǎḍǎt· sǎnǎäų mǔn·ðǔ &amp;ǎn· ǧǎ&amp;dǎrǎ ʔͣǎxǔwnǎ&amp; bǐl&amp;ǎdǎnǎ&amp;.</text:span></text:p>
      <text:p text:style-name="P2"><text:span text:style-name="T6">&amp;ld^ǎr·sǔ &lt;^ǎ&amp;sǐʕǔ wǎ &amp;ls^ǐt^ǔwnǎ 69 ¤</text:span></text:p>
      <text:p text:style-name="P2"><text:span text:style-name="T6">sǎr^ǎ (w) sǔrǔwrų. tǎmǎn^ǎã. yǎ&amp; lǎhǔ mǐn·... yǎ&amp; lǎhǔ mǐn· rǎjǔlį! mǔtǎwǎq^ǎʕų.ǐ ǧǎy·rǔ mǔtǎwǎq^ǎʕį. šǎx·ṣų &amp;ǎš·xǎ&amp;ṣų. ðǎkǐy^ų &amp;ǎð·kǐyǎ&amp;ʔǔ. mǔš·mǐsų. bǎʕ·dǎ rǎn^ǐ &amp;l·jǎrǎsǐ. bǐdǔwnǐ &amp;ǎn·... &amp;ǐs·tǐrǎ&amp;ḥǎäų. &amp;ǐs·mǎḥ· lǐã? ʔͣǎlǎy·sǎ kǎðǎlǐkǎ? - bǎlǎã. fǔr·sǎäų sǎʕǐydǎäų! - &amp;ǎnǎ&amp; &amp;ǎs·ʕǎdǔ. yǎ&amp; ṣǎ&amp;ḥǐ! yǎw·mą&amp;m^ǎ&amp;. tǔṣ·bǐḥǔ ʕǎlǎã xǎy·rį. wǎ &amp;ǎn·tǎ bǐxǎy·rį. sǎl^ǐm· lǐã ʕǎlǎã... sǎy^ǐdǎäų (&amp;t). &amp;ǎb·lǎǧǎ. mǔš·tǎ&amp;qų &amp;ǐlǎã...ǐ kǎmǐ &amp;ls^ǎ&amp;ʕǎäǔ? - &amp;ǎls^ǎ&amp;ʕǎäǔ tǔšǐyrǔ &amp;ǐlǎã... mǔn·tǎṣǎfǔ &amp;ll^ǎy·lǐ. bǎʕ·dǎ mǔn·tǎṣǎfǐ &amp;ll^ǎy·lǐ. &amp;ǐb·nǔ &amp;l·xǎ&amp;lǐ. sǎ&amp;ʕǎäǔ &amp;l·mǐʕ·ṣǎmǐ. sǎ&amp;ʕǎäǔ &amp;l·jǎy·bǐ. sǎ&amp;ʕǎäǔ </text:span><text:soft-page-break/><text:span text:style-name="T6">&amp;l·jǐdǎ&amp;rǐ. sǎ&amp;ʕǎäų· mǔnǎb^ǐhǎäų. nǎf·sǔhǔ. lǐnǎf·sǐhǐ. hǔrǐʕǎ, yǔh·rǎʕǔ. wǎd^ǎ lǎw·... wǎdǐd·tǔ lǎw·... qǎṣǎdǎ(ã) qǎǎṣ·dų. šǎd^ǎmǎ&amp;... (lǎšǎd^ǎmǎ&amp;). &amp;ǐš·tǎ&amp;qǎ &amp;ǐlǎã...ǐ//</text:span></text:p>
      <text:p text:style-name="P2"><text:span text:style-name="T6">kǎm· tǎmǎn^ǎy·tǔ rǔʔͮ·yǎtǎkǔm· wǎ kǎm· sǎr^ǎnǐã lǐqǎ&amp;ʔͮǔkǔm·! yǎ&amp;lǎhǔ mǐn· lǐqǎ&amp;ʔį! hǎðǎ&amp; &amp;ll^ǐqǎ&amp;ʔǔ kǎ&amp;nǎ ǧǎy·rǎ mǔtǎwǎq^ǎʕį. yǎ&amp;lǎhǔ mǐn· šǎx·ṣį ðǎkǐy^į! yǎ&amp;lǎhǔ mǐn· yǎw·mį mǔš·mǐsį dǎ&amp;fǐʔͤį! bǎʕ·dǎ rǎn^ǐ &amp;l·jǎrǎsǐ yǔh·rǎʕǔ &amp;lṭ^ǔl&amp;^ǎbǔ &amp;lǎã ǧǔr·fǎäǐ &amp;ld^ǎr·sǐ wǎ l&amp; yǎtǎxǎl^ǎfǔ &amp;ǎḥǎdų mǐn·hǔm·. &amp;ǎjǐb· ʕǎlǎã &amp;ls^ǔʔͮǎ&amp;lǐ bǐdǔwnǐ &amp;ln^ǎð̣ǎrǐ fǐã &amp;l·kǐtǎ&amp;bǐ. bǎʕ·dǎ kǎm· dǎqǐyqǎäą &amp;lʔͥǐs·tǐrǎ&amp;ḥǎäǔ? &amp;lʔͥǐs·tǐrǎ&amp;ḥǎäǔ bǎʕ·dǎ xǎm·sǐ dǎqǎ&amp;ʔͤǐqǎ, &amp;ǎlǎy·sǎ kǎðǎlǐkǎ? - bǎlǎã. &amp;ǐs·mǎḥ· lǐã bǐ&amp;ld^ǔxǔwlǐ. &amp;ǐs·mǎḥ· lǐã bǐ&amp;l·xǔrǔwjǐ. fǔr·ṣǎäų sǎʕǐydǎäų! &amp;ǎy·nǎ kǔn·tǎ wǎ &amp;ǎy·nǎ qǎṣǎd·tǎ? - &amp;ǎnǎ&amp; &amp;ǎs·ʕǎdǔ, jǐʔͤ·tǔkǔm· &amp;ǎzǔwrǔkǔm·, lǎšǎd^ǎmǎ&amp; &amp;ǎš·tǎq·tǔ &amp;ǐlǎy·kǔm· fǎjǐʔͤ·tǔkǔm· wǎ wǎdǐd·tǔ lǎw· tǎzǔwrǔwnǎnǎ&amp; &amp;ǎn·tǔm· &amp;ǎy·ḍą&amp; bǐ&amp;h·lǐkǔm· jǎmǐyʕą&amp;. - &amp;ǐn· šǎ&amp;ʔǎ &amp;ll^ǎhǔ sǎnǎzǔwrǔkǔm· yǎw·mą&amp; m^ǎ&amp;, sǎnǎjǐdǔ lǐðǎlǐkǎ wǎq·tą&amp;. &amp;ǐlǎã &amp;ll^ǐqǎ&amp;ʔǐ yǎ&amp; &amp;ǎxǐã, wǎ tǔṣ·bǐḥǔwnǎ ʕǎlǎã xǎy·rį. - wǎ &amp;ǎn·tǔm· bǐxǎy·rį. mǐn· fǎḍ·lǐkǎ, sǎl^ǐm· lǐã ʕǎlǎã &amp;ls^ǎy^ǐdǎäǐ ʕǎ&amp;ʔͤǐšǎäǎ, hǐãǎ kǎ&amp;nǎt· mǔʕǎl^ǐmǎtǐã wǎ kǎ&amp;nǎt· tǔḥǐb^ǔnǐã wǎ &amp;ǔḥǐb^ǔhǎ&amp; wǎ &amp;ǎb·lǐǧ·hǎ&amp; &amp;ǎn^ǐã mǔš·tǎ&amp;qǎäų &amp;ǐlǎã rǔʔͮ·yǎtǐhǎ&amp;. &amp;ǎls^ǎ&amp;ʕǎäǔ kǎm·? - &amp;ǎls^ǎ&amp;ʕǎäǔ tǔšǐyrǔ &amp;ǐlǎã &amp;l·wǎ&amp;ḥǐdǎäǐ bǎʕ·dǎ mǔn·tǎṣǎfǐ &amp;ll^ǎy·lǐ. &amp;ǐš·tǎrǎy·tǔ &amp;ǎr·bǎʕǎ sǎ&amp;ʕǎ&amp;tį: sǎ&amp;ʕǎäǎ &amp;l·mǐʕ·ṣǎmǐ lǐnǎf·sǐã wǎ sǎ&amp;ʕǎäǎ &amp;l·jǎy·bǐ lǐʔͣǎbǐã wǎ sǎ&amp;ʕǎäǎ &amp;l·jǐdǎ&amp;rǐ lǐʔͣǔx·tǐã wǎ &amp;ls^ǎ&amp;ʕǎäǎ &amp;l·mǔnǎb^ǐhǎäǎ lǐʔͣǐb·nǐ xǎ&amp;lǐã.ǐ</text:span></text:p>
      <text:p text:style-name="P2"><text:span text:style-name="T6">&amp;ld^ǎr·sǔ &amp;ls^ǎb·ʕǔwnǎ 70 ¤</text:span></text:p>
      <text:p text:style-name="P2"><text:span text:style-name="T6">sǐk^ǎäų ḥǎdǐydǐy^ǎäų. mǎḥǎṭ^ǎäǔ &amp;ls^ǐk^ǎäǐ &amp;l·ḥǎdǐydǐy^ǎäǐ.</text:span></text:p>
      <text:p text:style-name="P2"><text:span text:style-name="T6">qǔṭ·nų, &amp;ǎq·ṭǎ&amp;nų. qǐṭǎ&amp;fų. mǎ&amp;kǐnǎäǔ qǐṭǎ&amp;fǐ &amp;l·qǔṭ·nǐ.</text:span></text:p>
      <text:p text:style-name="P2"><text:span text:style-name="T6">nǎjǎ&amp;ḥų. &amp;ǎtǎmǎn^ǎã lǎkǔmǔ &amp;ln^ǎjǎ&amp;ḥǎ. mǎṣǎḥ^^ų (&amp;t).</text:span></text:p>
      <text:p text:style-name="P2"><text:span text:style-name="T6">mǎw·jǔwdų. ḥǎ&amp;lǐy^ą&amp;. tǎf·ṣǐyl&amp;ą. &amp;ǎx·bǎrǎ tǎf·ṣǐyl&amp;ą. kǎlǐmǎäą kǎlǐmǎäą. jǔm·lǎäą jǔm·lǎäą. šǎ&amp;hǎdǎ. bǐkǔl^ǐ &amp;ǎr·tǐyǎ&amp;ḥį. bǎ&amp;tǎ (ã) mǎbǐytų. tǎwǎj^ǎhǎ. tǎ&amp;ǎx^ǎrǎ.ǐ mǐyʕǎ&amp;dų. tǎ&amp;ǎx^ǎrǎ ʕǎnǐ &amp;l·mǐyʕǎ&amp;dǐ. tǎkǎl^ǎmǎ. kǎfǎã &lt;^ǎkǎl^ǔmǔ! &amp;ǐs·tǎʕ·jǎlǎ. fǎ&amp;tǎhǔ &amp;l·qǐṭǎ&amp;rǔ ǐ(w) fǎw·tų. ḥǎf·lǎäų (&amp;t). &amp;ǎlθ^ǎ&amp;mǐnǎäǔ tǎmǎ&amp;mą&amp;. tǎwǎq^ǎfǎ. mǔd^ǎäų, mǔdǎdų. mǔd^ǎäǔ tǎwǎq^ǔfǐ &amp;l·qǐṭǎ&amp;rǐ. &amp;ǐs·mǎḥ· lǐã &amp;ǎn· &amp;ǎš·kǔrǎkǎ. l&amp; šǔk·rǎ ʕǎlǎã wǎ&amp;jǐbį. dǎʕ·wǎäų. lǎb^ǎã &amp;ld^ǎʕ·wǎäǎ. wǎṣǎlǎ &amp;l·qǐṭǎ&amp;rǔ. lǐʔͤǎl&amp;^ǎ... lǐkǎy·l&amp;ǎ... ḥǎwǎ&amp;lǎã·... sǎy^ǐdų sǎ&amp;dǎäų. yǎ&amp; sǎy^ǐdǐã. kǎhǎðǎ&amp;//</text:span></text:p>
      <text:p text:style-name="P2"><text:span text:style-name="T6">&amp;ǎtǎmǎn^ãǎ lǎkǎ &amp;ln^ǎjǎ&amp;ḥǎ fǐã dǐrǎ&amp;sǎtǐkǎ wǎ fǐã &amp;ǎʕ·mǎ&amp;lǐkǎ kǔl^ǐhǎ&amp;. - šǔk·rą&amp; lǎkǎ yǎ&amp; sǎy^ǐdǐã. jǎ&amp;ʔǎt·nǐã mǐn· &amp;ǎxǐã &amp;l·mǎw·jǔwdǐ ḥǎ&amp;lǐy^ą&amp; fǐã &amp;l·mǎṣǎḥ^ǐ rǐsǎ&amp;lǎäų wǎ ḥǎd^ǎθǎnǐã fǐyhǎ&amp; ʕǎn· ḥǎ&amp;lǐhǐ tǎf·ṣǐyl&amp;ą fǎqǎrǎ&amp;·tǔ &amp;lr^ǐsǎ&amp;lǎäǎ kǎlǐmǎäą kǎlǐmǎäą ḥǎl^ǎl·tǔ ʕǐbǎ&amp;rǎ&amp;tǐhǎ&amp; jǔm·lǎäą jǔm·lǎäą. hǎl· tǎð·hǔbǔ mǎʕǐã &amp;ǐlǎã &amp;l·ḥǎq·lǐ? &amp;l·yǎw·mǎ qǐṭǎ&amp;fǔ &amp;l·qǔṭ·nǐ wǎ sǎtǔšǎ&amp;hǐdǔ mǎ&amp;kǐnǎ&amp;tǐ qǐṭǎ&amp;fǐ &amp;l·qǔṭ·nǐ? - nǎʕǎm·, bǐkǔl^ǐ &amp;ǎr·tǐyǎ&amp;ḥį. </text:span><text:soft-page-break/><text:span text:style-name="T6">bǎ&amp;tǎ &amp;lḍ^ǎy·fǔ ʕǐn·dǎnǎ&amp; lǎy·lǎtǎy·nǐ wǎ fǐã ṣǎbǎ&amp;ḥǐ &amp;l·yǎw·mǐ &amp;lθ^ǎ&amp;lǐθǐ xǎrǎjǎ wǎ tǎwǎj^ǎhǎ &amp;ǐlǎã mǎḥǎṭ^ǎäǐ &amp;ls^ǐk^ǎäǐ &amp;l·ḥǎdǐydǐy^ǎäǐ. nǎð̣ǎrǎ &amp;lš^ǎ&amp;b^ǔ &amp;lǎã sǎ&amp;ʕǎtǐhǐ lǐyǎʕ·rǐfǎ kǎmǐ &amp;ls^ǎ&amp;ʕǎäǔ lǐʔͤǎl&amp;^ǎ yǎtǎʔͣǎx^ǎrǎ ʕǎnǐ &amp;l·mǐyʕǎ&amp;dǐ mǎʕǎ ṣǎdǐyqǐhǐ. kǎfǎã &lt;^ǎkǎl^ǔmǔ! lǎqǎd· tǎkǎl^ǎm·tǎ kǎθǐyrą&amp;! &amp;ǐs·tǎʕ·jǐl· lǐkǎy·l&amp;ǎ yǎfǔwtǎkǎ &amp;l·qǐṭǎ&amp;rǔ &amp;ǎlǎs·tǎ tǔrǐydǔ &amp;ls^ǎfǎrǎ? - bǎlǎã. ðǎhǎbǎ lǐmǔšǎ&amp;hǎdǎäǐ &amp;l·ḥǎf·lǎäǐ wǎ ʕǎ&amp;dǎ mǐn·hǎ&amp; fǐã &amp;ls^ǎ&amp;ʕǎäǐ &amp;lθ^ǎ&amp;mǐnǎäǐ tǎmǎ&amp;mą&amp;. mǎtǎã yǎṣǐlǔ &amp;l·qǐṭǎ&amp;rǔ? - yǎṣǐlǔ &amp;l·qǐṭǎ&amp;rǔ ḥǎwǎ&amp;lǎãǐ &amp;lr^ǎ&amp;bǐʕǎäǐ wǎ mǔd^ǎäǔ tǎwǎq^ǔfǐhǐ fǐã hǎðǐhǐ &amp;l·mǎḥǎṭ^ǎäǐ ʕǎš·rǔ dǎqǎ&amp;ʔͤǐqǎ. &amp;ǐs·mǎḥǔw&amp; lǐã &amp;ǎn· &amp;ǎš·kǔrǎkǔm· ʕǎlǎã dǎʕ·wǎtǐkǔm·. qǎd· lǎb^ǎy·tǔ dǎʕ·wǎtǎkǔm· wǎjǐʔͤ·tǔ fǐã &amp;l·mǐyʕǎ&amp;dǐ. - l&amp; šǔk·rǎ ʕǎlǎã &amp;l·wǎ&amp;jǐbǐ yǎ&amp; sǎy^ǐdǐã. sǎtǎkǔwnǔ ʕǐn·dǎnǎ&amp; fǐã &amp;lš^ǎh·rǐ &amp;l·qǎ&amp;dǐmǐ ḥǎf·lǎäų kǎhǎðǐhǐ fǎnǎḥ·nǔ nǎd·ʕǔwkǔm· &amp;ǐlǎy·hǎ&amp; wǎ ʕǎlǎy·kǔm· &amp;ǎn· tǎḥ·ḍǔrǔwhǎ&amp;. - &amp;ǐn· šǎ&amp;ʔǎ &amp;ll^ǎhǔ sǎnǔlǎb^ǐã dǎʕ·wǎtǎkǔm· wǎ nǎḥ·ḍǔrǔhǎ&amp; wǎ &amp;ǐlǎã &amp;ll^ǐqǎ&amp;ʔǐ.</text:span></text:p>
      <text:p text:style-name="P2"><text:span text:style-name="T6">&amp;ld^ǎr·sǔ &amp;l·ḥǎ&amp;dǐã wǎ &amp;ls^ǎb·ʕǔwnǎ 71 ¤</text:span></text:p>
      <text:p text:style-name="P2"><text:span text:style-name="T6">zǔjǎ&amp;jǎäų (&amp;t). kǎʔͣ·sų, kǔʔͮǔwsų. mǔrǎṭ^ǐbǎ&amp;tų. zǔjǎ&amp;jǎäǔ &amp;l·mǔrǎṭ^ǐbǎ&amp;tǐ. ʕǎṭǐšǎ (&amp;) ʕǎṭǎšų. qǎṭ^ǔ. šǎʕǎrǎbǐ... (w) šǔʕǔwrų. šǎʕǎrǎ bǐʕǎṭǎšį. mǎ&amp;·kǔwl&amp;ǎtų šǎr·qǐy^ǎäų. &amp;ǎl·fǔ šǔk·rį. - ʕǎf·wą&amp;. l&amp; &amp;ǎʕ·rǐfǔ kǎy·fǎ &amp;ǎš·kǔrǔkǔm·. nǎḥ·wǎ &amp;·lʔͥǐs·l&amp;ǎmǐ. qǎw^ǎmǎ. kǐtǎ&amp;bų l&amp; yǔqǎw^ǎmǔ bǐθǎmǎnį. &amp;ǎl·qǎã sǔʔͮǎ&amp;l&amp;ą. ʔͣǎh·mǎlǎ. bǐl&amp;ǎjǎwǎ&amp;bį. ʔͣǎz·ʕǎjǎ. tǎrǎkǎhǔ wǎ šǎʔͣ·nǎhǔ. tǎmǎn^ǐyǎ&amp;tų ṭǎy^ǐbǎäų. nǎṣǎrǎ ʕǎlǎã... (w) nǎṣ·rų. nǎṣǎrǎhǔ ʕǎlǎã ʔͣǎʕ·dǎ&amp;ʔͤǐhǐ. wǎd^ǎʕǎ. nǔwǎd^ǐʕǔkǔm·. ʕǎlǎã ʔͣǎmǎlǐ &amp;ll^ǐqǎ&amp;ʔǐ. ʕǎn· qǎrǐybį. nǎs·tǎw·dǐʕǔkǔmǔ &amp;ll^ǎhǎ. rǎḥ·mǎäǔ &amp;ll^ǎhǐ. &amp;ls^ǎl&amp;ǎmǔ ʕǎlǎy·kǔm·. - wǎ ʕǎlǎy·kǔmǔ &amp;ls^ǎl&amp;ǎmǔ wǎ rǎḥ·mǎäǔ &amp;ll^ǎhǐ. sǎʔͣǎlǎ &amp;ll^ǎhǎ. mǎlǎʔͣǎ (&amp;) mǎl·ʔų. mǎlǎʔͣǎ &amp;ls^ǎṭ·lǎ mǎ&amp;ʔą.//</text:span></text:p>
      <text:p text:style-name="P2"><text:span text:style-name="T6">&amp;ǎl·fǔ šǔk·rį yǎ&amp; &amp;ǎxǐã lǎqǎd· nǎṣǎr·tǎnǐã wǎ ʕǎmǐl·tǎ ʕǎmǎl&amp;ą l&amp; yǔqǎw^ǎmǔ bǐθǎmǎnį wǎ l&amp; &amp;ǎʕ·rǐfǔ kǎy·fǎ &amp;ǎš·kǔrǔkǎ. - ʕǎf·wą&amp;, hǎðǎ&amp; wǎ&amp;jǐbǐã wǎ wǎ&amp;jǐbǔ kǔl^ǐ wǎ&amp;ḥǐdį mǐnǎ &amp;l·mǔs·lǐmǐynǎ nǎḥ·wǎ &amp;lʔͥǐs·l&amp;ǎmǐ wǎ &amp;l·mǔs·lǐmǐynǎ. &amp;ǐðǎ&amp; wǎqǎʕǎ &amp;ǎḥǎdǔnǎ&amp; fǐã bǎlǐy^ǎäį fǎʕǎlǎã &amp;lʔ̾xǎrǐynǎ &amp;ǎn· yǎn·ṣǔrǔwhǔ. &amp;ǎl·qǎy·tǔ ʕǎlǎy·kǎ sǔʔͮǎ&amp;l&amp;ą lǎkǐn^ǎkǎ &amp;ǎh·mǎlǎtǎhǔ wǎ tǎrǎk·tǎhǔ bǐl&amp;ǎ jǎwǎ&amp;bį. hǔwǎ mǎrǐyḍų, lǐmǎ&amp;ðǎ&amp; tǔz·ʕǐjǔhǔ, &amp;ǔt·rǔk·hǔ wǎ šǎʔͣ·nǎhǔ. nǎtǎmǎn^ǎã lǎkǔm· kǔl^ǎ xǎy·rį.- nǎš·kǔrǔkǔm· ʕǎlǎã tǎmǎn^ǐyǎ&amp;tǐkǔmǔ &amp;lṭ^ǎy^ǐbǎäǐ wǎ nǎs·ʔͣǎlǔ &amp;ll^ǎhǎ &amp;ǎn· yǎn·ṣǔrǎnǎ&amp; ʕǎlǎã &amp;ǎʕ·dǎ&amp;ʔͤǐnǎ&amp; wǎ &amp;ǎʕ·dǎ&amp;ʔǐ &amp;lʔͥǐs·l&amp;ǎmǐ. hǔwǎ ʕǎdǔw^ų lǐã ǐl&amp;ǎn^ǎhǔ ǧǎy·rǔ mǔs·lǐmį wǎ &amp;ǎnǎ&amp; ʕǎdǔw^ǔhǔ ǐl&amp;ǎn^ǎã mǔs·lǐmų. ʕǎṭǐš·tǔ kǎθǐyrą&amp; fǎsǎ&amp;ǎl·tǔ zǎw·jǎtǐã &amp;ǎn· tǎf·tǎḥǎ zǔjǎ&amp;jǎäą mǐnǎ &amp;l·mǔrǎṭ^ǐbǎ&amp;tǐ fǎmǎlǎʔͣǎt· kǎʔͣ·są&amp; fǎšǎrǐb·tǔhǔ. &amp;ǐm·lǎʔͤǐã lǐã kǎʔͣ·są&amp; mǐn· zǔjǎ&amp;jǎäǐ &amp;l·mǔrǎṭ^ǐbǎ&amp;tǐ fǎ&amp;ǐn^ǐã &amp;ǎš·ʕǔrǔ bǐʕǎṭǎšį šǎdǐydį. qǎ&amp;lǎ lǐã ṣǎdǐyqǐã: &amp;ǔḥǐb^ǔ &amp;l·mǎʔͣ·kǔwl&amp;ǎtǐ &amp;lš^ǎr·qǐy^ǎäǎ jǐd^ą&amp; fǎqǎl·tǔ lǎhǔ: &amp;ǎm^ǎ&amp; &amp;ǎnǎ&amp; fǎlǎm· ʔ̾kǔl·hǎ&amp; qǎṭ^ǔ wǎ wǎdǐd·tǔ lǎw· tǎṭ·bǎxǔhǎ&amp;. nǔwǎd^ǐʕǔkǔm· ʕǎlǎã &amp;ǎmǎlǐ </text:span><text:soft-page-break/><text:span text:style-name="T6">&amp;ll^ǐqǎ&amp;ʔǐ bǐkǔm· ʕǎn· qǎrǐybį wǎ nǎs·tǎw·dǐʕǔkǔmǔ &amp;ll^ǎhǎ wǎ &amp;ls^ǎl&amp;ǎmǔ ʕǎlǎy·kǔm· wǎ rǎḥ·mǎäǔ &amp;ll^ǎhǐ.</text:span></text:p>
      <text:p text:style-name="P2"><text:span text:style-name="T6">&amp;ld^ǎrsǔ &amp;lθ^ǎ&amp;nǐã wǎ &amp;ls^ǎb·ʕǔwnǎ 72 ¤</text:span></text:p>
      <text:p text:style-name="P2"><text:span text:style-name="T6">nǔk·tǎäų, nǔkǎäų. qǎṣ^ǎ (w) qǎṣ^ų. qǎṣ^ǎ nǔk·tǎäą. nǎʕǎm·? kǎðǐbų. mǔzǎ&amp;ḥų. jǎ&amp;mǐdų. mǔtǎḥǎj^ǐrų. tǎḥǎd^ǎθǎ. &amp;ǎm·rų, &amp;ǔmǔwrų. fǐymǎ&amp; bǎʕ·dǔ. sǎnǎtǎḥǎd^ǎθǔ fǐã &amp;·lʔͣǎm·rǐ. ḥǐṣ^ǎäų, ḥǐṣǎṣų. mǎ&amp; fǎʕǎl·tǎhǔ. &amp;ǐʕ·tǎbǎrǎ. &amp;ǐn·tǐhǎ&amp;kų. ḥǔr·mǎäų. &amp;ǐn·tǐhǎ&amp;kų lǐḥǔr·mǎäǐ... ʕǐl·mų, ʕǔlǔwmų. tǎs·lǐyǎäų. qǎṣǎdǎ &amp;l·mǔzǎ&amp;ḥǎ. mǎḥǎl^ų, mǎḥǎ&amp;l^ǔ (&amp;t). yǎ&amp;nǎṣǐybų. wǎrǎqǔ &amp;lyǎ&amp;nǎṣǐybǐ. wǎs·wǎsǎ. šǎy·ṭǎ&amp;nų, šǎyǎ&amp;ṭǐynǔ. ṭǎlǎbǎ (w) ṭǎlǎbų. &amp;ǎx·rǎjǎ. tǎ&amp;lį. qǎlǎqų. sǐr^ų, &amp;ǎs·rǎ&amp;rų. mǎ&amp; sǐr^ǔ ðǎlǐkǎ? nǎtǐyjǎäų, nǎtǎ&amp;ʔͤǐjǔ. ð̣ǎhǎrǎ (&amp;) ð̣ǔhǔwrų. mǎ&amp;ðǎ&amp; fǐã &amp;lʔͣǎm·rǐ? ḥǎrǎ&amp;mų. nǎw·ʕų, &amp;ǎn·wǎ&amp;ʕų. qǐmǎ&amp;rų. zǔqǎ&amp;qų, &amp;ǎzǐq^ǎäų. bǎy·ʕų. jǎ&amp;ʔͤǐzų. ǧǎy·rǔ jǎ&amp;ʔͤǐzį.//</text:span></text:p>
      <text:p text:style-name="P2"><text:span text:style-name="T6">- &amp;ǎl·mǔʕǎl^ǐmǔ l&amp; yǎ&amp;rǎ&amp;nǎ&amp; ʔͣǎqǔṣ^ǔ nǔk·tǎäą ʕǎlǎy·kǎ yǎ&amp; mǔjǎ&amp;hǐdǔ. - nǎʕǎm·?</text:span></text:p>
      <text:p text:style-name="P2"><text:span text:style-name="T6">- &amp;ǐs·mǎʕ· mǐn^ǐã hǎðǐhǐ &amp;ln^ǔk·tǎäǎ.</text:span></text:p>
      <text:p text:style-name="P2"><text:span text:style-name="T6">- &amp;l·wǎq·tǔ lǎy·sǎ wǎq·tǎ kǎðǐbį wǎ mǔzǎ&amp;ḥį yǎ&amp; xǎ&amp;lǐdǔ.</text:span></text:p>
      <text:p text:style-name="P2"><text:span text:style-name="T6">- &amp;ǎn·tǎ jǎ&amp;mǐdų mǔtǎḥǎj^ǐrų.</text:span></text:p>
      <text:p text:style-name="P2"><text:span text:style-name="T6">- sǎnǎtǎḥǎd^ǎθǔ fǐã &amp;·lʔͣǎm·rǐ fǐã mǎ&amp; bǎʕ·dǔ.</text:span></text:p>
      <text:p text:style-name="P2"><text:span text:style-name="T6">bǎʕ·dǎ &amp;ǐn·tǐhǎ&amp;ʔǐ &amp;l·ḥǐṣ^ǎäǐ qǎ&amp;lǎ mǔjǎ&amp;hǐdų lǐxǎ&amp;lǐdį: mǎ&amp; fǎʕǎl·tǎhǔ &amp;ǎθ·nǎ&amp;ʔǎ &amp;ld^ǎr·sǐ yǎ&amp; xǎ&amp;lǐdǔ yǔʕ·tǎbǎrǔ &amp;n·tǐhǎ&amp;ką&amp; lǐḥǔr·mǎäǐ &amp;l·ʕǐl·mǐ wǎ &amp;l·mǔʕǎl^ǐmǐ.</text:span></text:p>
      <text:p text:style-name="P2"><text:span text:style-name="T6">- &amp;ǎnǎ&amp; qǎṣǎd·tǔ &lt;^ǎs·lǐyǎäǎ.ǐ</text:span></text:p>
      <text:p text:style-name="P2"><text:span text:style-name="T6">rǎʔͣǎã jǎmǎ&amp;lų wǎ hǔwǎ yǎsǐyrǔ fǎã &amp;ǎḥǎdǐ ʔͣǎzǐq^ǎäǐ &amp;l·mǎdǐynǎäǐ mǎḥǎl^ǎ bǎy·ʕǐ ʔͣǎw·rǎ&amp;qǐ &amp;l·yǎ&amp;nǎṣǐybǐ fǎwǎs·wǎsǎ &amp;lš^ǎy·ṭǎ&amp;nǔ lǎhǔ fǎqǎ&amp;lǎ: mǎ&amp; hǎðǎ&amp;? &amp;ǐn^ǎhǔ mǎḥǎl^ǔ bǎy·ʕǐ &amp;ǎw·rǎ&amp;qǐ &amp;l·yǎ&amp;nǎṣǐybǐ fǎdǎxǎlǎhǔ, wǎ bǐsǔr·ʕǎäį &amp;ǎx·rǎjǎ mǐn· jǎy·bǐhǐ &amp;ln^ǔqǔwdǎ wǎ ṭǎlǎbǎ mǐnǎ &amp;l·bǎy^ǎ&amp;ʕǐ: ʔͣǎʕ·ṭǐnǐã wǎrǎqǎäǎ yǎ&amp;nǎṣǐybǐ. wǎ fǐã &amp;l·yǎw·mǐ &lt;^ǎ&amp;lǐã qǎ&amp;lǎ lǐṣǎ&amp;ḥǐbǐhǐ:</text:span></text:p>
      <text:p text:style-name="P2"><text:span text:style-name="T6">- &amp;ǎnǎ&amp; &amp;l·yǎw·mǎ fǐã qǎlǎqį yǎ&amp; mǔj&amp;hǐdǔ.ǐ</text:span></text:p>
      <text:p text:style-name="P2"><text:span text:style-name="T6">- wǎ mǎ&amp; sǐr^ǔ qǎlǎqǐkǎ hǎðǎ&amp; yǎ&amp; jǎmǎ&amp;lǔ?</text:span></text:p>
      <text:p text:style-name="P2"><text:span text:style-name="T6">- &amp;l·yǎw·mǎ tǎð̣·hǎrǔ nǎtǎ&amp;ʔͤǐjǔ &amp;l·yǎ&amp;nǎṣǐybǐ.ǐ</text:span></text:p>
      <text:p text:style-name="P2"><text:span text:style-name="T6">- hǎðǎ&amp; yǎʕ·nǐã &amp;ǎn^ǎkǎ &amp;š·tǎrǎy·tǎ wǎrǎqǎäǎ &amp;l·yǎ&amp;nǎṣǐybǐ?</text:span></text:p>
      <text:p text:style-name="P2"><text:span text:style-name="T6">- nǎʕǎm, wǎ mǎ&amp;ðǎ&amp; fǐã &amp;·lʔͣǎm·rǐ?</text:span></text:p>
      <text:p text:style-name="P2"><text:span text:style-name="T6">- hǎðǎ&amp; ḥǎrǎ&amp;mų yǎ&amp; jǎmǎ&amp;lǔ hǎðǎ&amp; ǧǎy·rǔ jǎ&amp;ʔͤǐzį, hǎðǎ&amp; nǎw·ʕų mǐn· &amp;ǎn·wǎ&amp;ʕǐ &amp;l·qǐmǎ&amp;rǐ, wǎ qǎd· nǎhǎ&amp;nǎ&amp; &amp;·lʔͥǐs·l&amp;ǎmǔ ʕǎnǐ &amp;l·qǐmǎ&amp;rǐ.</text:span></text:p>
      <text:p text:style-name="P2"><text:span text:style-name="T6">&amp;ǎld^ǎr·sǔ &amp;lθ^ǎ&amp;lǐθǔ wǎ &amp;ls^ǐb·ʕǔwnǎ 73 ¤</text:span></text:p>
      <text:p text:style-name="P2"><text:span text:style-name="T6">nǎjǎḥǎ (&amp;) nǎjǎ&amp;ḥų. ḥǎt·mą&amp;. mǎǧ·rǔwrų. ǧǔrǔwrų. ʔͣǎʕ·mǎã. bǎṣǐyrǎäų, bǎṣǎ&amp;ʔͤǐrǔ. ḥǎqǐyqǎäų, ḥǎqǎ&amp;ʔͤǐqǔ. sǎlǎbǎ (w) sǎl·bų. jǎʕǎlǎ (&amp;) jǎʕ·lų. zǔm·rǎäų, zǔmǎrų. fǎ&amp;šǐlų (wn). qǎrǐybų. rǎʔͣǎã bǐʔͣǔm^ǐ ʕǎy·nǎy·hǐ. ṣǐd·qų. bǎqǐãǎ (&amp;) bǎqǎ&amp;ʔų. ṭǎrǐyḥǔ &amp;l·fǐrǎ&amp;šǐ. ḍǎ&amp;ʕǎ (ã) ḍǎyǎ&amp;ʕų. ʔͣǎd·rǎkǎ. xǎṭǎʔͣų. tǎf·kǐyrų. mǎrǎḍų, ʔͣǎm·rǎ&amp;ḍų. qǎ&amp;tǐlų. yǎjǐbǔ ʕǎlǎã... tǎxǎl^ǎṣǎ mǐn·... </text:span><text:soft-page-break/><text:span text:style-name="T6">rǎd^ǎdǎ. yǎ&amp; lǎl·xǎsǎ&amp;rǎäǐ! yǎ&amp; lǎlʔͣǎsǎfǐ! mǔtǎʔͣǎs^ǐfų! - &amp;ǎl·ʕǎf·wǎ. &amp;ǎnǎ&amp; mǔtǎʔͣǎs^ǐfų ʕǎlǎã &amp;·lʔͥǐz·ʕǎ&amp;jǐ. mǐn· kǔl^ǐ bǔd^į. mǎ&amp; zǎ&amp;lǎ yǎqǔwlǔ. fǎ&amp;ǐn^ǎ...//</text:span></text:p>
      <text:p text:style-name="P2"><text:span text:style-name="T6">- ʔͣǎnǎ&amp; ðǎkǐã^ų wǎ kǔl^ǔ &amp;l·mǔʕǎl^ǐmǐynǎ wǎ &amp;lṭ^ǔl&amp;^ǎbǐ yǎʕ·rǐfǔwnǎ ðǎlǐkǎ sǎʔͣǎn·jǎḥǔ fǐã &amp;lʔͥǐm·tǐḥǎ&amp;nǐ ḥǎt·mą&amp;.</text:span></text:p>
      <text:p text:style-name="P2"><text:span text:style-name="T6">- l&amp;ǎ tǎqǔl· hǎðǎ&amp; yǎ&amp; ʕǎ&amp;dǐlǔ fǎʔͣǎn·tǎ mǎǧ·rǔwrų, wǎ &amp;l·ǧǔrǔwrǔ ʔͣǎʕ·mǎã bǎṣǐyrǎtǎkǎ ʕǎn· rǔʔͮ·yǎäǐ &amp;l·ḥǎqǐyqǎäǐ, &amp;ǐn^ǎkǎ l&amp;ǎ tǎʕ·rǐfǔ mǎ&amp; sǎyǎkǔwnǔ fǐymǎ&amp; bǎʕ·dǔ, &amp;ǐn^ǎ &amp;ll^ǎhǎ qǎ&amp;dǐrų ʕǎlǎã &amp;ǎn· yǎs·lǔbǎkǎ &amp;ln^ǎjǎ&amp;ḥǎ wǎ yǎj·ʕǎlǎkǎ fǐã zǔm·rǎäǐ &amp;l·fǎ&amp;šǐlǐynǎ.</text:span></text:p>
      <text:p text:style-name="P2"><text:span text:style-name="T6">- &amp;lʔͥǐm·tǐḥǎ&amp;nǔ qǎrǐybų yǎ&amp; mǔjǎ&amp;hǐdǔ wǎ sǎtǎrǎã bǐʔͣǔm^ǐ ʕǎy·nǎy·kǎ ṣǐd·qǎ mǎ&amp; &amp;ǎqǔwlǔ wǎ &amp;ǎn^ǎhǎ&amp; hǐãǎ &amp;l·ḥǎqǐyqǎäǔ.</text:span></text:p>
      <text:p text:style-name="P2"><text:span text:style-name="T6">mǎrǐḍǎ ʕǎ&amp;dǐlų wǎ bǎqǐãǎ ṭǎrǐyḥǎ &amp;l·fǐrǎ&amp;šǐ &amp;ǔs·bǔwʕǎy·nǐ wǎ fǎ&amp;tǎhǔ &amp;lʔͥǐm·tǐḥǎ&amp;nǔ wǎ ḍǎ&amp;ʕǎt· ʕǎlǎy·hǐ &amp;ls^ǎnǎäǔ kǎ&amp;mǐl&amp;ǎäą wǎ &amp;ǎd·rǎkǎ xǎṭǎʔͣǎ tǎf·kǐyrǐhǐ wǎ &amp;ǎn^ǎhǔ kǎ&amp;nǎ ḥǎq^ą&amp; fǐã &amp;l·ǧǔrǔwrǐ wǎ &amp;ǎd·rǎkǎ &amp;ǎn^ǎ &amp;l·ǧǔrǔwrǎ mǎrǎḍų qǎ&amp;tǐlų yǎjǐbǔ ʕǎlǎã &amp;l·mǔs·lǐmǐ &amp;ǎn· yǎtǎxǎl^ǎṣǎ mǐn·hǔ, wǎ mǎ&amp;zǎ&amp;lǎ yǔrǎd^ǐdǔ: yǎ&amp; lǎl·xǎsǎ&amp;rǎäǐ! yǎ&amp; lǎlʔͣǎsǎfǐ!</text:span></text:p>
      <text:p text:style-name="P2"><text:span text:style-name="T6">&amp;ǐðǎ&amp; kǔn·tǎ fǐã mǐṣ·rǎ fǎzǔr· ʔ̾θǎ&amp;rǎhǎ&amp; &lt;^ǎ&amp;rǐyxǐy^ǎäǎ mǐn· kǔl^ǐ bǔd^į fǎ&amp;ǐn^ǎ fǐyhǎ&amp; ʔ̾θǎ&amp;rą&amp; tǎ&amp;rǐyxǐy^ǎäą kǎθǐyrǎäą. &amp;ǎnǎ&amp; mǔtǎʔͣǎs^ǐfų ʕǎlǎã &amp;lʔͣǎz·ʕǎ&amp;jǐ! &amp;ǎnǎ&amp; mǔtǎʔͣǎs^ǐfų ʕǎlǎã &lt;^ǎʔͣǎx^ǔrǐ! &amp;ǎnǎ&amp; mǔtǎʔͣǎs^ǐfų nǎsǐytǔ ðǎlǐkǎ.</text:span></text:p>
      <text:p text:style-name="P2"><text:span text:style-name="T6">&amp;ld^ǎr·sǔ &amp;lr^ǎ&amp;bǐʕǔ wǎ &amp;ls^ǎb·ʕǔwnǎ 74 ¤</text:span></text:p>
      <text:p text:style-name="P2"><text:span text:style-name="T6">sǎkǎtǎ (w) sǔkǔwtų. mǎ&amp;dǎ&amp;mǎ. &amp;ǐn·ṣǎrǎfǎ. fǐã sǎ&amp;ʕǎäį mǔtǎʔͣǎx^ǐrǎäį mǐnǎ &amp;ll^ǎy·lǐ. tǎl·fǎnǎ. ṭǎ&amp;lǎmǎ&amp;. ǧǎr^ǎ (w) ǧǎr^ų. šǔyǔwʕǐy^ǎäų. &amp;ǐn·kǎšǎfǎ. ʔͣǎs·wǎʔͣǔ. nǐð̣ǎ&amp;mų, &amp;ǎn·ð̣ǐmǎäų, nǔð̣ǔmų. &amp;ǐx·tǎrǎʕǎ. hǎwąã, ʔͣǎh·wǎ&amp;ʔų. bǎšǎrǐy^ų. ʔͣǎḥ·sǎnǔ. nǎ&amp;zǐy^ǎäų. fǎ&amp;šǐy^ǎäų. &amp;ǐṣ·l&amp;ǎḥų. xǎ&amp;lǎfǎ. tǎṣǎr^ǔfų (&amp;t). nǎdǐmǎ ʕǎlǎã... (&amp;) nǎdǎmų. wǎbǎ&amp;lų. fǐã ʔ̾xǐrǐ &amp;·lʔͣǎm·rǐ. rǎʔͤǐysų, rǔʔͮǎsǎ&amp;ʔǔ. kǔf·rų. ðǎm^ǎ (w) ðǎm^ų. sǎ&amp;bǐqų. l&amp;ǎḥǐqų. qǎlǎbǎ (ã) qǎl·bų. rǎʔͣ·są&amp; ʕǎlǎã ʕǎqǐbį. mǔs·tǎʕ·rǐbų (wn). tǎ&amp;rǐyxų, tǎwǎ&amp;ryxǔ. bǔl·dǎ&amp;nų. jǔǧ·rǎ&amp;fǐyǎ&amp;. kǎ&amp;fǐrų, kǔf^ǎ&amp;rų. kǎ&amp;nǎ qǎd· ðǎhǎbǎ. yǎkǔwnǔ qǎd· ðǎhǎbǎ. lǎy·sǎ &amp;ǎḥǎdų mǐn·hǔm· &amp;ǐl&amp;^ǎ wǎ yǎʕ·rǐfǔ. lǎy·sǎ &amp;ǎḥǎdų mǐn· bǔl·dǎ&amp;nǐ &amp;l·ʕǎ&amp;lǎmǐ &amp;ǐl&amp;^ǎ wǎ fǐyhǐ &amp;l·mǔs·lǐmǔwnǎ. //</text:span></text:p>
      <text:p text:style-name="P2"><text:span text:style-name="T6">yǎjǐbǔ ʕǎlǎã^ǎ &amp;ǎn· &amp;ǎs·kǔtǎ mǎ&amp;dǎ&amp;mǎ hǔwǎ hǔnǎ&amp; wǎ &amp;ǐðǎ&amp; &amp;n·ṣǎrǎfǎ &amp;ǎx·bǎr·tǔkǎ bǐ&amp;l·ḥǎqǐyqǎäǐ tǎf·ṣǐl&amp;ą. &amp;ǐn· wǎṣǎl·tǎ &amp;ǐlǎã &amp;l·mǎdǐynǎäǐ fǐã sǎ&amp;ʕǎäį mǔtǎʔͣǎx^ǐrǎäį mǐnǎ &amp;ll^ǎy·lǐ fǎl&amp;ǎ tǔtǎl·fǐn· lǐã fǎ&amp;ǐn^ǐã bǎʕ·dǎ &amp;l·ʕǎ&amp;šǐrǎäǐ ʔͣǎkǔwnǔ qǎd· nǐm·tǔ. lǎm^ǎ&amp; wǎṣǎl·tǔ &amp;ǐlǎã &amp;l·mǎs·jǐdǐ kǎ&amp;nǎ &amp;ln^ǎ&amp;sǔ qǎd· ṣǎl^ǎwǔ&amp; &amp;l·jǔmǔʕǎäǎ wǎ xǎrǎxǔw&amp; mǐn·hǔ. tǎl·fǎn·tǔ lǎhǎ mǐrǎ&amp;rą&amp; wǎ lǎkǐn^ǐã lǎm· &amp;ǎl·qǎhǔ fǐã &amp;l·bǎy·tǐ. ṭǎ&amp;lǎmǎ&amp; ǧǎr^ǎtǐ &amp;lš^ǔyǔwʕǐy^ǎäǔ &amp;ln^ǎ&amp;sǎ wǎ &amp;lʔ̾nǎ qǎdǐ &amp;n·kǎšǎfǎ lǐln^ǎ&amp;sǐ ḥǎqǐyqǎtǔhǎ&amp; &amp;ls^ǎw·dǎ&amp;ʔǔ. &amp;ǎlš^ǔyǔwʕǐy^ǎäǔ &amp;ǎs·wǎʔͣǔ nǐð̣ǎ&amp;mį &amp;ǐx·tǎrǎʕǎhǔ &amp;l·hǎwǎã &amp;l·bǎšǎrǐã^ǔ wǎ lǎy·sǎt· &amp;ǎḥ·sǎnǎ ḥǎ&amp;l&amp;ą mǐnǎ &amp;ln^ǎ&amp;zǐy^ǎäǐ wǎ </text:span><text:soft-page-break/><text:span text:style-name="T6">&amp;l·fǎ&amp;šǐy^ǎäǐ. &amp;ǎlʔͥǐs·l&amp;ǎmǔ hǔwǎ nǐð̣ǎ&amp;mǔ &amp;ll^ǎhǐ ǐlʔͥǐṣ·l&amp;ǎḥǐ &amp;l·bǎšǎrǐ wǎ kǔl^ǔ nǐð̣ǎ&amp;mį yǔxǎ&amp;lǐfǔhǔ fǎhǔwǎ nǐð̣ǎ&amp;mǔ &amp;lš^ǎy·ṭǎ&amp;nǐ. lǎy·sǎ šǎy·ʔų mǐn· &amp;ǎʕ·mǎ&amp;lǐ &amp;l·kǔf^ǎ&amp;rǐ wǎ tǎṣǎr^ǔfǎ&amp;tǐhǐm· &amp;ǐl&amp;^ǎ nǎdǐmǔw&amp; ʕǎlǎy·hǎ&amp; wǎ kǎ&amp;nǎt· wǎbǎ&amp;l&amp;ą ʕǎlǎy·hǐm· fǐã ʔ̾xǐrǐ &amp;·lʔͣǎm·rǐ, wǎ lǎy·sǎ &amp;ǎḥǎdų mǐn· rǔʔͮǎsǎ&amp;ʔǐ &amp;l·kǔf·rǐ &amp;ǐl&amp;^ǎ ðǎm^ǎ &amp;ll&amp;^ǎḥǐqǔ mǐn·hǔmǔ &amp;ls^ǎ&amp;bǐqǎ wǎ qǎlǎbǎhǔ rǎʔͣ·są&amp; ʕǎlǎã ʕǎqǐbį.</text:span></text:p>
      <text:p text:style-name="P2"><text:span text:style-name="T6">mǎn· hǔwǎ &amp;l·mǔs·tǎʕ·rǐbǔ? &amp;ǎl·mǔs·tǎʕ·rǐbǔ hǔwǎ &amp;l^ǎðǐã yǎd·rǔsǔ &amp;ll^ǔǧǎäǎ &amp;l·ʕǎrǎbǐy^ǎäǎ wǎ yǎd·rǔsǔ tǎ&amp;rǐyxǎ wǎ jǔǧ·rǎ&amp;fǐyǎ&amp; &amp;l·bǔl·dǎ&amp;nǐ &amp;l·ʕǎrǎbǐy^ǎäǐ.</text:span></text:p>
      <text:p text:style-name="P2"><text:span text:style-name="T6">&amp;ǎld^ǎr·sǔ &amp;l·xǎ&amp;mǐsǔ wǎ &amp;ls^ǎb·ʕǔwnǎ 75 ¤</text:span></text:p>
      <text:p text:style-name="P2"><text:span text:style-name="T6">mǐsǎ&amp;ḥǎäų (&amp;t). &amp;ǎk·θǎrǔ. &amp;ǎk·θǎrǔ mǐn· mǐ&amp;ʔͤǎäį. mǔrǎb^ǎʕų. &amp;ǎlʔͥǐt^ǐḥǎ&amp;dǔ &amp;ls^ǔwf·yǎy·tǐã^ǔ. ṭǔwlų. kǐylǔwmǎt·rų (&amp;t). mǎsǎ&amp;fǎäų (&amp;t).</text:span></text:p>
      <text:p text:style-name="P2"><text:span text:style-name="T6">sǎd^ų, sǔdǔwdų. sǎd^ǔ ʔͣǎs·wǎ&amp;nǎ. ǧǎr·bǐã^ų. ḥǎd^ų, ḥǔdǔwdų. ʔͣǎhǎm^ǔ. fǎḥ·mų ḥǎjǎrǐã^ų. nǐf·ṭų. ṭǎbǐyʕǐã^ų. ǧǎ&amp;zų ṭǎbǐyʕǐã^ų. θǎr·wǎäų (&amp;t). θǎrǎwǎ&amp;tų ṭǎbǐyʕǐy^ǎäų. mǎʕ·dǐnų, mǎʕǎ&amp;dǐnǔ. ʔͣǎṭ·wǎlǔ. nǎh·rǔ &amp;ln^ǐylǐ. nǎh·rǔ &amp;l·fǔwl·ǧǎ&amp;. yǎqǔwmǔ. mǐnǎ &amp;l·mǔʔͮ·sǐfǐ. kǎl&amp;ǎmų sǎlǐymų. mǎ&amp; hǔwǎ?//</text:span></text:p>
      <text:p text:style-name="P2"><text:span text:style-name="T6">&amp;ǎy·nǎ tǎs·kǔnǔ? - &amp;ǎs·kǔnǔ fǐã &amp;l&amp;ǐt^ǐḥǎ&amp;dǐ &amp;ls^ǔwf·yǎy·tǐã^ǐ. hǎl· &amp;l&amp;ǐt^ǐḥǎ&amp;dǔ &amp;ls^ǔwf·yǎy·tǐã^ǔ bǎlǎdų &amp;ǐs·l&amp;ǎmǐy^ų? - l&amp;ǎ, &amp;l&amp;ǐt^ǐḥǎ&amp;dǔ &amp;ls^ǔwf·yǎy·tǐã^ǔ lǎy·sǎ bǎlǎdą&amp; &amp;ǐs·l&amp;ǎmǐy^ą&amp;. yǎʕ·nǐã &amp;ǎn^ǎkǎ tǎʕǐyšǔ fǐã bǎlǎdį ǧǎy·rǐ &amp;ǐs·l&amp;ǎmǐãį? - nǎʕǎm·, &amp;ǎnǎ&amp; &amp;ǎʕǐyšǔ fǐã bǎlǎdį ǧǎy·rǐ &amp;ǐs·l&amp;ǎmǐã^į. &amp;ǎtǎʕ·rǐfǔ mǎ&amp; hǐãǎ mǐsǎ&amp;ḥǎäǔ &amp;l&amp;ǐt^ǐḥǎ&amp;dǐ &amp;ls^ǔwf·yǎy·tǐã^ǐ? - mǐsǎ&amp;ḥǎäǔ &amp;l&amp;ǐt^ǐḥǎ&amp;dǐ &amp;ls^ǔwf·yǎy·tǐã^ǐ wǎ&amp;sǐʕǎäų jǐd^ą&amp; wǎ tǎb·lǔǧǔ &amp;ǎk·θǎrǎ mǐnǎ &amp;θ·nǎy·nǐ wǎ ʕǐš·rǐynǎ mǐl·yǔwnǎ kǐylǔwmǎt·rį mǔrǎb^ǎʕį. &amp;ǎtǎʕ·rǐfǔ ṭǔwlǎ &amp;l·mǎsǎ&amp;fǎäǐ mǐnǎ &amp;l·ḥǔdǔwdǐ &amp;lš^ǎr·qǐy^ǎäǐ lǐl&amp;ǐt^ǐḥǎ&amp;dǐ &amp;ls^ǔwf·yǎy·tǐã^ǐ &amp;ǐlǎã ḥǔdǔwdǐhǐ &amp;l·ǧǎr·bǐy^ǎäǐ? - tǎb·lǔǧǔ hǎðǐhǐ &amp;l·mǎsǎ&amp;fǎäǔ ʕǎšǎrǎäǎ &amp;ǎl&amp;ǎfǐ kǐylǔwmǎt·rį. ḥǎd^ǐθ·nǐã mǎ&amp; hǐãǎ θǎrǎwǎ&amp;tǔ &amp;l&amp;ǐt^ǐḥǎ&amp;dǐ &amp;ls^ǔwf·yǎy·tǐã^ǐ &amp;lṭ^ǎbǐyʕǐy^ǎäǔ? &amp;ǐn^ǎ &amp;l&amp;ǐt^ǐḥǎ&amp;dǎ &amp;ls^ǔwf·yǎy·tǐã^ǎ ǧǎnǐã^ų jǐd^ą&amp; bǐ&amp;lθ^ǎrǎwǎ&amp;tǐ &amp;lṭ^ǎbǐyʕǐy^ǎäǐ wǎ &amp;ǎhǎm^ǔhǎ&amp; &amp;l·fǎḥ·mǔ &amp;l·ḥǎjǎrǐã^ǔ wǎ &amp;ln^ǐf·ṭǔ wǎ &amp;l·ǧǎ&amp;zǔ &amp;lṭ^ǎbǐyʕǐã^ǔ wǎ &amp;l·mǎʕǎ&amp;dǐnǔ &amp;l·mǔx·tǎlǐfǎäǔ &amp;lʔͣǔx·rǎã wǎ lǎkǐn· mǐnǎ &amp;l·mǔʔͮ·sǐfǐ &amp;ǎn^ǎ kǔl^ǎ hǎðǎ&amp; tǎḥ·tǎ &amp;ǎy·dǐã &amp;l·kǔf^ǎ&amp;rǐ. - kǎl&amp;ǎmų sǎlǐymų. &amp;ǔn·ð̣ǔr· &amp;ǐlǎã &amp;l·xǎrǐyṭǎäǐ wǎ qǔl· l^ǐã &amp;ǎã^ǔ &amp;ln^ǎh·rǎy·nǐ &amp;ǎṭ·wǎlǔ? nǎh·rǔ &amp;ln^ǐylǐ &amp;ǎm· nǎh·rǔ &amp;l·fǔwl·ǧǎ&amp;? - &amp;ǎln^ǐylǔ &amp;ǎṭ·wǎlǔ mǐn· fǔwl·ǧǎ&amp; wǎ mǐn· kǔl^ǐ nǎh·rį fǐã &amp;l·ʕǎ&amp;lǎmǐ. yǎqǔwmǔ ʕǎlǎã nǎh·rǐ &amp;ln^ǐylǐ sǎd^ų ʕǎ&amp;lį fǎmǎ&amp; &amp;s·mǔ hǎðǎ&amp; &amp;ls^ǎd^ǐ? - hǔwǎ sǎd^ǔ &amp;ǎs·wǎ&amp;nǎ.</text:span></text:p>
      <text:p text:style-name="P2"><text:span text:style-name="T6">&amp;ǎld^ǎr·sǔ &amp;ls^ǎ&amp;dǐsǔ wǎ &amp;ls^ǎb·ʕǔwnǎ 76 ¤</text:span></text:p>
      <text:p text:style-name="P2"><text:span text:style-name="T6">&amp;ǐs·mǎḥ· bǐ&lt;^ǐlǐfǔwnǐ. - tǎfǎḍ^ǎl·. mǎb·rǔwk·. - &amp;ǎll^ǎhǔ yǔbǎ&amp;rǐkǔ fǐykǎ. bǎlǎǧǎnǐã. sǎl&amp;ǎmǎäų. wǔṣǔwlų. sǎl&amp;ǎmǎäǔ &amp;l·wǔṣǔwlǐ. ʔͣǔhǎn^ǐʔͤǔkǎ ʕǎlǎã </text:span><text:soft-page-break/><text:span text:style-name="T6">sǎl&amp;ǎmǎäǐ &amp;l·wǔṣǔwlǐ. yǎ&amp; bǔnǎy^ǎ. ṭǎq·sų. rǎdǐãʔų. jǎw·lǎäų (&amp;t). ʕǎ&amp;mų, &amp;ǎʕ·wǎ&amp;mų. qǎḍǎ&amp;ʔų. ṣǎy·fǐã^ų. ʕǔṭ·lǎäų ṣǎy·fǐy^ǎäų. nǎwǎã (ã) nǐy^ǎäų. sǎ&amp;ḥǐlų, sǎwǎ&amp;ḥǐlǔ. ḥǎy·θǔ... wǎ&amp;lǐdǎ&amp;nǐ. qǎ&amp;rǐʔͤų, qǔr^ǎ&amp;ʔų. mǔjǐydų. mǔn·ðǔ wǎq·tį qǎrǐybį. tǎr·tǐylų. rǎt^ǎlǎ &amp;l·qǔr·ʔ̾nǎ. ʔͣǎṣ·ǧǎã &amp;ǐlǎã... tǐl&amp;ǎwǎäų. ṭǎb·ʕą&amp;. wǎ lǐmǎ l&amp;ǎ? ʕǎ&amp;lį! wǎf^ǎqǎ. wǎf^ǎqǎkǎ &amp;ll^ǎhǔ! ḥǎt^ǎã &amp;·lʔ̾nǎ. lǎw·... lǎw· ʕǎrǎf·tǔ. kǎmǎ&amp; qǔl·tǔ lǎkǎ. rǎjǎ&amp;nǐã. ʔͣǎr·jǔwkǎ. &amp;ll^ǎhǔ yǔsǎl^ǐmǔkǎ.//</text:span></text:p>
      <text:p text:style-name="P2"><text:span text:style-name="T6">&amp;ǐs·mǎḥ· bǐ&lt;^ǐlǐfǔwnǐ. - tǎfǎḍ^ǎl·, wǎ &amp;ǎy·nǎ tǎq·ṣǐdǔ &amp;ǎn· tǔtǎl·fǐnǎ? - &amp;ǎq·ṣǐdǔ &amp;ǎn· ʔͣǔtǎl·fǐnǎ lǐṣǎdǐyqǐã wǎ qǎd· rǎjǎ&amp;nǐã &amp;ǎn· ʔͣǔtǎl·fǐnǎ lǎhǔ bǎʕ·dǎ ʕǎw·dǎtǐã mǐn· jǎw·lǎtǐã.</text:span></text:p>
      <text:p text:style-name="P2"><text:span text:style-name="T6">mǎb·rǔwkų yǎ&amp; &amp;ǎḥ·mǎdǔ! bǎlǎǧǎnǐã nǎjǎ&amp;ḥǔkǎ fǐã &amp;ǎdǎ&amp;ʔǐ &amp;lʔͥǐm·tǐḥǎ&amp;nǐ. - &amp;ǎll^ǎhǔ yǔbǎ&amp;rǐkǔ fǐykǎ! &amp;ǎl·ḥǎm·dǔ lǐl^ǎhǐ lǎqǎd· wǎf^ǎqǎnǐãǎ &amp;ll^ǎhǔ. hǎn^ǎʔͣǎtǐ &amp;lʔͣǔm^ǔ &amp;ǐb·nǎ&amp;hǎ&amp; bǐsǎl&amp;ǎmǎäǐ &amp;l·wǔṣǔwlǐ qǎ&amp;ʔͤǐlǎäą: &amp;ǎl·ḥǎm·dǔ lǐl^ǎhǐ ʕǎlǎã &amp;ls^ǎl&amp;ǎmǎäǐ yǎ&amp; bǔnǎã^ǎ, ʔͣǔhǎn^ǐʔͤǔkǎ ʕǎlǎã sǎl&amp;ǎmǎäǐ &amp;l·wǔṣǔwlǐ, fǎʔͣǎjǎ&amp;bǎhǎ&amp;: &amp;ǎll^ǎhǔ yǔsǎl^ǐmǔkǐ yǎ&amp; &amp;ǔm^ǐã. lǎw· ʕǎrǎf·nǎ&amp; &amp;ǎn^ǎ &amp;lṭ^ǎq·sǎ yǎkǔwnǔ rǎdǐyʔͤą&amp; mǎ&amp; qǔm·nǎ&amp; bǐ&amp;l·jǎw·lǎäǐ &amp;ǐlǎã &amp;l·ǧǎ&amp;bǎäǐ. fǐã hǎðǎ&amp; &amp;l·ʕǎ&amp;mǐ ʔͣǎn·wǐã qǎḍǎ&amp;ʔǎ &amp;l·ʕǔṭ·lǎäǐ &amp;lṣ^ǎy·fǐy^ǎäǐ l&amp;ǎ ʕǎlǎã sǎ&amp;ḥǐlǐ &amp;l·bǎḥ·rǐ kǎmǎ&amp; kǔn·tǔ &amp;ǎf·ʕǎlǔ ḥǎt^ǎã &amp;lʔ̾nǎ, bǎl· fǐã &amp;lr^ǐyfǐ ḥǎy·θǔ yǎs·kǔnǔ wǎ&amp;lǐdǎ&amp;ãǎ. kǎm· &amp;ǎnǎ&amp; mǎs·rǔwrų bǐrǔʔͮ·yǎtǐkǎ! wǎ kǎm· &amp;ǎnǎ&amp; mǎb·sǔwṭų bǐ&amp;l^ǐqǎ&amp;ʔǐ mǎʕǎkǎ! ʔͣǎn·tǎ qǎ&amp;rǐʔų mǔjǐydų lǐl·qǔr·ʔ̾nǐ wǎ qǎd· tǎʕǎl^ǎm·tǔ mǔn·ðǔ wǎq·tį qǎrǐybį qǎwǎ&amp;ʕǐdǎ &lt;^ǎr·tǐylǐ fǎhǎl· l^ǎkǎ ʔͣǎn· tǔṣ·ǧǐã &amp;ǐlǎã tǐl&amp;ǎwǎtǐã lǐtǎn·ð̣ǔrǎ kǎy·fǎ &amp;ǎq·rǎʔͣǔ? - ṭǎb·ʕą&amp;, ṭǎb·ʕą&amp;, w lǐmǎ l&amp;ǎ? &amp;ǐq·rǎʔͣ· &amp;ǎs·mǎʕ·? - kǎy·fǎ? - kǎy·fǎ ʔͣǎq·rǎʔͣǔ? - ʕǎ&amp;lį! ʕǎ&amp;lį!</text:span></text:p>
      <text:p text:style-name="P2"><text:span text:style-name="T6">ld^ǎr·sǔ &amp;ls^ǎ&amp;bǐʕǔ wǎ &amp;ls^ǎb·ʕǔwnǎ 77 ¤</text:span></text:p>
      <text:p text:style-name="P2"><text:span text:style-name="T6">zǎw·rǎqų, zǎwǎ&amp;rǐqǔ. sǎ&amp;ḥǎäǔ &lt;^ǎzǎl^ǔjǐ. ṭǎn·jǎrǎäų, ṭǎnǎ&amp;jǐrǔ.</text:span></text:p>
      <text:p text:style-name="P2"><text:span text:style-name="T6">sǎ&amp;ḥǎäų (&amp;t). hǔtǎ&amp;fų (&amp;t). ʕǎ&amp;šǎ &amp;lʔͥǐs·l&amp;ǎmǔ. l&amp;ǎfǐtǎäų (&amp;t). qǎ&amp;mǎt· dǎw·lǎäǔ &amp;l·mǔs·lǐmǐynǎ. lǐyǎs·qǔṭ·. &amp;ǐs·tǐʕ·mǎ&amp;rų. &amp;ǐm·bǐrǐyǎ&amp;lǐy^ǎäų. wǎ ʕǎlǎã rǎʔͣ·sǐhǎ&amp;. mǎl·ʕǔwnų. nǎð̣ǎrą&amp; lǐ... lǎdǎã... lǎdǎã^ǎ. &amp;ǐn·tǎð̣ǎrǎ. &amp;ǔt·rǔk· hǎðǎ&amp; &amp;lʔͣǎm·rǎ &amp;ǐlǎã^ǎ. ʕǎṣǐydǎäų, ʕǎṣǎ&amp;ʔͤǐdǔ. ʕǎṣǐydǎäų bǐ&amp;l^ǎbǎnǐ. tǎnǎz^ǎhǎ. tǎnǎz^ǎhǎ fǐã &amp;lz^ǎw·rǎqǐ. qǎs^ǎmǎ. fǐʔͤǎäų (&amp;t). ḥǎsǎbǎ... ʕǎlǎã ḥǐdǎäį. &amp;ǐš·rǎ&amp;fų. tǎḥ·tǎ &amp;ǐš·rǎ&amp;fǐ. mǔdǎr^ǐbų (wn). &amp;ǐn·tǎqǎlǎ. ḥǎã^ų, &amp;ǎḥ·yǎ&amp;ʔų. mǔjǎ&amp;wǐrų. mǎ&amp; l&amp;ǎ yǎqǐl^ǔ ʕǎn·...//</text:span></text:p>
      <text:p text:style-name="P2"><text:span text:style-name="T6">sǎmǐʕ·nǎ&amp; yǎw·mǎ &amp;l·ʕǐydǐ fǐã &amp;ls^ǎ&amp;ḥǎäǐ hǔtǎ&amp;fǎ&amp;tį ǐlʔͣǎb·nǎ&amp;ʔǐ &amp;l·mǔs·lǐmǐynǎ: ʕǎ&amp;šǎ &amp;lʔͥǐs·l&amp;ǎmǔ! ʕǎ&amp;šǎ &amp;l·mǔs·lǐmǔwnǎ! qǎ&amp;mǎt· dǎw·lǎäǔ &amp;l·mǔs·lǐmǐynǎ! lǐtǎs·qǔṭ· dǎw·lǎäǔ &amp;l·kǔf^ǎ&amp;rǐ! wǎ bǎʕ·ḍǔhǔm· yǎḥ·mǐlǔ fǐã yǎdǎy·hǐ l&amp;ǎfǐtǎ&amp;tį mǎk·tǔwbį ʕǎlǎy·hǎ&amp;: lǐyǎs·qǔṭǐ &amp;lʔͥǐs·tǐʕ·mǎ&amp;rǔ! lǐtǎs·qǔṭǐ &amp;lʔͥǐm·bǐrǐyǎ&amp;lǐy^ǎäǔ! lǐtǎs·qǔṭ· kǔl^ǔ &amp;lʔͣǎn·ð̣ǐmǎäǐ ǧǎy·rǐ &amp;lʔͥǐs·l&amp;ǎmǐy^ǎäǐ wǎ ʕǎlǎã rǎʔͣ·sǐhǎ&amp; &amp;lš^ǔyǔwʕǐy^ǎäǔ &amp;l·mǎl·ʕǔwnǎäǔ! nǎð̣ǎrą&amp; ǐlʔͣǎn^ǎhǔ lǎy·sǎ lǎdǎã^ǎ wǎq·tų lǐlʔͥǐn·tǐð̣ǎ&amp;rǐ. &amp;ǎt·rǔkǔ hǎðǎ&amp; </text:span><text:soft-page-break/><text:span text:style-name="T6">&amp;lʔͣǎm·rǎ &amp;ǐlǎy·kǎ lǐtǎqǔwmǎ &amp;ǎn·tǎ bǐhǐ bǎdǎl&amp;ą mǐn^ǐã. yǎ&amp; bǐn·tǐã ḍǎʕǐã ṭǎn·jǎrǎäą ʕǎlǎã &amp;l·mǎw·qǐdǐ wǎ &amp;ṭ·bǎxǐã ʕǎṣǐydǎäą bǐ&amp;l^ǎbǎnǐ lǐǧǎdǎ&amp;ʔͤǐnǎ&amp; fǎsǎnǎx·rǔjǔ bǎʕ·dǎ tǎnǎ&amp;wǔlǐ &amp;l·ǧǎdǎ&amp;ʔǐ lǐlt^ǎnǎz^ǔhǐ fǐã &amp;lz^ǎw·rǎqǐ. fǐã &amp;lš^ǐtǎ&amp;ʔǐ nǔqǎs^ǐmǔ &lt;^ǎl&amp;ǎmǐyðǎ &amp;ǐlǎã ʕǐd^ǎäǐ fǐʔͤǎ&amp;tį ḥǎsǎbǎ &amp;ǎʕ·mǎ&amp;rǐhǐm· θǔm^ǎ tǎð·hǔbǔ kǔl^ǔ fǐʔͤǎäį ʕǎlǎã ḥǐdǎäį &amp;ǐlǎã sǎ&amp;ḥǎäǐ &lt;^ǎzǎl^ǔjǐ tǎḥ·tǎ &amp;ǐš·rǎ&amp;fǐ mǔdǎr^ǐbį. hǔwǎ &amp;n·tǎqǎlǎ &amp;ǐlǎã šǐq^ǎäį ʔͣǔx·rǎã ḥǎṣǎlǎ ʕǎlǎy·hǎ&amp; mǔn·ðǔ wǎq·tį qǎrǐybį fǐã &amp;l·ḥǎã^ǐ &amp;l·mǔjǎ&amp;wǐrǐ. &amp;ǐn·tǎð̣ǎr·tǔkǎ &amp;l·yǎw·mǎ mǎ&amp; l&amp;ǎ yǎqǐl^ǔ ʕǎn· sǎ&amp;ʕǎtǎy·nǐ wǎ &amp;n·ð̣ǎr·tǔkǎ &amp;ǎm·sǐ mǎ&amp; l&amp;ǎ yǎqǐl^ǔ ʕǎn· sǎ&amp;ʕǎäį lǐmǎ&amp;ðǎ&amp; tǎtǎʔͣǎx^ǎrǔ ʕǎn· mǐyʕǎ&amp;dǐkǎ hǎkǎðǎ&amp; dǎ&amp;ʔͤǐmą&amp;?</text:span></text:p>
      <text:p text:style-name="P2"><text:span text:style-name="T6">&amp;ǎld^ǎr·sǔ &amp;lθ^ǎ&amp;mǐnǔ wǎ &amp;ls^ǎb·ʕǔwnǎ 78 ¤</text:span></text:p>
      <text:p text:style-name="P2"><text:span text:style-name="T6">kǎf^ų, kǔfǔwfų. &amp;ǐṣ·bǎʕų, &amp;ǎṣǎ&amp;bǐʕǔ. ð̣ǔf·rų, &amp;ǎð̣·fǎ&amp;rų.</text:span></text:p>
      <text:p text:style-name="P2"><text:span text:style-name="T6">fǎmų, &amp;ǎf·wǎ&amp;hų. lǐsǎ&amp;nų, &amp;ǎl·sǐnǎäų. &amp;ǔðǔnų, ʔ̾ðǎ&amp;nų.</text:span></text:p>
      <text:p text:style-name="P2"><text:span text:style-name="T6">kǎðǎbǎ (ã) kǎðǐbų. ḥǎfǐð̣ǎ lǐsǎ&amp;nǎhǔ. tǎkǎl^ǎmǎ. mǔs·tǎḥǐylų! tǎǧǎy^ǎrǎ. ṣǎrǎfǎ (ã) ṣǎr·fų. ṣǎrǎfǎ &amp;l·wǎq·tǎ. mǔʕ·ð̣ǎmų. lǎh·wų. lǎʕǐbų. tǎmǎ&amp;mą&amp;. ʕǎlǎã mǎ&amp; yǎb·dǔw. ǧǎrǐybų! ʔͣǎsǎ&amp;ʔǎ &amp;ǐlǎã... tǎwǎq^ǎʕǎ. fǎḍ·lų. ʕǎy·bų ʕǎlǎy·kǎ. yǔm·kǐnǔ. kǎy·fǎ yǔm·kǐnǔ? mǐθ·lų, &amp;ǎm·θǎ&amp;lų. mǐθ·lǔ hǎðǎ&amp;. dǎx^ǎnǎ, yǔdǎx^ǐnǔ . mǎm·nǔwʕų. šǎrǎʕǎ fǐã... (&amp;) šǔrǔwʕų. &amp;ǎh·lų, &amp;ǎhǎ&amp;lį. &amp;ǎh·lǔ &amp;l·qǎr·yǎäǐ. bǐnǎ&amp;ʔų. ʕǎlǎã &amp;ǎθǎrǐ... &amp;ǐj·tǐmǎ&amp;ʕų (&amp;t). bǐšǎʔͣ·nǐ... ʕǎqǎdǎ &amp;lʔͥǐj·tǐmǎ&amp;ʕǎ (ã) ʕǎq·dų. kǎsǔwlų, kǔs·lų. fǐymǎ&amp; ʔͣǎʕ·lǎmǔ. //</text:span></text:p>
      <text:p text:style-name="P2"><text:span text:style-name="T6">yǎ&amp;&amp;ǎy^ǔhǎ&amp; &amp;l·wǎlǎdǔ &amp;l·mǔs·lǐmǔ &amp;ǐḥ·fǎð̣· lǐsǎ&amp;nǎkǎ mǐnǎ &amp;l·kǎðǐbǐ. yǎ&amp; &amp;ǎy^ǔhǎ&amp; &amp;lʔͣǎw·l&amp;ǎdǔ &amp;l·mǔs·lǐmǔwnǎ &amp;ǐḥ·fǎð̣ǔw&amp; &amp;ǎl·sǐnǎtǎkǔm· mǐnǎ &amp;l·kǎðǐbǐ. &amp;l·kǎ&amp;ðǐbǔ mǎl·ʕǔwnų fǐã kǐtǎ&amp;bǐ &amp;ll^ǎhǐ. &lt;^ǐl·mǐyðǔ &amp;l·mǔʔͮǎd^ǎbǔ l&amp;ǎ yǎk·ðǐbǔ &amp;ǎbǎdą&amp;. bǐ&amp;lʔͣǔðǔnǐ nǎs·mǎʕǔ wǎ bǐ&amp;ll^ǐsǎ&amp;nǐ nǎtǎkǎl^ǎmǔ wǎ bǐ&amp;l·fǎmǐ nǎʔͣ·kǔlǔ. lǐkǔl^ǐ kǎf^į xǎm·sǔ ʔͣǎṣǎ&amp;bǐʕǎ wǎ lǐkǔl^ǐ &amp;ǐṣ·bǎʕį ð̣ǔf·rų. ʔͣǎd^ǎã ʕǎ&amp;dǐlų &amp;ǎlʔͥǐm·tǐḥǎ&amp;nǎ bǐnǎjǎ&amp;ḥį. - hǎðǎ&amp; mǔs·tǎḥǐylų, &amp;ǐn^ǎhǔ kǎ&amp;nǎ, fǐymǎ&amp; &amp;ǎʕ·lǎmǔ, tǐl·mǐyðą&amp; kǎsǔwl&amp;ą kǎθǐyrą&amp; m^ǎ&amp; yǎtǎxǎl^ǎfǔ ʕǎnǐ &amp;ld^ǔrǔwsǐ wǎ yǎṣ·rǐfǔ mǎʕ·ð̣ǎmǎ &amp;ǎw·qǎ&amp;tǐhǐ fǐã &amp;ll^ǎh·wǐ wǎ &amp;ll^ǎʕǐbǐ, ǧǎrǐybų. - tǎǧǎy^ǎrǎ tǎmǎ&amp;mą&amp;, ʕǎlǎã mǎ&amp; yǎb·dǔw. yǎ&amp; tǐl·mǐyðǔ &amp;ǐṣ·rǎf· mǔʕ·ð̣ǎmǎ &amp;ǎw·qǎ&amp;tǐkǎ fǐã &amp;ld^ǎr·sǐ wǎ &amp;l·ʕǐl·mǐ wǎ l&amp;ǎ tǎṣ·rǐf·hǔ fǐã &amp;ll^ǎh·wǐ wǎ &amp;ll^ǎʕǐbǐ. lǎm· &amp;ǎkǔn· &amp;ǎtǎwǎq^ǎʕǔ hǎðǎ&amp; mǐn·kǎ, lǎqǎd· &amp;ǎsǎʔͣ·tǎ &amp;ǐlǎã^ǎ bǐtǎṣǎr^ǔfǐkǎ hǎðǎ&amp; wǎ nǎsǐytǎ fǎḍ·lǐã ʕǎlǎy·kǎ, ʕǎy·bų ʕǎlǎy·kǎ, mǎ&amp;ðǎ&amp; tǎʕ·mǎlǔ? wǎ mǎ&amp;ðǎ&amp; tǎqǔwlǔ? kǎy·fǎ yǔm·kǐnǔ ʕǎmǎlǔ mǐθ·lǐ hǎðǎ&amp; wǎ qǎw·lǔ mǐθ·lǐ hǎðǎ&amp;?</text:span></text:p>
      <text:p text:style-name="P2"><text:span text:style-name="T6">mǎn· dǎx^ǎnǎ hǔnǎ&amp;? &amp;ǎ&amp;ǎn·tǎ dǎx^ǎn·tǎ hǔnǎ&amp;? l&amp;ǎ tǔdǎx^ǐn· hǔnǎ&amp;, &amp;ǎlt^ǎd·xǐynǔ hǔnǎ&amp; mǎm·nǔwʕų. šǎrǎʕǎ &amp;ǎh·lǔ &amp;l·qǎr·yǎäǐ fǐã bǐnǎ&amp;ʔǐ &amp;l·mǎs·jǐdǐ ʕǎlǎã &amp;ǎθǎrǐ &amp;lʔͥǐj·tǐmǎ&amp;ʕǐ &amp;l^ǎðǐã ʕǔqǐdǎ bǐšǎʔͣ·nǐ bǐnǎ&amp;ʔǐ &amp;l·mǎs·jǐdǐ.</text:span></text:p>
      <text:p text:style-name="P2"><text:span text:style-name="T6">&amp;ǎld^ǎr·sǔ &lt;^ǎ&amp;sǐʕǔ wǎ &amp;ls^ǎb·ʕǔwnǎ 79 ¤</text:span></text:p>
      <text:p text:style-name="P2"><text:soft-page-break/><text:span text:style-name="T6">mǎḍǎã ʕǎlǎ... (ã) mǔḍǐã^ų. mǎḍǎã ʕǎlǎã mǎ&amp; mǎ&amp;tǎ. mǎ&amp; yǎzǐydǔ ʕǎlǎã mǐ&amp;ʔͤǎäį. &amp;ǐf·tǎrǎqǎ. mǎ&amp; &amp;ǎs·rǎʕǎ mǎ&amp;... ṣǎ&amp;lǐḥų, ṣǔlǎḥǎ&amp;ʔǔ. mǔḥ·sǐnų &amp;ǐlǎã... yǎǧ·fǐrǔ &amp;ll^ǎhǔ lǎhǔ. hǔwǎ ʕǎlǎã qǎy·dǐ &amp;l·ḥǎyǎ&amp;äǐ. dǎr^ǎsǎ. &amp;ǎk·θǎrǔhǔm·. bǐmǎ&amp; fǐã ðǎlǐkǎ. yǎ&amp; xǎsǎ&amp;rǎh! yǎ&amp; mǔṣǐybǎh! ʕǔn·fǔwǎ&amp;nǔ &amp;lš^ǎbǎ&amp;bǐ. fǎ&amp;rǎqǎ &amp;l·ḥǎyǎ&amp;äǎ. &amp;ǐn·tǎqǎlǎ &amp;ǐlǎã jǐwǎ&amp;rǐ rǎb^ǐhǐ. rǎḥǐmǎhǔ &amp;ll^ǎhǔ. mǎw·tų. ḥǎt·mų. ṣǎbǎrǎ (ã) ṣǎb·rų. šǔd^ǎ ḥǎy·lǎkǎ. &amp;ǐs·tǎs·lǎmǎ. nǎṣ·rų. ṣǎ&amp;bǐrų (wn). ʔͣǎj·zǎ&amp;xǎ&amp;nǎäų (&amp;t). mǐn· qǎb·lǔ. ʕǎ&amp;dǎ &amp;l·mǎrǐyḍǎ (w) ʕǐyǎ&amp;dǎäų. mǔs·tǎš·fąã, mǔs·tǎš·fǎyǎ&amp;tų. &amp;ǎlš^ǐfǎ&amp;ʔǎ &amp;l·ʕǎ&amp;jǐlǎ. mǔjǎ&amp;hǐdų (wn). ḥǎ&amp;dǐθų, ḥǎwǎ&amp;dǐθǔ. ḥǎ&amp;dǐθǔ ṭǎrǐyqį. fǐã sǎbǐylǐ &amp;ll^ǎhǐ.//</text:span></text:p>
      <text:p text:style-name="P2"><text:span text:style-name="T6">mǎḍǎã ʕǎlǎã mǎ&amp; &amp;f·tǎrǎq·nǎ&amp; &amp;ǎnǎ&amp; wǎ &amp;ǎbǔwkǎ mǎ&amp; yǎzǐydǔ ʕǎlǎã ʕǎš·rǐ sǎnǎwǎ&amp;tį fǎmǎ&amp;ðǎ&amp; fǎʕǎlǎ bǎʕ·dǎ ðǎlǐkǎ? wǎ &amp;ǎy·nǎ hǔwǎ &amp;lʔ̾nǎ? - qǎd· mǎ&amp;tǎ. - yǎ&amp; lǎlʔͣǎsǎfǐ! mǎ&amp; &amp;ǎs·rǎʕǎ mǎ&amp; mǎ&amp;tǎ! lǎqǎd· kǎ&amp;nǎ rǎjǔl&amp;ą ṣǎ&amp;lǐḥą&amp; mǔḥ·sǐną&amp; &amp;ǐlǎã &amp;l·fǔqǎrǎ&amp;ʔǐ yǎǧ·fǐrǔ &amp;ll^ǎhǔ lǎhǔ. - wǎ &amp;ǎbǔwkǎ kǎy·fǎ ḥǎ&amp;lǔhǔ? wǎ &amp;ǎy·nǎ hǔwǎ? hǔwǎ mǎ&amp; yǎzǎ&amp;lǔ ʕǎlǎã qǎy·dǐ &amp;l·ḥǎyǎ&amp;äǐ wǎ yǎs·kǔnǔ ḥǎy·θǔ sǎkǎnǎ mǐn· qǎb·lǔ.</text:span></text:p>
      <text:p text:style-name="P2"><text:span text:style-name="T6">tǔdǎr^ǎsǔ fǐã jǎ&amp;mǐʕǎtǐnǎ&amp; &amp;ǎk·θǎrǔ &amp;ll^ǔǧǎ&amp;tǐ &amp;lš^ǎr·qǐy^ǎäǐ bǐmǎ&amp; fǐã ðǎlǐkǎ &amp;ǔwr·dǔw. yǎ&amp; xǎsǎ&amp;rǎh! yǎ&amp; mǔṣǐybǎh! fǎtąã fǐã ʕǔn·fǔwǎ&amp;nǐ &amp;lš^ǎbǎ&amp;bǐ wǎqǎʕǎ fǐã ḥǎ&amp;dǐθǐ ṭǎrǐyqį fǎfǎ&amp;rǎqǎ &amp;l·ḥǎyǎ&amp;äǎ wǎ &amp;n·tǎqǎlǎ &amp;ǐlǎã jǐwǎ&amp;rǐ rǎb^ǐhǐ, rǎḥǐmǎhǔ &amp;ll^ǎhǔ! mǎ&amp;ðǎ&amp; nǎʕ·mǎlǔ? &amp;l·mǎw·tǔ ḥǎt·mų ʕǎlǎã kǔl^ǐ &amp;ǐn·sǎ&amp;nį. &amp;ǐṣ·bǐr· wǎ šǔd^ǎ ḥǎy·lǎkǎ wǎ l&amp;ǎ tǎs·tǎs·lǐm· fǎnǎḥ·nǔ mǎʕǎkǎ wǎ &amp;ln^ǎṣ·rǔ qǎrǐybų wǎ &amp;ll^ǎhǔ mǎʕǎ &amp;lṣ^ǎ&amp;bǐrǐynǎ. mǎrǐḍǎ jǎ&amp;rǔnǎ&amp; mǔn·ðǔ &amp;ǎy^ǎ&amp;mį fǎ&amp;ǔxǐðǎ &amp;ǐlǎã &amp;l·mǔs·tǎš·fǎã fǎlǎm^ǎ&amp; &amp;ǎrǎd·nǎ&amp; &amp;ǎn· n^ǎʕǔwdǎhǔ ʕǎlǐm·nǎ&amp; &amp;ǎn^ǎhǔ bǐḥǎ&amp;jǎäį &amp;ǐlǎã ʔͣǎd·wǐyǎäį fǎðǎhǎb·nǎ&amp; &amp;ǐlǎã &amp;lʔͣǎj·zǎ&amp;xǎ&amp;nǎäǐ wǎ &amp;š·tǎrǎy·nǎ&amp; mǐn·hǎ&amp; &amp;ǎd·wǐyǎäą θǔm^ǎ ʕǔd·nǎ&amp; jǎ&amp;rǎnǎ&amp; &amp;l·mǎrǐyḍǎ fǐã &amp;l·mǔs·tǎš·fǎã wǎ ʕǐn·dǎ &amp;l·xǔrǔwjǐ qǔl·nǎ&amp; lǎhǔ: &amp;lš^ǐfǎ&amp;ʔǎ &amp;l·ʕǎ&amp;jǐlǎ yǎ&amp; jǎ&amp;rǎnǎ&amp; fǎšǎkǎrǎnǎ&amp;. nǎʕ·lǎmǔ &amp;ǎn^ǎhǔ kǎ&amp;nǎ mǔjǎ&amp;hǐdą&amp; fǐã sǎbǐylǐ &amp;ll^ǎhǐ wǎ mǎ&amp;tǎ fǐã sǎbǐylǐ &amp;ll^ǎhǐ yǎǧ·fǐrǔ &amp;ll^ǎhǔ lǎhǔ.</text:span></text:p>
      <text:p text:style-name="P2"><text:span text:style-name="T6">&amp;ld^ǎr·sǔ &amp;lθ^ǎmǎ&amp;nǔwnǎ 80 ¤</text:span></text:p>
      <text:p text:style-name="P2"><text:span text:style-name="T6">&amp;ǎθ·bǎtǎ. zǎmǎnų, &amp;ǎz·mǎ&amp;nų. fǐã &amp;l·ʕǎ&amp;lǎmǐ bǐʔͣǎs·rǐhǐ. dǔwǎy·lǎäų (&amp;t). &amp;ǐt^ǎḥǎdǎ. kǎw^ǎnǎ. dǎw·lǎäų &amp;ǐs·l&amp;ǎmǐy^ǎäų ʕǔð̣·mǎã. mǔnǎð̣^ǎmǎä (&amp;t). &amp;lʔͥǐx·wǎ&amp;nǔ &amp;l·mǔs·lǐmǔwnǎ. qǐyǎ&amp;dǎäų. tǎḥ·tǎ qǐyǎ&amp;dǎäǐ... &amp;ǐmǎ&amp;mų, &amp;ǎʔͤǐm^ǎäų. θǎw·rǎäų (&amp;t). nǎh·ḍǎäų. nǎh·ḍǎäų &amp;ǐs·l&amp;ǎmǐy^ǎäų. θǎw·rǎäų &amp;ǐs·l&amp;ǎmǐy^ǎäų. sǎbǎbų, &amp;ǎs·bǎ&amp;bų. ʔͣǎš·ʕǎlǎ. ʕǎṣ·rų, ʕǔṣǎwrų. fǐã ʕǎṣ·rǐnǎ&amp; hǎðǎ&amp;. ḍǎw·ʔų, ʔͣǎḍ·wǎ&amp;ʔų. &amp;ǎš·ʕǎlǎ &amp;lḍ^ǎw·ʔǎ. ʕǎkǎfǎ ʕǎlǎã... (w) ʕǔkǔwfų. ḥǎt^ǎã &amp;ln^ǎw·mǐ. qǎb·lǎ &amp;ln^ǎw·mǐ. ʔͣǎṭ·fǎʔͣǎ. ʔͣǎḥ·sǎnǎ. ʔͣǎḥ·sǎnǎ &amp;ls^ǐbǎ&amp;ḥǎäǎ. ʔͣǎḥ·sǎnǎ &amp;ll^ǔǧǎäǎ. fǐymǎ&amp; bǎy·nǎhǔm·. ʔͣǎṣ·l&amp;ą. jǔb·nǎäų. xǎw·fą&amp; mǐn·hǔ. tǎsǎl^ǎqǎ. lǎy·tǎ. ṣǎḥǐyḥų, &amp;ǎṣǐḥ^ǎ&amp;ʔǔ. jǎ&amp;hǎdǎ. qǎwǐy^ų, ʔͣǎq·wǐyǎ&amp;ʔǔ. ṣǎḥ·wǎäų. ṣǎḥ·wǎäǔ &amp;lš^ǎbǎ&amp;bǐ. yǎlǐyhǐ. yǎlǐy hǎðǎ&amp;.//</text:span></text:p>
      <text:p text:style-name="P2"><text:span text:style-name="T6">&amp;ǎθ·bǎtǎ &amp;lz^ǎmǎnǔ &amp;ǎn^ǎhǔ l&amp;ǎbǔd^ǎ lǐln^ǎ&amp;sǐ fǐã &amp;l·ʕǎ&amp;lǎmǐ bǐʔͣǎs·rǐhǐ </text:span><text:soft-page-break/><text:span text:style-name="T6">mǐnǎ &amp;lr^ǔjǔwʕǐ &amp;ǐlǎã &amp;lʔͥǐs·l&amp;ǎmǐ wǎ l&amp;ǎbǔd^ǎ lǐld^ǔwǎlǐ wǎ &amp;ld^ǔwǎy·l&amp;ǎtǐ &amp;ǎn· tǎt^ǎḥǐdǎ wǎ tǔkǎw^ǐnǎ dǎw·lǎäą &amp;ǐs·l&amp;ǎmǐy^ǎäą ʕǔð̣·mǎã. mǔnǎð̣^ǎmǎäǔ "&amp;lʔͥǐx·wǎ&amp;nǔ &amp;l·mǔs·lǐmǔwnǎ" tǎḥ·tǎ qǐyǎ&amp;dǎäǐ &amp;lʔͥǐmǎ&amp;mǐ ḥǎsǎnǐ &amp;l·bǎn^ǎ&amp; wǎ &amp;lθ^ǎw·rǎäǔ &amp;lʔͥǐs·l&amp;ǎmǐy^ǎäǔ fǐã &amp;ǐyrǎ&amp;nǐ tǎḥ·tǎ qǐyǎ&amp;dǎäǐ &amp;lʔͥǐmǎ&amp;mǐ &amp;l·xǔmǎy·nǐã^ǐ kǎ&amp;nǎtǎ&amp; mǐn· &amp;ǎhǎm^ǐ &amp;ǎs·bǎ&amp;bǐ &amp;ln^ǎh·ḍǎäǐ &amp;lʔͥǐs·l&amp;ǎmǐy^ǎäǐ fǐã ʕǎṣ·rǐnǎ&amp; hǎðǎ&amp;. ʕǎṣ·rǔnǎ&amp; hǎðǎ&amp; ʕǎṣ·rǔ &amp;ln^ǎh·ḍǎäǐ &amp;lʔͥǐs·l&amp;ǎmǐy^ǎäǐ wǎ &amp;lṣ^ǎḥ·wǎäǐ &amp;lʔͥǐs·l&amp;ǎmǐy^ǎäǐ wǎ &amp;l·ʕǎṣ·rǔ &amp;l^ǎðǐã yǎlǐyhǐ hǔwǎ ʕǎṣ·rǔ &amp;lʔͥǐs·l&amp;ǎmǐ kǎ&amp;mǐl&amp;ą &amp;ǐn· šǎ&amp;ʔǎ &amp;ll^ǎhǔ.</text:span></text:p>
      <text:p text:style-name="P2"><text:span text:style-name="T6">&amp;ǔš·ʕǐlǔ &amp;lḍ^ǎw·ʔǎ fǐã ǧǔr·fǎtǐã mǎsǎ&amp;ʔǎ kǔl^ǐ yǎw·mį wǎ &amp;ǎʕ·kǔfǔ ʕǎlǎã qǐrǎ&amp;ʔǎäǐ kǔtǔbǐã wǎ kǐtǎ&amp;bǎäǐ dǔrǔwsǐã ḥǎt^ǎã &amp;ln^ǎw·mǐ θǔm^ǎ &amp;ǔṣǎl^ǐã &amp;l·ʕǐšǎ&amp;ʔǎ wǎ qǎb·lǎ &amp;ln^ǎw·mǐ &amp;ǔṭ·fǐʔͤǔ &amp;lḍ^ǎw·ʔǎ. mǎn· &amp;ǎṭ·fǎʔͣǎ &amp;lḍ^ǎw·ʔǎ? ḥǎ&amp;nǎ wǎq·tǔ &amp;ln^ǎw·mǐ qǔm· wǎ &amp;ǎṭ·fǐʔͤǐ &amp;lḍǎw·ʔǎ wǎ &amp;ǎð·hǎb· &amp;ǐlǎã ǧǔr·fǎäǐ nǎw·mǐkǎ.</text:span></text:p>
      <text:p text:style-name="P2"><text:span text:style-name="T6">&amp;ǎw·l&amp;ǎdǐã yǔḥ·sǐnǔwnǎ &amp;ll^ǔǧǎäǎ &amp;l·ʕǎrǎbǐy^ǎäǎ wǎ yǎtǎkǎl^ǎmǔwnǎ fǐymǎ&amp; bǎy·nǎhǔm· bǐhǎ&amp;.</text:span></text:p>
      <text:p text:style-name="P2"><text:span text:style-name="T6">xǎṭǎfǎ hǐr^ų jǔb·nǎäą wǎ hǎrǎbǎ bǐhǎ&amp; xǎw·fą&amp; mǐnǎ &amp;ln^ǎ&amp;sǐ fǎtǎsǎl^ǎqǎ šǎjǎrǎäą qǎrǐybǎäą mǐnǎ &amp;ld^ǎ&amp;rǐ. lǎy·tǎnǐã kǔn·tǔ ʕǎ&amp;lǐmą&amp; fǎ&amp;ǔʕǎl^ǐmǎ &amp;lʔͣǎw·l&amp;ǎdǎ wǎ lǎy·tǎnǐã kǔn·tǔ ṣǎḥǐyḥą&amp; qǎwǐy^ą&amp; fǎ&amp;ǔjǎ&amp;hǐdǎ fǐã sǎbǐylǐ &amp;ll^ǎhǐ. yǎ&amp; fǎtǎã &amp;ǐn· kǔn·tǎ tǔḥǐb^ǔ &amp;ll^ǎhǎ fǎjǎ&amp;hǐd· fǐã sǎbǐylǐ &amp;ll^ǎhǐ fǎmǎn· &amp;ǎḥǎb^ǎ &amp;ll^ǎhǎ jǎ&amp;hǎdǎ fǐã sǎbǐylǐhǐ.</text:span></text:p>
      <text:p text:style-name="P2"><text:span text:style-name="T6">&amp;ǎld^ǎr·sǔ &amp;l·ḥǎ&amp;dǐã wǎ &amp;lθ^ǎmǎ&amp;nǔwnǎ 81 ¤</text:span></text:p>
      <text:p text:style-name="P2"><text:span text:style-name="T6">mǔn·tǎbǐhų. &amp;ǎḥ·sǎn·tǎ! zǔjǎ&amp;jų. lǎw·ḥǔ &amp;lz^ǔjǎ&amp;jǐ. xǎṭǎʔͣą. ʕǎn^ǎfǎ. bǐbǔṭ·ʔį. fǐã ṭǎrǐyqǐhǐ &amp;ǐlǎã... &amp;ǎh·l&amp;ą wǎ sǎh·l&amp;ą. mǎr·ḥǎbą&amp; bǐkǔm·. bǎy·nǎmǎ&amp;. &amp;ǐð·. ǧǎrǐybų, ǧǔrǎbǎ&amp;ʔǔ. jǎ&amp;nǐbų, jǎwǎ&amp;nǐbǔ. lǎm· &amp;ǎrǎhǔ. ʕǎlǎã ʕǎjǎlį. ʕǎzǐyzų, &amp;ǎʕǐz^ǎ&amp;ʔǔ. ṣǎ&amp;dǎfǎ. tǎbǎ&amp;dǎlǎ. tǎḥǐy^ǎäų. rǎʔͣ·ãų, ʔ̾rǎ&amp;ʔų. tǎbǎ&amp;dǎl·nǎ&amp; &amp;lr^ǎʔͣ·ãǎ. hǎ&amp; qǎd· jǎ&amp;ʔǎ. mǎn·jǎmų, mǎnǎ&amp;jǐmǔ. ʕǎ&amp;mǐlǔ mǎn·jǎmį. lǎʕǐbų, &amp;ǎl·ʕǎ&amp;bų. rǐyǎ&amp;ḍǐã^ų. ʔͣǎl·ʕǎ&amp;bų rǐyǎ&amp;ḍǐy^ǎäų. fǎt·rǎäǔ &amp;lʔͥǐs·tǐrǎ&amp;ḥǎäǐ. tǎmǎ&amp;zǎḥǎ. šǔǧ·lų, &amp;ǎš·ǧǎ&amp;lų. bǐl&amp;ǎ šǔǧ·lį. fǎr·ḍų, fǔrǔwḍų. &amp;ǎl·ʕǎ&amp;lǎmǔ &amp;lʔͥǐs·l&amp;ǎmǐã^ǔ. //</text:span></text:p>
      <text:p text:style-name="P2"><text:span text:style-name="T6">fǎ&amp;ṭǐmǎäų tǐl·mǐyðǎäų nǎšǐyṭǎäų tǎj·lǐsǔ wǎq·tǎ &amp;ld^ǎr·sǐ mǔn·tǎbǐhǎäą. qǎ&amp;lǎt· lǎhǎ&amp; &amp;l·mǔʕǎl^ǐmǎäǔ ʔͣǎm·sǐ lǎm^ǎ&amp; &amp;ǎjǎ&amp;bǎt· ʕǎlǎã sǔʔͮǎ&amp;lǐhǎ&amp;: &amp;ǎḥ·sǎn·tǐ yǎ&amp; fǎ&amp;ṭǐmǎäǔ! kǎsǎr·tǔ lǎw·ḥǎ &amp;lz^ǔjǎ&amp;jǐ xǎṭǎʔͣą fǎʕǎn^ǎfǎt·nǐã ʔͣǔm^ǐã. rǎʔͣǎy·tǔ šǎy·xą&amp; yǎsǐyrǔ bǐbǔṭ·ʔį fǐã ṭǎrǐyqǐhǐ &amp;ǐlǎã &amp;l·mǎs·jǐdǐ lǐlṣ^ǎl&amp;ǎäǐ. bǎy·nǎmǎ&amp; &amp;ǎnǎ&amp; &amp;ǎsǐyrǔ ʕǎlǎã ʕǎjǎlį fǐã ṭǎrǐyqǐã &amp;ǐlǎã &amp;l·mǎḥǎṭ^ǎäǐ &amp;ǐð· ṣǎ&amp;ḥǎ bǐã mǐn· jǎ&amp;nǐbǐ &amp;lṭ^ǎrǐyqǐ rǎjǔlų ǧǎrǐybų l&amp;ǎ &amp;ǎʕ·rǐfǔhǔ wǎ lǎm· ʔͣǎrǎhǔ qǎṭ^ǔ. ʕǔd·nǎ&amp; mǔʕǎl^ǐmǎnǎ&amp; &amp;l·mǎrǐyḍǎ fǎqǎ&amp;lǎ lǎnǎ&amp;: &amp;ǎh·l&amp;ą wǎ sǎh·l&amp;ą yǎ&amp; ʔͣǎw·l&amp;ǎdǐã, mǎr·ḥǎbą&amp; bǐkǔm·, tǎfǎḍ^ǎlǔw&amp; &amp;ǔd·xǔlǔw&amp; wǎ ṣǎ&amp;ḥǎ bǐzǎw·jǎtǐhǐ: &amp;ǎḥ·ḍǐrǐã lǎnǎ&amp; &amp;lš^ǎ&amp;ãǎ wǎ qǎd^ǐmǐã lǎnǎ&amp; &amp;lṭ^ǎʕǎ&amp;mǎ hǎ&amp; qǎd· jǎ&amp;ʔǎnǐã ʔͣǎw·l&amp;ǎdǐãǎ &amp;lʔͣǎʕǐz^ǎ&amp;ʔǔ.</text:span></text:p>
      <text:p text:style-name="P2"><text:soft-page-break/><text:span text:style-name="T6">&amp;l·yǎw·mǎ ṣǎ&amp;dǎf·tǔ ʕǔmǎrǎ wǎ tǎbǎ&amp;dǎl·tǔ mǎʕǎhǔ &lt;^ǎḥǐy^ǎäǎ θǔm^ǎ tǎbǎ&amp;dǎl·tǔ mǎʕǎhǔ &amp;lr^ǎʔͣ·ãǎ fǐymǎ&amp; sǎnǎd·rǔsǔhǔ mǐnǎ &amp;l·kǔtǔbǐ bǎʕ·dǎ hǎðǎ&amp; &amp;l·kǐtǎ&amp;bǐ. ʕǔm^ǎ&amp;lǔ &amp;l·mǎnǎ&amp;jǐmǐ fǐã bǎl·dǎtǐnǎ&amp; kǔl^ǔhǔm· šǔb^ǎ&amp;nų wǎ kǔl^ǔhǔm· yǔḥǐb^ǔwnǎ &amp;lʔͣǎl·ʕǎ&amp;bǎ &amp;lr^ǐyǎ&amp;ḍǐy^ǎäǎ l&amp;ǎsǐy^ǎmǎ&amp; &amp;l·kǔrǎäǎ &amp;lṭ^ǎ&amp;ʔͤǐrǎäǎ wǎ kǔrǎäǎ &amp;ls^ǎl^ǎäǐ wǎ yǎtǎbǎ&amp;dǎlǔwnǎ &amp;ln^ǔkǎäǎ fǐã fǎt·rǎäǐ &amp;lʔͥǐs·tǐrǎ&amp;ḥǎäǐ wǎ yǎtǎmǎ&amp;zǎḥǔwnǎ. l&amp;ǎ tǎj·lǐs· hǔnǎ&amp; bǐl&amp;ǎ šǔǧ·lį bǎlǐ &amp;ð·hǎb· &amp;ǐlǎã ḥǔj·rǎtǐkǎ wǎ &amp;k·tǔb· fǔrǔwḍǎkǎ &amp;ǎwǐ &amp;s·tǎmǐʕ· &amp;ǐlǎã &amp;lʔͥǐðǎ&amp;ʕǎäǐ &amp;l·ʕǎrǎbǐy^ǎäǐ lǐtǎʕ·lǎmǎ mǎ&amp; hǔwǎ &amp;l·jǎdǐydǔ fǐã &amp;l·ʕǎ&amp;lǎmǐ &amp;lʔͥǐs·l&amp;ǎmǐã^ǐ.</text:span></text:p>
      <text:p text:style-name="P2"><text:span text:style-name="T6">&amp;ld^ǎr·sǔ &amp;lθ^ǎ&amp;nǐã wǎ &amp;lθ^ǎmǎ&amp;nǔwnǎ 82 ¤</text:span></text:p>
      <text:p text:style-name="P2"><text:span text:style-name="T6">sǎhǐrǎ (&amp;) sǎhǎrų. &amp;ǎl·bǎ&amp;rǐḥǎäǎ. mǐnǎ &amp;lθ^ǎ&amp;bǐtǐ ʔͣǎn^ǎ... tǎb·dǐylų. tǎb·dǐylǔ &amp;l·hǎwǎ&amp;ʔǐ. mǎs·kǎnų, mǎsǎ&amp;kǐnǔ. ḥǐynų, &amp;ǎḥ·yǎ&amp;nų. ḥǐyną&amp; bǎʕ·dǎ ḥǐynį.</text:span></text:p>
      <text:p text:style-name="P2"><text:span text:style-name="T6">tǎʕǎr^ǎḍǎ lǐ‍... mǐð̣ǎl^ǎäų (&amp;t). mǎj·rǎã &amp;l·hǎwǎ&amp;ʔǐ. tǎʕǎr^ǎḍǎ lǐmǎj·rǎã &amp;l·hǎwǎ&amp;ʔǐ. ḍǎy^ǐqų. mǔl·tǎwį. mǔs·tǎqǐymų. &amp;ǎṣ·bǎḥǎ. kǐl&amp;ǎhǔmǎ&amp;. kǐl·tǎ&amp;hǔmǎ&amp;. fǎrǎǧǎ mǐn·... (&amp;) fǎrǎ&amp;ǧų. tǎfǎr^ǎǧǎ lǐ‍... kǎ&amp;nǎ ʕǎlǎy·nǎ&amp; &amp;ǎn·... hǎm·są&amp;. fǐã &amp;l·mǎnǎ&amp;mǐ. fǐã &amp;s·tǐṭǎ&amp;ʕǎtǐã.</text:span></text:p>
      <text:p text:style-name="P2"><text:span text:style-name="T6">lǎy·sǎ fǐã &amp;s·tǐṭǎ&amp;ʕǎtǐã. mǔtǎr·jǐmų. yǎw·mų mǔṣ·ḥį. mǎ&amp; kǎ&amp;dǎ yǎð·hǎbǔ ḥǎt^ǎã rǎjǎʕǎ. mǎ&amp; kǐd·tǔ ʔͣǎj·lǐsǔ ḥǎt^ǎã nǎð̣ǎrǎ&amp;ǐlǎã^ǎ. &amp;ǎxǎðǎ yǎq·rǎʔͣǔ. sǎqǎṭǎ &amp;l·mǎṭǎrǔ. bǎl^ǎ (w) bǎl^ų. sǎw·fǎ yǎð·hǎbǔ.//</text:span></text:p>
      <text:p text:style-name="P2"><text:span text:style-name="T6">sǎhǐr·tǔ &amp;l·bǎ&amp;rǐḥǎäǎ wǎ lǎm· ʔͣǎnǎm· ṭǔwlǎ &amp;ll^ǎy·lǎäǐ ǐlʔͣǎn^ǎ &amp;ld^ǔrǔwsǎ kǎ&amp;nǎt· kǎθǐyrǎäą. mǐnǎ &amp;lθ^ǎ&amp;bǐtǐ &amp;ǎn^ǎ tǎb·dǐylǎ &amp;l·hǎwǎ&amp;ʔǐ fǐã &amp;l·mǎsǎ&amp;kǐnǐ ḥǐyną&amp; bǎʕ·dǎ ḥǐynį mǐnǎ &amp;lʔͣǔmǔwrǐ &amp;lḍ^ǎrǔwrǐy^ǎäǐ lǐlṣ^ǐḥ^ǎäǐ. mǎn· &amp;ǎrǎ&amp;dǎ &amp;l·ʕǐl·mǎ sǎhǐrǎ &amp;ll^ǎyǎ&amp;lǐãǎ. tǎʕǎr^ǎḍ·tǔ wǎ &amp;ǎnǎ&amp; rǎ&amp;kǐbų sǎy^ǎ&amp;rǎäǎ sǎy^ǐd· &amp;ǎḥ·mǎdǎ lǐmǎj·rǎã &amp;l·hǎwǎ&amp;ʔǐ fǎʕǎlǐm·tǔ &amp;ǎn^ǎnǐã sǎʔͣǎm·rǎḍǔ ḥǎt·mą&amp;. kǎ&amp;nǎt· šǎwǎ&amp;rǐʕǔ mǎdǐynǎtǐnǎ&amp; mǐn· qǎb·lǔ ḍǎy^ǐqǎäą wǎ mǔl·tǎwǐyǎäą fǎ&amp;ǎṣ·bǎḥǎtǐ &amp;lʔ̾nǎ ʕǎrǐyḍǎäą wǎ mǔs·tǎqǐymǎäą. kǎ&amp;nǎ hǎðǎ&amp;nǐ &amp;l·kǐtǎ&amp;bǎ&amp;nǐ kǐl&amp;ǎ hǔmǎ&amp; fǐã &amp;l·xǐzǎ&amp;nǎäǐ. hǎ&amp;tǎ&amp;nǐ &amp;l·fǎtǎ&amp;tǎ&amp;nǐ kǐl·tǎ&amp;hǔmǎ&amp; ṭǎ&amp;lǐbǎtǎ&amp;nǐ fǐã &amp;l·mǎʕ·hǎdǐ &amp;lʔͥǐs·l&amp;ǎmǐã^ǐ. fǎrǎǧ·nǎ&amp; mǐnǎ &amp;l·kǐtǎ&amp;bǎäǐ wǎ &amp;lʔ̾nǎ nǎš·rǎʕǔ fǐã &amp;l·qǐrǎ&amp;ʔǎäǐ wǎ bǎʕ·dǎ &amp;l·qǐrǎ&amp;ʔǎäǐ sǎw·fǎ nǎtǎfǎr^ǎǧǔ lǐl^ǎʕǐbǐ. kǎ&amp;nǎ ʕǎlǎy·nǎ&amp; &amp;ǎn· nǎtǎkǎl^ǎmǎ hǎm·są&amp; lǐkǎy·l&amp;ǎ nǔz·ʕǐjǎ &amp;l·mǎrǐyḍǎ fǐã mǎnǎ&amp;mǐhǐ. hǔwǎ &amp;ǎj·nǎbǐã^ų lǎy·sǎ mǐn· bǎlǎdǐã wǎ lǎy·sǎ fǐã &amp;s·tǐṭǎ&amp;ʕǎtǐã ʔͣǎn· ʔͣǎf·hǎmǎ kǎl&amp;ǎmǎhǔ fǎl&amp;ǎbǔd^ǎ &amp;ǎn· yǎkǔwnǎ bǎy·nǎnǎ&amp; mǔtǎr·jǐmų. kǎ&amp;nǎ &amp;l·yǎw·mǔ mǔṣ·ḥǐyą&amp; ʕǐn·dǎ dǔxǔwlǐãǎ &amp;l·mǎs·jǐdǎ wǎ mǎ&amp; kǐd·tǔ &amp;ǎx·rǔjǔ mǐnǎ &amp;l·mǎs·jǐdǐ ḥǎt^ǎã &amp;ǎxǎðǎ yǎs·qǔṭǔ &amp;l·mǎṭǎrǔ wǎ kǎ&amp;nǎt· bǐyǎdǐã mǐð̣ǎl^ǎäų fǎfǎtǎḥ·tǔhǎ&amp; lǐʔͤǎl&amp;^ǎ yǎbǔl^ǎnǐãǎ &amp;l·mǎṭǎrǔ. bǎy·nǎmǎ&amp; &amp;ǎnǎ&amp; rǎ&amp;jǐʕų mǐnǎ &amp;l·jǎ&amp;mǐʕǐ mǐn· ṣǎl&amp;ǎäǐ &amp;lṣ^ǔb·ḥǐ &amp;ǐð· sǎqǎṭǎ &amp;l·mǎṭǎrǔ fǎbǎl^ǎ θǐyǎ&amp;bǐã wǎ lǎm· yǎkǔn· bǐyǎdǐã mǐð̣ǎl^ǎäų.</text:span></text:p>
      <text:p text:style-name="P2"><text:span text:style-name="T6">&amp;ǎld^ǎr·sǔ &amp;lθ^ǎ&amp;lǐθǔ wǎ &amp;lθ^ǎmǎ&amp;nǔwnǎ 83 ¤</text:span></text:p>
      <text:p text:style-name="P2"><text:span text:style-name="T6">bǐṭ^ǐyxų. šǎm^ǎ&amp;mų. lǐf·tų.</text:span></text:p>
      <text:p text:style-name="P2"><text:soft-page-break/><text:span text:style-name="T6">bǎṣǎlų. kǔrǔn·bų. xǐyǎ&amp;rų.</text:span></text:p>
      <text:p text:style-name="P2"><text:span text:style-name="T6">fǐj·lų. jǎzǎrų. θǔwmų.</text:span></text:p>
      <text:p text:style-name="P2"><text:span text:style-name="T6">rǎfǐyqų, rǔfǎqǎ&amp;ʔǔ. &amp;ǎs·rǎʕǎ &amp;ǐlǎã... dǔwnǎ &amp;ǎn· yǎj·lǐsǎ. wǎ lǎw·...</text:span></text:p>
      <text:p text:style-name="P2"><text:span text:style-name="T6">&amp;ǎʕ·ṭǐǐnǐã wǎ lǎw· dǐr·hǎmą&amp;. mǎb·qǎlǎäų, mǎbǎ&amp;qǐlǔ. mǎnǎ&amp;rǎäų, mǎnǎ&amp;wǐrǔ.</text:span></text:p>
      <text:p text:style-name="P2"><text:span text:style-name="T6">mǐn· ʕǎlǎã &amp;lṭ^ǎ&amp;wǐlǎäǐ. mǎn·. rǎʔͣǎy·tǔ mǎn· jǎ&amp;ʔǎkǎ. nǎḥ·wǎ &amp;l·bǎy·tǐ. mǔtǎwǎj^ǐhą&amp; nǎḥ·wǎ &amp;l·bǎy·tǐ. &amp;ǐn·ṭǎlǎqǎ. l&amp;ǎ yǎl·wǐã ʕǎlǎã šǎã·ʔį. dǎ&amp;xǐlǎ... dǎ&amp;xǐlǎ &amp;l·mǎdǐynǎäǐ. xǎ&amp;lǐdų. nǎbǎtǎ (w) nǎb·tų. hǎm^ǎ, hǔmǔwmų. ǧǎ&amp;lį - &amp;ǎǧ·lǎã. kǎm· sǎnǎäą ʕǔm·rǔkǎ? nǎ&amp;hǎz·tǔ xǎm·sǐynǎ sǎnǎäą. bǔlǔwǧų. nǎ&amp;hǎz·tǔ &amp;l·bǔlǔwǧǎ. &amp;ǐðð^ǎ&amp;kǎ. ʕǎlǎã &amp;lʔͣǎk·θǎrǐ. ʕǎlǎã &amp;lʔͣǎqǎl^ǐ. rǎ&amp;tǐbų, rǎwǎ&amp;tǐbǔ. tǎqǎ&amp;ḍǎã. qǔw^ǎäų, qǔwąã. mǐq·dǎ&amp;rų, mǎqǎ&amp;dǐyrǔ. yǎw·mǔ &amp;l·qǐyǎ&amp;mǎäǐ. &amp;ǐl·tǎḥǎqǎ bǐ... &amp;ǐl·tǎḥǎqǎ bǐ&amp;l·jǎ&amp;mǐʕǎäǐ.//</text:span></text:p>
      <text:p text:style-name="P2"><text:span text:style-name="T6">lǐã rǎfǐyqų nǎšǐyṭų l&amp;ǎ yǎkǎ&amp;dǔ yǎṣǐlǔ &amp;ǐlǎã &amp;l·bǎy·tǐ mǐnǎ &amp;l·jǎ&amp;mǐʕǎäǐ wǎ yǎtǎnǎ&amp;wǎlǔ &amp;lṭ^ǎʕǎ&amp;mǎ ḥǎt^ǎã yǔs·rǐʕǔ &amp;ǐlǎã &amp;l·mǎk·tǎbǎäǐ dǔwnǎ &amp;ǎn· yǎs·tǎrǐyḥǎ wǎlǎw· qǎlǐyl&amp;ą. wǎ l&amp;ǎ yǎkǎ&amp;dǔ yǎs·mǎʕǔ ṣǎw·tǎ &amp;l·mǔʔͮǎð^ǐnǐ mǐn· ʕǎlǎã mǎnǎ&amp;rǎäǐ &amp;l·mǎs·jǐdǐ ḥǎt^ǎã yǎx·rǔjǔ mǐnǎ &amp;l·bǎy·tǐ mǔtǎwǎj^ǐhą&amp; nǎḥ·wǎ &amp;l·mǎs·jǐdǐ fǎyǔsǎl^ǐmǔ ʕǎlǎã mǎn· bǐṣǎḥ·nǐ &amp;l·mǎs·jǐdǐ wǎ yǎn·ṭǎlǐqǔ &amp;ǐlǎã dǎ&amp;xǐlǐhǐ l&amp;ǎ yǎl·wǐã ʕǎlǎã šǎã·ʔį.</text:span></text:p>
      <text:p text:style-name="P2"><text:span text:style-name="T6">fǐã mǎb·qǎlǎtǐnǎ&amp; yǎn·bǔtǔ &amp;l·xǐyǎ&amp;rǔ wǎ &amp;l·kǔrǔn·bǔ wǎ &amp;l·bǎṣǎlǔ wǎ &amp;lθ^ǔwmǔ wǎ &amp;l·jǎzǎrǔ wǎ &amp;ll^ǐf·tǔ wǎ &amp;l·bǐṭ^ǐyxǔ wǎ &amp;lš^ǎmǎ&amp;mǔ wǎ &amp;l·fǐj·lǔ.</text:span></text:p>
      <text:p text:style-name="P2"><text:span text:style-name="T6">wǎq·tǔkǎ &amp;ǎǧ·lǎã mǎ&amp; fǐã ḥǎyǎ&amp;tǐkǎ fǎ&amp;ṣ·rǐf·hǔ fǐymǎ&amp; yǎn·fǎʕǔkǎ wǎ yǎn·fǎʕǔ &amp;lʔͥǐs·l&amp;ǎmǎ. &amp;ǎlʔͥǐs·l&amp;ǎmǔ dǐynų xǎ&amp;lǐdų yǎb·qǎã &amp;ǐlǎã yǎw·mǐ &amp;l·qǐyǎ&amp;mǎäǐ wǎ lǎkǐn· l&amp;ǎ qǔw^ǎäǎ lǎhǔ &amp;ǐl&amp;^ǎ bǐ&amp;l·ʕǐl·mǐ wǎ &amp;l·jǐhǎ&amp;dǐ fǎ&amp;j·ʕǎl·hǔmǎ&amp; ʔͣǎw^ǎlǎ hǔmǔwmǐkǎ. &amp;l·mǔs·lǐmǔwnǎ &amp;ǐðǎ&amp; dǎrǎsǔw&amp; &amp;l·ʕǔlǔwmǎ wǎ jǎ&amp;hǎdǔw&amp; &amp;ǎṣ·bǎḥǔw&amp; ʔͣǎq·wǐyǎ&amp;ʔǎ wǎ &amp;ǐðǎ&amp; tǎrǎkǔw&amp; &amp;l·ʕǔlǔwmǎ wǎ &amp;l·jǐhǎ&amp;dǎ ʔͣǎṣ·bǎḥǔw&amp; ḍǔʕǎfǎ&amp;ʔǎ wǎ ðǎhǎbǎt· qǔw^ǎtǔhǔm·.</text:span></text:p>
      <text:p text:style-name="P2"><text:span text:style-name="T6">kǎm· sǎnǎäą ʕǔm·rǔkǎ? - nǎ&amp;hǎz·tǔ &amp;lʔͣǎr·bǎʕǐynǎ. kǎm· kǎ&amp;nǎ ʕǔm·rǔkǎ ʕǐn·dǎmǎ&amp; &amp;l·tǎḥǎq·tǎ bǐ&amp;l·jǎ&amp;mǐʕǎäǐ? - kǎ&amp;nǎ ʕǔm·rǐã &amp;ǐð·ð^ǎ&amp;kǎ xǎm·są&amp; wǎ ʕǐš·rǐynǎ sǎnǎäą ʕǎlǎã &amp;lʔͣǎk·θǎrǐ. wǎ kǎm· sǎnǎäą ʕǔm·rǔ wǎlǎdǐkǎ? - hǔwǎ nǎ&amp;hǎzǎ &amp;l·bǔlǔwǧǎ. yǎtǎqǎ&amp;ḍǎã fǐã kǔl^ǐ šǎh·rį rǎ&amp;tǐbą&amp; mǐq·dǎ&amp;rǔhǔ mǐ&amp;ʔͤǎtǎ&amp; rǔwbǐlį ʕǎlǎã &amp;lʔͣǎqǎl^ǐ.</text:span></text:p>
      <text:p text:style-name="P2"><text:span text:style-name="T6">&amp;ǎld^ǎr·sǔ &amp;lr^ǎ&amp;bǐʕǔ wǎ &amp;lθ^ǎmǎ&amp;nǔwnǎ 84 ¤</text:span></text:p>
      <text:p text:style-name="P2"><text:span text:style-name="T6">tǎzǎw^ǎjǎ. tǎzǎw^ǎjǎt·. &amp;ǎn·jǎbǎ. mǎmǎr^ų (&amp;t). lǎʕǎl^ǎ. &amp;ǎã·.</text:span></text:p>
      <text:p text:style-name="P2"><text:span text:style-name="T6">rǎʔͣ·sų, rǔʔͮǔwsų. &amp;ǐṣ·ṭǎdǎmǎ bǐ... l&amp;ǎ yǎsǎʕǔnǐã &amp;ǐl&amp;^ǎ... rǐj·lų, ʔͣǎr·jǔlų. sǎ&amp;kǐnų, sǔk^ǎ&amp;nų. sǔk^ǎ&amp;nǔ &amp;lʔͣǎr·yǎ&amp;fǐ. mǐnǎ &amp;l·mǎʕ·lǔwmǐ ʔͣǎn^ǎ. bǐwǎ&amp;sǐṭǎäǐ... &amp;ǎn·qǎðǎ. rǎd^ǎ ʕǎlǎã...(w) rǎd^ų. hǎz^ǎ (w) hǎz^ų. hǎz^ǎ rǎʔͣ·sǎhǔ. qǎ&amp;ʔͤǐl&amp;ą. qǎbǐlǎ (&amp;) qǎbǔwlų. wǎḥǐydų. sǎ&amp;ʔͤǐrǔ... jǎ&amp;ʔǎ bǐ... rǎḍǐãǎ (&amp;) rǐḍą&amp;. jǎʕǎlǎ yǎḍ·ḥǎkǔ. yǎdǔ &amp;l·ʕǎw·nǐ. mǎd^ǎ yǎdǎ &amp;l·ʕǎw·nǐ. wǎqǎʕǎ ʕǎlǎã &amp;l·ʔͣǎr·ḍǐ. &amp;ǎll^ǎhǔ tǎʕǎ&amp;lǎã. ʔͣǎqǎ&amp;mǎ. ʔͣǎqǎ&amp;mǎ &amp;l·qǎ&amp;ʕǐdǎ.//</text:span></text:p>
      <text:p text:style-name="P2"><text:soft-page-break/><text:span text:style-name="T6">tǎzǎw^ǎjǎt· bǐn·tǐã fǐã &amp;l·ʕǐš·rǐynǎ mǐn· ʕǔm·rǐhǎ&amp; &amp;ǎã· mǔn·ðǔ ʕǎš·rǐ sǎnǎwǎ&amp;tį wǎ mǔn·ðǔ ðǎlǐkǎ &amp;ǎn·jǎbǎt· &amp;ǎã· wǎlǎdǎt· sǐt^ǎäą mǐnǎ &amp;lʔͣǎw·l&amp;ǎdǐ. tǎzǎw^ǎj· yǎ&amp; fǎtǎã wǎ l&amp;ǎ tǎkǔn· ʕǎzǎbą&amp;, wǎ ʔͣǎn·tǐ yǎ&amp; fǎtǎ&amp;äǔ tǎzǎw^ǎjǐã wǎ l&amp;ǎ tǎkǔwnǐã ʕǎzǎbǎäą. qǐf· hǔnǎ&amp; wǎ l&amp;ǎ tǎqǐf· fǐã &amp;l·mǎmǎr^ǐ wǎ l&amp;ǎ tǎmǔd^ǎ rǐj·lǎkǎ &amp;ǐlǎã ṭǎrǐyqǐ &amp;ln^ǎ&amp;sǐ lǎʕǎl^ǎ &amp;ǎḥǎdą&amp; yǎṣ·ṭǎdǐmǔ bǐhǎ&amp; fǎyǎqǎʕǔ ʕǎlǎã &amp;lʔͣǎr·ḍǐ fǎtǎkǔwnǔ &amp;ǎn·tǎ &amp;ls^ǎbǎbǎ fǐã ðǎlǐkǎ. &amp;ǐn^ǎkǎ &amp;ǎn·qǎð·tǎ ḥǎyǎ&amp;tǐã fǎl&amp;ǎ yǎsǎʕǔnǐã &amp;ǐl&amp;^ǎ &amp;ǎn· &amp;ǎš·kǔrǎkǎ ʕǎlǎã ðǎlǐkǎ. mǐnǎ &amp;l·mǎʕ·lǔwmǐ &amp;ǎn^ǎ &amp;l·jǎrǎ&amp;ʔͤǐdǎ wǎ &amp;l·mǎjǎl&amp;^ǎtǐ wǎ &amp;l·xǐṭǎ&amp;bǎ&amp;tǐ tǎṣǐlǔ &amp;ǐlǎã sǔk^ǎ&amp;nǐ &amp;l·mǔdǔnǐ wǎ &amp;lʔͣǎr·yǎ&amp;fǐ bǐwǎ&amp;sǐṭǎäǐ &amp;l·bǎrǐydǐ. lǐmǎ&amp;ðǎ&amp; rǎd^ǎ ʕǎlǎã qǎw·lǐkǎ? - lǎm· yǎrǔd^ǎ ʕǎlǎã qǎw·lǐã bǐkǎl&amp;ǎmį ṭǎwǐylį bǎl· hǎz^ǎ rǎʔͣ·sǎhǔ qǎ&amp;ʔͤǐl&amp;ą: ṭǎy^ǐbų, ṭǎy^ǐbų. &amp;ǐn^ǐã &amp;ǔḥǐb^ǔ &amp;ǎn· yǎn·tǎšǐrǎ &amp;lʔͥǐs·l&amp;ǎmǔ fǐã &amp;l·ʕǎ&amp;lǎmǐ bǐʔͣǎs·rǐhǐ wǎ yǎq·bǎlǎhǔ jǎmǐyʕǔ &amp;ln^ǎ&amp;sǐ wǎ yǎt·rǔkǔw&amp; sǎ&amp;ʔͤǐrǎ &amp;lʔͣǎd·yǎ&amp;nǐ. &amp;ǎld^ǐynǔ &amp;l·wǎḥǐydǔ &amp;l^ǎðǐã yǎr·ḍǎ&amp;hǔ &amp;ll^ǎhǔ hǔwǎ dǐynǔ &amp;lʔͥǐs·l&amp;ǎmǐ. &amp;ǎl^ǎðǐã jǎ&amp;ʔǎ bǐhǐ mǔḥǎm^ǎdǔ b·nǔ ʕǎb·dǐ &amp;ll^ǎhǐ mǐn· ʕǐn·dǐ &amp;ll^ǎhǐ. qǎ&amp;lǎ &amp;ll^ǎhǔ tǎʕǎ&amp;lǎã fǐã kǐtǎ&amp;bǐhǐ: "&amp;ǐn^ǎ &amp;ld^ǐynǎ ʕǐn·dǎ &amp;ll^ǎhǐ &amp;lʔͥǐs·l&amp;ǎmǔ". &amp;ǎnǎ&amp; ǧǎrǐybų hǔnǎ&amp; wǎ lǎy·sǎ lǐã mǎn· yǔsǎ&amp;ʕǐdǔnǐã wǎ yǎmǔd^ǔ lǐã yǎdǎ &amp;l·ʕǎw·nǐ lǎy·sǎ lǐã mǎn· yǎmǔd^ǔ lǐã yǎdǎ &amp;l·ʕǎw·nǐ. &amp;ǐðǎ&amp; wǎqǎʕǎ &amp;ǎxǔwkǎ fǐã bǎlǐy^ǎäį fǎmǔd^ǎ lǎhǔ yǎdǎ &amp;l·ʕǎw·nǐ wǎ &amp;ǎn·qǐð·hǔ mǐn·hǎ&amp;. wǎqǎʕǎ ṭǐf·lų ṣǎǧǐyrų ʕǎlǎã &amp;lʔͣǎr·ḍǐ ʔͣǎmǎ&amp;mǐã fǎjǎʕǎlǎ yǎb·kǐã fǎ&amp;ǎqǎm·tǔhǔ wǎ qǔl·tǔ lǎhǔ: l&amp;ǎ tǎb·kǐ, &amp;ǎlǎs·tǎ fǎtąã? </text:span></text:p>
      <text:p text:style-name="P2"><text:span text:style-name="T6">&amp;ǎld^ǎr·sǔ &amp;l·xǎ&amp;mǐsǔ wǎ &amp;lθ^ǎmǎ&amp;nǔwnǎ 85 ¤</text:span></text:p>
      <text:p text:style-name="P2"><text:span text:style-name="T6">lǎm· tǎʕǔd· ṭǐf·l&amp;ą. l&amp;ǎ yǎlǐyqǔ bǐ... sǎfǎ&amp;sǐfǔ &amp;lʔͣǔmǔwrǐ. &amp;ǐš·tǎǧǎlǎ bǐsǎfǎ&amp;sǐfǐ &amp;lʔͣǔmǔwrǐ. ṭǎ&amp;lǐbǔ ʕǐl·mį. yǎn·bǎǧǐã &amp;ǎn· l&amp;^ǎ... xǎy·rų. qǐyǎ&amp;mǔ &amp;ll^ǎy·lǐ. ṣǎl&amp;ǎäǔ &amp;ll^ǎy·lǐ. ṣǎl&amp;ǎäǔ &lt;^ǎhǎj^ǔdǐ. xǎ&amp;fǎ (&amp;) xǎw·fų. sǐwǎã... wǎḥ·dǎhǔ. wǎḥ·dǎkǎ. wǎḥ·dǐã. kǎfǎ&amp;hǔ &amp;ll^ǎhǔ. mǔḥǎ&amp;ḍǎrǎäų (&amp;t). &amp;ǎl·qǎã mǔḥǎ&amp;ḍǎrǎäą. ḥǎ&amp;jǎäų. hǎwǎ bǐḥǎ&amp;jǎäį &amp;ǐlǎã... tǎʕǐbų. ʕǎ&amp;dǐlų, ʕǔdǔwlų. ð̣ǎ&amp;lǐmų, ð̣ǎlǎmǎäų. ʕǎd·lų. ð̣ǔl·mų. jǎh·lų. &amp;ǎṣǎ&amp;bǎ. &amp;ǔṣǐybǎ bǐmǎrǎḍį. ḍǔʕ·fų. ǧǎlǎbǎ (ã) ǧǎlǎbǎäų. zǎ&amp;dǎ ʕǎn·... kǎmǎ&amp; hǔwǎ &amp;l·ḥǎ&amp;lǔ. &amp;ǎl&amp;ǎ tǔrǐydǔ?//</text:span></text:p>
      <text:p text:style-name="P2"><text:span text:style-name="T6">&amp;ǐn^ǎkǎ &amp;lʔ̾nǎ šǎ&amp;b^ų wǎ lǎm· tǎʕǔd· ṭǐf·l&amp;ą fǎl&amp;ǎ yǎlǐyqǔ bǐkǎ ʔͣǎn· tǎš·tǎǧǐlǎ bǐsǎfǎ&amp;sǐfǐ &amp;lʔͣǔmǔwrǐ, wǎ &amp;ǎn·tǎ ṭǎ&amp;lǐbǔ ʕǐl·mį wǎ tǎnǎ&amp;mǔ kǎθǐyrą&amp; yǎn·bǎǧǐã &amp;ǎn· l&amp;^ǎ yǎzǐydǎ nǎw·mǔkǎ ʕǎn· sǐt^ǐ sǎ&amp;ʕǎ&amp;tį. wǎ l&amp;ǎ tǎn·sǎ qǐyǎ&amp;mǎ &amp;ll^ǎy·lǐ lǐṣǎl&amp;ǎäǐ &amp;ll^ǎy·lǐ fǎ&amp;ǐn^ǎ &amp;l·xǎy·rǎ kǔl^ǎhǔ fǐã ṣǎl&amp;ǎäǐ &amp;ll^ǎy·lǐ. mǎ&amp; hǐãǎ ṣǎl&amp;ǎäǔ &lt;^ǎhǎj^ǔdǐ? - ṣǎl&amp;ǎäǔ &lt;^ǎhǎj^ǔdǐ hǐãǎ &amp;lṣ^ǎl&amp;ǎäǔ bǎʕ·dǎ &amp;ln^ǎw·mǐ wǎ hǐãǎ ṣǎl&amp;ǎäǔ &amp;ll^ǎy·lǐ. yǎ&amp; &amp;ǎy^ǔhǎ&amp; &amp;l·wǎlǎdǔ &amp;l·mǔs·lǐmǔ xǎfǐ &amp;ll^ǎhǎ wǎ l&amp;ǎ tǎxǎf· sǐwǎã &amp;ll^ǎhǐ fǎmǎn· xǎ&amp;fǎ &amp;ll^ǎhǎ wǎḥ·dǎhǔ wǎ lǎm· yǎxǎf· sǐwǎ&amp;hǔ kǎfǎ&amp;hǔ &amp;ll^ǎhǔ .sǎyǔl·qǐã ʔͣǔs·tǎ&amp;ðǔnǎ&amp; ǧǎdą&amp; mǔḥǎ&amp;ḍǎrǎäą ʕǎn· ḥǎ&amp;jǎäǐ &amp;ln^ǎ&amp;sǐ &amp;ǐlǎã &amp;lʔͥǐs·l&amp;ǎmǐ, &amp;ǎl&amp;ǎ tǔrǐydǔ &amp;ǎn· tǎḥ·ḍǔrǎ &amp;l·mǔḥǎ&amp;ḍǎrǎäǎ? bǎlǎã, bǐkǔl^ǐ &amp;r·tǐyǎ&amp;ḥį, </text:span><text:soft-page-break/><text:span text:style-name="T6">&amp;ǐn^ǎnǐã bǐḥǎ&amp;jǎäį &amp;ǐlǎã &amp;ǎn· &amp;ǎʕ·rǐfǎ mǎzǐydą&amp; ʕǎnǐ &amp;lʔͥǐs·l&amp;ǎmǐ. &amp;ǎlʔͥǐs·l&amp;ǎmǔ dǐynǔ &amp;l·ʕǎd·lǐ wǎ &amp;l·ʕǐl·mǐ fǎl&amp;ǎ yǎr·ḍǎã &amp;lð̣^ǔl·mǎ wǎ l&amp;ǎ yǎr·ḍǎã &amp;l·jǎh·lǎ. &amp;lʔͥǐs·l&amp;ǎmǔ l&amp;ǎyǎqǔwmǔ &amp;ǐl&amp;^ǎ bǐ&amp;l·jǐhǎ&amp;dǐ fǎkǔn· mǔjǎ&amp;hǐdą&amp; fǐã kǔl^ǐ ḥǐynį. hǔwǎ tǎʕǐbų jǐd^ą&amp; wǎ bǐḥǎ&amp;jǎäį &amp;ǐlǎã &amp;ln^ǎw·mǐ ǐl&amp;ǎn^ǎhǔ sǎhǐrǎ &amp;l·bǎ&amp;rǐḥǎäǎ ʕǎ&amp;kǐfą&amp; ʕǎlǎã dǔrǔwsǐhǐ. &amp;ǐb·nǐã tǎʕǎr^ǎḍǎ lǐl·bǎr·dǐ fǎ&amp;ǔṣǐybǎ bǐmǎrǎḍį fǎhǔwǎ &amp;lʔ̾nǎ ṭǎrǐyḥǔ &amp;l·fǐrǎ&amp;šǐ. &amp;ǐðǎ&amp; tǎrǎkǎ &amp;l·mǔs·lǐmǔwnǎ &amp;l·jǐhǎ&amp;dǎ wǎ xǎ&amp;fǎw&amp; &amp;l·kǔf^ǎ&amp;rǎ wǎ &amp;stǎs·lǎmǔw&amp; lǎhǔm· ʔͣǎṣǎ&amp;bǎhǔm· &amp;lḍ^ǔʕ·fǔ wǎ ǧǎlǎbǎhǔmǔ &amp;l·kǔf^ǎ&amp;rǔ wǎ ðǎhǎbǎt· dǎw·lǎäǔ &amp;l·mǔs·lǐmǐynǎ wǎ qǎ&amp;mǎt· dǎw·lǎäǔ &amp;l·kǔf^ǎ&amp;rǐ kǎmǎ&amp; hǔwǎ &amp;l·ḥǎ&amp;lǔ &amp;lʔ̾nǎ.</text:span></text:p>
      <text:p text:style-name="P2"><text:span text:style-name="T6">&amp;ǎld^ǎr·sǔ &amp;ls^ǎ&amp;dǐsǔ wǎ &amp;lθ^ǎmǎ&amp;nǔwnǎ 86 ¤</text:span></text:p>
      <text:p text:style-name="P2"><text:span text:style-name="T6">sǎmǎ&amp;wǐã^ų. dǐynų sǎmǎ&amp;wǐã^ų. sǎʕǎ&amp;dǎäų. nǎ&amp;lǎ (&amp;) nǎy·lų. &amp;ǎld^ǔn·yǎ&amp;. &amp;ǎlʔ̾xǐrǎäǔ. fǐã &amp;ld^ǔn·yǎ&amp; wǎ &amp;lʔ̾xǐrǎäǐ. rǎfǎḍǎ (w) rǎf·ḍų. šǎqǐãǎ (&amp;) šǎqǎ&amp;ʔų. ʔ̾xǐrų. &amp;ǐḥ·tǎ&amp;jǎ &amp;ǐlǎã... mǔḥ·tǎ&amp;jų &amp;ǐlǎã... &amp;ǎlṣ^ǐynǔ. ʕǐbǎ&amp;dǎäų (&amp;t). mǎʕǐyšǎäų, mǎʕǎ&amp;yǐšǔ. &amp;ǎy·nǎmǎ&amp;... ḥǎy·θǔmǎ&amp;... wǔjǐdǎ. &amp;ǎq·rǎbǔ. ʔͣǎḥǎb^ǔ. ḥǎbǐybų, ʔͣǎḥǐb^ǎ&amp;ʔǔ. ṭǎlǎbǎ &amp;l·ʕǐl·mǎ. mǎ&amp;lų, ʔͣǎm·wǎ&amp;lų. ṣǎ&amp;dǐqų. kǎ&amp;mǐlų. ʔͣǎn·fǔsǔhǔm·. fǐã &amp;ǎã^ǐ bǎlǎdį ʔ̾xǎrǎ. qǎdǎrǎ ʕǎlǎã... (ã) qǔd·rǎäų. xǎy·rų. šǎr^ų. šǎqǐã^ų, ʔͣǎš·qǐyǎ&amp;ʔǔ.//</text:span></text:p>
      <text:p text:style-name="P2"><text:span text:style-name="T6">&amp;ǎlʔͥǐs·l&amp;ǎmǔ dǐynų sǎmǎ&amp;wǐã^ų jǎ&amp;ʔǎ mǐnǎ &amp;ll^ǎhǐ tǎʕǎ&amp;lǎã lǐsǎʕǎ&amp;dǎäǐ &amp;ln^ǎ&amp;sǐ jǎmǐyʕą&amp; fǎmǎn· qǎbǐlǎhǔ nǎ&amp;lǎ &amp;ls^ǎʕǎ&amp;dǎäǎ fǐã &amp;ld^ǔn·yǎ&amp; wǎ &amp;lʔ̾xǐrǎäǐ wǎ mǎn· rǎfǎḍǎhǔ šǎqǐãǎ fǐã &amp;ld^ǔn·yǎ&amp; wǎ &amp;lʔ̾xǐrǎäǐ. &amp;ǎln^ǎ&amp;sǔ mǎʕǎ &amp;lʔͥǐs·l&amp;ǎmǐ sǔʕǎdǎ&amp;ʔǔ wǎ hǔm· bǐdǔwnǐ &amp;lʔͥǐs·l&amp;ǎmǐ &amp;ǎš·qǐyǎ&amp;ʔǔ. &amp;ǎln^ǎ&amp;sǔ mǎʕǎ &amp;lʔͥǐs·l&amp;ǎmǐ l&amp;ǎ yǎḥ·tǎ&amp;jǔwnǎ &amp;ǐlǎã šǎã·ʔį ʔ̾xǎrǎ fǎfǐyhǐ &amp;ǔmǔwrǔ ʕǐbǎ&amp;dǎ&amp;tǐhǐm· wǎ fǐyhǐ &amp;ǔmǔwrǔ mǎʕǎ&amp;yǐšǐhǐm· wǎ fǐyhǐ nǐð̣ǎ&amp;mǔ ḥǎyǎ&amp;tǐhǐm·. &amp;ǎlʔͥǐt^ǐḥǎ&amp;dǔ &amp;ls^ǔwf·yǎy·tǐã^ǔ mǔḥ·tǎ&amp;jų &amp;ǐlǎã &amp;lʔͥǐs·l&amp;ǎmǐ wǎ &amp;lṣ^ǐynǔ mǔḥ·tǎ&amp;jǎäų &amp;ǐlǎã &amp;lʔͥǐs·l&amp;ǎmǐ wǎ &amp;l·yǎ&amp;bǎ&amp;nǔ wǎ ʔͣǔs·tǔrǎ&amp;lǐyǎ&amp; wǎ &amp;l·bǎrǎ&amp;zǐylǔ wǎ kǎnǎdǎ&amp; wǎ ǧǎy·rǔhǎ&amp; mǐnǎ &amp;ld^ǔwǎlǐ kǔl^ǔhǎ&amp; mǔḥ·tǎ&amp;jų &amp;ǐlǎã &amp;lʔͥǐs·l&amp;ǎmǐ, ḥǎt^ǎã &amp;l·mǔs·lǐmǔwnǎ &amp;ǎn·fǔsǔhǔm· mǔḥ·tǎ&amp;jǔwnǎ &amp;ǐlǎã &amp;lʔͥǐs·l&amp;ǎmǐ &amp;lṣ^ǎḥǐyḥǐ &amp;l·kǎ&amp;mǐlǐ.</text:span></text:p>
      <text:p text:style-name="P2"><text:span text:style-name="T6">&amp;ǎl·mǔs·lǐmǔ fǐã &amp;lʔͥǐt^ǐḥǎ&amp;dǐ &amp;ls^ǔwf·yǎy·tǐã^ǐ &amp;ǎxǔw &amp;l·mǔs·lǐmǐ fǐã ʔͣǎm·rǐykǎ&amp; &amp;ǎw· fǐã &amp;ǎã^ǐ bǎlǎdį ʔ̾xǎrǎ mǐn· bǔl·dǎ&amp;nǐ &amp;l·ʕǎ&amp;lǎmǐ. &amp;ǎl·mǔs·lǐmǔ &amp;ǎy·nǎmǎ&amp; wǔjǐdǎ wǎ ḥǎy·θǔmǎ&amp; ðǎhǎbǎ &amp;ǎq·rǎbǔ &amp;ǐlǎã &amp;l·mǔs·lǐmǐ wǎ &amp;ǎḥǎb^ǔ &amp;ǐlǎy·hǐ mǐn· ʔͣǎxǐyhǐ wǎ ʔͣǔm^ǐhǐ wǎ ʔͣǎbǐyhǐ mǐn· ǧǎy·rǐ &amp;l·mǔs·lǐmǐynǎ fǎʕǐš· &amp;ǎy^ǔhǎ&amp; &amp;l·wǎlǎdǔ &amp;l·ḥǎbǐybǔ mǎʕǎ &amp;lʔͥǐs·l&amp;ǎmǐ wǎ lǐlʔͥǐs·l&amp;ǎmǐ. &amp;ǔṭ·lǔbǐ &amp;l·ʕǐl·mǎ lǐlʔͥǐs·l&amp;ǎmǐ wǎ jǎ&amp;hǐd· fǐã sǎbǐylǐ &amp;lʔͥǐs·l&amp;ǎmǐ tǎkǔn· mǔs·lǐmą&amp; ṣǎ&amp;dǐqą&amp;. ʕǎlǎã &amp;l·mǔs·lǐmǐ ʔͣǎn· yǎʕ·rǐfǎ ʔͣǎx·bǎ&amp;rǎ &amp;l·ʕǎ&amp;lǎmǐ &amp;lʔͥǐs·l&amp;ǎmǐã^ǐ, wǎ ʕǎlǎy·hǐ &amp;ǎn· yǎf·rǎḥǎ &amp;ǐðǎ&amp; sǎmǐʕǎ ʕǎn·hǔm· xǎy·rą&amp; wǎ &amp;ǎn· yǎḥ·zǎnǎ &amp;ǐðǎ&amp; sǎmǐʕǎ ʕǎn·hǔm· šǎr^ą&amp; wǎ yǎqǔwmǎ lǐmǔsǎ&amp;ʕǎdǎtǐhǐm· bǐnǎf·sǐhǐ wǎ mǎ&amp;lǐhǐ &amp;ǐn· qǎdǎrǎ ʕǎlǎã ðǎlǐkǎ.</text:span></text:p>
      <text:p text:style-name="P2"><text:soft-page-break/><text:span text:style-name="T6">&amp;ǎld^ǎr·sǔ &amp;ls^ǎ&amp;bǐʕǔ wǎ &amp;lθ^ǎmǎ&amp;nǔwnǎ 87 ¤</text:span></text:p>
      <text:p text:style-name="P2"><text:span text:style-name="T6">ðǔw... ðǎwǔw, ʔͣǔwlǔw. ðǎ&amp;tǔ... ðǎwǎ&amp;tǔ, ʔͣǔwl&amp;ǎtǔ. ðǔw mǎ&amp;lį. ʕǐbǎ&amp;rǎäų ʕǎn·... mǎb·nąã, mǎbǎ&amp;nį. ṭǎ&amp;bǐqų, ṭǎwǎ&amp;bǐqǔ. sǐtǎ&amp;rǎäų, sǎtǎ&amp;ʔͤǐrǔ. ḥǎrǐyrų. sǎxǐrǎ (&amp;) sǔx·rų. ʔͣǎy^ǔhǔm·? ʕǐyǎ&amp;lų. mǔḥ·tǎrǎmų (wn). l&amp;ǎ...&amp;ǐl&amp;^ǎ... &amp;ǎn·fǎqǎ. &amp;ǐz·dǐhǎ&amp;rų. &amp;ǐz·dǐhǎ&amp;rǔ &amp;l·ʕǐl·mǐ. sǐl&amp;ǎḥų, ʔͣǎs·lǐḥǎäų. ḥǎ&amp;rǎbǎ. ʕǎbǎdǎ (w) ʕǐbǎ&amp;dǎäų. nǐð̣ǎ&amp;mų. bǐnǐð̣ǎ&amp;mį. xǔṭ·bǎäų, xǔṭǎbų. mǎw·ʕǐð̣ǎäų, mǎwǎ&amp;ʕǐð̣ǔ. tǎlǎq^ǎã. bǎnǎã (ã) bǐnǎ&amp;ʔų. šǎt^ǎã. bǎʕ·dǎ &amp;ǎn·... &amp;ǐs·tǎqǎr^ǎ. sǎʕǎã &amp;ǐlǎã... (&amp;) sǎʕ·ãų. ṣǎm·tų. bǐṣǎm·tį. bǎṭ·nų, bǔṭǔwnų. ʔͣǎr·ḍǎʕǎ. hǎy^ǎʔͣǎ. qǎb^ǎlǎ. wǎjǔwdų. ʕǎð̣ǐymų – mǎ&amp; ʔͣǎʕ·ð̣ǎmǎhǔ. jǎmǐylų – mǎ&amp; ʔͣǎj·mǎlǎhǔ. ʔͣǎmǎrǎ (w) ʔͣǎm·rų. kǎmǎ&amp; ʔͣǎmǎrǎ &amp;ll^ǎhǔ. ḥǎfǐð̣ǎkǎ &amp;ll^ǎhǔ. ḥǎã^ų, &amp;ǎḥ·yǎ&amp;ʔų. ṣǎbǎ&amp;ḥǎ mǎsǎ&amp;ʔǎ. xǎy·rų.//</text:span></text:p>
      <text:p text:style-name="P2"><text:span text:style-name="T6">&amp;ǎl·mǎk·tǎbǎäǔ ʕǐbǎ&amp;rǎäų ʕǎn· mǎb·nąã ðǐã ṭǎ&amp;bǐqǎy·nǐ, fǐã kǔl^ǐ ṭǎ&amp;bǐqį ǧǔrǎfų ðǎ&amp;tǔ nǎwǎ&amp;fǐðǎ wǎ&amp;sǐʕǎäį wǎ ʕǎlǎã &amp;ln^ǎwǎ&amp;fǐðǐ sǎtǎ&amp;ʔͤǐrǔ mǐnǎ &amp;l·ḥǎrǐyrǐ. &amp;ǎn·tǎ rǎjǔlų ðǔw mǎ&amp;lį wǎ hǎðǎ&amp; &amp;l^ǎðǐã tǎs·xǎrǔ mǐn·hǔ rǎjǔlų ðǔw ʕǐl·mį fǎ&amp;ǎy^ǔkǔmǎ&amp; xǎy·rų. &amp;ǎnǎ&amp; ðǔw ʕǐyǎ&amp;lį kǎθǐyrį. ðǎwǔw &amp;l·ʕǐl·mǐ mǔḥ·tǎrǎmǔwnǎ wǎ ðǎwǔw &amp;lʔͣǎm·wǎ&amp;lǐ &amp;ǎy·ḍą&amp; mǔḥ·tǎrǎmǔwnǎ wǎ lǎkǐn· nǎḥ·nǔ – &amp;lš^ǎbǎ&amp;bǎ &amp;l·mǔs·lǐmǐynǎ l&amp;ǎ nǎḥ·tǎrǐmǔhǔm· &amp;ǐl&amp;^ǎ &amp;ǐðǎ&amp; kǎ&amp;nǔw&amp; yǔn·fǐqǔwnǎhǎ&amp; fǐã sǎbǐylǐ &amp;ǐz·dǐhǎ&amp;rǐ &amp;l·ʕǐl·mǐ wǎ &amp;lʔͥǐs·l&amp;ǎmǐ. nǎḥ·nǔ &amp;ǔwlǔw qǔw^ǎäį wǎ &amp;ǔwlǔw sǐl&amp;ǎḥį kǎθǐyrį fǎ&amp;n·ð̣ǔr· hǎl· nǔḥǎ&amp;rǐbǔ. mǎ&amp; hǔwǎ &amp;l·mǎs·jǐdǔ? - &amp;ǎl·mǎs·jǐdǔ hǔwǎ mǎkǎ&amp;nǔ &amp;j·tǐmǎ&amp;ʕǐ &amp;l·mǔs·lǐmǐynǎ lǐlṣ^ǎl&amp;ǎäǐ. fǐyhǐ yǎʕ·bǔdǔwnǎ &amp;ll^ǎhǎ wǎ fǐyhǐ yǔṣǎl^ǔwnǎ bǐnǐð̣ǎ&amp;mį wǎ fǐyhǐ yǎs·mǎʕǔwnǎ &amp;l·xǔṭǎbǎ wǎ &amp;l·mǎwǎ&amp;ʕǐð̣ǎ wǎ fǐyhǐ yǎtǎlǎq^ǎw·nǎ šǎt^ǎã &amp;ld^ǔrǔwsǐ, wǎ hǔwǎ &amp;ǎw^ǎlǔ mǎ&amp; bǎnǎã &amp;ln^ǎbǐã^ǔ – ṣǎl^ǎã &amp;ll^ǎhǔ ʕǎlǎy·hǐ wǎ sǎl^ǎmǎ – bǎʕ·dǎ &amp;ǎn· &amp;ǐs·tǎqǎr^ǎ fǐã &amp;l·mǎdǐynǎäǐ. &amp;ǎl·mǔs·lǐmǔ yǔḥǐb^ǔ &amp;l·mǎs·jǐdǎ wǎ yǎs·ʕǎã &amp;ǐlǎy·hǐ wǎ yǎj·lǐsǔ fǐyhǐ bǐṣǎm·tį wǎ &amp;ḥ·tǐrǎ&amp;mį.</text:span></text:p>
      <text:p text:style-name="P2"><text:span text:style-name="T6">ḥǎmǎlǎt·nǐã &amp;ǔm^ǐã tǐs·ʕǎäǎ ʔͣǎš·hǔrį fǐã bǎṭ·nǐhǎ&amp; wǎ &amp;ǎr·ḍǎʕǎt·nǐã ḥǎlǐybǎhǎ&amp; wǎ sǎhǐrǎtǐ &amp;ll^ǎyǎ&amp;lǐãǎ bǐjǎ&amp;nǐbǐã. hǐãǎ tǔḥǐb^ǔnǐã tǔhǎy^ǐʔͤǔ lǐã ṭǎʕǎ&amp;mǐã. ʔͣǔm^ǐã sǎbǎbǔ wǔjǔwdǐã mǎ&amp; &amp;ǎʕ·ð̣ǎmǎ &amp;ǔm^ǐã! wǎ mǎ&amp; &amp;ǎj·mǎlǎhǎ&amp;! &amp;ǔqǎb^ǐlǔ yǎdǎhǎ&amp; ṣǎbǎ&amp;ḥǎ mǎsǎ&amp;ʔǎ. &amp;ǔḥǐb^ǔ &amp;ǔm^ǐã wǎ &amp;ǔṭǐyʕǔhǎ&amp; kǎmǎ&amp; &amp;ǎmǎrǎ &amp;ll^ǎhǔ. ḥǎfǐð̣ǎ &amp;ll^ǎhǔ &amp;ǔm^ǐã wǎ ḥǎfǐð̣ǎ mǎʕǎhǎ&amp; &amp;ǎbǐã wǎ ʕǎ&amp;šǎ&amp; fǐã &amp;lṣ^ǐḥ^ǎäǐ wǎ &amp;ls^ǎl&amp;ǎmǎäǐ mǎ&amp;dǎ&amp;mǎ&amp; ḥǎy^ǎy·nǐ.</text:span></text:p>
      <text:p text:style-name="P2"><text:span text:style-name="T6">&amp;ǎld^ǎr·sǔ &amp;lθ^ǎ&amp;mǐnǔ wǎ &amp;lθ^ǎmǎ&amp;nǔwnǎ 88 ¤</text:span></text:p>
      <text:p text:style-name="P2"><text:span text:style-name="T6">dǎr^ǎ&amp;jǎäų (&amp;t). dǎr^ǎ&amp;jǎäų nǎ&amp;rǐy^ǎäų. ḥǎl^ǎ (w) ḥǔlǔwlų. qǎṭǎfǎ (ã) qǎṭ·fų. θǎmǎrų, θǐmǎ&amp;rų. ḥǐrǎ&amp;θǎäų. ḥǎq^ą&amp; m^ǎ&amp; tǎqǔwlǔ. ʔ̾lǐã^ų. mǐḥ·rǎ&amp;θų ʔ̾lǐã^ų. l&amp;ǎ tǔz·ʕǐj· nǎf·sǎkǎ. jǎ&amp;hǐzų. kǎfǎã kǔf·rǎ&amp;ną&amp;. kǔf·rǎ&amp;nų bǐ&amp;ln^ǐʕǎmǐ. nǐʕ·mǎäų, nǐʕǎmų. nǐʕǎmǔ &amp;ll^ǎhǐ. šǎrǎ&amp;bų, ʔͣǎš·rǐbǎäų. l&amp;ǎ yǔḥ·ṣǎã. ḥǎmǐdǎ (&amp;) ḥǎm·dų. nǎbǎʔͣų, ʔͣǎn·bǎ&amp;ʔų. sǎl·. l&amp;ǎ tǎsǎl·. &amp;ǎnǎ&amp; fǐã &amp;n·tǐð̣ǎ&amp;rǐhǐ. qǎdǐmǎ (&amp;) qǔdǔwmų. &amp;ǎḥ·rǎzǎ. &amp;ǎḥ·rǎzǎ &amp;ln^ǎjǎ&amp;ḥǎ. </text:span><text:soft-page-break/><text:span text:style-name="T6">bǐfǎ&amp;rǐǧǐ &amp;lṣ^ǎb·rǐ. ʔͥǐlǎã ʔͣǎn·... qǎrǐybą&amp;. jǎ&amp;d^ų. hǎ&amp;zǐlų. ʔͣǎtǎr·ḍǎã? mǎnǎḥǎ (&amp;) mǎn·ḥų. mǎb·lǎǧų, mǎbǎ&amp;lǐǧǔ. ʕǎlǎã &amp;lr^ǎʔͣ·sǐ wǎ &amp;l·ʕǎy·nǐ. yǎ&amp; bǔnǎã^ǎ. mǎlǎkǎ (ã) mǐl·kų. yǎm·lǐkǔ.//</text:span></text:p>
      <text:p text:style-name="P2"><text:span text:style-name="T6">ḥǎl^ǎ &amp;l·xǎrǐyfǔ wǎ qǔṭǐfǎtǐ &amp;lθ^ǐmǎ&amp;rǔ wǎ ḥǔṣǐdǎtǐ &amp;lz^ǔrǔwʕǔ wǎ ʕǎlǎy·nǎ&amp; mǐnǎ &amp;lʔ̾nǎ &amp;ǎn· nǎs·tǎʕǐd^ǎ lǐl·ḥǐrǎ&amp;θǎäǐ – ḥǎq^ą&amp; m^ǎ&amp; tǎqǔwlǔ, l&amp;ǎbǔd^ǎ mǐnǎ &amp;l·ḥǔṣǔwlǐ ʕǎlǎã mǐḥ·rǎ&amp;θį ʔ̾lǐã^į ʔͣǎwǐ &amp;θ·nǎy·nǐ ʕǎlǎã &amp;lʔͣǎqǎl^ǐ. – l&amp;ǎ tǔz·ʕǐj· nǎf·sǎkǎ, &amp;ǎlʔ̾l&amp;ǎtǔ wǎ &amp;l·mǎkǐnǎ&amp;tǔ ʕǐn·dǎnǎ&amp; jǎ&amp;hǐzǎäų.</text:span></text:p>
      <text:p text:style-name="P2"><text:span text:style-name="T6">kǎfǎã kǔf·rǎ&amp;ną&amp; bǐnǐʕǎmǐ &amp;ll^ǎhǐ! mǐn· &amp;ǎy·nǎ ṭǎʕǎ&amp;mǔkǎ? wǎ mǐn· &amp;ǎy·nǎ šǎrǎ&amp;bǔkǎ? wǎ mǐn· &amp;ǎy·nǎ lǐbǎ&amp;sǔkǎ? wǎ mǐn· &amp;ǎy·nǎ ṣǐḥ^ǎtǔkǎ? &amp;ǎll^ǎhǔ &amp;l^ǎðǐã mǎnǎḥǎkǎ kǔl^ǎ hǎðǎ&amp; wǎ ǧǎy·rǎhǎ&amp; mǐn· nǐʕǎmį l&amp;ǎ tǔḥ·ṣǎã, fǎʕǎlǎy·kǎ &amp;ǎn· tǎḥ·mǎdǎhǔ wǎ tǎš·kǔrǎhǔ tǎn·ṣǔrǎ dǐynǎhǔ wǎ tǔjǎ&amp;hǐdǎ fǐã sǎbǐylǐhǐ.</text:span></text:p>
      <text:p text:style-name="P2"><text:span text:style-name="T6">bǎlǎǧǎnǎ&amp; nǎbǎʔͣǔ nǎjǎ&amp;ḥǐkǎ fǐã tǎʔͣ·dǐyǎäǐ &amp;l&amp;ǐm·tǐḥǎ&amp;nǎ&amp;tǐ wǎ l&amp;ǎ tǎsǎl· ʕǎn· fǎrǎḥǐnǎ&amp; lǎm^ǎ&amp; ʕǎrǎf·nǎ&amp; &amp;l·xǎbǎrǎ wǎ &amp;ǐn^ǎnǎ&amp; jǎmǐyʕą&amp; lǎfǐã &amp;n·tǐð̣ǎ&amp;rǐ qǔdǔwmǐkǎ bǐfǎ&amp;rǐǧǐ &amp;lṣ^ǎb·rǐ, wǎ &amp;ǐn^ǎ&amp; lǎnǔhǎn^ǐʔͤǔkǎ bǐ&amp;ln^ǎjǎ&amp;ḥǐ &amp;l^ǎðǐã &amp;ǎḥ·rǎz·tǎhǔ wǎ &amp;ǐlǎã &amp;ǎn· nǎrǎ&amp;kǎ bǎy·nǎnǎ&amp; qǎrǐybą&amp;. &amp;ǎjǎ&amp;d^ų &amp;ǎn·tǎ &amp;ǎm· hǎ&amp;zǐlų? - bǎl· jǎ&amp;d^ų. ʔͣǎtǎr·ḍǎã ʔͣǎn· ʔͣǔwǎ&amp;ṣǐlǎ dǐrǎ&amp;sǎtǐã fǐã &amp;l·mǎʕ·hǎdǐ? - wǎ lǐmǎ l&amp;ǎ? - &amp;ǐðą&amp; fǎʕǎlǎy·kǎ &amp;ǎn· tǎm·nǎḥǎnǐã mǎb·lǎǧą&amp; mǐnǎ &amp;ln^ǔqǔwdǐ yǎ&amp; ʔͣǎbǎtǐ? - ʕǎlǎ &amp;lr^ǎʔͣ·sǐ wǎ &amp;l·ʕǎy·nǐ yǎ&amp; bǔnǎã^ǎ. &amp;ǐš·tǎrǎã &amp;ǎbǔwnǎ&amp; dǎr^ǎ&amp;jǎtǎy·nǐ: dǎr^ǎ&amp;jǎäą lǐã wǎ ʔͣǔx·rǎã ǐlʔͣǎxǐã, wǎ &amp;ǎbǔwnǎ&amp; nǎf·sǔhǔ yǎm·lǐkǔ dǎr^ǎ&amp;jǎäą nǎ&amp;rǐy^ǎäą.</text:span></text:p>
      <text:p text:style-name="P2"><text:span text:style-name="T6">&amp;ǎld^ǎr·sǔ &lt;^ǎ&amp;sǐʕǔ wǎ &amp;lθ^ǎmǎ&amp;nǔwnǎ 89 ¤</text:span></text:p>
      <text:p text:style-name="P2"><text:span text:style-name="T6">šǎṭ·rǎn·jų. dǎ&amp;mǎ&amp;. bǎṭǎlų, ʔͣǎb·ṭǎ&amp;lų. bǐsǔhǔwlǎäį.</text:span></text:p>
      <text:p text:style-name="P2"><text:span text:style-name="T6">šǎb·ʕǎ&amp;nǔ, šǐbǎ&amp;ʕų. jǎw·ʕǎ&amp;nǔ, jǐyǎ&amp;ʕų. ṭǎʕǐmǎ (&amp;) ṭǎʕ·mų. ʔͣǎr·ḍǎã. bǎy^ǎnǎ. xǎlǎqǎ (w) xǎl·qų. ʕǎdǎmų. ʔͣǎḥ·yǎ&amp;. ʔͣǎmǎ&amp;tǎ. rǎzǎqǎ (w) rǐz·qų. &amp;ǎd·xǎlǎ. jǎn^ǎäų, jǐnǎ&amp;nų. nǎ&amp;rų, nǐyrǎ&amp;nų. ʕǎṣǎã (ã) ʕǐṣ·yǎ&amp;nų. ʔͣǎšǎd^ǔ. ḥǔm·rǎäų. ʔͣǎšǎd^ǔ ḥǔm·rǎäą. ʔͣǎqǎl^ǔ &amp;j·tǐhǎ&amp;dą&amp;. bǐfǎḍ·lǐ &amp;ll^ǎhǐ. bǐrǎḥ·mǎäǐ &amp;ll^ǎhǐ. ʕǎdǎdų, ʔͣǎʕ·dǎ&amp;dų. yǔṣ·bǐḥǔ ʔͣǎq·wǎã fǎʔͣǎq·wǎã. yǔṣ·bǐḥǔ &amp;ǎk·θǎrǎ fǎ&amp;ǎk·θǎrǎ. qǎb·lǎ kǔl^ǐ šǎã·ʔį.//</text:span></text:p>
      <text:p text:style-name="P2"><text:span text:style-name="T6">hǔwǎ yǎtǎkǎl^ǎmǔ bǐ&amp;ll^ǔǧǎäǐ &amp;l·ʕǎrǎbǐy^ǎäǐ bǐsǔr·ʕǎäį wǎ bǐsǔhǔwlǎäį. &amp;ǎtǎl·ʕǎbǔ bǐ&amp;lš^ǎṭ·rǎn·jǐ? - nǎʕǎm·, &amp;ǎl·ʕǎbǔ bǐ&amp;lš^ǎṭ·rǎn·jǐ wǎ bǐ&amp;ld^ǎ&amp;mǎ&amp; wǎ &amp;ǎnǎ&amp; bǎṭǎlǔ &amp;l·mǎd·rǎsǎäǐ fǐã &amp;lš^ǎṭ·rǎn·jǐ. ʔͣǎtǎ&amp;·kǔlǔ mǎʕǐã? - l&amp;ǎ, &amp;ǎnǎ&amp; šǎb·ʕǎ&amp;nǔ – lǎkǐn^ǐã ʔ̾kǔlǔ ǐl&amp;ǎn^ǐã jǎw·ʕǎ&amp;nǔ lǎm· &amp;ǎṭ·ʕǎm· mǔn·ðǔ &amp;l·bǎ&amp;rǐḥǎäǐ šǎy·ʔͤą&amp;. l&amp;ǎ tǎš·rǎbǔ wǎ lǎw· šǎ&amp;yą&amp;? - &amp;ǎm^ǎ&amp; &amp;lš^ǎ&amp;ãǔ fǎʔͣǎš·rǎbǔ.</text:span></text:p>
      <text:p text:style-name="P2"><text:span text:style-name="T6">ʕǎlǎã &amp;l·wǎlǎdǐ &amp;l·mǔs·lǐmǐ qǎb·lǎ kǔl^ǐ šǎã·ʔį &amp;ǎn· yǔfǎk^ǐrǎ kǎy·fǎ yǎʕ·mǎlǔ ʕǎmǎl&amp;ą yǔr·ḍǐã &amp;ll^ǎhǎ wǎ yǎn·ṣǔrǔ dǐynǎhǔ wǎ &amp;ǎn· yǎd·ʕǔwǎ &amp;ǐlǎã &amp;lʔͥǐs·l&amp;ǎmǐ zǔmǎl&amp;ǎʔǎhǔ &amp;l^ǎðǐynǎ yǎd·rǔsǔwnǎ mǎʕǎhǔ wǎ yǔʕǎl^ǐmǎhǔmǔ &amp;lṣ^ǎl&amp;ǎäǎ, wǎ yǔbǎy^ǐnǎ lǎhǔm· &amp;ǎn^ǎ &amp;ll^ǎhǎ hǔwǎ &amp;l^ǎðǐã xǎlǎqǎ </text:span><text:soft-page-break/><text:span text:style-name="T6">&amp;ln^ǎ&amp;sǎ wǎ xǎlǎqǎ &amp;l·ʕǎ&amp;lǎmǎ mǐnǎ &amp;l·ʕǎdǎmǐ wǎ &amp;ǎn^ǎhǔ hǔwǎ &amp;l^ǎðǐã yǔḥ·yǐynǎ&amp; wǎ yǔmǐytǔnǎ&amp; wǎ yǎr·zǔqǔnǎ&amp;. wǎ &amp;ǐðǎ&amp; mǐt·nǎ&amp; fǎhǔwǎ yǔḥ·yǐynǎ&amp; θǎ&amp;nǐyǎäą fǎmǎn· &amp;ǎṭǎ&amp;ʕǎhǔ wǎ nǎṣǎrǎ dǐynǎhǔ &amp;ǎd·xǎlǎhǔ &amp;l·jǎn^ǎäǎ wǎ mǎn· ʕǎṣǎ&amp;hǔ wǎ lǎm· yǎn·ṣǔr· dǐynǎhǔ &amp;ǎd·xǎlǎhǔ &amp;ln^ǎ&amp;rǎ. hǎðǎ&amp; &amp;l·ḥǐb·rǔ &amp;ǎšǎd^ǔ ḥǔm·rǎäą mǐn· ðǎ&amp;kǎ. ʔͣǎxǐã &amp;ǎqǎl^ǔ &amp;j·tǐhǎ&amp;dą&amp; mǐn^ǐã. &amp;ǎlṭ^ǎq·sǔ &amp;l·yǎw·mǎ ʔͣǎj·mǎlǔ mǐm^ǎ&amp; kǎ&amp;nǎ ʔͣǎm·sǐ. yǔṣ·bǐḥǔ &amp;lʔͥǐs·l&amp;ǎmǔ bǐfǎḍ·lǐ &amp;ll^ǎhǐ wǎ bǐrǎḥ·mǎtǐhǐ kǔl^ǎ yǎw·mį ʔͣǎq·wǎã fǎʔͣǎq·wǎã wǎ yǔṣ·bǐḥǔ ʕǎdǎdǔ &amp;l·mǔs·lǐmǐynǎ l&amp;ǎ sǐy^ǎmǎ&amp; &amp;lš^ǎbǎ&amp;bǐ &amp;ǎk·θǎrǎ fǎ&amp;ǎk·θǎrǎ.</text:span></text:p>
      <text:p text:style-name="P2"><text:span text:style-name="T6">&amp;ǎld^ǎr·sǔ &lt;^ǐs·ʕǔwnǎ 90 ¤</text:span></text:p>
      <text:p text:style-name="P2"><text:span text:style-name="T6">ʔͣǎṣ·bǎ&amp;ḥą&amp; ʔͣǎm· mǎsǎ&amp;ʔą? ʔͣǎdǎbų, ʔ̾dǎ&amp;bų. mǐn· ʔͣǎq·dǎmǐ &amp;l·ʕǔṣǔwrǐ ʔͥǐlǎã yǎw·mǐnǎ&amp; hǎðǎ&amp;. ʔͣǎtǎã (ã) &amp;ǐt·yǎ&amp;nų. wǎ&amp;ll^ǎhǐ. bǐ&amp;ld^ǐq^ǎäǐ. &amp;ǐq·tǎrǎbǎ. &amp;ǐq·tǎrǎbǎ ʔͣǎjǎlǔhǔ. jǔm·hǔwrų, jǎmǎ&amp;hǐyrǔ. mǎq·hąã, mǎqǎ&amp;hį. yǔm·kǐnǔkǎ. yǔm·kǐnǔnǐã. kǎ&amp;l·ʕǎ&amp;dǎäǐ. bǎ&amp;qį. ṣǎf·ḥǎäų (&amp;t). &amp;ǐḥ·tǎšǎdǎ. ʔͣǎð̣ǔn^ǔ. mǐynǎ&amp;ʔų,</text:span></text:p>
      <text:p text:style-name="P2"><text:span text:style-name="T6">mǎwǎ&amp;nǐʔͤǔ. rǎṣǐyfų, ʔͣǎr·ṣǐfǎäų, rǔṣǔfų. bǎ&amp;xǐrǎäų, bǎwǎ&amp;xǐrǔ. šǐfǎ&amp;hǐy^ą&amp;. kǐtǎ&amp;bǐy^ą&amp;. ʔͣǎnǎ&amp; ʕǎlǎã yǎqǐynį. xǎðǎlǎ (w) xǐð·l&amp;ǎnų. ʔͣǎmǎlų, ʔ̾mǎ&amp;lų. wǎθǐqǎ bǐ… (ã) θǐqǎäų. ṣǎrǎxǎ (w) ṣǔrǎ&amp;xų. bǐʔͣǎʕ·lǎã ṣǎw·tǐhǐ. ʔͣǎw^ǎ&amp;h·! hǎy^ǎ&amp; bǐnǎ&amp;. mǎṭ·ʕǎmų, mǎṭǎ&amp;ʕǐmǔ.//</text:span></text:p>
      <text:p text:style-name="P2"><text:span text:style-name="T6">sǎtǔl·qǎã fǐã &amp;lʔͣǔs·bǔwʕǐ &amp;l·qǎ&amp;dǐmǐ fǐã qǎ&amp;ʕǎäǐ jǎ&amp;mǐʕǎtǐnǎ&amp; mǔḥǎ&amp;ḍǎrǎtǎ&amp;nǐ ʕǎn· tǎ&amp;rǐyxǐ &amp;l·ʕǎrǎbǐ wǎ ʔͣǎdǎbǐhǐm· mǐn· ʔͣǎq·dǎmǐ &amp;l·ʕǔṣǔwrǐ &amp;ǐlǎã yǎw·mǐnǎ&amp; hǎðǎ&amp;. fǐã ʔͣǎy^ǎäį sǎ&amp;ʕǎäį yǎʔͣ·tǐnǎ&amp; sǔlǎy·mǎ&amp;nǔ ǧǎdą&amp;? - wǎ&amp;ll^ǎhǐ l&amp;ǎ ʔͣǎʕ·rǐfǔ bǐ&amp;ld^ǐq^ǎäǐ. kǎy·fǎ ḥǎ&amp;lǔ yǔwsǔfǎ &amp;l·yǎw·mǎ? - rǎdǐyʔͤǎäų jǐd^ą&amp; l&amp;ǎ yǎnǎ&amp;mǔ wǎ l&amp;ǎ yǎ&amp;·kǔlǔ. lǎm^ǎ&amp; &amp;q·tǎrǎbǎt· bǎ&amp;xǐrǎtǔnǎ&amp; mǐnǎ &amp;l·mǐynǎ&amp;ʔǐ rǎʔͣǎy·nǎ&amp; jǔm·hǔwrą&amp; kǎθǐyrą&amp; qǎdǐ &amp;ḥ·tǎšǎdǎ ʕǎlǎã &amp;lr^ǎṣǐyfǐ fǐã &amp;n·tǐð̣ǎ&amp;rǐ wǔṣǔwlǐnǎ&amp;. ʕǐn·dǎmǎ&amp; nǎr·jǐʕǔ &amp;ǐlǎã &amp;l·bǎy·tǐ fǐã sǎ&amp;ʕǎäį mǔtǎʔͣǎx^ǐrǎäį mǐnǎ &amp;ll^ǎy·lǐ yǎkǔwnǔ &amp;b·nǔnǎ&amp; &amp;lṣ^ǎǧǐyrǔ qǎd· nǎ&amp;mǎ. sǎʔͣǎl·tǔ mǔḥǎm^ǎdą&amp; ʕǎn· ʔͣǎbǐyhǐ fǎqǎ&amp;lǎ lǐã: yǔm·kǐnǔkǎ &amp;ǎn· tǎjǐdǎhǔ fǐã &amp;l·mǎq·hǎã ǐl&amp;ǎn^ǎhǔ fǐã hǎðǐhǐ &amp;ls^ǎ&amp;ʕǎäǐ kǎ&amp;l·ʕǎ&amp;dǎäǐ yǎj·lǐsǔ fǐyhǐ.</text:span></text:p>
      <text:p text:style-name="P2"><text:span text:style-name="T6">&amp;ǎlṣ^ǎfǎḥǎ&amp;tǔ &amp;l·bǎ&amp;qǐy^ǎäǔ sǎʔͣǎq·rǎʔͣǔhǎ&amp; ǧǎdą&amp;. hǎðǐhǐ &amp;lʔͣǎs·ʔͤǐlǎäǔ &amp;ǎjǐybǔw&amp; ʕǎlǎy·hǎ&amp; šǐfǎ&amp;hǐy^ą&amp;, wǎ hǎðǐhǐ tǔjǐybǔwnǎ ʕǎlǎy·hǎ&amp; kǐtǎ&amp;bǐy^ą&amp;. &amp;ǎy·nǎ ʔͣǎxǔwkǎ sǎʕǐydų &amp;lʔ̾nǎ? - ʔͣǎð̣ǔn^ǔ fǐã qǎ&amp;ʕǎäǐ &amp;l·mǔṭǎ&amp;lǎʕǎäǐ. &amp;ǎnǎ&amp; ʕǎlǎã yǎqǐynį bǐ&amp;ǎn^ǎkǎ ṣǎdǐyqǐã wǎ &amp;ǎn^ǎkǎ tǎn·ṣǔrǔnǐã wǎ l&amp;ǎ tǎx·ðǔlǔnǐã wǎ ʕǐn·dǐã &amp;lʔͣǎmǎlǔ &amp;ǎn^ǎkǎ tǎθǐqǔ bǐã. ṣǎrǎx·tǔ bǐ&amp;ǎʕ·lǎã ṣǎw·tǐã qǎ&amp;ʔͤǐl&amp;ą: ʔͣǎw^ǎ&amp;h·, qǎdǐ &amp;q·tǎrǎbǎ &amp;ǎjǎlǐã. wǎ&amp;ll^ǎhǐ &amp;ǎnǎ&amp; jǎw·ʕǎ&amp;nǔ. hǎy^ǎ&amp; bǐnǎ&amp; &amp;ǐlǎã &amp;l·mǎṭ·ʕǎmǐ.</text:span></text:p>
      <text:p text:style-name="P2"><text:span text:style-name="T6">&amp;ǎld^ǎr·sǔ &amp;l·ḥǎ&amp;dǐã wǎ &lt;^ǐs·ʕǔwnǎ 91 ¤</text:span></text:p>
      <text:p text:style-name="P2"><text:span text:style-name="T6">mǎ&amp; &amp;ǎḥ·sǎnǎ bǐkǎ! mǎ&amp; &amp;ǎq·bǎḥǎ bǐkǎ! ṣǎdǎqǎ (w) ṣǐd·qų. bǐ&lt;^ǎ&amp;·kǐydǐ. dǔwnǎ šǎk^į. ʔͣǎjǎ&amp;dǎ. fǐã &amp;ls^ǎnǎwǎ&amp;tǐ mǎ&amp; bǎʕ·dǎ &amp;lθ^ǎw·rǎäǐ. &amp;ǎlš^ǎr·qǔ. </text:span><text:soft-page-break/><text:span text:style-name="T6">&amp;ǎl·ǧǎr·bǔ. sǎwǎ&amp;ʔų &amp;ǎqǔl·tǎ &amp;ǎm· lǎm· tǎqǔl·. sǎwǎ&amp;ʔų fǐã &amp;l·ǧǎr·bǐ ʔͣǎm· fǐã &amp;lš^ǎr·qǐ. fǐã ṭǎrǐyqǐ &amp;ln^ǎh·ḍǎäǐ. ṣǎḥǎ&amp; (w) ṣǎḥ·wų. mǔʔͮǎ&amp;mǎrǎäų (&amp;t). ḍǐd^ǎ... bǎ&amp;ʔǎ bǐ&amp;l·fǎšǎlǐ (w) bǎw·ʔų. l&amp;ǎbǔd^ǎ wǎ ʔͣǎn· yǎʕǔwdǎ. wǎʕǎdǎ (ã) wǎʕ·dų. ðǎ&amp;. mǔt^ǎhǎmų (wn). ḥǎkǎmǎ ʕǎlǎã... (w) ḥǔk·mų. sǎjǎnǎ (w) sǎj·nų. lǐmǔd^ǎäǐ ʔͣǔs·bǔwʕį. kǎ&amp;ǎn^ǎmǎ&amp;... hǎðǎ&amp; l&amp;ǎ yǎʕ·nǐynǐã. ʕǎ&amp;qǎbǎ. bǐl&amp;ǎdǔ &amp;lʔͥǐn·jǐlǐyzǐ. bǐl&amp;ǎdǔ &amp;lʔͣǎm·rǐykǎ&amp;nǐ. jǎrǐymǎäų, jǎrǎ&amp;ʔͤǐmǔ. mǎdǎã &amp;l·ḥǎyǎ&amp;äǐ. &amp;ǎls^ǎj·nǔ mǎdǎã &amp;l·ḥǎyǎ&amp;äǐ. bǎy·nǎmǎ&amp;... &amp;ǐʕ·dǎ&amp;mų. šǎn·qų. bǎšǎrǐy^ǎäų. ḥǔk·mų. ṣǎlǔḥǎ (w) ṣǎl&amp;ǎḥų. bǐmǐθ·lǐ &amp;lʔͥǐs·l&amp;ǎmǐ.</text:span></text:p>
      <text:p text:style-name="P2"><text:span text:style-name="T6">sǔn^ǎäų, sǔnǎnų. ǧǎy^ǎrǎ. &amp;ǔm^ǎäų, &amp;ǔmǎmų. ðǔl^ų. ʕǐz^ų. sǔn^ǎäǔ &amp;ll^ǎhǐ.</text:span></text:p>
      <text:p text:style-name="P2"><text:span text:style-name="T6">jǎrǎt· sǔn^ǎäǔ &amp;ll^ǎhǐ. &amp;ǎlʔͥǐʕ·dǎ&amp;mǔ šǎn·qą&amp;. bǎðǎlǎ wǔs·ʕǎhǔ (w) bǎð·lų. sǎʕǎã fǐã nǔṣ·rǎäǐ &amp;ld^ǐynǐ.//</text:span></text:p>
      <text:p text:style-name="P2"><text:span text:style-name="T6">mǎ&amp; &amp;ǎḥ·sǎnǎ bǐ&amp;lr^ǎjǔlǐ &amp;ǎn· yǎṣ·dǔqǎ wǎ mǎ&amp; &amp;ǎq·bǎḥǎ bǐhǐ ʔͣǎn· yǎk·ðǐbǎ. &amp;ǎtǔḥǐb^ǔ &amp;l·ʕǐl·mǎ? - ṭǎb·ʕą&amp;, bǐ&lt;^ǎ&amp;·kǐydǐ ʔͣǔḥǐb^ǔhǔ. – &amp;ǐðą&amp; fǎ&amp;b·ðǔl· fǐã ṭǎlǎbǐhǐ kǔl^ǎ wǔs·ʕǐkǎ. hǔwǎ dǔwnǎ šǎk^į yǔjǐydǔ θǎl&amp;ǎθǎ lǔǧǎ&amp;tį &amp;ǎj·nǎbǐy^ǎäį. fǐã &amp;ls^ǎnǎwǎ&amp;tǐ mǎ&amp; bǎʕ·dǎ &amp;lθ^ǎw·rǎäǐ fǐã &amp;ǐyrǎ&amp;nǎ &amp;ǎd·rǎkǎ &amp;l·kǔf^ǎ&amp;rǔ sǎwǎ&amp;ʔų fǐã &amp;l·ǧǎr·bǐ &amp;ǎm· fǐã &amp;lš^ǎr·qǐ &amp;ǎn^ǎ &amp;lʔͥǐs·l&amp;ǎmǎ fǐã ṭǎrǐyqǐ &amp;ln^ǎh·ḍǎäǐ wǎ &amp;ǎn^ǎ &amp;l·mǔs·lǐmǐynǎ yǎṣ·ḥǔwnǎ wǎ &amp;ǎn^ǎhǔm· sǎyǎt^ǎḥǐdǔwnǎ kǎmǎ&amp; &amp;ǎd·rǎkǔw&amp; &amp;ǎn^ǎ mǔʔͮǎ&amp;mǎrǎ&amp;tǐhǐm· ḍǐd^ǎ &amp;lʔͥǐs·l&amp;ǎmǐ sǎtǎbǔwʔǔ bǐ&amp;l·fǎšǎlǐ. mǎtǎã yǎʕǔwdǔ ʔͣǎxǔwkǔm·? - l&amp;ǎbǔd^ǎ wǎ &amp;ǎn· yǎʕǔwdǎ qǎb·lǎ &amp;l·mǎsǎ&amp;ʔǐ, bǐðǎ&amp; wǎʕǎdǎnǎ&amp;. &amp;ǐs·tǎmǎʕǎ &amp;l·mǔt^ǎhǎmǔ &amp;ǐlǎã &amp;l·ḥǔk·mǐ ʕǎlǎy·hǐ bǐ&amp;ls^ǎj·nǐ mǎdǎã &amp;l·ḥǎyǎ&amp;äǐ kǎ&amp;ǎn^ǎmǎ&amp; l&amp;ǎ yǎʕ·nǐyhǐ. ʔͣǔt·rǔk· mǎ&amp; l&amp;ǎ yǎʕ·nǐykǎ. yǔʕǎ&amp;qǎbǔ fǐã bǐl&amp;ǎdǐ &amp;lʔͥǐn·jǐlǐyzǐ ʕǎlǎã hǎðǐhǐ &amp;l·jǎrǐymǎäǐ bǐ&amp;ls^ǎj·nǐ lǐmǔd^ǎäǐ xǎm·sǎ ʕǎš·rǎäǎ sǎnǎäą bǎy·nǎmǎ&amp; yǔʕǎ&amp;qǎbǔ ʕǎlǎã mǐθ·lǐhǎ&amp; fǐã bǐl&amp;ǎdǐ &amp;lʔͣǎm·rǐykǎ&amp;nǐ bǐ&amp;lʔͥǐʕ·dǎ&amp;mǐ šǎn·qą&amp;. &amp;ǎlʔͥǐs·l&amp;ǎmǔ ʔͣǎʕ·dǎlǔ &amp;lʔͣǎd·yǎ&amp;nǐ wǎ ʔͣǎʕ·dǎlǔ &amp;lʔͣǎn·ð̣ǐmǎäǐ ḥǔk·mą&amp; wǎ lǎn· tǎṣ·lǔḥǎ ḥǎ&amp;lǔ &amp;l·bǎšǎrǐy^ǎäǐ bǐmǐθ·lǐ &amp;lʔͥǐs·l&amp;ǎmǐ. jǎrǎt· sǔn^ǎäǔ &amp;ll^ǎhǐ &amp;ǎn· l&amp;ǎ yǔǧǎy^ǐrǎ ḥǎ&amp;lǎäǎ fǎr·dį &amp;ǎw· ḥǎ&amp;lǎäǎ ʔͣǔm^ǎäį &amp;ǐl&amp;^ǎ &amp;ǐðǎ&amp; ʔͣǎrǎ&amp;dǔw&amp; ðǎlǐkǎ wǎ bǎðǎlǔw&amp; fǐyhǐ wǔs·ʕǎhǔm· fǎʕǎlǎã &amp;l·mǔs·lǐmǐynǎ &amp;ǐðą&amp; &amp;ǎn· yǎs·ʕǎw·&amp; fǐã tǎǧ·yǐyrǐ ḥǎ&amp;lǐhǐm· mǐn· ðǔl^į &amp;ǐlǎã ʕǐz^į.</text:span></text:p>
      <text:p text:style-name="P2"><text:span text:style-name="T6">&amp;ǎld^ǎr·sǔ &amp;lθ^ǎ&amp;nǐã wǎ &lt;^ǐs·ʕǔwnǎ 92 ¤</text:span></text:p>
      <text:p text:style-name="P2"><text:span text:style-name="T6">nǎʕ·lų, nǐʕǎ&amp;lų. mǐx·rǎzų, mǎxǎ&amp;rǐzǔ. šǎ&amp;lų, šǐyl&amp;ǎnų.</text:span></text:p>
      <text:p text:style-name="P2"><text:span text:style-name="T6">dǔk^ǎ&amp;nų, dǎkǎ&amp;kǐynǔ. ṣǎ&amp;dǐqų, ṣǎ&amp;dǐqǔwnǎ. ǧǎdǐyrų, ǧǔd·rǎ&amp;nų.</text:span></text:p>
      <text:p text:style-name="P2"><text:span text:style-name="T6">nǎq^ǎ (ã) nǎqǐyqų. bǎr^ǎmǎ&amp;ʔͤǐã^ų. bǎrǎã (ã) bǎr·ãų. xǎ&amp;ṭǎbǎ.</text:span></text:p>
      <text:p text:style-name="P2"><text:span text:style-name="T6">mǔxǎ&amp;ṭǐbą&amp;. &amp;ǐs·kǎ&amp;fų, &amp;ǎsǎ&amp;kǐfǎäų. ḍǐf·dǎʕų, ḍǎfǎ&amp;dǐʕǔ.</text:span></text:p>
      <text:p text:style-name="P2"><text:span text:style-name="T6">θǎqǎbǎ (w) θǎq·bų. ḥǎḍǎrǎtǐ &amp;l·qǎh·wǎäǔ. ḥǎḍǎrǎtǐ &amp;lṣ^ǎl&amp;ǎäǔ. yǎsǔr^ǔnǐã. jǎlǎbǎ (ã) jǎl·bų. bǐkǔl^ǐ sǔrǔwrį. tǎqǐã^ų, &amp;ǎt·qǐyǎ&amp;ʔǔ.</text:span></text:p>
      <text:p text:style-name="P2"><text:span text:style-name="T6">mǔḥǐb^ų lǐl·ʕǐl·mǐ. &amp;ǎll^ǎhǔ yǎr·ḍǎã ʕǎn·kǎ. ḥǎrǎṣǎ (ã) ḥǐr·ṣų. ṣǎ&amp;ḥǎbǎ//</text:span></text:p>
      <text:p text:style-name="P2"><text:span text:style-name="T6">šǎ&amp;hǐynų yǎš·rǎbǔ kǎʔͣ·sǎ šǎ&amp;ãį. šǎ&amp;hǐynų wǎlǎdų ṣǎ&amp;dǐqų l&amp;ǎ yǎk·ðǐbǔ &amp;ǎbǎdą&amp; ǐl&amp;ǎn^ǎhǔ yǎʕ·lǎmǔ &amp;ǎn^ǎ &amp;l·kǎ&amp;ðǐbǎ mǎl·ʕǔwnų fǐã kǐtǎ&amp;bǐ </text:span><text:soft-page-break/><text:span text:style-name="T6">&amp;ll^ǎhǐ. lǎhǔ šǎ&amp;lų mǐn· ṣǔwfį &amp;ǐš·tǎrǎ&amp;hǔ lǎhǔ ʔͣǎbǔwhǔ fǐã dǔk^ǎ&amp;nǐ rǎšǐydį. &amp;ǎlḍ^ǎfǎ&amp;dǐʕǔ fǐã &amp;lǧǎdǐyrǐ kǎθǐyrǎäų. wǎ hǐãǎ tǎnǐq^ǔ kǎθǐyrą&amp; wǎ yǔs·mǎʕǔ nǎqǐyqǔhǎ&amp; fǐã &amp;ll^ǎyǎ&amp;lǐã ʕǎlǎã mǎsǎ&amp;fǎäį bǎʕǐydǎäį. wǎ &amp;lḍ^ǐf·dǎʕǔ mǐnǎ &amp;l·ḥǎy·wǎ&amp;nǎ&amp;tǐ &amp;l·bǎr^ǎmǎ&amp;ʔͤǐy^ǎäǐ wǎ lǎhǔ &amp;ǎn·wǎ&amp;ʕų kǎθǐyrǎäų. &amp;ǎl·mǐb·rǎ&amp;äǔ ʔ̾lǎäǔ bǎr·ãǐ &amp;l·qǎlǎmǐ. bǎrǎy·tǔ &amp;l·qǎlǎmǎ bǐ&amp;l·mǐb·rǎ&amp;äǐ. yǎqǔwlǔ &amp;l·mǔʕǎl^ǐmǔ mǔxǎ&amp;ṭǐbą&amp; &lt;^ǎl&amp;ǎmǐyðǎ: &amp;ǎy^ǎhǎ&amp; &lt;^ǎl&amp;ǎmǐyðǔ &amp;ǔt·rǔkǔw &amp;ll^ǎʕǐbǎ fǎyǎs·mǎʕǔ &lt;^ǎl&amp;ǎmǐyðǔ qǎw·lǎ mǔʕǎl^ǐmǐhǐm· wǎ yǔṭǐyʕǔwnǎhǔ wǎ yǎq·rǎʔͣǔwnǎ dǔrǔwsǎhǔm·. &amp;ǎl·mǐx·rǎzǔ ʔ̾lǎäǔ &amp;lʔͥǐs·kǎ&amp;fǐ bǐhǐ yǎθ·qǔbǔ &amp;ln^ǎʕ·lǎ &amp;l^ǎðǐã yǎxǐyṭǔhǔ. ḥǎḍǎrǎtǐ &amp;l·qǎh·wǎäǔ bǐ&amp;ll^ǎbǎnǐ fǎhǎl· tǎš·rǎbǔhǎ&amp;? - nǎʕǎm·, bǐkǔl^ǐ sǔrǔwrį, wǎ mǐn· &amp;ǎy·nǎ lǎkǔmǔ &amp;l·qǎh·wǎäǔ? mǔn·ðǔ wǎq·tį qǎrǐybį zǎ&amp;rǎ ʔͣǎbǐã bǐl&amp;ǎdǎ &amp;l·yǎmǎnǐ fǎjǎlǎbǎhǎ&amp; mǐn·hǎ&amp;. yǎsǔr^ǔnǐã yǎ&amp; wǎlǎdǐã ʔͣǎn· &amp;ǎrǎ&amp;kǎ hǎkǎðǎ&amp; ṭǎ&amp;lǐbą&amp; mǔj·tǎhǐdą&amp; nǎšǐyṭą&amp; tǎqǐy^ą&amp; mǔḥǐb^ą&amp; lǐl&amp;ǐs·l&amp;ǎmǐ mǔjǎ&amp;hǐdą&amp; fǐã sǎbǐylǐ &amp;ll^ǎhǐ, &amp;ǎll^ǎhǔ yǎr·ḍǎã ʕǎn·kǎ wǎ &amp;ḥ·rǐṣ· &amp;ǎl&amp;^ǎ tǔṣǎ&amp;ḥǐbǎ &amp;ǐl&amp;^ǎ mǎn· kǎ&amp;nǎ kǎðǎlǐkǎ.</text:span></text:p>
      <text:p text:style-name="P2"><text:span text:style-name="T6">&amp;ǎld^ǎrsǔ &amp;lθ^ǎ&amp;lǐθǔ wǎ &lt;^ǐs·ʕǔwnǎ 93 ¤</text:span></text:p>
      <text:p text:style-name="P2"><text:span text:style-name="T6">hǔd·bų, ʔͣǎh·dǎ&amp;bų. jǎf·nų, ʔͣǎj·fǎ&amp;nų. ḥǎ&amp;jǐbų, ḥǎwǎ&amp;jǐbǔ.</text:span></text:p>
      <text:p text:style-name="P2"><text:span text:style-name="T6">ʔͣǎn·fų, ʔͣǔnǔwfų. šǎ&amp;rǐbų, šǎwǎ&amp;rǐbǔ. lǐḥ·yǎäų, lǔḥąã.</text:span></text:p>
      <text:p text:style-name="P2"><text:span text:style-name="T6">ʕǔḍ·wų, &amp;ǎʕ·ḍǎ&amp;ʔų. wǎð̣ǐyfǎäų, wǎð̣ǎ&amp;ʔͤǐfǔ. ʔͣǔḥǎ&amp;dǔ. mǎθ·nǎã.</text:span></text:p>
      <text:p text:style-name="P2"><text:span text:style-name="T6">mǐn·hǎ&amp; mǎ&amp; hǔwǎ. šǎm^ǎ (w) šǎm^ų. rǎ&amp;ʔͤǐḥǎäų, rǎwǎ&amp;ʔͤǐḥǔ. lǐmǎ l&amp;ǎ tǎq·rǎʔͣǔ?</text:span></text:p>
      <text:p text:style-name="P2"><text:span text:style-name="T6">ʕǎm^ǎ&amp; qǎrǐybį. jǎz^ǎ (w) jǎz^ų. jǎz^ǎ &amp;lṣ^ǔwfǎ. &amp;ǎʕ·fǎã &amp;ll^ǐḥ·yǎäǎ.</text:span></text:p>
      <text:p text:style-name="P2"><text:span text:style-name="T6">šǎʕ·rǎäų (&amp;t). šǎʕ·rų, šǔʕǔwrų. wǎ lǎw· mǎr^ǎäą.</text:span></text:p>
      <text:p text:style-name="P2"><text:span text:style-name="T6">ṭǎrǎfų, &amp;ǎṭ·rǎ&amp;fų. qǎlǎmǎ (ã) qǎl·mų. qǎlǎmǎ &amp;lð̣^ǔf·rǎ.</text:span></text:p>
      <text:p text:style-name="P2"><text:span text:style-name="T6">dǎhǎnǎ (w) dǎh·nų. sǎr^ǎḥǎ. sǎr^ǎḥǎ šǎʕ·rǎhǔ. ʔͣǎḥ·fǎã &amp;lš^ǎ&amp;rǐbǎ.</text:span></text:p>
      <text:p text:style-name="P2"><text:span text:style-name="T6">mǎjǔwsǐã^ų, mǎjǔwsų.//</text:span></text:p>
      <text:p text:style-name="P2"><text:span text:style-name="T6">lǐl&amp;ǐn·sǎ&amp;nǐ &amp;ǎʕ·ḍǎ&amp;ʔų kǎθǐyrǎäų wǎ lǐkǔl^ǐ ʕǔḍ·wį mǐn·hǎ&amp; wǎð̣ǐyfǎtǔhǔ. fǎlǎhǔ mǐn·hǎ&amp; mǎ&amp; hǔwǎ &amp;ǔḥǎ&amp;dǔ kǎ&amp;lr^ǎʔͣ·sǐ wǎ &amp;l&amp;ǎn·fǐ wǎ &amp;l·fǎmǐ wǎ &amp;ll^ǐsǎ&amp;nǐ wǎ ǧǎy·rǐhǎ&amp;, wǎ lǎhǔ mǐn·hǎ&amp; mǎ&amp; hǔwǎ mǎθ·nǎã kǎ&amp;lyǎdǎy·nǐ wǎ &amp;lr^ǐj·lǎy·nǐ wǎ &amp;l&amp;ǔðǔnǎy·nǐ wǎ &amp;l·ʕǎy·nǎy·nǐ. bǐ&amp;lʔͣǔðǔnǐ yǎs·mǎʕǔ &amp;l&amp;ǐn·sǎ&amp;nǔ &amp;l&amp;ǎṣ·wǎ&amp;tǎ wǎ bǐ&amp;l^ǐsǎ&amp;nǐ yǎtǎkǎl^ǎmǔ wǎ bǐ&amp;l·fǎmǐ wǎ &amp;l&amp;ǎs·nǎ&amp;nǐ yǎ&amp;·kǔlǔ wǎ yǎš·rǎbǔ wǎ bǐ&amp;l·yǎdǐ yǔm·sǐkǔ &amp;l&amp;ǎš·yǎ&amp;ʔǎ wǎ bǐ&amp;l&amp;ǎn·fǐ yǎšǔm^ǔ &amp;lr^ǎ&amp;ʔͤǐḥǎäǎ wǎ bǐ&amp;l·ʕǎy·nǐ yǎrǎã. lǐkǔl^ǐ yǎdį xǎm·sǔ &amp;ǎṣǎ&amp;bǐʕǎ: &amp;ǎl&amp;ǐb·hǎ&amp;mǔ wǎ &amp;ls^ǎb^ǎ&amp;bǎäǔ wǎ tǔsǎm^ǎã &amp;l·mǔsǎb^ǐḥǎäǎ ʔͣǎy·ḍą&amp; wǎ &amp;l·wǔs·ṭǎã wǎ &amp;l·bǐn·ṣǐrǔ wǎ &amp;l·xǐn·ṣǐrǔ. lǐmǎ l&amp;ǎ tǎk·tǔbǔ dǔrǔwsǎkǎ? lǐmǎ l&amp;ǎ tǎḥ·tǎrǐmǔ &amp;l·kǐbǎ&amp;rǎ? lǐmǎ l&amp;ǎ tǔṣǎl^ǐã &amp;lṣ^ǎlǎwǎ&amp;tǐ fǐã ʔͣǎw·qǎ&amp;tǐhǎ&amp;? ʕǎm^ǎ&amp; qǎrǐybį sǎyǎn·bǔtǔ šǎ&amp;rǐbǔkǎ wǎ tǎn·bǔtǔ lǐḥ·yǎtǔkǎ fǎ&amp;ǐðǎ&amp; nǎbǎtǎ&amp; fǎjǔz^ǎ šǎ&amp;rǐbǎkǎ wǎ ʔͣǎʕ·fǐ lǐḥ·yǎtǎkǎ bǐðǎ&amp; &amp;ǎmǎrǎnǎ&amp; &amp;ln^ǎbǐã^ǔ ṣǎl^ǎã &amp;ll^ǎhǔ ʕǎlǎy·hǐ wǎ sǎl^ǎmǎ, wǎ qǎd· jǎ&amp;ʔǎ fǐã ḥǎdǐyθį ʔ̾xǎrǎ: &amp;ǎḥ·fǔw&amp; &amp;lš^ǎwǎ&amp;rǐbǎ wǎ ʔͣǎʕ·fǔw&amp; &amp;ll^ǔḥǎã wǎ xǎ&amp;lǐfǔw&amp; </text:span><text:soft-page-break/><text:span text:style-name="T6">&amp;l·mǎjǔwsǎ. &amp;ǎl&amp;ǎh·dǎ&amp;bǔ hǐãǎ šǎʕǎrǎ&amp;tų nǎbǎtǎt· ʕǎlǎã ʔͣǎṭ·rǎ&amp;fǐ &amp;l&amp;ǎj·fǎ&amp;nǐ wǎ &amp;l·ḥǎwǎ&amp;jǐbǔ hǐãǎ &amp;lš^ǎʕǎrǔ &amp;ln^ǎ&amp;bǐtǔ fǎw·qǎ &amp;l·ʕǎy·nǎy·nǐ. &amp;ǐq·lǐm· ð̣ǔf·rǎkǎ wǎ qǔṣ^ǎ šǎ&amp;rǐbǎkǎ wǎ &amp;ǧ·sǐl· šǎʕ·rǎ rǎʔͣ·sǐkǎ wǎ &amp;d·hǔn·hǔ wǎ sǎr^ǐḥ·hǔ wǎ lǎw· mǎr^ǎäą fǐã kǔl^ǐ &amp;ǔs·bǔwʕį.</text:span></text:p>
      <text:p text:style-name="P2"><text:span text:style-name="T6">&amp;ǎld^ǎr·sǔ &amp;lr^ǎ&amp;bǐʕǔ wǎ &lt;^ǐs·ʕǔwnǎ 94 ¤</text:span></text:p>
      <text:p text:style-name="P2"><text:span text:style-name="T6">bǔn·dǔqǐy^ǎäų, bǎnǎ&amp;dǐqǔ. xǎr·ṭǔwšǎäų (&amp;t). kǎrǐymų, kǔrǎmǎ&amp;ʔǔ.</text:span></text:p>
      <text:p text:style-name="P2"><text:span text:style-name="T6">sǎxǐã^ų, &amp;ǎs·xǐyǎ&amp;ʔǔ. bǎxǐylų, bǔxǎl&amp;ǎʔǔ. fǐymǎ&amp; mǎḍǎã. ǧǎy·rǔhǔ. &amp;ǐs·tǎǧ·nǎã ʕǎn·... sǎ&amp;ʔͤǐlų, sǔʔͮ^ǎ&amp;lų. rǎd^ǎ (w) rǎd^ų.</text:span></text:p>
      <text:p text:style-name="P2"><text:span text:style-name="T6">qǐṭ·ʕǎäų, qǐṭǎʕų. šǎr·bǎäų. bǐxǐl&amp;ǎfǐ... (ʕǎlǎã xǐl&amp;ǎfǐ...). tǎṣǎd^ǎqǎ ʕǎlǎã... mǎʕ·rǔwfų bǐ... kǎrǎmų. šǔḥ^ų. sǎxǎ&amp;ʔų. bǔx·lų. bǎqǐãǎ (&amp;) bǎqǎ&amp;ʔų. lǎhǔ &amp;ǎn·... lǎy·sǎ lǎhǔ &amp;ǎn·... &amp;ǐf·tǎxǎrǎ.</text:span></text:p>
      <text:p text:style-name="P2"><text:span text:style-name="T6">&amp;ǐn·ṭǎlǎqǎ. &amp;ǐḥ·tǎṭǎbǎ. &amp;ǐs·tǎṣ·ḥǎbǎ. wǎḥ·šų, wǔḥǔwšų.</text:span></text:p>
      <text:p text:style-name="P2"><text:span text:style-name="T6">ṣǎ&amp;dǎ &amp;l·wǎḥ·šǎ. fǎ&amp;rǐǧų. ʕǎb^ǎʔͣǎ.//</text:span></text:p>
      <text:p text:style-name="P2"><text:span text:style-name="T6">kǔn^ǎ&amp; nǎq·rǎʔͣǔ fǐymǎ&amp; mǎḍǎã lǐdǐrǎ&amp;sǎäǐ &amp;ll^ǔǧǎäǐ &amp;l·ʕǎrǎbǐy^ǎäǐ kǐtǎ&amp;bǎ "mǎb·dǎʔͣǐ &amp;l·qǐrǎ&amp;ʔǎäǐ" ʔͣǎwǐ "&amp;ld^ǔrǔwsǐ &amp;lš^ǐfǎ&amp;hǐy^ǎäǐ" wǎ qǎd· ð̣ǎhǎrǎt· ʕǐn·dǎnǎ&amp; &amp;lʔ̾nǎ kǔtǔbų ǧǎy·rǔhǔmǎ&amp; nǎs·tǎǧ·nǐã bǐhǎ&amp; ʕǎn· tǐl·kǎ. xǎ&amp;lǐdų bǎxǐylų jǐd^ą&amp; &amp;ǐðǎ&amp; jǎ&amp;ʔǎhǔ sǎ&amp;ʔͤǐlų yǎrǔd^ǔhǔ wǎ l&amp;ǎ yǎm·nǎḥǔhǔ qǐṭ·ʕǎäǎ xǔb·zį wǎ l&amp;ǎ šǎr·bǎäǎ mǎ&amp;ʔį. wǎ &amp;ǎm^ǎ&amp; jǎ&amp;rǔhǔ ḥǎsǎnų fǎkǎrǐymų sǎxǐã^ų ʕǎlǎã xǐl&amp;ǎfǐhǐ yǔḥ·sǐnǔ &amp;ǐlǎã &amp;l·fǔqǎrǎ&amp;ʔǐ wǎ yǎtǎṣǎd^ǎqǔ ʕǎlǎã &amp;l·mǔḥ·tǎ&amp;jǐynǎ fǎðǎlǐkǎ mǎʕ·rǔwfų bǐbǔx·lǐhǐ wǎ šǔḥ^ǐhǐ wǎ hǎðǎ&amp; mǎʕ·rǔwfų bǐkǎrǎmǐhǐ wǎ sǎxǎ&amp;ʔͤǐhǐ. hǎðǐhǐ &amp;ǎqǎ&amp;rǐbǐã wǎ tǐl·kǎ &amp;ǎqǎ&amp;rǐbǔkǎ fǎ&amp;n·ð̣ǔr· &amp;ǎy^ǔhǔmǎ&amp; ʔͣǎq·wǎã &amp;ǐymǎ&amp;ną&amp; wǎ &amp;ǎk·θǎrǔ jǐhǎ&amp;dą&amp; &amp;ǐðą&amp; fǎlǐã &amp;ǎn· &amp;ǎf·tǎxǐrǎ bǐʔͣǎqǎ&amp;rǐbǐã wǎ lǎy·sǎ lǎkǎ &amp;ǎn· tǎf·tǎxǐrǎ bǐʔͣǎqǎ&amp;rǐbǐkǎ. ǧǎdą&amp; ṣǎbǎ&amp;ḥą&amp; nǎn·ṭǎlǐqǔ &amp;ǐlǎã &amp;l·ǧǎ&amp;bǐ lǐl&amp;ǐḥ·tǐṭǎ&amp;bǐ wǎ nǎs·tǎṣ·ḥǐbǔ bǎnǎ&amp;dǐqǎnǎ&amp; lǐnǎṣǐydǎ bǎʕ·ḍǎ &amp;l·wǔḥǔwšǐ wǎ nǎb·qǎã fǐyhǐ &amp;ǐlǎã &amp;l·mǎsǎ&amp;ʔǐ θǔm^ǎ nǎr·jǐʕǔ &amp;ǐlǎã mǎn·zǐlǐnǎ&amp;. hǎl· ʕǐn·dǎkǎ xǎr·ṭǔwšǎ&amp;tų? - nǎʕǎm· ʕǐn·dǐã xǎr·ṭǔwšǎ&amp;tų lǎkǐn^ǎhǎ&amp; fǎ&amp;rǐǧǎäų ʕǎlǎã^ǎ &amp;ǎn· ʔͣǔʕǎb^ǐʔͤǎhǎ&amp;.</text:span></text:p>
      <text:p text:style-name="P2"><text:span text:style-name="T6">&amp;ǎld^ǎr·sǔ &amp;l·xǎ&amp;mǐsǔ wǎ &lt;^ǐs·ʕǔwnǎ 95 ¤</text:span></text:p>
      <text:p text:style-name="P2"><text:span text:style-name="T6">ð̣ǎhǎrǎ &amp;lʔͥǐs·l&amp;ǎmǔ ʕǎlǎã sǎ&amp;ʔͤǐrǐ &amp;lʔͣǎd·yǎ&amp;nǐ. fǐã šǎʔͣ·nǐ... mǎ&amp;ḍį.</text:span></text:p>
      <text:p text:style-name="P2"><text:span text:style-name="T6">bǐmǎ&amp; yǎq·dǐrǔ. wǎjǎbǎ (ã) wǔjǔwbų. wǎ&amp;jǐbų. wǎ hǎkǎðǎ&amp; dǎwǎ&amp;lǎy·kǎ.</text:span></text:p>
      <text:p text:style-name="P2"><text:span text:style-name="T6">tǎfǎk^ǎrǎ. ḥǔk·mų. mǐr·ʔ̾äų, mǎrǎ&amp;yǎ&amp;. ḥǎs^ǎnǎ. kǎã· yǎkǔwnǎ.</text:span></text:p>
      <text:p text:style-name="P2"><text:span text:style-name="T6">mǎy^ǐtų, ʔͣǎm·wǎ&amp;tų. rǎs·mų. tǎbǎʕ·θǎrǎ. ḍǎ&amp;ʕǎ (ã) ḍǎyǎ&amp;ʕų.</text:span></text:p>
      <text:p text:style-name="P2"><text:span text:style-name="T6">ḥǎ&amp;fǎð̣ǎ ʕǎlǎã... ḥǎ&amp;fǎð̣ǎ ʕǎlǎã &amp;ln^ǎð̣ǎ&amp;fǎäǐ. ḥǎ&amp;fǎð̣ǎ ʕǎlǎã &amp;lṣ^ǎl&amp;ǎäǐ.</text:span></text:p>
      <text:p text:style-name="P2"><text:span text:style-name="T6">ṣǎ&amp;mǎ (w) ṣǎw·mų, ṣǐyǎ&amp;mų. wǎs^ǎxǎ. ʕǎlǎã wǎj·hǐ &amp;lʔͣǎr·ḍǐ. ḥǔk·mų.//</text:span></text:p>
      <text:p text:style-name="P2"><text:span text:style-name="T6">ʔͣǎtǎʕ·rǐfǔ mǎ&amp; hǔwǎ &amp;l·jǐhǎ&amp;dǔ? - nǎʕǎm·, &amp;ǎl·jǐhǎ&amp;dǔ hǔwǎ &amp;ǎn· tǎb·ðǔlǎ mǎ&amp; fǐã wǔs·ʕǐkǎ fǐã nǔṣ·rǎäǐ &amp;lʔͥǐs·l&amp;ǎmǐ wǎ fǐã ð̣ǎhǔwrǐhǐ ʕǎlǎã sǎ&amp;ʔͤǐrǐ &amp;ln^ǔð̣ǔmǐ wǎ &amp;lʔͣǎd·yǎ&amp;nǐ wǎ &amp;ǎn· l&amp;ǎ yǎb·qǎã dǐynų wǎ l&amp;ǎ ḥǔk·mų wǎ l&amp;ǎ nǐð̣ǎ&amp;mų ǧǎy·rǔ &amp;lʔͥǐs·l&amp;ǎmǐ ʕǎlǎã wǎj·hǐ &amp;lʔͣǎr·ḍǐ. &amp;ǎtǎʕ·rǐfǔ mǎ&amp;ðǎ&amp; qǎ&amp;lǎ &amp;ln^ǎbǐã^ǔ – ṣǎl^ǎã &amp;ll^ǎhǔ ʕǎlǎy·hǐ wǎ sǎl^ǎmǎ – fǐã šǎʔͣ·nǐ </text:span><text:soft-page-break/><text:span text:style-name="T6">&amp;l·jǐhǎ&amp;dǐ? - hǔwǎ qǎ&amp;lǎ fǐã šǎʔͣ·nǐ &amp;l·jǐhǎ&amp;dǐ: &amp;ǎl·jǐhǎ&amp;dǔ mǎ&amp;ḍį &amp;ǐlǎã yǎw·mǐ &amp;l·qǐyǎ&amp;mǎäǐ, yǎʕ·nǐã &amp;ǎn^ǎ &amp;l·jǐhǎ&amp;dǎ l&amp;ǎ yǎn·qǎṭǐʕǔ wǎ l&amp;ǎ yǎn·bǎǧǐã &amp;ǎn· yǎn·qǎṭǐʕǎ mǎ&amp;dǎ&amp;mǎ ʕǎlǎã wǎj·hǐ &amp;lʔͣǎr·ḍǐ dǐynų ʔͣǎw· nǐð̣ǎ&amp;mų &amp;ǎw· ḥǔk·mų ǧǎy·rǔ &amp;lʔͥǐs·l&amp;ǎmǐ. &amp;ǎyǎjǐbǔ &amp;l·jǐhǎ&amp;dǔ ʕǎlǎã kǔl^ǐ mǔs·lǐmį wǎ mǔs·lǐmǎäį? - nǎʕǎm·, &amp;ǎl·jǐhǎ&amp;dǔ wǎ&amp;jǐbų ʕǎlǎã kǎl^ǐ wǎ&amp;ḥǐdį bǐmǎ&amp; yǎq·dǐrǔ: fǎ&amp;l·ǧǎnǐã^ǔ yǔjǎ&amp;hǐdǔ bǐmǎ&amp;lǐhǐ wǎ &amp;l·qǎwǐã^ǔ bǐqǔw^ǎtǐhǐ wǎ &amp;l·ʕǎ&amp;lǐmǔ bǐʕǐl·mǐhǐ wǎ &amp;lr^ǐyǎ&amp;ḍǐã^ǔ bǐrǐyǎ&amp;ḍǎtǐhǐ wǎ &amp;l·ʕǎ&amp;mǐlǔ bǐʕǎmǎlǐhǐ wǎ hǎkǎðǎ&amp; dǎwǎ&amp;lǎy·kǎ. nǎð̣ǎr·tǔ fǐã &amp;l·mǐr·ʔ̾äǐ fǎrǎʔͣǎy·tǔ wǎj·hǐã fǐyhǎ&amp; wǎ tǎfǎk^ǎr·tǔ fǐã xǎl·qǐhǐ wǎ ḥǎmǐd·tǔ &amp;ll^ǎhǎ ʕǎlǎã ʔͣǎn· ḥǎs^ǎnǎhǔ. tǎʕǎl^ǎm· yǎ&amp;wǎlǎdǔ kǎã· tǔṣ·bǐḥǎ ʕǎ&amp;lǐmą&amp; wǎ l&amp;ǎ tǎb·qǎã jǎ&amp;hǐl&amp;ą fǎ&amp;l·jǔhǎl&amp;ǎʔǔ ʔͣǎm·wǎ&amp;tų qǎb·lǎ mǎw·tǐhǐm· wǎ &amp;l·ʕǔlǎmǎ&amp;ʔǔ &amp;ǎḥ·yǎ&amp;ʔų bǎʕ·dǎ mǎw·tǐhǐm·. &amp;ǎl·ʕǔlǎmǎ&amp;ʔǔ mǔḥ·tǎrǎmǔwnǎ dǎ&amp;ʔͤǐmą&amp;. bǎʕ·dǎ &amp;n·tǐhǎ&amp;ʔͤǐkǎ mǐnǎ &amp;lr^ǎs·mǐ ḍǎʕǐ &amp;l&amp;ǎq·l&amp;ǎmǎ fǐã &amp;l·mǐq·lǎmǎäǐ lǐʔͤǎl&amp;^ǎ tǎtǎbǎʕ·θǎrǎ wǎ tǎḍǐyʕǎ. ʕǎ&amp;ʔͤǐšǎäǔ tǐl·mǐyðǎäų mǔj·tǎhǐdǎäų nǎšǐyṭǎäų wǎ mǔʔͮǎd^ǎbǎäų tǔḥǎ&amp;fǐð̣ǔ ʕǎlǎã ṣǎl&amp;ǎtǐhǎ&amp; wǎ ṣǐyǎ&amp;mǐhǎ&amp; wǎ tǔḥǐb^ǔhǎ&amp; mǔʕǎl^ǐmǎtǔhǎ&amp; kǎθǐyrą&amp; wǎ l&amp;ǎ tǔwǎs^ǐxǔ lǐbǎ&amp;sǎhǎ&amp; &amp;ǎbǎdą&amp; wǎ tǎkǔwnǔ dǎ&amp;ʔͤǐmą&amp; nǎð̣ǐyfǎäą, wǎdǐd·tǔ lǎw· &amp;ǎn^ǎhǎ&amp; kǎ&amp;nǎt· zǎw·jǎtǐã.</text:span></text:p>
      <text:p text:style-name="P2"><text:span text:style-name="T6">&amp;ǎld^ǎr·sǔ &amp;lsǎ&amp;dǐsǔ wǎ &lt;^ǐs·ʕǔwnǎ 96 ¤</text:span></text:p>
      <text:p text:style-name="P2"><text:span text:style-name="T6">ʔ̾lǎäǔ &lt;^ǎṣ·wǐyrǐ. lǐjǎ&amp;mų, lǔjǔmų. sǎr·jų, sǔrǔwjų.</text:span></text:p>
      <text:p text:style-name="P2"><text:span text:style-name="T6">ḥǎ&amp;ḍǐnǎäų, ḥǎwǎ&amp;ḍǐnǔ. wǎlǐydų, wǐl·dǎ&amp;nų. sǎqǎ&amp;hǔ mǎ&amp;ʔą.</text:span></text:p>
      <text:p text:style-name="P2"><text:span text:style-name="T6">qǎmǎṭǎ (ã) qǎm·ṭų. nǎw^ǎmǎ. nǎw^ǎmǎ &amp;l·wǎlǐydǎ. mǔr·. xǎ&amp;dǐmų, xǔd^ǎ&amp;mų.</text:span></text:p>
      <text:p text:style-name="P2"><text:span text:style-name="T6">xǎ&amp;dǐmǎäų (&amp;t). mǎh·dų, mǔhǔwdų. lǎḥ·dų, lǔḥǔwdų. ʔͣǎl·jǎmǎ. ʔͣǎs·rǎjǎ.</text:span></text:p>
      <text:p text:style-name="P2"><text:span text:style-name="T6">mǎṣ·nǔwʕų. ʕǎzǎmǎ ʕǎlǎã... (ã) ʕǎz·mų. jǐl·dų, jǔlǔwdų.</text:span></text:p>
      <text:p text:style-name="P2"><text:span text:style-name="T6">ʕǎlǎã mǎh·lį. mǎšǎã ʕǎlǎã mǎh·lį. ḥǔz·mǎäų, ḥǔzǎmų. sǎmǐykų.</text:span></text:p>
      <text:p text:style-name="P2"><text:span text:style-name="T6">lǎwǎ&amp;zǐmǔ &amp;l·kǐtǎ&amp;bǎäǐ. tǎʕǎw^ǎdǎ. ṣǎw^ǎrǎ. mǔṣǎw^ǐrų (wn).</text:span></text:p>
      <text:p text:style-name="P2"><text:span text:style-name="T6">ǧǎrǐybų. ǧǎrǐybǔ &amp;lš^ǎk·lǐ. &amp;ǎš·bǎhǎ. l&amp;ǎ yǔš·bǐhǔ.</text:span></text:p>
      <text:p text:style-name="P2"><text:span text:style-name="T6">ḥǎj·mų, ḥǔjǔwmų. ṣǎǧǐyrǔ &amp;l·ḥǎj·mǐ. kǎbǐyrǔ &amp;l·ḥǎj·mǐ. ʕǎ&amp;dǐã^ų.</text:span></text:p>
      <text:p text:style-name="P2"><text:span text:style-name="T6">&amp;ǐt^ǎxǎðǎ ṣǎdǐyqą&amp;. dǎ&amp;rų, dǐyǎ&amp;rų. kǎfǎrǎ (w) kǔf·rų. kǎfǎrǎ bǐ&amp;ll^ǎhǐ.</text:span></text:p>
      <text:p text:style-name="P2"><text:span text:style-name="T6">rǎḍǐytǔ bǐ&amp;ll^ǎhǐ rǎb^ą&amp;. rǎḍǐytǔ bǐ&amp;lʔͥǐs·l&amp;ǎmǐ dǐyną&amp;.//</text:span></text:p>
      <text:p text:style-name="P2"><text:span text:style-name="T6">&amp;ǎl·ḥǎ&amp;ḍǐnǎäǔ tǔṭ·ʕǐmǔ &amp;l·wǎlǐydǎ wǎ tǎs·qǐyhǐ wǎ tǎq·mǐṭǔhǔ wǎ tǔnǎw^ǐmǔhǔ fǐã &amp;l·mǎh·dǐ. mǔrǐ &amp;l·xǎ&amp;dǐmǎ ʔͣǎn· yǔl·jǐmǎ &amp;l·fǎrǎsǎ wǎ yǔs·rǐjǎhǔ fǎqǎd· ʕǎzǎm·tǔ ʕǎlǎã &amp;ls^ǎfǎrǐ bǎʕ·dǎ &amp;lð̣^ǔh·rǐ. bǐʔͣǎã^ǐ &amp;ll^ǐjǎ&amp;mǎy·nǐ yǔl·jǐmǔ? - lǐyǔl·jǐm· bǐ&amp;ll^ǐjǎ&amp;mǐ &amp;l·jǎdǐydǐ &amp;l·mǎṣ·nǔwʕǐ mǐn· jǐl·dį wǎ &amp;ll^ǎðǐã jǐʔͤ·tǔ bǐhǐ mǐnǎ &amp;ls^ǔwqǐ mǔn·ðǔ ʔͣǎy^ǎ&amp;mį. mǔwsǎã yǎm·šǐã ʕǎlǎã mǎh·lį wǎ lǎy·lǎã tǎm·šǐã ʕǎlǎã mǎh·lį. ʕǎlǎã mǎk·tǎbǐã dǎwǎ&amp;äų wǎ nǎš^ǎ&amp;fǎäų wǎ ḥǔz·mǎäų sǎmǐykǎäų mǐnǎ &amp;l·wǎrǎqǐ wǎ sǎ&amp;ʔͤǐrǔ lǎwǎ&amp;zǐmǐ &amp;l·kǐtǎ&amp;bǎäǐ. tǎʕǎw^ǎd· &amp;ǎn· tǎnǎ&amp;mǎ bǎ&amp;kǐrą&amp; wǎ tǎn·hǎḍǎ bǎ&amp;kǐrą&amp;. ʕǔθ·mǎ&amp;nǔ mǔṣǎw^ǐrų mǎ&amp;hǐrų yǔṣǎw^ǐrǔ &amp;ln^ǎ&amp;sǎ bǐʔ̾lǎäǐ &lt;^ǎṣ·wǐyrǐ, wǎ ʕǐn·dǎhǔ ʔ̾lǎäǔ tǎṣ·wǐyrį jǔlǐbǎt· mǐnǎ &amp;l·yǎ&amp;bǎ&amp;nǐ, wǎ hǐãǎ </text:span><text:soft-page-break/><text:span text:style-name="T6">ǧǎrǐybǎäǔ &amp;lš^ǎk·lǐ l&amp;ǎ tǔš·bǐhǔ ʔ̾l&amp;ǎtǐ &lt;^ǎṣ·wǐyrǐ ʕǐn·dǎnǎ&amp; wǎ ṣǎǧǐyrǎäǔ &amp;l·ḥǎj·mǐ yǔm·kǐnǔ ḥǎm·lǔhǎ&amp; fǐã &amp;l·jǎy·bǐ &amp;l·ʕǎ&amp;dǐã^ǐ. &amp;lʔͥǐs·l&amp;ǎmǔ dǐynǔ &amp;ll^ǎhǐ &amp;l·xǎ&amp;lǐdǔ, ʕǎlǎã &amp;l·mǔs·lǐmǐ ʔͣǎn· yǎʔͣ·xǔðǎ mǐnǎ &amp;lʔͥǐs·l&amp;ǎmǐ kǔl^ǎ mǎ&amp; yǎḥ·tǎ&amp;jǔ &amp;ǐlǎy·hǐ, wǎ ʕǎlǎã &amp;l·mǔs·lǐmǐ &amp;ǎn· yǎr·ḍǎã bǐhǐ dǐyną&amp; wǎ dǎw·lǎäą wǎ ḥǔk·mą&amp; wǎ nǐð̣ǎ&amp;mą&amp; wǎ xǔlǔqą&amp; wǎ yǔḥǐb^ǎhǔ wǎ lǎ&amp; yǎr·ḍǎã bǐsǐwǎ&amp;hǔ fǎmǎn· rǎḍǐyǎ bǐsǐwǎ&amp;hǔ dǐyną&amp; wǎ dǎw·lǎäą wǎ ḥǔk·mą&amp; wǎ nǐð̣ǎ&amp;mą&amp; wǎ xǔlǔqą&amp; fǎqǎd· ʕǎb·dǎhǔ wǎ &amp;t^ǎxǎðǎhǔ &amp;ǐlǎhą&amp; wǎ mǎnǐ &amp;t^ǎxǎðǎ &amp;ǐlǎhą&amp; ǧǎy·rǎ &amp;ll^ǎhǐ fǎqǎd· kǎfǎrǎ, wǎ lǎy·sǎ lǐl·kǎ&amp;fǐrǐ dǎ&amp;rų yǎs·kǔnǔhǎ&amp; fǐã &amp;lʔ̾xǐrǎäǐ &amp;ǐl&amp;^ǎ &amp;ln^ǎ&amp;rǔ. &amp;ǔṭ·lǔbǐ &amp;l·ʕǐl·mǎ mǐnǎ &amp;l·mǎh·dǐ &amp;ǐlǎã &amp;ll^ǎḥ·dǐ wǎ mǎʕǎ ðǎlǐkǎ tǎmǔwtǔ jǎ&amp;hǐl&amp;ą.</text:span></text:p>
      <text:p text:style-name="P2"><text:span text:style-name="T6">-97- ¤</text:span></text:p>
      <text:p text:style-name="P2"><text:span text:style-name="T6">wǎṣǐy^ǎäų, wǎṣǎ&amp;yǎ&amp;. ʔͣǎw·ṣǎã. xǎ&amp;lǎfǎ &amp;l·wǎṣǐy^ǎäǎ. &amp;ǐǧ·tǎsǎlǎ.</text:span></text:p>
      <text:p text:style-name="P2"><text:span text:style-name="T6">&amp;ǐs·tǎd·ʕǎã. ʕǎ&amp;yǎnǎ. ʕǎ&amp;yǎnǎ &amp;l·mǎrǐyḍǎ. kǎšǎfǎ (ã) kǎš·fų.</text:span></text:p>
      <text:p text:style-name="P2"><text:span text:style-name="T6">dǎ&amp;ʔų, ʔͣǎd·wǎ&amp;ʔų. wǎṣǎfǎ &amp;ld^ǎwǎ&amp;ʔǎ. mǔʕǎ&amp;lǎjǎäų. dǎ&amp;mǎ (w) dǎwǎ&amp;mų.</text:span></text:p>
      <text:p text:style-name="P2"><text:span text:style-name="T6">&amp;ǎm·rų, ʔͣǎwǎ&amp;mǐrǔ. ʔͣǎwǎ&amp;mǐrǔ &amp;ll^ǎhǐ. ʕǐqǎ&amp;bų. tǎ&amp;bǎ (w) tǎw·bǎäų.</text:span></text:p>
      <text:p text:style-name="P2"><text:span text:style-name="T6">ʕǎ&amp;dǎ &amp;ǐlǎã... lǎm· yǎʕǔd· &amp;ǐlǎã... fǎr·ḍų, fǎrǔwḍų. mǔʕǎq^ǎdų.</text:span></text:p>
      <text:p text:style-name="P2"><text:span text:style-name="T6">mǎs·ʔͤǎlǎäų mǔʕǎq^ǎdǎäų. wǎrǎdǎ (ã) wǔrǔwdų. &amp;ǎk·rǎmǎ. šǎy·xǔwxǎäų.</text:span></text:p>
      <text:p text:style-name="P2"><text:span text:style-name="T6">rǐfǎ&amp;qų. ǧǐyǎ&amp;bų. hǎðǐhǐ &amp;l·mǔd^ǎäǎ. ṣǎl^ǎã &amp;l·fǎr·ḍǎ.//</text:span></text:p>
      <text:p text:style-name="P2"><text:span text:style-name="T6">kǎ&amp;nǎtǐ &amp;l&amp;ǔm^ǔ tǔwṣǐã &amp;b·nǎhǎ&amp; dǎ&amp;ʔͤǐmą&amp; &amp;ǎn· l&amp;ǎ yǎð·hǎbǎ fǐã yǎw·mį bǎ&amp;rǐdį &amp;ǐlǎã &amp;ln^ǎh·rǐ wǎ &amp;ǎn· l&amp;ǎ yǎǧ·tǎsǐlǎ fǐyhǐ wǎ lǎkǐn^ǎhǔ xǎ&amp;lǎfǎ wǎṣǐy^ǎäǎ ʔͣǔm^ǐhǐ wǎ ðǎhǎbǎ &amp;ǐlǎã &amp;ln^ǎh·rǐ wǎ &amp;ǧ·tǎsǎlǎ fǐyhǐ fǎ&amp;ǔṣǐybǎ bǐmǎrǎḍį fǎ&amp;s·tǎd·ʕǎw·&amp; ṭǎbǐybą&amp; fǎʕǎ&amp;yǎnǎhǔ &amp;lṭ^ǎbǐybǔ fǎkǎšǎfǎ dǎ&amp;ʔǎhǔ fǎwǎṣǎfǎ lǎhǔ dǎwǎ&amp;ʔą. bǎqǐãǎ &lt;^ǐl·mǐyðǔ mǎrǐyḍą&amp; ʕǎlǎã fǐrǎ&amp;šǐhǐ ʕǐd^ǎäǎ ʔͣǎy^ǎ&amp;mį. wǎ bǎʕ·dǎ mǔʕǎ&amp;lǎjǎäį dǎ&amp;mǎt· ʔͣǔs·bǔwʕǎy·nǐ šǔfǐãǎ &lt;^ǐl·mǐyðǔ mǐn· mǎrǎḍǐhǐ wǎ ðǎhǎbǎ &amp;ǐlǎã &amp;l·mǎd·rǎsǎäǐ wǎ &amp;ǎx·bǎrǎ rǐfǎ&amp;qǎhǔ ʕǎn· sǎbǎbǐ ǧǐyǎ&amp;bǐhǐ hǎðǐhǐ &amp;l·mǔd^ǎäǎ. ʔͣǎd·rǎkǎ &lt;^ǐl·mǐyðǔ &amp;ǎn^ǎ mǎ&amp; &amp;ǎṣǎ&amp;bǎhǔ lǎm· yǎkǔn· &amp;ǐl&amp;^ǎ ʕǐqǎ&amp;bą&amp; mǐnǎ &amp;ll^ǎhǐ lǎhǔ ʕǎlǎã mǔxǎ&amp;lǎfǎtǐhǐ ǐl&amp;ǎwǎ&amp;mǐrǐ &amp;ǔm^ǐhǐ fǎtǎ&amp;bǎ mǐm^ǎ&amp; ʕǎmǐlǎ wǎ lǎm· yǎʕǔd· &amp;ǐlǎã &amp;l·mǔxǎ&amp;lǎfǎäǐ qǎṭ^ǔ. zǎw·jǎäǔ ʕǎb·dǐ &amp;ll^ǎhǐ &amp;ǐm·rǎ&amp;ǎäų ṣǎ&amp;lǐḥǎäų tǔṣǎl^ǐã fǎr·ḍǎhǎ&amp; wǎ tǔṭǐyʕǔ zǎw·jǎhǎ&amp; wǎ tǔḥ·sǐnǔ &amp;ǐlǎã jǎ&amp;rǎ&amp;tǐhǎ&amp; bǐxǐl&amp;ǎfǐ jǎ&amp;rǎtǐhǎ&amp; &amp;l^ǎtǐã tǎʕ·mǎlǔ kǔl^ǎ šǎã·ʔį ʕǎlǎã xǐl&amp;ǎfǐhǎ&amp;. hǎl· sǎ&amp;ǎl·tǎ &amp;l·mǔʕǎl^ǐmǎ ʕǎnǐ &amp;l·mǎs·ʔͤǎlǎäǐ &amp;l·mǔʕǎq^ǎdǎäǐ &amp;l^ǎtǐã wǎrǎdǎt· fǐã dǎr·sǐ &amp;lʔͣǎm·sǐ? - l&amp;ǎ, mǎ&amp; sǎʔͣǎl·tǔhǔ. – lǐmǎ lǎm· tǎs·ʔͣǎl·hǔ? kǎ&amp;nǎ yǎjǐbǔ ʕǎlǎy·kǎ ʔͣǎn· tǎs·ʔͣǎlǎhǔ. &amp;ǎlš^ǎyǔwxǔ yǔk·rǎmǔwnǎ. &amp;ǎk·rǐmǔw&amp; &amp;lš^ǔyǔwxǎ &amp;ǎy^ǔhǎ&amp; &amp;l·fǐt·yǎ&amp;nǔ &amp;ǐn· kǔn·tǔm· tǔḥǐb^ǔwnǎ &amp;ǎn· yǔk·rǐmǎkǔmǔ &amp;lṣ^ǐǧǎ&amp;rǔ fǐã šǎy·xǔwxǎtǐkǔm·.</text:span></text:p>
      <text:p text:style-name="P2"><text:span text:style-name="T6">-98- ¤</text:span></text:p>
      <text:p text:style-name="P2"><text:span text:style-name="T6">rǎ&amp;kǐbų, rǔk^ǎ&amp;bų. sǐn^ų, ʔͣǎs·nǎ&amp;nų. kǎbǐyrǔ &amp;ls^ǐn^ǐ. tǎʕǎj^ǎbǎ mǐn·... ǧǎrǎsǎ (ã) ǧǎr·sų. ǧǎrǎsǎ šǎjǎrǎäą. ʔͣǎm^ǎlǎ. ʔͣǎtǔʔͮǎm^ǐlǔ. mǎ&amp; lǎkǎ? mǎ&amp; lǎkǎ </text:span><text:soft-page-break/><text:span text:style-name="T6">tǎḍ·ḥǎkǔ? mǎ&amp; lǎkǎ l&amp;ǎ tǎq·rǎʔͣǔ? ʔͣǎʕǐdǔkǎ. ṭǎb^ǎlǎ. nǎ&amp;ʔͤǐmų, nǐyǎ&amp;mų (nǔw^ǎ&amp;mų). qǎ&amp;lǎ qǎ&amp;ʔͤǐlų. ʔͣǔm·nǐy^ǎäų, &amp;ǎmǎ&amp;nǐã^ǔ. ʔͣǔm·nǐy^ǎtǐãǎ &amp;l·wǎḥǐydǎäǔ. kǎ&amp;nǎt· ʔͣǔm·nǐy^ǎtǐãǎ &amp;l·wǎḥǐydǎäǔ. &amp;ǐs·tǎn·fǎdǎ. &amp;ǐs·tǎn·fǎdǎ &amp;l·mǎ&amp;lǎ.//</text:span></text:p>
      <text:p text:style-name="P2"><text:span text:style-name="T6">qǎ&amp;lǎtǐ &amp;l·mǔʕǎl^ǐmǎäǔ ǐl&amp;ǐḥ·dǎã &lt;^ǐl·mǐyðǎ&amp;tǐ: &amp;ǔr·sǎmǐã sǎy^ǎ&amp;rǎäą fǐyhǎ&amp; rǎ&amp;kǐbǎ&amp;nǐ fǎfǎk^ǎrǎtǐ &lt;^ǐl·mǐyðǎäǔ qǎlǐyl&amp;ą θǔm^ǎ rǎsǎmǎt· sǎy^ǎ&amp;rǎäą wǎ mǎ&amp; rǎsǎmǎt· rǎ&amp;kǐbǎy·nǐ. fǎqǎ&amp;lǎtǐ &amp;l·mǔʕǎl^ǐmǎäǔ: &amp;ǎy·nǎ &amp;lr^ǎ&amp;kǐbǎ&amp;nǐ? fǎʔͣǎjǎ&amp;bǎtǐ &lt;^ǐl·mǐyðǎäǔ: nǎzǎl&amp;ǎ. kǎ&amp;nǎ rǎjǔlų kǎbǐyrǔ &amp;ls^ǐn^ǐ yǎǧ·rǐsǔ zǎy·tǔwną&amp; fǐã ḥǎq·lǐhǐ fǎrǎʔ̾hǔ šǎ&amp;b^ų fǎtǎʕǎj^ǎbǎ mǐn·hǔ wǎ qǎ&amp;lǎ lǎhǔ: ʔͣǎtǔʔͮǎm^ǐlǔ &amp;ǎn· tǎ&amp;·kǔlǎ mǐn· θǎmǎrǐ hǎðǎ&amp; &amp;lz^ǎy·tǔwnǐ wǎ &amp;ǎn·tǎ šǎy·xų kǎbǐyrǔ &amp;ls^ǐn^ǐ. fǎʔͣǎjǎ&amp;bǎ &amp;lš^ǎy·xǔ: ǧǎrǎsǎ mǎn· qǎb·lǎnǎ&amp; fǎ&amp;ǎkǎl·nǎ&amp; wǎ nǎǧ·rǐsǔ fǎyǎ&amp;·kǔlǔ mǎn· bǎʕ·dǎnǎ&amp;. qǎ&amp;lǎ &amp;l·wǎlǎdǔ ǐl&amp;ǎbǐyhǐ: mǎ&amp;lǎkǎ l&amp;ǎ tǎš·tǎrǐã lǐã yǎ&amp; ʔͣǎbǐã ṭǎb·l&amp;ą ṣǎǧǐyrą&amp;? qǎ&amp;lǎ &amp;l·wǎ&amp;lǐdǔ: &amp;ǎxǎ&amp;fǔ &amp;ǎn· tǔz·ʕǐjǎnǐã yǎ&amp; bǔnǎã^ǎ bǐṣǎw·tǐhǐ. fǎqǎ&amp;lǎ &amp;l·wǎlǎdǔ: l&amp;ǎ tǎxǎf· yǎ&amp; ʔͣǎbǐã, &amp;ǐn^ǐã &amp;ǎʕǐdǔkǎ &amp;ǎn· l&amp;ǎ &amp;ǔṭǎb^ǐlǎ bǐhǐ &amp;ǐl&amp;^ǎ wǎ &amp;ǎn·tǎ nǎ&amp;ʔͤǐmų. qǎ&amp;lǎ qǎ&amp;ʔͤǐlų lǐṣǎ&amp;ḥǐbǐhǐ: kǎ&amp;nǎt· &amp;ǔm·nǐy^ǎtǐãǎ &amp;l·wǎḥǐydǎäǔ &amp;ǎn· &amp;ǎš·tǎrǐãǎ sǎy^ǎ&amp;rǎäą. fǎqǎ&amp;lǎ lǎhǔ ṣǎ&amp;ḥǐbǔhǔ: wǎ mǎ&amp; &amp;ǔm·nǐy^ǎtǔkǎ &amp;l·wǎḥǐydǎäǔ bǎʕ·dǎ &amp;ǎnǐ &amp;š·tǎrǎy·tǎ sǎy^ǎ&amp;rǎäą? qǎ&amp;lǎ: ʔͣǎbǐyʕǎhǎ&amp;. qǎ&amp;lǎ: wǎ lǐmǎ&amp;ðǎ&amp;? qǎ&amp;lǎ: ǐl&amp;ǎn^ǎhǎ&amp; &amp;s·tǎn·fǎdǎt· ʔͣǎm·wǎ&amp;lǐã.</text:span></text:p>
      <text:p text:style-name="P2"><text:span text:style-name="T6">-99- ¤</text:span></text:p>
      <text:p text:style-name="P2"><text:span text:style-name="T6">mǎr·fǎʔͣų, mǎrǎ&amp;fǐʔͤǔ. qǎlǎʕǎ (&amp;) qǎl·ʕų. ḍǎ&amp;r^ų. ʔͣǎṣ·lǎḥǎ. tǎʕǎ&amp;wǎnǎ ʕǎlǎã... jǎm^ǎlǎ. nǎð̣^ǎmǎ. bǎ&amp;r^ų, bǎrǎrǎäų.</text:span></text:p>
      <text:p text:style-name="P2"><text:span text:style-name="T6">rǎsǎ&amp; (w) rǔsǔw^ų. rǎsǎtǐ &amp;ls^ǎfǐynǎäǔ. ʕǎrǎbǎäǔ &amp;lʔͣǎṭ·fǎ&amp;lǐ.</text:span></text:p>
      <text:p text:style-name="P2"><text:span text:style-name="T6">ʕǎrǎbǎäų (&amp;t). mǎr^ǎäą. qǎsǎmǎ (ã) qǎs·mų. ʕǎlǎã sǎwǎ&amp;ʔį.</text:span></text:p>
      <text:p text:style-name="P2"><text:span text:style-name="T6">nǎ&amp;dǎã. l&amp;ǎʕǎbǎ. l&amp;ǎʕǎbǎ &amp;l·hǐr^ǎäǎ. &amp;ǎk·mǎlǎ. ḥǎ&amp;l&amp;ą. ḍǎ&amp;ḥǎkǎ.</text:span></text:p>
      <text:p text:style-name="P2"><text:span text:style-name="T6">ḍǎ&amp;ḥǎkǎ &amp;lṭ^ǐf·lǎ. ǧǎn^ǎã.//</text:span></text:p>
      <text:p text:style-name="P2"><text:span text:style-name="T6">ʕǐn·dǎmǎ&amp; yǎʕǔwdǔ &amp;l&amp;ǎṭ·fǎ&amp;lǔ mǐnǎ &amp;l·mǎd·rǎsǎäǐ yǎq·lǎʕǔ sǎʕǐydų &amp;lʔͣǎʕ·šǎ&amp;bǎ &amp;lḍ^ǎ&amp;r^ǎäǎ wǎ tǎk·nǐsǔ sǎl·mǎã &amp;l·mǎn·zǐlǎ kǎmǎ&amp; yǔṣ·lǐḥǔ mǎḥ·mǔdų qǔf·lǎ &amp;l·bǎ&amp;bǐ, lǎqǎd· tǎʕǎ&amp;wǎnǎ &amp;l·jǎmǐyʕǔ ʕǎlǎã tǎj·mǐylǐ &amp;l·mǎn·zǐlǐ wǎ tǎn·ð̣ǐymǐ &amp;l·ḥǎdǐyqǎäǐ, &amp;ǐn^ǎhǔm· ʔͣǎb·nǎ&amp;ʔų bǎrǎrǎäų. &amp;ǎl·jǎw^ǎ&amp;bǔ: lǎqǎd· nǎzǎl·tǔ fǐã ʔͣǎθ·nǎ&amp;ʔǐ sǎfǎrǐnǎ&amp; fǐã &amp;l·bǎḥ·rǐ ʕǎlǎã jǎmǐyʕǐ mǎrǎ&amp;fǐʔͤǐ &amp;l·ʕǎ&amp;lǎmǐ fǎ&amp;ǎnǎ&amp; &amp;ǎʕ·rǐfǔhǎ&amp; jǎmǐyʕą&amp;. &amp;ǎlṣ^ǎdǐyqǔ: &amp;ǎn·tǎ &amp;ǐðą&amp; tǎʕ·rǐfǔ &amp;l·jǔǧ·rǎ&amp;fǐy^ǎäǎ jǎy^ǐdą&amp;. &amp;ǎl·jǎw^ǎ&amp;bǔ: nǎʕǎm·, fǎqǎd· rǎsǎw·nǎ&amp; ʕǎlǎy·hǎ&amp; mǎr^ǎäą lǐnǎʔͣ·xǔðǎ fǎḥ·mą&amp;. sǎʔͣǎlǎ &amp;l·mǔʕǎl^ǐmǔ &amp;ǎḥǎdǎ &lt;^ǎl&amp;ǎmǐyðǐ fǎqǎ&amp;lǎ: &amp;ǔm^ų lǎhǎ&amp; sǎb·ʕǎäǔ ʔͣǎw·l&amp;ǎdį wǎ lǎy·sǎ ʕǐn·dǎhǎ&amp; sǐwǎã xǎm·sǐ tǔf^ǎ&amp;ḥǎ&amp;tį fǎkǎy·fǎ tǎq·sǐmǔhǎ&amp; &amp;l&amp;ǔm^ǔ bǎy·nǎ &amp;l·jǎmǐyʕǐ ʕǎlǎã sǎwǎ&amp;ʔį. fǎk^ǎrǎ &lt;^ǐl·mǐyðǔ qǎlǐyl&amp;ą θǔm^ǎ ʔͣǎjǎ&amp;bǎ: tǎʕ·mǎlǔ mǐnǎ &lt;^ǔf^ǎ&amp;ḥǎ&amp;tǐ mǔrǎb^ąã wǎ tǎq·sǐmǔhǔ. kǎ&amp;nǎ wǎlǎdų ṣǎǧǐyrų yǎl·ʕǎbǔ fǐã sǎ&amp;ḥǎäǐ &amp;ld^ǎ&amp;rǐ fǎnǎ&amp;dǎt·hǔ </text:span><text:soft-page-break/><text:span text:style-name="T6">&amp;ǔm^ǔhǔ wǎ qǎ&amp;lǎt·: tǎʕǎ&amp;lǎ l&amp;ǎʕǐb· ʔͣǔx·tǎkǎ ḥǎt^ǎã &amp;ǔk·mǐlǎ ʕǎmǎlǐã fǎtǎrǎkǎ &amp;ll^ǎʕǐbǎ wǎ ðǎhǎbǎ ḥǎ&amp;l&amp;ą fǎwǎḍǎʕǎ ʔͣǔx·tǎhǔ fǐã ʕǎrǎbǎtǐhǎ&amp; wǎ xǎrǎjǎ bǐhǎ&amp; &amp;ǐlǎã &amp;l·ḥǎdǐyqǎäǐ wǎ jǎʕǎlǎ yǔḍǎ&amp;ḥǐkǔhǎ&amp; wǎ yǔǧǎn^ǐã lǎhǎ&amp; ḥǎt^ǎã &amp;ǎk·mǎlǎtǐ &amp;l&amp;ǔm^ǔ ʕǎmǎlǎhǎ&amp;.</text:span></text:p>
      <text:p text:style-name="P2"><text:span text:style-name="T6">-100- ¤</text:span></text:p>
      <text:p text:style-name="P2"><text:span text:style-name="T6">xǎṭ^ų, xǔṭǔwṭų. zǎ&amp;ʔͤǐǐrų, zǔw^ǎ&amp;rų. sǎ&amp;fǎrǎ. ḥǎ&amp;rǐsų, ḥǔr^ǎ&amp;sų. ḥǐsǎ&amp;bų. bǎ&amp;ḍǎ (y) bǎy·ḍų. bǎy·ḍǎäų (&amp;t). fǐḍ^ǎäų. kǎθ^ǎrǎ. ʕǎlǎfų. &amp;ǐn·šǎq^ǎ. ḥǎw·ṣǎlǎäų (&amp;t), ḥǎwǎ&amp;ṣǐlǔ.</text:span></text:p>
      <text:p text:style-name="P2"><text:span text:style-name="T6">//</text:span></text:p>
      <text:p text:style-name="P2"><text:span text:style-name="T6">kǎ&amp;nǎ wǎlǎdų yǎr·sǔmǔ fǎqǎ&amp;lǎ lǎhǔ ʔͣǎbǔwhǔ: ʔͣǎtǎq·dǐrǔ ʔͣǎn· tǎr·sǔmǎ qǐṭǎ&amp;rą&amp;? qǎ&amp;lǎ &amp;l&amp;ǐb·nǔ: nǎʕǎm·. θǔm^ǎ rǎsǎmǎ xǎṭ^ǎy·nǐ mǔs·tǎqǐmǎy·nǐ wǎ mǎ&amp; rǎsǎmǎ qǐṭǎ&amp;rą&amp;. fǎqǎ&amp;lǎ &amp;lʔͣǎbǔ: mǎ&amp; hǎðǎ&amp;? qǎ&amp;lǎ &amp;l&amp;ǐb·nǔ: sǐk^ǎäǔ &amp;lḥǎdǐydǐ. fǎqǎ&amp;lǎ &amp;lʔͣǎbǔ: wǎ ʔͣǎy·nǎ &amp;lqǐṭǎ&amp;rǔ? qǎ&amp;lǎ &amp;l&amp;ǐb·nǔ: sǎ&amp;fǎrǎ.</text:span></text:p>
      <text:p text:style-name="P2"><text:span text:style-name="T6">wǎṣǎlǎ zǎ&amp;ʔͤǐrų fǐy ḥǎdǐyqǎäǐ &amp;lḥǎyǎwǎ&amp;nǎ&amp;tǐ ʔͥǐlǎã qǎfǎṣǐ &amp;lʔͣǔsǔwdǐ fǎsǎʔͣǎlǎ &amp;lḥǎ&amp;rǐsǎ: hǎl· ʔͣǎn·tǎ ḥǎ&amp;rǐsǔ hǎðǐhǐ &amp;lʔͣǔsǔwdǐ? qǎ&amp;lǎ: nǎʕǎm·. qǎ&amp;lǎ: ʔͣǎtǎxǎ&amp;fǔhǎ&amp;? qǎ&amp;lǎ: l&amp;ǎ. qǎ&amp;lǎ: wǎ kǎy·fǎ ðǎlǐkǎ ? qǎ&amp;lǎ: ʕǐn·dǎmǎ&amp; ʔͣǎd·xǔlǔ &amp;lqǎfǎṣǎ tǎkǔwnǔ &amp;lʔͣǔsǔwdǔ fǐy qǎfǎṣį ʔ̾xǎrǎ.</text:span></text:p>
      <text:p text:style-name="P2"><text:span text:style-name="T6">rǎʔͣǎã rǎjǔlų wǎlǎdą&amp; ṣǎǧǐyrą&amp; fǎsǎʔͣǎlǎhǔ: ʔͥǐlǎã ʔͣǎy·nǎ ʔͣǎn·tǎ ðǎ&amp;hǐbų yǎ&amp; bǔnǎy^ǎ?- ʔͥǐlǎã &amp;lmǎd·rǎsǎäǐ yǎ&amp; ʕǎm^ǐy.- mǎ&amp; ðǎ&amp; tǎtǎʕǎl^ǎmǔ fǐyhǎ&amp;?- ʔͣǎtǎʕǎl^ǎmǔ &amp;lqǐrǎ&amp;ʔǎäǎ wǎ &amp;lkǐtǎ&amp;bǎäǎ wǎ &amp;lḥǐsǎ&amp;bǎ wǎ &amp;lr^ǎs·mǎ wǎ ʔͣǎtǎʕǎl^ǎmǔ dǔrǔwsą&amp; ʔͣǔx·rǎã.- wǎ mǎ&amp;ðǎ&amp; tǎʕ·mǎlǔwnǎ fǐy ʔͣǎw·qǎ&amp;tǐ &amp;lfǎrǎ&amp;ǧǐ?- nǎx·rǔjǔ ʔͥǐlǎã &amp;lmǎl·ʕǎbǐ fǎnǎl·ʕǎbǔ .</text:span></text:p>
      <text:p text:style-name="P2"><text:span text:style-name="T6">&amp;ǐm·rǎʔͣǎäų kǎ&amp;nǎt· lǎhǎ&amp; dǎjǎ&amp;jǎäų tǎbǐyḍǔ bǎy·ḍǎäǎ fǐḍ^ǎäį fǎqǎ&amp;lǎt·: ʔͥǐn· ʔͣǎnǎ&amp; kǎθ^ǎr·tǔ ʕǎlǎfǎhǎ&amp; bǎ&amp;ḍǎt· bǎy·ḍǎtǎy·nǐ, fǎlǎm^ǎ&amp; kǎθ^ǎrǎt· ʕǎlǎfǎhǎ&amp; &amp;ǐn·šǎq^ǎt· ḥǎw·ṣǎlǎtǔhǎ&amp; fǎmǎ&amp;tǎt·.</text:span></text:p>
      <text:p text:style-name="P2"><text:span text:style-name="T6">-101- ¤</text:span></text:p>
      <text:p text:style-name="P2"><text:span text:style-name="T6">ṣǔwṣų, ṣǐyṣǎ&amp;nų. ḥǔz·mǎäų, ḥǔzǎmų. xǔm^ų, ʔͣǎx·mǎ&amp;mų. xǔm^ǔ &amp;ld^ǎjǎ&amp;jǐ. sǔn·bǔlų, sǎnǎ&amp;bǐlǔ. &amp;ǐṣ·fǎr^ǎ. mǔṣǎf^ǎrų. ʕǎzǐymǎäų. bǐʕǎzǐymǎäį. nǎšǎ&amp;ṭų. bǐnǎšǎ&amp;ṭį. sǎ&amp;qų, sǐyqǎ&amp;nų. sǎ&amp;qǔ nǎbǎ&amp;tį. dǎ&amp;b^ǎäų, dǎwǎ&amp;b^ǔ. bǎy·dǎrų, bǎyǎ&amp;dǐrǔ. tǎʕǐbǎ (&amp;) tǎʕǎbų. ʔͣǎq·ʕǎã. ʕǎtǎbǎäų (&amp;t). ǧǎlǎbǎhǔ &amp;ln^ǔʕǎ&amp;sǔ. ḥǎrǎsǎ (w) ḥǐrǎ&amp;sǎäų. yǎ&amp; ḥǎbǐybǐy. kǐs·rǎäų, kǐsǎrų. kǎs·rǎäǔ xǔb·zį. &amp;ǐb·tǎʕǎdǎ ʕǎn·... xǎbǐyθų, xǔbǎθǎ&amp;ʔǔ. fǐy &amp;lxǎ&amp;rǐjǐ. tǎrǎṣ^ǎdǎ. ʕǎmǐlǎ bǐ//... ʕǎmǐlǎ bǐ&amp;ln^ǎṣǐyḥǎäǐ. ʕǎmǐlǎ bǐkǐtǎ&amp;bǐ &amp;ll^ǎhǐ. tǎsǎ&amp;ʔǎlǎ. fǎt^ǎšǎ ʕǎn·... fǐy kǔl^ǐ mǎkǎ&amp;nį. ʔͣǎxǐyrą&amp;. jǎzǎ&amp;ʔų.//</text:span></text:p>
      <text:p text:style-name="P2"><text:span text:style-name="T6">&amp;lṣ^ǎy·fǔ fǎṣ·lǔ ḥǎṣǎ&amp;dǐ &amp;lz^ǎr·ʕǐ fǎ&amp;ls^ǎnǎ&amp;bǐlǔ mǔṣǎf^ǎrǎäų wǎ hǐyǎ mǎm·lǔwʔǎäų qǎm·ḥą&amp; wǎ &amp;lʕǔm^ǎ&amp;lǔ yǎs·tǎy·qǐð̣ǔwnǎ bǎ&amp;kǐrą&amp; lǐyǎq·ṣǐdǔw&amp; &amp;lḥǔqǔwlǎ bǐʕǎzǐymǎäį wǎ nǎšǎ&amp;ṭį wǎ mǎnǎ&amp;jǐlǔhǔm· &amp;lḥǎ&amp;d^ǎäǔ tǎq·ṭǎʕǔ sǐyqǎ&amp;nǎ &amp;lsǎnǎ&amp;bǐlǐ wǎ bǎnǎ&amp;tǔhǔm· yǎj·mǎʕ·nǎ &amp;lḥǔzǎmǎ fǐy šǐbǎ&amp;kį wǎ dǎwǎ&amp;b^ǔhǔm· tǎn·qǔlǔhǎ&amp; ʔͥǐlǎã &amp;lbǎyǎ&amp;dǐrǐ.</text:span></text:p>
      <text:p text:style-name="P2"><text:soft-page-break/><text:span text:style-name="T6">l&amp;ǎʕǎbǎ wǎlǎdų ṣǎǧǐyrų kǎl·bǎhǔ ʔͣǎmǎ&amp;mǎ dǎ&amp;rǐhǐ ḥǎt^ǎã tǎʕǐbǎ fǎqǎʕǎdǎ ʕǎlǎã ʕǎtǎbǎäǐ &amp;lbǎ&amp;bǐ yǎs·tǎrǐyḥǔ fǎǧǎlǎbǎhǔ &amp;ln^ǔʕǎ&amp;sǔ fǎnǎ&amp;mǎ fǎjǎ&amp;ʔǎ &amp;lkǎl·bǔ wǎ ʔͣǎq·ʕǎã bǐjǎ&amp;nǐbǐhǐ yǎḥ·rǔsǔhǔ wǎ bǎʕ·dǎ qǎlǐylį &amp;ǐs·tǎy·qǎð̣ǎ &amp;lwǎlǎdǔ wǎ lǎm^ǎ&amp; rǎʔͣǎã &amp;lkǎl·bǎ mǔq·ʕǐyą&amp; bǐjǎ&amp;nǐbǐhǐ sǎr^ǎhǔ ðǎlǐkǎ kǎθǐyrą&amp; θǔm^ǎ dǎxǎlǎ &amp;ld^ǎ&amp;rǎ wǎ jǎ&amp;ʔǎhǔ bǐkǐs·rǎäǐ xǔb·zį.</text:span></text:p>
      <text:p text:style-name="P2"><text:span text:style-name="T6">ʔͣǎw·ṣǎtǐ &amp;ld^ǎjǎ&amp;jǎäǔ ṣǎǧǐyrǎhǎ&amp; fǎqǎ&amp;lǎt·: "l&amp;ǎ tǎx·rǔj· yǎ&amp; ḥǎbǐybǐy ʔͥǐlǎã &amp;lǧǎ&amp;bǎäǐ wǎ l&amp;ǎ tǎb·tǎʕǐd· ʕǎnǐ &amp;lxǔm^ǐ ǐlʔͣǎn^ǎ fǐy &amp;lxǎ&amp;rǐjǐ θǎʕ·lǎbą&amp; xǎbǐyθą&amp; yǎtǎrǎṣ^ǎdǔkǎ" wǎ lǎkǐn^ǎ &amp;lṣ^ǔwṣǔ lǎm· yǎʕ·mǎl· bǐnǎṣǐyḥǎäǐ ʔͣǔm^ǐhǐ wǎ l&amp;ǎ mǎkǎθǎ. wǎ lǎm^ǎ&amp; ʕǎ&amp;dǎtǐ &amp;ld^ǎjǎ&amp;jǎäǔ nǎ&amp;dǎt·hǔ fǎmǎ&amp; sǎmǐʕǎt· ṣǎw·tǎhǔ wǎ tǎsǎ&amp;ʔǎlǎt·: "ʔͣǎxǎrǎjǎ? ʔͣǎnǎsǐyǎ nǎṣǐyḥǎtǐy?" wǎ fǎt^ǎšǎt· ʕǎn·hǔ fǐy kǔl^ǐ mǎkǎ&amp;nį. wǎ ʔͣǎxǐyrą&amp; ʕǎθǎrǎt· ʕǎlǎã šǎy·ʔį mǐn· rǐyšǐhǐ fǎmǎ&amp; bǎkǎt· wǎ l&amp;ǎ ḥǎzǐnǎt· bǎl· qǎ&amp;lǎt·:"hǎðǎ&amp; jǎzǎ&amp;ʔǔ &amp;l^ǎðǐy l&amp;ǎ yǎṭǐyʕǔ ʔͣǔm^ǎhǔ".</text:span></text:p>
      <text:p text:style-name="P2"><text:span text:style-name="T6">-102- ¤</text:span></text:p>
      <text:p text:style-name="P2"><text:span text:style-name="T6">ḥǎfǎrǎ (y) ḥǎf·rų. dǎfǎnǎ (y) dǎf·nų. ʔͣǎð̣ǎl^ǎ. ʔͣǎq·šǎʕǎ. ʔͣǎq·šǎʕǎtǐ &amp;ls^ǎḥǎ&amp;bǎäǔ. sǎḥǎ&amp;bǎäų (&amp;t). ʕǎl&amp;ǎmǎäų (&amp;t). ʔͣǎḍǎ&amp;ʕǎ. mǐs·kǐynų, mǎsǎ&amp;kǐynǔ. jǎs^ǎ (w) jǎs^ų. nǎb·ḍų. jǎs^ǎ &amp;ln^ǎb·ḍǎ. qǎ&amp;sǎ (y) qǐyǎ&amp;sų. dǎrǎjǎäǔ &amp;lḥǎrǎ&amp;rǎäǐ. qǎ&amp;sǎ dǎrǎjǎäǎ &amp;lḥǎrǎ&amp;rǎäǐ. &amp;ǐs·tǎṭǎ&amp;ʕǎ. mǎr·bǔwṭų. mǐnǎ &amp;ld^ǎ&amp;xǐlǐ. mǎš·ǧǔwlǔ &amp;lbǎ&amp;lǐ. &amp;ǐn·tǎbǎhǎ lǐ//... ǧǔl&amp;ǎmų, ǧǐl·mǎ&amp;nų. lǎqǎṭǎ (w) lǎq·ṭų. lǎḥǐqǎ (&amp;) lǔḥǔwqų, lǎǎḥǎ&amp;qų. kǎ&amp;fǎʔͣǎ. ʔͣǎbǎã (&amp;) ʔͥǐbǎ&amp;ʔų.</text:span></text:p>
      <text:p text:style-name="P2"><text:span text:style-name="T6">//</text:span></text:p>
      <text:p text:style-name="P2"><text:span text:style-name="T6">- lǐmǎ&amp;ðǎ&amp; tǎḥ·fǐrǔ?</text:span></text:p>
      <text:p text:style-name="P2"><text:span text:style-name="T6">- dǎfǎn·tǔ mǎ&amp;l&amp;ą wǎ lǎs·tǔ ʔͣǎʕ·rǐfǔ ʔͣǎy·nǎ dǎfǎn·tǔhǔ.</text:span></text:p>
      <text:p text:style-name="P2"><text:span text:style-name="T6">- ʔͣǎjǎʕǎl·tǎ lǎhǔ ʕǎl&amp;ǎmǎäą?</text:span></text:p>
      <text:p text:style-name="P2"><text:span text:style-name="T6">- qǎd· fǎʕǎl·tǔ.</text:span></text:p>
      <text:p text:style-name="P2"><text:span text:style-name="T6">- wǎ mǎ&amp; hǐyǎ?</text:span></text:p>
      <text:p text:style-name="P2"><text:span text:style-name="T6">- sǎḥǎ&amp;bǎäų kǎ&amp;nǎt· tǔð̣ǐl^ǔnǐy wǎq·tǎ dǎf·nǐhǐ wǎ qǎd· ʔͣǎq·šǎʕǎt· wǎ lǎm· tǎb·qǎ ʕǎl&amp;ǎmǎäų lǐlʔͣǎr·ḍǐ &amp;l^ǎtǐy dǎfǎn·tǔ &amp;lmǎ&amp;lǎ fǐyhǎ&amp;.</text:span></text:p>
      <text:p text:style-name="P2"><text:span text:style-name="T6">- yǎ&amp; mǐs·kǐynǔ lǎqǎd· ʔͣǎǎḍǎʕ·tǎ mǎ&amp;lǎkǎ.</text:span></text:p>
      <text:p text:style-name="P2"><text:span text:style-name="T6">mǎrǐḍǎ ṭǐf·lų fǎjǎ&amp;ʔǎ &amp;lṭ^ǎbǐybǔ yǎʕǔwdǔhǔ wǎ bǎʕ·dǎ ʔͣǎn· jǎs^ǎ nǎb·ḍǎhǔ wǎ qǎ&amp;sǎ dǎrǎjǎäǎ ḥǎrǎ&amp;rǎtǐhǐ qǎ&amp;lǎ lǎhǔ ʔͣǎx·rǐj· lǐsǎ&amp;nǎkǎ, ʔͣǎx·rǐj·hǔ kǔl^ǎhǔ. fǎqǎ&amp;lǎ &amp;lṭ^ǐf·lǔ: l&amp;ǎ yǎs·tǎṭǐyʕǔ ʔͣǎḥǎdų ðǎlǐkǎ. qǎ&amp;lǎ &amp;lṭ^ǎbǐybǔ: lǐmǎ&amp;ðǎ&amp;? qǎ&amp;lǎ &amp;lṭ^ǐf·lǔ: ǐlʔͣǎn^ǎhǔ mǎr·bǔwṭų mǐnǎ &amp;ld^ǎ&amp;xǐlǐ fǎḍǎḥǐkǎ &amp;lṭ^ǎbǐybǔ wǎ sǔr^ǎ bǐhǐ.</text:span></text:p>
      <text:p text:style-name="P2"><text:span text:style-name="T6">kǎ&amp;nǎ rǎjǔlų yǎm·šǐy fǐy &amp;lš^ǎ&amp;rǐʕǐ wǎ hǔwǎ mǎš·ǧǔwlǔ &amp;lbǎ&amp;lǐ fǎsǎqǎṭǎt· mǐḥ·fǎð̣ǎäǔ nǔqǔwdǐhǐ wǎ lǎm· yǎn·tǎbǐhǐ &amp;lr^ǎjǔlǔ lǐðǎlǐkǎ wǎ kǎ&amp;nǎ wǎrǎ&amp;ʔǎhǔ ǧǔl&amp;ǎmų fǎrǎʔͣǎã &amp;lmǐḥ·fǎð̣ǎäǎ qǎd· sǎqǎṭǎt· fǎlǎqǎṭǎhǎ&amp;. rǎkǎḍǎ &amp;lǧǔl&amp;ǎmǔ mǔs·rǐʕą&amp; wǎrǎ&amp;ʔǎ &amp;lr^ǎjǔlǐ ḥǎt^ǎã lǎḥǐqǎhǔ wǎ qǎ&amp;lǎ: hǎðǐhǐ mǐḥ·fǎð̣ǎtǔkǎ qǎd· sǎqǎṭǎt· mǐn·kǎ fǎʔͣǎxǎðǎ &amp;lr^ǎjǔlǔ &amp;lmǐḥ·fǎð̣ǎäǎ wǎ šǎkǎrǎ &amp;lǧǔl&amp;ǎmǎ wǎ ʔͣǎrǎ&amp;dǎ ʔͣǎn· yǔkǎ&amp;fǐʔͤǎhǔ bǐšǎy·ʔį mǐnǎ &amp;ln^ǔqǔwdǐ lǎkǐn^ǎ </text:span><text:soft-page-break/><text:span text:style-name="T6">&amp;lǧǔl&amp;ǎmǔ šǎkǎrǎhǔ wǎ ʔͣǎbǎã ʔͣǎn· yǎʔͣ·xǔðǎ šǎy·ʔͤą&amp;.</text:span></text:p>
      <text:p text:style-name="P2"><text:span text:style-name="T6">-103- ¤</text:span></text:p>
      <text:p text:style-name="P2"><text:span text:style-name="T6">jǎw·zǎäų (&amp;t). ð̣ǎn^ǎ (w) ð̣ǎn^ų. ʕǎḍ^ǎ (&amp;) ʕǎḍ^ų. mǔr^ų. mǎ&amp; ʔͣǎmǎr^ǎ hǎðǐhǐ &lt;^ǔf^ǎ&amp;ḥǎäǎ. ʔͣǎk·bǎrǔ mǐn·hǔ sǐn^ą&amp;. qǎšǎrǎ (y, w) qǎš·rų. qǐš·rų, qǔšǔwrų. lǔb^ų, lǔbǔwbų. ʔͣǎb·qǎã. ḍǎjǐrǎ mǐn· ... (&amp;) ḍǎjǎrų. wǎḥ·dǎäų. ḍǎjǐrǎ mǐn· wǎḥ·dǎtǐhǐ. ʔͣǎl·bǎsǎ. ʔͣǎl·bǎsǎ &amp;lṭ^ǐf·lǎ lǐbǎ&amp;są&amp;. ṣǎ&amp;rǎ (y) ṣǎy·rǔwrǎäų. ṣǎ&amp;rǎ kǎbǐyrą&amp;. lǎw·zų. šǎjǎrǎäǔ &amp;ll^ǎw·zǐ. mǎq·ṭǔwʕų. tǎʔͣǎl^ǎmǎ. ṣǎdǎqǎ (w) ṣǐd·qų. ʔ̾sǐfų. ʔͥǐn^ǎnǐy ʔ̾sǐfų jǐd^ą&amp;.</text:span></text:p>
      <text:p text:style-name="P2"><text:span text:style-name="T6">//</text:span></text:p>
      <text:p text:style-name="P2"><text:span text:style-name="T6">wǎjǎdǎt· bǐn·tų jǎw·zǎäą xǎḍǎrǎ&amp;ʔǎ fǎð̣ǎn^ǎt·hǎ&amp; tǔf^ǎ&amp;ḥǎäą wǎ ʔͣǎrǎ&amp;dǎt· ʔͣǎn· tǎʔͣ·kǔlǎhǎ&amp; fǎlǎm^ǎ&amp; ʕǎḍ^ǎt·hǎ&amp; wǎjǎd·tǎhǎ&amp; mǔr^ǎäą fǎrǎmǎt·hǎ&amp; wǎ qǎ&amp;lǎt·: mǎ&amp; ʔͣǎmǎr^ǎ hǎðǐhǐ &lt;^ǔf^ǎ&amp;ḥǎäǎǎ! wǎ lǎkǐn^ǎ ʔͣǔx·tǎhǎ&amp; wǎ qǎd· kǎ&amp;nǎt· ʔͣǎk·bǎrǎ mǐn·hǎ&amp; sǐn^ą&amp; lǎqǎṭǎtǐ &amp;lhǎw·zǎäǎ wǎ qǎšǎrǎt·hǎ&amp; wǎ qǎ&amp;lǎt·: nǎʕǎm·, ʔͥǐn^ǎ qǐš·rǎ &amp;lhǎw·zǎäǐ mǔr^ų lǎkǐn^ǎ lǔb^ǎhǎ&amp; lǎðǐyðų.</text:span></text:p>
      <text:p text:style-name="P2"><text:span text:style-name="T6">kǎ&amp;nǎ ǐl&amp;ǐm·rǎʔͣǎäį wǎlǎdǎ&amp;nǐ ʔͣǎr·sǎlǎtǐ &amp;lkǎbǐyrǎ mǐn·hǔmǎ&amp; ʔͥǐlǎã &amp;lmǎd·rǎsǎäǐ wǎ ʔͣǎb·qǎtǐ &amp;lṣ^ǎǧǐyrǎ fǐy &amp;lbǎy·tǐ fǎḍǎjǐrǎ hǎðǎ&amp; yǎw·mą&amp; mǐn· wǎḥ·dǎtǐhǐ wǎ qǎ&amp;lǎ ǐlʔͣǔm^ǐhǐ: lǐmǎ&amp;ðǎ&amp; l&amp;ǎ tǔr·sǐlǐynǎnǐy ʔͥǐlǎã &amp;lmǎd·rǎsǎäǐ fǎqǎ&amp;lǎt· lǎhǔ: ʔͣǎn·tǎ ṣǎǧǐyrų wǎ &amp;lmǎd·rǎsǎäǔ l&amp;ǎ tǎq·bǎlǔ &amp;lṣ^ǐǧǎ&amp;rǎ &amp;l^ǎðǐynǎ fǐy sǐn^ǐkǎ, fǎqǎ&amp;lǎ lǎhǎ&amp;: ʔͣǎl·bǐsǐynǐy θǐyǎ&amp;bǎ ʔͣǎxǐy fǎʔͣǎṣǐyrǎ kǎbǐyrą&amp;.</text:span></text:p>
      <text:p text:style-name="P2"><text:span text:style-name="T6">ʔͣǎʕ·ṭǎã rǎjǔlų wǎlǎdǎhǔ fǎʔͣ·są&amp; ṣǎǧǐyrą&amp; fǎfǎrǐḥǎ bǐhǎ&amp; kǎθǐyrą&amp; θǔm^ǎ ḥǎmǎlǎhǎ&amp; wǎ dǎxǎlǎ &amp;lbǔs·tǎ&amp;nǎ wǎ qǎṭǎʕǎ bǐhǎ&amp; šǎjǎrǎäǎ lǎw·zį. wǎ kǎ&amp;nǎ ʔͣǎbǔwhǔ yǔḥǐb^ǔ tǐl·kǎ &amp;lš^ǎjǎrǎäǎ ǐlʔͣǎn^ǎhǔ ǧǎrǎsǎhǎ&amp; bǐyǎdǐhǐ. wǎ fǐy &amp;lyǎw·mǐ &lt;^ǎ&amp;lǐy dǎxǎlǎ &amp;lʔͣǎbǔ &amp;lbǔs·tǎ&amp;nǎ fǎwǎjǎdǎ šǎjǎrǎäǎ &amp;ll^ǎw·zǐ mǎq·ṭǔwʕǎäą fǎtǎʔͣǎl^ǎmǎ kǎθǐyrą&amp; wǎ sǎʔͣǎlǎ wǎlǎdǎhǔ: mǎn· qǎṭǎʕǎ &amp;lš^ǎjǎrǎäǎ yǎ&amp; xǎ&amp;lǐdǔ? fǎqǎ&amp;lǎ lǎhǔ xǎ&amp;lǐdų: yǎ&amp; ʔͣǎbǐy ʔͥǐn^ǐy l&amp;ǎ ʔͣǎq·dǐrǔ ʔͣǎn· ʔͣǎk·ðǐbǎ, ʔͣǎnǎ&amp; &amp;l^ǎðǐy qǎṭǎʕ·tǔ &amp;lš^ǎjǎrǎäǎ wǎ ʔͥǐn^ǐy ʔ̾sǐfų jǐd^ą&amp;. fǎsǔr^ǎ bǐhǐ ʔͣǎbǔwhǔ ǐlʔͣǎn^ǎhǔ ṣǎdǎqǎ.</text:span></text:p>
      <text:p text:style-name="P2"><text:span text:style-name="T6">-104- ¤</text:span></text:p>
      <text:p text:style-name="P2"><text:span text:style-name="T6">ʔͣǎṣ·fǎrǔ, ṣǎf·rǎ&amp;ʔǔ, ṣǔf·rų. wǎ ʔͥǐl&amp;^ǎ fǎl&amp;ǎ. hǔnǎ&amp;kǎ. ṭǎrǐyqǎäų, ṭǎrǎ&amp;ʔͤǐqǔ. hǔnǎ&amp;kǎ ṭǎrǐyqǎäų. rǎsǎbǎ (w) rǔsǔwbų. ṭǎfǎ&amp; (w) ṭǎf·wų. fǎḥǎṣǎ (&amp;)</text:span></text:p>
      <text:p text:style-name="P2"><text:span text:style-name="T6">fǎḥ·ṣų. qǎl·bų, qǔlǔwbų. ḥǎl·qų, ḥǔlǔwqų. ʔͣǎq·bǎlǎ. fǎ&amp;sǐdų. jǐs·mų, jǔsǔwmų, ʔͣǎj·sǎ&amp;mų. ṣǎḥǐyḥǔ &amp;lhǐs·mǐ. šǔjǎ&amp;ʕų, šǔj·ʕǎ&amp;nų. hǎ&amp; hǔwǎ ðǎ&amp;. xǎjǐlǎ (&amp;) xǎjǎlų. ʔͣǎʕ·lǎã... ʔͣǎʕ·lǎã &amp;lš^ǎjǎrǎäǐ. tǎnǎ&amp;wǎlǎ. rǎmǎã bǐḥǎjǎrį. yǎsǔr^ǔnǐy. yǎsǔr^ǔnǐy ʔͣǎn^ǐy mǎ&amp; rǎmǎy·tǔhǔ bǐḥǎjǎrį. tǎsǎm^ǎʕǎ ʔͥǐlǎã...</text:span></text:p>
      <text:p text:style-name="P2"><text:span text:style-name="T6">//</text:span></text:p>
      <text:p text:style-name="P2"><text:span text:style-name="T6">sǎʔͣǎlǎt· bǐn·tų ʔͣǔm^ǎhǎ&amp;: kǎy·fǎ nǎʕ·rǐfǔ &amp;lbǎy·ḍǎ &amp;lhǎdǐydǎ mǐnǎ &amp;lbǎy·ḍǐ &amp;lqǎdǐymǐ? fǎqǎ&amp;lǎt· lǎhǎ&amp; ʔͣǔm^ǔhǎ&amp;: ḍǎʕǐy &amp;lbǎy·ḍǎäǎ bǎy·nǎ ʕǎy·nǎyǎkǐ wǎ &amp;ln^ǔwrǐ fǎʔͥǐn· kǎ&amp;nǎt· ṣǎf·rǎ&amp;ʔǎ fǎhǐyǎ jǎdǐydǎäų wǎ ʔͥǐl&amp;^ǎ fǎl&amp;. wǎ hǔnǎ&amp;kǎ ṭǎrǐyqǎäų ʔͣǔx·rǎã wǎ hǐyǎ ʔͣǎn· yǔwḍǎʕǎ &amp;lbǎy·ḍǔ fǐy &amp;lmǎ&amp;ʔǐ fǎʔͥǐn· </text:span><text:soft-page-break/><text:span text:style-name="T6">rǎsǎbǎ fǎhǔwǎ jǎy^ǐdų wǎ ʔͥǐn· ṭǎfǎ&amp; fǎhǔwǎ fǎ&amp;sǐdų.</text:span></text:p>
      <text:p text:style-name="P2"><text:span text:style-name="T6">jǎ&amp;ʔǎ &amp;lṭ^ǎbǐybǔ ʔͥǐlǎã &amp;lmǎd·rǎsǎäǐ fǎnǎ&amp;dǎã tǐl·mǐyðą&amp; ṣǎǧǐyrą&amp; lǐyǎf·ḥǎṣǎhǔ fǎʔͣǎq·bǎlǎ &lt;^ǐl·mǐyðǔ mǔs·rǐʕą&amp; wǎ wǎqǎfǎ ʔͣǎmǎ&amp;mǎ &amp;lṭ^ǎbǐybǐ fǎfǎḥǎṣǎ &amp;lṭ^ǎbǐybǔ ʕǎy·nǎy·hǐ wǎ fǎḥǎṣǎ ʔͣǔðǔnǎy·hǐ wǎ ḥǎl·qǎhǔ w ʔͣǎn·fǎhǔ wǎ qǎl·bǎhǔ wǎ fǎḥǎṣǎ jǐl·dǎhǔ wǎ šǎʕ·rǎhǔ wǎ lǎm^ǎ&amp; fǎrǎǧǎ &amp;lṭ^ǎbǐybǔ mǐn· ʕǎmǎlǐhǐ qǎ&amp;lǎ: hǎðǎ&amp; wǎlǎdų nǎð̣ǐyfų ṣǎḥǐyḥǔ &amp;lhǐs·mǐ šǔjǎ&amp;ʕų, &amp;ll^ǎhǔ yǔḥǐb^ǔ ʔͣǎm·θǎ&amp;lǎhǔ.</text:span></text:p>
      <text:p text:style-name="P2"><text:span text:style-name="T6">mǎšǎã θǎl&amp;ǎθǎäǔ ʔͣǔw·l&amp;ǎdį fǐy bǔs·tǎ&amp;nį fǎsǎmǐʕǔw&amp; ʕǔṣ·fǔwrą&amp; yǔǧǎr^ǐdǔ ʕǎlǎã šǎjǎrǎäį, fǎqǎ&amp;lǎ ʔͣǎḥǎdǔhǔm·: mǎ&amp; ʔͣǎj·mǎlǎ ṣǎw·tǎhǔ ʔͣǔḥǐb^ǔ ʔͣǎn· ʔͣǎrǎ&amp;hǔ. wǎ qǎ&amp;lǎ θǎ&amp;nǐy: &amp;ǔn·ð̣ǔr· hǎ&amp; hǔwǎ ðǎ&amp; ʕǎlǎã ðǎlǐkǎ &amp;lǧǔṣ·nǐ fǐy ʔͣǎʕ·lǎã &amp;lš^ǎjǎrǎäǐ bǐjǎ&amp;nǐbǐ ʕǔš^ǐhǐ. ʔͣǎm^ǎ&amp; &amp;lθ^ǎ&amp;lǐθǔ fǎtǎnǎ&amp;wǎlǎ ḥǎjǎrą&amp; wǎ ʔͣǎrǎ&amp;dǎ ʔͣǎn· yǎr·mǐyǎhǔ bǐhǐ fǎqǎ&amp;l&amp;ǎ lǎhǔ: ʔͣǎhǎðǎ&amp; jǎzǎ&amp;ʔǔ tǎǧ·rǐydǐhǐ? fǎxǎjǐlǎ wǎ rǎmǎã &amp;lḥǎjǎrǎ ʕǎlǎã &amp;lʔͣǎr·ḍǐ wǎ wǎqǎfǎ yǎtǎsǎm^ǎʕǎ ʔͥǐlǎã &amp;lʕǔṣ·fǔwrǐ. θǔm^ǎ qǎ&amp;lǎ: mǎ&amp; ʔͣǎj·mǎlǎ ṣǎw·tǎhǔ! wǎ yǎsǔr^ǔnǐy jǐd^ą&amp; ʔͣǎn^ǐy mǎ&amp; rǎmǎy·tǔhǔ bǐḥǎjǎrį.</text:span></text:p>
      <text:p text:style-name="P2"><text:span text:style-name="T6">-105- ¤</text:span></text:p>
      <text:p text:style-name="P2"><text:span text:style-name="T6">qǔf^ǎäų, qǔfǎfų. šǎ&amp;ṭǐʔͤų, šǎwǎ&amp;ṭǐʔͤǔ. šǎ&amp;ṭǐʔͤǔ &amp;lbǎḥ·rǐ. rǎm·lų, rǐmǎ&amp;lų. nǎzǎlǎ ʔͥǐlǎã &amp;ln^ǎh·rǐ. xǎlǎʕǎ (&amp;) xǎl·ʕų. xǎlǎʕǎ θǐyǎ&amp;bǎhǔ. &amp;ǐs·tǎḥǎm^ǎ. hǎl· ʔͣǎḥ·bǎb·tǎ? yǎð̣·hǎrǔ. ʔͣǎf·hǎmǎ. mǐl·ḥų. mǎ&amp;ʔų mǐl·ḥų. mǔfǎt^ǐšų. mǔfǎt^ǐšǔ sǐk^ǎäǐ &amp;lḥǎdǐydǐ. xǎṭǎrų, ʔͣǎx·ṭǎ&amp;rų. mǔʕǎy^ǎnų. fǐy &amp;lwǎq·tǐ &amp;lmǔʕǎy^ǎnǐ. sǎ&amp;ʕǎäų (&amp;t). qǎbǎḍǎ (y) qǎb·ḍų. qǎbǎḍǎ &amp;lʔͣǎj·rǎ. ʔͣǎj·rų, ʔͣǔjǔwrų. mǎḥǎṭ^ǎäų (&amp;t). tǎqǎd^ǎmǎ. tǎʔͣǎx^ǎrǎ. bǎ&amp;ʔͤǐʕų, bǎ&amp;ʕǎäų. bǎ&amp;ʕǎäǔǔ &amp;lṣ^ǔḥǔfǐ. rǎ&amp;fǎqǎ. rǎ&amp;fǎqǎ wǎ&amp;lǐdǎhǔ ʔͥǐlǎã &amp;ls^ǔwqǐ. rǎṭ·lų, ʔͣǎr·ṭǎ&amp;lų. ḥǔz·mǎäų, ḥǔzǎmų. ḥǔz·mǎäų mǐnǎ &amp;lbǎṣǎlǐ. sǐl·qų. &amp;ǐm·tǎlǎʔͣǎ. ʔͣǎf·rǎǧǎ.</text:span></text:p>
      <text:p text:style-name="P2"><text:span text:style-name="T6">//</text:span></text:p>
      <text:p text:style-name="P2"><text:span text:style-name="T6">ʔͣǎxǎðǎt· ʔͣǔm^ų wǎlǎdǎhǎ&amp; ʔͥǐlǎã šǎ&amp;ṭǐʔͤǐ &amp;lbǎḥ·rǐ fǎjǎʕǎlǎ yǎl·ʕǎbǔ bǐ&amp;lr^ǎm·lǐ θǔm^ǎ xǎlǎʕǎ θǐyǎ&amp;bǎhǔ wǎ nǎzǎlǎ ʔͥǐlǎã &amp;lmǎ&amp;ʔǐ. wǎ bǎʕ·dǎ ʔͣǎnǐ &amp;s·tǎḥǎm^ǎ qǎ&amp;lǎt· lǎhǔ: hǎl· ʔͣǎḥ·bǎb·tǎ &amp;l&amp;ǐs·tǐḥ·mǎ&amp;mǎ fǐy &amp;lbǎḥ·rǐ? fǎqǎ&amp;lǎ &amp;lwǎlǎdǔ: nǎʕǎm· yǎ&amp; ʔͣǔm^ǐy wǎ lǎkǐn· yǎð̣·hǎrǔ ʔͣǎn^ǎ &amp;ln^ǎ&amp;sǎ rǎmǎw·&amp; fǐyhǐ mǐl·ḥą&amp; kǎθǐyrą&amp;. fǎḍǎḥǐkǎtǐ &amp;lʔͣǔm^ǔ θǔm^ǎ ʔͣǎf·hǎmǎt· wǎlǎdǎhǎ&amp; ʔͣǎn^ǎ mǐyǎ&amp;hǎ &amp;lbǎḥ·rǐ l&amp;ǎ tǎkǔwnǔ ʔͥǐl&amp;^ǎ mǐl·ḥǎäą.</text:span></text:p>
      <text:p text:style-name="P2"><text:span text:style-name="T6">qǎ&amp;lǎ rǎjǔlų lǐmǔfǎt^ǐšǐ sǐk^ǎäǐ &amp;lḥǎdǐydǐ: ʔͥǐn^ǎ ḥǎyǎ&amp;tǎkǔm· ḥǎyǎ&amp;äǔ ʔͣǎx·ṭǎ&amp;rį. fǎqǎ&amp;lǎ &amp;lmǔfǎt^ǐšǔ: nǎʕǎm·, wǎ lǎkǐn^ǎ fǐyhǎ&amp; ʔͣǎw·qǎ&amp;tǎ sǔrǔwrį. fǎqǎ&amp;lǎ &amp;lr^ǎjǔlǔ: ʔͣǎð̣ǔn^ǔ ʔͣǎn^ǎ ðǎlǐkǎ yǎkǔwnǔ fǐy &amp;ls^ǎ&amp;ʕǎäǐ &amp;l^ǎtǐy tǎq·bǐḍǔwnǎ fǐyhǎ&amp; ʔͣǎj·rǎkǔm·. qǎ&amp;lǎ &amp;lmǔfǎt^ǐšǔ: l&amp;ǎ , bǎl· fǐy &amp;ls^ǎ&amp;ʕǎäǐ &amp;l^ǎtǐy yǎṣǐlǔ fǐyhǎ&amp; ʔͥǐlǎã kǔl^ǐ mǎḥǎṭ^ǎäį fǐy &amp;lwǎq·tǐ &amp;lmǔʕǎy^ǎnǐ l&amp;ǎ nǎtǎqǎd^ǎmǔ wǎ l&amp;ǎ nǎtǎʔͣǎx^ǎrǔ.</text:span></text:p>
      <text:p text:style-name="P2"><text:span text:style-name="T6">lǎm^ǎ&amp; rǎjǎʕǎ mǔnǐyrų mǐnǎ &amp;lmǎd·rǎsǎäǐ qǎ&amp;lǎt· lǎhǔ ʔͣǔm^ǔhǔ:"&amp;ǐð·hǎb· ʔͥǐlǎã ʔͣǎbǐykǎ wǎ &amp;ṭ·lǔb· mǐn·hǔ ʔͣǎn· yǎš·tǎrǐyǎ &amp;ll^ǎḥ·mǎ wǎ &amp;lθ^ǐmǎ&amp;rǎ wǎ &amp;lxǔḍǎrǎ" rǎ&amp;fǎqǎ mǔnǐyrų wǎ&amp;lǐdǎhǔ ʔͥǐlǎã &amp;ls^ǔwqǐ fǎsǎmǐʕǎhǔ yǎqǔwlǔ </text:span><text:soft-page-break/><text:span text:style-name="T6">lǐl·jǎz^ǎ&amp;rǐ "ʔͣǎʕ·ṭǐnǐy rǎṭ·lǎ lǎḥ·mį wǎ lǐbǎ&amp;ʔͤǐʕǐ &amp;lxǔḍǎrǐ wǎ &amp;lθ^ǐmǎ&amp;rǐ bǐʕ·nǐy ḥǔz·mǎäą mǐnǎ &amp;lbǎṣǎlǐ wǎ ḥǔz·mǎäą mǐnǎ &amp;ls^ǐl·qǐ wǎ rǎṭ·l&amp;ą mǐnǎ &lt;^ǔf^ǎ&amp;ḥǐ" wǎ lǎm^ǎ&amp; &amp;m·tǎlǎʔͣǎtǐ &amp;lqǔf^ǎäǔ rǎjǎʕǎ mǔnǐyrų ʔͥǐlǎã &amp;lmǎn·zǐlǐ wǎ qǎ&amp;lǎ ǐlʔͣǔm^ǐhǐ: xǔðǐy &amp;ls^ǎl^ǎäǎ wǎ ʔͣǎf·rǐǧǐyhǎ&amp; ǐlʔͣǎn^ǎ ʔͣǎbǐy yǎḥ·tǎ&amp;jǔ ʔͥǐlǎy·hǎ&amp;.</text:span></text:p>
      <text:p text:style-name="P2"><text:span text:style-name="T6">-106- ¤</text:span></text:p>
      <text:p text:style-name="P2"><text:span text:style-name="T6">ʕǐṣǎ&amp;bǎäų (&amp;t). dǎw^ǎrǎ. dǎfǎʕǎ (&amp;) dǎf·ʕų. rǎqǎṣǎ (w) rǎq·ṣų. ṣǎf^ǎqǎ. zǐd·. zǐdǐ &amp;q·tǎrǐb·. lǎm· tǔṣǐb·. hǎy^ǎ&amp; ʔͣǎm·sǐk·nǎ&amp;. &amp;ǐl·tǎḥǎqǎ bǐ//... mǎd^ǎ (w) mǎd^ų. mǎd^ǎ yǎdǎhǔ. tǎḥǎs^ǎsǎ. zǎl·zǎlǎäų. zǔl·zǐlǎtǐ &amp;lʔͣǎr·ḍǔ. fǎ&amp;ʔͤǐdǎäų, fǎwǎ&amp;ʔͤǐdǔ. bǐdǔwnǐ fǎ&amp;ʔͤǐdǎäį. bǎy·nǎmǎ&amp;... kǎ&amp;nǎ &amp;lfǎṣ·lǔ ṣǎy·fą&amp;. tǎzǎ&amp;ḥǎmǎ. tǎṣǎd^ǎʕǎ. jǐdǎ&amp;rų, jǔd·rǎ&amp;nų. tǎṣǎd^ǎʕǎtǐ &amp;lhǔd·rǎ&amp;nǔ. tǎsǎ&amp;qǎṭǎ. sǎq·fų, sǔqǔwfų. ʔͣǎðąã. mǎ&amp; ʔͣǔṣǐybǎ ʔͣǎḥǎdų bǐʔͣǎðąã. mǎd·rǎsǐy^ų. &amp;lkǐtǎ&amp;bǔ &amp;lmǎd·rǎsǐy^ǔ. xǐl&amp;ǎlǎ &amp;ld^ǎr·sǐ. ḥǐjǎ&amp;rǎäų.</text:span></text:p>
      <text:p text:style-name="P2"><text:span text:style-name="T6">//</text:span></text:p>
      <text:p text:style-name="P2"><text:span text:style-name="T6">&amp;ǐj·tǎmǎʕǎ &amp;lʔͣǎṭ·fǎ&amp;lǔ fǐy &amp;ls^ǎ&amp;ḥǎäǐ wǎ ʔͣǎḥ·ḍǎrǔw&amp; ʕǐṣǎ&amp;bǎäą wǎ rǎbǎṭǔwhǎ&amp; ʕǎlǎã ʕǎy·nǎy· rǎšǐydį θǔm^ǎ dǎw^ǎrǔwhǔ wǎ dǎfǎʕǔwhǔ bǎʕǐydą&amp; ʕǎn·hǔm· wǎ ʔͣǎxǎðǔw&amp; yǔǧǎn^ǔwnǔ wǎ yǎr·qǔṣǔwnǎ wǎ yǔṣǎf^ǐqǔwnǎ ḥǎw·lǎhǔ wǎ hǔm· yǔrǎd^ǐdǔwnǎ:"nǎḥ·nǔ hǔnǎ&amp; , &amp;ǐq·tǎrǐb·! zǐd· &amp;q·tǎrǐb·! lǎm· tǔṣǐb·! hǎy^ǎ&amp; ʔͣǎm·sǐk·nǎ&amp;! &amp;ǐl·tǎḥǐq· bǐnǎ&amp;" wǎ kǎ&amp;nǎ &amp;lmǐs·kǐynǔ yǎmǔd^ǔ yǎdǎy·hǐ wǎ yǎtǎḥǎs^ǎsǔ wǎ lǎkǐn· bǐdǔwnǐ fǎ&amp;ʔͤǐdǎäį.</text:span></text:p>
      <text:p text:style-name="P2"><text:span text:style-name="T6">bǎy·nǎmǎ&amp; kǎ&amp;nǎ &lt;^ǎl&amp;ǎmǐyðǔ fǐy ǧǔrǎfǐ &amp;ld^ǎr·sǐ wǎ kǎ&amp;nǎ &amp;lfǎṣ·lǔ ṣǎy·fą&amp; zǔl·zǐlǎtǐ &amp;lʔͣǎr·ḍǔ. fǎtǎrǎkǎ &lt;^ǎl&amp;ǎmǐyðǔ kǔl^ǎ šǎy·ʔį wǎ xǎrǎjǔw&amp; ʔͥǐlǎã sǎ&amp;ḥǎäǐ &amp;lmǎd·rǎsǐäǐ fǐy nǐð̣ǎ&amp;mį fǎmǎ&amp; tǎzǎ&amp;ḥǎmǔw&amp; wǎ l&amp;ǎ tǎʔͣǎx^ǎrǎ ʔͣǎḥǎdų. wǎ kǎ&amp;nǎtǐ &amp;lz^ǎl·zǎlǎäǔ šǎdǐydǎäą jǐd^ą&amp; fǎtǎṣǎd^ǎʕǎtǐ &amp;lhǔd·rǎ&amp;nǔ wǎ tǎsǎ&amp;qǎṭǎtǐ &amp;lḥǐjǎ&amp;rǎäǔ mǐnǎ &amp;ls^ǔqǔwfǐ wǎ lǎkǐn· mǎ&amp; ʔͣǔṣǐybǎ ʔͣǎḥǎdų bǐʔͣǎðąã.</text:span></text:p>
      <text:p text:style-name="P2"><text:span text:style-name="T6">xǐl&amp;ǎlǎ dǔrǔwsǐ &amp;ll^ǔǧǎäǐ &amp;lʕǎrǎbǐy^ǎäǐ yǎk·tǔbǔ &amp;lmǔʕǎl^ǐmǔ jǔmǎl&amp;ą ʕǎrǎbǐy^ǎäą ʕǎlǎã &amp;ll^ǎw·ḥǐ wǎ yǎs·ʔͣǎlǔ &amp;lṭ^ǔl&amp;^ǎbǎ: ʔͣǎfǎhǐm·tǔmǔwhǎ&amp;? fǎyǎqǔwlǔwnǎ lǎhǔ: nǎʕǎm·, fǎhǐm·nǎ&amp;hǎ&amp;. θǔm^ǎ yǎq·rǎʔͣǔ &amp;lṭ^ǔl&amp;^ǎbǔ jǔmǎl&amp;ą ʕǎrǎbǐy^ǎäą mǐnǎ &amp;lkǐtǎ&amp;bǐ &amp;lmǎd·rǎsǎy^ǐ wǎ yǔtǎr·jǐmǔwnǎhǎ&amp; ʔͥǐlǎã lǔǧǎtǐhǐm·. bǎʕ·dǎ &amp;ld^ǔrǔwsǐ yǎð·hǎbǔ &amp;lz^ǔmǎl&amp;ǎʔǔ ʔͥǐǐlǎã bǔyǔwtǐhǐm· ʔͣǎm^ǎ&amp; mǔḥǎm^ǎdų wǎ mǎḥ·mǔwdų fǎl&amp;ǎ yǎð·hǎbǎ&amp;nǐ ʔͥǐlǎã bǔyǔwtǐhǐm·, ʕǐn·dǎhǔmǎ&amp; ʔͣǎʕ·mǎ&amp;lų kǎθǐyrǎäų fǐy &amp;lhǎ&amp;mǐʕǎäǐ.</text:span></text:p>
      <text:p text:style-name="P2"><text:span text:style-name="T6">-107- ¤</text:span></text:p>
      <text:p text:style-name="P2"><text:span text:style-name="T6">mǎr^ǎ bǐ&amp;lhǐbǎlǐ. ʔͣǎtǔrǐydǔ mǐn^ǐy? ʕǎ&amp;rį, ʕǔrǎ&amp;äų. mǎšǎã ʕǎ&amp;rǐyą&amp;. tǎbǎ&amp;rǎã. fǐr·qǎäų, fǐrǎqų. fǐrǎqǔ &amp;lʔͣǎl·ʕǎ&amp;bǐ &amp;lr^ǐyǎ&amp;ḍǐy^ǎäǐ. jǔm·hǔwrų, jǎmǎ&amp;hǐyrǔ. ʔͥǐb·rǎäų, ʔͥǐbǎrų. ʕǎy·nǔ &amp;lʔͥǐb·rǎäǐ. qǎmǐyṣų, qǔm·ṣǎ&amp;nų, ʔͣǎq·mǐṣǎäų. jǎ&amp;nǐbų, jǎwǎ&amp;nǐbǔ. ḥǎkǎmų. ṣǎfǎrǎ (y) ṣǎfǐyrų. &amp;b·tǎdǎʔͣǎ. &amp;ǐb·tǎdǎʔͣǎ &amp;ll^ǎʕǐbǎ. ḥǎ&amp;wǎlǎ jǔh·dǎhǔ. tǎsǎ&amp;wǎã. tǎsǎ&amp;wǎtǐ &amp;lfǐr·qǎtǎ&amp;nǐ. ʔͥǐṣǎ&amp;bǎäǔ &amp;lʔͣǎh·dǎ&amp;fǐ. &amp;ǐd^ǎʕǎã. hǎtǎfǎ (y) hǔtǎ&amp;fų. ʕǎjǎzǎ ʕǎn·... (y) ʕǎj·zų. </text:span><text:soft-page-break/><text:span text:style-name="T6">xǎlǐyqǎäų, xǎl&amp;ǎʔͤǐqǔ. hǎ&amp;tǐ. ʔͣǔn·bǔwbǎäų, ʔͣǎnǎ&amp;bǐybǔ. qǎ&amp;mǎ ʕǎlǎã qǎdǎmǎy·hǐ. jǎʕǎlǎ yǎṣǐyḥǔ. mǎhǎ&amp;rǎäų. qǎ&amp;mǎäų (&amp;t). mǐn· qǎ&amp;mǎtǐhǐ. ʔͣǎḍǎ&amp;ʕǎ. ʕǎbǎθą&amp;. ʔͣǎfǎ&amp;dǎ. ʕǎmǎlų l&amp;ǎ yǔfǐydǔ.</text:span></text:p>
      <text:p text:style-name="P2"><text:span text:style-name="T6">//</text:span></text:p>
      <text:p text:style-name="P2"><text:span text:style-name="T6">kǎ&amp;nǎ bǎ&amp;ʔͤǐʕų yǎḥ·mǐlǔ ḥǎqǎ&amp;ʔͤǐbǎ kǎθǐyrǎäą wǎ yǎqǐfǔ fǐy &amp;ls^ǔwqǐ wǎ yǔnǎ&amp;dǐy: ḥǎqǎ&amp;ʔͤǐbǔ jǎmǐylǎäų, ḥǎqǎ&amp;ʔͤǐbǔ jǎmǐylǎäų, &amp;ǐš·tǎrǔwhǎ&amp;. fǎmǎr^ǎ bǐhǐ rǎjǔlų fǎqǎ&amp;lǎ &amp;lbǎ&amp;ʔͤǐʕǔ lǐlr^ǎjǔlǐ: &amp;ǐš·tǎrǐ ḥǎqǐybǎäą. fǎqǎ&amp;lǎ &amp;lr^ǎjǔlǔ: mǎ&amp;ðǎ&amp; ʔͣǎf·ʕǎlǔ bǐhǎ&amp;? qǎ&amp;lǎ &amp;lbǎ&amp;ʔͤǐʕǔ: tǎḍǎʕǔ fǐyhǎ&amp; θǐyǎ&amp;bǎkǎ. fǎqǎ&amp;lǎ &amp;lr^ǎjǔlǔ: lǎy·sǎ lǐy ǧǎy·rǎ θǐyǎ&amp;bǐy &amp;l^ǎtǐy ʔͣǎl·bǎsǔhǎ&amp;, ʔͣǎtǔrǐydǔ mǐn^ǐy ʔͣǎn· ʔͣǎm·šǐyǎ ʕǎ&amp;rǐyą&amp;.</text:span></text:p>
      <text:p text:style-name="P2"><text:span text:style-name="T6">tǎbǎ&amp;rǎt· fǐr·qǎtǎ&amp;nǐ mǐn· fǐrǎqǐ &amp;lʔͣǎl·ʕǎ&amp;bǐ &amp;lr^ǐyǎ&amp;ḍǐy^ǎäǐ bǐkǔrǎäǐ &amp;lqǎdǎmǐ. wǎ kǎ&amp;nǎt· qǔm·ṣǎ&amp;nǔ &amp;lfǐr·qǎäǐ &amp;lʔͣǔwlǎã ḥǎm·rǎ&amp;ʔǎ wǎ qǔm·ṣǎ&amp;nǔ &amp;lθ^ǎ&amp;nǐyǎäǐ bǎy·ḍǎ&amp;ʔǎ. wǎ qǎd· wǎqǎfǎ jǔm·hǔwrų kǎbǐyrų ʕǎlǎã jǎwǎ&amp;nǐbǐ &amp;lmǎl·ʕǎbǐ yǎtǎfǎr^ǎjǔ. wǎ lǎm^ǎ&amp; ṣǎfǎrǎ &amp;lḥǎkǎmǔ &amp;ǐb·tǎdǎʔͣǎtǎ&amp; &amp;ll^ǎʕǐbǎ. wǎ kǎ&amp;nǎt· kǔl^ǔ fǐr·qǎäį mǐnǎ &amp;lfǐr·qǎtǎy·nǐ tǔḥǎ&amp;wǐlǔ jǔh·dǎhǎ&amp; ʔͣǎn· tǎǧ·lǐbǎ &amp;lʔͣǔx·rǎã. wǎ lǎkǐn^ǎhǔmǎ&amp; tǎsǎ&amp;wǎtǎ&amp; fǐy ʔͥǐṣǎ&amp;bǎäǐ &amp;lʔͣǎh·dǎ&amp;fǐ fǎhǎtǎfǎ &amp;lhǔm·hǔwrǔ lǎhǔmǎ&amp;.</text:span></text:p>
      <text:p text:style-name="P2"><text:span text:style-name="T6">&amp;ǐd^ǎʕǎã rǎjǔlų ʔͣǎn^ǎhǔ yǎṣ·nǎʕǔ mǎ&amp; yǎʕ·jǐzǔ &amp;lxǎl&amp;ǎʔͤǐqǔ ʕǎn·hǔ. fǎ&amp;j·tǎmǎʕǎ &amp;ln^ǎ&amp;sǔ ḥǎw·lǎhǔ wǎ qǎ&amp;lǔw&amp;: hǎ&amp;tǐ. fǎʔͣǎx·rǎjǎ ʔͣǔn·bǔwbǎäą fǎṣǎb^ǎ mǐn·hǎ&amp; ʔͥǐbǎrą&amp; ʕǐd^ǎäą, θǔm^ǎ wǎḍǎʕǎ ʔͥǐb·rǎäą fǐy &amp;lʔͣǎr·ḍǐ wǎ qǎ&amp;mǎ ʕǎlǎã qǎdǎmǎy·hǐ wǎ jǎʕǎlǎ yǐr·mǐy ʔͥǐb·rǎäą mǐn· qǎ&amp;mǎtǐhǐ fǎtǎqǎʕǔ kǔl^ǔ ʔͥǐb·rǎäį fǐy ʕǎy·nǐ &amp;lʔͣǔx·rǎã fǎtǎʕǎj^ǎbǔw&amp; mǐn· mǎhǎ&amp;rǎtǐhǐ wǎ lǎkǐn^ǎhǔm· qǎ&amp;lǔw&amp;: nǎʕǎm·, ʔͥǐn^ǎ fǐy ʕǎmǎlǐkǎ hǎðǎ&amp; mǎhǎ&amp;rǎäą wǎ lǎkǐn^ǎhǎ&amp; mǎhǎ&amp;rǎäų l&amp;ǎ tǔfǐydǔkǎ wǎ l&amp;ǎ tǔfǐydǔ ʔͣǎḥǎdą&amp; fǎʔͣǎḍǎʕ·tǎ wǎq·tǎkǎ ʕǎbǎθą&amp;.</text:span></text:p>
      <text:p text:style-name="P2"><text:span text:style-name="T6">-108- ¤</text:span></text:p>
      <text:p text:style-name="P2"><text:span text:style-name="T6">ṭǎrǐyqǔ &amp;ls^ǎy^ǎ&amp;rǎ&amp;tǐ. xǎṭǐrų. ṣǎ&amp;rǎ yǎl·ʕǎbǔ. ʔͣǎḥǎdǔhǔm·. ʔͣǎḥǎdǔnǎ&amp;. lǎzǐmǎ (&amp;) lǔzǔwmų. lǎzǐmǎ jǎ&amp;nǐbǎ &amp;lṭ^ǎrǐyqǐ. ʔ̾tį. šǐmǎ&amp;lų. &amp;ǐl·tǎfǎtǎ šǐmǎ&amp;l&amp;ą. wǎqǎfǎ. qǎdǎmų, ʔͣǎq·dǎ&amp;mų. rǎy·θǎmǎ&amp;... ʕǎbǎrǎ (w) ʕǔbǔwrų. fǎrǎkǎ (w) fǎr·kų. mǎš^ǎṭǎ. mǎš^ǎṭǎ šǎʕǎrǎhǔ. mǐn·dǐylų, mǎnǎ&amp;dǐylǔ. ḥǎ&amp;fǎð̣ǎ ʕǎlǎã &amp;ln^ǎð̣ǎ&amp;fǎäǐ. mǎr^ǎnǎ. yǎrǔwḥǔ wǎ yǎjǐyʔǔ. kǎ&amp;nǎ yǎrǔwḥǔ wǎ yǎjǐyʔǔ. ʔͣǎʕ·mǎ&amp;lǔ &amp;lbǎy·tǐ. kǎwǎã (y) kǎy^ų. kǎwǎã &amp;lθ^ǐyǎ&amp;bǎ. ʕǎlǎfǎ (y) ʕǎl·fų. ʕǎlǎfǎ &amp;ld^ǎjǎ&amp;jǎ. ṣǎ&amp;ḥǐbǎäų, ṣǎwǎ&amp;ḥǐbǔ. fǐy sǔr·ʕǎäį.</text:span></text:p>
      <text:p text:style-name="P2"><text:span text:style-name="T6">//</text:span></text:p>
      <text:p text:style-name="P2"><text:span text:style-name="T6">kǎ&amp;nǎt· qǎr·yǎäų ʕǎlǎã ṭǎrǐyqǐ &amp;ls^ǎy^ǎ&amp;rǎ&amp;tǐ fǎrǎʔͣǎã ʔͣǎw·l&amp;ǎdǔ &amp;lqǎr·yǎäǐ ʔͣǎn^ǎ &amp;ll^ǎʕǐbǎ fǐy &amp;lṭ^ǎrǐyqǐ xǎṭǐrų fǎṣǎ&amp;rǔw&amp; yǎl·ʕǎbǔwnǎ fǐy &amp;lḥǔqǎwlǐ. wǎ kǎ&amp;nǎ ʔͣǎḥǎdǔhǔm· ʔͥǐðǎ&amp; mǎšǎã fǐy &amp;lṭ^ǎrǐyqǐ lǎzǐmǎ jǎ&amp;nǐbą&amp;, wǎ ʔͥǎðǎ&amp; ʔͣǎrǎ&amp;dǎ ʔͣǎn· yǎn·tǎqǐlǎ mǐn· jǎ&amp;nǐbį ʔͥǐlǎã jǎ&amp;nǐbį &amp;ǐl·tǎfǎtǎ yǎmǐyną&amp; wǎ šǐmǎ&amp;l&amp;ą fǎʔͥǐðǎ&amp; rǎʔͣǎã sǎy^ǎ&amp;rǎäą ʔ̾tǐyǎäą mǐn· bǎʕǐydį wǎqǎfǎ ʕǎlǎã jǎ&amp;nǐbǐ &amp;lṭ^ǎrǐyqǐ rǎy·θǎmǎ&amp; tǎʕ·bǔrǔ.</text:span></text:p>
      <text:p text:style-name="P2"><text:soft-page-break/><text:span text:style-name="T6">&amp;lwǎlǎdǔ &amp;ln^ǎð̣ǐyfǔ yǎǧ·sǐlǔ rǎʔͣ·sǎhǔ kǔl^ǎ yǎw·mį. &amp;lwǎlǎdǔ &amp;ln^ǎð̣ǐyfǔ yǎf·rǔkǔ rǎʔͣ·sǎhǔ wǎ yǔmǎš^ǐṭǔ šǎʕǎrǎhǔ. &amp;lwǎlǎdǔ &amp;ln^ǎð̣ǐyfǔ yǔqǎl^ǐmǔ ʔͣǎð̣·fǎ&amp;rǎhǔ. &amp;lwǎlǎdǔ &amp;ln^ǎð̣ǐyfǔ yǎl·bǎsǔ θǐyǎ&amp;bą&amp; nǎð̣ǐyfǎäą. &amp;lwǎlǎdǔ &amp;ln^ǎð̣ǐyfǔ yǎḥ·mǐlǔ mǐn·dǐyl&amp;ą nǎð̣ǐyfą&amp;. &amp;lwǎlǎdǔ &amp;ln^ǎð̣ǐyfǔ yǔḥǎ&amp;fǐð̣ǔ ʕǎlǎã nǎð̣ǎ&amp;fǎäǐ θǐyǎ&amp;bǐhǐ wǎ kǔtǔbǐhǐ wǎ dǎfǎ&amp;tǐrǐhǐ wǎ mǎk·tǎbǎtǐhǐ wǎ mǎd·rǎsǎtǐhǐ.</text:span></text:p>
      <text:p text:style-name="P2"><text:span text:style-name="T6">&amp;lbǐn·tǔ &amp;ln^ǎšǐyṭǎäǔ tǎs·tǎy·qǐð̣ǔ bǎ&amp;kǐrą&amp;. &amp;lbǐn·tǔ &amp;ln^ǎšǐyṭǎäǔ tǔmǎr^ǐnǔ jǐs·mǎhǎ&amp; mǐnǎ &amp;lr^ǎʔͣ·sǐ ʔͥǐlǎã &amp;lqǎdǎmǐ kǔl^ǎ yǎw·mį. &amp;lbǐn·tǔ &amp;ln^ǎšǐyṭǎäǔ tǎrǔwḥǔ wǎ tǎjǐyʔǔ fǐy sǔr·ʕǎäį. &amp;lbǐn·tǔ &amp;ln^ǎšǐyṭǎäǔ tǎd·rǔsǔ fǐy ʔͣǎw·qǎ&amp;tǐ &amp;ld^ǎr·sǐ wǎ tǎl·ʕǎbǔ mǎʕǎ ṣǎwǎ&amp;ḥǐbǐhǎ&amp; fǐy ʔͣǎw·qǎ&amp;tǐ &amp;ll^ǎʕǐbǐ. &amp;lbǐn·tǔ &amp;ln^ǎšǐyṭǎäǔ tǔsǎ&amp;ʕǐdǔ ʔͣǔm^ǎhǎ&amp; fǐy kǔl^ǐ ʔͣǎʕ·mǎ&amp;lǐ &amp;lbǎy·tǐ: tǎk·nǔsǔ &amp;lbǎy·tǎ, wǎ tǎǧ·sǐlǔ &amp;lṣ^ǔḥǔwnǎ, wǎ tǎk·wǐy &amp;lθ^ǐyǎ&amp;bǎ wǎ tǎs·qǐã &amp;lḥǎdǐyqǎäǎ wǎ tǎʕ·lǐfǔ &amp;ld^ǎjǎ&amp;jǎ.</text:span></text:p>
      <text:p text:style-name="P2"><text:span text:style-name="T6">-109- ¤</text:span></text:p>
      <text:p text:style-name="P2"><text:span text:style-name="T6">ʔͣǎb·lǎhǔ, bǎl·hǎ&amp;ʔǔ, bǔl·hų. &amp;lqǎ&amp;hǐrǎäǔ. &amp;lyǎ&amp;bǎ&amp;nǔ. tǎfǎk^ǎrǎ. sǎ&amp;fǎrǎ. sǎ&amp;fǎrǎ bǐ&amp;lqǐṭǎ&amp;rǐ. &amp;ǐt^ǎbǎʕǎ. &amp;ǐt^ǎbǎʕǎ ṭǎrǐyqą&amp;. sǎfǐynǎäų, sǔfǔnų, sǎfǎ&amp;ʔͤǐnǔ. &amp;ls^ǔwǎy·sǔ. rǔb^ǎ&amp;nų, rǎbǎ&amp;bǐnǎäų. rǔb^ǎ&amp;nǔ &amp;ls^ǎfǐynǎäǐ. rǎṣǐyfų, rǔṣǔfų, ʔͣǎr·ṣǐfǎäų. mǐrǎ&amp;rą&amp;. kǔl^ǎmǎ&amp;. kǔl^ǎmǎ&amp; ʔͣǎrǎ&amp;dǎ ʔͣǎn· yǎx·rǔjǎ. ʔͣǎxǎðǎ bǐyǎdǐhǐ. ʕǎ&amp;bǐrų. sǎy^ǎ&amp;rǎäų ʕǎ&amp;bǐrǎäų. ʕǎlǎã yǎmǐynǐhǐ. ʕǎlǎã yǎsǎ&amp;rǐhǐ. ḥǎrǎkǎäų (&amp;t). ḥǎrǎkǎäǔ &amp;ls^ǎy^ǎ&amp;rǎ&amp;tǐ. ʔͣǎw·ṣǎlǎ. dǎf·tǎrǔ &amp;lʔͥǐm·l&amp;ǎʔǐ. xǎṭ^ų, xǔṭǔwṭų. wǎ&amp;ḍǐḥų. xǎṭ^ų wǎ&amp;ḍǐḥų. ʔͣǎθ·nǎã ʕǎlǎã... kǎrǐymǔ &amp;lʔͣǎx·l&amp;ǎqǐ. bǎʕ·dǎ ʔͣǎn·...</text:span></text:p>
      <text:p text:style-name="P2"><text:span text:style-name="T6">//</text:span></text:p>
      <text:p text:style-name="P2"><text:span text:style-name="T6">sǎʔͣǎlǎ mǔdǎr^ǐsǔ &amp;lhǔǧ·rǎ&amp;fǐyǎ&amp; ʔͣǎḥǎdǎ &lt;^ǎl&amp;ǎmǐyðǐ &amp;lbǔl·hǐ: mǎ&amp; hǔwǎ &amp;lṭ^ǎrǐyqǔ &amp;l^ǎðǐy tǎt^ǎbǐʕǔhǔ lǐls^ǎfǎrǐ mǐnǎ &amp;lqǎ&amp;hǐrǎäǐ ʔͥǐlǎã &amp;lyǎ&amp;bǎ&amp;nǐ? fǎʔͣǎjǎ&amp;bǎhǔ &lt;^ǐl·mǐyðǔ bǎʕ·dǎ ʔͣǎn· tǎfǎk^ǎrǎ ṭǎwǐyl&amp;ą: nǔsǎ&amp;fǐrǔ bǐ&amp;lqǐṭǎ&amp;rǐ mǐnǎ &amp;lqǎ&amp;hǐrǎäǐ ʔͥǐlǎã &amp;ls^ǔwǎy·sǐ, wǎ mǐnǎ &amp;ls^ǔwǎy·sǐ nǎr·kǎbǔ &amp;ls^ǎfǐynǎäǎ wǎ nǎt·rǔkǔ &amp;lʔͣǎm·rǎ ʔͥǐlǎã rǔb^ǎ&amp;nǐ &amp;ls^ǎfǐynǎäǐ &amp;l^ǎðǐy sǎ&amp;fǎrǎ mǐrǎ&amp;rą&amp; fǐy hǎðǎ&amp; &amp;lṭ^ǎrǐyqǐ wǎ hǔwǎ yǎʕ·rǐfǔhǔ jǎy^ǐdą&amp;.</text:span></text:p>
      <text:p text:style-name="P2"><text:span text:style-name="T6">ʔͣǎrǎ&amp;dǎ šǎy·xų ḍǎʕǐyfų ʔͣǎn· yǎmǔr^ǎ fǐy &amp;lš^ǎ&amp;rǐʕǐ mǐn· rǎṣǐyfį ʔͥǐlǎã rǎṣǐyfį wǎ lǎkǐn^ǎhǔ lǎm· yǎq·dǐr· ǐlʔͣǎn^ǎ &amp;ls^ǎy^ǎ&amp;rǎ&amp;tǐ kǎ&amp;nǎt· tǎrǔwḥǔ wǎ tǎjǐyʔǔ fǐy sǔr·ʕǎäį. wǎ kǎ&amp;nǎ kǔl^ǎmǎ&amp; ʔͣǎrǎ&amp;dǎ ʔͣǎn· yǎmǔr^ǎ yǎrǎã sǎy^ǎ&amp;rǎäą ʕǎ&amp;bǐrǎäą ʕǎlǎã yǐmǐynǐhǐ wǎ yǎrǎã sǎy^ǎ&amp;rǎäą ʔͣǔx·rǎã ʕǎ&amp;bǐrǎäą ʕǎlǎã yǎsǎ&amp;rǐhǐ fǎyǎr·jǐʕǔ ʔͥǐlǎã mǎkǎ&amp;nǐhǐ. fǎrǎʔ̾hǔ &amp;lš^ǔr·ṭǐy^ǔ fǎrǎfǎʕǎ yǎdǎhǔ fǎwǎqǎfǎt· ḥǎrǎkǎäǔ &amp;ls^ǎy^ǎ&amp;rǎ&amp;tǐ wǎ ʔͣǎxǎðǎ &amp;lš^ǔr·ṭǐy^ǔ bǐyǎdǐ &amp;lš^ǎy·xǐ wǎ ʔͣǎw·ṣǎlǎhǔ ʔͥǐlǎã &amp;lr^ǎṣǐyfǐ &amp;lʔ̾xǎrǐ.</text:span></text:p>
      <text:p text:style-name="P2"><text:span text:style-name="T6">dǎxǎlǎ &amp;lʔͣǔs·tǎ&amp;ðǔ ǧǔr·fǎäǎ &amp;ld^ǎr·sǐ wǎ ṭǎlǎbǎ mǐn· ʔͣǎḥǎdǐ &lt;^ǎl&amp;ǎmǐyðǐ dǎf·tǎrǎ &amp;lʔͥǐm·l&amp;ǎʔǐ fǎwǎjǎdǎ &amp;ld^ǎf·tǎrǎ nǎð̣ǐyfą&amp; wǎ wǎjǎdǎ &amp;lxǎṭ^ǎ fǐyhǐ wǎ&amp;ḍǐḥą&amp; jǎmǐyl&amp;ą wǎ wǎjǎdǎ &amp;lʔͣǎǧ·l&amp;ǎṭǎ fǐyhǐ qǎlǐylǎäą fǎʔͣǎθ·nǎã ʕǎlǎã </text:span><text:soft-page-break/><text:span text:style-name="T6">&lt;^ǐl·mǐyðǐ. fǎqǎ&amp;lǎ &lt;^ǐl·mǐyðǔ: yǎ&amp; ʔͣǔs·tǎ&amp;ðǔ! dǎf·tǎrǔ jǎ&amp;rǐy ʔͣǎḥ·sǎnǔ mǐn· dǎf·tǎrǐy fǎsǔr^ǎ &amp;lʔͣǔs·tǎ&amp;ðǔ bǐhǐ wǎ ʔͣǎθ·nǎã ʕǎlǎy·hǐ mǎr^ǎäą θǎ&amp;nǐyǎäą wǎ qǎ&amp;lǎ: ʔͥǐn^ǎkǎ yǎ&amp; nǎbǐylǔ kǎrǐymǔ &amp;lʔͣǎx·l&amp;ǎqǐ.</text:span></text:p>
      <text:p text:style-name="P2"><text:span text:style-name="T6">-110- ¤</text:span></text:p>
      <text:p text:style-name="P2"><text:span text:style-name="T6">qǎm·ḥǎäų. nǎm·lǎäų. qǎr·yǎäǔ &amp;ln^ǎm·lǐ. ṣǐn·fų, ʔͣǎṣ·nǎ&amp;fų. rǐz·qų, ʔͣǎr·zǎ&amp;qų. ṭǎlǎbǎ &amp;lr^ǐz·qǎ. sǎʕǎã (&amp;) sǎʕ·yų. sǎʕǎã fǐy ṭǎlǎbǐ &amp;lr^ǐz·qǐ. sǎʕǎã fǐy ṭǎlǎbǐ &amp;lʕǐl·mǐ. rǎfǐyqǎäų (&amp;t). ʕǎ&amp;ʔͤǐlǎäų, (&amp;t), ʕǎwǎ&amp;ʔͤǐlǔ. qǎr·nų, qǔrǔwnų ḥǎk^ǎ (w) ḥǎk^ų. ḥǎk^ǎ yǎdǎhǔ bǐšǎy·ʔį. kǎʔͣǎn^ǎ... kǎʔͣǎn^ǎhǔ yǎqǔwlǔ. bǎr^ǐy^ǎäų, bǎrǎ&amp;rǐy^ǔ. fǎrǎšǎ (w) fǎr·šų. zǔr·bǐy^ǎäų, zǎrǎ&amp;bǐy^ǔ. tǎʕǎh^ǎdǎ bǐ//... ṭǎrǎfų, ʔͣǎṭ·rǎ&amp;fų. ḥǎṭǎbų, ʔͣǎḥ·ṭǎ&amp;bų. ʔͣǎw·qǎdǎ. nǎḍǐjǎ (&amp;) nǎḍ·jų. nǎḍǐjǎ &amp;lǧǎdǎ&amp;ʔǔ. šǎhǐy^ǎäų. ʔͣǎkǎlǎ bǐšǎhǐy^ǎäį. tǎmǎd^ǎdǎ. tǎmǎd^ǎdǎ lǐlr^ǎ&amp;ḥǎäǐ. dǎbǎšų, ʔͣǎd·bǎ&amp;šų. jǎmǎʕǎ ʔͣǎd·bǎ&amp;šǎhǔ. tǎmǎt^ǎʕǎ bǐ//... nǔz·hǎäų. tǎmǎt^ǎʕǎ bǐ&amp;ln^ǔz·hǎäǐ. qǐr·šų, qǔrǔwšų. θǎmǎnų, ʔͣǎθ·mǎ&amp;nų. kǎm· θǎmǎnǔhǔ?</text:span></text:p>
      <text:p text:style-name="P2"><text:span text:style-name="T6">//</text:span></text:p>
      <text:p text:style-name="P2"><text:span text:style-name="T6">kǎ&amp;nǎt· nǎm·lǎäų tǎs·ʕǎã fǐy ṭǎlǎbǐ &amp;lr^ǐz·qǐ fǎlǎqǐyǎt· fǐy ṭǎrǐyqǐhǎ&amp; qǎm·ḥǎäą fǎḥǎ&amp;wǎlǎt· ʔͣǎn· tǎn·qǔlǎhǎ&amp; ʔͥǐlǎã qǎr·yǎtǐhǎ&amp; fǎlǎm· tǎq·dǐr· ǐlʔͣǎn^ǎ &amp;lqǎm·ḥǎäǎ kǎ&amp;nǎt· ʔͣǎθ·qǎlǎ mǐn·hǎ&amp;. wǎ bǎʕ·dǎ qǎlǐylį rǎʔͣǎt· nǎm·lǎtǎy·nǐ mǐn· rǎfǐyqǎ&amp;tǐhǎ&amp; fǎʔͣǎs·rǎʕǎt· ʔͥǐlǎy·hǐmǎ&amp; wǎ ḥǎk^ǎt· qǎr·nǎhǎ&amp; bǐqǎr·nǎy·hǐmǎ&amp; kǎʔͣǎn^ǎhǎ&amp; tǎqǔwlǔ lǎhǔmǎ&amp;: sǎ&amp;ʕǐdǎ&amp;nǐy . fǎðǎhǎbǎtǐ &amp;ln^ǎm·lǎtǎ&amp;nǐ mǎʕǎhǎ&amp; ʔͥǐlǎã mǎkǎ&amp;nǐ &amp;lqǎm·ḥǎäǐ fǎʔͣǎm·sǎk·nǎ bǐhǎ&amp; mǐn· jǎmǐyʕǐ ʔͣǎṭ·rǎ&amp;fǐhǎ&amp; wǎ nǎqǎl·nǎhǎ&amp; ʔͥǐlǎã &amp;lqǎr·yǎäǐ.</text:span></text:p>
      <text:p text:style-name="P2"><text:span text:style-name="T6">xǎrǎjǎtǐ &amp;lʕǎ&amp;ʔͤǐlǎäǔ ʔͥǐlǎã &amp;lbǎr^ǐy^ǎäǐ fǎfǎrǎšǎt· zǎy·nǎbǔ zǔr·bǐy^ǎäą ʕǎlǎã &amp;lʕǔš·bǐ &amp;lʔͣǎx·ḍǎrǐ wǎ tǎʕǎh^ǎdǎ kǔl^ǔ fǎr·dį bǐʔͣǎdǎ&amp;ʔǐ ʕǎmǎlį. jǎmǎʕǎ &amp;lʔͣǎbǔ &amp;lḥǎṭǎbǎ, wǎ ʔͣǎw·qǎḍǎtǐ &amp;lbǐn·tǔ &amp;ln^ǎ&amp;rǎ, wǎ ʔͣǎḥ·ḍǎrǎ &amp;lwǎlǎdǎ&amp;nǐ &amp;lmǎ&amp;ʔǎ, wǎ ṭǎbǎxǎtǐ &amp;lʔͣǔm^ǔ &amp;lṭ^ǎʕǎ&amp;mǎ. wǎ lǎm^ǎ&amp; nǎḍǐjǎ &amp;lǧǎdǎ&amp;ʔǔ ʔͣǎkǎlǔw&amp; bǐšǎhǐy^ǎäį θǔm^ǎ tǎmǎd^ǎdǔw&amp; lǐlr^ǎ&amp;ḥǎäǐ. wǎ lǎm^ǎ&amp; dǎxǎlǎ &amp;lmǎsǎ&amp;ʔǔ jǎmǎʕǔw&amp; ʔͣǎd·bǎ&amp;šǎhǔm· wǎ ʕǎ&amp;dǔw&amp; ʔͥǐlǎã mǎn·zǐlǐhǐm· mǔtǎmǎt^ǐʕǐynǎ bǐhǎðǐhǐ &amp;ln^ǔz·hǎäǐ.</text:span></text:p>
      <text:p text:style-name="P2"><text:span text:style-name="T6">ðǎhǎb·tǔ ʔͥǐlǎã mǎk·tǎbǎäį mǐnǎ &amp;lmǎk·tǎbǎ&amp;tǐ fǎsǎʔͣǎl·tǔ &amp;lbǎ&amp;ʔͤǐʕǎ: hǎl· ʕǐn·dǎkǎ kǔr^ǎ&amp;sǎ&amp;tų? qǎ&amp;lǎ: nǎʕǎm·, ʕǐn·dǐy mǐn·hǎ&amp; ʔͣǎṣ·nǎ&amp;fų kǎθǐyrǎäų. qǔl·tǔ: wǎ kǎm· qǐr·šą&amp; θǎmǎnǔ &amp;lkǔr^ǎ&amp;sǎäǐ &amp;lhǎy^ǐdǎäǐ? qǎ&amp;lǎ: θǎmǎnǔhǎ&amp; qǐr·šǎ&amp;nǐ. qǎl·tǔ wǎ hǎl· ʕǎn·dǎkǎ ʔͣǎq·l&amp;ǎmų? qǎ&amp;lǎ: l&amp;ǎ, lǎy·sǎ ʕǐn·dǐy &amp;lyǎw·mǎ ʔͣǎq·l&amp;ǎmų. qǔl·tǔ: wǎ mǎtǎã tǔḥ·ḍǐrǔhǎ&amp;? qǎ&amp;lǎ: bǎʕ·dǎ yǎw·mǎy·nǐ ʔͥǐn· šǎ&amp;ʔǎ &amp;ll^ǎhǔ. fǎ&amp;š·tǎrǎy·tǔ θǎl&amp;ǎθǎ kǔr^ǎ&amp;sǎ&amp;tį wǎ &amp;n·ṣǎrǎf·tǔ.</text:span></text:p>
      <text:p text:style-name="P2"><text:span text:style-name="T6">-111- ¤</text:span></text:p>
      <text:p text:style-name="P2"><text:span text:style-name="T6">ḥǎd^ǎ&amp;dų (wn). l&amp;ǎʕǐbų (wn). mǎd·rǎjų, mǎdǎ&amp;rǐjǔ. qǎ&amp;lǎ lǐnǎf·sǐhǐ. ʕǎjǎbą&amp;. ṣǎw·tų ʕǎ&amp;lį. xǎfǐy^ų. ṣǎw·tų xǎfǐy^ų. ʕǎ&amp;wǎnǎ. mǎḍǎǧǎ (&amp;) mǎḍ·ǧų. mǎḍǎǧǎ &amp;lṭ^ǎʕǎ&amp;mǎ. bǎʕ·dǎ bǔr·hǎäį mǐnǎ &amp;lz^ǎmǎ&amp;nǐ. qǎdǐmǎ (&amp;) qǔdǔwmų. qǎdǐmǎ &amp;lmǔsǎ&amp;fǐrǔ. wǎ&amp;ḥǐdą&amp; ʔͥǐθ·rǎ wǎ&amp;ḥǐdį. mǔmǎr^ǐnų (wn). </text:span><text:soft-page-break/><text:span text:style-name="T6">mǔqǎ&amp;bǎlǎäų (&amp;t). &amp;ǐb·tǎdǎʔͣǎtǐ &amp;lmǔqǎ&amp;bǎlǎäǔ. mǔtǎfǎr^ǐjų (wn). fǐnǎ&amp;ʔų, ʔͣǎf·nǐyǎäų. mǔbǎ&amp;rǎ&amp;äų, mǔbǎ&amp;rǎyǎ&amp;tų. šǎy^ǐqų. mǔbǎ&amp;rǎ&amp;äų šǎy^ǐqǎäų. tǎqǎ&amp;tǎlǎ. ǧǎ&amp;lǐbų. mǎǧ·lǔwbų. fǐnǎ&amp;ʔǔ &amp;ld^ǎ&amp;rǐ. mǎḍǎã (y) mǔḍǐy^ų. mǐn· sǎ&amp;ʕǎtǐhǐ. mǐn· lǎy·lǎtǐhǐ. mǎʔͣ·wąã, mǎʔ̾wį. ṣǎʕǐdǎ (&amp;) ṣǔʕǔwdų. ṣǎʕǐdǎ &amp;lhǎbǎlǎ. jǎ&amp;rǐḥǎäų, jǎwǎ&amp;rǐḥǔ. bǎṣǔrǎ bǐ//... (w) bǎṣǎrų. ṣǎf^ǎqǎ. &amp;ǐn·qǎḍ^ǎ ʕǎlǎã... jǐs·rų, jǔsǔwrų. ð̣ǐl^ų, ð̣ǐl&amp;ǎlų. &amp;ǐx·tǎṭǎfǎ.</text:span></text:p>
      <text:p text:style-name="P2"><text:span text:style-name="T6">//</text:span></text:p>
      <text:p text:style-name="P2"><text:span text:style-name="T6">kǎ&amp;nǎ lǐḥǎd^ǎ&amp;dį kǎl·bų wǎ qǎd· tǎʕǎw^ǎdǎ &amp;lkǎl·bǔ ʔͣǎn· yǎnǎ&amp;mǎ wǎ &amp;lḥǎd^ǎ&amp;dǔ yǎš·tǎǧǐlǔ fǎʔͥǐðǎ&amp; &amp;s·tǎrǎ&amp;ḥǎ &amp;lḥǎd^ǎ&amp;dǔ wǎ qǎʕǎdǎ lǐyǎʔͣ·kǔlǎ &amp;ǐs·tǎy·qǎð̣ǎ &amp;lkǎl·bǔ. fǎtǎʕǎj^ǎbǎ &amp;lḥǎd^ǎ&amp;dǔ wǎ qǎ&amp;lǎ lǐnǎf·sǐhǐ: ʕǎjǎbą&amp;! ṣǎw·tǔ &amp;lmǎṭǎ&amp;rǐqǐ &amp;lʕǎ&amp;lǐy l&amp; bǎs·mǎʕǔhǔ wǎ ʔͣǎm^ǎ&amp; ṣǎw·tǔ &amp;lmǎḍ·ǧǐ &amp;lxǎfǐy^ǔ fǎyǎs·mǎʕǔhǔ wǎ yǔwqǐð̣ǔhǔ.</text:span></text:p>
      <text:p text:style-name="P2"><text:span text:style-name="T6">fǎtǎḥǎ &amp;lḥǎ&amp;rǐsǔ bǎ&amp;bǎ &amp;lmǎl·ʕǎbǐ wǎ qǎd· ʕǎ&amp;wǎnǎhǔ wǎlǎdǎ&amp;hǔ wǎ bǎʕ·dǎ bǔr·hǎäį qǎdǐmǎ &amp;l&amp;^ǎʕǐbǔwnǎ wǎ&amp;ḥǐdą&amp; ʔͥǐθ·rǎ wǎ&amp;ḥǐdį θǔm^ǎ ʔͣǎq·bǎlǎ &amp;lmǔmǎr^ǐnǔ fǐy sǎy^ǎ&amp;rǎtǐhǐ &amp;lṣ^ǎǧǐyrǎäǐ. wǎ lǎm^ǎ&amp; ḥǎ&amp;nǎ &amp;lwǎq·tǔ wǎ &amp;ǐm·tǎlǎʔͣǎtǐ &amp;lmǎdǎ&amp;rǐsǔ ṣǎfǎrǎ &amp;lḥǎkǎmǔ wǎ &amp;ǐb·tǎdǎʔͣǎtǐ &amp;lmǔqǎ&amp;bǎlǎäǔ fǎšǎ&amp;hǎdǎ &amp;lmǔtǎfǎr^ǐjǔwnǎ mǔbǎ&amp;rǎ&amp;äą šǎy^ǐqǎäą.</text:span></text:p>
      <text:p text:style-name="P2"><text:span text:style-name="T6">dǐykǎ&amp;nǐ kǎ&amp;nǎ&amp; yǎtǎqǎ&amp;tǎl&amp;ǎnǐ fǐy fǐnǎ&amp;ʔǐ &amp;ld^ǎ&amp;rǐ fǎǧǎlǎbǎ &amp;lkǎbǐyrǔ &amp;lṣ^ǎǧǐyrǔ. ʔͣǎm^ǎ&amp; &amp;lmǎǧ·lǔwbǔ fǎmǎḍǎã mǐn· wǎq·tǐhǐ ʔͥǐlǎã mǎʔͣ·wǎ&amp;hǔ. wǎ ʔͣǎm^ǎ&amp; &amp;lǧǎ&amp;lǐbǔ fǎṣǎʕǐdǎ fǎw·qǎ &amp;ls^ǎṭ·ʕǐ wǎ jǎʕǎlǎ yǔṣǎf^ǐqǔ fǎw·qǎhǔ wǎ yǎṣǐyḥǔ mǔf·tǎxǐrą&amp;. fǎbǎṣǔrǎ bǐhǐ ʔͣǎḥǎdǔ &amp;lhǎwǎ&amp;rǐḥǐ fǎ&amp;n·qǎḍ^ǎ ʕǎlǎy·hǐ wǎ &amp;x·tǎṭǎfǎhǔ.</text:span></text:p>
      <text:p text:style-name="P2"><text:span text:style-name="T6">mǎr^ǎ kǎl·bų ʕǎlǎã jǐs·rį wǎ fǐy fǎmǐhǐ qǎṭ·ʕǎäǔ lǎḥ·mį fǎrǎʔͣǎã ð̣ǐl^ǎhǔ fǐy &amp;lmǎ&amp;ʔǐ fǎð̣ǎn^ǎ ʔͣǎn^ǎhǔ kǎl·bų ʔ̾xǎrǔ fǐy fǎmǐhǐ qǐṭ·ʕǎäǔ lǎḥ·mį. fǎʔͣǎrǎ&amp;dǎ ʔͣǎn· yǎx·tǎṭǐfǎhǎ&amp; mǐn·hǔ wǎ rǎmǎã nǎf·sǎhǔ fǐy &amp;lmǎ&amp;ʔǐ fǎsǎqǎṭǎt· qǐṭ·ʕǎäǔ &amp;ll^ǎḥ·mǐ mǐn· fǎmǐhǐ wǎ lǎm· yǎjǐd· šǎy·ʔą bǎdǎlǎhǎ&amp;.</text:span></text:p>
      <text:p text:style-name="P2"><text:span text:style-name="T6">//</text:span></text:p>
      <text:p text:style-name="P2"><text:span text:style-name="T6">ʔͣǎjǐb· ʕǎlǎã &amp;lʔͣǎs·ʔͤǎlǎäǐ &amp;lʔ̾tǐyǎäǐ:</text:span></text:p>
      <text:p text:style-name="P2"><text:span text:style-name="T6">km ḥk&amp;yä fy &amp;ldrs? w km bṭl&amp; fy kl ḥk&amp;yä?</text:span></text:p>
      <text:p text:style-name="P2"><text:span text:style-name="T6">m&amp;ð&amp; k&amp;n yfʕl &amp;lklb ʕndm&amp; yštǧl &amp;lḥd&amp;d?</text:span></text:p>
      <text:p text:style-name="P2"><text:span text:style-name="T6">mtã k&amp;n ystyqð̣ &amp;lklb?</text:span></text:p>
      <text:p text:style-name="P2"><text:span text:style-name="T6">mǐm^ǎ tʕj^b &amp;lḥd^&amp;d?</text:span></text:p>
      <text:p text:style-name="P2"><text:span text:style-name="T6">m&amp;ð&amp; q&amp;l &amp;lḥd&amp;d lnfsh?</text:span></text:p>
      <text:p text:style-name="P2"><text:span text:style-name="T6">mn ftḥ b&amp;b &amp;lmlʕb w mn ʕ&amp;wnh ʕlyh?</text:span></text:p>
      <text:p text:style-name="P2"><text:span text:style-name="T6">lm&amp;ð&amp; qdm &amp;ll&amp;ʕbwn w &amp;lmtfrjwn ʔͥlã &amp;lmlʕb?</text:span></text:p>
      <text:p text:style-name="P2"><text:span text:style-name="T6">m&amp;ð&amp; mr ʕlã &amp;lhsr? w m&amp;ð&amp; k&amp;n fy fmh ʕndðlk?</text:span></text:p>
      <text:p text:style-name="P2"><text:span text:style-name="T6">hl k&amp;n fy &amp;lm&amp;ʔ klb ʔ̾xr ḥqyqä?</text:span></text:p>
      <text:p text:style-name="P2"><text:span text:style-name="T6">lm&amp;ð&amp; rmã &amp;lklb nfsh fy &amp;lm&amp;ʔ?</text:span></text:p>
      <text:p text:style-name="P2"><text:span text:style-name="T6">hl wjd &amp;lklb fy &amp;lm&amp;ʔ m&amp; ʔͣr&amp;d?</text:span></text:p>
      <text:p text:style-name="P2"><text:span text:style-name="T6">-112- ¤</text:span></text:p>
      <text:p text:style-name="P2"><text:soft-page-break/><text:span text:style-name="T6">mǔl&amp;ǎkǐmų (wn). mǔṣǎ&amp;rǐʕų (wn). kǎr·mų, kǔrǔwmų. šǎjǎrǎäǔ &amp;lkǎr·mǐ. bǎḥǎθǎ fǐy... qǎḍǐy^ǎäų, qǎḍǎ&amp;yǎ&amp;. bǎḥǎθǎ fǐy qǎḍǐy^ǎäį. fǎr^ǎḥǎ. mǔṣ·ḥǎfų, mǎṣǎ&amp;ḥǐfǔ. ʔͣǎh·dǎã. jǔz·ʔų, ʔͣǎj·zǎ&amp;ʔų. fǎrǎḥą&amp;. fǎrǎḥą&amp; bǐmǎ&amp; fǎʕǎlǎ bǐṭǎlǎbį mǐn^ǐy. tǎm^ǎ lǎhǔ xǎm·sǔwnǎ sǎnǎäą. ṭǎʕǎnǎ fǐy &amp;lxǎm·sǐynǎ (&amp;) ṭǎʕ·nų. kǎl&amp;^ǎ! fǐy rǎbǐyʕǐ hǎðǎ&amp; &amp;lʕǎ&amp;mǐ. hǎkǎðǎ&amp;? bǐkǎθǐyrį. ʔͣǎk·bǎrǔ bǐkǎθǐyrį. ʔͣǎṣ·ǧǎrǔ bǐkǎθǐyrį. yǎb·dǔw. kǎy·fǎ tǎrǎã? l&amp;ǎ bǎʔͣ·sǎ bǐhǐ. ʕǐl·mų l&amp;ǎ bǎʔͣ·sǎ bǐhǐ. rǎǧ·mǎ ðǎlǐkǎ. kǐbǎrǔ &amp;ls^ǐn^ǐ. rǎǧ·mǎ kǐbǎrǐ sǐn^ǐhǐ. mǎḥ·bǔwbų. ʔͣǎq·sǎmǎ bǐ//... ʔͣǔq·sǐmǔ bǐ&amp;ll^ǎhǐ. qǎḍǎã ḥǎ&amp;jǎtǎhǔ. nǎfǐdǎ (&amp;) nǎfǎ&amp;dų. nǎfǐdǎ mǎ&amp;lǔhǔ. mǎ&amp; bǎ&amp;lǔkǎ? ḥǎzǐynų. mǎ&amp; bǎ&amp;lǔkǎ ḥǎzǐyną&amp;? qǎrǐybų, ʔͣǎq·rǐbǎ&amp;ʔǔ. sǎbǐylų, sǔbǔlų. bǎdǎnǐy^ų.</text:span></text:p>
      <text:p text:style-name="P2"><text:span text:style-name="T6">//</text:span></text:p>
      <text:p text:style-name="P2"><text:span text:style-name="T6">yǎṭǐybǔ lǐy ʔͣǎn· ʔͣǎj·lǎsǎ mǎʕǎ ʔͥǐx·wǎ&amp;nǐy tǎḥ·tǎ ʔͣǎš·jǎ&amp;rǐ &amp;lkǔrǔwmǐ nǎš·rǎbǔ &amp;lš^ǎ&amp;yǎ wǎ nǎb·ḥǎθǔ fǐy qǎḍǎ&amp;yǎ&amp; &amp;lʔͥǐs·l&amp;ǎmǐ. yǎṭǐybǔ lǐy ʔͣǎn· ʔͣǔṣ·ǧǐyǎ ʔͥǐlǎy·hǐ wǎ hǔwǎ yǔḥǎd^ǐθǔ bǐmǎ&amp; rǎʔͣǎã wǎ sǎmǐʕǎ fǐy ʔͣǎs·fǎ&amp;rǐhǐ, wǎ yǎṭǐybǔ lǎhǔ ʔͣǎn· yǔfǎr^ǐḥǎnǐy bǐḥǐkǎ&amp;yǎ&amp;tǐhǐ. fǐy jǎy·bǐy mǔṣ·ḥǎfų ṣǎǧǐyrų ʔͣǎh·dǎ&amp;hǔ lǐy ʔͣǎbǐy lǎm^ǎ&amp; ʔͣǎx·bǎr·tǔhǔ ʔͣǎn^ǐy ḥǎfǐð̣·tǔ mǐnǎ &amp;lqǔr·ʔ̾nǐ xǎm·sǎäǎ ʔͣǎj·zǎ&amp;ʔį mǐn· ʔͣǎwǎ&amp;xǐrǐhǐ fǎrǎḥą&amp; bǐmǎ&amp; fǎʕǎl·tǔ, wǎ kǎ&amp;nǎ qǎdǐ &amp;š·tǎrǎ&amp;hǔ bǐṭǎlǎbį mǐn^ǐy. kǎm· sǎnǎäą ʕǔm·rǔkǎ? tǎm^ǎ lǐy xǎm·sǔwnǎ sǎnǎäą wǎ ṭǎʕǎn·tǔ fǐy &amp;lḥǎ&amp;dǐyǎäǐ wǎ &amp;lxǎm·sǐynǎ fǐy rǎbǐyʕǐ hǎðǎ&amp; &amp;lʕǎ&amp;mǐ- hǎkǎðǎ? ʔͣǎn·tǎ tǎb·dǔw ʔͣǎṣ·ǧǎrǎ bǐkǎθǐyrį mǐn· ʕǔm·rǐkǎ. kǎy·fǎ tǎrǎã mǔʕǎl^ǐmǎnǎ&amp;?- lǎhǔ ʕǐl·mų l&amp;ǎ bǎʔͣ·sǎ bǐhǐ wǎ qǔw^ǎäų bǎdǎnǐy^ǎäų l&amp;ǎ bǎʔͣ·sǎ bǐhǎ&amp; rǎǧ·mǎ kǐbǎrǐ sǐn^ǐhǐ.- nǎʕǎm·, hǔwǎ kǎ&amp;nǎ fǐymǎ&amp; mǎḍǎã mǔl&amp;ǎkǐmą&amp; wǎ mǔṣǎ&amp;rǐʕą&amp; wǎ mǎ&amp; yǎzǎ&amp;lǔ yǔḥǐb^ǔ &amp;lʔͣǎl·ʕǎ&amp;bǎ &amp;lr^ǐyǎ&amp;ḍǐy^ǎäǎ kǔl^ǎ ṣǎbǎ&amp;ḥį wǎ yǔwṣǐynǎ&amp; bǐhǎ&amp;, hǔwǎ ʔͣǔs·tǎ&amp;ðǔnǎ&amp; &amp;lmǎḥ·bǔwbǔ yǔḥǐb^ǔnǎ&amp; wǎ nǔḥǐb^ǔhǔ. ʔͣǔq·sǐmǔ bǐ&amp;ll^ǎhǐ ʔͣǎn^ǎhǔ l&amp;ǎ yǎʔͣ·tǐynǐy fǎqǐyrų yǎs·ʔͣǎlǔnǐy mǎ&amp;l&amp;ą ʔͥǐl&amp;^ǎ ʔͣǎʕ·ṭǎy·tǔhǔ wǎ qǎḍǎy·tǔ ḥǎ&amp;jǎtǎhǔ ḥǎt^ǎã tǎn·fǎdǎ ʔͣǎm·wǎ&amp;lǐy. mǎ&amp; bǎ&amp;lǔkǎ l&amp;ǎ tǎzǎ&amp;lǔ ḥǎzǐyną&amp; bǎʕ·dǎ mǎw·tǐ wǎ&amp;lǐdǐkǎ? hǎl· ʔͣǎn·tǎ wǎḥǐydų fǐy ðǎlǐkǎ? kǎl&amp;^ǎ! kǔl^ų mǐn^ǎ&amp; mǎ&amp;tǎ lǎhǔ ʔͥǐm^ǎ&amp; ʔͣǎbų ʔͣǎw· ʔͣǔm^ų ʔͣǎwǐ &amp;b·nų ʔͣǎw· ʔͣǎxų ʔͣǎw· qǎrǐybų ʔ̾xǎrǔ, &amp;lmǎw·tǔ sǎbǐylǔ kǔl^ǐ ḥǎy^į l&amp;ǎ bǔd^ǎ lǎhǔ ʔͣǎn· yǎmǔr^ǎ fǐyhǐ.</text:span></text:p>
      <text:p text:style-name="P2"><text:span text:style-name="T6">//</text:span></text:p>
      <text:p text:style-name="P2"><text:span text:style-name="T6">&amp;ðkr mǎn· tǎrǎã fy kl^ǐ ṣǔwrǎäį mǐnǎ &amp;lʔ̾tyä? wǎ mǎ&amp;ðǎ&amp; bǐyǎdǐ kl^į mǐn·hǔm·? wǎ mǎ&amp;ðǎ&amp; yǎʕ·mǎlǔ kl^ų mnhǔm?</text:span></text:p>
      <text:p text:style-name="P2"><text:span text:style-name="T6">-113- ¤</text:span></text:p>
      <text:p text:style-name="P2"><text:span text:style-name="T6">fǔs·tǎ&amp;nų , fǎsǎ&amp;tǐynǔ. mǐʕ·ṭǎfų, mǎʕǎ&amp;ṭǐfǔ. mǎnǎ&amp;mǎäų. mǐq·l&amp;ǎäų, mǎqǎ&amp;lį.</text:span></text:p>
      <text:p text:style-name="P2"><text:span text:style-name="T6">rǔb^ǎmǎ&amp;. rǔb^ǎmǎ&amp; yǔrǐydǔ. rǔb^ǎmǎ&amp; jǎ&amp;ʔǎ. hǎ&amp;kǎ. hǎ&amp;kǎ &amp;lqǎlǎmǎ. l&amp;ǎ ʔͣǎḥǎdǎ. ḥǎ&amp;fǐlǎäų (&amp;t), ḥǎwǎ&amp;fǐlǔ. qǎ&amp;dǐmų (wn). rǎ&amp;ḥǎ (w) rǎwǎ&amp;ḥų. ḥǎm^ǎ&amp;mų (&amp;t). &amp;ǐx·tǎfǎã. fǎt^ǎšǎ ʕǎn·... bǐ&amp;lbǎ&amp;bǐ. qǔd^ǎ&amp;mǎ... </text:span><text:soft-page-break/><text:span text:style-name="T6">dǔwl&amp;ǎbų , dǎwǎ&amp;lǐybǔ. dǔwl&amp;ǎbǔ &amp;lmǎl&amp;ǎbǐsǐ. šǎwǎã (y) šǎy^ų. šǔwǎ&amp;ʔų. ṣǎbǎrǎ (y) ṣǎb·rų. ḥǎḍǎrǎ &amp;lṭ^ǎʕǎ&amp;mǔ. jǎf·nǎäų, jǐfǎ&amp;nų. kǔs·kǔsų. ʕǐydǔ mǐyl&amp;ǎdį. mǔs·tǎʕǐd^ų (wn). ʕǐydų sǎʕǐyd·!</text:span></text:p>
      <text:p text:style-name="P2"><text:span text:style-name="T6">//</text:span></text:p>
      <text:p text:style-name="P2"><text:span text:style-name="T6">ʔͣǎbǐy, ʔͣǎbǐy! lǎy·lǎã tǎb·kǐy.- mǎ&amp; bǐhǎ&amp; yǎ&amp; xǎ&amp;lǐdǔ? rǔb^ǎmǎ&amp; tǔrǐydǔ dǔm·yǎäą?- l&amp;ǎ ʔͣǎd·rǐy, rǔb^ǎmǎ&amp; tǔrǐydǔ, hǎl· ʔͣǎf·tǎḥǔ &amp;ld^ǔwl&amp;ǎbǎ yǎ&amp; ʔͣǎbǐy ǐlʔ̾xǔðǎ mǐn·hǔ &amp;ld^ǔm·yǎäǎ wǎ ʔͣǎʕ·ṭǐyǎhǎ&amp; lǎy·lǎã?- nǎʕǎm·, hǎ&amp;kǎ &amp;lmǐf·tǎ&amp;ḥǎ. nǎzǎlǎ ʔͣǎbǐy mǐnǎ &amp;lḥǎ&amp;fǐlǎäǐ hǎ&amp; hǔwǎ ðǎ&amp; qǎ&amp;dǐmų yǎḥ·mǐlǔ ḥǎqǐybǎäą, fǐy &amp;lḥǎqǐybǎäǐ fǔs·tǎ&amp;nų ǐlʔͣǔx·tǐy wǎ mǐʕ·ṭǎfų lǐy. jǎ&amp;ʔǎ ʔͣǎḥ·mǎdǔ ʔͥǐlǎã &amp;ld^ǎ&amp;rǐ wǎ sǎʔͣǎlǎt· ʔͣǔm^ǔhǔ: ʔͣǎy·nǎ mǔrǎ&amp;dų wǎ mǎḥ·mǔwdų wǎ sǎ&amp;lǐmų?- l&amp;ǎ ʔͣǎḥǎdǎ, xǎrǎjǔw&amp;, rǔb^ǎmǎ&amp; rǎ&amp;ḥǔw&amp; ʔͥǐlǎã &amp;lḥǎm^ǎ&amp;mǐ. fǎrǐydǎäǔ tǎx·tǎfǐy wǎrǎ&amp;ʔǎ &amp;lš^ǎjǎrǎäǐ wǎ ʕǔmǎrǔ yǎx·tǎfǐy fǎw·qǎ &amp;lš^ǎjǎrǎäǐ bǎy·nǎ ʔͣǎǧ·ṣǎ&amp;nǐhǎ&amp; wǎ sǔʕǎ&amp;dǔ tǔfǎt^ǐšǔ ʕǎn·hǔmǎ&amp;. mǎn· bǐ&amp;lbǎ&amp;bǐ?- l&amp;ǎ ʔͣǎḥǎdǎ.- fǎmǎ&amp; hǎðǎ&amp; &amp;lṣ^ǎw·tǔ &amp;l^ǎðǐy ʔͣǎs·mǎʕǔhǔ? ʔͣǎtǔrǐydǔ ʔͣǎn· tǎr·qǔdǎ?- nǎʕǎm·, lǎkǐn^ǐy l&amp;ǎ ʔͣǎjǐdǔ mǎnǎ&amp;mǎtǐy- ʔͣǎnǎ&amp; rǎʔͣǎy·tǔ mǎnǎ&amp;mǎtǎkǎ fǐy dǔwl&amp;ǎbǐ &amp;lmǎl&amp;ǎbǐsǐ. &amp;lʔͣǔm^ǔ qǔd^ǎ&amp;mǎ &amp;lmǎw·qǐdǐ tǎš·wǐy &amp;lš^ǔwǎ&amp;ʔǎ fǐy &amp;lmǐq·l&amp;ǎäǐ wǎ tǎqǔwlǔ lǐmǔṣ·ṭǎfǎã: &amp;ǐṣ·bǐr· qǎlǐyl&amp;ą sǎyǎḥ·ḍǔrǔ &amp;lṭ^ǎʕǎ&amp;mǔ, wǎ tǎʔͣ·kǔlǔ. zǔr·nǎ&amp; rǎfǐyqǎnǎ&amp; fǎjǎ&amp;ʔǎnǎ&amp; bǐjǎf·nǎäį mǐnǎ &amp;lkǔs·kǔsǐ fǎʔͣǎkǎlǎ wǎ ʔͣǎkǎl·nǎ&amp; wǎ šǎkǎr·nǎ&amp;hǔ. qǎ&amp;lǎt· lǎnǎ&amp; hǐn·dų: ʕǐydǔ mǐyl&amp;ǎdǐy ǧǎdą&amp; sǎʔͣǎd·ʕǔwkǔm· ʔͥǐlǎã &amp;lḥǎf·lǎäǐ. qǔl·nǎ&amp; kǔl^ǔnǎ&amp;: "ʕǐydų sǎʕǐyd·!"</text:span></text:p>
      <text:p text:style-name="P2"><text:span text:style-name="T6">//</text:span></text:p>
      <text:p text:style-name="P2"><text:span text:style-name="T6">&amp;ðkr &amp;smǎ&amp;ʔ &amp;lʔͣšyǎ&amp;ʔ &amp;l^ǎty tr&amp;hǎ&amp; fy &amp;lṣwr &amp;lʔ̾tyǎäǐ ? w hǎl· yḥtǎ&amp;jǔ &amp;ln^&amp;sǔ &amp;lyh&amp;? wǎ lmǎ&amp;ðǎ&amp; yḥtǎ&amp;jǔwnǎ? w fy ʔͣy dǎr·sį wǎrǎd kl^ų mnhǎ&amp;?</text:span></text:p>
      <text:p text:style-name="P2"><text:span text:style-name="T6">-114- ¤</text:span></text:p>
      <text:p text:style-name="P2"><text:span text:style-name="T6">ḥǎðǎ&amp;rǐ. jǎrǎḥǎ (&amp;) jǎr·ḥų. jǎrǎḥǎ yǎdǎhǔ. sǎm^ǎrǎ. sǎm^ǎrǎ &amp;ll^ǎw·ḥǎ. fǔj·ʔͣǎäą. ʔͣǎṭ·lǎqǎ. ṣǎr·xǎäų. ʔͣǎṭ·lǎqǎ ṣǎr·ḥǎäą. ʕǎnǐydų. mǔḍ·ḥǐkų. nǎʕ·sǎ&amp;nǔ (nǎʕ·sǎã), nǐʕǎ&amp;sų. sǎhǐrǎ (&amp;) sǎhǎrų. yǎw·mǔ ʕǔṭ·lǎäį. kǎm^ǎlǎ. wǎ fǎw·qǎ ðǎlǐkǎ. ḥǐj·rų, ḥǔjǔwrų. fǐy ḥǐj·rǐhǎ&amp;. ḥǎ&amp;l&amp;ą. nǎʕǎsǎ (&amp;) nǎʕ·sų. rǎqǎdǎ (w) rǔqǎ&amp;dų. qǔwmǔw&amp; ʔͥǐlǎã &amp;ln^ǎw·mǐ. sǎh·rǎäų (&amp;t). &amp;ǐn·tǎhǎtǐ &amp;ls^ǎh·rǎäǔ. dǎʕ·. rǎw^ǎḥǎ. wǎ ʔͥǐl&amp;^ǎ. mǔj·tǎmǐʕų (wn). mǔn·tǎð̣ǐrų (wn). bǎqǐy^ǎäų, bǎqǎ&amp;yǎ&amp;. qǐṣ^ǎäų, qǐṣǎṣų.</text:span></text:p>
      <text:p text:style-name="P2"><text:span text:style-name="T6">//</text:span></text:p>
      <text:p text:style-name="P2"><text:span text:style-name="T6">ʔͣǎy·nǎ &amp;lmǐn·šǎ&amp;rǔ wǎ &amp;lmǐṭ·rǎqǎäǔ yǎ&amp; ʔͣǔm^ǐy?- mǎ&amp;ðǎ&amp; tǔrǐydǔ bǐhǐmǎ&amp;?- ʔͣǔrǐydǔ ʔͣǎn· ʔͣǎṣ·nǎʕǎ ʕǎrǎbǎäą. ḥǎðǎ&amp;rǐ ʔͣǎn· tǎj·rǎḥǎ yǎdǎkǎ! jǎlǎsǎ mǔṣ·ṭǎfǎã wǎ bǎdǎʔͣǎ yǔsǎm^ǐrǔ &amp;lʔͣǎl·wǎ&amp;ḥǎ (ṭ·rǎq·). wǎ fǔj·ʔͣǎäą ʔͣǎṭ·lǎqǎ ṣǎr·xǎäą "ʔ̾y·" &amp;ǔṣ·bǔʕǐy, jǎrǎḥ·tǔ &amp;ǔṣ·bǔʕǐy. ʕǎn^ǎfǎt·hǔ &amp;lʔͣǔm^ǔ qǎ&amp;ʔͤǐlǎäą: ʔͥǐn^ǐy qǔl·tǔ lǎkǎ: ḥǎðǎ&amp;rǐ, wǎ ʔͣǎn·tǎ ʕǎnǐydų. ʔͣǎn·tǎ nǎʕ·sǎ&amp;nǔ rǐḍǎã, qǔm· ʔͥǐlǎã fǐrǎ&amp;šǐkǎ- ʔͣǔrǐydǔ ʔͣǎn· ʔͣǎs·hǎrǎ wǎ &amp;s·tǎmǐʕǎ ʔͥǐlǎã ḥǐkǎ&amp;yǎäǐ </text:span><text:soft-page-break/><text:span text:style-name="T6">jǎd^ǎtǐnǎ&amp;, ʔͥǐn^ǎhǎ&amp; bǎdǎʔͣǎt· ḥǐkǎ&amp;yǎtǎhǎ&amp; ʔͣǎm·sǐ wǎ lǎm· tǔkǎm^ǐl·hǎ&amp; wǎ kǎ&amp;nǎt· mǔḍ·ḥǐkǎäą jǐd^ą&amp;, wǎ fǎw·qǎ ðǎlǐkǎ ǧǎdą&amp; yǎw·mǔ ʕǔṭ·lǎäį l&amp;ǎ nǎð·hǎbǔ ʔͥǐlǎã &amp;lmǎd·rǎsǎäǐ- ʔ̾, nǎsǐytǔ. bǎdǎʔͣǎtǐ &amp;lhǎd^ǎäǔ bǎqǐy^ǎäǎ qǐṣ^ǎtǐhǎ&amp; fǎkǎ&amp;nǎ rǐḍǎ&amp; jǎ&amp;lǐsą&amp; jǎn·bǎhǎ&amp; wǎ lǎy·lǎã jǎ&amp;lǐsǎäą fǐy ḥǐj·rǐhǎ&amp;. kǎ&amp;nǎt· &amp;lḥǐkǎ&amp;yǎäǔ mǔḍ·ḥǐkǎäą ḥǎq^ą&amp; lǎkǐn^ǎhǎ&amp; ṭǎwǐylǎäų. nǎʕǎsǎt· lǎy·lǎã fǎrǎqǎdǎt· fǐy ḥǐj·rǐhǎ&amp; fǎqǎ&amp;lǎtǐ &amp;lhǎd^ǎäǔ rǎqǎdǎ &amp;ln^ǎ&amp;sǔ jǎmǐyʕą&amp; qǔwmǔw&amp; ʔͥǐlǎã &amp;ln^ǎw·mǐ, wǎ ʔͣǎm^ǎ&amp; &amp;lqǐṣ^ǎäǔ fǎsǎʔͣǔkǎm^ǐlǔhǎ&amp; ǧǎdą&amp; bǐʔͥǐð·nǐ &amp;ll^ǎhǐ, wǎ qǎ&amp;lǎ &amp;lʔͣǎbǔ ʔͥǐn·tǎhǎtǐ &amp;ls^ǎh·rǎäǔ qǔwmǔw&amp; ʔͥǐlǎã &amp;ln^ǎw·mǐ. yǎ&amp; fǎrǐydǔ dǎʕǐ &amp;ll^ǎʕǐbǎ wǎ rǎw^ǐḥ· ḥǎ&amp;l&amp;ą, ḥǎ&amp;nǎ wǎq·tǔ &amp;lṣ^ǎl&amp;ǎäǐ wǎ ʔͥǐl&amp;^ǎ fǎ&amp;tǎt·kǎ &amp;lhǎmǎ&amp;ʕǎäǔ fǎʔͥǐx·wǎ&amp;nǔkǎ mǐn· jǐyrǎ&amp;nǐkǎ mǔj·tǎmǐʕǔwnǎ fǐy &amp;lmǎs·jǐdǐ mǔn·tǎð̣ǐrǔwnǎ ḥǔḍǔwrǎ &amp;lʔͥǐmǎ&amp;mǎ.</text:span></text:p>
      <text:p text:style-name="P2"><text:span text:style-name="T6">//</text:span></text:p>
      <text:p text:style-name="P2"><text:span text:style-name="T6">ʔͥǐnkǎ tǎʕ·rfǔ &amp;lʔͣšyǎ&amp;ʔǎ &amp;l^ǎtǐy tǎð̣·hǎrǔ fy &amp;lṣ^ǔwrǐ wǎ kǔl^ǔhǎ&amp; mǎr^ǎt· ʕǎlǎy·kǎ rǔb^ǎmǎ&amp; yǔwjǎdǔ bǎʕ·ḍǔhǎ&amp; fy ǧǔr·fǎtǐkǎ wǎ ʕǎlǎã mǎk·tǎbǎtǐkǎ. fǎ&amp;ð·kǔr· ly ʔͣsmǎ&amp;ʔǎhǎ&amp; wǎ fy ʔͣǎy^ǐ dǎr·sį wǎrǎdǎ kǔl^ų mǐn·hǎ&amp;?</text:span></text:p>
      <text:p text:style-name="P2"><text:span text:style-name="T6">-115- ¤</text:span></text:p>
      <text:p text:style-name="P2"><text:span text:style-name="T6">mǔmǎr^ǐḍǎäų (&amp;t). sǎm^ǎ&amp;ʕǎäų (&amp;t). mǎṭǎrǐy^ǎäų (&amp;t). ḥǎbǎ&amp; (w) ḥǎb·wų. mǎ&amp; zǎ&amp;lǎ. mǎ&amp; zǎ&amp;lǎ &amp;lwǎlǐydǔ yǎḥ·bǔw. tǎnǎ&amp;wǎlǎ.qǎðǐrų. jǎ&amp;hǐzų. &amp;lš^ǎ&amp;yǔ jǎ&amp;hǐzų. ʔͣǎf·ṭǎrǎ. tǎʔͣǎl^ǎmǎ. ʔͣǎḥǎs^ǎ b//...</text:span></text:p>
      <text:p text:style-name="P2"><text:span text:style-name="T6">ḥǔm^ǎã. ʔͣǎḥǎs^ǎ bǐ&amp;lbǎr·dǐ. yǔḥǐs^ǔ bǐ&amp;lḥǔm^ǎã. ḥǎb^ǎäų (&amp;t). nǎzǎʕǎ (y) nǎz·ʕų. nǎzǎʕǎ θǐyǎ&amp;bǎhǔ. ṭǎfǐyfų. zǎ&amp;lǎ (w) zǎwǎ&amp;lų. lǎzǐmǎ (&amp;) lǔzǔwmų. lǎzǐmǎ &amp;lfǐrǎ&amp;šǎ. lǎzǐmǎ &amp;lbǎy·tǎ. tǎðǎk^ǎrǎ. tǎðǎk^ǎr·tǔ! ḥǔq·nǎäų, ḥǔqǎnų. bǐnǎ&amp;yǎäų (&amp;t). l&amp;ǎ bǎʔͣ·sǎ ʕǎlǎy·kǎ. fǐy ʔͣǎθ·nǎ&amp;ʔǐ ðǎlǐkǎ.</text:span></text:p>
      <text:p text:style-name="P2"><text:span text:style-name="T6">//</text:span></text:p>
      <text:p text:style-name="P2"><text:span text:style-name="T6">hǐšǎ&amp;mų l&amp;ǎ yǎm·šǐy bǎʕ·dǔ hǔwǎ mǎ&amp; zǎ&amp;lǎ yǎḥ·bǔw. ʔͣǔx·tǔhǔ tǎj·lǐsǔ bǐjǎ&amp;nǐbǐhǐ wǎ tǎḥ·rǔsǔhǔ dǎ&amp;ʔͤǐmą&amp; mǐn· ʔͣǎn· yǎtǎnǎ&amp;wǎlǎ &amp;lʔͣǎš·yǎ&amp;ʔǎ &amp;lqǎðǐrǎäǎ. &amp;lfǔṭǔwrǔ jǎ&amp;hǐzų, tǎʕǎ&amp;lǎw·&amp; yǎ&amp; ʔͣǎṭ·fǎ&amp;lǔ- bǎl· nǔrǐydǔ ʔͣǎn· nǎx·rǔjǎ- l&amp;ǎ, ʔͣǎf·ṭǐrǔw&amp; ʔͣǎw^ǎl&amp;ą θǔm^ǎ &amp;x·rǔjǔw, wǎ ʔͥǐðǎ&amp; xǎrǎj·tǔm· fǎ&amp;l·bǎsǔw&amp; &amp;lmǎʕǎ&amp;ṭǐfǎ wǎ l&amp;ǎ tǎn·sǎwǔw&amp; &amp;lmǎṭǎrǐy^ǎ&amp;tǐ fǎ&amp;lbǎr·dǔ šǎdǐydų wǎ &amp;lmǎṭǎrǔ mǎ&amp; zǎ&amp;lǎ yǎs·qǔṭǔ.</text:span></text:p>
      <text:p text:style-name="P2"><text:span text:style-name="T6">xǎ&amp;lǐdų yǎtǎʔͣǎl^ǎmǔ hǔwǎ yǔḥǐs^ǔ bǐ&amp;lḥǔm^ǎã. jǎ&amp;ʔǎ &amp;lṭ^ǎbǐybǔ lǐyǔdǎ&amp;wǐyǎ xǎ&amp;lǐdą&amp;. &amp;lṭ^ǎbǐybǔ yǎḥ·mǐlǔ sǎm^ǎ&amp;ʕǎäą. nǎzǎʕǎ xǎ&amp;lǐdų θǐyǎ&amp;bǎhǔ fǎfǎḥǎṣǎhǔ &amp;lṭ^ǎbǐybǔ wǎ qǎ&amp;lǎ: l&amp;ǎ bǎʔͣ·sǎ ʕǎlǎy·kǎ, šǎy·ʔų ṭǎfǐyfų, sǎw·fǎ yǎzǔwlǔ &amp;ǐl·zǎmǐ &amp;lfǐrǎ&amp;šǎ ʔͣǔs·bǔwʕą&amp; wǎ tǎnǎ&amp;wǎl· fǐy ʔͣǎθ·nǎ&amp;ʔǐ ðǎlǐkǎ hǎðǎ&amp; &amp;ld^ǎwǎ&amp;ʔǎ ḥǎb^ǎäą wǎ&amp;ḥǐdǎäą kǔl^ǎ ṣǎbǎ&amp;ḥį wǎ mǎsǎ&amp;ʔį ʔͣǎṣǐfǔ lǎkǎ ḥǔq·nǎäą. mǐs·kǐynų xǎ&amp;lǐdų mǎ&amp; zǎ&amp;lǎ mǎrǐyḍą&amp; ǐlʔͣǎn^ǎhǔ yǎxǎ&amp;fǔ &amp;ld^ǎwǎ&amp;ʔǎ wǎ yǎxǎ&amp;fǔ &amp;lḥǔq·nǎäǎ, wǎ ʔͥǐðǎ&amp; ð̣ǎhǎrǎtǐ &amp;lmǔmǎr^ǐḍǎäǔ hǎrǎbǎ wǎ &amp;x·tǎfǎã. hǎy^ǎ&amp; nǎð·hǎb· ʔͥǐlǎy·hǐ, hǔwǎ fǐy hǎðǐhǐ &amp;lbǐnǎ&amp;yǎäǐ. ʔͣǎy·nǎ lǎy·lǎã yǎ&amp; ʔͣǔm^ǐy? xǎrǎjǎt·- ʔͣǎy·nǎ rǎ&amp;ḥǎt·?- l&amp;ǎ </text:span><text:soft-page-break/><text:span text:style-name="T6">ʔͣǎd·rǐy, lǎʕǎl^ǎhǎ&amp; rǎ&amp;ḥǎt· tǎš·tǎrǐy &amp;ld^ǎwǎ&amp;ʔǎ lǐxǎ&amp;lǐdį- l&amp;ǎ, tǎðǎk^ǎr·tǔ! ʔͥǐn^ǎhǎ&amp; rǎ&amp;ḥǎt· ʕǐn·dǎ jǎd^ǎtǐhǎ&amp; lǐtǎqǔṣ^ǎ ʕǎlǎy·hǎ&amp; bǎqǐy^ǎäǎ qǐṣ^ǎtǐhǎ&amp;.</text:span></text:p>
      <text:p text:style-name="P2"><text:span text:style-name="T6">//</text:span></text:p>
      <text:p text:style-name="P2"><text:span text:style-name="T6">hǎðǐhǐ &amp;lʔͣǎš·yǎ&amp;ʔǔ &amp;l^ǎtǐy tǎð̣·hǎrǔ fy &amp;lṣ^ǔwrǐ &amp;lʔ̾tǐyǎäǐ kǔl^ǔhǎ&amp; mǎr^ǎt· ʕǎlǎy·kǎ fǎmǎ&amp; ʔͣǎs·mǎ&amp;ʔǔhǎ&amp; wǎ mǎ&amp; fǎ&amp;ʔͤǐdǎtǔhǎ&amp;? wǎ bǎʕ·ḍǔhǎ&amp; yǔʔͮ·kǎlǔ wǎ bǎʕ·ḍǔhǎ&amp; l&amp;ǎ yǔʔͮ·kǎlǔ fǎmǎy^ǐzǐ &amp;lmǎʔͣ·kǔwlǎ mǐn·hǎ&amp; mǐn· ǧǎy·rǐ &amp;lmǎʔͣ·kǔwlǐ.</text:span></text:p>
      <text:p text:style-name="P2"><text:span text:style-name="T6">-116- ¤</text:span></text:p>
      <text:p text:style-name="P2"><text:span text:style-name="T6">nǎð̣^ǎ&amp;rǎäų (&amp;t). mǐð·yǎ&amp;ʕų, mǎðǎ&amp;yǐyʕǔ qǔb^ǎʕǎäų (&amp;t). ʔͣǎx·fǎã. ð̣ǎh·rų, ð̣ǔhǔwrų. ḥǎr·fų, ḥǔrǔwfų. ḍǎʕǔfǎ (w) ḍǔʕ·fų. bǎṣǎrų. ḍǎʕǔfǎ bǎṣǎrǔhǔ. fǐy &amp;ls^ǐn^ǐ &amp;lmǔbǎk^ǐrǎäǐ. ʔͣǎn·tǎ tǎð̣·lǐmǔnǐy! xǎb^ǎʔͣǎ. ʔͣǎð̣·lǎmǎ. ʔͣǎð̣·lǎmǎ &amp;ll^ǎy·lǔ. lǎḥ·ð̣ǎäą. fǎtǎḥǎ &amp;lmǐð·yǎ&amp;ʕǎ. ʕǎšǐy^ǎäų. kǔl^ǎ ʕǎšǐy^ǎäį. &amp;lr^ǔsǔwmǔ &amp;lmǔtǎḥǎr^ǐkǎäǔ. šǎxǎrǎ (y) šǎxǐyrų. fǎk^ǎkǎ. rǎk^ǎbǎ. &amp;ǐs·tǎǧǎ&amp;θǎ bǐ//... qǎḍǎã (y) qǎḍǎ&amp;ʔų. qǎḍǎã &amp;lwǎq·tǎ. sǎ&amp;ʕǎ&amp;tǔ &amp;lfǎrǎ&amp;ǧǐ. mǎt·ḥǎfų, mǎtǎ&amp;ḥǐfǔ. &amp;lʔ̾θǎ&amp;rǔ &lt;^ǎ&amp;rǐyxǐy^ǎäǔ. ḍǎwǎ&amp;ḥǐã &amp;lmǎdǐynǎäǐ. ʔͣǎḥ·yǎ&amp;ną&amp;. ḍǎ&amp;ḥǐyǎäų, ḍǎwǎ&amp;ḥį. ðǐk·rų, ʔͣǎð·kǎ&amp;rų. dǔʕǎ&amp;ʔų, ʔͣǎd·ʕǐyǎäų. kǎθǐyrą&amp;m^ǎ&amp;. &amp;ǐs·tǎm·tǎʕǎ bǐ//... &amp;lhǎwǎ&amp;ʔǔ &amp;lṭ^ǎl·qǔ. fǐy &amp;lhǎwǎ&amp;ʔǐ &amp;lṭ^ǎl·qǐ. tǎl·fǎzǎäų.</text:span></text:p>
      <text:p text:style-name="P2"><text:span text:style-name="T6">//</text:span></text:p>
      <text:p text:style-name="P2"><text:span text:style-name="T6">ʔͣǎx·fǎt· nǎwǎ&amp;lǔ wǎrǎ&amp;ʔǎ ð̣ǎh·rǐhǎ&amp; šǎy·ʔą wǎ qǎ&amp;lǎt·: ṭǎwǐylų wǎ mǎb·rǐy^ų yǎm·šǐy ʕǎlǎã &amp;lwǎrǎqǐ wǎ yǎt·rǔkǔ ʕǎlǎy·hǐ &amp;lḥǔrǔwfǎ mǎ&amp; hǔwǎ? ʔͣǎy·nǎ qǔb^ǎʕǎtǐy yǎ&amp; mǎḥ·fǔwð̣ǔ?- wǎ lǐmǎ&amp;ðǎ&amp; tǎs·ʔͣǎlǔnǐy ʔͣǎnǎ&amp;?-</text:span></text:p>
      <text:p text:style-name="P2"><text:span text:style-name="T6">ǐlʔͣǎn^ǎkǎ xǎb^ǎʔͣ·tǎhǎ&amp;- ʔͣǎnǎ&amp; mǎ&amp;rǎʔͣǎy·tǔhǎ&amp;, ʔͣǎn·tǎ tǎð̣·lǐmǔnǐy, &amp;ǔn·ð̣ǔr· fǎw·qǎ &amp;lš^ǎjǎrǎäǐ, hǎðǎ&amp; ʕǔmǎrǔ hǔwǎ &amp;l^ǎðǐy xǎb^ǎʔͣǎhǎ&amp;. lǎqǎd· ʔͣǎð̣·lǎmǎ &amp;ll^ǎy·lǔ hǎy^ǎ&amp; nǎr·jǐʕ· ʔͥǐlǎã &amp;ld^ǎ&amp;rǐ.</text:span></text:p>
      <text:p text:style-name="P2"><text:span text:style-name="T6">&amp;ǐn·tǎð̣ǐr· lǎḥ·ð̣ǎäą ḥǎt^ǎã ʔͣǎʕ·θǔrǎ ʕǎlǎã qǔb^ǎʕǎtǐy. hǎl· hǎðǐhǐ nǎð̣^ǎ&amp;rǎtǔkǎ?- nǎʕǎm·- wǎ tǎl·bǎsǔ &amp;ln^ǎð̣^ǎ&amp;rǎäǎ?- nǎʕǎm·- fǐy &amp;ls^ǐn^ǐ &amp;lmǔbǎk^ǐrǎäǐ hǎkǎðǎ&amp; ḍǎʕǔfǎ bǎṣǎrǔkǎ.</text:span></text:p>
      <text:p text:style-name="P2"><text:span text:style-name="T6">fǐy mǎn·zǐlǐnǎ&amp; mǐð·yǎ&amp;ʕų wǎ tǎl·fǎzǎäų. ʔͣǎxǐy yǎf·tǎḥǔ &amp;lmǐð·yǎ&amp;ʕǎ kǔl^ǎ ʕǎšǐy^ǎäį wǎ yǎs·tǎmǐʕǔ ʔͣǎm^ǎ&amp; ʔͣǎnǎ&amp; fǎʔͣǎtǎfǎr^ǎjǔ ʕǎlǎã &lt;^ǎl·fǎzǎäǐ wǎ ʔͣǔšǎ&amp;hǐdǔ rǔsǔwmą&amp; mǔtǎḥǎr^ǐkǎäą. kǎ&amp;nǎt· lǎy·lǎã rǎ&amp;qǐdǎäą fǐy fǐrǎ&amp;šǐhǎ&amp; wǎ kǎ&amp;nǎt· tǎš·xǐrǔ fǎk^ǎkǎ hǐšǎ&amp;mų dǔm·yǎtǎhǎ&amp; fǎ&amp;s·tǎy·qǎð̣ǎt· lǎy·lǎã wǎ rǎʔͣǎt· mǎ&amp; fǎʕǎlǎ hǐšǎ&amp;mų bǐhǎ&amp; fǎʔͣǎxǎðǎt· lǎy·lǎã tǎb·kǐy wǎ tǎs·tǎǧǐyθǔ bǐʔͣǔm^ǐhǎ&amp;, qǎ&amp;lǎ hǐšǎ&amp;mų l&amp;ǎ tǎb·kǐy wǎ l&amp;ǎ tǎḥ·zǎnǐy fǎʔͣǎnǎ&amp; ʔͣǔrǎk^ǐbǔhǎ&amp; kǎmǎ&amp; fǎk^ǎk·tǔhǎ&amp;. ʔͣǎy·nǎ tǎq·ḍǐy sǎ&amp;ʕǎ&amp;tǐ &amp;lfǎrǎ&amp;ǧǐ?- fǐy sǎ&amp;ʕǎ&amp;tǐ &amp;lfǎrǎ&amp;ǧǐ ʔͣǎzǔwrǔ &amp;lmǎt·ḥǎfǎ wǎ ʔͣǎtǎfǎr^ǎjǔ ʕǎlǎã &amp;lʔ̾θǎ&amp;rǐ &lt;^ǎ&amp;rǐxǐyy^ǎäǐ wǎ ʔͣǎḥ·yǎ&amp;ną&amp; ʔͣǎx·rǔjǔ ʔͥǐlǎã ḍǎwǎ&amp;ḥǐy &amp;lmǎdǐynǎäǐ ǐlʔͣǎs·tǎmǐʕǎ bǐ&amp;lhǎwǎ&amp;ʔǐ &amp;lṭ^ǎl·qǐ, wǎ kǎθǐyrą&amp;m^ǎ&amp; ʔͣǎð·hǎbǔ ʔͥǐlǎã &amp;lmǎs·jǐdǐ wǎ ʔͣǎj·lǐsǔ fǐyhǐ sǎ&amp;ʕǎ&amp;tį fǐy &amp;lð^ǐk·rǐ wǎ &amp;ld^ǔʕǎ&amp;ʔǐ wǎ &amp;lṣ^ǎl&amp;ǎäǐ.</text:span></text:p>
      <text:p text:style-name="P2"><text:soft-page-break/><text:span text:style-name="T6">//</text:span></text:p>
      <text:p text:style-name="P2"><text:span text:style-name="T6">hǎðǎ&amp;nǐ ḥǎy·wǎ&amp;nǎ&amp;nǐ ʔͣǎh·ly^ǎ&amp;nǐ nǎ&amp;fǐʕǎ&amp;nǐ wǎ lǐkǔl^į mǐn·hǔmǎ&amp; mǎnǎ&amp;fǐʕǔhǔ &amp;lxǎ&amp;ṣ^ǎäǔ, fǎmǎ&amp; mǎn·fǎʕǎäǔ kǔl^į mǐn·hǔmǎ&amp;? wǎ ǐlʔͣǎy^ǐ š^y·ʔį yǎs·tǎx·dǐmǔhǔ &amp;lʔͥǐn·sǎ&amp;nǔ?</text:span></text:p>
      <text:p text:style-name="P2"><text:span text:style-name="T6">-117- ¤</text:span></text:p>
      <text:p text:style-name="P2"><text:span text:style-name="T6">ḥǔf·rǎäų, ḥǔfǎrų. dǔk^ǎ&amp;nų, dǎkǎ&amp;kǐynǔ. dǔk^ǎ&amp;nǔ &amp;lbǎq^ǎ&amp;lǐ.</text:span></text:p>
      <text:p text:style-name="P2"><text:span text:style-name="T6">bǎq^ǎ&amp;lų (wn). yǎ&amp; tǔrǎã? ṭǎ&amp;lǎ (w) ṭǔwlų. ṭǎ&amp;lǎ &amp;n·tǐð̣ǎ&amp;rǐy. ǧǎn^ǎã. yǎ&amp; ʕǐf·rǐytǔ! ǧǎrǎbǎ (w) ǧǔrǔwbų. ǧǎrǎbǎtǐ &amp;lš^ǎm·sǔ. ḥǎt^ǎã ʔͣǎm·lǎʔͣǎ. mǎ&amp; ʔͣǎlǎð^ǎhǔ! wǎ&amp;ḥǐdų ʔ̾xǎrǔ. rǎ&amp;sǎlǎ. &amp;ǐn·qǎṭǎʕǎ. tǎmǎ&amp;mą&amp;. yǎb·dǔw. ṭǐwǎ&amp;lǎ sǐnǐy &amp;ld^ǐrǎ&amp;sǎäǐ. ʕǎlǎã &amp;ld^ǎwǎ&amp;mǐ. kǔl^ǔ ʕǎ&amp;mį wǎ ʔͣǎn·tǔm· bǐxǎy·rį!- wǎ ʔͣǎn·tǔm· bǐ&amp;lṣ^ǐḥ^ǎäǐ wǎ &amp;ls^ǎl&amp;ǎmǎäǐ. kǎy·fǎ rǎʔͣǎy·tǎ? ʕǎð̣ǐymų! ʔͣǎʕ·jǎbǎ. hǎl· ʔͣǎʕ·jǎbǎkǎ? yǔʕ·jǐbǎnǐy. &amp;ǐḥ·ðǎr·! ʔͣǎj·rǎã. lǎm· yǎl·tǎfǐt· ʔͥǐlǎã... ḥǎð^ǎrǎ. tǎḥ·ðǐyrų. &amp;ǐn·qǎlǎbǎ. &amp;ǐn·qǎlǎbǎt· bǐhǐ dǎr^ǎ&amp;jǎtǔhǔ.</text:span></text:p>
      <text:p text:style-name="P2"><text:span text:style-name="T6">//</text:span></text:p>
      <text:p text:style-name="P2"><text:span text:style-name="T6">ʔͣǎð̣·lǎmǎ &amp;ll^ǎy·lǔ wǎ mǎ&amp; rǎjǎʕǎ ǧǎ&amp;nǐmų ʔͣǎy·nǎ hǔwǎ yǎ&amp; tǔrǎã?- ʔͣǎnǎ&amp; ðǎ&amp;hǐbų ǐlʔͣǎb·ḥǎθǎ ʕǎn·hǔ. mǎ&amp;ðǎ&amp; ʔͣǎs·mǎʕǔ? hǎðǎ&amp; ṣǎw·tǔhǔ, ʔͥǐn^ǎhǔ yǔǧǎn^ǐy, hǎ&amp; qǎd· ʕǎrǎf·tǔ mǎkǎ&amp;nǎkǎ yǎ&amp; ʕǐf·rǐytǔ. lǎm^ǎ&amp; ṭǎ&amp;lǎ &amp;n·tǐð̣ǎ&amp;rǔ mǔṣ·ṭǎfǎã fǐy dǔk^ǎ&amp;nǐ &amp;lbǎq^ǎ&amp;lǐ ṣǎ&amp;ḥǎ bǐ&amp;lbǎq^ǎ&amp;lǐ: ʔͣǔrǐydǔ &amp;lṣ^ǎ&amp;bǔwnǎ. fǎqǎ&amp;lǎ: mǎ&amp; lǎkǎ tǎṣǐyḥǔ hǎkǎðǎ&amp;?- ʔͣǔw·lǎʔͤǐkǎ ʔͣǎṣ·ḥǎ&amp;bǐy qǎd· wǎṣǎlǔw&amp; ʔͥǐlǎã &amp;lmǎd·rǎsǎäǐ wǎ ʔͣǎnǎ&amp; mǎ&amp; zǐl·tǔ hǔnǎ&amp;. ʔͣǎy·nǎ ʔͣǎn·tǎ, ʔͥǐn^ǐy l&amp;ǎ ʔͣǎrǎ&amp;kǎ?- ʔͣǎnǎ&amp; hǔnǎ&amp; fǎw·qǎ &amp;lš^ǎjǎrǎäǐ ʔͣǎq·ṭǐfǔ &amp;lbǔr·tǔqǎ&amp;lǎ- &amp;ǐn·zǐl· lǎqǎd· ǧǎrǎbǎtǐ &amp;lš^ǎm·sǔ wǎ ʕǎlǎy·nǎ&amp; ʔͣǎn· nǎṣǐlǎ ʔͥǐlǎã &amp;lmǎs·jǐdǐ qǎb·lǎ fǎwǎ&amp;tǐ &amp;lhǎmǎ&amp;ʕǎäǐ- ḥǎt^ǎã ʔͣǎm·lǎʔͣǎ hǎðǐhǐ &amp;ls^ǎl^ǎäǎ, kǔl· hǎðǐhǐ &amp;lbǔr·tǔqǎ&amp;lǎäǎ- "ʔͥǐm·" mǎ&amp; ʔͣǎlǎð^ǎhǎ&amp; ʔͣǔrǐydǔ wǎ&amp;ḥǐdǎäą ʔͣǔx·rǎã. yǎb·dǔw ʔͣǎn^ǎkǎ nǎsǐytǎnǐy tǎmǎ&amp;mą&amp; fǎlǎm· tǔrǎ&amp;sǐl·nǐy, &amp;ǐn·qǎṭǎʕǎt· ʕǎn^ǐy rǎsǎ&amp;ʔͤǐlǔkǎ ṭǐwǎ&amp;lǎ sǐnǐy dǐrǎ&amp;sǎtǐkǎ, wǎ lǎw·l&amp;ǎ ʔͣǎn^ǎkǎ nǎsǐytǎnǐy lǎrǎ&amp;sǎl·tǎnǐy ʕǎlǎã &amp;ld^ǎwǎ&amp;mǐ. kǔl^ǔ ʕǎ&amp;mį wǎ ʔͣǎn·tǔm· bǐxǎy·rį yǎ&amp; ʔͥǐx·wǎ&amp;nǐy!- wǎ ʔͣǎn·tǎ bǐ&amp;lṣ^ǐḥ^ǎäǐ wǎ &amp;ls^ǎl&amp;ǎmǎäǐ yǎ&amp; ʔͣǎxǎ&amp;nǎ&amp;, kǎy·fǎ rǎʔͣǎy·tǎ bǎlǎdǎnǎ&amp;? hǎl· ʔͣǎʕ·jǎbǎkǎ?- ʕǎð̣ǐymų! kǔl^ǔ šǎy·ʔį fǐyhǐ ʔͣǎʕ·jǎbǎnǐy. rǎkǐbǎ rǐḍǎ&amp; dǎr^ǎ&amp;jǎtǎhǔ wǎ rǎ&amp;ḥǎ yǔj·rǐyhǎ&amp;, fǎqǐylǎ lǎhǔ: &amp;ǐḥ·ðǎr· yǎ&amp; rǐḍǎ&amp;, ʔͣǎmǎ&amp;mǎkǎ ḥǔf·rǎäų, fǎlǎm· yǎl·tǎfǐt· ʔͥǐlǎã tǎḥ·ðǐyrǐhǐm· fǎwǎqǎʕǎ fǐy &amp;lḥǔf·rǎäǐ wǎ &amp;n·qǎlǎbǎt· bǐhǐ dǎr^ǎ&amp;jǎtǔhǔ.</text:span></text:p>
      <text:p text:style-name="P2"><text:span text:style-name="T6">-118- ¤</text:span></text:p>
      <text:p text:style-name="P2"><text:span text:style-name="T6">&amp;lʔͣǔṣǔwlǔ &amp;lθ^ǎl&amp;ǎθǎäǐ</text:span></text:p>
      <text:p text:style-name="P2"><text:span text:style-name="T6">ʔͣǎṣ·lų, ʔͣǔṣǔwlų. rǎb^ǎã, yǔrǎb^ǐy, tǎr·bǐyǎäų. ʕǎ&amp;lǎmų (wn , ʕǎwǎ&amp;lǐmǔ). bǐnǐʕ·mǎäǐ &amp;ll^ǎhǐ. mǐn· ʕǎdǎmį ʔͥǐlǎã wǔjǔwdį. mǎʕ·bǔwdų (&amp;t). dǎlǐylų, ʔͣǎdǐl^ǎäų. ṣǐrǎ&amp;ṭų. &amp;lṣ^ǐrǎ&amp;ṭǔ &amp;lmǔs·tǎqǐymǔ. kǔl^ǔ mǎ&amp; sǐwǎã &amp;ll^ǎhǐ. ǐlʔͣǎy^ǐ šǎy·ʔį? &amp;ǐt^ǎbǎʕǎ. &amp;ǐt^ǎbǎʕǎ ʔͣǎm·rǎhǔ. nǎh·yų, mǎnǎ&amp;hį. &amp;ǐj·tǎnǎbǎ. &amp;ǐj·tǎnǎbǎ nǎh·yǎhǔ. tǎw·ḥǐydų. šǐr·kų. ṭǎ&amp;ʕǎäų (&amp;t). ṭǎ&amp;ʕǎäǔ &amp;ll^ǎhǐ. ʔͥǐn·sǐy^ų, ʔͥǐn·sų. &amp;ǐn·qǎ&amp;dǎ lǐ//... mǎn·hǎjų, mǎnǎ&amp;hǐjǔ. šǎr·ʕų. šǎr·ʕǔ &amp;ll^ǎhǐ. </text:span><text:soft-page-break/><text:span text:style-name="T6">ʔͣǎqǎ&amp;mǎ. ʔͣǎqǎ&amp;mǎ dǎw·lǎäǎ &amp;lʔͥǐs·l&amp;ǎmǐ.</text:span></text:p>
      <text:p text:style-name="P2"><text:span text:style-name="T6">ʔͥǐqǎ&amp;mǎäǔ ḥǔk·mǐ &amp;ll^ǎhǐ fǐy &amp;lʔͣǎr·ḍǐ. bǎrǐʔͤǎ (&amp;) bǎrǎ&amp;ʔǎäų mǐn·... bǎrǎ&amp;ʔǎäų mǐnǎ &amp;lš^ǐr·kǐ. wǎḍ·ʕǐy^ų. qǎ&amp;nǔwnų wǎḍ·ʕǐy^ų. rǎf·ḍų bǎ&amp;t^ų. mǔr·sǎlų (wn). mǐn· lǎdǔn· ʔ̾dǎmǎ. ṭǎlǎwǎ&amp;tǔ &amp;ll^ǎhǐ wǎ sǎl&amp;ǎmǔhǔ. ðǔr^ǐy^ǎäų (&amp;t, ðǎrǎ&amp;rǐy^ǔ). tǔrǎ&amp;bų, ʔͣǎt·rǐbǎäų. jǐnǐy^ų, jǐn^ų.</text:span></text:p>
      <text:p text:style-name="P2"><text:span text:style-name="T6">//</text:span></text:p>
      <text:p text:style-name="P2"><text:span text:style-name="T6">&amp;lʔͣǔṣǔwlǔ &amp;lθ^ǎl&amp;ǎθǎäǔ &amp;l^ǎtǐy yǎjǐbǔ ʕǎlǎã kǔl^ǐ mǔs·lǐmį wǎ mǔs·lǐmǎäį tǎʕǎl^ǔmǔhǎ&amp; hǐyǎ mǎʕ·rǐfǎäǔ &amp;lʕǎb·dǐ rǎb^ǎhǔ wǎ dǐynǎhǔ wǎ nǎbǐy^ǎhǔ mǔḥǎm^ǎdą&amp;- ṣǎl^ǎã &amp;ll^ǎhǔ ʕǎlǎy·hǐ wǎ sǎl^ǎmǎ.</text:span></text:p>
      <text:p text:style-name="P2"><text:span text:style-name="T6">1) &amp;lʔͣǎṣ·lǔ &amp;lʔͣǎw^ǎlǔ: ʔͥǐðǎ&amp; qǐylǎ lǎkǎ: mǎn· rǎb^ǔkǎ? fǎqǔl· rǎb^ǐyǎ &amp;ll^ǎhǔ &amp;l^ǎðǎy rǎb^ǎ&amp;nǐy wǎ rǎb^ǎã &amp;lʕǎ&amp;lǎmǐynǎ bǐnǐʕ·mǎtǐhǐ, wǎ xǎlǎqǎnǐy wǎ xǎlǎqǎ &amp;lʕǎ&amp;lǎmǐynǎ mǐn· ʕǎdǎmį ʔͥǐlǎã wǔjǔwdį wǎ hǔwǎ mǎʕ·bǔwdǐy lǎy·sǎ lǐy mǎʕ·bǔwdų sǐwǎ&amp;hǔ. wǎ &amp;ld^ǎlǐylǔ qǎw·lǔhǔ: (wǎ ʔͣǎn^ǎ &amp;ll^ǎhǎ rǎb^ǐy wǎ rǎb^ǔkǔm· fǎʕ·bǔdǔwhǔ hǎðǎ&amp; ṣǐrǎ&amp;ṭų mǔs·tǎqǐymų) mrym-32. wǎ kǔl^ǎ mǎ&amp; sǐwǎã &amp;ll^ǎhǐ ʕǎ&amp;lǎmų wǎ ʔͣǎnǎ&amp; wǎ&amp;ḥǐdų mǐn· ðǎlǐkǎ &amp;lʕǎ&amp;lǎmǐ. wǎ ʔͥǐðǎ&amp; qǐylǎ lǎkǎ ǐlʔͣǎy^ǐ šǎy·ʔį xǎlǎqǎkǎ &amp;ll^ǎhǔ? fǎqǔl·: lǐʕǐbǎ&amp;dǎtǐhǐ wǎ ṭǎ&amp;ʕǎtǐhǐ wǎ &amp;ǐt^ǐbǎ&amp;ʕǐ ʔͣǎm·rǐhǐ wǎ &amp;ǐj·tǐnǎ&amp;bǐ nǎh·yǐhǐ qǎ&amp;lǎ tǎʕǎ&amp;lǎã:</text:span></text:p>
      <text:p text:style-name="P2"><text:span text:style-name="T6">(wǎ mǎ&amp; xǎlǎq·tǔ &amp;lhǐn^ǎ wǎ &amp;lʔͥǐn·sǎ ʔͥǐl&amp;^ǎ lǐyǎʕ·bǔdǔwnǐ) &amp;ln&amp;zy&amp;t- 56</text:span></text:p>
      <text:p text:style-name="P2"><text:span text:style-name="T6">2) &amp;lʔͣṣlǔ &amp;lθ^&amp;ny: ʔͥǐðǎ&amp; qǐylǎ lǎkǎ: mǎ&amp; dǐynǔkǎ? fǎqǔl· dǐynǐy &amp;lʔͥǐs·l&amp;ǎmǔ wǎ hǔwǎ &amp;lʔͥǐs·tǐs·l&amp;ǎmǔ lǐl^ǎhǐ bǐ&lt;^ǎw·ḥǐydǐ wǎ &amp;l&amp;ǐn·qǐyǎ&amp;dǔ lǎhǔ bǐ&amp;lṭ^ǎ&amp;ʕǎäǐ wǎ &amp;ǐqǎ&amp;mǎäǔ ḥǔk·mǐhǐ wǎ šǎr·ʕǐhǐ fǐy &amp;lʔͣǎr·ḍǐ kǎnǐð̣ǎ&amp;mį wǎ mǎn·hǎjį lǐl·ḥǎyǎ&amp;äǐ wǎ &amp;lbǎrǎ&amp;ʔǎäǔ mǐnǎ &amp;lš^ǐr·kǐ wǎ ʔͣǎh·lǐhǐ wǎ mǐnǎ &amp;ln^ǔð̣ǔmǐ wǎ &amp;lmǎnǎ&amp;hǐjǐ &amp;lwǎḍ·ʕǐy^ǎäǐ wǎ rǎf·ḍǔhǎ&amp; rǎf·ḍą&amp; bǎ&amp;t^ą&amp;. wǎ hǔwǎ dǐynǔ &amp;lʔͣǎn·bǐyǎ&amp;ʔǐ wǎ &amp;lmǔr·sǎlǐynǎ mǐn· lǎdǔn· ʔ̾dǎmǎ ʔͥǐlǎã mǔḥǎm^ǎdį ʕǎlǎy·hǐm· ṣǎlǎwǎ&amp;tǔ &amp;ll^ǎhǐ wǎ sǎl&amp;ǎmǔhǔ.</text:span></text:p>
      <text:p text:style-name="P2"><text:span text:style-name="T6">3) &amp;lʔͣǎṣ·lǔ &amp;lθ&amp;lθ: ʔͥǐðǎ&amp; qǐylǎ lǎkǎ: mǎn· nǎbǐy^ǔkǎ? fǎqǔl·: nǎbǐy^ǐy mǔḥǎm^ǎdǔ &amp;b·nǔ ʕǎb·dǐ &amp;ll^ǎhǐ &amp;b·nǐ ʕǎb·dǐ &amp;lmǔṭ^ǎlǐbǐ b·nǐ hǎ&amp;šǐmį, wǎ hǎ&amp;šǐmų mǐn· qǔrǎy·šį, wǎ qǔrǎy·šų mǐn· kǐnǎ&amp;nǎäǎ, wǎ kǐnǎ&amp;nǎäǔ mǐnǎ &amp;lʕǎrǎbǐ, wǎ &amp;lʕǎrǎbǔ mǐn· ðǔr^ǐy^ǎäǐ ʔͥǐs·mǎ&amp;ʕǐylǎ, wǎ ʔͥǐs·mǎ&amp;ʕǐylǔ mǐn· ʔͥǐb·rǎ&amp;hǐymǎ &amp;lxǎlǐylǐ, wǎ ʔͥǐb·rǎ&amp;hǐymǔ mǐn· nǔwḥį wǎ nǔwḥų mǐn· ʔ̾dǎmǎ wǎ ʔ̾dǎmǔ mǐn· tǔrǎ&amp;bį.</text:span></text:p>
      <text:p text:style-name="P2"><text:span text:style-name="T6">//</text:span></text:p>
      <text:p text:style-name="P2"><text:span text:style-name="T6">ʔͣsʔͤlä llmn&amp;qšä:</text:span></text:p>
      <text:p text:style-name="P2"><text:span text:style-name="T6">- mǎ&amp; hǐyǎ &amp;lʔͣṣwl &amp;lθ^l&amp;θä &amp;l^ty yjb ʕlã kl^ mslm w mslmä tʕl^mh&amp;?</text:span></text:p>
      <text:p text:style-name="P2"><text:span text:style-name="T6">- ʔͥð&amp; qyl lk mn rb^k , fm&amp;ð&amp; tjyb?</text:span></text:p>
      <text:p text:style-name="P2"><text:span text:style-name="T6">- mn rbk? mn xlqk mn ʕdm ʔͥlã wjwd? mn mʕbwdk?</text:span></text:p>
      <text:p text:style-name="P2"><text:span text:style-name="T6">- m&amp; hw &amp;lʕ&amp;lǎmǔ?</text:span></text:p>
      <text:p text:style-name="P2"><text:span text:style-name="T6">- lʔͣy^ šyʔį xlqk &amp;llh?</text:span></text:p>
      <text:p text:style-name="P2"><text:span text:style-name="T6">- lm&amp;ð&amp; xlq &amp;llh &amp;lhn w &amp;lʔͥns?</text:span></text:p>
      <text:p text:style-name="P2"><text:span text:style-name="T6">- mn ʔͣnt ? ʔͥnsy^ ʔͣm jny^?</text:span></text:p>
      <text:p text:style-name="P2"><text:soft-page-break/><text:span text:style-name="T6">- m&amp; dyn &amp;lʔͥsl&amp;m?</text:span></text:p>
      <text:p text:style-name="P2"><text:span text:style-name="T6">- m&amp; dyn &amp;lʔͣnby&amp;ʔ w &amp;lmrslyn?</text:span></text:p>
      <text:p text:style-name="P2"><text:span text:style-name="T6">- mn ʔͣbw mḥmd ? mn jd^ mḥm^d?</text:span></text:p>
      <text:p text:style-name="P2"><text:span text:style-name="T6">- ðry^ä mn &amp;lʕrb?</text:span></text:p>
      <text:p text:style-name="P2"><text:span text:style-name="T6">- mm^ xlq ʔ̾dm?</text:span></text:p>
      <text:p text:style-name="P2"><text:span text:style-name="T6">- hl llʔͥns&amp;n mʕbwd ǧyr &amp;llh tʕ&amp;lã?</text:span></text:p>
      <text:p text:style-name="P2"><text:span text:style-name="T6">- &amp;ðkr &amp;lʔͣṣwl &amp;lθl&amp;θä &lt;y yjb ʕlã kl mslm w mslmä tʕl^mh&amp;?</text:span></text:p>
      <text:p text:style-name="P2"><text:span text:style-name="T6">-119- ¤</text:span></text:p>
      <text:p text:style-name="P2"><text:span text:style-name="T6">&lt;^ǎw·ḥǐydǔ wǎ &amp;lš^ǐr·kǔ</text:span></text:p>
      <text:p text:style-name="P2"><text:span text:style-name="T6">ʔͣǎʕ·ð̣ǎmǔ. ʔͣǎš·rǎkǎ bǐ&amp;ll^ǎhǐ. ðǎn·bų, ðǔnǔwbų. ʕǎlǎã &amp;lʔͥǐṭ·l&amp;ǎqǐ. zǐnąã. xǎm·rų, xǔmǔwrų. qǎtǎlǎ (w) qǎt·lų. qǎṭǎʕǎ &amp;lṭ^ǎrǐyqǎ. qǎṭ·ʕǔ &amp;lṭ^ǎrǐyqǐ. dǔwnǎ... ʕǎq^ǎ (w) ʕǔqǔwqų. ǧǎfǎrǎ (y) mǎǧ·fǐrǎäų, ǧǔf·rǎ&amp;nų. šǎ&amp;ʔǎ (&amp;) mǎšǐyʔͤǎäų. lǐmǎn· yǎšǎ&amp;ʔǔ. xǎfǐyǎ (&amp;) xǎfǎ&amp;ʔų ʕǎlǎã. yǎx·fǎã ʕǎlǎã kǎθǐyrį mǐnǎ &amp;ln^ǎ&amp;sǐ. bǎl·. ʔͣǎx·fǎã mǐn·. dǎb^ǎ (y) dǎbǐybų. ʔͣǎx·fǎã mǐn· dǎbǐybǐ &amp;ln^ǎm·lǐ. ṣǎx·rǎäų, ṣǎx·rų. ṣǎx·rǎäų ṣǎm^ǎ&amp;ʔǔ. lǎy·lǎäų ð̣ǎl·mǎ&amp;ʔǔ. ʔͣǎb·ṭǎlǎ. &amp;lṣ^ǎ&amp;lǐḥǎ&amp;tǔ. ḥǎbǐṭǎ (&amp;) ḥǔbǔwṭų. lǎʔͤǐn·... lǎʔͤǐn· ʔͣǎš·rǎk·tǎ lǎyǎḥ·bǎṭǎn^ǎ ʕǎmǎlǔkǎ. ǎl&amp;ǎq·tǔlǎn^ǎkǎ. xǎ&amp;sǐrų (wn). ʔͣǎḥ·bǎṭǎ. tǎ&amp;bǎ mǐn· ðǎn·bǐhǐ. ṣǎrǎfǎ (y) ṣǎr·fų. ṣǎrǎfǎ &amp;lʕǐbǎ&amp;dǎäǎ lǐǧǎy·rǐ &amp;ll^ǎhǐ. ṣǎrǎfǎ &amp;lmǎ&amp;lǎ fǐy wǔjǔwhǐ &amp;lxǎy·rǐ. ʕǎlǎy·kǎ ʔͣǎn· tǎḥ·yǎ&amp; ḥǎyǎ&amp;tǎkǎ ʕǎlǎã wǎj·hį yǔr·ḍǐy &amp;ll^ǎhǎ. mǎ&amp; ḥǔk·mǔhǔ fǐy &amp;lʔͥǐs·l&amp;ǎmǐ? ʔͥǐn^ǎ &amp;ll^ǎhǎ l&amp;ǎ yǎǧ·fǐrǔ ʔͣǎn· yǔš·rǎkǎ bǐhǐ.</text:span></text:p>
      <text:p text:style-name="P2"><text:span text:style-name="T6">//</text:span></text:p>
      <text:p text:style-name="P2"><text:span text:style-name="T6">ʔͣǎʕ·ð̣ǎmǔ ʔͣǎm·rį ʔͣǎmǎrǎ &amp;ll^ǎhǔ &amp;lxǎl·qǎ bǐhǐ hǔwǎ &lt;^ǎw·ḥǐydǔ. wǎ ʔͣǎʕ·ð̣ǎmǔ nǎh·yį nǎhǎã &amp;ll^ǎhǔ ʕǎn·hǔ hǔwǎ &amp;lš^ǐr·kǔ. fǎ&lt;^ǎw·ḥǐydǔ hǔwǎ ʔͣǎn· nǎʕ·bǔdǎ &amp;ll^ǎhǎ wǎḥ·dǎhǔ wǎ l&amp;ǎ nǎʕ·bǔdǎ ʔͣǎḥǎdą&amp; ǧǎy·rǎhǔ. wǎ &amp;lš^ǐr·kǔ hǔwǎ ʔͣǎn· nǔš·rǐkǎ mǎʕǎ &amp;ll^ǎhǐ fǐy ʕǐbǎ&amp;dǎtǐhǐ ǧǎy·rǎhǔ. wǎ &amp;lš^ǐr·kǔ hǔwǎ ʔͣǎʕ·ð̣ǎmǔ ðǎn·bį ʕǎlǎã &amp;lʔͥǐṭ·l&amp;ǎqǐ, wǎ kǔl^ǔ ðǎn·bį sǐwǎ&amp;hǔ mǐn· qǎt·lį ʔͣǎw· zǐnąã ʔͣǎw· šǔr·bǐ xǎm·rį ʔͣǎw· tǎr·kǐ ṣǎl&amp;ǎäį ʔͣǎw· qǎṭ·ʕǐ ṭǎrǐyqį ʔͣǎw· ʕǔqǔwqǐ &amp;lwǎ&amp;lǐdǎy·nǐ ʔͣǎw· ǧǎy·rǐhǎ&amp; fǎdǔwnǎhǔ. wǎ &amp;lš^ǐr·kǔ hǔwǎ &amp;lð^ǎn·bǔ &amp;l^ǎðǐy l&amp;ǎ yǎǧ·fǐrǔhǔ &amp;ll^ǎhǔ ʔͣǎbǎdą&amp;. wǎ kǔl^ǔ ðǎn·bį dǔwnǎhǔ yǎǧ·fǐrǔhǔ &amp;ll^ǎhǔ lǐmǎn· yǎšǎ&amp;ʔǔ. qǎ&amp;lǎ tǎʕǎ&amp;lǎã: (ʔͥǐn^ǎ &amp;ll^ǎhǎ l&amp;ǎ yǎǧ·fǐrǔ ʔͣǎn· yǔš·rǎkǎ bǐhǐ wǎ yǎǧ·fǐrǔ mǎ&amp; dǔwnǎ ðǎlǐkǎ lǐmǎn· yǎšǎ&amp;ʔǔ) &amp;lns&amp;ʔ-48. wǎ &amp;lš^ǐr·kǔ ʔͣǎn·wǎ&amp;ʕų. wǎ yǎx·fǎã ʕǎlǎã kǎθǐyrį mǐnǎ &amp;ln^ǎ&amp;sǐ bǎl· yǎx·fǎã ʕǎlǎã kǎθǐyrį mǐnǎ &amp;lʕǔlǎmǎ&amp;ʔǐ. ḥǎt^ǎã qǎ&amp;lǎ fǐyhǐ &amp;ln^ǎbǐy^ǔ- ṣlã &amp;llh ʕlyh w slm- "&amp;lš^ǐr·kǔ ʔͣǎx·fǎã mǐn· dǎbǐybį &amp;ln^ǎm·lǐ ʕǎlǎã &amp;lṣ^ǎx·rǎäǐ &amp;lṣ^ǎm^ǎ&amp;ʔǐ fǐy &amp;ll^ǎy·lǎäǐ &amp;lð̣ǎl·mǎ&amp;ʔǐ".</text:span></text:p>
      <text:p text:style-name="P2"><text:span text:style-name="T6">wǎ &amp;lʔͥǐš·rǎ&amp;kǔ mǔb·ṭǐlų lǐmǎ&amp; ʕǎmǐlǎhǔ &amp;lmǔs·lǐmǔ qǎb·lǎ ðǎlǐkǎ mǐnǎ &amp;lṣ^ǎ&amp;lǐḥǎ&amp;tǐ lqwlh tʕ&amp;lã:</text:span></text:p>
      <text:p text:style-name="P2"><text:span text:style-name="T6">(lǎʔͤǐn· ʔͣǎš·rǎk·tǎ lǎyǎḥ·bǎṭǎn^ǎ ʕǎmǎlǔkǎ wǎ lǎtǎkǔwnǎn^ǎ mǐnǎ &amp;lxǎ&amp;sǐrǐynǎ) &amp;lzmr-65</text:span></text:p>
      <text:p text:style-name="P2"><text:span text:style-name="T6">fǎʔͥǐn· tǎ&amp;bǎ mǐn· šǐr·kǐhǐ bǎʕ·dǎ ðǎlǐkǎ fǎʕǎ&amp;dǎ ʔͥǐlǎã &lt;^ǎw·ḥǐydǐ fǎlǎhǔ mǎ&amp; </text:span><text:soft-page-break/><text:span text:style-name="T6">ʕǎmǐlǎhǔ bǎʕ·dǎ ðǎlǐkǎ wǎ l&amp;ǎ yǎʕǔwdǔ ʔͥǐlǎy·hǐ mǎ&amp; ʕǎmǐlǎhǔ qǎb·lǎ ðǎlǐkǎ wǎ ʔͣǎḥ·bǎṭǎhǔ &amp;lš^ǐr·kǔ. wǎ &amp;lʕǐbǎ&amp;dǎäǔ ʔͣǎn·wǎ&amp;ʕų kǎθǐyrǎäų yǎjǐbǔ ʕǎlǎã &amp;lmǔs·lǐmǐ ʔͣǎn· yǎʕ·rǐfǎhǎ&amp; kǔl^ǎhǎ&amp; ḥǎt^ǎã l&amp;ǎ yǎṣ·rǐfǎhǎ&amp; ǐlʔͣǎḥǎdį sǐwǎã &amp;ll^ǎhǐ, fǎyǎqǎʕǎ fǐy &amp;lš^ǐr·kǐ. bǎl· ḥǎyǎ&amp;äǔ &amp;lmǔs·lǐmǐ kǔl^ǔhǎ&amp; ʕǐbǎ&amp;dǎäų fǎʕǎlǎy·hǐ ʔͣǎn· yǎḥ·yǎ&amp;hǎ&amp; ʕǎlǎã wǎj·hį yǔr·ḍǐy &amp;ll^ǎhǎ tǎʕǎ&amp;lǎã. wǎf^ǎqǎnǎ&amp; &amp;ll^ǎhǔ lǐmǎ&amp; yǔḥǐb^ǔ wǎ yǎr·ḍǎã.</text:span></text:p>
      <text:p text:style-name="P2"><text:span text:style-name="T6">//</text:span></text:p>
      <text:p text:style-name="P2"><text:span text:style-name="T6">ʔͣsʔͤlä llmn&amp;qšä:</text:span></text:p>
      <text:p text:style-name="P2"><text:span text:style-name="T6">- m&amp; ʔͣʕð̣m ʔͣmr ʔͣmr &amp;llh bh? w m&amp; ʔͣʕð̣m nhy nhã &amp;llh ʕnh?</text:span></text:p>
      <text:p text:style-name="P2"><text:span text:style-name="T6">- m&amp; hw &lt;wḥyd ? m&amp; hw &amp;lšrk?</text:span></text:p>
      <text:p text:style-name="P2"><text:span text:style-name="T6">- m&amp; mnzlä &amp;lšrk byn &amp;lðnwb?</text:span></text:p>
      <text:p text:style-name="P2"><text:span text:style-name="T6">- ʔͣy^ ðnb hw ʔͣʕð̣m &amp;lðnwb?</text:span></text:p>
      <text:p text:style-name="P2"><text:span text:style-name="T6">- hl yǧfr &amp;llh &amp;lšrk? hl yǧfr &amp;llh m&amp; dwn &amp;lšrk mn s&amp;ʔͤr &amp;lðnwb?</text:span></text:p>
      <text:p text:style-name="P2"><text:span text:style-name="T6">- hl yǧfr &amp;llh &amp;lznã ʔͣw šrb &amp;lxmr?</text:span></text:p>
      <text:p text:style-name="P2"><text:span text:style-name="T6">- m&amp;ð&amp; q&amp;l &amp;lnby- ṣlã ʕlyh w slm- fy &amp;lšrk?</text:span></text:p>
      <text:p text:style-name="P2"><text:span text:style-name="T6">- ʔͥð&amp; ʔͣšrk &amp;lrjl fm&amp; ḥkmh fy &amp;lʔͥsl&amp;m? w m&amp;ð&amp; yḥdθ lh?</text:span></text:p>
      <text:p text:style-name="P2"><text:span text:style-name="T6">- hl tbqã &amp;lḥsn&amp;t &amp;ls&amp;bqä lmn ʔͣšrk?</text:span></text:p>
      <text:p text:style-name="P2"><text:span text:style-name="T6">- ʔͥð&amp; t&amp;b &amp;lr^jl mn šrkh fhl tʕwd ʔͥlyh ḥsn&amp;th &amp;ls^&amp;bqä?</text:span></text:p>
      <text:p text:style-name="P2"><text:span text:style-name="T6">- hl yjwz lʔͣḥd ʔͣn yṣrf ʕb&amp;dth lǧyr &amp;llh?</text:span></text:p>
      <text:p text:style-name="P2"><text:span text:style-name="T6">- kyf yjb ʕlã &amp;lmslm ʔͣn yḥy&amp; ḥy&amp;th?</text:span></text:p>
      <text:p text:style-name="P2"><text:span text:style-name="T6">- ʕǎd^ǐd· m&amp; tʕrf mn ʔͣnw&amp;ʕ &amp;lʕb&amp;dä?</text:span></text:p>
      <text:p text:style-name="P2"><text:span text:style-name="T6">-120- ¤</text:span></text:p>
      <text:p text:style-name="P2"><text:span text:style-name="T6">&amp;ǎld^ǔʕǎ&amp;ʔǔ ʕǐbǎ&amp;dǎäų (1)</text:span></text:p>
      <text:p text:style-name="P2"><text:span text:style-name="T6">dǔʕǎ&amp;ʔų, ʔͣǎd·ʕǐyǎäų. dǎʕǎ&amp; &amp;ll^ǎhǎ. ʔͣǎθ·qǎlǎ. ʔͥǐðǎ&amp; ʔͣǎθ·qǎlǎkǎ. tǎḥ·mǐylų. bǐḍǎ&amp;ʕǎäų, bǎḍǎ&amp;ʔͤǐʕǔ. rǎ&amp;ḥǐlǎäų, rǎwǎ&amp;ḥǐlǔ. yǎjǔwzǔ. l&amp;ǎ yǎjǔwzǔ. jǎ&amp;ʔͤǐzų. ǧǎy·rǔ jǎ&amp;ʔͤǐzį. l&amp;ǎ bǎʔͣ·sǎ bǐhǐ. šǎb^ǎ (w) šǔbǔwbų. ḥǎrǐyqų. ʔͥǐṣ·ṭǎb·lų (&amp;t, ʔͣǎṣǎ&amp;ṭǐbǔ). &amp;ǐs·tǎǧǎ&amp;θǎ bǐ//... ʔͣǎṭ··fǎʔͣǎ &amp;lḥǎrǐyqǎ. fǐr·qǎäǔ mǎṭǎ&amp;fǐʔͤǎ. mǐḍǎx^ǎäų (&amp;t). xǔr·ṭǔwmų, xǎrǎ&amp;ṭǐymǔ. xǎrǎ&amp;ṭǐymǔ &amp;lmǎ&amp;ʔǐ. dǎw^ǎ&amp;rǎäų (&amp;t). lǎm· yǎkǔn· yǔḥ·sǐnǔ &amp;ls^ǐbǎ&amp;ḥǎäǎ. ʔͣǎl·qǎã. tǎʕǎl^ǎqǎ bǐ//... ʔͣǎš·rǎfǎ ʕǎlǎã... ʔͣǎš·rǎfǎ ʕǎlǎã &amp;lǧǎrǎqǐ. ǧǎrǐqǎ (&amp;) ǧǎrǎqų. nǎjǎ&amp; (w) nǎjǎ&amp;äų. dǎy·nų, dǔyǔwnų. ḥǎl^ǎ ʔͣǎjǎlǔhǔ. qǎḍǎã dǎy·nǎhǔ. &amp;ǐs·tǎʕǎ&amp;nǎ bǐ//... l&amp;ǎ mǎ&amp;nǐʕǎ mǐn·hǔ. ʕǎ&amp;dǎäą. nǎqǎḍǎ (w) nǎq·ḍų. nǎqǎḍǎ tǎw·ḥǐydǎhǔ. wǎ &amp;lʕǐyǎ&amp;ðǔ bǐ&amp;ll^ǎhǐ. sǎyǎʔͣ·tǐy. mǐθǎ&amp;lų , ʔͣǎm·θǐlǎäų.</text:span></text:p>
      <text:p text:style-name="P2"><text:span text:style-name="T6">//</text:span></text:p>
      <text:p text:style-name="P2"><text:span text:style-name="T6">ʔͥǐðǎ&amp; ʔͣǎθ·qǎlǎkǎ tǎḥ·mǐylǔ bǐḍǎ&amp;ʕǎtǐkǎ ʕǎlǎã rǎ&amp;ḥǐlǎtǐkǎ fǎdǎʕǎw·tǔ ṣǎdǐyqǎkǎ lǐyǔʕǐynǎkǎ ʕǎlǎã tǎḥ·mǐylǐhǎ&amp; fǎhǎðǎ&amp; jǎ&amp;ʔͤǐzų l&amp;ǎ bǎʔͣ·sǎ bǐhǐ, wǎ ʔͥǐðǎ&amp; šǎb^ǎ ḥǎrǐyqų fǐy bǎy·tǐkǎ ʔͣǎw· ʔͥǐṣ·ṭǎb·lǐkǎ fǎ&amp;s·tǎǧǎθ·tǎ bǐjǐyrǎ&amp;nǐkǎ lǐyǔṭ·fǐʔͤǔw&amp; &amp;lḥǎrǐyqǎ ʔͣǎwǐ &amp;s·tǎd·ʕǎy·tǎ bǐ&lt;^ǐlǐfǔwnǐ fǐr·qǎäǎ &amp;lmǎṭǎ&amp;fǐʔͤǐ fǎjǎ&amp;ʔͮǔw&amp; bǐmǐḍǎx^ǎ&amp;tǐhǐm· wǎ xǎrǎ&amp;ṭǐymǐhǐm· fǎʔͣǎṭ·fǎʔͮǔw&amp; &amp;lḥǎrǐyqǎ fǎhǎðǎ&amp; ʔͣǎy·ḍą&amp; jǎ&amp;ʔͤǐzų. w ʔͥǐn· wǎqǎʕ·tǎ fǐy nǎh·rį ʕǎmǐyqį ðǐy dǎw^ǎ&amp;rǎ&amp;tį </text:span><text:soft-page-break/><text:span text:style-name="T6">wǎ lǎm· tǎkǔn· tǔḥ·sǐnǔ &amp;ls^ǐbǎ&amp;ḥǎäǎ fǎʔͣǎš·rǎf·tǎ ʕǎlǎã &amp;lǧǎrǎqǐ fǎṣǐḥ·tǎ bǐʔͣǎḥǎdį mǐnǎ &amp;ln^ǎ&amp;sǐ wǎ&amp;qǐfį ʕǎlǎã šǎ&amp;ṭǐʔͤǐ &amp;ln^ǎh·rǐ wǎ sǎʔͣǎl·tǎhǔ ʔͣǎn· yǎmǔd^ǎ ʔͥǐlǎy·kǎ yǎdǎhǔ ʔͣǎw· yǔl·qǐyǎ ʔͥǐlǎy·kǎ ḥǎb·l&amp;ą tǎtǎʕǎl^ǎqǔ bǐhǐ fǎtǎn·jǔw mǐnǎ &amp;lǧǎrǎqǐ fǎhǎðǎ&amp; ʔͣǎy·ḍą&amp; l&amp;ǎ bǎʔͣ·sǎ bǐhǐ. wǎ ʔͥǐn· kǎ&amp;nǎ ʕǎlǎy·kǎ dǎy·nų qǎd· ḥǎl^ǎ ʔͣǎjǎlǎhǔ wǎ lǎm· yǎkǔn· ʕǐn·dǎkǎ mǎ&amp; tǎq·ḍǐy bǐhǐ dǎy·nǎkǎ fǎʔͣǎtǎy·tǎ rǎjǔl&amp;ą ǧǎnǐy^ą&amp; sǎxǐy^ą&amp; tǎʕ·rǐfǔhǔ wǎ yǎʕ·rǐfǔkǎ fǎ&amp;s·tǎʕǎn·t bǐhǐ ʕǎlǎã qǎḍǎ&amp;ʔǐ dǎy·nǐkǎ fǎl&amp;ǎ mǎ&amp;nǐʕǎ mǐn· ðǎlǐkǎ ʔͣǎy·ḍą&amp;, ǐlʔͣǎn^ǎ hǎðǐhǐ kǔl^ǎhǎ&amp; ʔͣǔmǔwrų yǎq·dǐrǔ ʕǎlǎy·hǎ&amp; &amp;lʔͥǐn·sǎ&amp;nǔ ʕǎ&amp;dǎäą, wǎ yǎjǔwzǔ lǎkǎ ʔͣǎn· tǎṭ·lǔbǎ mǐn· kǔl^ǐ ʔͣǎḥǎdį mǎ&amp; yǎq·dǐrǔ hǔwǎ ʕǎlǎy·hǐ ʕǎ&amp;dǎäą, wǎ lǎkǐn· l&amp;ǎ yǎjǔwzǔ ǐlʔͣǎḥǎdį ʔͣǎn· yǎd·ʕǔw ǧǎy·rǎ &amp;ll^ǎhǐ ʔͣǎw· yǎs·tǎʕǐynǎ bǐhǐ ʔͣǎw· yǎs·tǎǧǐyθǎ bǐhǐ fǐy &amp;lʔͣǔmǔwrǐ &amp;l^ǎtǐy l&amp;ǎ yǎq·dǐrǔ ʕǎlǎy·hǎ&amp; ʔͥǐl&amp;^ǎ &amp;ll^ǎhǔ, fǎmǎn· dǎʕǎ&amp; ǧǎy·rǎ &amp;ll^ǎhǐ ʔͣǎw· &amp;s·tǎʕǎ&amp;nǎ bǐhǐ ʔͣǎw· &amp;s·tǎǧǎ&amp;θǎ bǐhǐ fǐy hǎðǐhǐ &amp;lʔͣǔmǔwrǐ fǎqǎd· ʕǎbǎdǎhǔ wǎ mǎn· ʕǎbǎdǎ ǧǎy·rǎ &amp;ll^ǎhǐ fǎqǎd· ʔͣǎš·rǎkǎ wǎ kǎfǎrǎ wǎ nǎqǎḍǎ tǎw·ḥǐydǎhǔ. wǎ &amp;lʕǐyǎ&amp;ðǔ bǐ&amp;ll^ǎhǐ. wǎ sǎyǎʔͣ·tǐy fǐy &amp;ld^ǎr·sǐ &amp;l^ǎðǐy yǎlǎã hǎðǎ&amp; bǎʕ·ḍǔ ʔͣǎm·θǎlǎäį ʕǎlǎã ðǎlǐkǎ.</text:span></text:p>
      <text:p text:style-name="P2"><text:span text:style-name="T6">//</text:span></text:p>
      <text:p text:style-name="P2"><text:span text:style-name="T6">ʔͣsʔͤlä llmn&amp;qšä:</text:span></text:p>
      <text:p text:style-name="P2"><text:span text:style-name="T6">- hl yjwz lk ʔͣn tdʕw ʔͣḥd ʔͣṣdq&amp;ʔͤk ʔͣw jyr&amp;nk lms&amp;ʕdtk? w fy ʔͣy^ šyʔ yjwz?</text:span></text:p>
      <text:p text:style-name="P2"><text:span text:style-name="T6">- m&amp; hy &amp;lʔͣmwr &lt;ã yjwz lk ʔͣn tdʕw fyh&amp; ǧyr &amp;llh?</text:span></text:p>
      <text:p text:style-name="P2"><text:span text:style-name="T6">- w m&amp; hy &amp;lʔͣmwr &lt;y l&amp; yjwz lk ʔͣn tdʕw ǧyr &amp;llh fyh&amp;?</text:span></text:p>
      <text:p text:style-name="P2"><text:span text:style-name="T6">- &amp;yt bʕdä ʔͣmθlä yjwz lk ʔͣn tdʕw fyh&amp; ǧyr &amp;llh ʔͣw tstʕyn bh ʔͣw tstǧyθ?</text:span></text:p>
      <text:p text:style-name="P2"><text:span text:style-name="T6">- m&amp; ḥkm mn dʕ&amp; ǧyr &amp;llh fy &amp;lʔͣmwr &lt;y l&amp; yjwz lh ðlk fyh&amp;?</text:span></text:p>
      <text:p text:style-name="P2"><text:span text:style-name="T6">- hl sbq lk ʔͣn šb^ ḥryq fy bytk f&amp;stǧθt bʔͣḥdį mn &amp;ln^&amp;s?</text:span></text:p>
      <text:p text:style-name="P2"><text:span text:style-name="T6">- hl ykwn mn dʕ&amp; ǧyr &amp;llh fy &amp;lʔͣmwr &lt;y l&amp; yqdr ʕlyh&amp; ʕ&amp;däą ʔͥl&amp; &amp;ll^h mslmą&amp; mwj^ǐdą&amp;?</text:span></text:p>
      <text:p text:style-name="P2"><text:span text:style-name="T6">-121- ¤</text:span></text:p>
      <text:p text:style-name="P2"><text:span text:style-name="T6">&amp;ld^ǔʕǎ&amp;ʔǔ ʕǐbǎ&amp;dǎäų (2)</text:span></text:p>
      <text:p text:style-name="P2"><text:span text:style-name="T6">ʔͣǎǧǎ&amp;θǎ. ʔͣǎǧǐθ·nǐy. kǎšǎfǎ &amp;lbǎl&amp;ǎʔǎ. kǎšǎfǎ &amp;lǧǎm^ǎ. bǎl&amp;ǎʔų. nǎzǎlǎ bǐhǐ &amp;lbǎl&amp;ǎʔǔ. šǎfǎã (y) šǐfǎ&amp;ʔų.</text:span></text:p>
      <text:p text:style-name="P2"><text:span text:style-name="T6">kǎθǔrǎ (w) kǎθ·rǎäų. ʔͥǐymǎ&amp;nų. ʕǐn·dǎ... ʕǐn·dǎ &amp;lmǎw·tǐ. qǎr^ǎbǎ. mǔqǎr^ǎbų. mǔð·nǐbų (wn). nǎqǐy^ų. šǎfǎʕǎ (&amp;) šǎfǎ&amp;ʕǎäų lǐ//... šǎfǎʕǎ ʕǐn·dǎ &amp;ll^ǎhǐ. nǎḥ·wǔ ðǎlǐkǎ. mǎlǎkų, mǎl&amp;ǎʔͤǐkǎäų. šǎy·xų , šǔyǔwxų , mǎšǎ&amp;yǐxǔ. ʔͣǔs·tǎ&amp;ðų, ʔͣǎsǎ&amp;tǐyðǔ. qǎb·rų, qǔbǔwrų. mǐn· dǔwnǐ &amp;ll^ǎhǐ. ʔͥǐy^ǎ&amp;kǎ nǎʕ·bǔdǔ wǎ ʔͥǐy^ǎ&amp;kǎ nǎs·tǎʕǐynǔ. &amp;ǐs·tǎjǎ&amp;bǎ. &amp;ǐs·tǎjǎ&amp;bǎ &amp;ll^ǎhǔ dǔʕǎ&amp;ʔǎhǔ. ʔͥǐðą&amp;. ð̣ǎ&amp;lǐmų (wn). ʔͥǐn^ǎmǎ&amp;. ʔͥǐn^ǎmǎ&amp; ʔͣǎd·ʕǔw rǎb^ǐy. ʔͥǐn^ǎmǎ&amp; ʔͣǎnǎ&amp; bǎšǎrų. l&amp;ǎ ʔͥǐlǎhǎ ʔͥǐl&amp;^ǎ &amp;ll^ǎhǐ.</text:span></text:p>
      <text:p text:style-name="P2"><text:span text:style-name="T6">//</text:span></text:p>
      <text:p text:style-name="P2"><text:span text:style-name="T6">qǔl·nǎ&amp; fǐy &amp;ld^ǎr·sǐ qǎb·lǎ hǎðǎ&amp; ʔͣǎn^ǎ mǎn· dǎʕǎ&amp; ǧǎy·rǎ &amp;ll^ǎhǐ ʔͣǎwǐ &amp;s·tǎʕǎ&amp;nǎ bǐhǐ ʔͣǎwǐ &amp;s·tǎǧǎ&amp;θǎ bǐhǐ fǐy &amp;lʔͣǔmǔwrǐ &amp;l^ǎtǐy l&amp;ǎ yǎq·dǐrǔ </text:span><text:soft-page-break/><text:span text:style-name="T6">ʕǎlǎy·hǎ&amp; ʔͥǐl&amp;^ǎ &amp;ll^ǎhǔ fǎqǎd· ʔͣǎš·rǎkǎ wǎ kǎfǎrǎ wǎ nǎqǎḍǎ tǎw·ḥǐydǎhǔ, wǎ &amp;lʕǐyǎ&amp;ðǔ bǐ&amp;ll^ǎhǐ. fǎmǎn· qǎ&amp;lǎ yǎ&amp; ʕǎb·dǎ &amp;lqǎ&amp;dǐrǐ &amp;lhǐyl&amp;ǎnǐy^ǎ ʔͣǎw· yǎ&amp; tǐyjǎ&amp;nǐy^ǔ, yǎ&amp; dǎsǔwqǐy^ǔ ʔͣǎw· yǎ&amp; mǎḥ·mǔwdǔ ʔͣǎfǎn·dǐy^ǔ, ʔͣǎw· yǎ&amp; kǔn·tǎ ḥǎ&amp;jǐy, ʔͣǎw· yǎ&amp; ʔͥǐl·yǎ&amp;sǔ yǎ&amp; xǎḍǐrǔ ʔͣǎǧ·θǐnǐy, ʔͣǎw· &amp;k·šǐf· ʕǎn^ǐy hǎðǎ&amp; &amp;lbǎl&amp;ǎʔǎ &amp;l^ǎðǐy nǎzǎlǎ bǐy, ʔͣǎwǐ &amp;š·fǐ mǎrǐyḍǐy, ʔͣǎwǐ &amp;r·zǔq·nǐy &amp;ǐb·ną&amp; fǎqǎd· kǎθǔrǎt· bǎnǎ&amp;tǐy, ʔͣǎwǐ &amp;n·ṣǔr·nǐy ʕǎlǎã ʕǎdǔw^ǐy, ʔͣǎwǐ &amp;ǧ·fǐr· ðǎn·bǐy, ʔͣǎwǐ &amp;ḥ·fǎð̣· ʔͥǐymǎ&amp;nǐy ʕǐn·dǎ &amp;lmǎw·tǐ, ʔͣǎw· qǎr^ǐb·nǐy mǐnǎ &amp;ll^ǎhǐ fǎʔͣǎnǎ&amp; mǔð·nǐbų bǎʕǐydų ʕǎnǐ &amp;ll^ǎhǐ wǎ ʔͣǎn·tǎ nǎqǐy^ų qǎrǐybų mǐnǎ &amp;ll^ǎhǐ, ʔͣǎw· xǔð·nǐy mǎʕǎkǎ ʔͥǐlǎã &amp;lhǎn^ǎäǐ, ʔͣǎwǐ &amp;š·fǎʕ· lǐy ʕǐn·dǎ &amp;ll^ǎhǐ, ʔͣǎw· nǎḥ·wǎ ðǎlǐkǎ fǎqǎd· ʔͣǎš·rǎkǎ. sǎwǎ&amp;ʔų kǎ&amp;nǎ hǎðǎ&amp; &amp;l^ǎðǐy yǎd·ʕǔwhǔ mǎlǎką&amp; mǔqǎr^ǎbą&amp; ʔͣǎw· nǎbǐy^ą&amp; mǔr·sǎl&amp;ą ʔͣǎw· rǎjǔl&amp;ą ḥǎy^ą&amp; ʔͣǎw· mǎy^ǐtą&amp;, šǎy·xą&amp; ʔͣǎw· ʔͣǔs·tǎ&amp;ðą&amp;, ʔͥǐn·sǐy^ą&amp; ʔͣǎw· jǐn^ǐy^ą&amp;, qǎb·rą&amp; ʔͣǎw· šǎjǎrǎäą, ʔͣǎw· ǧǎy·rǎ ðǎlǐkǎ mǐn· dǔwnǐ &amp;ll^ǎhǐ, ǐlʔͣǎn^ǎ &amp;ld^ǔʕǎ&amp;ʔǎ fǐy &amp;lʔͣǔmǔwrǐ &amp;l^ǎtǐy l&amp;ǎ yǎq·dǐrǔ ʕǎlǎy·hǎ&amp; ʔͥǐl&amp;^ǎ &amp;ll^ǎhǔ ʕǐbǎ&amp;dǎäų wǎ &amp;lʕǐbǎ&amp;dǎäǔ l&amp;ǎ tǎjǔwzǔ ʔͥǐl&amp;^ǎ lǐl^ǎhǐ. qǎ&amp;lǎ tǎʕǎ&amp;lǎã: (wǎ &amp;ʕ·bǔdǔw&amp; &amp;ll^ǎhǎ wǎ l&amp;ǎ tǔš·rǐkǔw&amp; bǐhǐ šǎy·ʔͤą&amp;) &amp;lns&amp;ʔ-36 wǎ qǎ&amp;lǎ ʔͣǎy·ḍą&amp;: (wǎ qǎ&amp;lǎ rǎb^ǔkǔm· &amp;d·ʕǔwnǐy ʔͣǎs·tǎjǐb· lǎkǔm·) ǧ&amp;fr-60 wǎ qǎ&amp;lǎ ʔͣǎy·ḍą&amp;: (ʔͥǐy^ǎ&amp;kǎ nǎʕ·bǔdǔ wǎ ʔͥǐy^ǎ&amp;kǎ nǎs·tǎʕǐynǔ) &amp;lf&amp;tḥä wǎ qǎ&amp;lǎ ʔͣǎy·ḍą&amp;: (wǎ l&amp;ǎ tǎd·ʕǔ mǐn· dǔwnǐ &amp;ll^ǎhǐ mǎ&amp; l&amp;ǎ yǎn·fǎʕǔkǎ wǎ l&amp;ǎ yǎḍǔr^ǔkǎ fǎʔͥǐn· fǎʕǎl·tǎ fǎʔͥǐn^ǎkǎ ʔͥǐðą&amp; mǐnǎ &amp;lð̣^ǎ&amp;lǐmǐynǎ) ywns-106 wǎ qǎ&amp;lǎ ʔͣǎy·ḍą&amp;: (qǔl· ʔͥǐn^ǎmǎ&amp; ʔͣǎd·ʕǔw rǎb^ǐy wǎ l&amp;ǎ ʔͣǔš·rǐkǔ bǐhǐ ʔͣǎḥǎdą&amp;) &amp;lhn-20 wǎ qǎ&amp;lǎ ʔͣǎy·ḍą&amp;: (wǎ l&amp;ǎ tǎd·ʕǔ mǎʕǎ &amp;ll^ǎhǐ ʔͥǐlǎhą&amp; ʔ̾xǎrǎ l&amp;ǎ ʔͥǐlǎhǎ ʔͥǐl&amp;^ǎ hǔwǎ) qṣṣ-88 wǎ ǧǎy·rǔhǎ&amp; kǎθǐyrų. wǎ qǎ&amp;lǎ rǎsǔwlǔ &amp;ll^ǎhǐ- ṣl^ã &amp;ll^h ʕǎlǎy·hǐ w slm " ʔͥǐðǎ&amp; sǎʔͣǎl·tǎ fǎʔͣǎs·ʔͣǎlǐ &amp;ll^ǎhǎ wǎ ʔͥǐðǎ&amp; &amp;s·tǎʕǎn·tǎ fǎ&amp;s·tǎʕǐn· bǐ&amp;ll^ǎhǐ" wǎ qǎ&amp;lǎ ʔͣǎy·ḍą&amp;: "ʔͥǐn^ǎhǔ l&amp;ǎ yǔs·tǎǧǎ&amp;θǔ bǐy wǎ ʔͥǐn^ǎmǎ&amp; yǔs·tǎǧǎ&amp;θǔ bǐ&amp;ll^ǎhǐ"</text:span></text:p>
      <text:p text:style-name="P2"><text:span text:style-name="T6">//</text:span></text:p>
      <text:p text:style-name="P2"><text:span text:style-name="T6">ʔͣjb ʕlã &amp;lʔͣsʔͤlä:</text:span></text:p>
      <text:p text:style-name="P2"><text:span text:style-name="T6">- hl yjwz ln&amp; ʔͣn nqwl lrjl ʕ&amp;lmį ʔͣw ṣ&amp;lḥ &amp;šfʕ ly ʕnd &amp;llh? w lm&amp;ð&amp;?</text:span></text:p>
      <text:p text:style-name="P2"><text:span text:style-name="T6">- hl yjwz lmryd ʔͣn yqwl lšyxh ʔͣw ʔͣst&amp;ðh xðny mʕk ʔͥlã &amp;lhnä? w lm&amp;ð&amp;?</text:span></text:p>
      <text:p text:style-name="P2"><text:span text:style-name="T6">- hl yjwz &amp;lʕb&amp;dä lǧyr &amp;llh?</text:span></text:p>
      <text:p text:style-name="P2"><text:span text:style-name="T6">- fʔͥn ʕbd &amp;lʔͥns&amp;n ǧyr &amp;llh fm&amp; ḥkmh?</text:span></text:p>
      <text:p text:style-name="P2"><text:span text:style-name="T6">- km ʔ̾yä fy &amp;ldrs? w hl ḥfð̣th&amp;?</text:span></text:p>
      <text:p text:style-name="P2"><text:span text:style-name="T6">- km ḥdyθ&amp; fy &amp;ldrs?</text:span></text:p>
      <text:p text:style-name="P2"><text:span text:style-name="T6">- hl ḥfð̣t &amp;lḥdyθyn?</text:span></text:p>
      <text:p text:style-name="P2"><text:span text:style-name="T6">-122- ¤</text:span></text:p>
      <text:p text:style-name="P2"><text:span text:style-name="T6">&amp;lwǎ&amp;sǐṭǎäǎ bǎy·nǎ &amp;ll^ǎhǐ wǎ bǎy·nǎ &amp;lʕǎb·dǐ</text:span></text:p>
      <text:p text:style-name="P2"><text:span text:style-name="T6">&amp;ǐt^ǎxǎðǎ. &amp;ǐt^ǎxǎðǎ šǎy·xą&amp;. ṣǔwfǐy^ų (wn). wǎ&amp;sǐṭǎäų, wǎsǎ&amp;ʔͤǐṭǔ. tǎrǎkǎhǔ wǎrǎ&amp;ʔǎ ð̣ǎh·rǐhǐ. &amp;ǐḥ·tǎkǎmǎ ʔͥǐlǎã... ʕǎmǐlǎ bǐqǎw·lǐhǐ. wǎ&amp;fǎqǎ. &amp;lkǐtǎ&amp;bǔ wǎ &amp;ls^ǔn^ǎäǔ. nǔwrų, ʔͣǎn·wǎ&amp;rų. ʕǐl·mų lǎdǔnǐy^ų. ʕǐl·mų </text:span><text:soft-page-break/><text:span text:style-name="T6">bǎ&amp;ṭǐnǐy^ų. yǎz·ʕǔmǔ. kǎmǎ&amp; yǎz·ʕǔmǔ. kǎmǎ&amp; yǎqǔwlǔ. ʔͣǔmǔwrǔ &amp;ld^ǐynǐ. bǎ&amp;ṭǐlų, ʔͣǎbǎ&amp;ṭǐylǔ. ʕǎbǎʔͣǎ (&amp;) ʕǎb·ʔų bǐ//... l&amp;ǎ nǎʕ·bǎʔͣǔ bǐhǐ. rǎd^ǎ ʕǎlǎy·hǐ qǎw·lǎhǔ. ṣǎ&amp;ḥǐbų, ʔͣǎṣ·ḥǎ&amp;bų. wǎlǐy^ų, ʔͣǎw·lǐyǎ&amp;ʔǔ. dǔwnǎ nǐzǎ&amp;ʕį. mǔṭǎh^ǎrų. ṣǐlǎäų (&amp;t). lǎhǔ ṣǐlǎäų bǐ//... &amp;ǎl·mǎlǎʔͣǔ &amp;lʔͣǎʕ·lǎã. &amp;ǐṭ^ǎlǎʕǎ ʕǎlǎã... &amp;ll^ǎw·ḥǔ &amp;lmǎḥ·fǔwð̣ǔ. ʔͣǎxǎðǎ bǐyǎdǐhǐ. ǧǎy·bǐy^ų. nǎjǐsų. mǎlǐkų, mǔlǔwkų. ʕǎ&amp;m^ǎäų, ʕǎwǎ&amp;m^ǔ. tǎqǎr^ǎbǎ ʔͥǐlǎã... tǎb·lǐyǧų. ḥǎ&amp;šǐyǎäų, ḥǎwǎ&amp;šį. ḥǎ&amp;šǐyǎäǔ &amp;lmǎlǐkǐ. šǎrǐyʕǎäų, šǎrǎ&amp;ʔͤǐʕǔ. &amp;ll^ǎhǔ ʕǎz^ǎ wǎ jǎl^ǎ. ʔͥǐn^ǎ&amp; lǐl^ǎhǐ wǎ ʔͥǐn^ǎ&amp; ʔͥǐlǎy·hǐ rǎ&amp;jǐʕǔwnǎ! ʔͣǎʕǎ&amp;ðǎnǎ&amp; &amp;ll^ǎhǔ. xǎ&amp;lǎfǎ.</text:span></text:p>
      <text:p text:style-name="P2"><text:span text:style-name="T6">//</text:span></text:p>
      <text:p text:style-name="P2"><text:span text:style-name="T6">wǎ mǐnǎ &amp;ln^ǎ&amp;sǐ mǎn· yǎt^ǎxǐðǔ šǎy·xą&amp; ṣǔwfǐy^ą&amp; wǎ ʔͣǔs·tǎ&amp;ðą&amp; wǎ yǎj·ʕǎlǔhǔ wǎ&amp;sǐṭǎäą bǎy·nǎhǔ wǎ bǎy·nǎ &amp;ll^ǎhǐ fǐy &amp;ld^ǔʕǎ&amp;ʔǐ wǎ &amp;lʕǐbǎ&amp;dǎäǐ yǎḥ·tǎkǐmǔwnǎ ʔͥǐlǎy·hǐ wǎ yǎs·ʔͣǎlǔwnǎhǔ ʕǎn· kǔl^ǐ šǎy·ʔį fǐy &amp;ld^ǐynǐ wǎ &amp;ld^ǔn·yǎ&amp; wǎ yǎt·rǔkǔwnǎ &amp;lʕǔlǎmǎ&amp;ʔǎ wǎrǎ&amp;ʔǎ ð̣ǔhǔwrǐhǐm· wǎ yǎʕ·mǎlǔwnǎ bǐqǎw·lǐhǐ sǎwǎ&amp;ʔų wǎ&amp;fǎqǎ kǐtǎ&amp;bǎ &amp;ll^ǎhǐ wǎ sǔn^ǎäǎ nǎbǐy^ǐhǐ ʔͣǎm· lǎm· yǔwǎ&amp;fǐq· wǎ yǎqǔwlǔwnǎ ʔͣǔs·tǎ&amp;ðǔnǎ&amp; ʔͥǐn^ǎmǎ&amp; yǔjǐybǔ bǐnǔwrį mǐnǎ &amp;ll^ǎhǐ wǎ ʔͥǐl·hǎ&amp;mį wǎ ʕǐn·dǎhǔ ʕǐl·mų lǎdǔnǐy^ų ʔͣǎw· ʕǐl·mų bǎ&amp;ṭǐnǐy^ų! kǎmǎ&amp; yǎz·ʕǔmǔwnǎ ʔͣǎn^ǎ mǎn· lǎm· yǎt^ǎxǐð· šǎy·xą&amp; yǔqǎr^ǐbǔhǔ ʔͥǐlǎã &amp;ll^ǎhǐ fǎšǎy·xǎhǔ &amp;lš^ǎy·ṭǎ&amp;nǔ! fǎhǎðǎ&amp; kǔl^ǔhǔ qǎw·lų bǎ&amp;ṭǐlų lǎy·sǎ ʕǎlǎy·hǐ dǎlǐylų l&amp;ǎ mǐnǎ &amp;lqǔr·ʔ̾nǐ wǎ l&amp;ǎ mǐnǎ &amp;lḥǎdǐyθǐ , wǎ kǔl^ǔ mǎ&amp; lǎy·sǎ ʕǎlǎy·hǐ dǎlǐylų mǐn· ʔͣǔmǔwrǐ &amp;ld^ǐynǐ mǐn· hǎðǎy·nǐ fǎl&amp;ǎ nǎq·bǎlǔhǔ wǎ l&amp;ǎ nǎʕ·bǎʔͣǔ bǐhǐ bǎl· nǎrǔd^ǔhǔ ʕǎlǎã wǔjǔwhǐ ʔͣǎṣ·ḥǎ&amp;bǐhǐ. wǎ kǎmǎ&amp; yǎz·ʕǔmǔwnǎ ʔͣǎn^ǎ šǎy·xǎhǔm· wǎlǐy^ų mǐn· ʔͣǎw·lǐyǎ&amp;ʔǐ &amp;ll^ǎhǐ dǔwnǎ nǐzǎ&amp;ʕį qǎrǐybų mǐnǎ &amp;ll^ǎhǐ mǔṭǎh^ǎrų mǐnǎ &amp;lð^ǔnǔwbǐ lǎhǔ ṣǐlǎäų bǐ&amp;lmǎlǎʔͥǐ &amp;lʔͣǎʕ·lǎã wǐǎ yǎṭ^ǎlǐʕǔ ʕǎlǎã &amp;ll^ǎw·ḥǐ &amp;lmǎḥ·fǔwð̣ǐ wǎ yǎq·rǎʔͣǔ mǎ&amp; kǔtǐbǎ fǐyhǐ mǐnǎ &amp;lʔͣǔmǔwrǐ &amp;lǧǎy·bǐy^ǎäǐ wǎ ʔͣǎm^ǎ&amp; ʔͣǎnǎ&amp; fǎrǎjǔlų mǔð·nǐbų nǎjǐsų bǎʕǐydų ʕǎnǐ &amp;ll^ǎhǐ mǔḥ·tǎ&amp;jų ʔͥǐlǎã mǎn· yǎʔͣ·xǔðǔ bǐyǎdǐy wǎ yǔwṣǐlǔnǐy ʔͥǐlǎã &amp;ll^ǎhǐ, wǎ &amp;ll^ǎhǔ mǎlǐkų ʕǎð̣ǐymų bǎl· hǔwǎ mǎlǐkǔ &amp;lmǔlǔwkǐ, wǎ mǐnǎ &amp;lmǔʕ·lǔwmǐ ʕǎ&amp;dǎäą ʔͣǎn^ǎhǔ ʔͥǐðǎ&amp; ʔͣǎrǎ&amp;dǎ ʔͣǎḥǎdų mǐnǎ &amp;lʕǎ&amp;m^ǎäǐ ʔͣǎn· yǎd·xǔlǎ ʕǎlǎã &amp;lmǎlǐkǐ ʔͣǎw· yǎtǎqǎr^ǎbǎ ʔͥǐlǎy·hǐ ʔͣǎw· yǎs·ʔͣǎlǎhǔ ḥǎ&amp;jǎäą fǎʕǎlǎy·hǐ ʔͣǎn· yǎs·tǎʕǐynǎ bǐḥǎ&amp;šǐyǎäǐ &amp;lmǎlǐkǐ fǎhǎʔͮǔl&amp;ǎʔǐ &amp;lmǎšǎ&amp;ʔͤǐxǔ ʔͣǎq·rǎbǔ &amp;ln^ǎ&amp;sǐ ʔͥǐlǎã &amp;ll^ǎhǐ wǎ nǎḥ·nǔ nǎs·tǎʕǐynǔ bǐhǐm·! ʔͥǐn^ǎ&amp; lǐl^ǎhǐ wǎ ʔͥǐn^ǎ&amp; ʔͥǐlǎy·hǐ rǎ&amp;jǐʕǔwnǎ!</text:span></text:p>
      <text:p text:style-name="P2"><text:span text:style-name="T6">ʔͥǐn^ǎ &amp;ll^ǎhǎ tǎʕǎ&amp;lǎã jǎʕǎlǎ &amp;lr^ǔsǔlǎ ʕǎlǎy·hǐm· &amp;lṣ^ǎl&amp;ǎäǔ wǎ &amp;ls^ǎl&amp;ǎmǔ wǎ sǎ&amp;ʔͤǐṭǎ bǎy·nǎhǔ wǎ bǎy·nǎ sǎ&amp;ʔͤǐrǐ &amp;ln^ǎ&amp;sǐ fǐy tǎʕ·lǐymǐ &amp;ld^ǐynǐ wǎ tǎb·lǐyǧǐ &amp;lš^ǎrǎ&amp;ʔͤǐʕǐ wǎ lǎm· yǎj·ʕǎl· ʔͣǎḥǎdą&amp; l&amp;ǎ mǎlǎką&amp; mǔqǎr^ǎbą&amp; wǎ l&amp;ǎ nǎbǐy^ą&amp; mǔr·sǎl&amp;ą wǎ&amp;sǐṭǎäą bǎy·nǎhǔ wǎ bǎy·nǎ &amp;ln^ǎ&amp;sǐ fǐy &amp;ld^ǔʕǎ&amp;ʔǐ wǎ &amp;lʕǐbǎ&amp;dǎäǐ. fǎ&amp;t^ǐxǎ&amp;ðǔ &amp;lʕǎb·dǐ wǎsǎ&amp;ʔͤǐṭǎ bǎy·nǎhǔ wǎ bǎy·nǎ &amp;ll^ǎhǐ fǐy &amp;ld^ǔʕǎ&amp;ʔǐ wǎ &amp;lʕǐbǎ&amp;dǎäǐ mǐnǎ &amp;lš^ǐr·kǐ &amp;lʔͣǎʕ·ð̣ǎmǐ &amp;l^ǎðǐy l&amp;ǎ yǎǧ·fǐrǔhǔ &amp;ll^ǎhǔ ʕǎz^ǎ wǎ jǎl^ǎ. ʔͣǎʕǎ&amp;ðǎnǎ&amp; &amp;ll^ǎhǔ mǐnǎ &amp;lš^ǐr·kǐ &amp;lʔͣǎʕ·ð̣ǎmǐ.</text:span></text:p>
      <text:p text:style-name="P2"><text:soft-page-break/><text:span text:style-name="T6">//</text:span></text:p>
      <text:p text:style-name="P2"><text:span text:style-name="T6">ʔͣjb ʕlã &amp;lʔͣsʔͤlä:</text:span></text:p>
      <text:p text:style-name="P2"><text:span text:style-name="T6">-hl yjwz ln&amp; ʔͣn nqbl m&amp; yx&amp;lf &amp;lkt&amp;b w &amp;lsnä?</text:span></text:p>
      <text:p text:style-name="P2"><text:span text:style-name="T6">-hl yjb ʕlyn&amp; ʔͣn nqbl m&amp; lys ʕlyh dlyl mn &amp;lkt&amp;b w &amp;lsnä?</text:span></text:p>
      <text:p text:style-name="P2"><text:span text:style-name="T6">-ʔͥn q&amp;l ʔͣḥd mn &amp;lmrydyn &amp;tbʕ qwl ʔͣst&amp;ðy w ʔͥn x&amp;lf &amp;lkt&amp;b w &amp;lsnä fm&amp; ḥkmh?</text:span></text:p>
      <text:p text:style-name="P2"><text:span text:style-name="T6">-m&amp; hy ʕ&amp;dä &amp;ln&amp;s ʔͥð&amp; ʔͣr&amp;d ʔͣḥd mn &amp;lʕ&amp;mä ʔͣn yṭlb ḥ&amp;jä mn &amp;lmlk?</text:span></text:p>
      <text:p text:style-name="P2"><text:span text:style-name="T6">-hl tjry hðh &amp;lʕ&amp;dä byn &amp;lʕbd w byn rb^h?</text:span></text:p>
      <text:p text:style-name="P2"><text:span text:style-name="T6">-hl jʕl &amp;ll^h ws&amp;ʔͤṭ bynh w byn &amp;ln&amp;s?</text:span></text:p>
      <text:p text:style-name="P2"><text:span text:style-name="T6">-m&amp; &amp;lšyʔ &amp;lðy jʕl &amp;llh bynh w byn &amp;ln&amp;s ws&amp;ʔͤṭ fyh?</text:span></text:p>
      <text:p text:style-name="P2"><text:span text:style-name="T6">-w m&amp; &amp;lšyʔ &amp;lðy lm yjʕl &amp;llh bynh w byn &amp;ln&amp;s ws&amp;ʔͤṭ fyh?</text:span></text:p>
      <text:p text:style-name="P2"><text:span text:style-name="T6">-123- ¤</text:span></text:p>
      <text:p text:style-name="P2"><text:span text:style-name="T6">lǎy·sǎ kǎmǐθ·lǐhǐ šǎy·ʔų</text:span></text:p>
      <text:p text:style-name="P2"><text:span text:style-name="T6">rǎjǎ&amp; (w) rǎjǎ&amp;ʔų. tǎwǎk^ǎlǎ ʕǎlǎã... ʔͥǐn^ǎhǔ lǎyǎqǔwlǔ. ʕǎ&amp;bǐdų, ʕǔb^ǎ&amp;dų. fǐy &amp;lqǎdǐymǐ. wǎθǎnų, ʔͣǎw·θǎ&amp;nų. ʕǔb^ǎ&amp;dǔ &amp;lʔͣǎw·θǎ&amp;nǐ. sǎwǎ&amp;ʔą bǐsǎwǎ&amp;ʔį. šǎfǐyʕų, šǔfǎʕǎ&amp;ʔǔ. zǔl·fǎã. šǎb^ǎhǎ bǐ//... ḍǎrǎbǎ mǎθǎl&amp;ą. mǎ&amp; ʔͣǎb·ʕǎdǎhǔ ʕǎnǐ &amp;lḥǎq^ǐ! ʔͣǎb·lǎǧǎ. rǎʕǐy^ǎäų, rǎʕǎ&amp;yǎ&amp;. mǎḥ·jǔwbų ʕǎn·... qǎṣ·rų, qǔṣǔwrų. yǔjǐybǔ dǎʕ·wǎäǎ &amp;ld^ǎ&amp;ʕǐ. ḥǎb·lǔ &amp;lwǎrǐydǐ. tǎʔͣ·yǐydų. ǧǎnǐy^ų ʕn... tǎxǎl^ǎã. tǎʕǎ&amp;lǎã &amp;ll^ǎhǔ ʕǎn· ðǎlǐkǎ ʕǔlǔw^ą&amp; kǎbǐyrą&amp;. kǔn· ʕǎlǎã ḥǎðǎrį. &amp;ǐn·xǎdǎʕǎ. &amp;ǐh·tǎdǎã.</text:span></text:p>
      <text:p text:style-name="P2"><text:span text:style-name="T6">//</text:span></text:p>
      <text:p text:style-name="P2"><text:span text:style-name="T6">ʔͥǐn^ǎ ʔͣǔw·lǎʔͤǐkǎ &amp;l^ǎðǐynǎ yǎt^ǎxǐðǔwnǎ mǎšǎ&amp;yǐxǎ wǎ yǎr·jǔwnǎhǔm· wǎ yǎxǎ&amp;fǔwnǎhǔm· wǎ yǎs·ʔͣǎlǔwnǎhǔmǔ &amp;lš^ǎfǎ&amp;ʕǎäǎ ʕǐn·dǎ &amp;ll^ǎhǐ wǎ yǎtǎwǎk^ǎlǔwnǎ ʕǎlǎy·hǐm· wǎ yǎtǎqǎr^ǎbǔwnǎ bǐhǐm· ʔͥǐlǎã &amp;ll^ǎhǐ wǎ yǎj·ʕǎlǔwnǎhǔm· wǎsǎ&amp;ʔͤǐṭǎ bǎy·nǎhǔm· wǎ bǎy·nǎ &amp;ll^ǎhǐ ʔͥǐn^ǎhǔm· lǎyǎqǔwlǔwnǎ kǎmǎ&amp; qǎ&amp;lǎ ʕǔb^ǎ&amp;dǔ &amp;lʔͣǎw·θǎ&amp;nǐ fǐy &amp;lqǎdǐymǐ sǎwǎ&amp;ʔą bǐsǎwǎ&amp;ʔį ʔͥǐð· qǎ&amp;lǔw&amp; (hǎʔͮǔl&amp;ǎʔǐ šǔfǎʕǎ&amp;ʔͮǔnǎ&amp; ʕǐn·dǎ &amp;ll^ǎhǐ) ywns-18 wǎ qǎ&amp;lǔw&amp; ʔͣǎy·ḍą&amp; (mǎ&amp; nǎʕ·bǔdǔhǔm· ʔͥǐl&amp;^ǎ lǐyǔqǎr^ǐbǔwnǎ&amp; ʔͥǐlǎã &amp;ll^ǎhǐ zǔl·fǎã) &amp;lzmr-3 lǎqǎd· šǎb^ǎhǔw&amp; &amp;ll^ǎhǎ sǔb·ḥǎ&amp;nǎhǔ wǎ tǎʕǎ&amp;lǎã bǐmǎlǐkį fǐy &amp;lʔͣǎr·ḍǐ mǐn· bǎnǐy &amp;lbǎšǎrǐ wǎ &amp;ll^ǎhǔ yǎqǔwlǔ: (lǎy·sǎ kǎmǐθ·lǐhǐ šǎy·ʔų wǎ hǔwǎ &amp;ls^ǎmǐyʕǔ &amp;lbǎṣǐyrǔ) &amp;lšwrã-11 wǎ yǎqǔwlǔ ʔͣǎy·ḍą&amp; (fǎl&amp;ǎ tǎḍ·rǐbǔw&amp; lǐl^ǎhǐ &amp;lʔͣǎm·θǎ&amp;lǎ ʔͥǐn^ǎ &amp;ll^ǎhǎ yǎʕ·lǎmǔ wǎ ʔͣǎn·tǔm· l&amp;ǎ tǎʕ·lǎmǔwnǎ) &amp;lnml-74 fǎmǎ&amp; ʔͣǎb·ʕǎdǎ hǎʔͮǔl&amp;ǎʔǐ ʕǎnǐ &amp;lḥǎq^ǐ! ʔͥǐn· kǎ&amp;nǎt· mǔlǔwkǔ &amp;lʔͣǎr·ḍǐ l&amp;ǎ tǎʕ·lǎmǔ ʔͥǐl&amp;^ǎ mǎ&amp; ʔͣǔb·lǐǧǔwhǔ fǎ&amp;ll^ǎhǔ ʕǎ&amp;lǐmų bǐkǔl^ǐ šǎy·ʔį ǧǎy·rǔ mǔḥ·tǎ&amp;jį ʔͥǐlǎã mǎn· yǔb·lǐǧǔhǔ. wǎ ʔͥǐn· kǎ&amp;nǎt· mǔlǔwkǔ &amp;lʔͣǎr·ḍǐ bǎʕǐydǐynǎ ʕǎn· rǎʕǎ&amp;yǎ&amp;hǔm· mǎḥ·jǔwbǐynǎ fǐy qǔṣǔwrǐhǐm· fǎ&amp;ll^ǎhǔ lǎy·sǎ kǎðǎlǐkǎ bǎl· hǔwǎ qǎrǐybų yǔjǐybǔ dǎʕ·wǎäǎ &amp;ld^ǎ&amp;ʕǐ ʔͥǐðǎ&amp; dǎʕǎ&amp;hǔ wǎ &amp;ll^ǎhǔ yǎqǔwlǔ (wǎ nǎḥ·nǔ ʔͣǎq·rǎbǔ ʔͥǐlǎy·hǐ mǐn· ḥǎb·lǐ &amp;lwǎrǐydǐ) q-16 wǎ yǎqǔwlǔ (wǎ hǔwǎ mǎʕǎkǔm· ʔͣǎy·nǎmǎ&amp; kǔn·tǔm·) &amp;lḥdyd-4 ʔͥǎn· kǎ&amp;nǎt· mǔlǔwkǔ &amp;lʔͣǎr·ḍǐ mǔḥ·tǎ&amp;jǐynǎ ʔͥǐlǎã </text:span><text:soft-page-break/><text:span text:style-name="T6">ḥǎ&amp;šǐyǎtǐhǐm· lǐtǎʔͣ·yǐydǐhǐm· fǎ&amp;ll^ǎhǔ ǧǎnǐy^ų ʕǎnǐ &amp;lʕǎ&amp;lǎmǐynǎ l&amp;ǎ yǎḥ·tǎ&amp;jǔ ʔͥǐlǎã tǎʔͣ·yǐydǐ ʔͣǎḥǎdį. fǎ&amp;n·ð̣ǔrǔw&amp; ʔͣǎy^ǔhǎ&amp; &amp;lṭ^ǎlǎbǎäǔ ʔͥǐlǎã hǎʔͮǔl&amp;ǎʔǐ kǎy·fǎ šǎb^ǎhǔw&amp; &amp;ll^ǎhǎ &amp;lʕǎð̣ǐymǎ bǐrǎjǔlį fǐy &amp;lʔͣǎr·ḍǐ yǎʔͣ·kǔlǔ wǎ yǎš·rǎbǔ wǎ yǎtǎxǎl^ǎã tǎʕǎ&amp;lǎã &amp;ll^ǎhǔ ʕǎn· ðǎlǐkǎ ʕǔlǔw^ą&amp; kǎbǐyrą&amp;. fǎkǔwnǔw&amp; ʔͣǎy^ǔhǎ&amp; &amp;lṭ^ǎlǎbǎäǔ ʕǎlǎã ḥǎðǎrį wǎ l&amp;ǎ tǎn·xǎdǐʕǔw&amp; bǐʔͣǎq·wǎ&amp;lǐhǐm·, wǎ &amp;ʕ·mǎlǔw&amp; bǐ&amp;lkǐtǎ&amp;bǐ wǎ &amp;ls^ǔn^ǎäǐ tǎh·tǎdǔw&amp;.</text:span></text:p>
      <text:p text:style-name="P2"><text:span text:style-name="T6">//</text:span></text:p>
      <text:p text:style-name="P2"><text:span text:style-name="T6">ʔͣjb ʕlã &amp;lʔͣsʔͤlä:</text:span></text:p>
      <text:p text:style-name="P2"><text:span text:style-name="T6">-hl yjwz tšbyh &amp;ll^h bmlk fy &amp;lʔͣrḍ mn bny &amp;lʔͥns&amp;n?</text:span></text:p>
      <text:p text:style-name="P2"><text:span text:style-name="T6">-w lm&amp;ð&amp; l&amp; yjwz tšbyh &amp;llh bmlk fy &amp;lʔͣrḍ?</text:span></text:p>
      <text:p text:style-name="P2"><text:span text:style-name="T6">-hl fy &amp;lqrʔ̾n dlyl ʕlã ðlk?</text:span></text:p>
      <text:p text:style-name="P2"><text:span text:style-name="T6">-m&amp; &amp;lfrq byn &amp;llh w byn mlwk &amp;lbšr?</text:span></text:p>
      <text:p text:style-name="P2"><text:span text:style-name="T6">-hl yjwz tšbyh &amp;llh bšyʔ mn &amp;lmxlwq&amp;t?</text:span></text:p>
      <text:p text:style-name="P2"><text:span text:style-name="T6">-m&amp;ð&amp; k&amp;n yqwl ʕb&amp;d &amp;lʔͣwθ&amp;n fy &amp;lqdym bšʔͣn ʕb&amp;dä &amp;lʔͣwθ&amp;n?</text:span></text:p>
      <text:p text:style-name="P2"><text:span text:style-name="T6">-&amp;llh qryb mn &amp;lʔͥns&amp;n ʔͣm bʕyd ʕnh?</text:span></text:p>
      <text:p text:style-name="P2"><text:span text:style-name="T6">-m&amp; &amp;ldlyl ʕlã ʔͣn &amp;llh qryb mn &amp;lʔͥns&amp;n?</text:span></text:p>
      <text:p text:style-name="P2"><text:span text:style-name="T6">-hl yḥt&amp;j &amp;llh ʔͥlã tʔͣyyd ʔͣḥd km&amp; tḥt&amp;j &amp;lmlwk ʔͥlã tʔͣyyd ḥ&amp;šythm?</text:span></text:p>
      <text:p text:style-name="P2"><text:span text:style-name="T6">-hl llh ḥ&amp;šyä k&amp;lmlwk?</text:span></text:p>
      <text:p text:style-name="P2"><text:span text:style-name="T6">-124- ¤</text:span></text:p>
      <text:p text:style-name="P2"><text:span text:style-name="T6">&amp;lqǔbǔwrǐy^ǔwnǎ</text:span></text:p>
      <text:p text:style-name="P2"><text:span text:style-name="T6">qǔbǔwrǐy^ų (wn). mǔʕ·ð̣ǎmǔ... ṣǎrǎfǎ mǔʕ·ð̣ǎmǎ hǎm^ǐhǐ. mǎy^ǐtų, ʔͣǎm·wǎ&amp;tų, mǎw·tǎã. ð̣ǎn^ą&amp; mǐn·hǔ. ʔͣǎn·fǎqǎ. ʔͣǎm·wǎ&amp;lų ṭǎ&amp;ʔͤǐlǎäų. &amp;ǐʕ·tǎqǎdǎ. kǔl^ǎmǎ&amp; kǎ&amp;nǎ ʔͣǎk·θǎrǎ kǎ&amp;nǎ ʔͣǎf·ḍǎlǎ. tǎbǎr^ǎkǎ bǐ//... ṣǎ&amp;ḥǐbǔ &amp;lqǎb·rǐ. ʔͣǎl·ṣǎqǎ bǐ//... tǎmǎs^ǎḥǎ bǐ//... xǐr·qǎäų, xǐrǎqų. tǔr·bǎäų. nǎfǐysų. yǎ&amp; lǎhǔm· mǐn· jǔh^ǎ&amp;lį! qǎl^ǎ (y) qǐl^ǎäų. fǎšǎ&amp; (w) fǔšǔw^ų. bǎʕǔdǎ (w) bǔʕ·dų ʕǎn·... ʕǎlǎy·kǎ bǐ//... tǐb·yǎ&amp;nų. (yǎ&amp;) ḥǎb^ǎðǎ&amp; lǎw·... nǎšǎrǎ (w) nǎš·rų. ʔͣǎn·šǎʔͣǎ. kǎsǎ&amp; (w) kǎs·wų. ʕǎ&amp;rį, ʕǔrǎ&amp;äų. bǎʕǎθǎ (&amp;) bǎʕ·θų. bǎy·tǔ &amp;ll^ǎhǐ &amp;lḥǎrǎ&amp;mǔ. ʕǎlǎã sǎbǐylǐ &amp;lʕǐbǎ&amp;dǎäǐ. ḍǎrǐyḥų, ʔͣǎḍ·rǐḥǎäų. nǎʕǔwðǔ bǐ&amp;ll^ǎhǐ mǐn·hǔ. fǐynǎ&amp; mǎn· ʔͥǐðǎ&amp; dǎxǎlǎ lǎm· yǔsǎl^ǐm·.</text:span></text:p>
      <text:p text:style-name="P2"><text:span text:style-name="T6">//</text:span></text:p>
      <text:p text:style-name="P2"><text:span text:style-name="T6">wǎ mǐnǎ &amp;ln^ǎ&amp;sǐ mǎn· yǎṣ·rǐfǔ mǔʕ·ð̣ǎmǎ hǎm^ǐhǐ lǐzǐyǎ&amp;rǎäǐ qǔbǔwrǐ bǎʕ·ḍǐ &amp;lmǎw·tǎã ð̣ǎn^ą&amp; mǐn·hǔm· ʔͣǎn^ǎhǎ&amp; ʕǐbǎ&amp;dǎäų ʕǎð̣ǐymǎäų yǔtǎqǎr^ǎbǔ bǐhǎ&amp; ʔͥǐlǎã &amp;ll^ǎhǐ tǎʕǎ&amp;lǎã, wǎ yǔn·fǐqǔwnǎ ʔͣǎm·wǎ&amp;l&amp;ą ṭǎ&amp;ʔͤǐlǎäą fǐy ðǎlǐkǎ wǎ yǔsǎ&amp;fǐrǔwnǎ ʔͥǐlǎã ʔ̾l&amp;ǎfǐ &amp;lkǐylǔwmǐt·rǎ&amp;tǐ, wǎ yǎʕ·tǎqǐdǔwnǎ ʔͣǎn^ǎhǔ kǔl^ǎmǎ&amp; kǎ&amp;nǎtǐ &amp;lmǎsǎ&amp;fǎäǔ ʔͣǎb·ʕǎdǎ kǎ&amp;nǎ &amp;lʔͣǎj·rǔ ʔͣǎʕ·ð̣ǎmǎ fǎyǎʔͣ·tǔwnǎ &amp;lqǔbǔwrǎ fǎyǔṣǎl^ǔwnǎ ʕǐn·dǎhǎ&amp; wǎ yǎtǎbǎr^ǎkǔwnǎ bǐhǎ&amp; wǎ yǎd·ʕǔwnǎ ʔͣǎṣ·ḥǎ&amp;bǎhǎ&amp; wǎ yǎs·ʔͣǎlǔwnǎhǔmǔ &amp;lš^ǎfǎ&amp;ʕǎäǎ ʕǐn·dǎ &amp;ll^ǎhǐ wǎ kǎθǐyrą&amp; mǎ&amp; l&amp;ǎ yǎd·rǔwnǎ mǎn· ʔͣǎṣ·ḥǎ&amp;bǔhǎ&amp; wǎ yǔl·ṣǐqǔwnǎ xǎd^ǎhǔm· bǐ&amp;lqǎb·rǐ wǎ yǎtǎmǎs^ǎḥǔwnǎ bǐhǐ, wǎ qǎd· yǎʔͣ·xǔðǔwnǎ tǔr·bǎäą </text:span><text:soft-page-break/><text:span text:style-name="T6">ʔͣǎw· xǐr·qǎäą mǐn· qǎb·rǐhǐ fǎyǎḥ·fǎð̣ǔwnǎhǎ&amp; fǐy bǎy·tǐhǐm· kǎšǎy·ʔį nǎfǐysį, fǎyǎ&amp; lǎhǔm· mǐn· jǔh^ǎ&amp;lį! ʔͥǐðǎ&amp; qǎl^ǎ &amp;lʕǐl·mǔ fǎšǎ&amp; &amp;lhǎh·lǔ fǎð̣ǎhǎrǎt· fǐy &amp;ln^ǎ&amp;sǐ &amp;lʔͣǎbǎ&amp;ṭǐylǔ. hǎðǐhǐ hǐyǎ nǎtǐyjǎäǔ bǔʕ·dǐ &amp;ln^ǎ&amp;sǐ ʕǎnǐ &amp;lkǐtǎ&amp;bǐ wǎ &amp;ls^ǔn^ǎäǐ. fǎʕǎlǎy·kǔm· ʔͣǎy^ǔhǎ&amp; &amp;lṣ^ǐǧǎ&amp;rǔ bǐtǎʕǎl^ǔmǐ &amp;lkǐtǎ&amp;bǐ wǎ &amp;ls^ǔn^ǎäǐ fǎfǐyhǐmǎ&amp; ʕǔlǔwmǔ &amp;ld^ǐynǐ wǎ &amp;ld^ǔn·yǎ&amp;, wǎ fǐyhǐmǎ&amp; &amp;l·ḥǎlǎ&amp;lǔ wǎ &amp;l·ḥǎrǎ&amp;mǔ, wǎ fǐyhǐmǎ&amp; tǐb·yǎ&amp;nǔ kǔl^ǐ šǎy·ʔͤį. fǎyǎ&amp; ḥǎb^ǎðǎ&amp; lǎw· ʔͣǎn^ǎ hǎʔͮǔl&amp;ʔǐ &amp;l·qǔbǔwrǐyǔwnǎ ʔͣǎn·fǎqǔw&amp; ʔͣǎm·wǎ&amp;lǎhǔm· fǐy tǎʕ·lǐymǐ &amp;lṣ^ǐǧǎ&amp;rǐ wǎ nǎš·rǐ kǔtǔbǐ &amp;l·ʔͥǐs·l&amp;mǐ, wǎ ʔͥǐn·šǎ&amp;ʔǐ &amp;l·mǎdǎ&amp;rǐsǐ wǎ bǐnǎ&amp;ʔǐ &amp;l·mǎsǎ&amp;jǐdǐ, ʔͣǎw· ʔͣǎṭ·ʕǎmǔw&amp; &amp;l·jǐyǎ&amp;ʕǎ ʔͣǎw· kǎsǎwǔ&amp; &amp;l·ʕǔrǎ&amp;äǎ, ʔͣǎw· bǎʕǎθǔw&amp; bǐhǎ&amp; lǐtǎʔͣ·yǐydǐ &amp;l·mǔjǎ&amp;hǐdǐynǎ fǐy sǎbǐylǐ &amp;llhǐ ʔͣǎy·nǎmǎ&amp; kǎ&amp;nǔw&amp; sǎwǎ&amp;ʔǎ fǐy ʔͣǎf·ǧǎnǐs·tǎ&amp;nǎ ʔͣǎw· fǎlǎs·ṭǐynǎ ʔͣǎw· fǐy ʔͣǎrǐt·rǐyǎ&amp; ʔͣǎw· fǐy fǐylǐb^ǐynǎ ʔͣǎw· ǧǎy·rǐhǎ&amp;. wǎ kǎθǐyrų mǐnǎ &amp;ln^ǎ&amp;sǐ mǎn· ʔͥǐðǎ&amp; zǎ&amp;rǎ &amp;l·qǎb·rǎ ṭǎ&amp;fǎ bǐhǐ kǎmǎ&amp; yǎṭǔwfǔ &amp;l·ḥǔj^ǎ&amp;jǔ bǐbǎy·tǐ &amp;llhǐ &amp;l·ḥǎrǎ&amp;mǐ, wǎ &amp;lṭ^ǎwǎ&amp;fǔ ʕǎlǎã sǎbǐylǐ &amp;l·ʕǐbǎ&amp;dǎäǐ lǎ&amp; yǎjǔwzų ʔͥǐl^ǎ&amp; bǐ&amp;l·kǎʕ·bǎäǐ, fǎmǎn· ṭǎ&amp;fǎ bǐqǎb·rǐ wǎlǐy^į ʔͣǎw· ḍǎrǐyḥǐ rǎjǔlį ʕǎð̣ǐymį ʕǎlǎã sǎbǐylǐ &amp;l·ʕǐbǎ&amp;dǎäǐ fǎqǎd· ʔͣǎš·rǎkǎ, nǎʕǔwðǔ bǐ&amp;llhǐ.//</text:span></text:p>
      <text:p text:style-name="P2"><text:span text:style-name="T6">ʔͣjb ʕlã &amp;lʔͣsʔͤlä:</text:span></text:p>
      <text:p text:style-name="P2"><text:span text:style-name="T6">- hl yjwz ʔͥnf&amp;q ʔͣmw&amp;l ṭ&amp;ʔͤlä fy zy&amp;rä tlqbwr w &amp;lsfr ʔͥlyh&amp;?</text:span></text:p>
      <text:p text:style-name="P2"><text:span text:style-name="T6">- ʔͥð&amp; zrn&amp; qbr ʕ&amp;lm ʔͣw rjl ṣ&amp;lḥ fhl yjwz ln&amp; ʔͣn ndʕwh ʔͣw nsʔͣlh &amp;lšf&amp;ʕä ʕnd &amp;llh?</text:span></text:p>
      <text:p text:style-name="P2"><text:span text:style-name="T6">- mtã yfšw &amp;lhhl w tð̣hr &amp;lʔͣb&amp;ṭyl fy &amp;ln&amp;s?</text:span></text:p>
      <text:p text:style-name="P2"><text:span text:style-name="T6">- m&amp;ð&amp; yfšw &amp;lhhl w šð̣hr &amp;lʔͣb&amp;ṭyl fy &amp;ln&amp;s?</text:span></text:p>
      <text:p text:style-name="P2"><text:span text:style-name="T6">- m&amp;ð&amp; yjb ʕlyn&amp; ʔͣn nʕml lkyl&amp; tð̣hr &amp;lʔͣb&amp;ṭyl fy &amp;ln&amp;s?</text:span></text:p>
      <text:p text:style-name="P2"><text:span text:style-name="T6">- m&amp; hy ntyjä bʕd &amp;ln&amp;s ʕn &amp;lkt&amp;b w &amp;lsnä?</text:span></text:p>
      <text:p text:style-name="P2"><text:span text:style-name="T6">- ʔͣyn ynbǧy ʔͣn tnfq &amp;lʔͣmw&amp;l?</text:span></text:p>
      <text:p text:style-name="P2"><text:span text:style-name="T6">-125- ¤</text:span></text:p>
      <text:p text:style-name="P2"><text:span text:style-name="T6">zǐyǎ&amp;rǎäǔ &amp;l·qǔbǔwrǐ mǎš·rǔwʕǎäų</text:span></text:p>
      <text:p text:style-name="P2"><text:span text:style-name="T6">mǎš·rǔwʕų, bǎšǎrǐy^ǎäų, ʔͣǎbǔw &amp;l·bǎšǎrǐy^ǎäǐ, ʔͣǎx·fǎã, mǎw·qǐʕų, mǎwǎ&amp;qǐʕǔ, ...kǎðǎ&amp;, fǐy yǎw·mǐ kǎðǎ&amp;, ʔͣǎf·ḍǎlǔ mǐn·... qǔb^ǎäų, qǐbǎ&amp;bų, qǔb^ǎäǔ &amp;lḍ^ǎrǐyḥǐ, bǎxǐlǎ (&amp;) bǔx·lų ʕǎlǎã... bǔx·lą&amp; ʕǎlǎy·kǎ, ḥǎ&amp;šǎ lǐl^ǎhǐ! lǎʕǎnǎ (&amp;) lǎʕ·nų, yǎhǔwdǐy^ų, yǎhǔwdų, nǎṣ·rǎ&amp;nǐy^ų, nǎṣǎ&amp;rǎã, ṣǎl^ǔw&amp; ʕǎlǎy^ǎ, fǐy bǎʕ·ḍǐ &amp;lʔͣǎḥ·yǎ&amp;nǐ, dǎʕǎ&amp; lǎhǔ, ʔͣǔd·ʕǔ lǐã, šǐr·kǐy^ǎ&amp;tų, wǎrǎdǎ fǐy &amp;l·kǐtǎ&amp;bǐ, lǎm· yǎrǐd· fǐy &amp;l·ḥǎdǐyθǐ, fǐy... mǎ&amp; tǎqǔwlǔ fǐy hǎðǎ&amp;? ʔͣǎðǐnǎ (&amp;) ʔͥǐð·nų, ʔͣǎðǐnǎ lǐy, ðǎk^ǎrǎ.//</text:span></text:p>
      <text:p text:style-name="P2"><text:span text:style-name="T6">nǎḥ·nǔ nǎqǔwlǔ lǐhǎʔͮǔlǎ&amp;ʔǐ &amp;l·qǔbǔwrǐy^ǐynǎ: ʔͣǎy·nǎ qǎb·rǔ ʔ̾dǎmǎ ʔͣǎbǐy &amp;l·bǎšǎrǐy^ǎäǐ kǔl^ǐhǎ&amp;? ʔͣǎy·nǎ qǎb·rǔ nǔwḥį wǎ qǎb·rǔ ʔͥǐb·rǎ&amp;hǐymǎ wǎ qǎb·rǔ ʔͥǐs·mǎ&amp;ʕǐylǎ wǎ qǎb·rǔ ʔͥǎs·ḥǎ&amp;qǎ? ʔͣǎy·nǎ qǎb·rǔ mǔwsǎã wǎ qǎb·rǔ hǎ&amp;rǔwnǎ? wǎ ʔͣǎy·nǎ qǔbǔwrǔ ǧǎy·rǐhǐm· mǐn· kǐbǎ&amp;rǐ &amp;lr^ǔsǔlǐ wǎ &amp;l·ʔͣǎn·bǔyǎ&amp;ʔǐ ʕǎlǎy·hǐm· &amp;lṣ^ǎlǎwǎ&amp;tǔ wǎ &amp;ls^ǎl&amp;mǔ. hǎl· zǎ&amp;rǎ </text:span><text:soft-page-break/><text:span text:style-name="T6">&amp;ln^ǎbǐy^ǔ ṣǎl^ǎã &amp;llhǔ ʕǎlǎy·hǐ wǎ sǎl^ǎmǎ qǔbǔwrǎ hǎʔͮǔl&amp;ʔǐ? ʔͣǎm· jǎʕǎlǎ zǐyǎ&amp;rǎtǎhǎ&amp; ʕǐbǎ&amp;dǎäą ʕǎð̣ǐymǎäą? ʔͣǎm· ʔͣǎmǎrǎnǎ&amp; fǐy ḥǎdǐyθį ʔͣǎn· nǎzǔwrǎhǎ&amp;? wǎ lǐmǎ&amp;ðǎ&amp; ʔͣǎx·fǎã &amp;llh ʕǎn^ǎ&amp; mǎwǎ&amp;qǐʕǎ qǔbǔwrǐ hǎʔͮǔl&amp;ʔǐ wǎ lǎm· yǔx·bǐr·nǎ&amp; ʕǎn·hǎ&amp; tǎf·ṣǐylą&amp;? lǐmǎ&amp;ðǎ&amp; lǎm· yǎqǔl· lǎnǎ&amp; nǎbǐy^ǔnǎ&amp; qǎb·rǔ nǎbǐy^ǐ kǎðǎ&amp; fǐy mǎw·ḍǐʕǐ kǎðǎ&amp; fǎzǔwrǔwhǔ? ʔͣǎm· ʔͥǐn^ǎ qǔbǔwrǎ mǎšǎ&amp;yǐxǐhǐm· ʔͣǎf·ḍǎlǔ mǐn· qǔbǔwrǐ &amp;l·ʔͣǎn·bǐyǎ&amp;ʔǐ wǎ &amp;l·mǔr·sǎlǐynǎ? wǎ lǐmǎ&amp;ðǎ&amp; lǎm· yǎqǔl· lǎnǎ&amp; nǎbǐy^ǔnǎ&amp; lǐnǎd·ʕǔwǎ ʕǐn·dǎ qǎb·rǐhǐ ʔͣǎw· nǎb·nǐyǎ ʕǎlǎy·hǐ qǔb^ǎäą ʔͣǎw· mǎs·jǐdą&amp;? ʔͣǎnǎsǐyǎ &amp;ln^ǎbǐy^ǔ ṣǎl^ǎã &amp;llhǔ ʕǎlǎy·hǐ wǎ sǎl^ǎmǎ ʔͣǎm· ʔͣǎx·fǎ&amp;hǔ ʕǎn^ǎ&amp; bǔx·lą&amp; ʕǎlǎy·nǎ&amp;? ḥǎ&amp;šǎ lǐl^ǎhǐ! bǎl· qǎ&amp;lǎ &amp;ln^ǎbǐy^ǔ ṣǎl^ǎã &amp;llhǔ ʕǎlǎy·hǐ wǎ sǎl^ǎmǎ "lǎʕǎnǎ &amp;llhǔ &amp;l·yǎhǔwdǎ wǎ &amp;ln^ǎṣǎ&amp;rǎã &amp;t^ǎxǎðǔw&amp; qǔbǔwrǎ ʔͣǎn·bǐyǎ&amp;ʔͤǐhǐm· mǎsǎ&amp;jǐdǎ" wǎ qǎ&amp;lǎ ʔͣǎy·ḍą&amp;: "l&amp; tǎj·ʕǎlǔw&amp; bǔyǔwtǎkǔm· qǔbǔwrą&amp; wǎ l&amp; tǎj·ʕǎlǔw&amp; qǎb·rǐy mǎs·jǐdą&amp; wǎ ṣǎl^ǔw&amp; ʕǎlǎy^ǎ fǎʔͥǐn^ǎ ṣǎlǎ&amp;tǎkǔm· tǎb·lǔǧǔnǐy ḥǎy·θǔ kǔn·tǔm·" ʔͥǐn^ǎ zǐyǎ&amp;rǎäǎ &amp;l·qǔbǔwrǐ ʔͣǎm·rų mǎš·rǔwʕų ʔͥǐðǎ&amp; qǔm·nǎ&amp; ʕǎlǎã &amp;l·wǎj·hǐ &amp;l^ǎðǐy kǎ&amp;nǎ yǎqǔwmǔ bǐhǎ&amp; &amp;ln^ǎbǐy^ǔ ṣǎl^ǎã &amp;llhǔ ʕǎlǎy·hǐ wǎ sǎl^ǎmǎ fǎʔͥǐn^ǎhǔ kǎ&amp;nǎ yǎzǔwrǔ &amp;l·qǔbǔwrǎ fǐy bǎʕ·ḍǐ &amp;l·ʔͣǎḥ·yǎ&amp;nǐ fǎyǔsǎl^ǐmǔ ʕǎlǎã &amp;l·ʔͣǎm·wǎ&amp;tǐ fǐy &amp;l·qǔbǔwrǐ wǎ yǎd·ʕǔw lǎhǔm· wǎ yǎs·tǎǧ·fǐrǔ lǎhǔm· θǔm^ǎ yǎʕǔwdǔ wǎ lǎ&amp; yǎʕ·mǎlǔ šǎy·ʔͤą&amp; mǐnǎ &amp;lš^ǐr·kǐy^ǎ&amp;tǐ. ḥǎt^ǎã lǎm· yǎrǐd· ʔͣǎn^ǎhǔ qǎrǎʔͣǎ šǎy·ʔͤą&amp; mǐnǎ &amp;l·qǔr·ʔ̾nǐ ʕǎlǎã &amp;l·qǎb·rǐ. wǎ fǐy zǐyǎ&amp;rǎäǐ &amp;l·qǔbǔwrǐ qǎ&amp;lǎ rǎsǔwlǔ &amp;llhǐ ṣǎl^ǎã &amp;llhǔ ʕǎlǎy·hǐ wǎ sǎl^ǎmǎ :"kǔn·tǔ nǎhǎy·tǔkǔm· ʕǎn· zǐyǎ&amp;rǎäǐ &amp;l·qǔbǔwrǐ fǎqǎd· ʔͣǔðǐnǎ lǐmǔḥǎm^ǎdį fǐy zǐyǎ&amp;rǐäǐ qǎb·rǐ ʔͣǔm^ǐhǐ fǎzǔwrǔwhǎ&amp; fǎʔͥǐn^ǎhǎ&amp; tǔðǎk^ǐrǔkǔmǔ &amp;lʔ̾xǐrǎäǎ"//</text:span></text:p>
      <text:p text:style-name="P2"><text:span text:style-name="T6">ʔͣjb ʕlã &amp;lʔͣsʔͤlä &amp;lʔ̾tyä:</text:span></text:p>
      <text:p text:style-name="P2"><text:span text:style-name="T6">- m&amp; ḥkm zy&amp;rä &amp;lqbwr fy &amp;lʔͥsl&amp;m</text:span></text:p>
      <text:p text:style-name="P2"><text:span text:style-name="T6">- kyf k&amp;nt zy&amp;rä &amp;lrswl ṣlã &amp;llh ʕlyh w slm llqbwr?</text:span></text:p>
      <text:p text:style-name="P2"><text:span text:style-name="T6">= ṣf ly zy&amp;rä &amp;lrswl llqbwr?</text:span></text:p>
      <text:p text:style-name="P2"><text:span text:style-name="T6">- hl k&amp;n &amp;lrswl ṣlã &amp;llh ʕlyh w slm yʕml &amp;lšrky&amp;t ʕnd zy&amp;rä &amp;lqbwr?</text:span></text:p>
      <text:p text:style-name="P2"><text:span text:style-name="T6">- m&amp;ð&amp; q&amp;n &amp;lrswl ṣlã &amp;llh ʕlyh w slm fy zy&amp;rä &amp;lqbwr?</text:span></text:p>
      <text:p text:style-name="P2"><text:span text:style-name="T6">- m&amp;ð&amp; ynbǧy ln&amp; ʔͣn nʕml ʕnd zy&amp;rä &amp;lqbwr?</text:span></text:p>
      <text:p text:style-name="P2"><text:span text:style-name="T6">- km ḥdyθ&amp; j&amp;ʔ fy &amp;ldrs?</text:span></text:p>
      <text:p text:style-name="P2"><text:span text:style-name="T6">- ʔͣymkn ʔͣn yktm ʕn&amp; &amp;lnby šyʔͤ&amp; mn &amp;lʕb&amp;d&amp;t? ʔͣw ʔͣn ynsã ʔͣn yxbrn&amp; bh&amp;?</text:span></text:p>
      <text:p text:style-name="P2"><text:span text:style-name="T6">-126- ¤</text:span></text:p>
      <text:p text:style-name="P2"><text:span text:style-name="T6">mǐn· ʔͣǎy^ǐ mǎṣ·dǎrį nǎʔͣ·xǔðǔ &amp;ld^ǐynǎ</text:span></text:p>
      <text:p text:style-name="P2"><text:span text:style-name="T6">mǎṣ·-126-dǎrų, mǎṣǎ&amp;dǐrǔ, ʔͥǐn· qǐylǎ lǎkǎ, tǎmǎs^ǎkǎ bǐ... mǎ&amp;... mǎ&amp; tǎmǎs^ǎkǎ bǐ&amp;l·qǔr·ʔ̾nǐ, ḍǎl^ǎ (ã) ḍǎl&amp;ǎlų, ḍǎl&amp;ǎlǎäų, kǔl^ǔ kǐtǎ&amp;bį, kǔl^ǔ &amp;l·kǐtǎ&amp;bǐ, tǎdǎb^ǎrǐ, l&amp; tǎl·tǎfǐt· ʔͥǐlǎã qǎw·lǐhǐ, sǎy^ǐdǔ &amp;l·mǔr·sǎlǐynǎ, ʔͣǎn^ǎã? ʔͣǎn^ǎã lǎnǎ&amp; ʔͣǎn· nǎf·hǎmǎhǔ? kǎy·dų, mǎk·rų, mǐn· qǐbǎlǐ... qǎ&amp;ʔͤǐdų, qǎ&amp;dǎäų, qǎ&amp;dǎäǔ &amp;l·kǔf·rǐ, ṣǐh·yǔwnǐy^ų, ṣǎhǎ&amp;yǐnǎäų, ṣǎrǎfǎ ʕǎn·... sǎhǔlǎ (w) sǔhǔwlǎäų ʕǎlǎã... &amp;ǐs·tǎw·lǎã ʕǎlǎã... ʕǎq·lų, ʕǔqǔwlų, </text:span><text:soft-page-break/><text:span text:style-name="T6">&amp;n·xǎdǎʕǎ, mǎrǐyḍǔ &amp;l·qǎl·bǐ, mǎr·ḍǎã &amp;l·qǔlǔwbǐ, jǎ&amp;hǐlų bǐ&amp;ld^ǐynǐ, mǎkǐydǎäų, mǎkǎ&amp;yǐdǔ, mǎkǎ&amp;yǐdǔ &amp;lš^ǎy·ṭǎ&amp;nǐ, ṣǎʕǔbǎ (w) ṣǔʕǔwbǎäų ʕǎlǎã... &amp;ǐḥ·tǎrǎzǎ ʕǎn·... &amp;ld^ǎʕ·wǎäǔ ʔͥǐlǎã &amp;ll^ǎhǐ, ṭǎ&amp;ǧǔwtų, ṭǎwǎ&amp;ǧǐytǔ, wǎ hǔwǎ l&amp;ǎ yǎd·rǐy.//</text:span></text:p>
      <text:p text:style-name="P2"><text:span text:style-name="T6">ʔͥǐn· qǐylǎ lǎkǎ: mǐn· ʔͣǎy·nǎ nǎʕ·rǐfǔ mǎ&amp; kǎ&amp;nǎ yǎf·ʕǎlǔhǔ &amp;ln^ǎbǐy^ǔ ṣǎl^ǎã &amp;llhǔ ʕǎlǎy·hǐ wǎ sǎl^ǎmǎ fǎ&amp;q·rǎʔͣ· lǎhǔ &amp;l·ḥǎdǐyθǎ &amp;lʔ̾tǐy "tǎrǎk·tǔ fǐykǔm· šǎy·ʔͤǎy·nǐ mǎ&amp; tǎmǎs^ǎk·tǔm· bǐhǐmǎ&amp; fǎlǎn· tǎḍ·l^ǔw&amp; kǐtǎ&amp;bǎ &amp;llhǐ wǎ sǔn^ǎäǎ nǎbǐy^ǐhǐ" wǎ qǔl· lǎhǔ: ʔͥǐn^ǎ fǐy &amp;l·kǐtǎ&amp;bǐ wǎ &amp;ls^ǔn^ǎäǐ kǔl^ǎ &amp;ld^ǐynǐ, fǎʔͥǐðǎ&amp; ʔͣǎrǎd·tǎ ʔͣǎn· tǎʕ·rǐfǎ &amp;ld^ǎynǎ &amp;lṣ^ǎḥǐyḥǎ wǎ &amp;l·ʕǐbǎ&amp;dǎäǎ &amp;lṣ^ǎḥǐyḥǎäǎ fǎ&amp;q·rǎʔͣ·hǔmǎ&amp; wǎ &amp;d·rǔsǎ·hǔmǎ&amp; wǎ tǎdǎb^ǎr·hǔmǎ&amp; wǎ lǎ&amp; tǎl·tǎfǐt· ʔͥǐlǎã fǎw·lǐ mǎn· qǎ&amp;lǎ: "ʔͥǐn^ǎnǎ&amp; lǎ&amp; nǎf·hǎmǔ &amp;l·qǔr·ʔ̾nǎ wǎ lǎ&amp; nǎf·hǎmǔ &amp;l·ḥǎdǐyθǎ lǐʔͣǎn^ǎ &amp;l·qǔr·ʔ̾nǎ kǎlǎ&amp;mǔ rǎb^ǐ &amp;l·ʕǎ&amp;lǎm·ynǎ wǎ &amp;l·ḥǎdǐyθǎ kǎlǎ&amp;mǔ sǎy^ǐdǐ &amp;l·mǔr·sǎlǐynǎ wǎ nǎḥ·nǔ rǐjǎ&amp;lų ṣǐǧǎ&amp;rų ḍǐʕǎ&amp;fų jǔh^ǎ&amp;lų, fǎʔͣǎn^ǎã lǎnǎ&amp; ʔͣǎn· nǎf·hǎmǎhǔmǎ&amp;" fǎhǎðǎ&amp; &amp;l·qǎw·lǔ kǎy·dų ʕǎð̣ǐymų wǐ mǎk·rų šǎdǐydų mǐn· qǐbǎlǐ qǎ&amp;dǎäǐ &amp;l·kǔf·rǐ wǐ ʔͣǎʔͤǐm^ǎtǐhǐm· lǎ&amp; sǐyǎmǎ&amp; &amp;lṣ^ǎhǎ&amp;yǐnǎäǐ lǐṣǎr·fǐ jǔh^ǎ&amp;lǐ &amp;l·mǔs·lǐmǐynǎ ʕǎn· kǐtǎ&amp;bǐ &amp;llhǐ wǎ sǔn^ǎäǐ</text:span></text:p>
      <text:p text:style-name="P2"><text:span text:style-name="T6">rǎsǔwlǐhǐ lǐyǎs·hǔlǎ ʕǎlǎy·hǐmǔ &amp;l&amp;ǐs·tǐbl&amp;ǎʔǔ ʕǎlǎã ʕǔqǔwlǐ &amp;lmǔs·lǐmǐynǎ fǎ&amp;n·xǎdǎʕǎ bǐhǐ mǎr·ḍǎã &amp;lqǔlǔwbǐ mǐnǎ &amp;lmǔs·lǐmǐynǎ , ǐlʔͣǎn^ǎ &amp;lmǔs·lǐmǎ ʔͥǐðǎ&amp; kǎ&amp;nǎ bǎʕǐydą&amp; ʕǎn· kǐtǎ&amp;bǐ &amp;ll^ǎhǐ wǎ sǔn^ǎäǐ rǎsǔwlǐhǐ l&amp;ǎ yǎq·rǎʔͮǔhǔmǎ&amp; ʔͥǐl&amp;^ǎ ʕǎlǎã &amp;lʔͣǎm·wǎ&amp;tǐ wǎ &amp;lqǔbǔwrǐ wǎ l&amp;ǎ yǎtǎdǎb^ǎrǔ mǎʕǎ&amp;nǐyǎhǔmǎ&amp; wǎ l&amp;ǎ yǎʕ·mǎlǔ bǐmǎ&amp; fǐyhǐmǎ&amp; kǎ&amp;nǎ jǎ&amp;hǐl&amp;ą bǐ&amp;ld^ǐynǐ wǎ jǎ&amp;hǐl&amp;ą bǐmǎkǎ&amp;yǐdǐ &amp;lš^ǎy·ṭǎ&amp;nǐ wǎ jǎ&amp;hǐl&amp;ą bǐʔͣǎn·wǎ&amp;ʕǐ &amp;lš^ǐr·kǐ fǎyǎṣ·ʕǔbǔ ʕǎlǎy·hǐ &amp;l&amp;ǐḥ·tǐrǎ&amp;zǔ ʕǎnǐ &amp;lš^ǎy·ṭǎ&amp;nǐ wǎ mǎk·rǐhǐ wǎ ʕǎnǐ &amp;lš^ǐr·kǐ fǎyǎqǎʕǔ fǐyhǐ wǎ hǔwǎ l&amp;ǎ yǎd·rǐy kǎmǎ&amp; wǎqǎʕǎ fǐyhǐ &amp;lqǔbǔwrǐy^ǔwnǎ. fǎʕǎlǎy·kǔm· ʔͣǎy^ǔhǎ&amp; &amp;lṭ^ǎlǎbǎäǔ bǐ&amp;lkǐtǎ&amp;bǐ wǎ &amp;ls^ǔn^ǎäǐ wǎ ʕǎlǎy·kǔm· bǐtǎdǎb^ǔrǐ mǎʕǎ&amp;nǐyhǐmǎ&amp; wǎ &amp;lʕǎmǎlǐ bǐmǎ&amp; fǐyhǐmǎ&amp;. wǎ mǐn· ʔͣǎʕ·ð̣ǎmǐ mǎ&amp; jǎ&amp;ʔǎ fǐyhǐmǎ&amp; nǎš·rǔ &amp;lʔͥǐs·l&amp;ǎmǐ wǎ dǎʕ·wǎäǔ &amp;lxǎl·qǐ ʔͥǐlǎy·hǐ wǎ &amp;lhǐhǎ&amp;dǔ fǐy sǎbǐylǐ &amp;ll^ǎhǐ ḥǎt^ǎã yǎqǔwmǎ ḥǔk·mǔ &amp;ll^ǎhǐ fǐy &amp;lʔͣǎr·ḍǐ kǔl^ǐhǎ&amp; wǎ yǎð·hǎbǎ ḥǔk·mǔ &amp;lṭ^ǎ&amp;ǧǔwtǐ.</text:span></text:p>
      <text:p text:style-name="P2"><text:span text:style-name="T6">//</text:span></text:p>
      <text:p text:style-name="P2"><text:span text:style-name="T6">ʔͣjb ʕlã &amp;lʔͣsʔͤlä &amp;lʔ̾tyä:</text:span></text:p>
      <text:p text:style-name="P2"><text:span text:style-name="T6">-mn ʔͣy mṣdr yjb ʕlã &amp;lmslmyn ʔͣn yʕrfw&amp; &amp;ld^yn &amp;lṣǎḥyḥ w &amp;lʕbǎ&amp;dä &amp;lṣḥyḥä?</text:span></text:p>
      <text:p text:style-name="P2"><text:span text:style-name="T6">-hl ʕlã ḥq mn yqwl nḥn l&amp; nfhm &amp;lqrʔ̾n w &amp;lḥdyθ?</text:span></text:p>
      <text:p text:style-name="P2"><text:span text:style-name="T6">-mmn j&amp;ʔ hð&amp; &amp;lqwl ? w lm&amp;ð&amp; j&amp;ʔ?</text:span></text:p>
      <text:p text:style-name="P2"><text:span text:style-name="T6">-mtã yshl ʕlã &amp;lk&amp;fr &amp;l&amp;stl&amp;ʔ ʕlã &amp;lmslm?</text:span></text:p>
      <text:p text:style-name="P2"><text:span text:style-name="T6">-mtã yṣʕb ʕlã &amp;lmslm &amp;l&amp;ḥtr&amp;z ʕn &amp;lšyṭ&amp;n w ʕn &amp;lš^rk?</text:span></text:p>
      <text:p text:style-name="P2"><text:span text:style-name="T6">-m&amp;ð&amp; yjb ʕlã &amp;lṭlbä ḥtã l&amp; ynxdʕw&amp; bmθl tlk &amp;lʔͣqw&amp;l?</text:span></text:p>
      <text:p text:style-name="P2"><text:span text:style-name="T6">-km šyʔͤ&amp; trk fyn&amp; &amp;lnby - ṣlã &amp;llh ʕlyh w slm - ḥtã l&amp; nḍl^ ? w m&amp; hy?</text:span></text:p>
      <text:p text:style-name="P2"><text:soft-page-break/><text:span text:style-name="T6">-hl ḥfð̣t &amp;lḥdyθ &amp;lðy j&amp;ʔ fy &amp;ld^rs?</text:span></text:p>
      <text:p text:style-name="P2"><text:span text:style-name="T6">-ʔͥlã mtã yjb ʕlyn&amp; ʔͣn nj&amp;hd?</text:span></text:p>
      <text:p text:style-name="P2"><text:span text:style-name="T6">-mtã ynthã &amp;lhh&amp;d fy &amp;lʔͣrḍ?</text:span></text:p>
      <text:p text:style-name="P2"><text:span text:style-name="T6">-m&amp;ð&amp; tfhm bḥkm &amp;lṭ&amp;ǧwt?</text:span></text:p>
      <text:p text:style-name="P2"><text:span text:style-name="T6">--- bǐs·//mǐ &amp;llhǐ &amp;lr^ǎḥ·mǎnǐ &amp;lr^ǎḥǐymǐ</text:span></text:p>
      <text:p text:style-name="P2"><text:span text:style-name="T6">&amp;lʔͥǐymǎ&amp;nǔ ¤</text:span></text:p>
      <text:p text:style-name="P2"><text:span text:style-name="T6">&amp;ǐʕ·lǎm· ʔͣǎn^ǎ ʔͣǔṣǔwlǎ &amp;ld^ǐynǐ θǎl&amp;ǎθǔ xǐṣǎ&amp;lį: &amp;lʔͥǐymǎ&amp;nǔ wǎ &amp;lʔͥǐs·l&amp;ǎmǔ wǎ &amp;lʔͥǐḥ·sǎ&amp;nǔ . mǎ&amp; hǔwǎ &amp;lʔͥǐymǎ&amp;nǔ?</text:span></text:p>
      <text:p text:style-name="P2"><text:span text:style-name="T6">&amp;lʔͥǐymǎ&amp;nǔ hǔwǎ tǎṣ·dǐyqǔ &amp;ln^ǎbǐy^ǐ- ṣlã &amp;llh ʕlyh w slm- fǐy jǎmǐyʕǐ mǎ&amp; ʔͣǎx·bǎrǎ bǐhǐ ʕǎnǐ &amp;ll^ǎhǐ tǎʕǎ&amp;lǎã. wǎ ʔͣǎr·kǎ&amp;nǔhǔ ʔͣǎy· ʔͣǎsǎ&amp;sǔhǔ wǎ qǎwǎ&amp;ʕǐdǔhǔ sǐt^ǎäų, wǎ hǐyǎ: ʔͣǎn· tǔʔͮ·mǐnǎ bǐ&amp;ll^ǎhǐ, wǎ mǎl&amp;ǎʔͤǐkǎtǐhǐ, wǎ kǔtǔbǐhǐ, wǎ rǔsǔlǐhǐ, wǎ &amp;lyǎw·mǐ &amp;lʔ̾xǐrǐ, wǎ bǐ&amp;l·qǎdǎrǐ xǎy·rǐhǐ wǎ šǎr^ǐhǐ.</text:span></text:p>
      <text:p text:style-name="P2"><text:span text:style-name="T6">&amp;lʔͥǐymǎ&amp;nǔ bǐ&amp;ll^ǎhǐ ¤</text:span></text:p>
      <text:p text:style-name="P2"><text:span text:style-name="T6">&amp;lʔͣǎw^ǎlǔ mǐn· ʔͣǎr·kǎ&amp;nǐ &amp;lʔͥǐymǎ&amp;nǐ &amp;lʔͥǐymǎ&amp;nǔ bǐ&amp;ll^ǎhǐ.</text:span></text:p>
      <text:p text:style-name="P2"><text:span text:style-name="T6">wǎ mǎʕ·nǎã &amp;lʔͥǐymǎ&amp;nǐ bǐ&amp;ll^ǎhǐ hǔwǎ ʔͣǎn· tǎʕ·tǎqǐdǎ ʔͣǎn^ǎ &amp;ll^ǎhǎ tǎʕǎ&amp;lǎã mǎw·jǔwdų, wǎ ʔͣǎn^ǎhǔ wǎ&amp;ḥǐdų l&amp;ǎ šǎrǐykǎ lǎhǔ, qǎdǐymų l&amp;ǎ ʔͣǎw^ǎlǎ lǎhǔ, bǎ&amp;qį l&amp;ǎ ʔ̾xǐrǎ lǎhǔ, ḥǎy^ų l&amp;ǎ yǎmǔwtǔ, lǎm· yǎzǎl· wǎ l&amp;ǎ yǎzǎ&amp;lǔ, mǔxǎ&amp;lǐfų lǐl·ḥǎwǎ&amp;dǐθǐ kǔl^ǐhǎ&amp; fǐy ðǎ&amp;tǐhǐ wǎ ṣǐfǎ&amp;tǐhǐ wǎ ʔͣǎf·ʕǎ&amp;lǐhǐ, l&amp;ǎ šǎy·ʔǎ yǔmǎ&amp;θǐlǔhǔ, qǎ&amp;ʔͤǐmų bǐnǎf·sǐhǐ, l&amp;ǎ yǎḥ·tǎ&amp;jǔ ʔͥǐlǎã mǎḥǎl^į wǎ l&amp;ǎ mǔwjǐdį wǎ l&amp;ǎ ʔͥǐlǎã ʔͣǎy^ǐ šǎy·ʔį ʔ̾xǎrǎ bǎl· kǔl^ǔ šǎy·ʔį mǔḥ·tǎ&amp;jų ʔͥǐlǎy·hǐ tǎʕǎ&amp;lǎã, sǎmǐyʕų, bǎṣǐyrų, ʕǎ&amp;lǐmų lǐlǎʔͣǎš·yǎ&amp;ʔǐ kǔl^ǐhǎ&amp; mǔtǎkǎl^ǐmų, mǎr·ʔͤǐy^ų fǐy &amp;lʔ̾xǐrǎäǐ lǐl·mǔʔͮ·mǐnǐynǎ bǐl&amp;ǎ jǐhǎäį wǎ l&amp;ǎ kǎy·fį, qǎ&amp;dǐrų ʕǎlǎã kǔl^ǐ šǎy·ʔį, mǔrǐydǔ &amp;lxǎy·rǐ wǎ &amp;lš^ǎr^ǐ wǎ lǎkǐn· l&amp;ǎ yǎr·ḍǎã bǐ&amp;lš^ǎr^ǐ wǎ l&amp;ǎ yǔḥǐb^ǔhǔ. wǎ tǎʕ·tǎqǐdǎ ʔͣǎn^ǎ ṣǐfǎ&amp;tǐ &amp;ll^ǎhǐ jǎmǐyʕǎhǎ&amp; qǎdǐymǎäų l&amp;ǎ tǔš·bǐhǔ ṣǐfǎ&amp;tǐ &amp;lmǎx·lǔwqǐynǎ fǎʕǐl·mǔhǔ lǎy·sǎ kǎʕǐl·mǐnǎ&amp; wǎ sǎm·ʕǔhǔ lǎy·sǎ kǎsǎm·ʕǐnǎ&amp; wǎ bǎṣǎrǔhǔ lǎy·sǎ kǎbǎṣǎrǐnǎ&amp; wǎ ḥǔb^ǔhǔ wǎ rǐḍǎ&amp;hǔ wǎ ǧǎḍǎbǔhǔ lǎy·sǎt· kǎḥǔb^ǐnǎ&amp; wǎ rǐḍǎ&amp;nǎ&amp; wǎ ǧǎḍǎbǐnǎ&amp;. wǎ tǎʕ·tǎqǐdǎ ʔͣǎn^ǎhǔ lǎy·sǎ lǎhǔ mǎkǎ&amp;nų wǎ l&amp;ǎ jǐhǎäų, l&amp;ǎ yǔǧǎy^ǐrǔhǔ ʔͣǎz·mǎ&amp;nų wǎ l&amp;ǎ yǎtǎǧǎy^ǎrǔ ʕǎlǎy·hǐ &amp;lz^ǎmǎ&amp;nǔ.</text:span></text:p>
      <text:p text:style-name="P2"><text:span text:style-name="T6">wǎ xǔl&amp;ǎṣǎäǔ &amp;lqǎw·lǐ ʔͥǐn^ǎ &amp;ll^ǎhǎ mǎw·ṣǔwfų bǐjǎmǐyʕǐ ṣǐfǎ&amp;tǐ &amp;lkǎmǎ&amp;lǐ wǎ mǔnǎz^ǎhų ʕǎn· jǎmǐyʕǐ ṣǐfǎ&amp;tǐ &amp;ln^ǔq·ṣǎ&amp;nǐ.</text:span></text:p>
      <text:p text:style-name="P2"><text:span text:style-name="T6"/></text:p>
      <text:p text:style-name="P2"><text:span text:style-name="T6">1) 2)</text:span></text:p>
      <text:p text:style-name="P2"><text:span text:style-name="T6">3) 4)</text:span></text:p>
      <text:p text:style-name="P2"><text:span text:style-name="T6">5) 6)</text:span></text:p>
      <text:p text:style-name="P2"><text:span text:style-name="T6">hǎðǐhǐ sǐt^ǔ ṣǔwrį yǎð̣·hǎrǔ fǐy jǎmǐyʕǐhǎ&amp; wǎlǎdų wǎ&amp;ḥǐdų . wǎ hǐyǎ mǎw·ḍǔwʕǎäų ḥǎsǎbǎ tǎr·tǐybǐ ʔͣǎʕ·mǎ&amp;lǐhǐ &amp;ǐb·tǐdǎ&amp;ʔą mǐn· nǎw·mǐhǐ ḥǎt^ǎã ðǎhǎ&amp;bǐhǐ ʔͥǐlǎã &amp;lmǎd·rǎsǎäǐ. wǎ kǔl^ǔ ṣǔwrǎäį mǐn·hǎ&amp; tǔšǐyrǔ ʔͥǐlǎã ʕǎmǎlį mǐn· ʔͣǎʕ·mǎ&amp;lǐhǐ. mǐn· wǎ&amp;jǐbǐkǎ ʔͣǎn· tǎn·ð̣ǔrǎ ʔͥǐlǎã kǔl^ǐ ṣǔwrǎäį wǎ tǎð·kǔrǎ ʕǎmǎlǎ &amp;lwǎlǎdǐ fǐyhǎ&amp; ʕǎlǎã &lt;^ǎr·tǐybǐ wǎ tǎð·kǔrǎ ʔͣǎs·mǎ&amp;ʔǎ &amp;lʔͣǎš·yǎ&amp;ʔǐ </text:span><text:soft-page-break/><text:span text:style-name="T6">&amp;lmǎw·jǔwdǎäǐ fǐy yǎdǐhǐ wǎ ʔͣǎmǎ&amp;mǎhǔ wǎ ʕǎlǎã yǎmǐynǐhǐ wǎ ʕǎlǎã yǎsǎ&amp;rǐhǐ wǎ mǐn· wǎrǎ&amp;ʔͤǐhǐ. wǎ &amp;ð·kǔr· ʔͣǎs·mǎ&amp;ʔǎ &amp;lǧǔrǎfǐ fǐy &amp;lṣ^ǔwrǎäǐ &amp;lʔͣǔwlǎã wǎ &amp;lθ^ǎ&amp;lǐθǎäǐ wǎ &amp;lr^ǎ&amp;bǐʕǎäǐ.</text:span></text:p>
      <text:p text:style-name="P2"><text:span text:style-name="T6"/></text:p>
      <text:p text:style-name="P2"><text:span text:style-name="T6">ʔͣsʔͤlä llmn&amp;qšä:</text:span></text:p>
      <text:p text:style-name="P2"><text:span text:style-name="T6">1- km hy ʔͣṣwl &amp;ldyn?</text:span></text:p>
      <text:p text:style-name="P2"><text:span text:style-name="T6">2- m&amp;ð&amp; tfhm b&amp;lʔͥym&amp;n?</text:span></text:p>
      <text:p text:style-name="P2"><text:span text:style-name="T6">3- km ʔͣrk&amp;n &amp;lʔͥym&amp;n? w m&amp; hy?</text:span></text:p>
      <text:p text:style-name="P2"><text:span text:style-name="T6">4- w m&amp; hw ʔͣwl rkn mn ʔͣrk&amp;n &amp;lʔͥym&amp;n?</text:span></text:p>
      <text:p text:style-name="P2"><text:span text:style-name="T6">5- m&amp; mʕnã &amp;lʔͥym&amp;n b&amp;llh?</text:span></text:p>
      <text:p text:style-name="P2"><text:span text:style-name="T6">6- hl yḥt&amp;j &amp;llh ʔͥlã šyʔ?</text:span></text:p>
      <text:p text:style-name="P2"><text:span text:style-name="T6">7- &amp;ðkr ly bʕḍ ṣf&amp;t &amp;llh?</text:span></text:p>
      <text:p text:style-name="P2"><text:span text:style-name="T6">8- ṣf&amp;t &amp;llh ḥ&amp;dθä &amp;m qdymä?</text:span></text:p>
      <text:p text:style-name="P2"><text:span text:style-name="T6">9- mtã yrã &amp;lmʔͮmnwn &amp;llh ? w kyf?</text:span></text:p>
      <text:p text:style-name="P2"><text:span text:style-name="T6">10- hl &amp;llh mryd llšr^?</text:span></text:p>
      <text:p text:style-name="P2"><text:span text:style-name="T6">11- hl yrḍã &amp;llh b&amp;lšr^?</text:span></text:p>
      <text:p text:style-name="P2"><text:span text:style-name="T6">12- hl llh mk&amp;n w jhä?</text:span></text:p>
      <text:p text:style-name="P2"><text:span text:style-name="T6">&amp;lʔͥǐymǎ&amp;nǔ bǐ&amp;lmǎl&amp;ǎʔͤǐkǎäǐ ¤</text:span></text:p>
      <text:p text:style-name="P2"><text:span text:style-name="T6">&amp;lθ^ǎ&amp;nǐy mǐn· ʔͣǎr·kǎ&amp;nǐ &amp;lʔͥǐymǎ&amp;nǐ &amp;lʔͥǐymǎ&amp;nǔ bǐ&amp;lmǎl&amp;ǎʔͤǐkǎäǐ.</text:span></text:p>
      <text:p text:style-name="P2"><text:span text:style-name="T6">wǎ mǎʕ·nǎã &amp;lʔͥǐymǎ&amp;nǐ bǐ&amp;lmǎl&amp;ǎʔͤǐkǎäǐ hǔwǎ ʔͣǎn· tǎʕ·tǎqǐdǎ ʔͣǎn^ǎ &amp;lmǎl&amp;ǎʔͤǐkǎäǎ mǎw·jǔwdǔwnǎ wǎ ʔͣǎn^ǎhǔm· ʔͣǎj·sǎ&amp;mų lǎṭǐyfǎäų mǎx·lǔwqǎäų mǐn· nǔwrį, l&amp;ǎ yǎʔͣ·kǔlǔwnǎ wǎ l&amp;ǎ yǎš·rǎbǔwnǎ, wǎ l&amp;ǎ yǔwṣǎfǔwnǎ bǐ&amp;lð^ǔkǔwrǎäǐ wǎ l&amp;ǎ &amp;lʔͣǔnǔwθǎäǐ, wǎ hǔm· ʕǐbǎ&amp;dǔ &amp;ll^ǎhǐ &amp;lmǔk·rǎmǔwnǎ, yǎʕ·bǔdǔwnǎhǔ wǎ l&amp;ǎ yǎʕ·ṣǔwnǎhǔ lǎḥ·ð̣ǎäą, wǎ hǔm· mǎʕ·ṣǔwmǔwnǎ mǐnǎ &amp;lð^ǔnǔwbǐ, dǎʔͣ·bǔhǔm· ṭǎ&amp;ʕǎäǔ &amp;ll^ǎhǐ, wǎ l&amp;ǎ yǎʕ·lǎmǔ ʕǎdǎdǎhǔm· ʔͥǐl&amp;^ǎ &amp;ll^ǎhǔ, wǎ hǔm· yǎmǔwtǔwnǎ wǎ yǔb·ʕǎθǔwnǎ yǎw·mǎ &amp;lqǐyǎ&amp;mǎäǐ. mǐn·hǔm· jǎb·rǎ&amp;ʔͤǐylǔ &amp;l^ǎðǐy yǎn·zǐlǔ bǐ&amp;lwǎḥǐy ʕǎlǎã ʔͣǎn·bǐyǎ&amp;ʔǐ &amp;ll^ǎhǐ wǎ rǔsǔlǐhǐ. wǎ mǎlǎkǔ &amp;lmǔw·tǐ &amp;lmǔwǎk^ǎlǔ bǐqǎb·ḍǐ &amp;lʔͣǎr·wǎ&amp;ḥǐ. wǎ mǐykǎ&amp;ʔͤǐylǔ &amp;lmǔwǎk^ǎlǔ bǐ&amp;lmǎṭǎrǐ. wǎ ʔͥǐs·rǎ&amp;fǐylǔ &amp;lmǔʕǎd^ǔ lǐln^ǎf·xǐ fǐy &amp;lṣ^ǔwrǐ. wǎ rǐḍ·wǎ&amp;nǔ xǎ&amp;zǐnǔ &amp;lhǎn^ǎäǐ. wǎ mǎ&amp;lǐkų xǎ&amp;zǐnǔ &amp;ln^ǎ&amp;rǐ. wǎ mǐn·hǔm· ḥǎmǎlǎäǔ &amp;lʕǎr·šǐ wǎ hǔm· fǐy ʔͣǎy^ǎ&amp;mǐ &amp;ld^ǔn·yǎ&amp; ʔͣǎr·bǎʕǎäų wǎ yǎw·mǎ &amp;lqǐyǎ&amp;mǎäǐ θǎmǎ&amp;nǐyǎäų. wǎ mǐn·hǔm· mǎn· lǎhǔ wǎð̣ǎ&amp;ʔͤǐfǔ ʔͣǔx·rǎã.</text:span></text:p>
      <text:p text:style-name="P2"><text:span text:style-name="T6">&amp;lʔͥǐymǎ&amp;nǔ bǐ&amp;lkǔtǔbǐ</text:span></text:p>
      <text:p text:style-name="P2"><text:span text:style-name="T6">&amp;lθ^ǎ&amp;lǐθǔ mǐn· ʔͣǎr·kǎ&amp;nǐ &amp;lʔͥǐymǎ&amp;nǐ &amp;lʔͥǐymǎ&amp;nǔ bǐ&amp;lkǔtǔbǐ.</text:span></text:p>
      <text:p text:style-name="P2"><text:span text:style-name="T6">wǎ mǎʕ·nǎã &amp;lʔͥǐymǎ&amp;nǐ bǐ&amp;lkǔtǔbǐ hǔwǎ ʔͣǎn· tǎʕ·tǎqǐdǎ ʔͣǎn^ǎ lǐl^ǎhǐ tǎʕǎ&amp;lǎã kǔtǔbą&amp; ʔͣǎn·zǎlǎhǎ&amp; ʕǎlǎã rǔsǔlǐhǐ wǎ bǎy^ǎnǎ fǐyhǎ&amp; ʔͣǎm·rǎhǔ wǎ nǎh·yǎhǔ, wǎ hǐyǎ kǎl&amp;ǎmǔ &amp;ll^ǎhǐ tǎʕǎ&amp;lǎã ḥǎqǐyqǎäą ǧǎy·rǔ mǔxǔlǔwqį wǎ ʔͣǎn·zǎlǎhǎ&amp; wǎḥ·yą&amp;. mǐn· tǐl·kǎ &amp;lkǔtǔbǐ &lt;^ǎw·r&amp;ǎäǔ &amp;lmǔnǎz^ǎlǎäǔ ʕǎlǎã mǔwsǎã, wǎ &amp;lz^ǎbǔwrǔ &amp;lmǔnǎz^ǎlǔ ʕǎlǎã dǎ&amp;wǔdǎ, wǎ &amp;lʔͥǐn·jǐylǔ </text:span><text:soft-page-break/><text:span text:style-name="T6">&amp;lmǔnǎz^ǎlǔ ʕǎlǎã ʕǐysǎã, wǎ &amp;lqǔr·ʔ̾nǔ &amp;lmǔnǎz^ǎlǔ ʕǎlǎã mǔḥǎm^ǎdį ṣǎlǎwǎ&amp;tǔ &amp;ll^ǎhǐ wǎ sǎl&amp;ǎmǔhǔ ʕǎlǎy·hǐm· ʔͣǎj·mǎʕǐynǎ. wǎ mǐn·hǎ&amp; &amp;lṣ^ǔḥǔfǔ &amp;lmǔnǎz^ǎlǎäǔ qǎb·lǎ hǎðǐhǐ &amp;lʔͣǎr·bǎʕǎäǐ. wǎ &amp;lqǔr·ʔ̾nǔ ʔͣǎʕ·ð̣ǎmǔhǎ&amp; wǎ ʔͣǎš·rǎfǔhǎ&amp; wǎ nǎ&amp;sǐxų lǐjǎmǐyʕǐ mǎ&amp; qǎb·lǎhǔ. wǎ ḥǔk·mǔhǔ bǎ&amp;qį ʔͥǐlǎã yǎw·mǐ &amp;lqǐyǎ&amp;mǎäǐ.</text:span></text:p>
      <text:p text:style-name="P2"><text:span text:style-name="T6"/></text:p>
      <text:p text:style-name="P2"><text:span text:style-name="T6">ʔͣsʔͤlä llmn&amp;qšä:</text:span></text:p>
      <text:p text:style-name="P2"><text:span text:style-name="T6">1 - m&amp; hw &amp;lrkn &amp;lθ&amp;ny mn ʔͣrk&amp;n &amp;lʔͥym&amp;n ? w &amp;lθ&amp;lθ?</text:span></text:p>
      <text:p text:style-name="P2"><text:span text:style-name="T6">2 - kyf nǔʔͮmnǔ b&amp;lml&amp;ʔͤkäǐ?</text:span></text:p>
      <text:p text:style-name="P2"><text:span text:style-name="T6">3 - mn ʔͣy^ǐ šyʔ xlqtǐ &amp;lml&amp;ʔͤkäǔ?</text:span></text:p>
      <text:p text:style-name="P2"><text:span text:style-name="T6">4 - hl tʔͣkl &amp;lml&amp;ʔͤkä ʔͣw tšrb?</text:span></text:p>
      <text:p text:style-name="P2"><text:span text:style-name="T6">5 - hl tǔwṣf &amp;lml&amp;ʔͤkä b&amp;lðkwrä ʔͣw &amp;lʔͣnwθäǐ?</text:span></text:p>
      <text:p text:style-name="P2"><text:span text:style-name="T6">6- m&amp; hw dʔͣb &amp;lml&amp;ʔͤkä?</text:span></text:p>
      <text:p text:style-name="P2"><text:span text:style-name="T6">7- km ʕddǔ &amp;lml&amp;ʔͤkäǐ?</text:span></text:p>
      <text:p text:style-name="P2"><text:span text:style-name="T6">8- mtã ymwtwn w mtã yǔbʕθwn?</text:span></text:p>
      <text:p text:style-name="P2"><text:span text:style-name="T6">9- &amp;ðkr ly ʔͣsm&amp;ʔ kb&amp;r &amp;lml&amp;ʔͤkä?</text:span></text:p>
      <text:p text:style-name="P2"><text:span text:style-name="T6">10- &amp;ðkr ly wð̣&amp;ʔͤǐf bʕḍ &amp;lml&amp;ʔͤkä?</text:span></text:p>
      <text:p text:style-name="P2"><text:span text:style-name="T6">11- kyf nʔͮmn bktb &amp;llh?</text:span></text:p>
      <text:p text:style-name="P2"><text:span text:style-name="T6">12- kyf ʔͣnzl &amp;llh ktbh ʕlã rslh?</text:span></text:p>
      <text:p text:style-name="P2"><text:span text:style-name="T6">13- ʕlã mn nzlt &lt;wr&amp;ä ? &amp;lzbwr?</text:span></text:p>
      <text:p text:style-name="P2"><text:span text:style-name="T6">14- ʕlã mn nzl &amp;lʔͥnjyl?</text:span></text:p>
      <text:p text:style-name="P2"><text:span text:style-name="T6">15- ʕlã mn ʔͣnzl &amp;llh &amp;lqrʔ̾n?</text:span></text:p>
      <text:p text:style-name="P2"><text:span text:style-name="T6">16 - ʔͣy^ hðh &amp;lktb ʔͣʕð̣m?</text:span></text:p>
      <text:p text:style-name="P2"><text:span text:style-name="T6">17- ʔͣy^ hðh &amp;lktb ʔ̾xrh&amp; nzwl&amp;?</text:span></text:p>
      <text:p text:style-name="P2"><text:span text:style-name="T6">18- bʔͣy^ kt&amp;b nḥkm?</text:span></text:p>
      <text:p text:style-name="P2"><text:span text:style-name="T6">&amp;lʔͥǐymǎ&amp;nǔ bǐ&amp;lr^ǔsǔlǐ ¤</text:span></text:p>
      <text:p text:style-name="P2"><text:span text:style-name="T6">&amp;lr^ǎ&amp;bǐʕǔ mǐn· ʔͣǎr·kǎ&amp;nǐ &amp;lʔͥǐymǎ&amp;nǐ &amp;lʔͥǐymǎ&amp;nǔ bǐ&amp;lr^ǔsǔlǐ.</text:span></text:p>
      <text:p text:style-name="P2"><text:span text:style-name="T6">wǎ mǎʕ·nǎã &amp;lʔͥǐymǎ&amp;nǐ bǐ&amp;lr^ǔsǔlǐ hǔwǎ ʔͣǎn· tǎʕ·tǎqǐdǎ ʔͣǎn^ǎ lǐl^ǎhǐ tǎʕǎ&amp;lǎã rǔsǔl&amp;ą rǐjǎ&amp;l&amp;ą ʔͣǎr·sǎlǎhǔm· ʔͥǐlǎã &amp;lxǎl·qǐ mǔbǎš^ǐrǐynǎ lǐl·mǔḥ·sǐnǐ bǐ&amp;lθ^ǎwǎ&amp;bǐ wǎ mǔn·ðǐrǐynǎ lǐl·mǔsǐyʔǐ bǐ&amp;lʕǐqǎ&amp;bǐ wǎ mǔbǎy^ǐnǐynǎ lǎhǔm· mǎ&amp; yǎḥ·tǎ&amp;jǔwnǎ ʔͥǐlǎy·hǐ mǐn· ʔͣǔmǔwrǐ &amp;ld^ǔn·yǎ&amp; wǎ &amp;ld^ǐynǐ. wǎ hǔm· dǔʕǎ&amp;äǔ &amp;lxǎl·qǐ ʔͥǐlǎã &amp;lḥǎq^ǐ. wǎ hǔm· xǎy·rǔ &amp;lbǎšǎrǐ. mǐn·hǔm· xǎm·sǎäų wǎ ʕǐš·rǔwnǎ mǎð·kǔwrǔwnǎ fǐy &amp;lqǔr·ʔ̾nǐ &amp;lʕǎð̣ǐymǐ, wǎ hǔm·: ʔ̾dǎmǔ, ʔͥǐd·rǐysǔ, nǔwḥų, hǔwdų, ṣǎ&amp;lǐḥų, ʔͥǐb·rǎ&amp;hǐymǔ, lǔwṭų, ʔͥǐs·mǎ&amp;ʕǐylǔ, ʔͥǐs·ḥǎ&amp;qǔ, yǎʕ·qǔwbǔ, yǔwsǔfǔ, ʔͣǎy^ǔwbǔ, šǔʕǎy·bų, mǔwsǎã, hǎ&amp;rǔwnǔ, ðǔw &amp;lkǐf·lǐ, dǎ&amp;wǔdǔ, sǔlǎy·mǎ&amp;nǔ, ʔͥǐl·yǎ&amp;sǔ, ʔͣǎl·yǎsǎʕǔ, yǔwnǔsǔ, zǎkǎrǐy^ǎ&amp;, yǎḥ·yǎã, ʕǐysǎã, mǔḥǎm^ǎdų, ʕǎlǎy·hǐm· jǎmǐyʕą&amp; ṣǎlǎwǎ&amp;tǔ &amp;ll^ǎhǐ tǎʕǎ&amp;lǎã wǎ sǎl&amp;ǎmǔhǔ.</text:span></text:p>
      <text:p text:style-name="P2"><text:span text:style-name="T6">wǎ yǎjǐbǔ &amp;lʔͥǐymǎ&amp;nǔ bǐbǎqǐy^ǎäǐ &amp;lʔͣǎn·bǐyǎ&amp;ʔǐ wǎ &amp;lr^ǔsǔlǐ ʔͥǐj·mǎ&amp;l&amp;ą mǐn· ǧǎy·rǐ ḥǎṣ·rį, bǐʔͣǎn· yǎqǔwlǎ: ʔ̾mǎn·tǔ bǐʔͣǎn·bǐyǎ&amp;ʔǐ &amp;ll^ǎhǐ tǎʕǎ&amp;lǎã wǎ </text:span><text:soft-page-break/><text:span text:style-name="T6">rǔsǔlǐhǐ.</text:span></text:p>
      <text:p text:style-name="P2"><text:span text:style-name="T6">wǎ mǐm^ǎ&amp; yǎjǐbǔ &amp;ǐʕ·tǐqǎ&amp;dǔhǔ ʔͣǎn^ǎ nǎbǐy^ǎnǎ&amp; mǔḥǎm^ǎdą&amp;- ṣlã &amp;llh ʕlyh w slm- xǎ&amp;tǎmǔ &amp;ln^ǎbǐy^ǐynǎ ʔͣǎy· l&amp;ǎ nǎbǐy^ǎ bǎʕ·dǎhǔ. wǎ rǐsǎ&amp;lǎtǔhǔ ʕǎ&amp;mǎäų lǐkǎ&amp;f^ǎäǐ &amp;lxǎl·qǐ mǐn· ʕǎrǎbį wǎ tǔr·kį wǎ ṣǐynǐy^ǐynǎ wǎ rǔwsį wǎ ʔͣǎm·rǐykǎ&amp;nǎ wǎ ǧǎy·rǐhǐm·. l&amp;ǎ kǎsǎ&amp;ʔͤǐrǐ &amp;lr^ǔsǔlǐ mǐn· qǎb·lǐhǐ &amp;l^ǎðǐynǎ bǔʕǐθǔw&amp; ʔͥǐlǎã ʔͣǎq·wǎ&amp;mǐhǐm· wǎ ʔͣǔmǎmǐhǐm· xǎ&amp;ṣ^ǎäą.</text:span></text:p>
      <text:p text:style-name="P2"><text:span text:style-name="T6">wǎ xǎy·rǔ &amp;ln^ǎ&amp;sǐ bǎʕ·dǎ &amp;lʔͣǎn·bǐyǎ&amp;ʔǐ ʔͣǎṣ·ḥǎ&amp;bǔ nǎbǐy^ǐnǎ&amp; mǔḥǎm^ǎdį- ṣlã &amp;llh ʕlyh w slm- ʔͣǎf·ḍǎlǔhǔm· ʔͣǎbǔw bǎk·rį fǎʕǔmǎrǔ fǎʕǔθ·mǎ&amp;nǔ fǎʕǎlǐy^ų rǐḍ·wǎ&amp;nǔ &amp;ll^ǎhǐ tǎʕǎ&amp;lǎã ʕǎlǎy·hǐm· ʔͣǎj·mǎʕǐynǎ.</text:span></text:p>
      <text:p text:style-name="P2"><text:span text:style-name="T6"/></text:p>
      <text:p text:style-name="P2"><text:span text:style-name="T6">ʔͣsʔͤlä llmn&amp;qšä:</text:span></text:p>
      <text:p text:style-name="P2"><text:span text:style-name="T6">1- m&amp; mʕnã &amp;lʔͥym&amp;n b&amp;lr^sl?</text:span></text:p>
      <text:p text:style-name="P2"><text:span text:style-name="T6">2- ʔͥǐl&amp;ǎmǎ ydʕw &amp;lr^sl &amp;lxlq?</text:span></text:p>
      <text:p text:style-name="P2"><text:span text:style-name="T6">3- mn hm xyr &amp;lbšr?</text:span></text:p>
      <text:p text:style-name="P2"><text:span text:style-name="T6">4- km nby&amp; ðkr &amp;smh fy &amp;lqrʔ̾n?</text:span></text:p>
      <text:p text:style-name="P2"><text:span text:style-name="T6">5- hl ḥfð̣t ʔͣsm&amp;ʔ &amp;lr^sl &amp;lmðkwryn fy &amp;lqrʔ̾n?</text:span></text:p>
      <text:p text:style-name="P2"><text:span text:style-name="T6">6- mn hw ʔ̾xr &amp;lr^sl?</text:span></text:p>
      <text:p text:style-name="P2"><text:span text:style-name="T6">7- ʔͣy frq byn &amp;lr^swl mḥm^d w byn s&amp;ʔͤr &amp;lr^sl?</text:span></text:p>
      <text:p text:style-name="P2"><text:span text:style-name="T6">8- fy ʔͣy qwm bǔʕθ mḥmd- ṣlã &amp;llh ʕlyh w slm?</text:span></text:p>
      <text:p text:style-name="P2"><text:span text:style-name="T6">9- ʔͣbǔʕǐθ mḥmd-ṣlã &amp;llh ʕlyh w slm- ʔͥlã &amp;lʕrb fqṭ ʔͣm ʔͥlã &amp;ln&amp;s jmyʕą&amp;?</text:span></text:p>
      <text:p text:style-name="P2"><text:span text:style-name="T6">10- mn hm xyr &amp;ln&amp;s bʕd &amp;lʔͣnby&amp;ʔ?</text:span></text:p>
      <text:p text:style-name="P2"><text:span text:style-name="T6">11- bʕḍ &amp;lšʕwb yqwl: ʔͣn mḥm^d&amp; bʕθ ʔͥlã &amp;lʕrb fqṭ, fhl hm ʕlã ḥq^ fym&amp; yqwlwn?</text:span></text:p>
      <text:p text:style-name="P2"><text:span text:style-name="T6">12- ʔͣykwn &amp;lʔͥns&amp;n mslm&amp; mʔͮmn&amp; ʔͥn lm yʔͮmn bmḥmd?</text:span></text:p>
      <text:p text:style-name="P2"><text:span text:style-name="T6">13- hl bʕθ bʕd &amp;lnby mḥmd nby^ ʔ̾xr?</text:span></text:p>
      <text:p text:style-name="P2"><text:span text:style-name="T6">&amp;lʔͥǐymǎ&amp;nǔ bǐ&amp;lyǎw·mǐ &amp;lʔ̾xǐrǐ ¤</text:span></text:p>
      <text:p text:style-name="P2"><text:span text:style-name="T6">&amp;lxǎ&amp;mǐsǔ mǐn· ʔͣǎr·kǎ&amp;nǐ &amp;lʔͥǐymǎ&amp;nǐ &amp;lʔͥǐymǎ&amp;nǔ bǐ&amp;lyǎw·mǐ &amp;lʔ̾xǐrǐ.</text:span></text:p>
      <text:p text:style-name="P2"><text:span text:style-name="T6">wǎ &amp;lyǎw·mǔ &amp;lʔ̾xǐrǔ hǔwǎ yǎw·mų fǎð̣ǐyʕų ʕǎð̣ǐymų &amp;lʔͣǎh·wǎ&amp;lǐ tǎšǐybǔ fǐyhǐ &amp;lʔͣǎṭ·fǎ&amp;lǔ. wǎ mǎʕ·nǎã &amp;lʔͥǐymǎ&amp;nǐ bǐhǐ ʔͣǎn· tǎʕ·tǎqǐdǎ ʔͣǎn^ǎ &amp;ll^ǎhǎ tǎʕǎ&amp;lǎã yǎb·ʕǎθǔ &amp;lxǎl·qǎ mǐn· qǔbǔwrǐhǐm· yǎw·mǎ &amp;lqǐyǎ&amp;mǎäǐ wǎ yǎḥ·šǔrǔhǔm· ʔͥǐlǎã &amp;lmǎw·qǐfǐ lǐl·ḥǐsǎ&amp;bǐ, wǎ yǎḍǎʕǔ &amp;lmǐyzǎ&amp;nǎ lǐwǎz·nǐ ʔͣǎʕ·mǎ&amp;lǐ &amp;lʕǐbǎ&amp;dǐ, wǎ yǔḥǎ&amp;sǐbǔ &amp;lxǎl·qǎ θǔm^ǎ yǔʕ·ṭǐyhǐm· kǔtǔbǎ &amp;lʔͣǎʕ·mǎ&amp;lǐ ʔͥǐm^ǎ&amp; bǐ&amp;l·yǎmǐynǐ wǎ ʔͥǐm^ǎ&amp; bǐ&amp;lš^ǐmǎ&amp;lǐ, wǎ yǎn·ṣǐbǔ &amp;lṣ^ǐrǎ&amp;ṭǎ wǎ hǔwǎ jǐs·rų mǎm·dǔwdų ʕǎlǎã mǎt·nǐ jǎhǎn^ǎmǎ ʔͣǎdǎq^ǔ mǐnǎ &amp;lš^ǎʕǎrǐ wǎ ʔͣǎḥǎd^ǔ mǐnǎ &amp;ls^ǎy·fǐ lǐyǎmǔr^ǎ &amp;ln^ǎ&amp;sǔ. fǎbǎʕ·ḍǔhǔm· yǔd·xǐlǔhǔm· &amp;lhǎn^ǎäǎ- wǎ hǐyǎ dǎ&amp;rǔ &amp;ln^ǎʕǐymǐ &amp;lmǔqǐymǐ- bǐfǎḍ·lǐhǐ, wǎ bǎʕ·ḍǔhǔm· yǔd·xǐlǔhǔm· &amp;ln^ǎ&amp;rǎ- wǎ hǐyǎ dǎ&amp;rǔ &amp;lʕǎðǎ&amp;bǐ &amp;lmǔqǐymǐ- bǐʕǎd·lǐhǐ. wǎ yǎjǐbǔ &amp;l&amp;ǐʕ·tǐqǎ&amp;dǔ bǐʔͣǎn^ǎ sǔʔͮǎ&amp;lǎ mǔn·kǎrį wǎ nǎkǐyrį fǐy &amp;lqǎb·rǐ ḥǎq^ų, wǎ ʕǎðǎ&amp;bǎ &amp;lqǎb·rǐ wǎ nǎʕǐymǎhǔ ḥǎq^ų, wǎ ḥǎš·rǎ &amp;lʔͣǎj·sǎ&amp;dǐ ḥǎq^ų, wǎ &amp;lḥǎw·ḍǎ wǎ &amp;lš^ǎfǎ&amp;ʕǎäǎ ḥǎq^ų.</text:span></text:p>
      <text:p text:style-name="P2"><text:soft-page-break/><text:span text:style-name="T6"/></text:p>
      <text:p text:style-name="P2"><text:span text:style-name="T6">&amp;lʔͥǐymǎ&amp;nǔ bǐ&amp;lqǎdǎrǐ ¤</text:span></text:p>
      <text:p text:style-name="P2"><text:span text:style-name="T6">&amp;ls^ǎ&amp;dǐsǔ mǐn· ʔͣǎr·kǎ&amp;nǐ &amp;lʔͥǐymǎ&amp;nǐ &amp;lʔͥǐymǎ&amp;nǔ bǐ&amp;lqǎdǎrǐ.</text:span></text:p>
      <text:p text:style-name="P2"><text:span text:style-name="T6">wǎ mǎʕ·nǎã &amp;lʔͥǐymǎ&amp;nǐ bǐ&amp;lqǎdǎrǐ hǔwǎ ʔͣǎn· tǎʕ·tǎqǐdǎ ʔͣǎn^ǎ jǎmǐyʕǎ mǎ&amp; yǎj·rǐy fǐy &amp;lʕǎ&amp;lǎmǐ xǎy·rą&amp; kǎ&amp;nǎ ʔͣǎw· šǎr^ą&amp;, wǎ kǎðǎlǐkǎ jǎmǐyʕǔ ʔͣǎf·ʕǎ&amp;lǐ &amp;lʕǐbǎ&amp;dǐ, bǐʔͥǐrǎ&amp;dǎäǐ &amp;ll^ǎhǐ tǎʕǎ&amp;lǎã wǎ tǎq·dǐyrǐhǐ wǎ xǎl·qǐhǐ. fǎ&amp;lxǎl·qǔ wǎ &lt;^ǎq·dǐyrǔ mǐnǎ &amp;ll^ǎhǐ tʕ&amp;lã wǎ &amp;lfǐʕ·lǔ mǐnǎ &amp;lʕǐbǎ&amp;dǐ bǐ&amp;x·tǐyǎ&amp;rǐhǐm· wǎ hǔmǎ&amp; yǎj·rǐyǎ&amp;nǐ mǎʕą&amp;. fǎ&amp;lʕǐbǎ&amp;dǔ mǔx·tǎ&amp;rǔwnǎ l&amp;ǎ mǎj·bǔwrǔwnǎ. wǎ lǎw· l&amp;ǎ ðǎlǐkǎ lǎkǎ&amp;nǎ tǎk·lǐyfǔhǔm· wǎ bǐʕ·θǎäǔ &amp;lʔͣǎn·bǐyǎ&amp;ʔǐ ʔͥǐlǎy·hǐm· wǎ ʔͥǐn·zǎ&amp;lǔ &amp;lkǔtǔbǐ ʕǎlǎy·hǐm· ʕǎbǎθą&amp;, wǎ mǎ&amp; kǎ&amp;nǎ hǔnǎ&amp;kǎ &amp;s·tǐḥ·qǎ&amp;qų lǐl·θ^ǎwǎ&amp;bǐ ʔͣǎw· &amp;lʕǐqǎ&amp;bǐ.</text:span></text:p>
      <text:p text:style-name="P2"><text:span text:style-name="T6"/></text:p>
      <text:p text:style-name="P2"><text:span text:style-name="T6">ʔͣsʔͤlä llmn&amp;qšä:</text:span></text:p>
      <text:p text:style-name="P2"><text:span text:style-name="T6">1- m&amp; hw &amp;lywm &amp;lʔ̾xr w m&amp; mʕnã &amp;lʔͥym&amp;n?</text:span></text:p>
      <text:p text:style-name="P2"><text:span text:style-name="T6">2- lm&amp;ð&amp; yḥšr &amp;llh &amp;lxlq ʔͥlã &amp;lmwqf?</text:span></text:p>
      <text:p text:style-name="P2"><text:span text:style-name="T6">3- lm&amp;ð&amp; yḍʕ &amp;llh &amp;lmyz&amp;n?</text:span></text:p>
      <text:p text:style-name="P2"><text:span text:style-name="T6">4- m&amp; hw &amp;lṣr&amp;ṭ? w lm&amp;ð&amp; ynṣb?</text:span></text:p>
      <text:p text:style-name="P2"><text:span text:style-name="T6">5- m&amp; hy &amp;lhnä? w mn ydxl &amp;llh &amp;lhnä?</text:span></text:p>
      <text:p text:style-name="P2"><text:span text:style-name="T6">6- m&amp; hy &amp;ln&amp;r? w mn ydxl &amp;llh &amp;ln&amp;r?</text:span></text:p>
      <text:p text:style-name="P2"><text:span text:style-name="T6">7- hl fy &amp;lqbr ʕð&amp;b? ʔͣw nʕym?</text:span></text:p>
      <text:p text:style-name="P2"><text:span text:style-name="T6">8- hl tḥšr ʔͣjs&amp;dn&amp; ywm &amp;lqy&amp;mä?</text:span></text:p>
      <text:p text:style-name="P2"><text:span text:style-name="T6">9- mtã ywm &amp;lqy&amp;mä?</text:span></text:p>
      <text:p text:style-name="P2"><text:span text:style-name="T6">10- kyf &amp;lʔͥym&amp;n b&amp;lqdr?</text:span></text:p>
      <text:p text:style-name="P2"><text:span text:style-name="T6">11- hl &amp;lʕbd mjbwr ʕlã ʕmlh ʔͣm hw mxt&amp;r?</text:span></text:p>
      <text:p text:style-name="P2"><text:span text:style-name="T6">12- m&amp; hw ʔ̾xr rkn mn ʔͣrk&amp;n &amp;lʔͥym&amp;n?</text:span></text:p>
      <text:p text:style-name="P2"><text:span text:style-name="T6">&amp;lʔͥǐs·l&amp;ǎmǔ ¤</text:span></text:p>
      <text:p text:style-name="P2"><text:span text:style-name="T6">mǎ&amp; hǔwǎ &amp;lʔͥǐs·l&amp;ǎmǔ?</text:span></text:p>
      <text:p text:style-name="P2"><text:span text:style-name="T6">&amp;lʔͥǐs·l&amp;ǎmǔ hǔwǎ &amp;l&amp;ǐn·qǐyǎ&amp;dǔ ǐlʔͣǎwǎ&amp;mǐrǐ &amp;ll^ǎhǐ wǎ nǎwǎ&amp;hǐyhǐ. wǎ ʔͣǎr·kǎ&amp;nǔhǔ xǎm·sǎäų, wǎ hǐyǎ: šǎhǎ&amp;dǎäǔ ʔͣǎn· l&amp;ǎ ʔͥǐlǎhǎ ʔͥǐl&amp;^ǎ &amp;ll^ǎhǔ wǎ ʔͣǎn^ǎ mǔḥǎm^ǎdą&amp; rǎsǔwlǔ &amp;ll^ǎhǐ, wǎ ʔͥǐqǎ&amp;mǔ &amp;lṣ^ǎl&amp;ǎäǐ, wǎ ʔͥǐytǎ&amp;ʔǔ &amp;lz^ǎkǎ&amp;äǐ, wǎ ṣǎw·mǔ rǎmǎḍǎ&amp;nǎ, wǎ ḥǎj^ǔ &amp;lbǎy·tǐ mǎnǐ &amp;s·tǎṭǎ&amp;ʕǎ ʔͥǐlǎy·hǐ sǎbǐyl&amp;ą.</text:span></text:p>
      <text:p text:style-name="P2"><text:span text:style-name="T6">1) fǎmǎʕ·nǎã &amp;lš^ǎhǎ&amp;dǎtǎy·nǐ hǔwǎ ʔͣǎn· yǔqǐr^ǎ &amp;lmǔs·lǐmǔ bǐ&amp;ll^ǐsǎ&amp;nǐ wǎ yǔṣǎd^ǐqǎ bǐ&amp;lqǎl·bǐ bǐʔͣǎn^ǎ &amp;lʔͥǐlǎhǎ &amp;lḥǎq^ǎ &amp;l^ǎðǐy yǎs·tǎḥǐq^ǔ &amp;lʕǐbǎ&amp;dǎäǎ hǔwǎ &amp;ll^ǎhǔ wǎḥ·dǎhǔ, wǎ ʔͣǎn^ǎ mǔḥǎm^ǎdą&amp; nǎbǐy^ų ʔͣǎr·sǎlǎhǔ &amp;ll^ǎhǔ lǐyǎh·dǐyǎ &amp;ln^ǎ&amp;sǎ ṭǎrǐyqǎ &amp;lḥǎq^ǐ wǎ yǔx·rǐjǎhǔm· mǐnǎ &amp;lð̣^ǔlǔmǎ&amp;tǐ ʔͥǐlǎã &amp;ln^ǔwrǐ.</text:span></text:p>
      <text:p text:style-name="P2"><text:span text:style-name="T6">2) wǎ mǎʕ·nǎã ʔͥǐqǎ&amp;mǐ &amp;lṣ^ǎl&amp;ǎäǐ ʔͣǎn· yǔʔͮǎd^ǐyǎ &amp;lmǔs·lǐmǔ &amp;lṣ^ǎlǎwǎ&amp;tǐ &amp;lxǎm·sǎ &amp;lmǎf·rǔwḍǎäǎ kǔl^ǎ yǎw·mį wǎ lǎy·lǎäį fǐy ʔͣǎw·qǎ&amp;tǐhǎ&amp; bǐḥǔqǔwqǐhǎ&amp;.</text:span></text:p>
      <text:p text:style-name="P2"><text:soft-page-break/><text:span text:style-name="T6">3) wǎ mǎʕ·nǎã ʔͥǐytǎ&amp;ʔǐ &amp;lz^ǎkǎ&amp;äǐ hǔwǎ ʔͣǎn· yǔʕ·ṭǐyǎ &amp;lmǔs·lǐmǔ &amp;lfǎqǐyrǎ ḥǐṣ^ǎäą mǐn· mǎ&amp;lǐhǐ kǔl^ǎ sǎnǎäį kǎy· yǎʕǐyšǎ &amp;lfǎqǐyrǔ wǎ yǎḥ·fǎð̣ǎ &amp;ll^ǎhǔ mǎ&amp;lǎ &amp;lǧǎnǐy^ǐ.</text:span></text:p>
      <text:p text:style-name="P2"><text:span text:style-name="T6">4) wǎ mǎʕ·nǎã ṣǎw·mǐ rǎmǎḍǎ&amp;nǎ hǔwǎ ʔͣǎn· yǎṣǔwmǎ &amp;lmǔs·lǐmǔ fǐy &amp;ls^ǎnǎäǐ šǎh·rą&amp; kǎ&amp;mǐl&amp;ą hǔwǎ šǎh·rǔ rǎmǎḍǎ&amp;nǎ yǎm·tǎnǐʕǔ fǐyhǐ ʕǎnǐ &amp;lʔͣǎk·lǐ wǎ &amp;lš^ǔr·bǐ wǎ sǎ&amp;ʔͤǐrǐ &amp;lmǔfǎṭ^ǐrǎ&amp;tǐ mǐn· ṭǔlǔwʕǐ &amp;lfǎj·rǐ ʔͥǐlǎã ǧǔrǔwbǐ &amp;lš^ǎm·sǐ.</text:span></text:p>
      <text:p text:style-name="P2"><text:span text:style-name="T6">5) wǎ mǎʕ·nǎã ḥǎj^ǐ &amp;lbǎy·tǐ ʔͣǎn· yǎð·hǎbǎ mǔs·lǐmų qǎ&amp;dǐrų mǎr^ǎäą fǐy ʕǔm·rǐhǐ ʔͥǐlǎã mǎk^ǎäǎ &amp;lmǔkǎr^ǎmǎäǐ wǎ yǎṭǔwfǎ ḥǎw·lǎ &amp;lkǎʕ·bǎäǐ wǎ yǎṣ·ʕǎdǎ ʔͥǐlǎã ʕǎrǎfǎ&amp;tį mǔḥ·rǐmą&amp;. wǎ hǔnǎ&amp;kǎ yǎj·tǎmǐʕǔ bǐʔͥǐx·wǎ&amp;nǐhǐ &amp;lmǔʔͮ·mǐnǐynǎ wǎ yǎtǎʕǎr^ǎfǔ ʔͥǐlǎy·hǐm·.</text:span></text:p>
      <text:p text:style-name="P2"><text:span text:style-name="T6"/></text:p>
      <text:p text:style-name="P2"><text:span text:style-name="T6">ʔͣsʔͤlä llmn&amp;qšä:</text:span></text:p>
      <text:p text:style-name="P2"><text:span text:style-name="T6">1- m&amp; hw &amp;lʔͥsl&amp;m?</text:span></text:p>
      <text:p text:style-name="P2"><text:span text:style-name="T6">2- km ʔͣrk&amp;n &amp;lʔͥsl&amp;m?</text:span></text:p>
      <text:p text:style-name="P2"><text:span text:style-name="T6">3- m&amp; hw ʔͣwl rkn w ʔͣxr rkn llʔͥsl&amp;m?</text:span></text:p>
      <text:p text:style-name="P2"><text:span text:style-name="T6">4- m&amp; mʕnã &amp;lšh&amp;dtyn? m&amp; mʕnã ʔͥq&amp;m &amp;lṣ^l&amp;ä? m&amp; mʕnã ʔͥyt&amp;ʔ &amp;lzk&amp;ä?</text:span></text:p>
      <text:p text:style-name="P2"><text:span text:style-name="T6">5- m&amp; mʕnã ṣwm rmḍ&amp;n? m&amp; mʕnã ḥj &amp;lbyt?</text:span></text:p>
      <text:p text:style-name="P2"><text:span text:style-name="T6">6- hl yjb ḥj &amp;lbyt ʕlã kl mslm w mslmä?</text:span></text:p>
      <text:p text:style-name="P2"><text:span text:style-name="T6">7- ʔͣtjb &amp;lṣl&amp;ä ʕlã ǧyr &amp;lmslm?</text:span></text:p>
      <text:p text:style-name="P2"><text:span text:style-name="T6">8- m&amp; hw šhr &amp;lṣwm?</text:span></text:p>
      <text:p text:style-name="P2"><text:span text:style-name="T6">9- ʕm ymtnʕ &amp;lṣ^&amp;ʔͤm?</text:span></text:p>
      <text:p text:style-name="P2"><text:span text:style-name="T6">10- km ṣl&amp;ä yʔͮdy &amp;lmslm kl ywm w lylä?</text:span></text:p>
      <text:p text:style-name="P2"><text:span text:style-name="T6">11- km mr^ä yjb ʕlã &amp;lmslm ḥj &amp;lbyt?</text:span></text:p>
      <text:p text:style-name="P2"><text:span text:style-name="T6">12- ʔͥð&amp; ḥj &amp;lmslm mrä fhl yjb ʕlyh ʔͣn yḥj θ&amp;nyä?</text:span></text:p>
      <text:p text:style-name="P2"><text:span text:style-name="T6">13- m&amp; f&amp;ʔͤdä &amp;lzk&amp;ä?</text:span></text:p>
      <text:p text:style-name="P2"><text:span text:style-name="T6">&amp;lʔͥǐḥ·sǎ&amp;nǔ ¤</text:span></text:p>
      <text:p text:style-name="P2"><text:span text:style-name="T6">mǎ&amp; hǔwǎ &amp;lʔͥǐḥ·sǎ&amp;nǔ?</text:span></text:p>
      <text:p text:style-name="P2"><text:span text:style-name="T6">&amp;lʔͥǐḥ·sǎ&amp;nǔ hǔwǎ ʔͣǎn· tǎʕ·bǔdǎ &amp;ll^ǎhǎ kǎʔͣǎn^ǎkǎ tǎrǎ&amp;hǔ fǎʔͥǐn· lǎm· tǎkǔn· tǎrǎ&amp;hǔ fǎʔͥǐn^ǎhǔ yǎrǎ&amp;kǎ. wǎ &amp;lʔͥǐḥ·sǎ&amp;nǔ hǔwǎ &amp;lmǎqǎ&amp;mǔ &amp;l^ǎðǐy yǎn·bǎǧǐy lǐkǔl^ǐ wǎ&amp;ḥǐdį ʔͣǎn· yǎs·ʕǎã ʔͥǐlǎy·hǐ ḥǎt^ǎã yǎb·lǔǧǎhǔ fǎʔͥǐðǎ&amp; bǎlǎǧǎhǔ ʔͣǎd^ǎã kǔl^ǎ ʕǎmǎlį mǐn· ʔͣǎʕ·mǎ&amp;lǐhǐ ʕǎlǎã ʔͣǎḥ·sǎnǐ wǎj·hį yǔr·ḍǐy &amp;ll^ǎhǎ mǔs·tǎš·ʕǐrą&amp; rǔʔͮ·yǎäǎ &amp;ll^ǎhǐ lǎhǔ ʔͥǐð· l&amp;ǎ šǎk^ǎ fǐy rǔʔͮ·yǎtǐhǐ lǎhǔ. wǎ kǎmǎ&amp;lǔ &amp;lʔͥǐymǎ&amp;nǐ ʔͥǐq·rǎ&amp;rų bǐ&amp;ll^ǐsǎ&amp;nǐ wǎ tǎṣ·dǐyqų bǐ&amp;lhǎnǎ&amp;nǐ wǎ ʕǎmǎlų bǐ&amp;lʔͣǎʕ·ḍǎ&amp;ʔǐ kǎ&amp;lṣ^ǎlǎwǎ&amp;tǐ &amp;lxǎm·sǐ wǎ nǎḥ·wǐhǎ&amp; wǎ &amp;ǐt^ǐbǎ&amp;ʕǔ &amp;ls^ǔn^ǎäǐ. wǎ &amp;ls^ǔn^ǎäǔ hǐyǎ ṭǎrǐyqǎäǔ &amp;ln^ǎbǐy^ǐ- ṣlã &amp;llh ʕlyh w slm- fǐy ʔͣǎq·wǎ&amp;lǐhǐ wǎ ʔͣǎf·ʕǎ&amp;lǐhǐ wǎ ʔͣǎḥ·wǎ&amp;lǐhǐ.</text:span></text:p>
      <text:p text:style-name="P2"><text:span text:style-name="T6">fǎmǎn· tǎrǎkǎ &amp;lʔͥǐq·rǎ&amp;rǎ bǐ&amp;ll^ǐsǎ&amp;nǐ bǐʔͣǎnǐ &amp;m·tǎnǎḥǎ ʕǎnǐ &amp;lš^ǎhǎ&amp;dǎtǎy·nǐ fǎhǔwǎ kǎ&amp;fǐrų. wǎ mǎn· tǎrǎkǎ &lt;^ǎṣ·dǐyqǎ bǐ&amp;lhǎnǎ&amp;nǐ </text:span><text:soft-page-break/><text:span text:style-name="T6">bǐʔͣǎn· ʔͣǎqǎr^ǎ bǐ&amp;ll^ǐsǎ&amp;nǐ wǎ lǎm· yǔṣǎd^ǐq· bǐqǎl·bǐhǐ fǎhǔwǎ mǔnǎ&amp;fǐqų yǔxǎl^ǐdǔhǔmǎ&amp; &amp;ll^ǎhǔ fǐy &amp;ln^ǎ&amp;rǐ ʔͣǎbǎdą&amp;. wǎ mǎn· tǎrǎkǎ &amp;lʕǎmǎlǎ bǐ&amp;lʔͣǎʕ·ḍǎ&amp;ʔǐ fǎhǔwǎ fǎ&amp;sǐqų. wǎ mǎn· tǎrǎkǎ &amp;ǐt^ǐbǎ&amp;ʕǎ &amp;ls^ǔn^ǎäǐ fǎhǔwǎ mǔb·tǎdǐʕų ḍǎ&amp;l^ų ǐlʔͣǎn^ǎhǔ tǎrǎkǎ sǔn^ǎäǎ &amp;ln^ǎbǐy^ǐ wǎ &amp;b·tǎdǎʕǎ ṭǎrǐyqą&amp; lǎm· yǎkǔn· ʕǎlǎy·hǐ &amp;ln^ǎbǐy^ǔ-ṣlã &amp;llh ʕlyh w slm- wǎ l&amp;ǎ &amp;lṣ^ǎḥǎ&amp;bǎäǔ yǎjǐbǔ ʕǎlǎy·hǐmǎ&amp; &lt;^ǎw·bǎäǔ fǎw·rą&amp;.</text:span></text:p>
      <text:p text:style-name="P2"><text:span text:style-name="T6"/></text:p>
      <text:p text:style-name="P2"><text:span text:style-name="T6">ʔͣsʔͤlä llmn&amp;qšä:</text:span></text:p>
      <text:p text:style-name="P2"><text:span text:style-name="T6">1- m&amp; hw &amp;lʔͥḥs&amp;n?</text:span></text:p>
      <text:p text:style-name="P2"><text:span text:style-name="T6">2- bm&amp;ð&amp; ykwn km&amp;l &amp;lʔͥym&amp;n?</text:span></text:p>
      <text:p text:style-name="P2"><text:span text:style-name="T6">3- m&amp; hy &amp;lsnä?</text:span></text:p>
      <text:p text:style-name="P2"><text:span text:style-name="T6">4- m&amp; yq&amp;l šrʕ&amp; lmn trk &amp;lʔͥqr&amp;r b&amp;ll^s&amp;n?</text:span></text:p>
      <text:p text:style-name="P2"><text:span text:style-name="T6">5- m&amp; yq&amp;l šrʕ&amp; lmn trk &lt;ṣdyq b&amp;lhn&amp;n?</text:span></text:p>
      <text:p text:style-name="P2"><text:span text:style-name="T6">6- mn hw &amp;lk&amp;fr?</text:span></text:p>
      <text:p text:style-name="P2"><text:span text:style-name="T6">7- ʔͣyn ykwn &amp;lk&amp;fr ywm &amp;lqy&amp;mä?</text:span></text:p>
      <text:p text:style-name="P2"><text:span text:style-name="T6">8- mn hw &amp;lmn&amp;fq?</text:span></text:p>
      <text:p text:style-name="P2"><text:span text:style-name="T6">9- hl ykwn &amp;lmn&amp;fq mʔͮmn&amp;?</text:span></text:p>
      <text:p text:style-name="P2"><text:span text:style-name="T6">10- mn hw &amp;lmbtdʕ?</text:span></text:p>
      <text:p text:style-name="P2"><text:span text:style-name="T6">11- mn hw &amp;lf&amp;sq?</text:span></text:p>
      <text:p text:style-name="P2"><text:span text:style-name="T6">12- m&amp;ð&amp; yjb ʕlã &amp;lmbtdʕ w &amp;lf&amp;sq?</text:span></text:p>
      <text:p text:style-name="P2"><text:span text:style-name="T6">13- hl fyn&amp; mbtdʕwn?</text:span></text:p>
      <text:p text:style-name="P2"><text:span text:style-name="T6">&amp;lwǔḍǔwʔǔ ¤</text:span></text:p>
      <text:p text:style-name="P2"><text:span text:style-name="T6">1) &amp;ǐj·lǐs· lǐl·wǔḍǔwʔǐ fǐy mǎkǎ&amp;nį ṭǎ&amp;hǐrį mǔs·tǎq·bǐlǎ &amp;lqǐb·lǎäǐ wǎ &amp;n·wǐ bǐqǎl·bǐkǎ &amp;lwǔḍǔwʔǎ, θǔm^ǎ sǎm^ǐ &amp;ll^ǎhǐ (bǐs·mǐ &amp;ll^ǎhǐ &amp;lr^ǎḥ·mǎ&amp;nǐ &amp;lr^ǎḥǐymǐ), wǎ ǧ·sǐl· yǎdǎy·kǎ ʔͥǐlǎã &amp;lr^ǔs·ǧǎy·nǐ θǎl&amp;ǎθǎ mǎr^ǎ&amp;tį wǎ xǎl^ǐl· ʔͣǎṣǎ&amp;bǐʕǎkǎ.</text:span></text:p>
      <text:p text:style-name="P2"><text:span text:style-name="T6">2) xǔð· bǐyǎdǐkǎ &amp;lmǎ&amp;ʔǎ wǎḍǎʕ·hǔ fǐy fǎmǐkǎ wǎ tǎmǎḍ·mǎḍ· θǎl&amp;ǎθǎ mǎr^ǎ&amp;tį.</text:span></text:p>
      <text:p text:style-name="P2"><text:span text:style-name="T6">3) &amp;ǐs·tǎn·šǐqǐ &amp;lmǎ&amp;ʔǎ θǎl&amp;ǎθą&amp; wǎ nǎð̣^ǐf· ʔͣǎn·fǎkǎ mǐm^ǎ&amp; fǐyhǐ mǐn· mǔxǎ&amp;ṭį wǎ wǎsǎxį.</text:span></text:p>
      <text:p text:style-name="P2"><text:span text:style-name="T6">4) &amp;ǐǧ·sǐl· wǎj·hǎkǎ θǎl&amp;ǎθą&amp; wǎ tǎḥǎq^ǎq· mǐn· wǔṣǔwlǐ &amp;lmǎ&amp;ʔǐ ʔͥǐlǎã wǎj·hǐkǎ kǔl^ǐhǐ.</text:span></text:p>
      <text:p text:style-name="P2"><text:span text:style-name="T6">5) &amp;ǐǧ·sǐl· yǎdǎkǎ &amp;lyǔm·nǎã ʔͥǐlǎã &amp;lmǐr·fǎqǐ θǎl&amp;ǎθą&amp;.</text:span></text:p>
      <text:p text:style-name="P2"><text:span text:style-name="T6">6) &amp;ǐǧ·sǐl· yǎdǎkǎ &amp;lyǔs·rǎã ʔͥǐlǎã &amp;lmǐr·fǎqǐ θǎl&amp;ǎθą&amp;.</text:span></text:p>
      <text:p text:style-name="P2"><text:span text:style-name="T6">7) xǔðǐ &amp;lmǎ&amp;ʔǎ bǐyǎdǎy·kǎ wǎ &amp;m·sǎḥ· bǐhǐ rǎʔͣ·sǎkǎ mǐn· mǔqǎd^ǎmǐhǐ ʔͥǐlǎã mǔʔͮǎx^ǎrǐhǐ kǔl^ǎhǔ ʔͣǎw· bǎʕ·ḍǎhǔ.</text:span></text:p>
      <text:p text:style-name="P2"><text:span text:style-name="T6">8) &amp;ǐm·sǎḥ· ʔͣǔðǔnǎy·kǎ ð̣ǎ&amp;hǐrǎhǔmǎ&amp; wǎ bǎ&amp;ṭǐnǎhǔmǎ&amp; bǐʔͥǐb·hǎ&amp;mǐkǎ wǎ sǎb^ǎ&amp;bǎtǐkǎ.</text:span></text:p>
      <text:p text:style-name="P2"><text:span text:style-name="T6">9) &amp;ǐǧ·sǐl· rǐj·lǎkǎ &amp;lyǔm·nǎã ʔͥǐlǎã &amp;lkǎʕ·bǎy·nǐ θǎl&amp;ǎθą&amp;.</text:span></text:p>
      <text:p text:style-name="P2"><text:span text:style-name="T6">10) &amp;ǐǧ·sǐl· rǐj·lǎkǎ &amp;lyǔs·rǎã ʔͥǐlǎã &amp;lkǎʕ·bǎy·nǐ θǎl&amp;ǎθą&amp;. wǎ rǎ&amp;ʕǐ hǎðǎ&amp; </text:span><text:soft-page-break/><text:span text:style-name="T6">&lt;^ǎr·tǐybǎ.</text:span></text:p>
      <text:p text:style-name="P2"><text:span text:style-name="T6">11) wǎ ʔͥǐðǎ&amp; fǎrǎǧ·tǎ mǐn· wǔḍǔwʔǐkǎ &amp;ǐq·rǎʔͣ· hǎðǎ&amp; &amp;ld^ǔʕǎ&amp;ʔǎ &amp;lmǎʔͣ·θǔwrǎ: (ʔͣǎš·hǎdǔ ʔͣǎn· l&amp;ǎ ʔͥǐlǎhǎ ʔͥǐl&amp;^ǎ &amp;ll^ǎhǔ wǎḥ·dǎhǔ l&amp;ǎ šǎrǐykǎ lǎhǔ, wǎ ʔͣǎš·hǎdǔ ʔͣǎn^ǎ mǔḥǎm^ǎdą&amp; ʕǎb·dǔhǔ wǎ rǎsǔwlǔhǔ. &amp;ll^ǎhǔm^ǎ &amp;j·ʕǎl·nǐy mǐnǎ &lt;^ǎw^ǎ&amp;bǐynǎ wǎ &amp;j·ʕǎl·nǐy mǐnǎ &amp;lmǔtǎṭǎh^ǐrǐynǎ).</text:span></text:p>
      <text:p text:style-name="P2"><text:span text:style-name="T6"/></text:p>
      <text:p text:style-name="P2"><text:span text:style-name="T6">ʔͣsʔͤlä llmn&amp;qšä:</text:span></text:p>
      <text:p text:style-name="P2"><text:span text:style-name="T6">1- lm&amp;ð&amp; ytwḍʔͣ &amp;lrjl?</text:span></text:p>
      <text:p text:style-name="P2"><text:span text:style-name="T6">2- ʔͣyn ynbǧy ʔͣn yjls mn yryd &lt;wḍʔͮ? w kyf yjls?</text:span></text:p>
      <text:p text:style-name="P2"><text:span text:style-name="T6">3- &amp;ðkr ly ʔͣʕm&amp;l &amp;lwḍwʔ mn ʔͣwlh&amp; ʔͥlã ʔ̾xrh&amp; ʕlã &lt;rtyb fy &amp;ldrs.</text:span></text:p>
      <text:p text:style-name="P2"><text:span text:style-name="T6">4- m&amp;ð&amp; tqwl fy ʔͣwl &amp;lwḍwʔ?</text:span></text:p>
      <text:p text:style-name="P2"><text:span text:style-name="T6">5- ʔͣy dʕ&amp;ʔ tqrʔͣ bʕd fr&amp;ǧk mn &amp;lwḍwʔ?</text:span></text:p>
      <text:p text:style-name="P2"><text:span text:style-name="T6">6- m&amp; mʕnã &amp;ldʕ&amp;ʔ &amp;lmʔͣθwr?</text:span></text:p>
      <text:p text:style-name="P2"><text:span text:style-name="T6">7- km mrä tǧsl &amp;lʔͣʕḍ&amp;ʔ fy &amp;lwḍwʔ?</text:span></text:p>
      <text:p text:style-name="P2"><text:span text:style-name="T6">&amp;lṣ^ǎl&amp;ǎäǔ ¤</text:span></text:p>
      <text:p text:style-name="P2"><text:span text:style-name="T6">qǎb·lǎ &amp;lš^ǔrǔwʕǐ fǐy &amp;lṣ^ǎl&amp;ǎäǐ ʕǎlǎy·kǎ ʔͣǎn· tǎs·tǎk·mǐlǎ &amp;lš^ǔrǔwṭǎ &amp;lwǎ&amp;jǐbǎäǎ lǎhǎ&amp;, wǎ hǐyǎ: &amp;lwǔḍǔwʔǔ, wǎ ṭǎhǎ&amp;rǎäǔ &amp;lbǎdǎnǐ wǎ &amp;lθ^ǎw·bǐ wǎ &amp;lmǎkǎ&amp;nǐ, wǎ sǎt·rǔ &amp;lʕǎw·rǎäǐ, wǎ dǔxǔwlǔ wǎq·tǐ &amp;lṣ^ǎl&amp;ǎäǐ, wǎ &amp;s·tǐq·bǎ&amp;lǔ &amp;lqǐb·lǎäǐ. wǎ bǎʕ·dǎ ʔͣǎnǐ &amp;s·tǎq·bǎl·tǎ &amp;lqǐb·lǎäǎ wǎ tǎwǎḥ^ǎh·tǎ bǐqǎl·bǐkǎ ʔͥǐlǎã &amp;ll^ǎhǐ tǎf·ʕǎlǔ mǎ&amp; yǎʔͣ·tǐy:</text:span></text:p>
      <text:p text:style-name="P2"><text:span text:style-name="T6">1) &amp;ǐf·tǎḥǐ &amp;lṣ^ǎl&amp;ǎäǎ bǐ&lt;^ǎk·bǐyrǐ rǎ&amp;fǐʕą&amp; yǎdǎy·kǎ ʔͥǐlǎã &amp;lkǎtǐfǎy·nǐ nǎ&amp;wǐyą&amp; &amp;lṣ^ǎl&amp;ǎäǎ qǎ&amp;ʔͤǐl&amp;ą (&amp;ll^ǎhǔ ʔͣǎk·bǎrǔ). &amp;ǔn·ð̣ǔr·</text:span></text:p>
      <text:p text:style-name="P2"><text:span text:style-name="T6">(škl 1).</text:span></text:p>
      <text:p text:style-name="P2"><text:span text:style-name="T6">wǎ tǔsǎm^ǎã hǎðǐhǐ tǎk·bǐyrǎäǎ &amp;lʔͥǐḥ·rǎ&amp;mǐ.</text:span></text:p>
      <text:p text:style-name="P2"><text:span text:style-name="T6">2) ḍǎʕ· yǎdǎkǎ &amp;lyǔm·nǎã ʕǎlǎã &amp;lyǔs·rǎã ʕǎlǎã ṣǎd·rǐkǎ wǎ ʔͣǎn·tǎ qǎ&amp;ʔͤǐmų. &amp;nð̣r (škl 2),</text:span></text:p>
      <text:p text:style-name="P2"><text:span text:style-name="T6">wǎ &amp;q·rǎʔͣ· dǔʕǎ&amp;ʔǎ &amp;l&amp;ǐs·tǐf·tǎ&amp;ḥǐ: (sǔb·ḥǎ&amp;nǎkǎ &amp;ll^ǎhǔm^ǎ wǎ bǐḥǎm·dǐkǎ wǎ tǎbǎ&amp;rǎkǎ &amp;s·mǔkǎ wǎ tǎʕǎ&amp;lǎã jǎd^ǔkǎ wǎ l&amp;ǎ ʔͥǐlǎhǎ ǧǎy·rǔkǎ). wǎ bǎʕ·dǎ ðǎlǐkǎ &amp;s·tǎʕǐð· (ʔͣǎʕǔwðǔ bǐ&amp;ll^ǎhǐ mǐnǎ &amp;lš^ǎy·ṭǎ&amp;nǐ &amp;lr^ǎjǐymǐ) θǔm^ǎ &amp;q·rǎʔͣǐ &amp;lbǎs·mǎlǎäǎ: (bǐs·mǐ &amp;ll^ǎhǐ &amp;lr^ǎḥ·mǎnǐ &amp;lr^ǎḥǐymǐ) θm &amp;qrǎʔͣ· sǔwrǎäǎ &amp;lfǎ&amp;tǐḥǎäǐ: (&amp;lḥǎm·dǔ lǐl^ǎhǐ rǎb^ǐ &amp;lʕǎ&amp;lǎmǐynǎ &amp;lr^ǎḥ·mǎnǐ &amp;lr^ǎḥǐymǐ mǎ&amp;lǐkǐ yǎw·mǐ &amp;ld^ǐynǐ ʔͥǐy^ǎ&amp;kǎ nǎʕ·bǔdǔ wǎ ʔͥǐy^ǎ&amp;kǎ nǎs·tǎʕǐynǔ &amp;ǐh·dǐnǎ&amp; &amp;lṣ^ǐrǎ&amp;ṭǎ &amp;lmǔs·tǎqǐymǎ ṣǐrǎ&amp;ṭǎ &amp;l^ǎðǐynǎ ʔͣǎn·ʕǎm·tǎ ʕǎlǎy·hǐm· ǧǎy·rǐ &amp;lmǎǧ·ḍǔwbǐ ʕǎlǎy·hǐm· wǎ l&amp;ǎ &amp;lḍ^ǎ&amp;l^ǐynǎ) ʔ̾myn. wǎ bǎʕ·dǎ qǐrǎ&amp;ʔǎäǐ &amp;lfǎ&amp;tǐḥǎäǐ &amp;ǐq·rǎʔͣ· šǎy·ʔͤą&amp; mǐm^ǎ&amp; tǎḥ·fǎð̣ǔ mǐn· sǔwrǐ &amp;lqǔr·ʔ̾nǐ wǎ ʔ̾yǎ&amp;tǐhǐ wǎ ðǎlǐkǎ fǐy &amp;lr^ǎk·ʕǎtǎy·nǐ &amp;lʔͣǔwlǎyǎy·nǐ fǎqǎṭ· mǐn· kǔl^ǐ ṣǎl&amp;ǎäį. tǎq·rǎʔͣǔ mǎθǎl&amp;ą: (bǐs·mǐ &amp;ll^ǎhǐ &amp;lr^ǎḥ·mǎnǐ &amp;lr^ǎḥǐymǐ. qǔl· hǔwǎ &amp;ll^ǎhǔ ʔͣǎḥǎdų &amp;ll^ǎhǔ &amp;lṣ^ǎmǎdǔ lǎm· yǎlǐd· wǎ lǎm· yǔwlǎd· wǎ lǎm· yǎkǔn· lǎhǔ kǔfǔwą&amp; ʔͣǎḥǎdų) ʔͣǔw· tǎq·rǎʔͣǔ ʔͣǎy^ǎäǎ sǔwrǎäį ʔͣǎw· ʔ̾yǎäį ʔͣǔx·rǎã mǐnǎ &amp;lqǔr·ʔ̾nǐ.</text:span></text:p>
      <text:p text:style-name="P2"><text:soft-page-break/><text:span text:style-name="T6"/></text:p>
      <text:p text:style-name="P2"><text:span text:style-name="T6">ʔͣsʔͤlä llmn&amp;qšä:</text:span></text:p>
      <text:p text:style-name="P2"><text:span text:style-name="T6">1- m&amp;ð&amp; yjb ʕlyk qbl &amp;lšrwʕ fy &amp;lṣl&amp;ä?</text:span></text:p>
      <text:p text:style-name="P2"><text:span text:style-name="T6">2- km hy šrwṭ &amp;lṣl&amp;ä? &amp;ðkrh&amp;.</text:span></text:p>
      <text:p text:style-name="P2"><text:span text:style-name="T6">3- bm&amp;ð&amp; tǔfttḥ &amp;lṣl&amp;ä?</text:span></text:p>
      <text:p text:style-name="P2"><text:span text:style-name="T6">4- m&amp; tsmã &lt;kbyrä &lt;y tfttḥ bh&amp; &amp;lṣl&amp;ä?</text:span></text:p>
      <text:p text:style-name="P2"><text:span text:style-name="T6">5- fy ʔͣyä rkʕä mn rkʕ&amp;t &amp;lṣl&amp;ä tqrʔͣ swrä mn &amp;lqrʔ̾n bʕd &amp;lf&amp;tḥä?</text:span></text:p>
      <text:p text:style-name="P2"><text:span text:style-name="T6"/></text:p>
      <text:p text:style-name="P2"><text:span text:style-name="T6">3) bǎʕ·dǎ qǐrǎ&amp;ʔǎäǐ &amp;lfǎ&amp;tǐḥǎäǐ wǎ sǔwrǎäį qǎṣǐyrǎäį kǎb^ǐr· (&amp;ll^ǎhǔ ʔͣǎk·bǎr·) θǔm^ǎ &amp;r·kǎʕ· wǎḍǎʕ· yǎdǎy·kǎ ʕǎlǎã rǔk·bǎtǎy·kǎ, &amp;nð̣r (škl 3)</text:span></text:p>
      <text:p text:style-name="P2"><text:span text:style-name="T6">wǎ qǔl·: (sǔb·ḥǎ&amp;nǎ rǎb^ǐyǎ &amp;lʕǎð̣ǐymǐ) θǎl&amp;ǎθǎ mǎr^ǎ&amp;tį.</text:span></text:p>
      <text:p text:style-name="P2"><text:span text:style-name="T6">4) θǔm^ǎ &amp;ʕ·tǎdǐl· qǎ&amp;ʔͤǐmą&amp; qǎ&amp;ʔͤǐl&amp;ą: (sǎmǐʕǎ &amp;ll^ǎhǔ lǐmǎn· ḥǎmǐdǎhǔ). fǎʔͥǐðǎ&amp; &amp;ʕ·tǎdǎl·tǎ tǎmǎ&amp;mą&amp; fǎqǔl·: (rǎb^ǎnǎ&amp; wǎ lǎkǎ &amp;lḥǎm·dǔ) &amp;nð̣r (škl 4).</text:span></text:p>
      <text:p text:style-name="P2"><text:span text:style-name="T6">5) θǔm^ǎ &amp;h·wǐ sǎ&amp;jǐdą&amp; ʔͥǐlǎã &amp;lʔͣǎr·ḍǐ qǎ&amp;ʔͤǐl&amp;ą: (&amp;ll^ǎhǔ ʔͣǎk·bǎr·), wǎ&amp;ḍǐʕą&amp; rǔk·bǎtǎy·kǎ qǎb·lǎ yǎdǎy·kǎ ʕǎlǎã &amp;lʔͣǎr·ḍǐ θǔm^ǎ jǎb·hǎtǎkǎ wǎ ʔͣǎn·fǎkǎ wǎ qǔl·: (sǔb·ḥǎ&amp;nǎ rǎb^ǐyǎ &amp;lʔͣǎʕ·lǎã) θǎl&amp;ǎθǎ mǎr^ǎ&amp;tį. &amp;nð̣r (škl 5).</text:span></text:p>
      <text:p text:style-name="P2"><text:span text:style-name="T6">6) &amp;ǐr·fǎʕ· rǎʔͣ·sǎkǎ mǔkǎb^ǐrą&amp; wǎ &amp;j·lǐs· ʕǎlǎã rǐj·lǐkǎ &amp;lyǔs·rǎã wǎ &amp;n·ṣǐbǐ &amp;lyǔm·nǎã wǎ qǔl· fǐy jǔlǔwsǐkǎ: (rǎb^ǐ &amp;ǧ·fǐr·lǐy, rǎb^ǐ &amp;ǧ·fǐr·lǐy). &amp;nð̣r (škl 6).</text:span></text:p>
      <text:p text:style-name="P2"><text:span text:style-name="T6">7) θǔm^ǎ &amp;s·jǔd· &amp;ls^ǎj·dǎäǎ &amp;lθ^ǎ&amp;nǐyǎäǎ tǎmǎ&amp;mą&amp; kǎmǎ&amp; sǎjǎd·tǎ &amp;ls^ǎj·dǎäǎ &amp;lʔͣǔwlǎã mǔkǎb^ǐrą&amp; wǎ qǔl· fǐy sǔjǔwdǐkǎ: (sǔb·ḥǎ&amp;nǎ rǎb^ǐyǎ &amp;lʔͣǎʕ·lǎã) θǎl&amp;ǎθą&amp; (&amp;nð̣r škl 5).</text:span></text:p>
      <text:p text:style-name="P2"><text:span text:style-name="T6">8) bǎʕ·dǎ &amp;l&amp;ǐn·tǐhǎ&amp;ʔǐ mǐnǎ &amp;ls^ǎj·dǎäǐ &amp;lθ^ǎ&amp;nǐyǎäǐ &amp;n·hǎḍ· qǎ&amp;ʔͤǐmą&amp; wǎ mǔkǎb^ǐrą&amp;. wǎ bǐhǎðǎ&amp; tǎtǐm^ǔ &amp;lr^ǎk·ʕǎäǔ &amp;lʔͣǔwlǎã.</text:span></text:p>
      <text:p text:style-name="P2"><text:span text:style-name="T6"/></text:p>
      <text:p text:style-name="P2"><text:span text:style-name="T6">&amp;lr^ǎk·ʕǎäǔ &amp;lθ^ǎ&amp;nǐyǎäǔ</text:span></text:p>
      <text:p text:style-name="P2"><text:span text:style-name="T6">9) wǎ fǐy wǔqǔwfǐkǎ lǐlr^ǎk·bǎäǐ &amp;lθ^ǎ&amp;nǐyǎäǐ &amp;ǐq·rǎʔͣǐ &amp;lfǎ&amp;tǐḥǎäǎ θǔm^ǎ &amp;ǐq·rǎʔͣ· qǎlǐyl&amp;ą mǐnǎ &amp;lqǔr·ʔ̾nǐ θǔm^ǎ &amp;r·kǎʕ· θǔm^ǎ &amp;s·jǔd· sǎj·dǎtǎy·nǐ kǎmǎ&amp; fǎʕǎl·tǎ fǐy &amp;lr^ǎk·ʕǎäǐ &amp;lʔͣǔwlǎã tǎmǎ&amp;mą&amp;.</text:span></text:p>
      <text:p text:style-name="P2"><text:span text:style-name="T6"/></text:p>
      <text:p text:style-name="P2"><text:span text:style-name="T6">1- m&amp;ð&amp; tqwl ʕnd &amp;lrkwʕ?</text:span></text:p>
      <text:p text:style-name="P2"><text:span text:style-name="T6">2- m&amp;ð&amp; tqwl fy &amp;lrkwʕ?</text:span></text:p>
      <text:p text:style-name="P2"><text:span text:style-name="T6">3- km sjdä tsjd fy kl rkʕä?</text:span></text:p>
      <text:p text:style-name="P2"><text:span text:style-name="T6">4- m&amp; tqwl ʕnd &amp;lrfʕ ʕn &amp;lrkwʕ?</text:span></text:p>
      <text:p text:style-name="P2"><text:span text:style-name="T6">5- m&amp; tqwl fy &amp;ʕtd&amp;lk bʕd &amp;lrkwʕ?</text:span></text:p>
      <text:p text:style-name="P2"><text:span text:style-name="T6">6- m&amp;ð&amp; tqwl fy sjwdk?</text:span></text:p>
      <text:p text:style-name="P2"><text:span text:style-name="T6">7- m&amp; tqwl fy jlwsk byn &amp;lsjdtyn?</text:span></text:p>
      <text:p text:style-name="P2"><text:span text:style-name="T6"/></text:p>
      <text:p text:style-name="P2"><text:soft-page-break/><text:span text:style-name="T6">10) ʕǐn·dǎmǎ&amp; tǎr·fǎʕǔ rǎʔͣ·sǎkǎ mǐnǎ &amp;ls^ǎj·dǎäǐ &amp;lθ^ǎ&amp;nǐyǎäǐ ʕǎlǎy·kǎ ʔͣǎn· tǎj·lǐsǎ jǔlǔwsǎkǎ bǎy·nǎ &amp;ls^ǎj·dǎtǎy·nǐ ǧǎy·rǎ ʔͣǎn^ǎkǎ tǎḍǔm^ǔ hǔnǎ&amp; ʔͣǎṣǎ&amp;bǐʕǎ yǎdǐkǎ &amp;lyǔm·nǎã wǎ tǔr·sǐlǔ &amp;ls^ǎb^ǎ&amp;bǎäǎ. &amp;nð̣r (škl 7).</text:span></text:p>
      <text:p text:style-name="P2"><text:span text:style-name="T6">11) &amp;lʔ̾nǎ wǎ ʔͣǎn·tǎ jǎ&amp;lǐsų &amp;ǐq·rǎʔͣ· "&lt;^ǎḥǐy^ǎ&amp;tǔ" mǎʕǎ "&amp;lṣ^ǎl&amp;ǎäǐ &amp;lʔͥǐb·rǎ&amp;hǐymǐy^ǎäǐ" ʔͥǐn· kǎ&amp;nǎtǐ &amp;lṣ^ǎl&amp;ǎäǔ rǎk·ʕǎtǎy·nǐ mǐθ·lǎ ṣǎl&amp;ǎäǐ &amp;lṣ^ǎb·ḥǐ mǎθǎl&amp;ą. ʔͣǎm^ǎ&amp; ʔͥǐðǎ&amp; kǎ&amp;nǎtǐ &amp;lṣ^ǎl&amp;ǎäǔ ʔͣǎr·bǎʕǎ rǎkǎʕǎ&amp;tį ʔͣǎw· θǎl&amp;ǎθą&amp; fǎtǎqǐfǔ dǔwnǎ ʔͣǎn· tǎq·rǎʔͣǎ &amp;lṣ^ǎl&amp;ǎäǎ &amp;lʔͥǐb·rǎ&amp;hǐymǐy^ǎäǎ.</text:span></text:p>
      <text:p text:style-name="P2"><text:span text:style-name="T6">12) ʕǐn·dǎ jǔlǔwsǐkǎ wǎ qǐrǎ&amp;ʔǎtǐkǎ "&lt;^ǎḥǐy^ǎ&amp;tǔ" wǎ wǔṣǔwlǐkǎ lǐlt^ǎšǎh^ǔdǐ &amp;ǐr·fǎʕ· sǎb^ǎ&amp;bǎtǎkǎ &amp;lyǔm·nǎã. &amp;nð̣r (škl 8)</text:span></text:p>
      <text:p text:style-name="P2"><text:span text:style-name="T6"/></text:p>
      <text:p text:style-name="P2"><text:span text:style-name="T6">&lt;^ǎḥǐy^ǎ&amp;tǔ:</text:span></text:p>
      <text:p text:style-name="P2"><text:span text:style-name="T6">(&lt;^ǎḥǐy^ǎ&amp;tǔ lǐl^ǎhǐ wǎ &amp;lṣ^ǎlǎwǎ&amp;tǔ wǎ &amp;lṭ^ǎy^ǐbǎ&amp;tǔ. &amp;ls^ǎl&amp;ǎmǔ ʕǎlǎy·kǎ ʔͣǎy^ǔhǎ&amp; &amp;ln^ǎbǐy^ǔ wǎ rǎḥ·mǎäǔ &amp;ll^ǎhǐ wǎ bǎrǎkǎ&amp;tǔhǔ. &amp;ls^ǎl&amp;ǎmǔ ʕǎlǎy·nǎ&amp; wǎ ʕǎlǎã ʕǐbǎ&amp;dǐ &amp;ll^ǎhǐ &amp;lṣ^ǎ&amp;lǐḥǐynǎ ʔͣǎš·hǎdǔ ʔͣǎn· l&amp;ǎ ʔͥǐlǎhǎ ʔͥǐl&amp;^ǎ &amp;ll^ǎhǔ wǎ ʔͣǎš·hǎdǔ ʔͣǎn^ǎ mǔḥǎm^ǎdą&amp; ʕǎb·dǔhǔ wǎ rǎsǔwlǔhǔ) wǎ hǔnǎ&amp; ʕǐn·dǎ qǎw·lǐkǎ "ʔͥǐl&amp;^ǎ &amp;ll^ǎhǔ" tǎr·fǎʕǔ &amp;ls^ǎb^ǎ&amp;bǎäǎ mǐnǎ &amp;lyǎdǐ &amp;lyǔm·nǎã.</text:span></text:p>
      <text:p text:style-name="P2"><text:span text:style-name="T6"/></text:p>
      <text:p text:style-name="P2"><text:span text:style-name="T6">&amp;lṣ^ǎl&amp;ǎäǔ &amp;lʔͥb·rǎ&amp;hǐymǐy^ǎäǔ:</text:span></text:p>
      <text:p text:style-name="P2"><text:span text:style-name="T6">(&amp;ll^ǎhǔm^ǎ ṣǎl^ǐ ʕǎlǎã mǔḥǎm^ǎdį wǎ ʕǎlǎã ʔ̾lǐ mǔḥǎm^ǎdį kǎmǎ&amp; ṣǎl^ǎy·tǎ ʕǎlǎã ʔͥǐb·rǎ&amp;hǐymǎ wǎ ʕǎlǎã ʔ̾lǐ ʔͥǐb·rǎ&amp;hǐymǎ. wǎ bǎ&amp;rǐk· ʕǎlǎã mǔḥǎm^ǎdį wǎ ʕǎlǎã ʔ̾lǐ mǔḥǎm^ǎdį kǎmǎ&amp; bǎ&amp;rǎk·tǎ ʕǎlǎã ʔͥǐb·rǎ&amp;hǐymǎ wǎ ʕǎlǎã ʔ̾lǐ ʔͥǐb·rǎ&amp;hǐymǎ fǐy &amp;lʕǎ&amp;lǎmǐynǎ, ʔͥǐn^ǎkǎ ḥǎmǐydų mǎjǐydų).</text:span></text:p>
      <text:p text:style-name="P2"><text:span text:style-name="T6">13) bǎʕ·dǎ &amp;l&amp;ǐn·tǐhǎ&amp;ʔǐ mǐn· qǐrǎ&amp;ʔǎäǐ &amp;lṣ^ǎl&amp;ǎäǐ &amp;lʔͥǐb·rǎ&amp;hǐymǐy^ǎäǐ &amp;ǐl·tǎfǐt· yǎmǐyną&amp; wǎ qǔl·: (&amp;ls^ǎl&amp;ǎmǔ ʕǎlǎy·kǔm· wǎ rǎḥ·mǎäǔ &amp;ll^ǎhǐ wǎ bǎrǎkǎ&amp;tǎhǔ) θǔm^ǎ &amp;l·tǎfǐt· yǎsǎ&amp;rą&amp; wǎ sǎl^ǐm· nǎf·sǎ &amp;ls^ǎl&amp;ǎmǐ wǎ bǐhǎðǎ&amp; tǎtǐm^ǔ ṣǎl&amp;ǎtǔkǎ. &amp;nð̣r &amp;lšklyn (9, 10)</text:span></text:p>
      <text:p text:style-name="P2"><text:span text:style-name="T6"/></text:p>
      <text:p text:style-name="P2"><text:span text:style-name="T6">ʔͣsʔͤlä llmn&amp;qšä:</text:span></text:p>
      <text:p text:style-name="P2"><text:span text:style-name="T6">1- m&amp; hw ʔͣwl ʔͣʕm&amp;l &amp;lṣl&amp;ä?</text:span></text:p>
      <text:p text:style-name="P2"><text:span text:style-name="T6">2- m&amp; hw ʔ̾xr ʔͣʕm&amp;l &amp;lṣl&amp;ä?</text:span></text:p>
      <text:p text:style-name="P2"><text:span text:style-name="T6">3- bʔͣy šyʔ ttm ṣl&amp;tk?</text:span></text:p>
      <text:p text:style-name="P2"><text:span text:style-name="T6">4- ʔͥlã ʔͣyä jhä yltft &amp;lmṣlã ʕnd &lt;slymä &amp;lʔͣwlã? ʕnd &lt;slymä &amp;lθ&amp;nyä?</text:span></text:p>
      <text:p text:style-name="P2"><text:span text:style-name="T6">5- yltft &amp;lmṣlã ʔͣwl&amp; ʔͥlã &amp;lymyn ʔͣw ʔͥlã &amp;lys&amp;r?</text:span></text:p>
      <text:p text:style-name="P2"><text:span text:style-name="T6">6- hl ḥfð̣t "&lt;ḥy&amp;t"?</text:span></text:p>
      <text:p text:style-name="P2"><text:span text:style-name="T6">7- hl ḥfð̣t &amp;lṣl&amp;ä &amp;lʔͥbr&amp;hymyä?</text:span></text:p>
      <text:p text:style-name="P2"><text:span text:style-name="T6">8- ʔͣtqrʔͣ &amp;lṣl&amp;ä &amp;lʔͥbr&amp;hymyä fy kl ṣl&amp;ä?</text:span></text:p>
      <text:p text:style-name="P2"><text:span text:style-name="T6">9- kyf tslm ʕnd xt&amp;m &amp;lṣl&amp;ä? w m&amp; ṣyǧth&amp;?</text:span></text:p>
      <text:p text:style-name="P2"><text:span text:style-name="T6">10- ʔͥð&amp; wṣlt bʕd &amp;nth&amp;ʔ &amp;ldrws ʔͥlã mnzlk f&amp;nð̣r ʔͣyḥfð̣ ʔͣxwk &amp;lṣǧyr ʔͣw ʔͣxtk </text:span><text:soft-page-break/><text:span text:style-name="T6">&amp;lṣǧyrä "&amp;lf&amp;tḥä" w "&lt;ḥy&amp;t"</text:span></text:p>
      <text:p text:style-name="P2"><text:span text:style-name="T6">kǎy·fǐy^ǎäǔ &amp;lṣ^ǎlǎwǎ&amp;tǐnǎ&amp; &amp;lmǎf·rǔwḍǎäǐ</text:span></text:p>
      <text:p text:style-name="P2"><text:span text:style-name="T6">1) ṣǎl&amp;ǎäǔ &amp;lṣ^ǔb·ḥǐ rǎk·ʕǎtǎ&amp;nǐ.</text:span></text:p>
      <text:p text:style-name="P2"><text:span text:style-name="T6">kǎy·fǐy^ǎtǔhǎ&amp;: &amp;ǐq·rǎʔͣ· fǐy &amp;lr^ǎk·ʕǎtǎy·nǐ &amp;lfǎ&amp;tǐḥǎäǎ wǎ šǎyʔͤą&amp; mǐnǎ &amp;lqǔr·ʔ̾nǐ θǔm^ǎ &amp;q·rǎʔͣ· "&lt;ḥy^&amp;t" mǎʕǎ "&amp;lṣ^ǎl&amp;ǎäǐ &amp;lʔͥǐb·rǎ&amp;hǐymǐy^ǎäǐ" w sǎl^ǐm·.</text:span></text:p>
      <text:p text:style-name="P2"><text:span text:style-name="T6">2) ṣǎl&amp;ǎäǔ &amp;lð̣ǔh·rǐ rǎb·ʕǔ rǎkǎʕǎ&amp;tį.</text:span></text:p>
      <text:p text:style-name="P2"><text:span text:style-name="T6">kǎy·fǐy^ǎtǔhǎ&amp;: &amp;ǐq·rǎʔͣ· fǐy &amp;lr^ǎk·ʕǎtǎy·nǐ &amp;lʔͣǔwlǎyǎy·nǐ &amp;lfǎ&amp;tǐḥǎäǎ wǎ sǔwrǎäą mǐnǎ &amp;lqǔr·ʔ̾nǐ, wǎ bǎʕ·dǎhǎ&amp; tǎj·lǐsǔ wǎ tǎq·rǎʔͣǔ "&lt;ḥy^&amp;t" ʔͥǐlǎã ʔ̾xǐrǐ &lt;^ǎšǎh^ǔdǐ. θǔm^ǎ tǎn·hǎḍǔ wǎ tǔṣǎl^ǐy rǎk·ʕǎtǎy·nǐ ʔͣǔxǎrǎyǎy·nǎ dǔwnǎ ʔͣǎn· tǎq·rǎʔͣǎǎ bǎʕ·dǎ &amp;lfǎ&amp;tǐḥǎäǐ sǔwrǎäą. θǔm^ǎ tǎj·lǐsǔ wǎ tǎq·rǎʔͣǔ "&lt;ḥy^ǎ&amp;t" mǎʕǎ &amp;lṣ^ǎl&amp;ǎäǐ &amp;lʔͥǐb·rǎ&amp;hǐymǐy^ǎäǐ. wǎ tǎn·tǎhǐy bǐ&lt;^ǎs·lǐymǐ.</text:span></text:p>
      <text:p text:style-name="P2"><text:span text:style-name="T6">3) ṣǎl&amp;ǎäǔ &amp;lʕǎṣ·rǐ ʔͣǎr·bǎʕǔ rǎkǎʕǎ&amp;tį:</text:span></text:p>
      <text:p text:style-name="P2"><text:span text:style-name="T6">kǎy·fǐy^ǎtǔhǎ&amp;: wǎ kǎy·fǐy^ǎtǔhǎ&amp; mǐθ·lǔ ṣǎl&amp;ǎäǐ &amp;lð̣^ǔh·rǐ sǎwǎ&amp;ʔą bǐsǎwǎ&amp;ʔį.</text:span></text:p>
      <text:p text:style-name="P2"><text:span text:style-name="T6">4) ṣǎl&amp;ǎäǔ &amp;lmǎǧ·rǐbǐ θǎl&amp;ǎθǔ rǎkǎʕǎ&amp;tį:</text:span></text:p>
      <text:p text:style-name="P2"><text:span text:style-name="T6">kǎy·fǐy^ǎtǔhǎ&amp;: tǎq·rǎʔͣǔ fǐy &amp;lr^ǎk·ʕǎtǎy·nǐ &amp;lʔͣǔwlǎyǎy·nǐ &amp;lfǎ&amp;tǐḥǎäǎ wǎ sǔwrǎäą mǐnǎ &amp;lqǔr·ʔ̾nǐ. wǎ bǎʕ·dǎhǎ&amp; tǎj·lǐsǔ wǎ tǎq·rǎʔͣǔ "&lt;ḥy^&amp;t" ʔͥǐlǎã ʔ̾xǐrǐ &lt;^ǎšǎh^ǔdǐ, wǎ bǎʕ·dǎhǎ&amp; tǎn·hǎḍǔ wǎ tǎk·mǐlǔ rǎk·ʕǎäą wǎ&amp;ḥǐdǎäą θǔm^ǎ tǎj·lǐsǔ wǎ tǎq·rǎ&amp;ǔ "&lt;ḥy^&amp;t" kǎ&amp;mǐlǎäą wǎ tǎn·tǎhǐy bǐ&lt;^ǎs·lǐymǐ.</text:span></text:p>
      <text:p text:style-name="P2"><text:span text:style-name="T6">5) ṣǎl&amp;ǎäǔ &amp;lʕǐšǎ&amp;ʔǐ ʔͣǎr·bǎʕǔ rǎkǎʕǎ&amp;tį.</text:span></text:p>
      <text:p text:style-name="P2"><text:span text:style-name="T6">kǎy·fǐy^ǎtǔhǎ&amp;: mǐθ·lǔ ṣǎl&amp;ǎäǐ &amp;lð̣^ǔh·rǐ sǎwǎ&amp;ʔą bǐsǎwǎ&amp;ʔį.</text:span></text:p>
      <text:p text:style-name="P2"><text:span text:style-name="T6">tǎn·bǐyhų:</text:span></text:p>
      <text:p text:style-name="P2"><text:span text:style-name="T6">tǎj·hǎrǔ bǐqǐrǎ&amp;ʔǎäǐ &amp;lfǎ&amp;tǐḥǎäǐ wǎ sǔwrǎäį bǎʕ·dǎhǎ&amp; fǐy &amp;lr^ǎk·ʕǎtǎy·nǐ &amp;lʔͣǔwlǎyǎy·nǐ mǐn· ṣǎl&amp;ǎäǐ &amp;lmǎǧ·rǐbǐ wǎ ṣǎl&amp;ǎäǐ &amp;lʕǐšǎ&amp;ʔǐ wǎ fǐy ṣǎl&amp;ǎäǐ &amp;lṣ^ǔb·ḥǐ ʔͥǐmǎ&amp;mą&amp; wǎ mǔn·fǎrǐdą&amp; wǎ tǎx·fǔtǔ bǐhǐmǎ&amp; fǐy ǧǎy·rǐhǎ&amp;.</text:span></text:p>
      <text:p text:style-name="P2"><text:span text:style-name="T6"/></text:p>
      <text:p text:style-name="P2"><text:span text:style-name="T6">1- km rkʕä ṣl&amp;ä &amp;lṣbḥ?</text:span></text:p>
      <text:p text:style-name="P2"><text:span text:style-name="T6">2- km rkʕä ṣl&amp;ä &amp;lð̣hr? &amp;lʕṣr? &amp;lʕš&amp;ʔ?</text:span></text:p>
      <text:p text:style-name="P2"><text:span text:style-name="T6">3- km rkʕä ṣl&amp;ä &amp;lmǧrb?</text:span></text:p>
      <text:p text:style-name="P2"><text:span text:style-name="T6">4- m&amp; hy ʔͣwlã ṣlw&amp;t &amp;lywm w &amp;ll^ylä?</text:span></text:p>
      <text:p text:style-name="P2"><text:span text:style-name="T6">5- &amp;ðkr ly kyfyä ṣl&amp;ä &amp;lṣbḥ?</text:span></text:p>
      <text:p text:style-name="P2"><text:span text:style-name="T6">6- &amp;ðkr ly kyfyä ṣl&amp;ä &amp;lð̣hr?</text:span></text:p>
      <text:p text:style-name="P2"><text:span text:style-name="T6">7- &amp;ðkr ly kyfyä ṣl&amp;ä &amp;lmǧrb?</text:span></text:p>
      <text:p text:style-name="P2"><text:span text:style-name="T6">8- mtã tjhr bqr&amp;ʔä &amp;lf&amp;tḥä fy ṣlw&amp;tk w mtã txft bh&amp;?</text:span></text:p>
      <text:p text:style-name="P2"><text:span text:style-name="T6">9- fy ʔͣyhm&amp; &amp;lrkʕ&amp;t ʔͣkθr fy ṣl&amp;ä &amp;lð̣hr ʔͣm fy ṣl&amp;ä &amp;lmǧrb?</text:span></text:p>
      <text:p text:style-name="P2"><text:span text:style-name="T6">10- m&amp; trtyb &amp;lṣlw&amp;t &amp;lmfrwḍä?</text:span></text:p>
      <text:p text:style-name="P2"><text:span text:style-name="T6">&amp;lʔͣǎð·kǎ&amp;rǔ wǎ &amp;lʔͣǎd·ʕǐyǎäǔ &amp;lmǎʔͣ·θǔwrǎäǔ</text:span></text:p>
      <text:p text:style-name="P2"><text:span text:style-name="T6">1) ʕǐn·dǎ &amp;l&amp;ǐn·tǐhǎ&amp;ʔǐ ʕǎnǐ &amp;lṣ^ǎl&amp;ǎäǐ: (ʔͣǎs·tǎǧ·fǐrǔ &amp;ll^ǎhǎ (θǎl&amp;ǎθą&amp;) ʔͣǎll^ǎhǔm^ǎ ʔͣǎn·tǎ &amp;ls^ǎl&amp;ǎmǔ wǎ mǐn·kǎ &amp;ls^ǎl&amp;ǎmǔ tǎbǎ&amp;rǎk·tǎ wǎ </text:span><text:soft-page-break/><text:span text:style-name="T6">tǎʕǎ&amp;lǎy·tǎ yǎ&amp; ðǎ&amp; &amp;lhǎl&amp;ǎlǐ wǎ &amp;lʔͥǐk·rǎ&amp;mǐ. &amp;ll^ǎhǔm^ǎ ʔͣǎʕǐn^ǐy ʕǎlǎã ðǐk·rǐkǎ wǎ šǔk·rǐkǎ wǎ ḥǔs·nǐ ʕǐbǎ&amp;dǎtǐkǎ).</text:span></text:p>
      <text:p text:style-name="P2"><text:span text:style-name="T6">2) ʕǐn·dǎ &amp;ln^ǎw·mǐ: &amp;ǐḍ·ṭǎjǐʕ· ʕǎlǎã jǎn·bǐkǎ &amp;lʔͣǎy·mǎnǐ wǎḍǎʕ· kǎf^ǎkǎ &amp;lyǔm·nǎã tǎḥ·tǎ xǎd^ǐkǎ &amp;lʔͣǎy·mǎnǐ wǎ qǔl· (bǐ&amp;s·mǐkǎ rǎb^ǐy wǎḍǎʕ·tǔ jǎn·bǐy wǎ bǐkǎ ʔͣǎr·fǎʕǔhǔ ʔͥǐn· ʔͣǎm·sǎk·tǎ nǎf·sǐy fǎ&amp;r·ḥǎm·hǎ&amp; wǎ ʔͥǐn· ʔͣǎr·sǎl·tǎhǎ&amp; fǎ&amp;ḥ·fǎð̣·hǎ&amp; bǐmǎ&amp; tǎḥ·fǎð̣ǔ bǐhǐ ʕǐbǎ&amp;dǎkǎ &amp;lṣ^ǎ&amp;lǐḥǐynǎ).</text:span></text:p>
      <text:p text:style-name="P2"><text:span text:style-name="T6">3) ʕǐn·dǎ &amp;l&amp;ǐs·tǐyqǎ&amp;ð̣ǐ mǐnǎ &amp;ln^ǎw·mǐ: (&amp;lḥǎm·dǔ lǐl^ǎhǐ &amp;l^ǎðǐy ʔͣǎḥ·yǎ&amp;nǎ&amp; bǎʕ·dǎmǎ&amp; ʔͣǎmǎ&amp;tǎnǎ&amp; wǎ ʔͥǐlǎy·hǐ &amp;ln^ǔšǔwrǔ) ʔͣǎw· (&amp;lḥǎm·dǔ lǐl^ǎhǐ &amp;l^ǎðǐy rǎd^ǎ ʕǎlǎy^ǎ rǔwḥǐy wǎ ʕǎ&amp;fǎ&amp;nǐy fǐy jǎsǎdǐy wǎ ʔͣǎðǐnǎ lǐy bǐðǐk·rǐhǐ).</text:span></text:p>
      <text:p text:style-name="P2"><text:span text:style-name="T6">4) ʕǐn·dǎ tǎnǎ&amp;wǔlǐ ṭǎʕǎ&amp;mį ʔͣǎw· šǎrǎ&amp;bį: (&amp;ll^ǎhǔm^ǎ bǎ&amp;rǐk· lǎnǎ&amp; fǐymǎ&amp; rǎzǎq·tǎnǎ&amp; wǎ qǐnǎ&amp; ʕǎðǎ&amp;bǎ &amp;ln^ǎ&amp;rǐ. bǐs·mǐ &amp;ll^ǎhǐ) fǎʔͥǐn· nǎsǐytǎhǔ fǐy ʔͣǎw^ǎlǐ &amp;lṭ^ǎʕǎ&amp;mǐ fǎqǔl· fǐy ʔͣǎθ·nǎ&amp;ʔͤǐhǐ (bǐs·mǐ &amp;ll^ǎhǐ ʔͣǎw^ǎlǎhǔ wǎ ʔ̾xǐrǎhǔ).</text:span></text:p>
      <text:p text:style-name="P2"><text:span text:style-name="T6">5) ʕǐn·dǎ &amp;l&amp;ǐn·tǐhǎ&amp;ʔǐ ʕǎnǐ &amp;lʔͣǎk·lǐ: (&amp;lḥǎm·dǔ lǐl^ǎhǐ &amp;l^ǎðǐy ʔͣǎṭ·ʕǎmǎnǐy hǎðǎ&amp; wǎ rǎzǎqǎnǐyhǐ mǐn· ǧǎy·rǐ ḥǎw·lį mǐn^ǐy wǎ l&amp;ǎ qǔw^ǎäį) ʔͣǎw· (&amp;lḥǎm·dǔ lǐl^ǎhǐ &amp;l^^ǎðǐy ʔͣǎṭ·ʕǎmǎnǎ&amp; wǎ sǎqǎ&amp;nǎ&amp; wǎ jǎʕǎlǎnǎ&amp; mǔs·lǐmǐynǎ).</text:span></text:p>
      <text:p text:style-name="P2"><text:span text:style-name="T6">6) ʕǐn·dǎ &amp;lxǔrǔwjǐ mǐnǎ &amp;lmǎn·zǐlǐ: (bǐs·mǐ &amp;ll^ǎhǐ tǎwǎk^ǎl·tǔ ʕǎlǎã &amp;ll^ǎhǐ, l&amp;ǎ ḥǎw·lǎ wǎ l&amp;ǎ qǔw^ǎäǎ ʔͥǐl&amp;^ǎ bǐ&amp;ll^ǎhǐ) ʔͣǎw· (bǐs·mǐ &amp;ll^ǎhǐ tǎwǎk^ǎl·tǔ ʕǎlǎã &amp;ll^ǎhǐ, &amp;ll^ǎhǔm^ǎ ʔͥǐn^ǐy ʔͣǎʕǔwðǔ bǐkǎ ʔͣǎn· ʔͣǎḍǐl^ǎ ʔͣǎw· ʔͣǔḍǎl^ǎ ʔͣǎw· ʔͣǎzǐl^ǎ ʔͣǎw· ʔͣǔzǎl^ǎ ʔͣǎw· ʔͣǎð̣·lǐmǎ ʔͣǎw· ʔͣǔð̣·lǎmǎ ʔͣǎw· ʔͣǎj·hǎlǎ ʔͣǎw· yǔj·hǎlǎ ʕǎlǎy^ǎ).</text:span></text:p>
      <text:p text:style-name="P2"><text:span text:style-name="T6">7) ʕǐn·dǎ dǔxǔwlǐ &amp;lmǎn·zǐlǐ: (&amp;ll^ǎhǔm^ǎ ʔͥǐn^ǐy ʔͣǎs·ʔͣǎlǔkǎ xǎy·rǎ &amp;lmǎw·lǐjǐ wǎ xǎy·rǎ &amp;lmǎx·rǎjǐ bǐs·mǐ &amp;ll^ǎhǐ wǎlǎj·nǎ&amp; wǎ bǐs·mǐ &amp;ll^ǎhǐ xǎrǎj·nǎ&amp; wǎ ʕǎlǎã &amp;ll^ǎhǐ rǎb^ǐnǎ&amp; tǎwǎk^ǎl·tǔ).</text:span></text:p>
      <text:p text:style-name="P2"><text:span text:style-name="T6">8) ʕǐn·dǎ dǔxǔwlǐ &amp;ls^ǔwqǐ: (l&amp;ǎ ʔͥǐlǎhǎ ʔͥǐl&amp;^ǎ &amp;ll^ǎhǔ wǎḥ·dǎhǔ l&amp;ǎ šǎrǐykǎ lǎhǔ lǎhǔ &amp;lmǔl·kǔ wǎ lǎhǔ &amp;lḥǎm·dǔ yǔḥ·yǐy wǎ yǔmǐytǔ wǎ hǔwǎ ḥǎy^ų l&amp;ǎ yǎmǔwtǔ bǐyǎdǐhǐ &amp;lxǎy·rǔ wǎ hǔwǎ ʕǎlǎã kǔl^ǐ šǎy·ʔį qǎdǐyrų).</text:span></text:p>
      <text:p text:style-name="P2"><text:span text:style-name="T6">9) qǎb·lǎ dǔxǔwlǐ &amp;lxǎl&amp;ǎʔǐ: (bǐs·mǐ &amp;ll^ǎhǐ, &amp;ll^ǎhǔm^ǎ ʔͥǐn^ǐy ʔͣǎʕǔwðǔ bǐkǎ mǐnǎ &amp;lxǔbǔθǐ wǎ &amp;lxǎbǎ&amp;ʔͤǐθǐ) θǔm^ǎ tǎd·xǔlǔ mǔqǎd^ǐmą&amp; rǐj·lǎkǎ &amp;lyǔs·rǎã.</text:span></text:p>
      <text:p text:style-name="P2"><text:span text:style-name="T6">10) bǎʕ·dǎ &amp;lxǔrǔwjǐ mǐnǎ &amp;lxǎl&amp;ǎʔǐ: tǎx·rǔjǔ mǔqǎd^ǐmą&amp; rǐj·lǎkǎ &amp;lyǔm·nǎã θǔm^ǎ tǎqǔwlǔ: (ǧǔf·rǎ&amp;nǎkǎ) ʔͣǎw· (&amp;lḥǎm·dǔ lǐl^ǎhǐ &amp;l^ǎðǐy ʔͣǎð·hǎbǔ ʕǎn^ǐy &amp;lʔͣǎðǎã wǎ ʕǎ&amp;fǎ&amp;nǐy).</text:span></text:p>
      <text:p text:style-name="P2"><text:span text:style-name="T6">11) ʕǐn·dǎ rǔkǔwbǐ ṭǎ&amp;ʔͤǐrǎäį ʔͣǎw· sǎy^ǎ&amp;rǎäį ʔͣǎw· sǎfǐynǎäį ʔͣǎw· dǎ&amp;b^ǎäį ʔͣǎw· ǧǎy·rǐhǎ&amp;: (bǐs·mǐ &amp;ll^ǎhǐ) wǎ bǎʕ·dǎ &amp;lr^ǔkǔwbǐ (&amp;lḥǎm·dǔ lǐl^ǎhǐ , &amp;ll^ǎhǔ ʔͣǎk·bǎrǔ &amp;ll^ǎhǔ ʔͣǎk·bǎrǔ &amp;ll^ǎhǔ ʔͣǎk·bǎrǔ . sǔb·ḥǎ&amp;nǎ &amp;l^ǎðǐy sǎx^ǎrǎ lǎnǎ&amp; hǎðǎ&amp; wǎ mǎ&amp; kǔn^ǎ&amp; lǎhǔ mǔq·rǐnǐynǎ wǎ ʔͥǐn^ǎ&amp; ʔͥǐlǎã rǎb^ǐnǎ&amp; lǎmǔn·qǎlǐbǔwnǎ).</text:span></text:p>
      <text:p text:style-name="P2"><text:soft-page-break/><text:span text:style-name="T6">12) ʕǐn·dǎ &amp;ls^ǎfǎrǐ: (&amp;ll^ǎhǔm^ǎ ʔͥǐn^ǎ&amp; nǎs·ʔͣǎlǔkǎ fǐy sǎf·rǐnǎ&amp; hǎðǎ&amp; &amp;lbǐr^ǎ wǎ &lt;^ǎq·wǎã wǎ mǐnǎ &amp;lʕǎmǎlǐ mǎ&amp; tǎr·ḍǎã &amp;ll^ǎhǔm^ǎ hǎw^ǐn· ʕǎlǎy·nǎ&amp; sǎfǎrǎnǎ&amp; hǎðǎ&amp; wǎ &amp;ṭ·wǐ ʕǎn^ǎ&amp; bǔʕ·dǎhǔ, &amp;ll^ǎhǔm^ǎ ʔͣǎn·tǎ &amp;lṣ^ǎ&amp;ḥǐbǔ fǐy &amp;ls^ǎfǎrǐ wǎ &amp;lxǎlǐyfǎäǔ fǐy &amp;lʔͣǎh·lǐ, &amp;ll^ǎhǔm^ǎ ʔͥǐn^ǎ&amp; nǎʕǔwðǔ bǐkǎ mǐn· wǎʕ·θǎ&amp;ʔǐ &amp;ls^ǎfǎrǐ wǎ kǎʔ̾bǎäǐ &amp;lmǎn·ð̣ǎrǐ wǎ sǔwʔǐ &amp;lmǔn·qǎlǎbǐ fǐy &amp;lmǎ&amp;lǐ wǎ &amp;lʔͣǎh·lǐ wǎ &amp;lwǎlǎdǐ).</text:span></text:p>
      <text:p text:style-name="P2"><text:span text:style-name="T6">13) ʕǐn·dǎ lǔb·sǐ &amp;lθ^ǎw·bǐ: (&amp;lḥǎm·dǔ lǐl^ǎhǐ &amp;l^ǎðǐy kǎsǎ&amp;nǐy hǎðǎ&amp; wǎ rǎzǎqǎnǐyhǐ mǐn· ǧǎy·rǐ ḥǎw·lį mǐn^ǐy wǎ l&amp;ǎ qǔw^ǎäį).</text:span></text:p>
      <text:p text:style-name="P2"><text:span text:style-name="T6">14) ʕǐn·dǎ lǔb·sǐ θǎw·bį jǎdǐydį: (&amp;ll^ǎhǔm^ǎ lǎkǎ &amp;lḥǎm·dǔ ʔͣǎn·tǎ kǎsǎw·tǎnǐyhǐ ʔͣǎs·ʔͣǎlǔkǎ xǎy·rǎhǔ wǎ xǎy·rǎ mǎ&amp; ṣǔnǐʕǎ lǎhǔ wǎ ʔͣǎʕǔwðǔ bǐkǎ mǐn· šǎr^ǐhǐ šǎr^ǐ mǎ&amp; ṣǔnǐʕǎ lǎhǔ).</text:span></text:p>
      <text:p text:style-name="P2"><text:span text:style-name="T6">15) ʕǐn·dǎ dǔxǔwlǐ &amp;lmǎs·jǐdǐ: tǔqǎd^ǐmǔ rǐj·lǎkǎ &amp;lyǔm·nǎã ʕǎlǎã ʕǎk·sǐ &amp;lxǎl&amp;ǎʔǐ wǎ tǎqǔwlǔ: (bǐs·mǐ &amp;ll^ǎhǐ wǎ &amp;ls^ǎl&amp;ǎmǔ ʕǎlǎã rǎsǔwlǐ &amp;ll^ǎhǐ, &amp;ll^ǎhǔm^ǎ &amp;f·tǎḥ· lǐy ʔͣǎb·wǎ&amp;bǎ rǎḥ·mǎtǐkǎ).</text:span></text:p>
      <text:p text:style-name="P2"><text:span text:style-name="T6">16) ʕǐn·dǎ &amp;lxǔrǔwjǐ mǐnǎ &amp;lmǎs·jǐdǐ: tǔqǎd^ǐmǔ rǐj·lǎkǎ &amp;lyǔs·rǎã wǎ tǎqǔwlǔ: (bǐs·mǐ &amp;ll^ǎhǐ wǎ &amp;ls^ǎl&amp;ǎmǔ ʕǎlǎã rǎsǔwlǐ &amp;ll^ǎhǐ, &amp;ll^ǎhǔm^ǎ ʔͥǐn^ǐy ʔͣǎs·ʔͣǎlǔkǎ mǐn· fǎḍ·lǐkǎ).</text:span></text:p>
      <text:p text:style-name="P2"><text:span text:style-name="T6">17) ʕǐn·dǎ &amp;lð^ǎb·ḥǐ: (bǐs·mǐ &amp;ll^ǎhǐ, &amp;ll^ǎhǔ ʔͣǎk·bǎrǔ).</text:span></text:p>
      <text:p text:style-name="P2"><text:span text:style-name="T6">18) ʕǐn·dǎ &amp;lʕǔṭǎ&amp;sǐ: yǎqǔwlǔ &amp;lʕǎ&amp;ṭǐsǔ: (&amp;lḥǎm·dǔ lǐl^ǎhǐ) fǎyǔjǐybǔhǔ &amp;ls^ǎ&amp;mǐʕǔ: (yǎr·ḥǎmǔkǎ &amp;ll^ǎhǔ) fǎyǔrǎd^ǔ ʕǎlǎy·hǐ &amp;lʕǎ&amp;ṭǐsǔ: (yǎh·dǐykǔmǔ &amp;ll^ǎhǔ wǎ yǔṣ·lǐḥǔ bǎ&amp;lǎkǔm·).</text:span></text:p>
      <text:p text:style-name="P2"><text:span text:style-name="T6">19) ʕǐn·dǎ xǐtǎ&amp;mǐ &amp;lmǎj·lǐsǐ lǐyǎkǔwnǎ kǎf^ǎ&amp;rǎäą lǐl·mǎj·lǐsǐ: (sǔb·ḥǎ&amp;nǎkǎ &amp;ll^ǎhǔm^ǎ wǎ bǐḥǎm·dǐkǎ ʔͣǎš·hǎdǔ ʔͣǎn· l&amp;ǎ ʔͥǐlǎhǎ ʔͥǐl&amp;^ǎ ʔͣǎn·tǎ ʔͣǎs·tǎǧ·fǐrǔkǎ wǎ ʔͣǎtǔwbǔ ʔͥǐlǎy·kǎ).</text:span></text:p>
      <text:p text:style-name="P2"><text:span text:style-name="T6">20) ʕǐn·dǎ &amp;lʔͥǐf·ṭǎ&amp;rǐ: (&amp;ll^ǎhǔm^ǎ lǎkǎ ṣǔm·tǔ wǎ ʕǎlǎã rǐz·qǐkǎ ʔͣǎf·ṭǎr·tǔ) ʔͣǎw· (ðǎhǎbǎ &amp;lð̣^ǎmǎʔͣǔ wǎ &amp;b·tǎl^ǎtǐ &amp;lʕǔrǔwqǔ wǎ θǎbǎtǎ &amp;lʔͣǎj·rǔ ʔͥǐn· šǎ&amp;ʔǎ &amp;ll^ǎhǔ tǎʕǎ&amp;lǎã, bǐs·mǐ &amp;ll^ǎhǐ).</text:span></text:p>
      <text:p text:style-name="P2"><text:span text:style-name="T6">21) ʕǐn·dǎ hǔbǔwbǐ &amp;lr^ǐyḥǐ: (&amp;ll^ǎhǔm^ǎ ʔͥǐn^ǐy ʔͣǎs·ʔͣǎlǔkǎ xǎy·rǎhǎ&amp; wǎ xǎy·rǎ mǎ&amp; fǐyhǎ&amp; wǎ xǎy·rǎ mǎ&amp; ʔͣǔr·sǐlǎt· bǐhǐ, wǎ ʔͣǔʕǔwðǔ bǐkǎ mǐn· šǎr^ǐhǎ&amp; wǎ šǎr^ǐ mǎ&amp; fǐyhǎ&amp; wǎ šǎr^ǐ mǎ&amp; ʔͣǔr·sǐlǎt· bǐhǐ).</text:span></text:p>
      <text:p text:style-name="P2"><text:span text:style-name="T6">22) ʕǐn·dǎ qǎṣ·fǐ &amp;lr^ǎʕ·dǐ: (sǔb·ḥǎ&amp;nǎ &amp;l^ǎðǐy yǔsǎb^ǐḥǔ &amp;lr^ǎʕ·dǔ bǐḥǎm·dǐhǐ wǎ &amp;lmǎl&amp;ǎʔͤǐkǎäǔ mǐn· xǐyfǎtǐhǐ) (θǎl&amp;ǎθą&amp;).</text:span></text:p>
      <text:p text:style-name="P2"><text:span text:style-name="T6">23) ʕǐn·dǎ &amp;lʔͣǎrǎqǐ fǐy &amp;ll^ǎy·lǐ: (&amp;ll^ǎhǔm^ǎ ǧǎ&amp;rǎtǐ &amp;ln^ǔjǔwmǔ wǎ hǎdǎʔͣǎtǐ &amp;lʕǔyǔwnǔ wǎ ʔͣǎn·tǎ ḥǎy^ų qǎy^ǔwmų l&amp;ǎ tǎʔͣ·xǔðǔkǎ sǐnǎäų wǎ l&amp;ǎ nǎw·mų, yǎ&amp; ḥǎy^ǔ yǎ&amp; qǎy^ǔwmǔ &amp;h·dǎʔͣ· lǎy·lǐy wǎ ʔͣǎnǐm· ʕǎy·nǐy).</text:span></text:p>
      <text:p text:style-name="P2"><text:span text:style-name="T6">23) ʕǐn·dǎ wǎdǎ&amp;ʕǐ &amp;lmǔsǎ&amp;fǐrǐ: (ʔͣǎs·tǎw·dǐʕǔ &amp;ll^ǎhǎ dǐynǎkǎ wǎ ʔͣǎmǎ&amp;nǎtǎkǎ wǎ xǎwǎ&amp;tǐymǎ ʕǎmǎlǐkǎ).</text:span></text:p>
      <text:p text:style-name="P2"><text:span text:style-name="T6">25) ʕǐn·dǎ &amp;n·tǐhǎ&amp;ʔǐ &amp;lʔͣǎðǎ&amp;nǐ: (&amp;ll^ǎhǔm^ǎ ṣǎl^ǐ ʕǎlǎã mǔḥǎm^ǎdį. &amp;ll^ǎhǔm^ǎ rǎb^ǎ hǎðǐhǐ &amp;ld^ǎʕ·wǎäǐ &lt;^ǎ&amp;m^ǎäǐ wǎ &amp;lṣ^ǎl&amp;ǎäǐ &amp;lqǎ&amp;ʔͤǐmǎäǐ ʔ̾tǐ mǔḥǎm^ǎdą&amp; &amp;lwǎsǐylǎäǎ wǎ &amp;lfǎḍǐylǎäǎ, wǎ &amp;b·ʕǎθ·hǔ </text:span><text:soft-page-break/><text:span text:style-name="T6">mǎqǎ&amp;mą&amp; mǎḥ·mǔwdą&amp; &amp;l^ǎðǐy wǎʕǎd·tǎhǔ).</text:span></text:p>
      <text:p text:style-name="P2"><text:span text:style-name="T6">26) ʕǐn·dǎ zǐyǎ&amp;rǎäǐ &amp;lmǎrǐyḍǐ: (ʔͣǎð·hǐbǐ &amp;lbǎʔͣ·sǎ rǎb^ǎ &amp;ln^ǎ&amp;sǐ &amp;ǐš·fǐ ʔͣǎn·tǎ &amp;lš^ǎ&amp;fǐy l&amp;ǎ šǐfǎ&amp;ʔǎ ʔͥǐl&amp;^ǎ šǐfǎ&amp;ʔͮǔkǎ šǐfǎ&amp;ʔą l&amp;ǎ yǔǧǎ&amp;dǐrǔ sǔq·mą&amp;).</text:span></text:p>
      <text:p text:style-name="P2"><text:span text:style-name="T6">27) ʕǐn·dǎ &amp;lʔͥǐṣǎ&amp;bǎäǐ bǐmǎk·rǔwhį: (ʔͥǐn^ǎ&amp; lǐl^ǎhǐ wǎ ʔͥǐn^ǎ&amp; ʔͥǐlǎy·hǐ rǎ&amp;jǐʕǔwnǎ).</text:span></text:p>
      <text:p text:style-name="P2"><text:span text:style-name="T6">28) ʕǐn·dǎ dǔxǔwlǐ &amp;lmǎq·bǎrǎäǐ: ( &amp;ls^ǎl&amp;ǎmǔ ʕǎlǎy·kǔm· ʔͣǎh·lǎ &amp;ld^ǐyǎ&amp;rǐ mǐnǎ &amp;lmǔʔͮ·mǐnǐynǎ wǎ &amp;lmǔs·lǐmǐynǎ wǎ ʔͥǐn^ǎ&amp; ʔͥǐn· šǎ&amp;ʔǎ &amp;ll^ǎhǔ bǐkǔm· l&amp;ǎḥǐqǔwnǎ nǎs·ʔͣǎlǔ &amp;ll^ǎhǎ lǎnǎ&amp; wǎ lǎkǔm· &amp;lʕǎ&amp;fǐyǎäǎ).</text:span></text:p>
      <text:p text:style-name="P2"><text:span text:style-name="T6">29) ʕǐn·dǎ &amp;lmǔbǎ&amp;rǎkǎäǐ bǐ&amp;lz^ǎwǎ&amp;jǐ: (bǎ&amp;rǎkǎ &amp;ll^ǎhǔ lǎkǎ wǎ bǎ&amp;rǎkǎ ʕǎlǎy·kǎ wǎ jǎmǎʕǎ bǎy·nǎkǔmǎ&amp; fǐy xǎy·rį).</text:span></text:p>
      <text:p text:style-name="P2"><text:span text:style-name="T6">30) ʕǐn·dǎ nǔzǔwlǐ &amp;lmǎṭǎrǐ: (&amp;ll^ǎhǔm^ǎ ṣǎy^ǐbą&amp; hǎnǐyʔͤą&amp;).</text:span></text:p>
      <text:p text:style-name="P2"><text:span text:style-name="T6">31) ʕǐn·dǎ lǐqǎ&amp;ʔǐ &amp;lʕǎdǔw^ǐ: (&amp;ll^ǎhǔm^ǎ ʔͥǐn^ǎ&amp; nǎj·ʕǎlǔkǎ fǐy nǔḥǔwrǐhǐm· wǎ nǎʕǔwðǔ bǐkǎ mǐn· šǔrǔwrǐhǐm·).</text:span></text:p>
      <text:p text:style-name="P2"><text:span text:style-name="T6">32) ʕǐn·dǎ rǔʔͮ·yǎäǐ &amp;lhǐl&amp;ǎlǐ: (&amp;ll^ǎhǔ ʔͣǎk·bǎrǔ, ʔͣǎll^ǎhǔm^ǎ ʔͣǎhǐl^ǎhǔ ʕǎlǎy·nǎ&amp; bǐ&amp;lʔͣǎm·nǐ wǎ &amp;lʔͥǐymǎ&amp;nǐ wǎ &amp;ls^ǎl&amp;ǎmǎäǐ wǎ &amp;lʔͥǐs·l&amp;ǎmǐ rǎb^ǔnǎ&amp; wǎ rǎb^ǔkǎ &amp;ll^ǎhǔ. hǐl&amp;ǎlǔ rǔš·dį wǎ xǎy·rį).</text:span></text:p>
      <text:p text:style-name="P2"><text:span text:style-name="T6">33) ʕǐn·dǎ &amp;ln^ǔzǔwlǐ fǐy mǎkǎ&amp;nį mǎ&amp;: (ʔͣǎʕǔwðǔ bǐkǎlǐmǎ&amp;tǐ &amp;ll^ǎhǐ &lt;^ǎ&amp;m^ǎ&amp;tǐ mǐn· šǎr^ǐ mǎ&amp; xǎlǎqǎ).</text:span></text:p>
      <text:p text:style-name="P2"><text:span text:style-name="T6">34) ʕǐn·dǎ &amp;lkǎr·bǐ wǎ &amp;lḥǎzǎnǐ: (&amp;ll^ǎhǔm^ǎ ʔͥǐn^ǎ&amp; nǎʕǔwðǔ bǐkǎ mǐnǎ &amp;lhǎm^ǐ wǎ &amp;lḥǎzǎnǐ, wǎ nǎʕǔwðǔ bǐkǎ mǐnǎ &amp;lʕǎj·zǐ wǎ &amp;lkǎsǎlǐ wǎ nǎʕǔwðǔ bǐkǎ mǐnǎ &amp;lhǔb·nǐ wǎ &amp;lbǔx·lǐ wǎ nǎʕǔwðǔ bǐkǎ mǐn· ǧǎlǎbǎäǐ &amp;ld^ǎy·nǐ wǎ qǎh·rǐ &amp;lr^ǐjǎ&amp;lǐ).</text:span></text:p>
      <text:p text:style-name="P2"><text:span text:style-name="T6">ʔ̾yǎäǔ &amp;lkǔr·sǐy^ǐ</text:span></text:p>
      <text:p text:style-name="P2"><text:span text:style-name="T6">ʔͣǎf·ḍǎlǔ ʔ̾yǎäį fǐy &amp;lqǔr·ʔ̾nǐ ʔ̾yǎäǔ &amp;lkǔr·sǐy^ǐ fǎ&amp;q·rǎʔͣ·hǎ&amp; dǔbǔrǎ kǔl^ǐ ṣǎl&amp;ǎäį mǔf·rǔwḍǎäį. (&amp;ll^ǎhǔ l&amp;ǎ ʔͥǐlǎhǎ ʔͥǐl&amp;^ǎ hǔwǎ &amp;lḥǎy^ǔ &amp;lqǎy^ǔwmǔ l&amp;ǎ tǎʔͣ·xǔðǔhǔ sǐnǎäų wǎ l&amp;ǎ nǎw·mų lǎhǔ mǎ&amp; fǐy &amp;ls^ǎmǎ&amp;wǎ&amp;tǐ wǎ mǎ&amp; fǐy &amp;lʔͣǎr·ḍǐ mǎn· ðǎ&amp; &amp;l^ǎðǐy yǎš·fǎʕǔ ʕǐn·dǎhǔ ʔͥǐl&amp;^ǎ bǐʔͥǐð·nǐhǐ yǎʕ·lǎmǔ mǎ&amp; bǎy·nǎ ʔͣǎy·dǐyhǐm· wǎ mǎ&amp; xǎl·fǎhǔm· wǎ l&amp;ǎ yǔḥǐyṭǔwnǎ bǐšǎy·ʔį mǐn· ʕǐl·mǐhǐ ʔͥǐl&amp;^ǎ bǐmǎ&amp; šǎ&amp;ʔǎ wǎsǐʕǎ kǔr·sǐy^ǔhǔ &amp;ls^ǎmǎ&amp;wǎ&amp;tǐ wǎ &amp;lʔͣǎr·ḍǎ wǎ l&amp;ǎ yǎʔͤǔwdǔhǔ ḥǐf·ð̣ǔhǔmǎ&amp; wǎ hǔwǎ &amp;lʕǎlǐy^ǔ &amp;lʕǎð̣ǐymǔ) (swrä &amp;lbqrä- 255)</text:span></text:p>
      <text:p text:style-name="P2"><text:span text:style-name="T6">sǎy^ǐdǔ &amp;l&amp;ǐs·tǐǧ·fǎ&amp;rǐ</text:span></text:p>
      <text:p text:style-name="P2"><text:span text:style-name="T6">(&amp;ll^ǎhǔm^ǎ ʔͣǎn·tǎ rǎb^ǐy l&amp;ǎ ʔͥǐlǎhǎ ʔͥǐl&amp;^ǎ ʔͣǎn·tǎ xǎlǎq·tǎnǐy wǎ ʔͣǎnǎ&amp; ʕǎb·dǔkǎ wǎ ʔͣǎnǎ&amp; ʕǎlǎã ʕǎh·dǐkǎ wǎ wǎʕ·dǐkǎ mǎ&amp; &amp;s·tǎṭǎʕ·tǔ ʔͣǎʕǔwðǔ bǐkǎ mǐn· šǎr^ǐ mǎ&amp; ṣǎnǎʕ·tǎ, ʔͣǎbǔwʔǔ lǎkǎ bǐnǐʕ·mǎtǐkǎ ʕǎlǎy^ǎ wǎ ʔͣǎbǔwʔǔ bǐðǎn·bǐy fǎ&amp;ǧ·fǐr· lǐy fǎʔͥǐn^ǎhǔ l&amp;ǎ yǎǧ·fǐrǔ &amp;lð^^ǔnǔwbǎ ʔͥǐl&amp;^ǎ ʔͣǎn·tǎ).</text:span></text:p>
      <text:p text:style-name="P2"><text:span text:style-name="T6">&amp;lḥmd llh ʕlã tm&amp;m mʕṣm šrḥ mʕ&amp;nã mfrd&amp;t "&amp;ldrws &amp;l&amp;wlyä" w k&amp;n &amp;lfr&amp;ǧ mnh 4 yn&amp;yr ʕ&amp;m 1992 &amp;lmw&amp;fq lʔ̾xr ywm mn jm&amp;dã &amp;l&amp;xrã lʕ&amp;m 1412 h w &amp;n&amp; bh&amp;ʔ &amp;ldyn mḥmd &amp;ln</text:span><text:span text:style-name="T7">ﭭ</text:span><text:span text:style-name="T6">rã &amp;ld&amp;ǧst&amp;nã</text:span></text:p>
      <text:p text:style-name="P2"><text:soft-page-break/><text:span text:style-name="T6">bǐs·mǐ &amp;llhǐ &amp;lr^ǎḥ·mǎnǐ &amp;lr^ǎḥǐymǐ</text:span></text:p>
      <text:p text:style-name="P2"><text:span text:style-name="T6">&amp;ld^ǔrǔwsǔ &amp;l&amp;ǎw^ǎlǐy^ǎäǔ</text:span></text:p>
      <text:p text:style-name="P2"><text:span text:style-name="T6">Урок 1‎ ¤</text:span></text:p>
      <text:p text:style-name="P2"><text:span text:style-name="T6">hǔwǎ он‎</text:span></text:p>
      <text:p text:style-name="P2"><text:span text:style-name="T6">hǔm· они‎</text:span></text:p>
      <text:p text:style-name="P2"><text:span text:style-name="T6">&amp;ǎn·tǎ ты ‎</text:span></text:p>
      <text:p text:style-name="P2"><text:span text:style-name="T6">&amp;ǎn·tǔm· вы ‎</text:span></text:p>
      <text:p text:style-name="P2"><text:span text:style-name="T6">&amp;ǎnǎ&amp; я‎</text:span></text:p>
      <text:p text:style-name="P2"><text:span text:style-name="T6">nǎḥ·nǔ мы‎</text:span></text:p>
      <text:p text:style-name="P2"><text:span text:style-name="T6">kǎbǐyrų большой‎</text:span></text:p>
      <text:p text:style-name="P2"><text:span text:style-name="T6">ṣǎǧǐyrų маленький‎</text:span></text:p>
      <text:p text:style-name="P2"><text:span text:style-name="T6">Урок 2‎ ¤</text:span></text:p>
      <text:p text:style-name="P2"><text:span text:style-name="T6">hǐãǎ она‎</text:span></text:p>
      <text:p text:style-name="P2"><text:span text:style-name="T6">hǔn^ǎ они (ж.р.)‎</text:span></text:p>
      <text:p text:style-name="P2"><text:span text:style-name="T6">&amp;ǎn·tǐ ты (ж.р.)‎</text:span></text:p>
      <text:p text:style-name="P2"><text:span text:style-name="T6">&amp;ǎn·tǔn^ǎ вы (ж.р.)‎</text:span></text:p>
      <text:p text:style-name="P2"><text:span text:style-name="T6">&amp;ǎnǎ&amp; я‎</text:span></text:p>
      <text:p text:style-name="P2"><text:span text:style-name="T6">nǎḥ·nǔ мы‎</text:span></text:p>
      <text:p text:style-name="P2"><text:span text:style-name="T6">kǎbǐyrǎäų большая‎</text:span></text:p>
      <text:p text:style-name="P2"><text:span text:style-name="T6">ṣǎǧǐyrǎäų маленькая‎</text:span></text:p>
      <text:p text:style-name="P2"><text:span text:style-name="T6">Урок 3‎ ¤</text:span></text:p>
      <text:p text:style-name="P2"><text:span text:style-name="T6">hǎðǎ&amp; этот, это‎</text:span></text:p>
      <text:p text:style-name="P2"><text:span text:style-name="T6">hǎðǐhǐ эта, это‎</text:span></text:p>
      <text:p text:style-name="P2"><text:span text:style-name="T6">hǎʔͮǔl&amp;ǎʔǐ эти, это‎</text:span></text:p>
      <text:p text:style-name="P2"><text:span text:style-name="T6">rǎjǔlų мужчина‎</text:span></text:p>
      <text:p text:style-name="P2"><text:span text:style-name="T6">&amp;ǐm·rǎʔͣǎäų женщина‎</text:span></text:p>
      <text:p text:style-name="P2"><text:span text:style-name="T6">ṭǎwǐylų длинный; высо­кий, высокого роста‎</text:span></text:p>
      <text:p text:style-name="P2"><text:span text:style-name="T6">qǎṣǐyrų короткий; низкий, низкого роста‎</text:span></text:p>
      <text:p text:style-name="P2"><text:span text:style-name="T6">Урок 4‎ ¤</text:span></text:p>
      <text:p text:style-name="P2"><text:span text:style-name="T6">mǔʕǎl^ǐmų учитель‎</text:span></text:p>
      <text:p text:style-name="P2"><text:span text:style-name="T6">mǔʕǎl^ǐmǎäų учительница‎</text:span></text:p>
      <text:p text:style-name="P2"><text:span text:style-name="T6">tǐl·mǐyðų ученик‎</text:span></text:p>
      <text:p text:style-name="P2"><text:span text:style-name="T6">tǐl·mǐyðǎäų ученица‎</text:span></text:p>
      <text:p text:style-name="P2"><text:span text:style-name="T6">mǎn·? кто?‎</text:span></text:p>
      <text:p text:style-name="P2"><text:span text:style-name="T6">Урок 5‎ ¤</text:span></text:p>
      <text:p text:style-name="P2"><text:span text:style-name="T6">kǐtǎ&amp;bų книга‎</text:span></text:p>
      <text:p text:style-name="P2"><text:span text:style-name="T6">dǎf·tǎrų тетрадь‎</text:span></text:p>
      <text:p text:style-name="P2"><text:span text:style-name="T6">mǐḥ·fǎð̣ǎäų портфель‎</text:span></text:p>
      <text:p text:style-name="P2"><text:span text:style-name="T6">qǎlǎmų ручка; карандаш‎</text:span></text:p>
      <text:p text:style-name="P2"><text:span text:style-name="T6">mǎ&amp;? что?‎</text:span></text:p>
      <text:p text:style-name="P2"><text:soft-page-break/><text:span text:style-name="T6">mǎ&amp; hǎðǎ&amp;? что это?‎</text:span></text:p>
      <text:p text:style-name="P2"><text:span text:style-name="T6">lǐmǎn·? чей?‎</text:span></text:p>
      <text:p text:style-name="P2"><text:span text:style-name="T6">lǐl·mǔʕǎl^ǐmǐ учителя‎</text:span></text:p>
      <text:p text:style-name="P2"><text:span text:style-name="T6">Урок 6‎ ¤</text:span></text:p>
      <text:p text:style-name="P2"><text:span text:style-name="T6">bǎy·tų дом‎</text:span></text:p>
      <text:p text:style-name="P2"><text:span text:style-name="T6">ḥǔj·rǎäų комната‎</text:span></text:p>
      <text:p text:style-name="P2"><text:span text:style-name="T6">mǎd·rǎsǎäų школа‎</text:span></text:p>
      <text:p text:style-name="P2"><text:span text:style-name="T6">fǎṣ·lų класс‎</text:span></text:p>
      <text:p text:style-name="P2"><text:span text:style-name="T6">ðǎ&amp;kų (вон) тот, (вон) то‎</text:span></text:p>
      <text:p text:style-name="P2"><text:span text:style-name="T6">tǐl·kǎ та‎</text:span></text:p>
      <text:p text:style-name="P2"><text:span text:style-name="T6">ʔͣǔwlǎʔͤǐkǎ те‎</text:span></text:p>
      <text:p text:style-name="P2"><text:span text:style-name="T6">&amp;ǎy·nǎ? где?‎</text:span></text:p>
      <text:p text:style-name="P2"><text:span text:style-name="T6">hǔnǎ&amp; здесь‎</text:span></text:p>
      <text:p text:style-name="P2"><text:span text:style-name="T6">hǔnǎ&amp;kǎ там‎</text:span></text:p>
      <text:p text:style-name="P2"><text:span text:style-name="T6">fǐã...ǐ в (предлог)‎</text:span></text:p>
      <text:p text:style-name="P2"><text:span text:style-name="T6">fǐã &amp;l·mǎd·rǎsǎäǐ в школе‎</text:span></text:p>
      <text:p text:style-name="P2"><text:span text:style-name="T6">Урок 7‎ ¤</text:span></text:p>
      <text:p text:style-name="P2"><text:span text:style-name="T6">jǎrǐydǎäų газета‎</text:span></text:p>
      <text:p text:style-name="P2"><text:span text:style-name="T6">mǎjǎl^ǎäų журнал‎</text:span></text:p>
      <text:p text:style-name="P2"><text:span text:style-name="T6">ʕǎrǎbǐy^ų арабский, араб‎</text:span></text:p>
      <text:p text:style-name="P2"><text:span text:style-name="T6">rǔwsǐy^ų русский‎</text:span></text:p>
      <text:p text:style-name="P2"><text:span text:style-name="T6">jǎmǐylų красивый‎</text:span></text:p>
      <text:p text:style-name="P2"><text:span text:style-name="T6">wǎ и (союз)‎</text:span></text:p>
      <text:p text:style-name="P2"><text:span text:style-name="T6">kǐtǎ&amp;bų wǎ dǎf·tǎrų книга и тетрадь‎</text:span></text:p>
      <text:p text:style-name="P2"><text:span text:style-name="T6">lǎhǔ у него, его‎</text:span></text:p>
      <text:p text:style-name="P2"><text:span text:style-name="T6">lǎhǎ&amp; у нее, её‎</text:span></text:p>
      <text:p text:style-name="P2"><text:span text:style-name="T6">lǎkǎ у тебя, твой‎</text:span></text:p>
      <text:p text:style-name="P2"><text:span text:style-name="T6">lǎkǐ у тебя, твой (ж.р.)‎</text:span></text:p>
      <text:p text:style-name="P2"><text:span text:style-name="T6">lǐã у меня, мой‎</text:span></text:p>
      <text:p text:style-name="P2"><text:span text:style-name="T6">Урок 8‎ ¤</text:span></text:p>
      <text:p text:style-name="P2"><text:span text:style-name="T6">kǎl·bų собака‎</text:span></text:p>
      <text:p text:style-name="P2"><text:span text:style-name="T6">dǐykų петух‎</text:span></text:p>
      <text:p text:style-name="P2"><text:span text:style-name="T6">dǎjǎ&amp;jǎäų курица‎</text:span></text:p>
      <text:p text:style-name="P2"><text:span text:style-name="T6">mǎk·tǎbǎäų библиотека; книж­ный магазин‎</text:span></text:p>
      <text:p text:style-name="P2"><text:span text:style-name="T6">hǎl· ли (вопросительная ча­стица)‎</text:span></text:p>
      <text:p text:style-name="P2"><text:span text:style-name="T6">nǎʕǎm· да‎</text:span></text:p>
      <text:p text:style-name="P2"><text:span text:style-name="T6">l&amp;ǎ нет‎</text:span></text:p>
      <text:p text:style-name="P2"><text:span text:style-name="T6">lǎy·sǎ он не (есть)‎</text:span></text:p>
      <text:p text:style-name="P2"><text:span text:style-name="T6">lǎy·sǎt· она не (есть)‎</text:span></text:p>
      <text:p text:style-name="P2"><text:span text:style-name="T6">Урок 9‎ ¤</text:span></text:p>
      <text:p text:style-name="P2"><text:soft-page-break/><text:span text:style-name="T6">dǎr·sų урок‎</text:span></text:p>
      <text:p text:style-name="P2"><text:span text:style-name="T6">&amp;ǐq·rǎʔͣ· (ты) читай‎</text:span></text:p>
      <text:p text:style-name="P2"><text:span text:style-name="T6">&amp;ǐq·rǎʔͤǐã (ты) читай (ж.р.)‎</text:span></text:p>
      <text:p text:style-name="P2"><text:span text:style-name="T6">&amp;ǔd·xǔl· войди‎</text:span></text:p>
      <text:p text:style-name="P2"><text:span text:style-name="T6">&amp;ǔx·rǔj· выйди‎</text:span></text:p>
      <text:p text:style-name="P2"><text:span text:style-name="T6">&amp;ǔk·tǔb· пиши‎</text:span></text:p>
      <text:p text:style-name="P2"><text:span text:style-name="T6">yǎ&amp; о! эй! (частица обраще­ния)‎</text:span></text:p>
      <text:p text:style-name="P2"><text:span text:style-name="T6">yǎ&amp; mǔḥǎm^ǎdǔ о Мухаммад!‎</text:span></text:p>
      <text:p text:style-name="P2"><text:span text:style-name="T6">yǎ&amp; fǎ&amp;ṭǐmǎäǔ о Фатима!‎</text:span></text:p>
      <text:p text:style-name="P2"><text:span text:style-name="T6">yǎ&amp; mǔḥǎm^ǎdǔ &amp;ǐq·rǎʔͣ· Мухам­мад, читай‎</text:span></text:p>
      <text:p text:style-name="P2"><text:span text:style-name="T6">yǎ&amp; fǎ&amp;ṭǐmǎäǔ &amp;ǐq·rǎʔͤǐã Фатим­а, читай‎</text:span></text:p>
      <text:p text:style-name="P2"><text:span text:style-name="T6">mǐn·...ǐ из, от (предлог)‎</text:span></text:p>
      <text:p text:style-name="P2"><text:span text:style-name="T6">mǐnǎ &amp;l·bǎy·tǐ из дома‎</text:span></text:p>
      <text:p text:style-name="P2"><text:span text:style-name="T6">Урок 10‎ ¤</text:span></text:p>
      <text:p text:style-name="P2"><text:span text:style-name="T6">mǎq·ʕǎdǔ &lt;^ǐl·mǐyðǐ парта‎</text:span></text:p>
      <text:p text:style-name="P2"><text:span text:style-name="T6">yǎq·rǎʔͣǔ читает‎</text:span></text:p>
      <text:p text:style-name="P2"><text:span text:style-name="T6">yǎk·tǔbǔ пишет‎</text:span></text:p>
      <text:p text:style-name="P2"><text:span text:style-name="T6">xǔð· на, бери‎</text:span></text:p>
      <text:p text:style-name="P2"><text:span text:style-name="T6">xǔðǐã на, бери (ж.р.)‎</text:span></text:p>
      <text:p text:style-name="P2"><text:span text:style-name="T6">hǎ&amp;tǐ дай‎</text:span></text:p>
      <text:p text:style-name="P2"><text:span text:style-name="T6">hǎ&amp;tǐã дай (ж.р.)‎</text:span></text:p>
      <text:p text:style-name="P2"><text:span text:style-name="T6">kǔr·sǐy^ų стул‎</text:span></text:p>
      <text:p text:style-name="P2"><text:span text:style-name="T6">Урок 11‎ ¤</text:span></text:p>
      <text:p text:style-name="P2"><text:span text:style-name="T6">mǎdǐynǎäų город‎</text:span></text:p>
      <text:p text:style-name="P2"><text:span text:style-name="T6">mǎk·tǎbų письменный стол‎</text:span></text:p>
      <text:p text:style-name="P2"><text:span text:style-name="T6">mǎk·tǎbǔ &amp;l·mǔʕǎl^ǐmǐ учитель­ский стол‎</text:span></text:p>
      <text:p text:style-name="P2"><text:span text:style-name="T6">kǎ&amp;tǐbų писатель‎</text:span></text:p>
      <text:p text:style-name="P2"><text:span text:style-name="T6">kǎ&amp;tǐbǎäų писательница‎</text:span></text:p>
      <text:p text:style-name="P2"><text:span text:style-name="T6">ʕǎlǎã на (предлог)‎</text:span></text:p>
      <text:p text:style-name="P2"><text:span text:style-name="T6">ʕǎlǎã mǎq·ʕǎdǐ &lt;^ǐl·mǐyðǐ на парте‎</text:span></text:p>
      <text:p text:style-name="P2"><text:span text:style-name="T6">ʕǎlǎy·hǐ на нём‎</text:span></text:p>
      <text:p text:style-name="P2"><text:span text:style-name="T6">bǎl· наоборот, а‎</text:span></text:p>
      <text:p text:style-name="P2"><text:span text:style-name="T6">Урок 12‎ ¤</text:span></text:p>
      <text:p text:style-name="P2"><text:span text:style-name="T6">wǎlǎdų мальчик‎</text:span></text:p>
      <text:p text:style-name="P2"><text:span text:style-name="T6">&amp;ǎw·l&amp;ǎdų дети‎</text:span></text:p>
      <text:p text:style-name="P2"><text:span text:style-name="T6">xǔb·zų хлеб‎</text:span></text:p>
      <text:p text:style-name="P2"><text:span text:style-name="T6">kǔwbų стакан‎</text:span></text:p>
      <text:p text:style-name="P2"><text:span text:style-name="T6">lǎbǎnų молоко‎</text:span></text:p>
      <text:p text:style-name="P2"><text:span text:style-name="T6">mǎ&amp;ʔų вода‎</text:span></text:p>
      <text:p text:style-name="P2"><text:span text:style-name="T6">bǎ&amp;rǐdų холодный‎</text:span></text:p>
      <text:p text:style-name="P2"><text:soft-page-break/><text:span text:style-name="T6">sǎxǐynų горячий‎</text:span></text:p>
      <text:p text:style-name="P2"><text:span text:style-name="T6">lǎðǐyðų вкусный‎</text:span></text:p>
      <text:p text:style-name="P2"><text:span text:style-name="T6">kǔl· ешь, кушай‎</text:span></text:p>
      <text:p text:style-name="P2"><text:span text:style-name="T6">&amp;ǐš·rǎb· пей‎</text:span></text:p>
      <text:p text:style-name="P2"><text:span text:style-name="T6">fǐyhǐ в нём, там‎</text:span></text:p>
      <text:p text:style-name="P2"><text:span text:style-name="T6">yǎ&amp; &amp;ǎy^ǔhǎ&amp; &amp;l·wǎlǎdǔ о мальчик!‎</text:span></text:p>
      <text:p text:style-name="P2"><text:span text:style-name="T6">&amp;ǐq·rǎʔͣ·hǔ читай его‎</text:span></text:p>
      <text:p text:style-name="P2"><text:span text:style-name="T6">&amp;ǔk·tǔb·hǔ пиши его‎</text:span></text:p>
      <text:p text:style-name="P2"><text:span text:style-name="T6">Урок 13‎ ¤</text:span></text:p>
      <text:p text:style-name="P2"><text:span text:style-name="T6">bǎ&amp;bų дверь‎</text:span></text:p>
      <text:p text:style-name="P2"><text:span text:style-name="T6">šǔb^ǎ&amp;kų окно‎</text:span></text:p>
      <text:p text:style-name="P2"><text:span text:style-name="T6">ṭǎ&amp;wǐlǎäų стол‎</text:span></text:p>
      <text:p text:style-name="P2"><text:span text:style-name="T6">bǎ&amp;bǔ &amp;l·bǎy·tǐ дверь дома‎</text:span></text:p>
      <text:p text:style-name="P2"><text:span text:style-name="T6">šǔb^ǎ&amp;kǔ &amp;l·ḥǔj·rǎäǐ окно ком­наты‎</text:span></text:p>
      <text:p text:style-name="P2"><text:span text:style-name="T6">mǎf·tǔwḥų открытый‎</text:span></text:p>
      <text:p text:style-name="P2"><text:span text:style-name="T6">mǔǧ·lǎqų закрытый‎</text:span></text:p>
      <text:p text:style-name="P2"><text:span text:style-name="T6">bǎ&amp;bų mǎf·tǔwḥų открытая дверь‎</text:span></text:p>
      <text:p text:style-name="P2"><text:span text:style-name="T6">mǐq·lǎmǎäų пенал‎</text:span></text:p>
      <text:p text:style-name="P2"><text:span text:style-name="T6">tǎʕǎ&amp;lǎ иди (сюда)‎</text:span></text:p>
      <text:p text:style-name="P2"><text:span text:style-name="T6">tǎʕǎ&amp;lǎã· иди (сюда) (ж.р)‎</text:span></text:p>
      <text:p text:style-name="P2"><text:span text:style-name="T6">Урок 14‎ ¤</text:span></text:p>
      <text:p text:style-name="P2"><text:span text:style-name="T6">fǐn·jǎ&amp;nų чашка‎</text:span></text:p>
      <text:p text:style-name="P2"><text:span text:style-name="T6">sǔk^ǎrų сахар‎</text:span></text:p>
      <text:p text:style-name="P2"><text:span text:style-name="T6">sǔk^ǎrǐy^ǎäų сахарница‎</text:span></text:p>
      <text:p text:style-name="P2"><text:span text:style-name="T6">qǎh·wǎäų кофе‎</text:span></text:p>
      <text:p text:style-name="P2"><text:span text:style-name="T6">šǎ&amp;ãų чай‎</text:span></text:p>
      <text:p text:style-name="P2"><text:span text:style-name="T6">bǐ&amp;ls^ǔk^ǎrǐ с сахаром‎</text:span></text:p>
      <text:p text:style-name="P2"><text:span text:style-name="T6">mǎ&amp;ðǎ&amp; что?‎</text:span></text:p>
      <text:p text:style-name="P2"><text:span text:style-name="T6">mǎ&amp;ðǎ&amp; tǎf·ʕǎlǔ что ты дела­ешь?‎</text:span></text:p>
      <text:p text:style-name="P2"><text:span text:style-name="T6">l&amp;ǎ yǎf·ʕǎlǔ не делает‎</text:span></text:p>
      <text:p text:style-name="P2"><text:span text:style-name="T6">hǎl· tǎf·ʕǎlǔ ты делаешь? ты будешь делать?‎</text:span></text:p>
      <text:p text:style-name="P2"><text:span text:style-name="T6">hǔwǎ yǎf·ʕǎlǔ он делает‎</text:span></text:p>
      <text:p text:style-name="P2"><text:span text:style-name="T6">hǐãǎ tǎf·ʕǎlǔ она делает‎</text:span></text:p>
      <text:p text:style-name="P2"><text:span text:style-name="T6">&amp;ǎn·tǎ tǎf·ʕǎlǔ ты делаешь‎</text:span></text:p>
      <text:p text:style-name="P2"><text:span text:style-name="T6">&amp;ǎn·tǐ tǎf·ʕǎlǐynǎ ты (ж.р.) де­лаешь‎</text:span></text:p>
      <text:p text:style-name="P2"><text:span text:style-name="T6">&amp;ǎnǎ&amp; &amp;ǎf·ʕǎlǔ я делаю‎</text:span></text:p>
      <text:p text:style-name="P2"><text:span text:style-name="T6">Урок 15‎ ¤</text:span></text:p>
      <text:p text:style-name="P2"><text:span text:style-name="T6">&amp;ǎbų отец‎</text:span></text:p>
      <text:p text:style-name="P2"><text:span text:style-name="T6">&amp;ǔm^ų мать‎</text:span></text:p>
      <text:p text:style-name="P2"><text:span text:style-name="T6">&amp;ǎxų брат‎</text:span></text:p>
      <text:p text:style-name="P2"><text:soft-page-break/><text:span text:style-name="T6">&amp;ǔx·tų сестра‎</text:span></text:p>
      <text:p text:style-name="P2"><text:span text:style-name="T6">&amp;ǐb·nų сын‎</text:span></text:p>
      <text:p text:style-name="P2"><text:span text:style-name="T6">bǐn·tų дочь‎</text:span></text:p>
      <text:p text:style-name="P2"><text:span text:style-name="T6">&amp;ǎbǔwhǔ его отец‎</text:span></text:p>
      <text:p text:style-name="P2"><text:span text:style-name="T6">&amp;ǎbǔwhǎ&amp; её отец‎</text:span></text:p>
      <text:p text:style-name="P2"><text:span text:style-name="T6">&amp;ǎbǔwkǎ твой отец‎</text:span></text:p>
      <text:p text:style-name="P2"><text:span text:style-name="T6">&amp;ǎbǔwkǐ твой (ж.р.) отец‎</text:span></text:p>
      <text:p text:style-name="P2"><text:span text:style-name="T6">&amp;ǎbǐã мой отец‎</text:span></text:p>
      <text:p text:style-name="P2"><text:span text:style-name="T6">hǔ... его‎</text:span></text:p>
      <text:p text:style-name="P2"><text:span text:style-name="T6">hǎ&amp;... её‎</text:span></text:p>
      <text:p text:style-name="P2"><text:span text:style-name="T6">kǎ... твой‎</text:span></text:p>
      <text:p text:style-name="P2"><text:span text:style-name="T6">kǐ... твой (ж.р)‎</text:span></text:p>
      <text:p text:style-name="P2"><text:span text:style-name="T6">ã... мой‎</text:span></text:p>
      <text:p text:style-name="P2"><text:span text:style-name="T6">Урок 16‎ ¤</text:span></text:p>
      <text:p text:style-name="P2"><text:span text:style-name="T6">mǐm·ḥǎ&amp;äų резинка‎</text:span></text:p>
      <text:p text:style-name="P2"><text:span text:style-name="T6">rǐyšǎäų перо‎</text:span></text:p>
      <text:p text:style-name="P2"><text:span text:style-name="T6">dǎ&amp;rų дом‎</text:span></text:p>
      <text:p text:style-name="P2"><text:span text:style-name="T6">sǎ&amp;ḥǎäų двор‎</text:span></text:p>
      <text:p text:style-name="P2"><text:span text:style-name="T6">yǎr·kǔḍǔ бегает‎</text:span></text:p>
      <text:p text:style-name="P2"><text:span text:style-name="T6">yǎl·ʕǎbǔ играет‎</text:span></text:p>
      <text:p text:style-name="P2"><text:span text:style-name="T6">&amp;ǔr·kǔḍ· бегай‎</text:span></text:p>
      <text:p text:style-name="P2"><text:span text:style-name="T6">&amp;ǐl·ʕǎb· играй‎</text:span></text:p>
      <text:p text:style-name="P2"><text:span text:style-name="T6">fǐã sǎ&amp;ḥǎäǐ &amp;ld^ǎ&amp;rǐ во дво­ре дома‎</text:span></text:p>
      <text:p text:style-name="P2"><text:span text:style-name="T6">fǐã sǎ&amp;ḥǎäǐ &amp;l·mǎd·rǎsǎäǐ на школьном дворе‎</text:span></text:p>
      <text:p text:style-name="P2"><text:span text:style-name="T6">Урок 17‎ ¤</text:span></text:p>
      <text:p text:style-name="P2"><text:span text:style-name="T6">hǔwǎ qǎrǎʔͣǎ он читал‎</text:span></text:p>
      <text:p text:style-name="P2"><text:span text:style-name="T6">hǐãǎ qǎrǎʔͣǎt· она читала‎</text:span></text:p>
      <text:p text:style-name="P2"><text:span text:style-name="T6">&amp;ǎn·tǎ qǎrǎʔͣ·tǎ ты читал‎</text:span></text:p>
      <text:p text:style-name="P2"><text:span text:style-name="T6">&amp;ǎn·tǐ qǎrǎʔͣ·tǐ ты читала‎</text:span></text:p>
      <text:p text:style-name="P2"><text:span text:style-name="T6">&amp;ǎnǎ&amp; qǎrǎʔͣ·tǔ я читал‎</text:span></text:p>
      <text:p text:style-name="P2"><text:span text:style-name="T6">kǎtǎbǎ написал‎</text:span></text:p>
      <text:p text:style-name="P2"><text:span text:style-name="T6">&amp;ǎxǎðǎ взял‎</text:span></text:p>
      <text:p text:style-name="P2"><text:span text:style-name="T6">&amp;ǎkǎlǎ покушал, съел‎</text:span></text:p>
      <text:p text:style-name="P2"><text:span text:style-name="T6">šǎrǐbǎ выпил‎</text:span></text:p>
      <text:p text:style-name="P2"><text:span text:style-name="T6">dǎxǎlǎ вошёл‎</text:span></text:p>
      <text:p text:style-name="P2"><text:span text:style-name="T6">xǎrǎjǎ вышел‎</text:span></text:p>
      <text:p text:style-name="P2"><text:span text:style-name="T6">hǎwǎ mǎ&amp; qǎrǎʔͣǎ он не прочи­тал‎</text:span></text:p>
      <text:p text:style-name="P2"><text:span text:style-name="T6">θǔm^ǎ потом, затем‎</text:span></text:p>
      <text:p text:style-name="P2"><text:span text:style-name="T6">mǎ&amp; qǎrǎʔͣ·tǔ bǎʕ·dǔ я ещё не читал‎</text:span></text:p>
      <text:p text:style-name="P2"><text:span text:style-name="T6">hǎl· qǎrǎʔͣ·tǎ? ты читал?‎</text:span></text:p>
      <text:p text:style-name="P2"><text:soft-page-break/><text:span text:style-name="T6">mǎ&amp;ðǎ&amp; fǎʕǎl·tǎ? что ты де­лал?‎</text:span></text:p>
      <text:p text:style-name="P2"><text:span text:style-name="T6">Урок 18‎ ¤</text:span></text:p>
      <text:p text:style-name="P2"><text:span text:style-name="T6">kǎlǐmǎäų слово‎</text:span></text:p>
      <text:p text:style-name="P2"><text:span text:style-name="T6">qǎ&amp;ʕǎäų зал‎</text:span></text:p>
      <text:p text:style-name="P2"><text:span text:style-name="T6">ʔͣǎy·ḍą&amp; тоже, также‎</text:span></text:p>
      <text:p text:style-name="P2"><text:span text:style-name="T6">bǎʕ·ḍų некоторые, одни‎</text:span></text:p>
      <text:p text:style-name="P2"><text:span text:style-name="T6">&amp;ǎm·sǐ вчера‎</text:span></text:p>
      <text:p text:style-name="P2"><text:span text:style-name="T6">&amp;ǎl·yǎw·mǎ сегодня‎</text:span></text:p>
      <text:p text:style-name="P2"><text:span text:style-name="T6">ǧǎdą&amp; завтра‎</text:span></text:p>
      <text:p text:style-name="P2"><text:span text:style-name="T6">mǎq·ʕǎdų скамейка, седенье‎</text:span></text:p>
      <text:p text:style-name="P2"><text:span text:style-name="T6">ʔͣǎqǎrǎʔͣ·tǎ? ты читал?‎</text:span></text:p>
      <text:p text:style-name="P2"><text:span text:style-name="T6">&amp;ǐlǎã...ǐ в, к, до (обозначает направление)‎</text:span></text:p>
      <text:p text:style-name="P2"><text:span text:style-name="T6">&amp;ǐlǎã &amp;l·bǎy·tǐ к дому, домой‎</text:span></text:p>
      <text:p text:style-name="P2"><text:span text:style-name="T6">&amp;ǐn· šǎ&amp;ʔǎ &amp;ll^ǎhǔ если Богу будет угодно‎</text:span></text:p>
      <text:p text:style-name="P2"><text:span text:style-name="T6">fǎhǐmǎ понял‎</text:span></text:p>
      <text:p text:style-name="P2"><text:span text:style-name="T6">jǎlǎsǎ сел‎</text:span></text:p>
      <text:p text:style-name="P2"><text:span text:style-name="T6">ðǎhǎbǎ ушёл, пошёл, уехал‎</text:span></text:p>
      <text:p text:style-name="P2"><text:span text:style-name="T6">Урок 19‎ ¤</text:span></text:p>
      <text:p text:style-name="P2"><text:span text:style-name="T6">lǎḥ·mų мясо‎</text:span></text:p>
      <text:p text:style-name="P2"><text:span text:style-name="T6">zǎmǐylų товарищ‎</text:span></text:p>
      <text:p text:style-name="P2"><text:span text:style-name="T6">mǎʕǎ...ǐ с, вместе с‎</text:span></text:p>
      <text:p text:style-name="P2"><text:span text:style-name="T6">qǎlǐylų mǐn·...ǐ немного, не­множко‎</text:span></text:p>
      <text:p text:style-name="P2"><text:span text:style-name="T6">qǎlǐylų mǐnǎ &amp;l·xǔb·zǐ немного хлеба‎</text:span></text:p>
      <text:p text:style-name="P2"><text:span text:style-name="T6">kǔrǎäų мяч‎</text:span></text:p>
      <text:p text:style-name="P2"><text:span text:style-name="T6">l&amp;ǎ tǎl·ʕǎb· не играй‎</text:span></text:p>
      <text:p text:style-name="P2"><text:span text:style-name="T6">l&amp;ǎ tǎl·ʕǎbǐã не играй (ж.р.)‎</text:span></text:p>
      <text:p text:style-name="P2"><text:span text:style-name="T6">Урок 20‎ ¤</text:span></text:p>
      <text:p text:style-name="P2"><text:span text:style-name="T6">&amp;ǎy·nǎ kǔn·tǎ? где ты был?‎</text:span></text:p>
      <text:p text:style-name="P2"><text:span text:style-name="T6">kǔn·tǔ я был‎</text:span></text:p>
      <text:p text:style-name="P2"><text:span text:style-name="T6">mǎtǎã? когда?‎</text:span></text:p>
      <text:p text:style-name="P2"><text:span text:style-name="T6">ṣǎbǎ&amp;ḥą&amp; утром‎</text:span></text:p>
      <text:p text:style-name="P2"><text:span text:style-name="T6">mǎsǎ&amp;ʔą вечером‎</text:span></text:p>
      <text:p text:style-name="P2"><text:span text:style-name="T6">&amp;ǎlʔ̾nǎ сейчас, теперь‎</text:span></text:p>
      <text:p text:style-name="P2"><text:span text:style-name="T6">qǎb·lǎ...ǐ перед, до‎</text:span></text:p>
      <text:p text:style-name="P2"><text:span text:style-name="T6">bǎʕ·dǎ...ǐ после‎</text:span></text:p>
      <text:p text:style-name="P2"><text:span text:style-name="T6">qǎ&amp;mǎ встал‎</text:span></text:p>
      <text:p text:style-name="P2"><text:span text:style-name="T6">qǎ&amp;mǎ fǎqǎrǎʔͣǎ dǎr·sǎhǔ встал и прочитал свой урок‎</text:span></text:p>
      <text:p text:style-name="P2"><text:span text:style-name="T6">qǔm· вставай, встань‎</text:span></text:p>
      <text:p text:style-name="P2"><text:span text:style-name="T6">l&amp; tǎqǔm· не вставай‎</text:span></text:p>
      <text:p text:style-name="P2"><text:span text:style-name="T6">qǔm· wǎ &amp;q·rǎʔͥǐ &amp;ld^ǎr·sǎ встань и читай урок‎</text:span></text:p>
      <text:p text:style-name="P2"><text:soft-page-break/><text:span text:style-name="T6">Урок 21‎ ¤</text:span></text:p>
      <text:p text:style-name="P2"><text:span text:style-name="T6">mǔhǎn·dǐsų инженер‎</text:span></text:p>
      <text:p text:style-name="P2"><text:span text:style-name="T6">mǔdǎr^ǐsų преподаватель‎</text:span></text:p>
      <text:p text:style-name="P2"><text:span text:style-name="T6">mǎ&amp;hǐrų умелый, искусный, квалифицированный‎</text:span></text:p>
      <text:p text:style-name="P2"><text:span text:style-name="T6">jǎdǐydų новый‎</text:span></text:p>
      <text:p text:style-name="P2"><text:span text:style-name="T6">dǎ&amp;fǐʔͤų тёплый‎</text:span></text:p>
      <text:p text:style-name="P2"><text:span text:style-name="T6">sǎy^ǎ&amp;rǎäų автомобиль, маши­на‎</text:span></text:p>
      <text:p text:style-name="P2"><text:span text:style-name="T6">rǎkǐbǎ &amp;ls^ǎy^&amp;rǎäǎ сел в (на) машину‎</text:span></text:p>
      <text:p text:style-name="P2"><text:span text:style-name="T6">qǎ&amp;dǎ &amp;ls^ǎy^&amp;rǎäǎ водил авто­мобиль‎</text:span></text:p>
      <text:p text:style-name="P2"><text:span text:style-name="T6">ʕǐn·dǎ...ǐ у‎</text:span></text:p>
      <text:p text:style-name="P2"><text:span text:style-name="T6">lǎs·tǎ ты не (есть)‎</text:span></text:p>
      <text:p text:style-name="P2"><text:span text:style-name="T6">lǎs·tǐ ты не (есть) (ж.р)‎</text:span></text:p>
      <text:p text:style-name="P2"><text:span text:style-name="T6">lǎs·tǔ я не (есть)‎</text:span></text:p>
      <text:p text:style-name="P2"><text:span text:style-name="T6">rǎkǐbǎ сел (верхом), в ма­шину и т.п‎</text:span></text:p>
      <text:p text:style-name="P2"><text:span text:style-name="T6">qǎ&amp;dǎ водил, управлял‎</text:span></text:p>
      <text:p text:style-name="P2"><text:span text:style-name="T6">rǎjǎʕǎ вернулся‎</text:span></text:p>
      <text:p text:style-name="P2"><text:span text:style-name="T6">Урок 22‎ ¤</text:span></text:p>
      <text:p text:style-name="P2"><text:span text:style-name="T6">bǔs·tǎ&amp;nų сад‎</text:span></text:p>
      <text:p text:style-name="P2"><text:span text:style-name="T6">qǎr·yǎäų деревня, селение‎</text:span></text:p>
      <text:p text:style-name="P2"><text:span text:style-name="T6">šǎjǎrų дерево, деревья‎</text:span></text:p>
      <text:p text:style-name="P2"><text:span text:style-name="T6">dǐywǎ&amp;nų диван‎</text:span></text:p>
      <text:p text:style-name="P2"><text:span text:style-name="T6">nǎbǎ&amp;tų растение‎</text:span></text:p>
      <text:p text:style-name="P2"><text:span text:style-name="T6">nǎ&amp;fǐðǎäų окно‎</text:span></text:p>
      <text:p text:style-name="P2"><text:span text:style-name="T6">mǎn·zǐlų дом, жилище‎</text:span></text:p>
      <text:p text:style-name="P2"><text:span text:style-name="T6">nǎ&amp;dǐrų редкий‎</text:span></text:p>
      <text:p text:style-name="P2"><text:span text:style-name="T6">mǔx·tǎlǐfų разный, различ­ный‎</text:span></text:p>
      <text:p text:style-name="P2"><text:span text:style-name="T6">kǎθǐyrų многочисленный, много‎</text:span></text:p>
      <text:p text:style-name="P2"><text:span text:style-name="T6">wǎθǐyrų мягкий‎</text:span></text:p>
      <text:p text:style-name="P2"><text:span text:style-name="T6">qǎlǐyl&amp;ą немного, немножко‎</text:span></text:p>
      <text:p text:style-name="P2"><text:span text:style-name="T6">jǐd^ą&amp; очень‎</text:span></text:p>
      <text:p text:style-name="P2"><text:span text:style-name="T6">qǔr·bǎ...ǐ близ, около‎</text:span></text:p>
      <text:p text:style-name="P2"><text:span text:style-name="T6">ðǎlǐkǎ тот, то‎</text:span></text:p>
      <text:p text:style-name="P2"><text:span text:style-name="T6">mǎ&amp;ðǎ&amp; tǔrǐydǔ? что ты хо­чешь?‎</text:span></text:p>
      <text:p text:style-name="P2"><text:span text:style-name="T6">&amp;ǔrǐydǔ я хочу‎</text:span></text:p>
      <text:p text:style-name="P2"><text:span text:style-name="T6">&amp;ǎtǔrǐydǔ? ты хочешь?‎</text:span></text:p>
      <text:p text:style-name="P2"><text:span text:style-name="T6">l&amp; &amp;ǔrǐydǔ не хочу‎</text:span></text:p>
      <text:p text:style-name="P2"><text:span text:style-name="T6">tǎʕǎ&amp;lǎ hǔnǎ&amp; nǎq·rǎʔͥǐ &amp;ld^ǎr·sǎ иди сюда, прочитаем урок‎</text:span></text:p>
      <text:p text:style-name="P2"><text:span text:style-name="T6">Урок 23‎ ¤</text:span></text:p>
      <text:p text:style-name="P2"><text:span text:style-name="T6">mǎs·jǐdų мечеть‎</text:span></text:p>
      <text:p text:style-name="P2"><text:span text:style-name="T6">šǐq^ǎäų квартира‎</text:span></text:p>
      <text:p text:style-name="P2"><text:soft-page-break/><text:span text:style-name="T6">&amp;ǎlǎy·sǎ? нел ли? не (есть) ли?‎</text:span></text:p>
      <text:p text:style-name="P2"><text:span text:style-name="T6">ʕǎn·...ǐ от (предлог)‎</text:span></text:p>
      <text:p text:style-name="P2"><text:span text:style-name="T6">qǎrǐybų близкий‎</text:span></text:p>
      <text:p text:style-name="P2"><text:span text:style-name="T6">bǎʕǐydų делёкий‎</text:span></text:p>
      <text:p text:style-name="P2"><text:span text:style-name="T6">qǎdǐymų старый, древний‎</text:span></text:p>
      <text:p text:style-name="P2"><text:span text:style-name="T6">hǔm·... их‎</text:span></text:p>
      <text:p text:style-name="P2"><text:span text:style-name="T6">hǔn^ǎ... их (ж.р.)‎</text:span></text:p>
      <text:p text:style-name="P2"><text:span text:style-name="T6">kǔm·... ваш‎</text:span></text:p>
      <text:p text:style-name="P2"><text:span text:style-name="T6">kǔn^ǎ... ваш (ж.р.)‎</text:span></text:p>
      <text:p text:style-name="P2"><text:span text:style-name="T6">nǎ&amp;... наш‎</text:span></text:p>
      <text:p text:style-name="P2"><text:span text:style-name="T6">bǎy·tǔhǔm· их дом‎</text:span></text:p>
      <text:p text:style-name="P2"><text:span text:style-name="T6">bǎy·tǔhǔn^ǎ их (ж.р.) дом‎</text:span></text:p>
      <text:p text:style-name="P2"><text:span text:style-name="T6">bǎy·tǔkǔm· ваш дом‎</text:span></text:p>
      <text:p text:style-name="P2"><text:span text:style-name="T6">bǎy·tǔkǔn^ǎ ваш (ж.р.) дом‎</text:span></text:p>
      <text:p text:style-name="P2"><text:span text:style-name="T6">bǎy·tǔnǎ&amp; наш дом‎</text:span></text:p>
      <text:p text:style-name="P2"><text:span text:style-name="T6">sǎkǎnǎ жил‎</text:span></text:p>
      <text:p text:style-name="P2"><text:span text:style-name="T6">nǎð̣ǎrǎ посмотрел‎</text:span></text:p>
      <text:p text:style-name="P2"><text:span text:style-name="T6">rǎḥǎlǎ уехал (откуда), переехал‎</text:span></text:p>
      <text:p text:style-name="P2"><text:span text:style-name="T6">hǔm· sǎkǎnǔw&amp; они жили‎</text:span></text:p>
      <text:p text:style-name="P2"><text:span text:style-name="T6">hǔn^ǎ sǎkǎn^ǎ они (ж.р.) жили‎</text:span></text:p>
      <text:p text:style-name="P2"><text:span text:style-name="T6">&amp;ǎn·tǔm· sǎkǎn·tǔm· вы жили‎</text:span></text:p>
      <text:p text:style-name="P2"><text:span text:style-name="T6">&amp;ǎn·tǔn^ǎ sǎkǎn·tǔn^ǎ вы (ж.р.) жили‎</text:span></text:p>
      <text:p text:style-name="P2"><text:span text:style-name="T6">nǎḥ·nǔ sǎkǎn^ǎ&amp; мы жили‎</text:span></text:p>
      <text:p text:style-name="P2"><text:span text:style-name="T6">Урок 24‎ ¤</text:span></text:p>
      <text:p text:style-name="P2"><text:span text:style-name="T6">hǐr^ų кот, кошка‎</text:span></text:p>
      <text:p text:style-name="P2"><text:span text:style-name="T6">fǎʔͣ·rų мышь‎</text:span></text:p>
      <text:p text:style-name="P2"><text:span text:style-name="T6">fǎtąã юноша, парень‎</text:span></text:p>
      <text:p text:style-name="P2"><text:span text:style-name="T6">fǎtǎ&amp;äų девушка‎</text:span></text:p>
      <text:p text:style-name="P2"><text:span text:style-name="T6">šǎ&amp;b^ų молодой‎</text:span></text:p>
      <text:p text:style-name="P2"><text:span text:style-name="T6">&amp;ǔs·tǎ&amp;ðų профессор‎</text:span></text:p>
      <text:p text:style-name="P2"><text:span text:style-name="T6">fǎl&amp;^ǎḥų крестьянин‎</text:span></text:p>
      <text:p text:style-name="P2"><text:span text:style-name="T6">fǎl&amp;^ǎḥǎäų крестьянка‎</text:span></text:p>
      <text:p text:style-name="P2"><text:span text:style-name="T6">ǧǎnǐy^ų богатый‎</text:span></text:p>
      <text:p text:style-name="P2"><text:span text:style-name="T6">fǎqǐyrų бедный‎</text:span></text:p>
      <text:p text:style-name="P2"><text:span text:style-name="T6">mǎš·hǔwrų известный, знамен­итый‎</text:span></text:p>
      <text:p text:style-name="P2"><text:span text:style-name="T6">rǎf^ų полка‎</text:span></text:p>
      <text:p text:style-name="P2"><text:span text:style-name="T6">šǎy·xų старик‎</text:span></text:p>
      <text:p text:style-name="P2"><text:span text:style-name="T6">ʕǎjǔwzų старуха‎</text:span></text:p>
      <text:p text:style-name="P2"><text:span text:style-name="T6">mǔj·tǎhǐdų прилежный, ста­рательный‎</text:span></text:p>
      <text:p text:style-name="P2"><text:span text:style-name="T6">mǐṣ·rų Египет‎</text:span></text:p>
      <text:p text:style-name="P2"><text:soft-page-break/><text:span text:style-name="T6">mǐṣ·rǐã^ų египетский, егип­тянин‎</text:span></text:p>
      <text:p text:style-name="P2"><text:span text:style-name="T6">Урок 25‎ ¤</text:span></text:p>
      <text:p text:style-name="P2"><text:span text:style-name="T6">θǎw·rų бык‎</text:span></text:p>
      <text:p text:style-name="P2"><text:span text:style-name="T6">bǎqǎrǎäų корова‎</text:span></text:p>
      <text:p text:style-name="P2"><text:span text:style-name="T6">fǎrǎsų лошадь‎</text:span></text:p>
      <text:p text:style-name="P2"><text:span text:style-name="T6">ḥǐmǎ&amp;rų осёл, ишак‎</text:span></text:p>
      <text:p text:style-name="P2"><text:span text:style-name="T6">ḥǎq·lų поле‎</text:span></text:p>
      <text:p text:style-name="P2"><text:span text:style-name="T6">bǎlǎdų страна‎</text:span></text:p>
      <text:p text:style-name="P2"><text:span text:style-name="T6">kǔl^ǔhǔm· они все‎</text:span></text:p>
      <text:p text:style-name="P2"><text:span text:style-name="T6">kǔl^ǔkǔm· вы все‎</text:span></text:p>
      <text:p text:style-name="P2"><text:span text:style-name="T6">kǔl^ǔnǎ&amp; мы все‎</text:span></text:p>
      <text:p text:style-name="P2"><text:span text:style-name="T6">&amp;ǎn· yǎf·ʕǎlǎ делать‎</text:span></text:p>
      <text:p text:style-name="P2"><text:span text:style-name="T6">lǐyǎf·ʕǎlǎ чтобы делать, де­лать‎</text:span></text:p>
      <text:p text:style-name="P2"><text:span text:style-name="T6">hǔm· yǎq·rǎʔͮǔwnǎ они читают‎</text:span></text:p>
      <text:p text:style-name="P2"><text:span text:style-name="T6">hǔn^ǎ yǎq·rǎʔͣ·nǎ они (ж.р.) чи­тают‎</text:span></text:p>
      <text:p text:style-name="P2"><text:span text:style-name="T6">&amp;ǎn·tǔm· tǎq·rǎʔͮǔwnǎ вы читае­те‎</text:span></text:p>
      <text:p text:style-name="P2"><text:span text:style-name="T6">&amp;ǎn·tǔn^ǎ tǎq·rǎʔͣ·nǎ вы (ж.р.) чи­таете‎</text:span></text:p>
      <text:p text:style-name="P2"><text:span text:style-name="T6">nǎḥ·nǔ nǎq·rǎʔͣǔ мы читаем‎</text:span></text:p>
      <text:p text:style-name="P2"><text:span text:style-name="T6">Урок 26‎ ¤</text:span></text:p>
      <text:p text:style-name="P2"><text:span text:style-name="T6">ḥǎlǐybų молоко‎</text:span></text:p>
      <text:p text:style-name="P2"><text:span text:style-name="T6">mǎ&amp;ʔͤǐdǎäų обеденный стол‎</text:span></text:p>
      <text:p text:style-name="P2"><text:span text:style-name="T6">lǎw·ḥų доска‎</text:span></text:p>
      <text:p text:style-name="P2"><text:span text:style-name="T6">ṭǎbǎ&amp;šǐyrǔ мел‎</text:span></text:p>
      <text:p text:style-name="P2"><text:span text:style-name="T6">mǐḥ·bǎrǎäų чернильница‎</text:span></text:p>
      <text:p text:style-name="P2"><text:span text:style-name="T6">mǐl·ḥų соль‎</text:span></text:p>
      <text:p text:style-name="P2"><text:span text:style-name="T6">mǐm·lǎḥǎäų солонка‎</text:span></text:p>
      <text:p text:style-name="P2"><text:span text:style-name="T6">mǐm·sǎḥǎäų тряпка‎</text:span></text:p>
      <text:p text:style-name="P2"><text:span text:style-name="T6">ḥǐb·rų чернила‎</text:span></text:p>
      <text:p text:style-name="P2"><text:span text:style-name="T6">fǐl·mų фильм‎</text:span></text:p>
      <text:p text:style-name="P2"><text:span text:style-name="T6">ḥǎ&amp;r^ų горячий, жаркий‎</text:span></text:p>
      <text:p text:style-name="P2"><text:span text:style-name="T6">jǎy^ǐdų хороший, отличный‎</text:span></text:p>
      <text:p text:style-name="P2"><text:span text:style-name="T6">yǔwjǎdǔ есть, имеется‎</text:span></text:p>
      <text:p text:style-name="P2"><text:span text:style-name="T6">&amp;ǎjǎl· да‎</text:span></text:p>
      <text:p text:style-name="P2"><text:span text:style-name="T6">fǎqǎṭ· только‎</text:span></text:p>
      <text:p text:style-name="P2"><text:span text:style-name="T6">wǎ&amp;ḥǐdų один‎</text:span></text:p>
      <text:p text:style-name="P2"><text:span text:style-name="T6">Урок 27‎ ¤</text:span></text:p>
      <text:p text:style-name="P2"><text:span text:style-name="T6">wǎr·dǎäų роза‎</text:span></text:p>
      <text:p text:style-name="P2"><text:span text:style-name="T6">zǎw·jų муж‎</text:span></text:p>
      <text:p text:style-name="P2"><text:span text:style-name="T6">zǎw·jǎäų жена‎</text:span></text:p>
      <text:p text:style-name="P2"><text:span text:style-name="T6">mǎs·rǎḥų театр‎</text:span></text:p>
      <text:p text:style-name="P2"><text:soft-page-break/><text:span text:style-name="T6">mǎy·dǎ&amp;nų площадь‎</text:span></text:p>
      <text:p text:style-name="P2"><text:span text:style-name="T6">ḥǎdǐyqǎäų парк‎</text:span></text:p>
      <text:p text:style-name="P2"><text:span text:style-name="T6">&amp;ǎj·nǎbǐã^ų иностранный, ино­странец‎</text:span></text:p>
      <text:p text:style-name="P2"><text:span text:style-name="T6">mǎn· hǔwǎ hǎðǎ&amp; &amp;lr^ǎjǔlǔ кто этот мужчина, что это за мужчина?‎</text:span></text:p>
      <text:p text:style-name="P2"><text:span text:style-name="T6">kǎθǐyrų mǐn·...ǐ много‎</text:span></text:p>
      <text:p text:style-name="P2"><text:span text:style-name="T6">kǎθǐyrų mǐnǎ &amp;l·kǔtǔbǐ много книг‎</text:span></text:p>
      <text:p text:style-name="P2"><text:span text:style-name="T6">&amp;ǎmǎ&amp;mǎ...ǐ перед‎</text:span></text:p>
      <text:p text:style-name="P2"><text:span text:style-name="T6">wǎrǎ&amp;ʔǎ...ǐ за, сзади‎</text:span></text:p>
      <text:p text:style-name="P2"><text:span text:style-name="T6">yǎmǐynǎ...ǐ справа, направо‎</text:span></text:p>
      <text:p text:style-name="P2"><text:span text:style-name="T6">yǎsǎ&amp;r...ǐ слева, налево‎</text:span></text:p>
      <text:p text:style-name="P2"><text:span text:style-name="T6">fǎw·qǎ...ǐ над‎</text:span></text:p>
      <text:p text:style-name="P2"><text:span text:style-name="T6">tǎḥ·tǎ...ǐ под‎</text:span></text:p>
      <text:p text:style-name="P2"><text:span text:style-name="T6">Урок 28‎ ¤</text:span></text:p>
      <text:p text:style-name="P2"><text:span text:style-name="T6">jǎ&amp;mǐʕǎäų университет‎</text:span></text:p>
      <text:p text:style-name="P2"><text:span text:style-name="T6">šǎ&amp;rǎäų значок‎</text:span></text:p>
      <text:p text:style-name="P2"><text:span text:style-name="T6">bǎd·lǎäų костюм‎</text:span></text:p>
      <text:p text:style-name="P2"><text:span text:style-name="T6">ʕǎ&amp;mǐlų рабочий‎</text:span></text:p>
      <text:p text:style-name="P2"><text:span text:style-name="T6">ʕǎ&amp;mǐl&amp;ǎäų работница, рабо­чая‎</text:span></text:p>
      <text:p text:style-name="P2"><text:span text:style-name="T6">mǎʕ·mǎlų фабрика‎</text:span></text:p>
      <text:p text:style-name="P2"><text:span text:style-name="T6">ḥǎyǎ&amp;äų жизнь‎</text:span></text:p>
      <text:p text:style-name="P2"><text:span text:style-name="T6">ʕǎm^ǎ&amp;ðǎ&amp;? о чем?‎</text:span></text:p>
      <text:p text:style-name="P2"><text:span text:style-name="T6">mǐm^ǎn·? от кого‎</text:span></text:p>
      <text:p text:style-name="P2"><text:span text:style-name="T6">kǎ&amp;nǎ (он) был‎</text:span></text:p>
      <text:p text:style-name="P2"><text:span text:style-name="T6">tǎsǎl^ǎmǎ получил‎</text:span></text:p>
      <text:p text:style-name="P2"><text:span text:style-name="T6">ʕǐn·dǎ mǎ&amp; xǎrǎjǎ когда вы­шел‎</text:span></text:p>
      <text:p text:style-name="P2"><text:span text:style-name="T6">ʕǎn·... о, об (предлог)‎</text:span></text:p>
      <text:p text:style-name="P2"><text:span text:style-name="T6">rǐsǎ&amp;lǎäų письмо, послание‎</text:span></text:p>
      <text:p text:style-name="P2"><text:span text:style-name="T6">ʕǎrǎfǎ знал, узнал‎</text:span></text:p>
      <text:p text:style-name="P2"><text:span text:style-name="T6">dǎrǎsǎ учился; изучил‎</text:span></text:p>
      <text:p text:style-name="P2"><text:span text:style-name="T6">ʕǎmǐlǎ работал‎</text:span></text:p>
      <text:p text:style-name="P2"><text:span text:style-name="T6">Урок 29‎ ¤</text:span></text:p>
      <text:p text:style-name="P2"><text:span text:style-name="T6">&amp;ǐq·rǎʔͣ· читай ‎</text:span></text:p>
      <text:p text:style-name="P2"><text:span text:style-name="T6">&amp;ǐq·rǎʔͮǔw&amp; читайте‎</text:span></text:p>
      <text:p text:style-name="P2"><text:span text:style-name="T6">&amp;ǐq·rǎʔͤǐã читай (ж.р.)‎</text:span></text:p>
      <text:p text:style-name="P2"><text:span text:style-name="T6">&amp;ǐq·rǎʔͣ·nǎ читайте (ж.р.)‎</text:span></text:p>
      <text:p text:style-name="P2"><text:span text:style-name="T6">l&amp;ǎ tǎq·rǎʔͣ· не читай‎</text:span></text:p>
      <text:p text:style-name="P2"><text:span text:style-name="T6">l&amp;ǎ tǎq·rǎʔͤǐã не читай (ж.р.)‎</text:span></text:p>
      <text:p text:style-name="P2"><text:span text:style-name="T6">l&amp;ǎ tǎq·rǎʔͮǔw&amp; не читайте‎</text:span></text:p>
      <text:p text:style-name="P2"><text:span text:style-name="T6">l&amp;ǎ tǎq·rǎʔͣ·nǎ не читайте (ж.р.)‎</text:span></text:p>
      <text:p text:style-name="P2"><text:span text:style-name="T6">nǎzǎlǎ сошёл, слез‎</text:span></text:p>
      <text:p text:style-name="P2"><text:soft-page-break/><text:span text:style-name="T6">lǎbǐsǎ надел‎</text:span></text:p>
      <text:p text:style-name="P2"><text:span text:style-name="T6">fǎtǎḥǎ открыл‎</text:span></text:p>
      <text:p text:style-name="P2"><text:span text:style-name="T6">šǎrǎḥǎ объяснил‎</text:span></text:p>
      <text:p text:style-name="P2"><text:span text:style-name="T6">mǎsǎḥǎ вытер, стёр‎</text:span></text:p>
      <text:p text:style-name="P2"><text:span text:style-name="T6">mǎʕ·nąã смысл, значение‎</text:span></text:p>
      <text:p text:style-name="P2"><text:span text:style-name="T6">ʔ̾xǎrǔ другой‎</text:span></text:p>
      <text:p text:style-name="P2"><text:span text:style-name="T6">ʕǐn·dǎ ðǎlǐkǎ тогда, при этом‎</text:span></text:p>
      <text:p text:style-name="P2"><text:span text:style-name="T6">&amp;ǎld^ǔn·yǎ&amp; bǎr·dų на улице хо­лодно‎</text:span></text:p>
      <text:p text:style-name="P2"><text:span text:style-name="T6">Урок 30‎ ¤</text:span></text:p>
      <text:p text:style-name="P2"><text:span text:style-name="T6">tǎm·rų финики‎</text:span></text:p>
      <text:p text:style-name="P2"><text:span text:style-name="T6">tǐynų инжир‎</text:span></text:p>
      <text:p text:style-name="P2"><text:span text:style-name="T6">zǎy·tǔwnų оливы, маслины‎</text:span></text:p>
      <text:p text:style-name="P2"><text:span text:style-name="T6">sǎmǎ&amp;ʔų небо‎</text:span></text:p>
      <text:p text:style-name="P2"><text:span text:style-name="T6">mǎṭǎrų дождь‎</text:span></text:p>
      <text:p text:style-name="P2"><text:span text:style-name="T6">mǎ&amp;ʔǔ &amp;l·mǎṭǎrǐ дождевая вода‎</text:span></text:p>
      <text:p text:style-name="P2"><text:span text:style-name="T6">wǎr·dų розы‎</text:span></text:p>
      <text:p text:style-name="P2"><text:span text:style-name="T6">θǎl·jų снег‎</text:span></text:p>
      <text:p text:style-name="P2"><text:span text:style-name="T6">zǎr·ʕų посев‎</text:span></text:p>
      <text:p text:style-name="P2"><text:span text:style-name="T6">mǔfǐydų полезный‎</text:span></text:p>
      <text:p text:style-name="P2"><text:span text:style-name="T6">nǎ&amp;fǐʕų полезный, выгодный‎</text:span></text:p>
      <text:p text:style-name="P2"><text:span text:style-name="T6">sǎʔͣǎlǎ спросил‎</text:span></text:p>
      <text:p text:style-name="P2"><text:span text:style-name="T6">rǎsǎmǎ нарисовал‎</text:span></text:p>
      <text:p text:style-name="P2"><text:span text:style-name="T6">qǎ&amp;lǎ сказал‎</text:span></text:p>
      <text:p text:style-name="P2"><text:span text:style-name="T6">sǎqǎã поливал‎</text:span></text:p>
      <text:p text:style-name="P2"><text:span text:style-name="T6">lǐmǎ&amp;ðǎ&amp;? почему? зачем?‎</text:span></text:p>
      <text:p text:style-name="P2"><text:span text:style-name="T6">qǐylǎ lǎhǔ ему сказали‎</text:span></text:p>
      <text:p text:style-name="P2"><text:span text:style-name="T6">l&amp; &amp;ǎd·rǐã не знаю‎</text:span></text:p>
      <text:p text:style-name="P2"><text:span text:style-name="T6">nǎzǎlǎ &amp;l·mǎṭǎrǔ пошёл дождь‎</text:span></text:p>
      <text:p text:style-name="P2"><text:span text:style-name="T6">Урок 31‎ ¤</text:span></text:p>
      <text:p text:style-name="P2"><text:span text:style-name="T6">ʕǎlǎmų знамя, флаг‎</text:span></text:p>
      <text:p text:style-name="P2"><text:span text:style-name="T6">ʕǎlǎmǔ &amp;lʔͥǐsl&amp;ǎmǐ знамя Исла­ма‎</text:span></text:p>
      <text:p text:style-name="P2"><text:span text:style-name="T6">jǔb·nų сыр‎</text:span></text:p>
      <text:p text:style-name="P2"><text:span text:style-name="T6">ṭǎb·lų барабан‎</text:span></text:p>
      <text:p text:style-name="P2"><text:span text:style-name="T6">zǎr^ǎ&amp;ʕų земледелец‎</text:span></text:p>
      <text:p text:style-name="P2"><text:span text:style-name="T6">bǎy^ǎ&amp;ʕų продавец‎</text:span></text:p>
      <text:p text:style-name="P2"><text:span text:style-name="T6">rǎbǐyʕų весна‎</text:span></text:p>
      <text:p text:style-name="P2"><text:span text:style-name="T6">mǎr·fǔwʕų поднятый‎</text:span></text:p>
      <text:p text:style-name="P2"><text:span text:style-name="T6">ḥǎsǎną&amp; хорошо‎</text:span></text:p>
      <text:p text:style-name="P2"><text:span text:style-name="T6">&amp;ǎbǎdą&amp; никогда‎</text:span></text:p>
      <text:p text:style-name="P2"><text:span text:style-name="T6">qǎfǎzǎ прыгнул‎</text:span></text:p>
      <text:p text:style-name="P2"><text:soft-page-break/><text:span text:style-name="T6">zǎrǎʕǎ посеял‎</text:span></text:p>
      <text:p text:style-name="P2"><text:span text:style-name="T6">rǎfǎʕǎ поднял‎</text:span></text:p>
      <text:p text:style-name="P2"><text:span text:style-name="T6">kǎsǎrǎ поломал, сломал‎</text:span></text:p>
      <text:p text:style-name="P2"><text:span text:style-name="T6">nǎqǎrǎ бил, стучал‎</text:span></text:p>
      <text:p text:style-name="P2"><text:span text:style-name="T6">bǎ&amp;ʕǎ продал‎</text:span></text:p>
      <text:p text:style-name="P2"><text:span text:style-name="T6">rǎqǎṣǎ танцевал‎</text:span></text:p>
      <text:p text:style-name="P2"><text:span text:style-name="T6">nǎqǎrǎ ʕǎlǎã &amp;lṭ^ǎb·lǐ барабан­ил, бил в барабан‎</text:span></text:p>
      <text:p text:style-name="P2"><text:span text:style-name="T6">rǎf·rǎfǎ развевался‎</text:span></text:p>
      <text:p text:style-name="P2"><text:span text:style-name="T6">Урок 32‎ ¤</text:span></text:p>
      <text:p text:style-name="P2"><text:span text:style-name="T6">fǎrǎ&amp;šǎäų бабочка‎</text:span></text:p>
      <text:p text:style-name="P2"><text:span text:style-name="T6">ʕǔš^ų гнездо‎</text:span></text:p>
      <text:p text:style-name="P2"><text:span text:style-name="T6">ṭǎy·rų птица‎</text:span></text:p>
      <text:p text:style-name="P2"><text:span text:style-name="T6">rǐyšų перо, перья‎</text:span></text:p>
      <text:p text:style-name="P2"><text:span text:style-name="T6">ǧǔṣ·nų ветка‎</text:span></text:p>
      <text:p text:style-name="P2"><text:span text:style-name="T6">šǔr·ṭǐã^ǔ &amp;l·mǔrǔwrǐ регули­ровщик движения‎</text:span></text:p>
      <text:p text:style-name="P2"><text:span text:style-name="T6">rǎ&amp;dǐyǔw радио‎</text:span></text:p>
      <text:p text:style-name="P2"><text:span text:style-name="T6">mǔs·lǐmų мусульманин‎</text:span></text:p>
      <text:p text:style-name="P2"><text:span text:style-name="T6">nǎšǐyṭų активный, энергичн­ый‎</text:span></text:p>
      <text:p text:style-name="P2"><text:span text:style-name="T6">&amp;ǎl·ḥǎm·dǔ lǐl^ǎhǐ слава Богу‎</text:span></text:p>
      <text:p text:style-name="P2"><text:span text:style-name="T6">šǔr·ṭǐã^ų полицейский‎</text:span></text:p>
      <text:p text:style-name="P2"><text:span text:style-name="T6">qǎš^ų солома‎</text:span></text:p>
      <text:p text:style-name="P2"><text:span text:style-name="T6">&amp;ǐn·sǎ&amp;nų человек‎</text:span></text:p>
      <text:p text:style-name="P2"><text:span text:style-name="T6">šǎjǎrǎäų (одно) дерево‎</text:span></text:p>
      <text:p text:style-name="P2"><text:span text:style-name="T6">šǎ&amp;rǐʕų улица‎</text:span></text:p>
      <text:p text:style-name="P2"><text:span text:style-name="T6">&amp;ǐðǎ&amp;ʕǎäų передача‎</text:span></text:p>
      <text:p text:style-name="P2"><text:span text:style-name="T6">&amp;ǐðǎ&amp;ʕǎäǔ rǎ&amp;dǐyǔw радиопере­дача‎</text:span></text:p>
      <text:p text:style-name="P2"><text:span text:style-name="T6">ʕǔbǔwrų переход‎</text:span></text:p>
      <text:p text:style-name="P2"><text:span text:style-name="T6">mǔrǔwrų движение‎</text:span></text:p>
      <text:p text:style-name="P2"><text:span text:style-name="T6">jǎmǐyʕą&amp; все‎</text:span></text:p>
      <text:p text:style-name="P2"><text:span text:style-name="T6">ʕǎ&amp;lǎmų мир‎</text:span></text:p>
      <text:p text:style-name="P2"><text:span text:style-name="T6">fǐã &amp;l·ʕǎ&amp;lǎmǐ в мире‎</text:span></text:p>
      <text:p text:style-name="P2"><text:span text:style-name="T6">sǎmǐʕǎ слышал‎</text:span></text:p>
      <text:p text:style-name="P2"><text:span text:style-name="T6">wǎqǎfǎ встал, стоял‎</text:span></text:p>
      <text:p text:style-name="P2"><text:span text:style-name="T6">ṣǎnǎʕǎ делал, изготовил‎</text:span></text:p>
      <text:p text:style-name="P2"><text:span text:style-name="T6">jǎmǎʕǎ собрал‎</text:span></text:p>
      <text:p text:style-name="P2"><text:span text:style-name="T6">ṭǎ&amp;rǎ летал, улетел‎</text:span></text:p>
      <text:p text:style-name="P2"><text:span text:style-name="T6">sǎ&amp;ʕǎdǎ помог‎</text:span></text:p>
      <text:p text:style-name="P2"><text:span text:style-name="T6">Урок 33‎ ¤</text:span></text:p>
      <text:p text:style-name="P2"><text:span text:style-name="T6">yǎdų рука‎</text:span></text:p>
      <text:p text:style-name="P2"><text:span text:style-name="T6">xǐzǎ&amp;nǎäų шкаф‎</text:span></text:p>
      <text:p text:style-name="P2"><text:soft-page-break/><text:span text:style-name="T6">xǐzǎ&amp;nǎäǔ kǔtǔbį книжный шкаф‎</text:span></text:p>
      <text:p text:style-name="P2"><text:span text:style-name="T6">xǎrǐyfų осень‎</text:span></text:p>
      <text:p text:style-name="P2"><text:span text:style-name="T6">mǎʕ·hǎdų институт‎</text:span></text:p>
      <text:p text:style-name="P2"><text:span text:style-name="T6">&amp;ǎã^ų? какой?‎</text:span></text:p>
      <text:p text:style-name="P2"><text:span text:style-name="T6">&amp;ǎy^ǎäų? какая?‎</text:span></text:p>
      <text:p text:style-name="P2"><text:span text:style-name="T6">&amp;ǎã^ų kǐtǎ&amp;bį какая книга?‎</text:span></text:p>
      <text:p text:style-name="P2"><text:span text:style-name="T6">jǎy^ǐdą&amp; хорошо, отлично‎</text:span></text:p>
      <text:p text:style-name="P2"><text:span text:style-name="T6">ʕǎ&amp;dǎ вернулся‎</text:span></text:p>
      <text:p text:style-name="P2"><text:span text:style-name="T6">nǎ&amp;mǎ спал‎</text:span></text:p>
      <text:p text:style-name="P2"><text:span text:style-name="T6">&amp;ǎṭǎ&amp;ʕǎ подчинился, слушал­ся‎</text:span></text:p>
      <text:p text:style-name="P2"><text:span text:style-name="T6">tǎǧǎd^ǎã обедал‎</text:span></text:p>
      <text:p text:style-name="P2"><text:span text:style-name="T6">tǎʕǎš^ǎã ужинал‎</text:span></text:p>
      <text:p text:style-name="P2"><text:span text:style-name="T6">lǔǧǎäų язык, речь‎</text:span></text:p>
      <text:p text:style-name="P2"><text:span text:style-name="T6">ǧǔr·fǎäų комната‎</text:span></text:p>
      <text:p text:style-name="P2"><text:span text:style-name="T6">mǎx·zǎnų магазин‎</text:span></text:p>
      <text:p text:style-name="P2"><text:span text:style-name="T6">&amp;ǐnǎ&amp;ʔų сосуд‎</text:span></text:p>
      <text:p text:style-name="P2"><text:span text:style-name="T6">dǎrǎsǎ &amp;ll^ǔǧǎäų &amp;l·ʕǎrǎbǐy^ǎäǎ изучил арабский ‎</text:span></text:p>
      <text:p text:style-name="P2"><text:span text:style-name="T6">bǐ&amp;ll^ǔǧǎäǐ &amp;l·ʕǎrǎbǐy^ǎäǐ язык на арабском языке‎</text:span></text:p>
      <text:p text:style-name="P2"><text:span text:style-name="T6">nǐm·tǔ я спал‎</text:span></text:p>
      <text:p text:style-name="P2"><text:span text:style-name="T6">nǐm·nǎ&amp; мы спали‎</text:span></text:p>
      <text:p text:style-name="P2"><text:span text:style-name="T6">tǎǧǎd^ǎy·tǔ я обедал‎</text:span></text:p>
      <text:p text:style-name="P2"><text:span text:style-name="T6">Урок 34‎ ¤</text:span></text:p>
      <text:p text:style-name="P2"><text:span text:style-name="T6">sǎmǎkų рыба‎</text:span></text:p>
      <text:p text:style-name="P2"><text:span text:style-name="T6">mǐnǎš^ǎäų хлопушка‎</text:span></text:p>
      <text:p text:style-name="P2"><text:span text:style-name="T6">sǎm^ǎ&amp;kų рыбак‎</text:span></text:p>
      <text:p text:style-name="P2"><text:span text:style-name="T6">nǎh·rų река‎</text:span></text:p>
      <text:p text:style-name="P2"><text:span text:style-name="T6">bǎḥ·rų море‎</text:span></text:p>
      <text:p text:style-name="P2"><text:span text:style-name="T6">bǔḥǎy·rǎäų озеро‎</text:span></text:p>
      <text:p text:style-name="P2"><text:span text:style-name="T6">sǔwqų рынок, базар‎</text:span></text:p>
      <text:p text:style-name="P2"><text:span text:style-name="T6">ðǔbǎ&amp;bų мухи‎</text:span></text:p>
      <text:p text:style-name="P2"><text:span text:style-name="T6">šǔk·rą&amp; lǎkǎ спасибо тебе‎</text:span></text:p>
      <text:p text:style-name="P2"><text:span text:style-name="T6">xǎbǎrų известие, новость‎</text:span></text:p>
      <text:p text:style-name="P2"><text:span text:style-name="T6">bǐḥǎm·dǐ &amp;ll^ǎhǐ слава Богу‎</text:span></text:p>
      <text:p text:style-name="P2"><text:span text:style-name="T6">qǐrǎ&amp;ʔǎäų читать, чтение‎</text:span></text:p>
      <text:p text:style-name="P2"><text:span text:style-name="T6">kǐtǎ&amp;bǎäų писать, письмо‎</text:span></text:p>
      <text:p text:style-name="P2"><text:span text:style-name="T6">ʕǎl^ǎmǎ учил‎</text:span></text:p>
      <text:p text:style-name="P2"><text:span text:style-name="T6">kǔl^ų каждый, всякий‎</text:span></text:p>
      <text:p text:style-name="P2"><text:span text:style-name="T6">kǔl^ǎ yǎw·mį каждый день‎</text:span></text:p>
      <text:p text:style-name="P2"><text:span text:style-name="T6">ʕǎ&amp;dǎäą обычно‎</text:span></text:p>
      <text:p text:style-name="P2"><text:span text:style-name="T6">ʔͣǎw^ǎlǎ &amp;ǎm·sǐ позавчера‎</text:span></text:p>
      <text:p text:style-name="P2"><text:soft-page-break/><text:span text:style-name="T6">bǎʕ·dǎ ǧǎdį послезавтра‎</text:span></text:p>
      <text:p text:style-name="P2"><text:span text:style-name="T6">ʕǎṣą&amp; палка‎</text:span></text:p>
      <text:p text:style-name="P2"><text:span text:style-name="T6">ʕǎ&amp;šǎ жил‎</text:span></text:p>
      <text:p text:style-name="P2"><text:span text:style-name="T6">ṣǎ&amp;dǎ ловил, охотился‎</text:span></text:p>
      <text:p text:style-name="P2"><text:span text:style-name="T6">ṭǎrǎdǎ прогнал, выгнал‎</text:span></text:p>
      <text:p text:style-name="P2"><text:span text:style-name="T6">sǎbǎḥǎ плавал, плыл‎</text:span></text:p>
      <text:p text:style-name="P2"><text:span text:style-name="T6">Урок 35‎ ¤</text:span></text:p>
      <text:p text:style-name="P2"><text:span text:style-name="T6">mǎl·ʕǎbų стадион‎</text:span></text:p>
      <text:p text:style-name="P2"><text:span text:style-name="T6">kǔrǎäǔ &amp;l·qǎdǎmǐ футбол‎</text:span></text:p>
      <text:p text:style-name="P2"><text:span text:style-name="T6">dǐynų религия, вера‎</text:span></text:p>
      <text:p text:style-name="P2"><text:span text:style-name="T6">yǎw·mų день‎</text:span></text:p>
      <text:p text:style-name="P2"><text:span text:style-name="T6">yǎw·mǔ &amp;l·ʕǐydǐ праздничный день‎</text:span></text:p>
      <text:p text:style-name="P2"><text:span text:style-name="T6">xǎšǎbǐã^ų деревянный‎</text:span></text:p>
      <text:p text:style-name="P2"><text:span text:style-name="T6">jǐʕǎ&amp;dų джихад, борьба за веру‎</text:span></text:p>
      <text:p text:style-name="P2"><text:span text:style-name="T6">&amp;ǎḥǎb^ǎ любил, хотел‎</text:span></text:p>
      <text:p text:style-name="P2"><text:span text:style-name="T6">ṭǎ&amp;lǐbų студент‎</text:span></text:p>
      <text:p text:style-name="P2"><text:span text:style-name="T6">ṭǎ&amp;lǐbǎäų студентка‎</text:span></text:p>
      <text:p text:style-name="P2"><text:span text:style-name="T6">&amp;ǐn·tǐhǎ&amp;ʔų окончание, конец‎</text:span></text:p>
      <text:p text:style-name="P2"><text:span text:style-name="T6">&amp;ǐx·wǎ&amp;nų братья‎</text:span></text:p>
      <text:p text:style-name="P2"><text:span text:style-name="T6">ṣǎl&amp;ǎäų намаз, молитва‎</text:span></text:p>
      <text:p text:style-name="P2"><text:span text:style-name="T6">ʕǐydų праздник‎</text:span></text:p>
      <text:p text:style-name="P2"><text:span text:style-name="T6">ʕǐydǔkǎ mǔbǎ&amp;rǎkų!ǐ с празд­ником!‎</text:span></text:p>
      <text:p text:style-name="P2"><text:span text:style-name="T6">wǎ ʕǐydǔkǎ &amp;ǎn·tǎ!ǐ и вас тоже с праздником!‎</text:span></text:p>
      <text:p text:style-name="P2"><text:span text:style-name="T6">dǎ&amp;rǎ обошл, походил (во­круг)‎</text:span></text:p>
      <text:p text:style-name="P2"><text:span text:style-name="T6">tǎh·nǐʔͤǎäų поздравление‎</text:span></text:p>
      <text:p text:style-name="P2"><text:span text:style-name="T6">ṣǎl&amp;ǎäǔ &amp;l·ʕǐydǐ празднич­ный намаз‎</text:span></text:p>
      <text:p text:style-name="P2"><text:span text:style-name="T6">kǎθǐyrą&amp; много‎</text:span></text:p>
      <text:p text:style-name="P2"><text:span text:style-name="T6">&amp;ǎll^ǎhǔ yǎr·ʕǎ&amp;kǎ да сохранит тебя Бог‎</text:span></text:p>
      <text:p text:style-name="P2"><text:span text:style-name="T6">Урок 36‎ ¤</text:span></text:p>
      <text:p text:style-name="P2"><text:span text:style-name="T6">sǎ&amp;ʕǎäų часы‎</text:span></text:p>
      <text:p text:style-name="P2"><text:span text:style-name="T6">ṭǎbǐybų врач, доктор‎</text:span></text:p>
      <text:p text:style-name="P2"><text:span text:style-name="T6">mǎrǐyḍų больной‎</text:span></text:p>
      <text:p text:style-name="P2"><text:span text:style-name="T6">sǎṭ·lų ведро‎</text:span></text:p>
      <text:p text:style-name="P2"><text:span text:style-name="T6">ḥǐkǎ&amp;yǎäų рассказ, история‎</text:span></text:p>
      <text:p text:style-name="P2"><text:span text:style-name="T6">ʕǎm^ų дядя (по отцу)‎</text:span></text:p>
      <text:p text:style-name="P2"><text:span text:style-name="T6">hǎdǐy^ǎäų подарок‎</text:span></text:p>
      <text:p text:style-name="P2"><text:span text:style-name="T6">sǎnǎäų год‎</text:span></text:p>
      <text:p text:style-name="P2"><text:span text:style-name="T6">wǎq·tų время‎</text:span></text:p>
      <text:p text:style-name="P2"><text:span text:style-name="T6">ḍǎʕǐyfų слабый, бессиль­ный‎</text:span></text:p>
      <text:p text:style-name="P2"><text:span text:style-name="T6">ṣǎbǎ&amp;ḥǐy^ų утренний‎</text:span></text:p>
      <text:p text:style-name="P2"><text:soft-page-break/><text:span text:style-name="T6">mǎ&amp;ḍį прошлый‎</text:span></text:p>
      <text:p text:style-name="P2"><text:span text:style-name="T6">wǎ lǐðǎlǐkǎ и поэтому‎</text:span></text:p>
      <text:p text:style-name="P2"><text:span text:style-name="T6">&amp;ǎls^ǎnǎäǔ &amp;l·mǎ&amp;ḍǐyǎäǔ прош­лый год‎</text:span></text:p>
      <text:p text:style-name="P2"><text:span text:style-name="T6">nǎhǎ&amp;rǔkǎ sǎʕǐydų!ǐ добрый день!‎</text:span></text:p>
      <text:p text:style-name="P2"><text:span text:style-name="T6">&amp;ǎh·l&amp;ą wǎ sǎh·l&amp;ą добро по­жаловать‎</text:span></text:p>
      <text:p text:style-name="P2"><text:span text:style-name="T6">dǎxǎlǎ &amp;l·jǎ&amp;mǐʕǎäǎ посту­пил в университет‎</text:span></text:p>
      <text:p text:style-name="P2"><text:span text:style-name="T6">&amp;ǐn^ǎ поистине, же‎</text:span></text:p>
      <text:p text:style-name="P2"><text:span text:style-name="T6">&amp;ǐn^ǎhǔ поистине он, он же‎</text:span></text:p>
      <text:p text:style-name="P2"><text:span text:style-name="T6">&amp;ǎmǎ&amp; qǎrǎʔͣǎ? он не читал?‎</text:span></text:p>
      <text:p text:style-name="P2"><text:span text:style-name="T6">&amp;ǎmǎ&amp; qǔl·tǔ lǎkǎ? я тебе не говорил? я же тебе говорил?‎</text:span></text:p>
      <text:p text:style-name="P2"><text:span text:style-name="T6">zǎ&amp;rǎ посетил‎</text:span></text:p>
      <text:p text:style-name="P2"><text:span text:style-name="T6">Урок 37‎ ¤</text:span></text:p>
      <text:p text:style-name="P2"><text:span text:style-name="T6">&amp;l·kǔrǎäǔ &amp;lṭ^ǎ&amp;ʔͤǐrǎäǔ волейбол‎</text:span></text:p>
      <text:p text:style-name="P2"><text:span text:style-name="T6">mǐqǎṣ^ų ножницы‎</text:span></text:p>
      <text:p text:style-name="P2"><text:span text:style-name="T6">zǎh·rǐy^ǎäų ваза (цветочная)‎</text:span></text:p>
      <text:p text:style-name="P2"><text:span text:style-name="T6">rǐyǎ&amp;ḍǎäų спорт‎</text:span></text:p>
      <text:p text:style-name="P2"><text:span text:style-name="T6">rǐyǎ&amp;ḍǐã^ų спортсмен‎</text:span></text:p>
      <text:p text:style-name="P2"><text:span text:style-name="T6">fǔr·ṣǎäų перемена‎</text:span></text:p>
      <text:p text:style-name="P2"><text:span text:style-name="T6">ṭǎy^ǎ&amp;rǎäų самолёт‎</text:span></text:p>
      <text:p text:style-name="P2"><text:span text:style-name="T6">&amp;ǎr·ḍǐy^ǎäų пол‎</text:span></text:p>
      <text:p text:style-name="P2"><text:span text:style-name="T6">ḥǎ&amp;ʔͤǐṭų стена‎</text:span></text:p>
      <text:p text:style-name="P2"><text:span text:style-name="T6">ṣǎy^ǎ&amp;dǔ &amp;ls^ǎmǎkǐ рыболов‎</text:span></text:p>
      <text:p text:style-name="P2"><text:span text:style-name="T6">šǐṣ^ų удочка‎</text:span></text:p>
      <text:p text:style-name="P2"><text:span text:style-name="T6">bǐsǎ&amp;ṭų ковёр‎</text:span></text:p>
      <text:p text:style-name="P2"><text:span text:style-name="T6">xǎrǐyṭǎäų карта‎</text:span></text:p>
      <text:p text:style-name="P2"><text:span text:style-name="T6">zǎ&amp;wǐyǎäų угол‎</text:span></text:p>
      <text:p text:style-name="P2"><text:span text:style-name="T6">jǔǧ·rǎ&amp;fǐã^ų географический‎</text:span></text:p>
      <text:p text:style-name="P2"><text:span text:style-name="T6">xǎrǐyṭǎäų jǔǧ·rǎ&amp;fǐy^ǎäų гео­графическая карта‎</text:span></text:p>
      <text:p text:style-name="P2"><text:span text:style-name="T6">ʕǎrǐyḍų широкий‎</text:span></text:p>
      <text:p text:style-name="P2"><text:span text:style-name="T6">mǔdǎw^ǎrų круглый‎</text:span></text:p>
      <text:p text:style-name="P2"><text:span text:style-name="T6">fǐã &amp;l·ǧǎdǐ на следующий день‎</text:span></text:p>
      <text:p text:style-name="P2"><text:span text:style-name="T6">qǎṣ^ǎ стриг, срезал‎</text:span></text:p>
      <text:p text:style-name="P2"><text:span text:style-name="T6">rǎʔͣǎã видел‎</text:span></text:p>
      <text:p text:style-name="P2"><text:span text:style-name="T6">ʕǎmǐlǎ делал‎</text:span></text:p>
      <text:p text:style-name="P2"><text:span text:style-name="T6">Урок 38‎ ¤</text:span></text:p>
      <text:p text:style-name="P2"><text:span text:style-name="T6">ṣǔn·dǔwqų ящик, сундук‎</text:span></text:p>
      <text:p text:style-name="P2"><text:span text:style-name="T6">qǔf·lų замок‎</text:span></text:p>
      <text:p text:style-name="P2"><text:span text:style-name="T6">mǐf·tǎ&amp;ḥų ключ‎</text:span></text:p>
      <text:p text:style-name="P2"><text:span text:style-name="T6">ḥǐn·ṭǎäų пшеница‎</text:span></text:p>
      <text:p text:style-name="P2"><text:span text:style-name="T6">ṭǎmǎ&amp;ṭǐmǔ помидоры‎</text:span></text:p>
      <text:p text:style-name="P2"><text:soft-page-break/><text:span text:style-name="T6">bǎṭǎ&amp;ṭǐsǔ картошка‎</text:span></text:p>
      <text:p text:style-name="P2"><text:span text:style-name="T6">rǎb^ų господь; хозяин‎</text:span></text:p>
      <text:p text:style-name="P2"><text:span text:style-name="T6">&amp;ǐlǎhų Бог‎</text:span></text:p>
      <text:p text:style-name="P2"><text:span text:style-name="T6">nǎbǐã^ų Пророк‎</text:span></text:p>
      <text:p text:style-name="P2"><text:span text:style-name="T6">mǔʔͮ·mǐnų верующий, право­верный‎</text:span></text:p>
      <text:p text:style-name="P2"><text:span text:style-name="T6">lǔʕ·bǎäų игрушка‎</text:span></text:p>
      <text:p text:style-name="P2"><text:span text:style-name="T6">nǔqǔwdų деньги‎</text:span></text:p>
      <text:p text:style-name="P2"><text:span text:style-name="T6">xǔḍ·rǎwǎ&amp;tų овощи‎</text:span></text:p>
      <text:p text:style-name="P2"><text:span text:style-name="T6">wǎ ǧǎy·rǔ hǎ&amp; mǐnǎ &amp;l·xǔḍ·rǎwǎ&amp;tǐ и другие овощи‎</text:span></text:p>
      <text:p text:style-name="P2"><text:span text:style-name="T6">mǎk^ǎäǔ Мекка‎</text:span></text:p>
      <text:p text:style-name="P2"><text:span text:style-name="T6">&amp;ǎl·mǎdǐynǎäų Медина‎</text:span></text:p>
      <text:p text:style-name="P2"><text:span text:style-name="T6">&amp;ǐs·mų имя, название‎</text:span></text:p>
      <text:p text:style-name="P2"><text:span text:style-name="T6">mǎ&amp; &amp;s·mǔkǎ? как тебя зо­вут?‎</text:span></text:p>
      <text:p text:style-name="P2"><text:span text:style-name="T6">wǔlǐdǎ родился (его родили)‎</text:span></text:p>
      <text:p text:style-name="P2"><text:span text:style-name="T6">dǔfǐnǎ его похоронили‎</text:span></text:p>
      <text:p text:style-name="P2"><text:span text:style-name="T6">fǎrǐḥǎ обрадовался‎</text:span></text:p>
      <text:p text:style-name="P2"><text:span text:style-name="T6">mǎ&amp;tǎ умер‎</text:span></text:p>
      <text:p text:style-name="P2"><text:span text:style-name="T6">Урок 39‎ ¤</text:span></text:p>
      <text:p text:style-name="P2"><text:span text:style-name="T6">ʕǔl·bǎäų коробка, пачка‎</text:span></text:p>
      <text:p text:style-name="P2"><text:span text:style-name="T6">ḥǎb·lų верёвка, канат‎</text:span></text:p>
      <text:p text:style-name="P2"><text:span text:style-name="T6">kǐysų мешок‎</text:span></text:p>
      <text:p text:style-name="P2"><text:span text:style-name="T6">qǎm·ḥų пшеница‎</text:span></text:p>
      <text:p text:style-name="P2"><text:span text:style-name="T6">šǎʕǐyrų ячмень‎</text:span></text:p>
      <text:p text:style-name="P2"><text:span text:style-name="T6">ṣǔwrǎäų снимок, рисунок, картина‎</text:span></text:p>
      <text:p text:style-name="P2"><text:span text:style-name="T6">ḥǎw·ḍų бассейн‎</text:span></text:p>
      <text:p text:style-name="P2"><text:span text:style-name="T6">ḥǎw·ḍǔ &amp;ls^ǐbǎ&amp;ḥǎäǐ плава­тельный бассейн‎</text:span></text:p>
      <text:p text:style-name="P2"><text:span text:style-name="T6">ḥǎšǐyšų сено‎</text:span></text:p>
      <text:p text:style-name="P2"><text:span text:style-name="T6">ṣǐb·ǧų краска‎</text:span></text:p>
      <text:p text:style-name="P2"><text:span text:style-name="T6">ʕǔl·bǎäų &amp;ǎṣ·bǎ&amp;ǧį пачка кра­сок‎</text:span></text:p>
      <text:p text:style-name="P2"><text:span text:style-name="T6">ḥǎy·wǎ&amp;nų животное‎</text:span></text:p>
      <text:p text:style-name="P2"><text:span text:style-name="T6">ḥǐṣǎ&amp;nų конь, жеребец‎</text:span></text:p>
      <text:p text:style-name="P2"><text:span text:style-name="T6">ṭǎʕǎ&amp;mų пища, еда‎</text:span></text:p>
      <text:p text:style-name="P2"><text:span text:style-name="T6">lǎw·nų цвет‎</text:span></text:p>
      <text:p text:style-name="P2"><text:span text:style-name="T6">fǔṭǔwrų завтрак‎</text:span></text:p>
      <text:p text:style-name="P2"><text:span text:style-name="T6">ṣǎm·ǧų клей‎</text:span></text:p>
      <text:p text:style-name="P2"><text:span text:style-name="T6">ṣǐǧǎrų детство, малолетство‎</text:span></text:p>
      <text:p text:style-name="P2"><text:span text:style-name="T6">fǐã &amp;lṣ^ǐǧǎrǐ в детстве‎</text:span></text:p>
      <text:p text:style-name="P2"><text:span text:style-name="T6">sǐbǎ&amp;ḥǎäų плавание‎</text:span></text:p>
      <text:p text:style-name="P2"><text:span text:style-name="T6">wǎ&amp;sǐʕų просторный, широ­кий‎</text:span></text:p>
      <text:p text:style-name="P2"><text:span text:style-name="T6">ʕǎmǐyqų глубокий‎</text:span></text:p>
      <text:p text:style-name="P2"><text:soft-page-break/><text:span text:style-name="T6">wǎq·tǎ &amp;l·fǎrǎ&amp;ǧǐ на досуге, в свободное время‎</text:span></text:p>
      <text:p text:style-name="P2"><text:span text:style-name="T6">qǎd^ǎmǎ подал, дал‎</text:span></text:p>
      <text:p text:style-name="P2"><text:span text:style-name="T6">&amp;ǎl·ṣǎqǎ клеил‎</text:span></text:p>
      <text:p text:style-name="P2"><text:span text:style-name="T6">tǎʕǎl^ǎmǎ учился, научился‎</text:span></text:p>
      <text:p text:style-name="P2"><text:span text:style-name="T6">tǎʕǎl^ǎm· учись, научись‎</text:span></text:p>
      <text:p text:style-name="P2"><text:span text:style-name="T6">ḥǎmǎlǎ носил, тащил, возил‎</text:span></text:p>
      <text:p text:style-name="P2"><text:span text:style-name="T6">rǎbǎṭǎ привязал, связал‎</text:span></text:p>
      <text:p text:style-name="P2"><text:span text:style-name="T6">ṣǎbǎǧǎ красил‎</text:span></text:p>
      <text:p text:style-name="P2"><text:span text:style-name="T6">Урок 40‎ ¤</text:span></text:p>
      <text:p text:style-name="P2"><text:span text:style-name="T6">&amp;ǎsǎdų лев‎</text:span></text:p>
      <text:p text:style-name="P2"><text:span text:style-name="T6">nǎmǐrų тигр‎</text:span></text:p>
      <text:p text:style-name="P2"><text:span text:style-name="T6">qǐr·dų обезьяна‎</text:span></text:p>
      <text:p text:style-name="P2"><text:span text:style-name="T6">dǔb^ų медведь‎</text:span></text:p>
      <text:p text:style-name="P2"><text:span text:style-name="T6">ðǐʔͤ·bų волк‎</text:span></text:p>
      <text:p text:style-name="P2"><text:span text:style-name="T6">ǧǎzǎ&amp;lų газель‎</text:span></text:p>
      <text:p text:style-name="P2"><text:span text:style-name="T6">ðǔb^ǎ&amp;bǎäų муха‎</text:span></text:p>
      <text:p text:style-name="P2"><text:span text:style-name="T6">ʕǎn·kǎbǔwtų паук‎</text:span></text:p>
      <text:p text:style-name="P2"><text:span text:style-name="T6">nǎsǐyjǔ &amp;l·ʕǎn·kǎbǔwtǐ пау­тина‎</text:span></text:p>
      <text:p text:style-name="P2"><text:span text:style-name="T6">šǎbǎkǎäų сетка‎</text:span></text:p>
      <text:p text:style-name="P2"><text:span text:style-name="T6">rǎw·ḍǎäų садик‎</text:span></text:p>
      <text:p text:style-name="P2"><text:span text:style-name="T6">xǎy·ṭų нитка‎</text:span></text:p>
      <text:p text:style-name="P2"><text:span text:style-name="T6">nǎs^ǎ&amp;jų ткач‎</text:span></text:p>
      <text:p text:style-name="P2"><text:span text:style-name="T6">ḥǎšǎrǎäų насекомое‎</text:span></text:p>
      <text:p text:style-name="P2"><text:span text:style-name="T6">wǎḥ·šǐã^ų дикий‎</text:span></text:p>
      <text:p text:style-name="P2"><text:span text:style-name="T6">dǎqǐyqų тонкий‎</text:span></text:p>
      <text:p text:style-name="P2"><text:span text:style-name="T6">lǎṭǐyfų интересный, забав­ный‎</text:span></text:p>
      <text:p text:style-name="P2"><text:span text:style-name="T6">ḥǐkǎ&amp;yǎäų lǎṭǐyfǎäų интерес­ный рассказ‎</text:span></text:p>
      <text:p text:style-name="P2"><text:span text:style-name="T6">ṭǐf·lų ребёнок, дитя‎</text:span></text:p>
      <text:p text:style-name="P2"><text:span text:style-name="T6">rǎw·ḍǎäǔ &amp;lʔͣǎṭ·fǎ&amp;lǐ дет­ский сад‎</text:span></text:p>
      <text:p text:style-name="P2"><text:span text:style-name="T6">ḥǎdǐyqǎäǔ &amp;l·ḥǎy·wǎ&amp;nǎ&amp;tǐ зоо­парк‎</text:span></text:p>
      <text:p text:style-name="P2"><text:span text:style-name="T6">bǎy·tǔ &amp;l·ʕǎn·kǎbǔwtǐ дом пау­ка, паутина‎</text:span></text:p>
      <text:p text:style-name="P2"><text:span text:style-name="T6">nǎsǎjǎ ткал‎</text:span></text:p>
      <text:p text:style-name="P2"><text:span text:style-name="T6">wǎqǎʕǎ попал‎</text:span></text:p>
      <text:p text:style-name="P2"><text:span text:style-name="T6">ʕǎy·nų глаз‎</text:span></text:p>
      <text:p text:style-name="P2"><text:span text:style-name="T6">ḍǎḥǐkǎ смеялся‎</text:span></text:p>
      <text:p text:style-name="P2"><text:span text:style-name="T6">wǎθǎbǎ бросился, набросил­ся‎</text:span></text:p>
      <text:p text:style-name="P2"><text:span text:style-name="T6">Урок 41‎ ¤</text:span></text:p>
      <text:p text:style-name="P2"><text:span text:style-name="T6">jǐhǎ&amp;zǔ &lt;^ǐlǐfǔwnǐ телефон, телефонный аппарат‎</text:span></text:p>
      <text:p text:style-name="P2"><text:span text:style-name="T6">tǐlǐfǐz·yǔwnų телевизор‎</text:span></text:p>
      <text:p text:style-name="P2"><text:span text:style-name="T6">jǐhǎ&amp;zǔ &amp;lr^ǎ&amp;dǐyǔw ра­диоприёмник‎</text:span></text:p>
      <text:p text:style-name="P2"><text:soft-page-break/><text:span text:style-name="T6">mǎṭ·bǎxų кухня‎</text:span></text:p>
      <text:p text:style-name="P2"><text:span text:style-name="T6">mǎṣ·ʕǎdų лифт‎</text:span></text:p>
      <text:p text:style-name="P2"><text:span text:style-name="T6">&amp;ǎθǎ&amp;θų мебель‎</text:span></text:p>
      <text:p text:style-name="P2"><text:span text:style-name="T6">wǎsǎṭų середина, центр‎</text:span></text:p>
      <text:p text:style-name="P2"><text:span text:style-name="T6">fǐã wǎsǎṭǐ &amp;l·mǎdǐynǎäǐ в центре города‎</text:span></text:p>
      <text:p text:style-name="P2"><text:span text:style-name="T6">zǎ&amp;wǐyǎäų угол‎</text:span></text:p>
      <text:p text:style-name="P2"><text:span text:style-name="T6">nǎð̣ǐyfų чистый‎</text:span></text:p>
      <text:p text:style-name="P2"><text:span text:style-name="T6">mǔrǎb^ǎʕų четырёхугольный‎</text:span></text:p>
      <text:p text:style-name="P2"><text:span text:style-name="T6">lǐmǎ? почему? зачем?‎</text:span></text:p>
      <text:p text:style-name="P2"><text:span text:style-name="T6">lǐʔͣǎn^ǎhǔ потому что он‎</text:span></text:p>
      <text:p text:style-name="P2"><text:span text:style-name="T6">tǎq·rǐybą&amp; почти, примерно, приблизительно‎</text:span></text:p>
      <text:p text:style-name="P2"><text:span text:style-name="T6">lǎkǐn^ǎ...ǐ однако, но‎</text:span></text:p>
      <text:p text:style-name="P2"><text:span text:style-name="T6">lǎkǐn^ǎhǔ но он‎</text:span></text:p>
      <text:p text:style-name="P2"><text:span text:style-name="T6">hǎkǎðǎ&amp; так‎</text:span></text:p>
      <text:p text:style-name="P2"><text:span text:style-name="T6">lǎm· yǎq·rǎʔͣ· он не читал‎</text:span></text:p>
      <text:p text:style-name="P2"><text:span text:style-name="T6">&amp;ǎtǎd·rǐã? ты знаешь?‎</text:span></text:p>
      <text:p text:style-name="P2"><text:span text:style-name="T6">lǎw· kǔn·tǔ mǎkǎ&amp;nǎkǎ если бы я был на твоём месте‎</text:span></text:p>
      <text:p text:style-name="P2"><text:span text:style-name="T6">bǎkǎã плакал‎</text:span></text:p>
      <text:p text:style-name="P2"><text:span text:style-name="T6">ḍǎrǎbǎ бил, ударил‎</text:span></text:p>
      <text:p text:style-name="P2"><text:span text:style-name="T6">Урок 42‎ ¤</text:span></text:p>
      <text:p text:style-name="P2"><text:span text:style-name="T6">jǎbǎlų гора‎</text:span></text:p>
      <text:p text:style-name="P2"><text:span text:style-name="T6">kǔwxų шалаш, хибара, хи­жина‎</text:span></text:p>
      <text:p text:style-name="P2"><text:span text:style-name="T6">mǎw·qǐdǔ &amp;l·ǧǎ&amp;zǐ газовая плита‎</text:span></text:p>
      <text:p text:style-name="P2"><text:span text:style-name="T6">fǎr·xų птенец, цыплёнок‎</text:span></text:p>
      <text:p text:style-name="P2"><text:span text:style-name="T6">bǎy·ḍǎäų яйцо‎</text:span></text:p>
      <text:p text:style-name="P2"><text:span text:style-name="T6">jǎw·zų орехи‎</text:span></text:p>
      <text:p text:style-name="P2"><text:span text:style-name="T6">mǎṣ·yǎfų курорт, дача‎</text:span></text:p>
      <text:p text:style-name="P2"><text:span text:style-name="T6">ṣǎdǐyqų друг‎</text:span></text:p>
      <text:p text:style-name="P2"><text:span text:style-name="T6">ǧǎ&amp;zų газ‎</text:span></text:p>
      <text:p text:style-name="P2"><text:span text:style-name="T6">sǔʔͮǎ&amp;lų вопрос‎</text:span></text:p>
      <text:p text:style-name="P2"><text:span text:style-name="T6">mǎs·ʔͤǎlǎäų задача‎</text:span></text:p>
      <text:p text:style-name="P2"><text:span text:style-name="T6">mǎ&amp;mǎ&amp; мама‎</text:span></text:p>
      <text:p text:style-name="P2"><text:span text:style-name="T6">&amp;lʔͣǎw^ǎlǔ первый‎</text:span></text:p>
      <text:p text:style-name="P2"><text:span text:style-name="T6">&amp;ǎlθ^ǎ&amp;nǐã второй‎</text:span></text:p>
      <text:p text:style-name="P2"><text:span text:style-name="T6">&amp;ǎ&amp;θ^ǎ&amp;lǐθǔ третий‎</text:span></text:p>
      <text:p text:style-name="P2"><text:span text:style-name="T6">ʕǐd^ǎäų несколько‎</text:span></text:p>
      <text:p text:style-name="P2"><text:span text:style-name="T6">ṣǎf^ų курс; класс‎</text:span></text:p>
      <text:p text:style-name="P2"><text:span text:style-name="T6">ʕǎ&amp;lį высокий‎</text:span></text:p>
      <text:p text:style-name="P2"><text:span text:style-name="T6">mǎs·rǔwrų радостный, обра­дованный‎</text:span></text:p>
      <text:p text:style-name="P2"><text:span text:style-name="T6">mǎw·qǐdų печь, плита‎</text:span></text:p>
      <text:p text:style-name="P2"><text:soft-page-break/><text:span text:style-name="T6">sǎh·lų лёгкий‎</text:span></text:p>
      <text:p text:style-name="P2"><text:span text:style-name="T6">ṣǎʕ·bų трудный‎</text:span></text:p>
      <text:p text:style-name="P2"><text:span text:style-name="T6">lǎm^ǎ&amp; когда‎</text:span></text:p>
      <text:p text:style-name="P2"><text:span text:style-name="T6">lǎm^ǎ&amp; xǎrǎjǎ когда вышел‎</text:span></text:p>
      <text:p text:style-name="P2"><text:span text:style-name="T6">ḥǎq^ą&amp; действительно, на самом деле, поистине‎</text:span></text:p>
      <text:p text:style-name="P2"><text:span text:style-name="T6">mǐn·hǔm· из них‎</text:span></text:p>
      <text:p text:style-name="P2"><text:span text:style-name="T6">&amp;ǎh·lų семья; родня‎</text:span></text:p>
      <text:p text:style-name="P2"><text:span text:style-name="T6">ṣǎl^ǎã совершил намаз, мо­лился‎</text:span></text:p>
      <text:p text:style-name="P2"><text:span text:style-name="T6">ṭǎbǎxǎ варил; готовил‎</text:span></text:p>
      <text:p text:style-name="P2"><text:span text:style-name="T6">wǎjǎdǎ нашёл; застал‎</text:span></text:p>
      <text:p text:style-name="P2"><text:span text:style-name="T6">ḍǎrǎbǎ он бил‎</text:span></text:p>
      <text:p text:style-name="P2"><text:span text:style-name="T6">ḍǔrǐbǎ его били‎</text:span></text:p>
      <text:p text:style-name="P2"><text:span text:style-name="T6">ʔͣǔxǐðǎ его взяли‎</text:span></text:p>
      <text:p text:style-name="P2"><text:span text:style-name="T6">kǔtǐbǎ его написали, он был написан‎</text:span></text:p>
      <text:p text:style-name="P2"><text:span text:style-name="T6">Урок 43‎ ¤</text:span></text:p>
      <text:p text:style-name="P2"><text:span text:style-name="T6">qǐṭǎ&amp;rų поезд‎</text:span></text:p>
      <text:p text:style-name="P2"><text:span text:style-name="T6">ḥǎqǐybǎäų чемодан‎</text:span></text:p>
      <text:p text:style-name="P2"><text:span text:style-name="T6">dǔm·yǎäų кукла‎</text:span></text:p>
      <text:p text:style-name="P2"><text:span text:style-name="T6">tǔf^ǎ&amp;ḥų яблоко‎</text:span></text:p>
      <text:p text:style-name="P2"><text:span text:style-name="T6">kǔm^ǎθ·rǎã груша‎</text:span></text:p>
      <text:p text:style-name="P2"><text:span text:style-name="T6">xǎw·xų персики‎</text:span></text:p>
      <text:p text:style-name="P2"><text:span text:style-name="T6">ʕǐnǎbų виноград‎</text:span></text:p>
      <text:p text:style-name="P2"><text:span text:style-name="T6">nǎx·lų пальмы‎</text:span></text:p>
      <text:p text:style-name="P2"><text:span text:style-name="T6">xǎy·mǎäų палатка, шатёр‎</text:span></text:p>
      <text:p text:style-name="P2"><text:span text:style-name="T6">sǎfǎrų путешествие, поезд­ка‎</text:span></text:p>
      <text:p text:style-name="P2"><text:span text:style-name="T6">θǎw·bų одежда; форма‎</text:span></text:p>
      <text:p text:style-name="P2"><text:span text:style-name="T6">θǐyǎ&amp;bǔ &amp;l·mǎd·rǎsǎäǐ школь­ная форма‎</text:span></text:p>
      <text:p text:style-name="P2"><text:span text:style-name="T6">mǐš·mǐsų абрикосы‎</text:span></text:p>
      <text:p text:style-name="P2"><text:span text:style-name="T6">kǔr^ǎ&amp;sǎäų тетрадь‎</text:span></text:p>
      <text:p text:style-name="P2"><text:span text:style-name="T6">ṣǎ&amp;ḥǐbų друг; товарищ‎</text:span></text:p>
      <text:p text:style-name="P2"><text:span text:style-name="T6">bǎʕ·dǎ sǎnǎäį через год‎</text:span></text:p>
      <text:p text:style-name="P2"><text:span text:style-name="T6">tǎnǎ&amp;wǎlǎ принимал; брал‎</text:span></text:p>
      <text:p text:style-name="P2"><text:span text:style-name="T6">tǎnǎ&amp;wǎlǎ &amp;lṭ^ǎʕǎ&amp;mǎ принял пищу, кушал‎</text:span></text:p>
      <text:p text:style-name="P2"><text:span text:style-name="T6">bǎ&amp;bǎ&amp; папа‎</text:span></text:p>
      <text:p text:style-name="P2"><text:span text:style-name="T6">ḥǎw·lǎ...ǐ вокруг‎</text:span></text:p>
      <text:p text:style-name="P2"><text:span text:style-name="T6">mǎ&amp;yǎzǎ&amp;lǔ он ещё, он всё ещё‎</text:span></text:p>
      <text:p text:style-name="P2"><text:span text:style-name="T6">mǎ&amp;yǎzǎ&amp;lǔ ṣǎǧǐyrą&amp; он ещё маленький‎</text:span></text:p>
      <text:p text:style-name="P2"><text:span text:style-name="T6">qǎ&amp;bǎlǎ встретил‎</text:span></text:p>
      <text:p text:style-name="P2"><text:span text:style-name="T6">sǎl^ǎmǎ ʕǎlǎã приветствовал‎</text:span></text:p>
      <text:p text:style-name="P2"><text:span text:style-name="T6">bǎy·nǎ среди‎</text:span></text:p>
      <text:p text:style-name="P2"><text:soft-page-break/><text:span text:style-name="T6">bǎy·nǎnǎ&amp; среди нас‎</text:span></text:p>
      <text:p text:style-name="P2"><text:span text:style-name="T6">nǎṣǎbǎ установил, ставил‎</text:span></text:p>
      <text:p text:style-name="P2"><text:span text:style-name="T6">nǎṣǎbǎ &amp;l·xǎy·mǎäǎ разбил по­латку‎</text:span></text:p>
      <text:p text:style-name="P2"><text:span text:style-name="T6">ḥǎ&amp;nǎ настало (время)‎</text:span></text:p>
      <text:p text:style-name="P2"><text:span text:style-name="T6">ḥǎ&amp;nǎ wǎq·tǔ &amp;lṣ^ǎl&amp;ǎäǐ на­стало время намаза‎</text:span></text:p>
      <text:p text:style-name="P2"><text:span text:style-name="T6">kǎbǔrǎ вырос, подрос‎</text:span></text:p>
      <text:p text:style-name="P2"><text:span text:style-name="T6">Урок 44‎ ¤</text:span></text:p>
      <text:p text:style-name="P2"><text:span text:style-name="T6">jǔn·dǐã^ų солдат‎</text:span></text:p>
      <text:p text:style-name="P2"><text:span text:style-name="T6">jǎrǎsų звонок, колокол‎</text:span></text:p>
      <text:p text:style-name="P2"><text:span text:style-name="T6">jǔn·dų войско‎</text:span></text:p>
      <text:p text:style-name="P2"><text:span text:style-name="T6">wǎṭǎnų родина‎</text:span></text:p>
      <text:p text:style-name="P2"><text:span text:style-name="T6">šǎʕ·bų народ‎</text:span></text:p>
      <text:p text:style-name="P2"><text:span text:style-name="T6">jǎy·šų армия‎</text:span></text:p>
      <text:p text:style-name="P2"><text:span text:style-name="T6">bǎṭǎlų герой‎</text:span></text:p>
      <text:p text:style-name="P2"><text:span text:style-name="T6">&amp;l·jǎy·šǔ &amp;l·bǎṭǎlǐ герои­ческая армия‎</text:span></text:p>
      <text:p text:style-name="P2"><text:span text:style-name="T6">ṣǎf^ų ряд‎</text:span></text:p>
      <text:p text:style-name="P2"><text:span text:style-name="T6">ḥǎw·šų двор‎</text:span></text:p>
      <text:p text:style-name="P2"><text:span text:style-name="T6">&amp;ǐs·l&amp;ǎmǐã^ų исламский‎</text:span></text:p>
      <text:p text:style-name="P2"><text:span text:style-name="T6">rǎʕǎ&amp;kǎ &amp;ll^ǎhǔ да сохранит тебя Бог‎</text:span></text:p>
      <text:p text:style-name="P2"><text:span text:style-name="T6">dǎ&amp;fǎʕǎ ʕǎn·...ǐ защищал‎</text:span></text:p>
      <text:p text:style-name="P2"><text:span text:style-name="T6">dǎ&amp;fǎʕǎ ʕǎn· dǐynǐhǐ защи­тил свою религию‎</text:span></text:p>
      <text:p text:style-name="P2"><text:span text:style-name="T6">wǎqǎfǎ становился‎</text:span></text:p>
      <text:p text:style-name="P2"><text:span text:style-name="T6">wǎqǎfǎ fǐã ṣǎf^į стано­вился в ряд‎</text:span></text:p>
      <text:p text:style-name="P2"><text:span text:style-name="T6">dǎq^ǎ стучал, колотил‎</text:span></text:p>
      <text:p text:style-name="P2"><text:span text:style-name="T6">dǎq^ǎ &amp;l·jǎrǎsǔ прозвенел звонок‎</text:span></text:p>
      <text:p text:style-name="P2"><text:span text:style-name="T6">yǎḥ·yǎã!ǐ Да здравствует...!‎</text:span></text:p>
      <text:p text:style-name="P2"><text:span text:style-name="T6">yǎḥ·yǎã &amp;lʔͥǐs·l&amp;ǎmǔ!ǐ Да здравствует Ислам!‎</text:span></text:p>
      <text:p text:style-name="P2"><text:span text:style-name="T6">dǎw·lǎäų государство‎</text:span></text:p>
      <text:p text:style-name="P2"><text:span text:style-name="T6">tǎḥ·yǎã dǎw·lǎäǔ &amp;lʔͥǐs·l&amp;ǎmǐ Да здравствует Исламское государство!‎</text:span></text:p>
      <text:p text:style-name="P2"><text:span text:style-name="T6">ʕǎlǎy·nǎ&amp; &amp;ǎn· nǎð·hǎbǎ мы должны идти, нам надо идти‎</text:span></text:p>
      <text:p text:style-name="P2"><text:span text:style-name="T6">ʕǎlǎy·nǎ&amp; &amp;ǎn·...ǐ мы должны, нам надо‎</text:span></text:p>
      <text:p text:style-name="P2"><text:span text:style-name="T6">Урок 45‎ ¤</text:span></text:p>
      <text:p text:style-name="P2"><text:span text:style-name="T6">dǎb^ǎ&amp;bǎäų танк‎</text:span></text:p>
      <text:p text:style-name="P2"><text:span text:style-name="T6">ṭǎ&amp;ʔͤǐrǎäų самолет‎</text:span></text:p>
      <text:p text:style-name="P2"><text:span text:style-name="T6">sǎl&amp;^ǎäų корзина‎</text:span></text:p>
      <text:p text:style-name="P2"><text:span text:style-name="T6">mǔh·mǎl&amp;ǎtų отбросы, не­нужное‎</text:span></text:p>
      <text:p text:style-name="P2"><text:span text:style-name="T6">sǎl^ǎäǔ &amp;l·mǔh·mǎl&amp;ǎtǐ корзи­на для бумаг, отбросов‎</text:span></text:p>
      <text:p text:style-name="P2"><text:span text:style-name="T6">mǎṣ·nǎʕų завод‎</text:span></text:p>
      <text:p text:style-name="P2"><text:span text:style-name="T6">wǎrǎqǎäų бумага‎</text:span></text:p>
      <text:p text:style-name="P2"><text:span text:style-name="T6">mǎṣ·nǎʕǔ &amp;ls^ǎy^ǎ&amp;rǎ&amp;tǐ авто­мобильный завод‎</text:span></text:p>
      <text:p text:style-name="P2"><text:soft-page-break/><text:span text:style-name="T6">mǎṣ·nǎʕǔ &amp;ld^ǎb^ǎ&amp;bǎ&amp;tǐ тан­ковый завод‎</text:span></text:p>
      <text:p text:style-name="P2"><text:span text:style-name="T6">mǎṣ·nǎʕǔ &amp;lṭ^ǎ&amp;ʔͤǐrǎ&amp;tǐ авиа­ционный завод‎</text:span></text:p>
      <text:p text:style-name="P2"><text:span text:style-name="T6">yǎn·bǎǧǐã следует, надо‎</text:span></text:p>
      <text:p text:style-name="P2"><text:span text:style-name="T6">yǎn·bǎǧǐã &amp;ǎn· tǎʕ·lǎmǎ тебе следует знать‎</text:span></text:p>
      <text:p text:style-name="P2"><text:span text:style-name="T6">&amp;ǎr·ḍų земля; пол‎</text:span></text:p>
      <text:p text:style-name="P2"><text:span text:style-name="T6">ʕǎlǎã &amp;lʔͣǎr·ḍǐ на полу‎</text:span></text:p>
      <text:p text:style-name="P2"><text:span text:style-name="T6">rǐḥ·lǎäų поездка; путеше­ствие; экскурсия‎</text:span></text:p>
      <text:p text:style-name="P2"><text:span text:style-name="T6">mǎšǎã ходил, шел‎</text:span></text:p>
      <text:p text:style-name="P2"><text:span text:style-name="T6">rǎmǎã бросил‎</text:span></text:p>
      <text:p text:style-name="P2"><text:span text:style-name="T6">wǎḍǎʕǎ положил, поставил‎</text:span></text:p>
      <text:p text:style-name="P2"><text:span text:style-name="T6">jǎrǎã побежал‎</text:span></text:p>
      <text:p text:style-name="P2"><text:span text:style-name="T6">qǎ&amp;mǎ bǐ совершил, выпол­нил, делал‎</text:span></text:p>
      <text:p text:style-name="P2"><text:span text:style-name="T6">qǎ&amp;mǎ bǐrǐḥ·lǎäį совершил поездку‎</text:span></text:p>
      <text:p text:style-name="P2"><text:span text:style-name="T6">sǎl&amp;ǎmų приветствие‎</text:span></text:p>
      <text:p text:style-name="P2"><text:span text:style-name="T6">rǎd^ǎ &amp;ls^ǎl&amp;ǎmǎ ʕǎlǎã...ǐ от­ветил на приветствие‎</text:span></text:p>
      <text:p text:style-name="P2"><text:span text:style-name="T6">xǎl·fǎ...ǐ за...‎</text:span></text:p>
      <text:p text:style-name="P2"><text:span text:style-name="T6">jǎrǎã xǎl·fǎhǔ побежал за ним‎</text:span></text:p>
      <text:p text:style-name="P2"><text:span text:style-name="T6">Урок 46‎ ¤</text:span></text:p>
      <text:p text:style-name="P2"><text:span text:style-name="T6">sǎb^ǔwrǎäų классная доска‎</text:span></text:p>
      <text:p text:style-name="P2"><text:span text:style-name="T6">qǎlǎmǔ rǎṣǎ&amp;ṣį простой ка­рандаш‎</text:span></text:p>
      <text:p text:style-name="P2"><text:span text:style-name="T6">qǎlǎmǔ ḥǐb·rį ручка, авторуч­ка‎</text:span></text:p>
      <text:p text:style-name="P2"><text:span text:style-name="T6">fǎk^ǎrǎ подумал‎</text:span></text:p>
      <text:p text:style-name="P2"><text:span text:style-name="T6">fǎk^ǎrǎ fǐymǎ&amp; yǎf·ʕǎlǔ поду­мал, что делать‎</text:span></text:p>
      <text:p text:style-name="P2"><text:span text:style-name="T6">ʔ̾tį следующий‎</text:span></text:p>
      <text:p text:style-name="P2"><text:span text:style-name="T6">ʕǐbǎ&amp;rǎäų выражение, фраза‎</text:span></text:p>
      <text:p text:style-name="P2"><text:span text:style-name="T6">&amp;ǔs·bǔwʕų неделя‎</text:span></text:p>
      <text:p text:style-name="P2"><text:span text:style-name="T6">xǎrǎxǎ fǐã rǐḥ·lǎäį вышел на экскурсию‎</text:span></text:p>
      <text:p text:style-name="P2"><text:span text:style-name="T6">wǎhǎkǎðǎ&amp; итак, таким об­разом‎</text:span></text:p>
      <text:p text:style-name="P2"><text:span text:style-name="T6">fǎ&amp;ǐðǎ&amp; и вдруг‎</text:span></text:p>
      <text:p text:style-name="P2"><text:span text:style-name="T6">jǎn·bǎ...ǐ рядом с...‎</text:span></text:p>
      <text:p text:style-name="P2"><text:span text:style-name="T6">qǎ&amp;dǐmų будущий, наступаю­щий‎</text:span></text:p>
      <text:p text:style-name="P2"><text:span text:style-name="T6">ǧǎ&amp;bǎäų лес‎</text:span></text:p>
      <text:p text:style-name="P2"><text:span text:style-name="T6">sǎʔͣǎlǎ ʕǎn·...ǐ спросил о чем-либо...‎</text:span></text:p>
      <text:p text:style-name="P2"><text:span text:style-name="T6">&amp;ǐm^ǎ&amp;... &amp;ǎw·...ǐ или... или‎</text:span></text:p>
      <text:p text:style-name="P2"><text:span text:style-name="T6">&amp;ǐðą&amp; тогда, если так, в таком случае‎</text:span></text:p>
      <text:p text:style-name="P2"><text:span text:style-name="T6">yǎkǔwnǔ бывает‎</text:span></text:p>
      <text:p text:style-name="P2"><text:span text:style-name="T6">sǎyǎkǔwnǔ будет‎</text:span></text:p>
      <text:p text:style-name="P2"><text:span text:style-name="T6">yǎq·rǎʔͣǔ читает‎</text:span></text:p>
      <text:p text:style-name="P2"><text:span text:style-name="T6">sǎyǎq·rǎʔͣǔ будет читать,про­читает‎</text:span></text:p>
      <text:p text:style-name="P2"><text:span text:style-name="T6">kǎmǎ&amp; qǎ&amp;lǎ как сказал‎</text:span></text:p>
      <text:p text:style-name="P2"><text:soft-page-break/><text:span text:style-name="T6">mǎ&amp; lǎw·nǔhǔ? какого он цвета?‎</text:span></text:p>
      <text:p text:style-name="P2"><text:span text:style-name="T6">&amp;ǎb·yǎḍǔ белый‎</text:span></text:p>
      <text:p text:style-name="P2"><text:span text:style-name="T6">&amp;ǎs·wǎdǔ чёрный‎</text:span></text:p>
      <text:p text:style-name="P2"><text:span text:style-name="T6">&amp;ǎḥ·mǎrǔ красный‎</text:span></text:p>
      <text:p text:style-name="P2"><text:span text:style-name="T6">šǎkǎrǎ благодарил‎</text:span></text:p>
      <text:p text:style-name="P2"><text:span text:style-name="T6">Урок 47‎ ¤</text:span></text:p>
      <text:p text:style-name="P2"><text:span text:style-name="T6">ṭǎ&amp;bǐʕų марка‎</text:span></text:p>
      <text:p text:style-name="P2"><text:span text:style-name="T6">ð̣ǎr·fų конверт‎</text:span></text:p>
      <text:p text:style-name="P2"><text:span text:style-name="T6">ṣǔn·dǔwqǔ &amp;l·bǎrǐydǐ почто­вый ящик‎</text:span></text:p>
      <text:p text:style-name="P2"><text:span text:style-name="T6">xǐṭǎ&amp;bų письмо‎</text:span></text:p>
      <text:p text:style-name="P2"><text:span text:style-name="T6">ṭǎrǐyqų дорога‎</text:span></text:p>
      <text:p text:style-name="P2"><text:span text:style-name="T6">ḥǎjǎrų камень‎</text:span></text:p>
      <text:p text:style-name="P2"><text:span text:style-name="T6">bǎrǐydų почта‎</text:span></text:p>
      <text:p text:style-name="P2"><text:span text:style-name="T6">sǎ&amp;ʕǐã &amp;l·bǎrǐydǐ почтальон‎</text:span></text:p>
      <text:p text:style-name="P2"><text:span text:style-name="T6">mǎk·tǎbǔ &amp;l·bǎrǐydǐ почтовое отделение‎</text:span></text:p>
      <text:p text:style-name="P2"><text:span text:style-name="T6">&amp;ǐš·tǎrǎã купил‎</text:span></text:p>
      <text:p text:style-name="P2"><text:span text:style-name="T6">hǎðǎ&amp; hǔwǎ вот это‎</text:span></text:p>
      <text:p text:style-name="P2"><text:span text:style-name="T6">hǎy^ǎ&amp; давай, пошли, скорее‎</text:span></text:p>
      <text:p text:style-name="P2"><text:span text:style-name="T6">hǎy^ǎ&amp; nǎj·lǐs· давайте ся­дем‎</text:span></text:p>
      <text:p text:style-name="P2"><text:span text:style-name="T6">l&amp;ǎbǔd^ǎ mǐn·...ǐ необходимо, надо‎</text:span></text:p>
      <text:p text:style-name="P2"><text:span text:style-name="T6">θǎqǐylų тяжелый‎</text:span></text:p>
      <text:p text:style-name="P2"><text:span text:style-name="T6">wǎ mǎʕǎ ðǎlǐkǐ и все же, не­смотря на то‎</text:span></text:p>
      <text:p text:style-name="P2"><text:span text:style-name="T6">bǎʕǐydą&amp; далеко‎</text:span></text:p>
      <text:p text:style-name="P2"><text:span text:style-name="T6">ǧǎy·rǎ bǎʕǐydį недалеко‎</text:span></text:p>
      <text:p text:style-name="P2"><text:span text:style-name="T6">kǎy·fǎ? как?‎</text:span></text:p>
      <text:p text:style-name="P2"><text:span text:style-name="T6">tǎrǎkǎ оставил‎</text:span></text:p>
      <text:p text:style-name="P2"><text:span text:style-name="T6">dǎʕǎ&amp; позвал‎</text:span></text:p>
      <text:p text:style-name="P2"><text:span text:style-name="T6">sǎd^ǎ закрыл, преградил‎</text:span></text:p>
      <text:p text:style-name="P2"><text:span text:style-name="T6">Урок 48‎ ¤</text:span></text:p>
      <text:p text:style-name="P2"><text:span text:style-name="T6">mǐḥ·rǎ&amp;θų плуг‎</text:span></text:p>
      <text:p text:style-name="P2"><text:span text:style-name="T6">jǎr^ǎ&amp;rǎäų трактор‎</text:span></text:p>
      <text:p text:style-name="P2"><text:span text:style-name="T6">fǐr·jǎ&amp;rų циркуль‎</text:span></text:p>
      <text:p text:style-name="P2"><text:span text:style-name="T6">jǎ&amp;rų сосед‎</text:span></text:p>
      <text:p text:style-name="P2"><text:span text:style-name="T6">ʕǎmǎlų работа, труд‎</text:span></text:p>
      <text:p text:style-name="P2"><text:span text:style-name="T6">nǎš^ǎ&amp;fǎäų промакашка‎</text:span></text:p>
      <text:p text:style-name="P2"><text:span text:style-name="T6">nǎð̣ǎ&amp;fǎäų чистота‎</text:span></text:p>
      <text:p text:style-name="P2"><text:span text:style-name="T6">bǐsǔr·ʕǎäį быстро‎</text:span></text:p>
      <text:p text:style-name="P2"><text:span text:style-name="T6">ǧǎy·rǔ kǎbǐyrį небольшой‎</text:span></text:p>
      <text:p text:style-name="P2"><text:span text:style-name="T6">ǧǎy·rǔ nǎð̣ǐyfį нечистый‎</text:span></text:p>
      <text:p text:style-name="P2"><text:span text:style-name="T6">fǐk·rǎäų мысль, идея‎</text:span></text:p>
      <text:p text:style-name="P2"><text:soft-page-break/><text:span text:style-name="T6">kǔl^ǔ wǎ&amp;ḥǐdį каждый, каж­дый человек‎</text:span></text:p>
      <text:p text:style-name="P2"><text:span text:style-name="T6">mǐs·ṭǎrǎäų линейка‎</text:span></text:p>
      <text:p text:style-name="P2"><text:span text:style-name="T6">ǧǎy·ṭų поле; сад‎</text:span></text:p>
      <text:p text:style-name="P2"><text:span text:style-name="T6">wǎ&amp;lǐdų отец‎</text:span></text:p>
      <text:p text:style-name="P2"><text:span text:style-name="T6">mǔhǐm^ų важный‎</text:span></text:p>
      <text:p text:style-name="P2"><text:span text:style-name="T6">ʔ̾xǐrų конец‎</text:span></text:p>
      <text:p text:style-name="P2"><text:span text:style-name="T6">wǎṣǎlǎ дошёл; прибыл, прие­хал‎</text:span></text:p>
      <text:p text:style-name="P2"><text:span text:style-name="T6">mǎr^ǎ прошел‎</text:span></text:p>
      <text:p text:style-name="P2"><text:span text:style-name="T6">jǎr^ǎ тащил, тянул‎</text:span></text:p>
      <text:p text:style-name="P2"><text:span text:style-name="T6">ḥǎrǎθǎ пахал‎</text:span></text:p>
      <text:p text:style-name="P2"><text:span text:style-name="T6">ḥǎdǎθǎ сслучился, произо­шел‎</text:span></text:p>
      <text:p text:style-name="P2"><text:span text:style-name="T6">hǎl· ḥǎdǎθǎ mǐn· šǎʔͤ·ʔį? что-нибдуь случилось?‎</text:span></text:p>
      <text:p text:style-name="P2"><text:span text:style-name="T6">mǎ&amp; ḥǎdǎθǎ šǎʔͤ·ʔų ничего не случилось‎</text:span></text:p>
      <text:p text:style-name="P2"><text:span text:style-name="T6">dǎ&amp;rǎ &amp;ǐlǎã &amp;l·yǎmǐynǎ повер­нул направо‎</text:span></text:p>
      <text:p text:style-name="P2"><text:span text:style-name="T6">dǎ&amp;rǎ &amp;ǐlǎã &amp;l·wǎrǎ&amp;ʔǐ развер­нулся, повернулся назад‎</text:span></text:p>
      <text:p text:style-name="P2"><text:span text:style-name="T6">kǎʕǎ&amp;dǎtǐhǐ по своему обык­новению‎</text:span></text:p>
      <text:p text:style-name="P2"><text:span text:style-name="T6">kǎn^ǎ&amp;sų подметальщик, дворник‎</text:span></text:p>
      <text:p text:style-name="P2"><text:span text:style-name="T6">nǎð̣^ǎfǎ чистил‎</text:span></text:p>
      <text:p text:style-name="P2"><text:span text:style-name="T6">Урок 49‎ ¤</text:span></text:p>
      <text:p text:style-name="P2"><text:span text:style-name="T6">ʕǔṣ·fwrų воробей‎</text:span></text:p>
      <text:p text:style-name="P2"><text:span text:style-name="T6">qǎfǎṣų клетка‎</text:span></text:p>
      <text:p text:style-name="P2"><text:span text:style-name="T6">qǎw·lų слова, речь, сказан­ное‎</text:span></text:p>
      <text:p text:style-name="P2"><text:span text:style-name="T6">šǎã·ʔų вещь, предмет‎</text:span></text:p>
      <text:p text:style-name="P2"><text:span text:style-name="T6">hǎwǎ&amp;ʔų воздух‎</text:span></text:p>
      <text:p text:style-name="P2"><text:span text:style-name="T6">ḥǔr^ǐy^ǎäų свобода‎</text:span></text:p>
      <text:p text:style-name="P2"><text:span text:style-name="T6">bǔs·tǎ&amp;nǐã^ų садовник‎</text:span></text:p>
      <text:p text:style-name="P2"><text:span text:style-name="T6">wǎqǎʕǎ &amp;lṭ^ǎy·rǔ ʕǎlǎã ǧǔṣ·nį птица села на ветку‎</text:span></text:p>
      <text:p text:style-name="P2"><text:span text:style-name="T6">hǔwǎ l&amp; yǎf·hǎmǔ šǎy·ʔͤą&amp; он ничего не понимает‎</text:span></text:p>
      <text:p text:style-name="P2"><text:span text:style-name="T6">ʔͣǎm·sǎkǎ держал, хватал‎</text:span></text:p>
      <text:p text:style-name="P2"><text:span text:style-name="T6">&amp;ǎṭ·lǎqǎ отпустил, освобо­дил‎</text:span></text:p>
      <text:p text:style-name="P2"><text:span text:style-name="T6">ǧǎr^ǎdǎ чирикал‎</text:span></text:p>
      <text:p text:style-name="P2"><text:span text:style-name="T6">ʔͣǎx·bǎrǎ рассказал‎</text:span></text:p>
      <text:p text:style-name="P2"><text:span text:style-name="T6">ʔͣǎjǎ&amp;bǎ ответил‎</text:span></text:p>
      <text:p text:style-name="P2"><text:span text:style-name="T6">wǎḥ·šų зверь‎</text:span></text:p>
      <text:p text:style-name="P2"><text:span text:style-name="T6">sǎqǎṭǎ упал‎</text:span></text:p>
      <text:p text:style-name="P2"><text:span text:style-name="T6">ṣǎ&amp;ḥǎ закричал‎</text:span></text:p>
      <text:p text:style-name="P2"><text:span text:style-name="T6">ḥǎbǎsǎ заключал, сажал в тюрьму‎</text:span></text:p>
      <text:p text:style-name="P2"><text:span text:style-name="T6">jǎ&amp;ʔǎ пришёл‎</text:span></text:p>
      <text:p text:style-name="P2"><text:span text:style-name="T6">ʔͣǎḥǎdų кто-нибудь; никто‎</text:span></text:p>
      <text:p text:style-name="P2"><text:span text:style-name="T6">hǎl· jǎ&amp;ʔǎ &amp;ǎḥǎdų кто-нибудь пришёл?‎</text:span></text:p>
      <text:p text:style-name="P2"><text:soft-page-break/><text:span text:style-name="T6">lǎm· yǎjǐʔͤ· &amp;ǎḥǎdų никто не пришёл‎</text:span></text:p>
      <text:p text:style-name="P2"><text:span text:style-name="T6">kǔtǔbǐã^ų продавец книг‎</text:span></text:p>
      <text:p text:style-name="P2"><text:span text:style-name="T6">yǎw·mą&amp; однажды‎</text:span></text:p>
      <text:p text:style-name="P2"><text:span text:style-name="T6">Урок 50‎ ¤</text:span></text:p>
      <text:p text:style-name="P2"><text:span text:style-name="T6">rǔm^ǎ&amp;nų гранаты (плоды)‎</text:span></text:p>
      <text:p text:style-name="P2"><text:span text:style-name="T6">ḥǎmǎ&amp;mų голуби‎</text:span></text:p>
      <text:p text:style-name="P2"><text:span text:style-name="T6">fǔwlų бобы‎</text:span></text:p>
      <text:p text:style-name="P2"><text:span text:style-name="T6">ʔͣǔs·rǎäų семья‎</text:span></text:p>
      <text:p text:style-name="P2"><text:span text:style-name="T6">xǎ&amp;lų дядя (по матери)‎</text:span></text:p>
      <text:p text:style-name="P2"><text:span text:style-name="T6">mǎr·ʕąã пастбище‎</text:span></text:p>
      <text:p text:style-name="P2"><text:span text:style-name="T6">rǐyfų деревня, село‎</text:span></text:p>
      <text:p text:style-name="P2"><text:span text:style-name="T6">wǐʕǎ&amp;ʔų сосуд‎</text:span></text:p>
      <text:p text:style-name="P2"><text:span text:style-name="T6">zǔb·dų масло‎</text:span></text:p>
      <text:p text:style-name="P2"><text:span text:style-name="T6">šǎḥ·mų сало, жир‎</text:span></text:p>
      <text:p text:style-name="P2"><text:span text:style-name="T6">xǔḍǎrų зелень‎</text:span></text:p>
      <text:p text:style-name="P2"><text:span text:style-name="T6">bǔr·tǔqǎ&amp;lų апельсин‎</text:span></text:p>
      <text:p text:style-name="P2"><text:span text:style-name="T6">mǎǧ·lǐã^ų кипяченый‎</text:span></text:p>
      <text:p text:style-name="P2"><text:span text:style-name="T6">mǎ&amp;·kǔwl&amp;ǎtų кушанья, съестное, продукты‎</text:span></text:p>
      <text:p text:style-name="P2"><text:span text:style-name="T6">jǎz^ǎ&amp;rų мясник‎</text:span></text:p>
      <text:p text:style-name="P2"><text:span text:style-name="T6">&amp;ǎx·ḍǎrǔ зеленый‎</text:span></text:p>
      <text:p text:style-name="P2"><text:span text:style-name="T6">yǔbǎ&amp;ʕǔ продается‎</text:span></text:p>
      <text:p text:style-name="P2"><text:span text:style-name="T6">ḥǎṣǎlǎ ʕǎlǎã...ǐ получил‎</text:span></text:p>
      <text:p text:style-name="P2"><text:span text:style-name="T6">ḥǎlǎbǎ доил‎</text:span></text:p>
      <text:p text:style-name="P2"><text:span text:style-name="T6">rǎʕǎã пасся‎</text:span></text:p>
      <text:p text:style-name="P2"><text:span text:style-name="T6">fǔwlų &amp;ǎx·ḍǎrǔ зелёные бобы‎</text:span></text:p>
      <text:p text:style-name="P2"><text:span text:style-name="T6">tǎfǎr^ǎjǎ смотрел, осматри­вал, любовался‎</text:span></text:p>
      <text:p text:style-name="P2"><text:span text:style-name="T6">fǎr·dų один человек, член‎</text:span></text:p>
      <text:p text:style-name="P2"><text:span text:style-name="T6">&amp;ǎf·rǎ&amp;dǔ &amp;·lʔͣǔs·rǎäǐ члены се­мьи‎</text:span></text:p>
      <text:p text:style-name="P2"><text:span text:style-name="T6">Урок 51‎ ¤</text:span></text:p>
      <text:p text:style-name="P2"><text:span text:style-name="T6">yǎw·mǔ &amp;l·jǔmǔʕǎäǐ пятница‎</text:span></text:p>
      <text:p text:style-name="P2"><text:span text:style-name="T6">ṣǎl&amp;ǎäǔ &amp;l·jǔmǔʕǎäǐ джума-намаз, пятничный намаз‎</text:span></text:p>
      <text:p text:style-name="P2"><text:span text:style-name="T6">ṣǎl^ǎã &amp;l·jǔmǔʕǎäǎ совер­шил джума-намаз‎</text:span></text:p>
      <text:p text:style-name="P2"><text:span text:style-name="T6">jǎmǎ&amp;ʕǎäų джамаат, группа‎</text:span></text:p>
      <text:p text:style-name="P2"><text:span text:style-name="T6">ṣǎl&amp;ǎäǔ &amp;l·jǎmǎ&amp;ʕǎäǐ джама­ат намаз, коллективный намаз‎</text:span></text:p>
      <text:p text:style-name="P2"><text:span text:style-name="T6">ṣǎl^ǎã mǎʕǎ &amp;l·jǎmǎ&amp;ʕǎäǐ мо­лился с джамаатом, в группе‎</text:span></text:p>
      <text:p text:style-name="P2"><text:span text:style-name="T6">ṣǎl^ǎã bǐ&amp;ln^ǎ&amp;sǐ совершил намаз перед людьми‎</text:span></text:p>
      <text:p text:style-name="P2"><text:span text:style-name="T6">rǎt^ǎbǎ убрал, навел порядок‎</text:span></text:p>
      <text:p text:style-name="P2"><text:span text:style-name="T6">&amp;ǐmǎ&amp;mų имам‎</text:span></text:p>
      <text:p text:style-name="P2"><text:span text:style-name="T6">fǎr^ǎ&amp;šų уборщик‎</text:span></text:p>
      <text:p text:style-name="P2"><text:span text:style-name="T6">mǔʔͮǎð^ǐnų муэдзин‎</text:span></text:p>
      <text:p text:style-name="P2"><text:soft-page-break/><text:span text:style-name="T6">mǐk·nǎsǎäų метла, веник‎</text:span></text:p>
      <text:p text:style-name="P2"><text:span text:style-name="T6">šǎf^ǎ&amp;ṭǎäǔ &amp;l·ǧǔbǎ&amp;rǐ пылесос‎</text:span></text:p>
      <text:p text:style-name="P2"><text:span text:style-name="T6">tǎm^ǎ закончился, завершился‎</text:span></text:p>
      <text:p text:style-name="P2"><text:span text:style-name="T6">tǎm^ǎtǐ &amp;lṣ^ǎl&amp;ǎäǔ закончился намаз‎</text:span></text:p>
      <text:p text:style-name="P2"><text:span text:style-name="T6">kǎnǎsǎ подметал‎</text:span></text:p>
      <text:p text:style-name="P2"><text:span text:style-name="T6">ḥǎḍǎrǎ присутствовал‎</text:span></text:p>
      <text:p text:style-name="P2"><text:span text:style-name="T6">jǎ&amp;mǐʕų соборная мечеть‎</text:span></text:p>
      <text:p text:style-name="P2"><text:span text:style-name="T6">ḥǎḍǎrǎ &amp;lṣ^ǎl&amp;ǎäǎ присут­ствовал на намазе‎</text:span></text:p>
      <text:p text:style-name="P2"><text:span text:style-name="T6">ḥǎḍǎrǎ &amp;ld^ǎr·sǎ присут­ствовал на уроке‎</text:span></text:p>
      <text:p text:style-name="P2"><text:span text:style-name="T6">qǎd· уже‎</text:span></text:p>
      <text:p text:style-name="P2"><text:span text:style-name="T6">qǎd· ðǎhǎbǎ уже ушёл‎</text:span></text:p>
      <text:p text:style-name="P2"><text:span text:style-name="T6">qǎd· jǎ&amp;ʔǎ уже пришёл‎</text:span></text:p>
      <text:p text:style-name="P2"><text:span text:style-name="T6">Урок 52‎ ¤</text:span></text:p>
      <text:p text:style-name="P2"><text:span text:style-name="T6">xǎrǔwfų барашек‎</text:span></text:p>
      <text:p text:style-name="P2"><text:span text:style-name="T6">mǎkǐnǎäų машина, станок‎</text:span></text:p>
      <text:p text:style-name="P2"><text:span text:style-name="T6">qǎnǎ&amp;äų канал‎</text:span></text:p>
      <text:p text:style-name="P2"><text:span text:style-name="T6">fǎrǎ&amp;šų бабочки‎</text:span></text:p>
      <text:p text:style-name="P2"><text:span text:style-name="T6">šǎk·lų форма, вид‎</text:span></text:p>
      <text:p text:style-name="P2"><text:span text:style-name="T6">ṣǔwfų шерсть‎</text:span></text:p>
      <text:p text:style-name="P2"><text:span text:style-name="T6">ṣǎw·tų голос; звук‎</text:span></text:p>
      <text:p text:style-name="P2"><text:span text:style-name="T6">&amp;ǎw^ǎlų начало‎</text:span></text:p>
      <text:p text:style-name="P2"><text:span text:style-name="T6">&amp;ǎlʔͥǐθ·nǎ&amp;nǐ оба, двое‎</text:span></text:p>
      <text:p text:style-name="P2"><text:span text:style-name="T6">ʕǎjǐybų удивительный‎</text:span></text:p>
      <text:p text:style-name="P2"><text:span text:style-name="T6">sǎmǐynų жирный‎</text:span></text:p>
      <text:p text:style-name="P2"><text:span text:style-name="T6">bǐr·sǐymų люцерна‎</text:span></text:p>
      <text:p text:style-name="P2"><text:span text:style-name="T6">ṭǔwlǎ &amp;l·yǎw·mǐ целый день‎</text:span></text:p>
      <text:p text:style-name="P2"><text:span text:style-name="T6">dǎ&amp;rǎtǐ &amp;l·mǎkǐnǎäǔ крутилась машина‎</text:span></text:p>
      <text:p text:style-name="P2"><text:span text:style-name="T6">jǎrǎã &amp;l·mǎ&amp;ʔǔ текла вода‎</text:span></text:p>
      <text:p text:style-name="P2"><text:span text:style-name="T6">rǎwǎã орошал, поливал‎</text:span></text:p>
      <text:p text:style-name="P2"><text:span text:style-name="T6">mǎkǐnǎäǔ &amp;lr^ǎã^ǐ ороситель­ная машина‎</text:span></text:p>
      <text:p text:style-name="P2"><text:span text:style-name="T6">sǎ&amp;rǎ ходил, шёл‎</text:span></text:p>
      <text:p text:style-name="P2"><text:span text:style-name="T6">Урок 53‎ ¤</text:span></text:p>
      <text:p text:style-name="P2"><text:span text:style-name="T6">ʕǔl·bǎäų банка‎</text:span></text:p>
      <text:p text:style-name="P2"><text:span text:style-name="T6">fǎ&amp;kǐhǎäų фрукт‎</text:span></text:p>
      <text:p text:style-name="P2"><text:span text:style-name="T6">mǔrǎb^ąã варенье, джем‎</text:span></text:p>
      <text:p text:style-name="P2"><text:span text:style-name="T6">mǎḥ·fǔwð̣ǎ&amp;tų консервы‎</text:span></text:p>
      <text:p text:style-name="P2"><text:span text:style-name="T6">ʕǔlǎbǔ mǎḥ·fǔwð̣ǎ&amp;tį кон­сервные банки‎</text:span></text:p>
      <text:p text:style-name="P2"><text:span text:style-name="T6">xǔšǎ&amp;fų компот‎</text:span></text:p>
      <text:p text:style-name="P2"><text:span text:style-name="T6">ʕǎdǎdų kǎbǐyrų mǐn·...ǐ много, большое число‎</text:span></text:p>
      <text:p text:style-name="P2"><text:span text:style-name="T6">ʕǎdǎdų kǎbǐyrų mǐnǎ &amp;·lʔͣǎš·jǎ&amp;rǐ много деревьев‎</text:span></text:p>
      <text:p text:style-name="P2"><text:soft-page-break/><text:span text:style-name="T6">ḥǎfǐð̣ǎ консервировал‎</text:span></text:p>
      <text:p text:style-name="P2"><text:span text:style-name="T6">ḥǎfǐð̣ǎ &amp;ls^ǎmǎkǎ консер­вировал рыбу‎</text:span></text:p>
      <text:p text:style-name="P2"><text:span text:style-name="T6">xǎdǎmǎ служил‎</text:span></text:p>
      <text:p text:style-name="P2"><text:span text:style-name="T6">nǎfǎʕǎ дал, принес пользу‎</text:span></text:p>
      <text:p text:style-name="P2"><text:span text:style-name="T6">fǎtǎḥǎ ʕǔl·bǎäǎ &amp;l·mǎḥ·fǔwð̣ǎ&amp;tǐ открыл консервную банку‎</text:span></text:p>
      <text:p text:style-name="P2"><text:span text:style-name="T6">qǐs·mų отдел, отсек‎</text:span></text:p>
      <text:p text:style-name="P2"><text:span text:style-name="T6">šǎh·rų месяц‎</text:span></text:p>
      <text:p text:style-name="P2"><text:span text:style-name="T6">fǎrǎḥų радость‎</text:span></text:p>
      <text:p text:style-name="P2"><text:span text:style-name="T6">dǎh·šǎäų удивление, изум­ление‎</text:span></text:p>
      <text:p text:style-name="P2"><text:span text:style-name="T6">kǎ&amp;nǎ fǐã fǎrǎḥį был в ра­дости‎</text:span></text:p>
      <text:p text:style-name="P2"><text:span text:style-name="T6">Урок 54‎ ¤</text:span></text:p>
      <text:p text:style-name="P2"><text:span text:style-name="T6">θǎʕ·lǎbų лиса‎</text:span></text:p>
      <text:p text:style-name="P2"><text:span text:style-name="T6">ḥǎð̣ǐyrǎäų загон‎</text:span></text:p>
      <text:p text:style-name="P2"><text:span text:style-name="T6">ðǎ&amp;tǎ mǎr^ǎäį однажды‎</text:span></text:p>
      <text:p text:style-name="P2"><text:span text:style-name="T6">sǎʕǐydų счастливый‎</text:span></text:p>
      <text:p text:style-name="P2"><text:span text:style-name="T6">ðǎy·lų хвост‎</text:span></text:p>
      <text:p text:style-name="P2"><text:span text:style-name="T6">ḥǐylǎäų хитрость, уловка‎</text:span></text:p>
      <text:p text:style-name="P2"><text:span text:style-name="T6">kǎl&amp;ǎmų разговор, речь‎</text:span></text:p>
      <text:p text:style-name="P2"><text:span text:style-name="T6">mǐn· fǎḍ·lǐkǎ пожалуйста‎</text:span></text:p>
      <text:p text:style-name="P2"><text:span text:style-name="T6">mǎk^ǎ&amp;rų хитрый‎</text:span></text:p>
      <text:p text:style-name="P2"><text:span text:style-name="T6">ʕǎ&amp;lǎjǎ лечил‎</text:span></text:p>
      <text:p text:style-name="P2"><text:span text:style-name="T6">ʕǐl&amp;ǎjų лечение‎</text:span></text:p>
      <text:p text:style-name="P2"><text:span text:style-name="T6">mǎrǐḍǎ заболел‎</text:span></text:p>
      <text:p text:style-name="P2"><text:span text:style-name="T6">bǎḥǎθǎ ʕǎn·...ǐ искал‎</text:span></text:p>
      <text:p text:style-name="P2"><text:span text:style-name="T6">ʔͣǎǧ·l&amp;ǎqǎ закрыл‎</text:span></text:p>
      <text:p text:style-name="P2"><text:span text:style-name="T6">hǎ&amp; вот‎</text:span></text:p>
      <text:p text:style-name="P2"><text:span text:style-name="T6">hǎ&amp; hǔwǎ &amp;l·bǎy·tǔ вот он дом‎</text:span></text:p>
      <text:p text:style-name="P2"><text:span text:style-name="T6">mǎn· kǎ&amp;nǎ yǔrǐydǔ тот, кто хочет‎</text:span></text:p>
      <text:p text:style-name="P2"><text:span text:style-name="T6">lǐyǎk·tǔb· пусть пишет‎</text:span></text:p>
      <text:p text:style-name="P2"><text:span text:style-name="T6">lǐyǎq·rǎʔͣ· пусть читает‎</text:span></text:p>
      <text:p text:style-name="P2"><text:span text:style-name="T6">ʕǎ&amp;šǎ жил‎</text:span></text:p>
      <text:p text:style-name="P2"><text:span text:style-name="T6">šǎkǎ&amp; жаловался‎</text:span></text:p>
      <text:p text:style-name="P2"><text:span text:style-name="T6">ʔͣǎn^ǎ стонал‎</text:span></text:p>
      <text:p text:style-name="P2"><text:span text:style-name="T6">ʔͣǎšǎ&amp;rǎ &amp;ǐlǎã...ǐ показал, ука­зал на что-л.‎</text:span></text:p>
      <text:p text:style-name="P2"><text:span text:style-name="T6">Урок 55‎ ¤</text:span></text:p>
      <text:p text:style-name="P2"><text:span text:style-name="T6">ʕǔṭ·lǎäų каникулы‎</text:span></text:p>
      <text:p text:style-name="P2"><text:span text:style-name="T6">ʕǔṭ·lǎäǔ nǐṣ·fǐ &amp;ls^ǎnǎäǐ ка­никулы полугодия‎</text:span></text:p>
      <text:p text:style-name="P2"><text:span text:style-name="T6">nǐṣ·fų половина‎</text:span></text:p>
      <text:p text:style-name="P2"><text:span text:style-name="T6">bǎʕ·dǎ wǎq·tį qǎṣǐyrį спустя немного, скоро, через некоторое время‎</text:span></text:p>
      <text:p text:style-name="P2"><text:span text:style-name="T6">nǔwrų свет‎</text:span></text:p>
      <text:p text:style-name="P2"><text:soft-page-break/><text:span text:style-name="T6">kǎh·rǎbǎ&amp;ʔų электричество‎</text:span></text:p>
      <text:p text:style-name="P2"><text:span text:style-name="T6">nǔwrǔ &amp;l·kǎh·rǎbǎ&amp;ʔǐ электриче­ский свет‎</text:span></text:p>
      <text:p text:style-name="P2"><text:span text:style-name="T6">mǎḥǎṭ^ǎäų станция‎</text:span></text:p>
      <text:p text:style-name="P2"><text:span text:style-name="T6">mǎḥǎṭ^ǎäǔ &amp;l·kǎh·rǎbǎ&amp;ʔǐ элек­тростанция‎</text:span></text:p>
      <text:p text:style-name="P2"><text:span text:style-name="T6">ṭǎ&amp;hǐrų чистый‎</text:span></text:p>
      <text:p text:style-name="P2"><text:span text:style-name="T6">ṣǎ&amp;fį прозрачный‎</text:span></text:p>
      <text:p text:style-name="P2"><text:span text:style-name="T6">mǎ&amp;ʔų ṣǎ&amp;fį прозрачная вода‎</text:span></text:p>
      <text:p text:style-name="P2"><text:span text:style-name="T6">kǔl^ǔ ʕǎ&amp;mį wǎ &amp;ǎn·tǔm· bǐxǎy·rį С Новым годом!‎</text:span></text:p>
      <text:p text:style-name="P2"><text:span text:style-name="T6">wǎ &amp;ǎn·tǔm· bǐ&amp;l·xǎy·rǐ wǎ &amp;ls^ǎʕǎ&amp;dǎäǐ и вам желаем добра и счастья‎</text:span></text:p>
      <text:p text:style-name="P2"><text:span text:style-name="T6">ḥǎkǎã рассказал‎</text:span></text:p>
      <text:p text:style-name="P2"><text:span text:style-name="T6">&amp;ǐn·tǎhǎã закончился ‎</text:span></text:p>
      <text:p text:style-name="P2"><text:span text:style-name="T6">Урок 56‎ ¤</text:span></text:p>
      <text:p text:style-name="P2"><text:span text:style-name="T6">mǐṭ·rǎqǎäų молоток‎</text:span></text:p>
      <text:p text:style-name="P2"><text:span text:style-name="T6">fǎʔͣ·sų топор‎</text:span></text:p>
      <text:p text:style-name="P2"><text:span text:style-name="T6">mǐn·šǎ&amp;rų пила‎</text:span></text:p>
      <text:p text:style-name="P2"><text:span text:style-name="T6">šǎw·kǎäų вилка‎</text:span></text:p>
      <text:p text:style-name="P2"><text:span text:style-name="T6">ṣǎḥ·nų тарелка, блюдо‎</text:span></text:p>
      <text:p text:style-name="P2"><text:span text:style-name="T6">mǐl·ʕǎqǎäų ложка‎</text:span></text:p>
      <text:p text:style-name="P2"><text:span text:style-name="T6">jǎd^ų дед, дедушка‎</text:span></text:p>
      <text:p text:style-name="P2"><text:span text:style-name="T6">jǎd^ǎäų бабушка‎</text:span></text:p>
      <text:p text:style-name="P2"><text:span text:style-name="T6">&amp;ǎbǎwǎ&amp;nǐ родители‎</text:span></text:p>
      <text:p text:style-name="P2"><text:span text:style-name="T6">&amp;ǎqǎ&amp;rǐbǐ родственники, род­ные‎</text:span></text:p>
      <text:p text:style-name="P2"><text:span text:style-name="T6">mǔṭǐyʕų послушный‎</text:span></text:p>
      <text:p text:style-name="P2"><text:span text:style-name="T6">ʕǎ&amp;ṣį непослушный, непок­орный‎</text:span></text:p>
      <text:p text:style-name="P2"><text:span text:style-name="T6">mǔʔͮǎd^ǎbų воспитанный‎</text:span></text:p>
      <text:p text:style-name="P2"><text:span text:style-name="T6">ǧǎy·rǔ mǔʔͮǎd^ǎbį невоспитан­ный‎</text:span></text:p>
      <text:p text:style-name="P2"><text:span text:style-name="T6">kǔn· будь‎</text:span></text:p>
      <text:p text:style-name="P2"><text:span text:style-name="T6">l&amp;ǎ tǎkǔn· не будь‎</text:span></text:p>
      <text:p text:style-name="P2"><text:span text:style-name="T6">šǔwr·bǎäų суп, шурпа‎</text:span></text:p>
      <text:p text:style-name="P2"><text:span text:style-name="T6">ṣǎy·fų лето‎</text:span></text:p>
      <text:p text:style-name="P2"><text:span text:style-name="T6">xǎšǎbų лес, лесоматериа­лы, деревяшка‎</text:span></text:p>
      <text:p text:style-name="P2"><text:span text:style-name="T6">mǐs·mǎ&amp;rų гвоздь‎</text:span></text:p>
      <text:p text:style-name="P2"><text:span text:style-name="T6">&amp;ǐl·tǎfǎtǎ оборачивался, по­ворачивался‎</text:span></text:p>
      <text:p text:style-name="P2"><text:span text:style-name="T6">&amp;ǐḥ·tǎrǎmǎ уважал‎</text:span></text:p>
      <text:p text:style-name="P2"><text:span text:style-name="T6">dǎ&amp;ʔͤǐmą&amp; всегда‎</text:span></text:p>
      <text:p text:style-name="P2"><text:span text:style-name="T6">&amp;ǎθ·nǎ&amp;ʔǎ...ǐ во время‎</text:span></text:p>
      <text:p text:style-name="P2"><text:span text:style-name="T6">&amp;ǎθ·nǎ&amp;ʔǎ &amp;ld^ǎr·sǐ во время урока, на уроке‎</text:span></text:p>
      <text:p text:style-name="P2"><text:span text:style-name="T6">nǎj^ǎ&amp;rų плотник, столяр‎</text:span></text:p>
      <text:p text:style-name="P2"><text:span text:style-name="T6">ʔ̾lǎäų инструмент, орудие‎</text:span></text:p>
      <text:p text:style-name="P2"><text:span text:style-name="T6">ǧǎsǎlǎ мыл; стирал‎</text:span></text:p>
      <text:p text:style-name="P2"><text:soft-page-break/><text:span text:style-name="T6">qǎṭǎʕǎ резал‎</text:span></text:p>
      <text:p text:style-name="P2"><text:span text:style-name="T6">nǎšǎrǎ пилил‎</text:span></text:p>
      <text:p text:style-name="P2"><text:span text:style-name="T6">Урок 57‎ ¤</text:span></text:p>
      <text:p text:style-name="P2"><text:span text:style-name="T6">kǔwbǐykų копейка‎</text:span></text:p>
      <text:p text:style-name="P2"><text:span text:style-name="T6">rǔwbǐlų рубль‎</text:span></text:p>
      <text:p text:style-name="P2"><text:span text:style-name="T6">bǎ&amp;ṣų автобус‎</text:span></text:p>
      <text:p text:style-name="P2"><text:span text:style-name="T6">wǎ&amp;ḥǐdų один‎</text:span></text:p>
      <text:p text:style-name="P2"><text:span text:style-name="T6">&amp;ǐθ·nǎ&amp;nǐ два‎</text:span></text:p>
      <text:p text:style-name="P2"><text:span text:style-name="T6">θǎl&amp;ǎθǎäų три‎</text:span></text:p>
      <text:p text:style-name="P2"><text:span text:style-name="T6">&amp;ǎr·bǎʕǎäų четыре‎</text:span></text:p>
      <text:p text:style-name="P2"><text:span text:style-name="T6">xǎm·sǎäų пять‎</text:span></text:p>
      <text:p text:style-name="P2"><text:span text:style-name="T6">sǐt^ǎäų шесть‎</text:span></text:p>
      <text:p text:style-name="P2"><text:span text:style-name="T6">sǎb·ʕǎäų семь‎</text:span></text:p>
      <text:p text:style-name="P2"><text:span text:style-name="T6">θǎmǎ&amp;nǐyǎäų восемь‎</text:span></text:p>
      <text:p text:style-name="P2"><text:span text:style-name="T6">tǐs·ʕǎäų девять‎</text:span></text:p>
      <text:p text:style-name="P2"><text:span text:style-name="T6">ʕǎšǎrǎäų десять‎</text:span></text:p>
      <text:p text:style-name="P2"><text:span text:style-name="T6">sǐk^ǐynų нож‎</text:span></text:p>
      <text:p text:style-name="P2"><text:span text:style-name="T6">ṣǎḥ·nǔ &amp;l·mǎs·jǐdǐ двор мечети‎</text:span></text:p>
      <text:p text:style-name="P2"><text:span text:style-name="T6">ḍǎy·fų гость‎</text:span></text:p>
      <text:p text:style-name="P2"><text:span text:style-name="T6">ǧǎ&amp;lį дорогой (по цене)‎</text:span></text:p>
      <text:p text:style-name="P2"><text:span text:style-name="T6">rǎxǐyṣų дешевый‎</text:span></text:p>
      <text:p text:style-name="P2"><text:span text:style-name="T6">qǐymǎäų цена, стоимость‎</text:span></text:p>
      <text:p text:style-name="P2"><text:span text:style-name="T6">jǎy·bų карман‎</text:span></text:p>
      <text:p text:style-name="P2"><text:span text:style-name="T6">bǎ&amp;kǐrą&amp; рано‎</text:span></text:p>
      <text:p text:style-name="P2"><text:span text:style-name="T6">mǔtǎʔͣǎx^ǐrą&amp; поздно, с опозда­нием‎</text:span></text:p>
      <text:p text:style-name="P2"><text:span text:style-name="T6">ʔͣǎqǎ&amp;mǎ прожил; оставался‎</text:span></text:p>
      <text:p text:style-name="P2"><text:span text:style-name="T6">tǎxǎl^ǎfǎ ʕǎn·...ǐ отсутство­вал на...‎</text:span></text:p>
      <text:p text:style-name="P2"><text:span text:style-name="T6">kǎm·? сколько?‎</text:span></text:p>
      <text:p text:style-name="P2"><text:span text:style-name="T6">bǐkǎm·? почём? за сколько?‎</text:span></text:p>
      <text:p text:style-name="P2"><text:span text:style-name="T6">yǔsǎ&amp;wǐã стоит‎</text:span></text:p>
      <text:p text:style-name="P2"><text:span text:style-name="T6">kǎm· yǔsǎ&amp;wǐã? сколько стоит?‎</text:span></text:p>
      <text:p text:style-name="P2"><text:span text:style-name="T6">nǎhǎḍǎ встал, поднялся‎</text:span></text:p>
      <text:p text:style-name="P2"><text:span text:style-name="T6">nǎhǎḍǎ mǐn· n^ǎw·mǐhǐ встал с постели‎</text:span></text:p>
      <text:p text:style-name="P2"><text:span text:style-name="T6">nǎm· спи‎</text:span></text:p>
      <text:p text:style-name="P2"><text:span text:style-name="T6">l&amp;ǎ tǎnǎm· не спи‎</text:span></text:p>
      <text:p text:style-name="P2"><text:span text:style-name="T6">rǎjǔlų (один) мужчина‎</text:span></text:p>
      <text:p text:style-name="P2"><text:span text:style-name="T6">rǎjǔl&amp;ǎnǐ двое мужчин‎</text:span></text:p>
      <text:p text:style-name="P2"><text:span text:style-name="T6">bǎy·tų (один) дом‎</text:span></text:p>
      <text:p text:style-name="P2"><text:span text:style-name="T6">bǎy·tǎ&amp;nǐ два дома‎</text:span></text:p>
      <text:p text:style-name="P2"><text:span text:style-name="T6">Урок 58‎ ¤</text:span></text:p>
      <text:p text:style-name="P2"><text:soft-page-break/><text:span text:style-name="T6">dǐh·lǐyzų коридор‎</text:span></text:p>
      <text:p text:style-name="P2"><text:span text:style-name="T6">sǐynǎmǎ&amp; кино‎</text:span></text:p>
      <text:p text:style-name="P2"><text:span text:style-name="T6">mǐn· zǎmǎ&amp;nį давно, давно уже‎</text:span></text:p>
      <text:p text:style-name="P2"><text:span text:style-name="T6">nǎ&amp;dį клуб‎</text:span></text:p>
      <text:p text:style-name="P2"><text:span text:style-name="T6">kǎy·fǎ ḥǎ&amp;lǔkǔm·? как ваши дела? как поживаете?‎</text:span></text:p>
      <text:p text:style-name="P2"><text:span text:style-name="T6">ṭǎy^ǐbų хорошо‎</text:span></text:p>
      <text:p text:style-name="P2"><text:span text:style-name="T6">&amp;ǎš·kǔrǔkǔm· благодарю вас‎</text:span></text:p>
      <text:p text:style-name="P2"><text:span text:style-name="T6">&amp;ǐlǎã &amp;ll^ǐqǎ&amp;ʔǐ до свидания!‎</text:span></text:p>
      <text:p text:style-name="P2"><text:span text:style-name="T6">mǎʕǎ &amp;ls^ǎl&amp;ǎmǎäǐ всего хоро­шего!‎</text:span></text:p>
      <text:p text:style-name="P2"><text:span text:style-name="T6">ḥǎ&amp;ḍǐrų присутствующий‎</text:span></text:p>
      <text:p text:style-name="P2"><text:span text:style-name="T6">ǧǎ&amp;ʔͤǐbų отсутствующий‎</text:span></text:p>
      <text:p text:style-name="P2"><text:span text:style-name="T6">&amp;ǎmǎ&amp;mǐy^ų передний‎</text:span></text:p>
      <text:p text:style-name="P2"><text:span text:style-name="T6">bǐjǎ&amp;nǐbǐ...ǐ рядом с...‎</text:span></text:p>
      <text:p text:style-name="P2"><text:span text:style-name="T6">bǎʕ·dǎ qǎlǐylį вскоре, через некоторое время‎</text:span></text:p>
      <text:p text:style-name="P2"><text:span text:style-name="T6">mǎʕą&amp; вместе‎</text:span></text:p>
      <text:p text:style-name="P2"><text:span text:style-name="T6">tǎðǎ&amp;kǎrǎ учили, повторяли совместно‎</text:span></text:p>
      <text:p text:style-name="P2"><text:span text:style-name="T6">&amp;ǐk·rǎ&amp;mų почтение, уважение‎</text:span></text:p>
      <text:p text:style-name="P2"><text:span text:style-name="T6">&amp;ǐk·rǎ&amp;mą&amp; lǎhǔ в честь его, в знак уважения к нему‎</text:span></text:p>
      <text:p text:style-name="P2"><text:span text:style-name="T6">ʕǎlǎã &amp;l·fǎw·rǐ сразу, тотчас‎</text:span></text:p>
      <text:p text:style-name="P2"><text:span text:style-name="T6">ǧǔr·fǎäǔ &amp;ld^ǎr·sǐ аудитория‎</text:span></text:p>
      <text:p text:style-name="P2"><text:span text:style-name="T6">mǎḥǎl^ǎäų квартал‎</text:span></text:p>
      <text:p text:style-name="P2"><text:span text:style-name="T6">mǎs·jǐdǔ &amp;l·mǎḥǎl^ǎäǐ квар­тальная мечеть‎</text:span></text:p>
      <text:p text:style-name="P2"><text:span text:style-name="T6">tǎfǎr^ǎqǎ разошёлся‎</text:span></text:p>
      <text:p text:style-name="P2"><text:span text:style-name="T6">yǔʕ·rǎḍǔ идет, показывают‎</text:span></text:p>
      <text:p text:style-name="P2"><text:span text:style-name="T6">ðǎhǎbǎ&amp; оба ушли‎</text:span></text:p>
      <text:p text:style-name="P2"><text:span text:style-name="T6">yǎð·hǎbǎ&amp;nǐ оба идут‎</text:span></text:p>
      <text:p text:style-name="P2"><text:span text:style-name="T6">Урок 59‎ ¤</text:span></text:p>
      <text:p text:style-name="P2"><text:span text:style-name="T6">mǐṣ·bǎ&amp;ḥų лампа‎</text:span></text:p>
      <text:p text:style-name="P2"><text:span text:style-name="T6">mǐṣ·bǎ&amp;ḥų kǎh·rǎbǎ&amp;ʔͤǐã^ų лам­почка‎</text:span></text:p>
      <text:p text:style-name="P2"><text:span text:style-name="T6">kǎh·rǎbǎ&amp;ʔͤǐã^ų электрический‎</text:span></text:p>
      <text:p text:style-name="P2"><text:span text:style-name="T6">mǐn·ḍǎdǎäų стол‎</text:span></text:p>
      <text:p text:style-name="P2"><text:span text:style-name="T6">mǐn·ḍǎdǎäǔ &amp;l·kǔtǔbǐ эта­жерка‎</text:span></text:p>
      <text:p text:style-name="P2"><text:span text:style-name="T6">sǐyǎ&amp;sǐã^ų политический‎</text:span></text:p>
      <text:p text:style-name="P2"><text:span text:style-name="T6">ʔͣǎdǎbǐã^ų литературный‎</text:span></text:p>
      <text:p text:style-name="P2"><text:span text:style-name="T6">wǎṭǎnǐã^ų национальный, отечественный‎</text:span></text:p>
      <text:p text:style-name="P2"><text:span text:style-name="T6">ḍǎrǔwrǐã^ų необходимый‎</text:span></text:p>
      <text:p text:style-name="P2"><text:span text:style-name="T6">wǎd^ǐã^ų дружеский, друже­ственный‎</text:span></text:p>
      <text:p text:style-name="P2"><text:span text:style-name="T6">ʕǎl&amp;ǎqǎäų отношение, связь‎</text:span></text:p>
      <text:p text:style-name="P2"><text:span text:style-name="T6">ʕǎl&amp;ǎqǎ&amp;tų wǔd^ǐy^ǎäų друже­ские отношение‎</text:span></text:p>
      <text:p text:style-name="P2"><text:span text:style-name="T6">ṣǎḥǐyfǎäų газета‎</text:span></text:p>
      <text:p text:style-name="P2"><text:soft-page-break/><text:span text:style-name="T6">mǎqǎ&amp;lǎäų статья‎</text:span></text:p>
      <text:p text:style-name="P2"><text:span text:style-name="T6">šǎbǎ&amp;bų молодёжь‎</text:span></text:p>
      <text:p text:style-name="P2"><text:span text:style-name="T6">ṣǎdǎ&amp;qǎäų дружба‎</text:span></text:p>
      <text:p text:style-name="P2"><text:span text:style-name="T6">sǎl&amp;ǎmų мир‎</text:span></text:p>
      <text:p text:style-name="P2"><text:span text:style-name="T6">bǐ&amp;l·qǔr·bǐ mǐn·...ǐ около, близ, возле...‎</text:span></text:p>
      <text:p text:style-name="P2"><text:span text:style-name="T6">l&amp;ǎsǐy^ǎmǎ&amp; особенно‎</text:span></text:p>
      <text:p text:style-name="P2"><text:span text:style-name="T6">kǎðǎlǐkǎ также‎</text:span></text:p>
      <text:p text:style-name="P2"><text:span text:style-name="T6">lǐkǎã·...ǐ чтобы, для того, чтобы...‎</text:span></text:p>
      <text:p text:style-name="P2"><text:span text:style-name="T6">lǐkǎã· yǎʕǐyšǎ чтобы жить‎</text:span></text:p>
      <text:p text:style-name="P2"><text:span text:style-name="T6">ṭǎwǐyl&amp;ą долго‎</text:span></text:p>
      <text:p text:style-name="P2"><text:span text:style-name="T6">l&amp; ǎyǎkǔwnǔ &amp;ǐl&amp;^ǎ... будет только, не будет...кроме‎</text:span></text:p>
      <text:p text:style-name="P2"><text:span text:style-name="T6">l&amp;ǎ yǎf·hǎmǔhǔ &amp;ǐl&amp;^ǎ hǔwǎ это по­нимает только он‎</text:span></text:p>
      <text:p text:style-name="P2"><text:span text:style-name="T6">ǧǎy·rǎʔͣǎn^ǎ...ǐ однако, но‎</text:span></text:p>
      <text:p text:style-name="P2"><text:span text:style-name="T6">mǎṭ·bǔwʕų печатный, напечат­анный‎</text:span></text:p>
      <text:p text:style-name="P2"><text:span text:style-name="T6">mǎx·ṭǔwṭų рукописный‎</text:span></text:p>
      <text:p text:style-name="P2"><text:span text:style-name="T6">mǔṭǎ&amp;lǎʕǎäų чтение‎</text:span></text:p>
      <text:p text:style-name="P2"><text:span text:style-name="T6">qǎ&amp;ʕǎäǔ &amp;l·mǔṭǎ&amp;lǎʕǎäǐ читаль­ный зал‎</text:span></text:p>
      <text:p text:style-name="P2"><text:span text:style-name="T6">nǎy^ǐrų светлый‎</text:span></text:p>
      <text:p text:style-name="P2"><text:span text:style-name="T6">mǎš·ǧǔwlų занятый‎</text:span></text:p>
      <text:p text:style-name="P2"><text:span text:style-name="T6">&amp;ǎm^ǎ&amp;...fǎ...ǐ что касается..., то...‎</text:span></text:p>
      <text:p text:style-name="P2"><text:span text:style-name="T6">bǎy·nǎ...ǐ среди‎</text:span></text:p>
      <text:p text:style-name="P2"><text:span text:style-name="T6">bǎy·nǎhǔm· среди них‎</text:span></text:p>
      <text:p text:style-name="P2"><text:span text:style-name="T6">bǎy·nǎkǔm· среди вас‎</text:span></text:p>
      <text:p text:style-name="P2"><text:span text:style-name="T6">bǎy·nǎnǎ&amp; среди нас‎</text:span></text:p>
      <text:p text:style-name="P2"><text:span text:style-name="T6">mǎkǎθǎ оставался, находил­ся, пребывал‎</text:span></text:p>
      <text:p text:style-name="P2"><text:span text:style-name="T6">Урок 60‎ ¤</text:span></text:p>
      <text:p text:style-name="P2"><text:span text:style-name="T6">ʕǐš·rǔwnǎ двадцать‎</text:span></text:p>
      <text:p text:style-name="P2"><text:span text:style-name="T6">θǎl&amp;ǎθǔwnǎ тридцать‎</text:span></text:p>
      <text:p text:style-name="P2"><text:span text:style-name="T6">ʔͣǎr·bǎʕǔwnǎ сорок‎</text:span></text:p>
      <text:p text:style-name="P2"><text:span text:style-name="T6">xǎm·sǔwnǎ пятьдесят‎</text:span></text:p>
      <text:p text:style-name="P2"><text:span text:style-name="T6">sǐt^ǔwnǎ шестьдесят‎</text:span></text:p>
      <text:p text:style-name="P2"><text:span text:style-name="T6">sǎb·ʕǔwnǎ семьдесят‎</text:span></text:p>
      <text:p text:style-name="P2"><text:span text:style-name="T6">θǎmǎ&amp;nǔwnǎ восемьдесят‎</text:span></text:p>
      <text:p text:style-name="P2"><text:span text:style-name="T6">tǐs·ʕǔwnǎ девяносто‎</text:span></text:p>
      <text:p text:style-name="P2"><text:span text:style-name="T6">mǐ&amp;ʔͤǎäų сто‎</text:span></text:p>
      <text:p text:style-name="P2"><text:span text:style-name="T6">mǐ&amp;ʔͤǎtǎ&amp;nǐ двести‎</text:span></text:p>
      <text:p text:style-name="P2"><text:span text:style-name="T6">θǎl&amp;ǎθǔmǐ&amp;ʔͤǎäį триста‎</text:span></text:p>
      <text:p text:style-name="P2"><text:span text:style-name="T6">ʔͣǎl·fų тысяча‎</text:span></text:p>
      <text:p text:style-name="P2"><text:span text:style-name="T6">&amp;ǎl·fǎ&amp;nǐ две тысячи‎</text:span></text:p>
      <text:p text:style-name="P2"><text:span text:style-name="T6">θǎl&amp;ǎθǎäǔ ʔ̾l&amp;ǎfį три тысячи‎</text:span></text:p>
      <text:p text:style-name="P2"><text:soft-page-break/><text:span text:style-name="T6">mǐl·yǔwnų миллион‎</text:span></text:p>
      <text:p text:style-name="P2"><text:span text:style-name="T6">ʔͣǎḥǎdǎ ʕǎšǎrǎ одиннадцать‎</text:span></text:p>
      <text:p text:style-name="P2"><text:span text:style-name="T6">&amp;ǐθ·nǎ&amp; ʕǎšǎrǎ двенадцать‎</text:span></text:p>
      <text:p text:style-name="P2"><text:span text:style-name="T6">θǎl&amp;ǎθǎäǎ ʕǎšǎrǎ тринадцать‎</text:span></text:p>
      <text:p text:style-name="P2"><text:span text:style-name="T6">mǐ&amp;ʔͤǎäų wǎ &amp;ǎḥǎdǎ ʕǎšǎrǎ сто одиннадцать‎</text:span></text:p>
      <text:p text:style-name="P2"><text:span text:style-name="T6">rǎbǐyʕų весна ‎</text:span></text:p>
      <text:p text:style-name="P2"><text:span text:style-name="T6">ṣǎy·fų лето‎</text:span></text:p>
      <text:p text:style-name="P2"><text:span text:style-name="T6">xǎrǐyfų осень‎</text:span></text:p>
      <text:p text:style-name="P2"><text:span text:style-name="T6">šǐtǎ&amp;ʔų зима‎</text:span></text:p>
      <text:p text:style-name="P2"><text:span text:style-name="T6">sǎ&amp;ʕǎäų час‎</text:span></text:p>
      <text:p text:style-name="P2"><text:span text:style-name="T6">dǎqǐyqǎäų минута‎</text:span></text:p>
      <text:p text:style-name="P2"><text:span text:style-name="T6">θǎ&amp;nǐyǎäų секунда‎</text:span></text:p>
      <text:p text:style-name="P2"><text:span text:style-name="T6">fǎṣ·lų время года, квартал‎</text:span></text:p>
      <text:p text:style-name="P2"><text:span text:style-name="T6">fǔṣǔwlǔ &amp;ls^ǎnǎäǐ времена года‎</text:span></text:p>
      <text:p text:style-name="P2"><text:span text:style-name="T6">kǔt^ǎ&amp;bų начальная школа‎</text:span></text:p>
      <text:p text:style-name="P2"><text:span text:style-name="T6">Урок 61‎ ¤</text:span></text:p>
      <text:p text:style-name="P2"><text:span text:style-name="T6">xǎy^ǎ&amp;ṭų портной‎</text:span></text:p>
      <text:p text:style-name="P2"><text:span text:style-name="T6">xǎy^ǎ&amp;ṭǎäų портниха‎</text:span></text:p>
      <text:p text:style-name="P2"><text:span text:style-name="T6">dǎwǎ&amp;ʔų лекарство‎</text:span></text:p>
      <text:p text:style-name="P2"><text:span text:style-name="T6">kǔrǎäǔ &amp;ls^ǎl^ǎäǐ баскетбол‎</text:span></text:p>
      <text:p text:style-name="P2"><text:span text:style-name="T6">&amp;ǎl^ǎ^ðǐã который‎</text:span></text:p>
      <text:p text:style-name="P2"><text:span text:style-name="T6">&amp;ǎl^ǎðǐynǎ которые‎</text:span></text:p>
      <text:p text:style-name="P2"><text:span text:style-name="T6">&amp;ǎl^ǎtǐã которая‎</text:span></text:p>
      <text:p text:style-name="P2"><text:span text:style-name="T6">&amp;ǎll&amp;^ǎtǐã которые (ж.р.)‎</text:span></text:p>
      <text:p text:style-name="P2"><text:span text:style-name="T6">yǔsǎm^ǎã называется, его на­зывают‎</text:span></text:p>
      <text:p text:style-name="P2"><text:span text:style-name="T6">ʕǎzǎbų холостой‎</text:span></text:p>
      <text:p text:style-name="P2"><text:span text:style-name="T6">ʕǎzǎbǎäų незамужняя‎</text:span></text:p>
      <text:p text:style-name="P2"><text:span text:style-name="T6">mǎk·tǔwbų письмо‎</text:span></text:p>
      <text:p text:style-name="P2"><text:span text:style-name="T6">jǔnǎy·nǎäų сад, садик‎</text:span></text:p>
      <text:p text:style-name="P2"><text:span text:style-name="T6">&amp;ǔs·tǎ&amp;ðǎäų профессор (ж.р.)‎</text:span></text:p>
      <text:p text:style-name="P2"><text:span text:style-name="T6">fǎrǐyqų команда‎</text:span></text:p>
      <text:p text:style-name="P2"><text:span text:style-name="T6">lǐbǎ&amp;sų одежда‎</text:span></text:p>
      <text:p text:style-name="P2"><text:span text:style-name="T6">nǎhǎ&amp;rą&amp; днем‎</text:span></text:p>
      <text:p text:style-name="P2"><text:span text:style-name="T6">ʔ̾nǐfą&amp; недавно, только что‎</text:span></text:p>
      <text:p text:style-name="P2"><text:span text:style-name="T6">mǔn·ðǔ &amp;ǔs·bǔwʕį неделя тому назад, уже неделя‎</text:span></text:p>
      <text:p text:style-name="P2"><text:span text:style-name="T6">rǎ&amp;jǐʕų возвращающийся‎</text:span></text:p>
      <text:p text:style-name="P2"><text:span text:style-name="T6">xǎ&amp;ṭǎ шил‎</text:span></text:p>
      <text:p text:style-name="P2"><text:span text:style-name="T6">lǎqǐãǎ встретил‎</text:span></text:p>
      <text:p text:style-name="P2"><text:span text:style-name="T6">fǎ&amp;zǎ выиграл, победил‎</text:span></text:p>
      <text:p text:style-name="P2"><text:span text:style-name="T6">&amp;ǐs·tǎʕ·mǎlǎ использовал, употреблял, применял‎</text:span></text:p>
      <text:p text:style-name="P2"><text:soft-page-break/><text:span text:style-name="T6">ʔͣǎʕ·ṭǎã дал‎</text:span></text:p>
      <text:p text:style-name="P2"><text:span text:style-name="T6">šǔfǐãǎ выздоровел‎</text:span></text:p>
      <text:p text:style-name="P2"><text:span text:style-name="T6">&amp;ǐðǎ&amp; lǎm· tǎf·ʕǎl· если не сде­лаешь‎</text:span></text:p>
      <text:p text:style-name="P2"><text:span text:style-name="T6">Урок 62‎ ¤</text:span></text:p>
      <text:p text:style-name="P2"><text:span text:style-name="T6">ðǔrǎäų кукуруза‎</text:span></text:p>
      <text:p text:style-name="P2"><text:span text:style-name="T6">ṭǎ&amp;ḥǔwnų мельница‎</text:span></text:p>
      <text:p text:style-name="P2"><text:span text:style-name="T6">mǐḥǎš^ų коса‎</text:span></text:p>
      <text:p text:style-name="P2"><text:span text:style-name="T6">mǐn·jǎlų серп‎</text:span></text:p>
      <text:p text:style-name="P2"><text:span text:style-name="T6">ʕǔš·bų трава‎</text:span></text:p>
      <text:p text:style-name="P2"><text:span text:style-name="T6">mǎ&amp;šǐyǎäų скот‎</text:span></text:p>
      <text:p text:style-name="P2"><text:span text:style-name="T6">šǔwnǎäų сарай‎</text:span></text:p>
      <text:p text:style-name="P2"><text:span text:style-name="T6">jǎ&amp;rǎäų соседка‎</text:span></text:p>
      <text:p text:style-name="P2"><text:span text:style-name="T6">šǎm·sų солнце‎</text:span></text:p>
      <text:p text:style-name="P2"><text:span text:style-name="T6">ḥǎ&amp;d^ų острый‎</text:span></text:p>
      <text:p text:style-name="P2"><text:span text:style-name="T6">kǎhǎ&amp;mų тупой‎</text:span></text:p>
      <text:p text:style-name="P2"><text:span text:style-name="T6">ḥǔbǔwbų зерно‎</text:span></text:p>
      <text:p text:style-name="P2"><text:span text:style-name="T6">dǎqǐyqų мука‎</text:span></text:p>
      <text:p text:style-name="P2"><text:span text:style-name="T6">nǔxǎ&amp;lǎäų отруби‎</text:span></text:p>
      <text:p text:style-name="P2"><text:span text:style-name="T6">&amp;ǐš·tǎǧǎlǎ занимался, рабо­тал‎</text:span></text:p>
      <text:p text:style-name="P2"><text:span text:style-name="T6">&amp;ǐš·tǎǧǎlǎ fǐã &amp;l·ḥǎq·lǐ ра­ботал на поле‎</text:span></text:p>
      <text:p text:style-name="P2"><text:span text:style-name="T6">&amp;ǐš·tǎǧǎlǎ bǐ&amp;l·kǔtǔbǐ зани­мался с книгами‎</text:span></text:p>
      <text:p text:style-name="P2"><text:span text:style-name="T6">&amp;ǐs·tǎrǎ&amp;ḥǎ отдыхал‎</text:span></text:p>
      <text:p text:style-name="P2"><text:span text:style-name="T6">kǎd^ǎsǎ собрал, свалил в кучу‎</text:span></text:p>
      <text:p text:style-name="P2"><text:span text:style-name="T6">ḥǎš^ǎ косил‎</text:span></text:p>
      <text:p text:style-name="P2"><text:span text:style-name="T6">ḥǎṣǎdǎ жал‎</text:span></text:p>
      <text:p text:style-name="P2"><text:span text:style-name="T6">ṭǎḥǎnǎ молол‎</text:span></text:p>
      <text:p text:style-name="P2"><text:span text:style-name="T6">xǎzǎnǎ хранил‎</text:span></text:p>
      <text:p text:style-name="P2"><text:span text:style-name="T6">nǎqǎlǎ переносил, перевозил‎</text:span></text:p>
      <text:p text:style-name="P2"><text:span text:style-name="T6">yǎbǐsǎ высох‎</text:span></text:p>
      <text:p text:style-name="P2"><text:span text:style-name="T6">&amp;ǎḥǎd^ǎ точил‎</text:span></text:p>
      <text:p text:style-name="P2"><text:span text:style-name="T6">yǎḥ·ṣǔlǔ &amp;ld^ǎqǐyqǔ мука по­лучается‎</text:span></text:p>
      <text:p text:style-name="P2"><text:span text:style-name="T6">&amp;ǐðǎ&amp; jǎ&amp;ʔǎ когда придет, когда наступит‎</text:span></text:p>
      <text:p text:style-name="P2"><text:span text:style-name="T6">ḥǎt^ǎã yǎjǐʔͤǎ пока не при­дет ‎</text:span></text:p>
      <text:p text:style-name="P2"><text:span text:style-name="T6">rǎd^ǎ вернул, отдал обратно‎</text:span></text:p>
      <text:p text:style-name="P2"><text:span text:style-name="T6">Урок 63‎ ¤</text:span></text:p>
      <text:p text:style-name="P2"><text:span text:style-name="T6">&amp;ǐb·rǐyqų кувшин‎</text:span></text:p>
      <text:p text:style-name="P2"><text:span text:style-name="T6">ṣǎ&amp;bǔwnų мыло‎</text:span></text:p>
      <text:p text:style-name="P2"><text:span text:style-name="T6">ḥǎnǎfǐy^ǎäų кран‎</text:span></text:p>
      <text:p text:style-name="P2"><text:span text:style-name="T6">ṭǎs·tų таз‎</text:span></text:p>
      <text:p text:style-name="P2"><text:span text:style-name="T6">mǐn·šǎfǎäų полотенце‎</text:span></text:p>
      <text:p text:style-name="P2"><text:soft-page-break/><text:span text:style-name="T6">fǔr·šǎäǔ &amp;·lʔͣǎs·nǎ&amp;nǐ зубная щетка‎</text:span></text:p>
      <text:p text:style-name="P2"><text:span text:style-name="T6">sǐn^ų зуб‎</text:span></text:p>
      <text:p text:style-name="P2"><text:span text:style-name="T6">mǐš·jǎbǎäų вешалка‎</text:span></text:p>
      <text:p text:style-name="P2"><text:span text:style-name="T6">sǎrǐyrų кровать, койка‎</text:span></text:p>
      <text:p text:style-name="P2"><text:span text:style-name="T6">wǎj·hų лицо‎</text:span></text:p>
      <text:p text:style-name="P2"><text:span text:style-name="T6">rǎk·ʕǎäų ракат‎</text:span></text:p>
      <text:p text:style-name="P2"><text:span text:style-name="T6">wǔḍǔwʔų омовение‎</text:span></text:p>
      <text:p text:style-name="P2"><text:span text:style-name="T6">tǎwǎḍ^ǎʔͣǎ совершил омовение‎</text:span></text:p>
      <text:p text:style-name="P2"><text:span text:style-name="T6">ʔͣǎðǎ&amp;nų азан, призыв к нама­зу‎</text:span></text:p>
      <text:p text:style-name="P2"><text:span text:style-name="T6">fǎj·rų заря, раннее утро‎</text:span></text:p>
      <text:p text:style-name="P2"><text:span text:style-name="T6">&amp;ǎðǎ&amp;nǔ &amp;l·fǎj·rǐ утренний азан‎</text:span></text:p>
      <text:p text:style-name="P2"><text:span text:style-name="T6">nǎš^ǎfǎ вытер, высушил‎</text:span></text:p>
      <text:p text:style-name="P2"><text:span text:style-name="T6">&amp;ǐs·tǎy·qǎð̣ǎ проснулся‎</text:span></text:p>
      <text:p text:style-name="P2"><text:span text:style-name="T6">ʔͣǎx^ǎrǎ отложил‎</text:span></text:p>
      <text:p text:style-name="P2"><text:span text:style-name="T6">mǔʕǎl^ǎqų висящий‎</text:span></text:p>
      <text:p text:style-name="P2"><text:span text:style-name="T6">ṣǔb·ḥų утро‎</text:span></text:p>
      <text:p text:style-name="P2"><text:span text:style-name="T6">ð̣ǔh·rų полдень‎</text:span></text:p>
      <text:p text:style-name="P2"><text:span text:style-name="T6">ʕǎṣ·rų предвечернее время‎</text:span></text:p>
      <text:p text:style-name="P2"><text:span text:style-name="T6">mǎǧ·rǐbų вечер‎</text:span></text:p>
      <text:p text:style-name="P2"><text:span text:style-name="T6">ʕǐšǎ&amp;ʔų поздний вечер, ночь‎</text:span></text:p>
      <text:p text:style-name="P2"><text:span text:style-name="T6">Урок 64‎ ¤</text:span></text:p>
      <text:p text:style-name="P2"><text:span text:style-name="T6">mǐb·rǎ&amp;äų перочинный нож‎</text:span></text:p>
      <text:p text:style-name="P2"><text:span text:style-name="T6">mǐḥ·fǎð̣ǎäǔ nǔqǔwdį кошелёк‎</text:span></text:p>
      <text:p text:style-name="P2"><text:span text:style-name="T6">dǐynǎ&amp;rų динар (золотой)‎</text:span></text:p>
      <text:p text:style-name="P2"><text:span text:style-name="T6">dǐr·hǎmų дирхам (серебря­ный)‎</text:span></text:p>
      <text:p text:style-name="P2"><text:span text:style-name="T6">mǎʕ·rǐḍų выставка‎</text:span></text:p>
      <text:p text:style-name="P2"><text:span text:style-name="T6">yǎ&amp; ʔͣǎbǎtǐ батюшка! о отец!‎</text:span></text:p>
      <text:p text:style-name="P2"><text:span text:style-name="T6">ʔͣǎr·jǔwkǎ прошу тебя‎</text:span></text:p>
      <text:p text:style-name="P2"><text:span text:style-name="T6">l&amp;ǎ ḍǎrǔwrǎäǎ lǐðǎlǐkǎ нет необходимости в том‎</text:span></text:p>
      <text:p text:style-name="P2"><text:span text:style-name="T6">bǎdǎl&amp;ą mǐn·hǔ вместо него‎</text:span></text:p>
      <text:p text:style-name="P2"><text:span text:style-name="T6">lǎs·tǔ bǐḥǎ&amp;jǎäį &amp;ǐlǎã...ǐ мне не нужно, я не нуждаюсь‎</text:span></text:p>
      <text:p text:style-name="P2"><text:span text:style-name="T6">mǔtǎḍǎ&amp;yǐqų сердитый, не в настроении, не в духе‎</text:span></text:p>
      <text:p text:style-name="P2"><text:span text:style-name="T6">yǎk·fǐynǐã мне хватит‎</text:span></text:p>
      <text:p text:style-name="P2"><text:span text:style-name="T6">jǔm·lǎäų предложение‎</text:span></text:p>
      <text:p text:style-name="P2"><text:span text:style-name="T6">qǎḍǐy^ǎäų вопрос, дело‎</text:span></text:p>
      <text:p text:style-name="P2"><text:span text:style-name="T6">ʔͣǎmǐynų верный, честный, на­дежный‎</text:span></text:p>
      <text:p text:style-name="P2"><text:span text:style-name="T6">ʔͣǎmǎ&amp;nǎäų верность, честность‎</text:span></text:p>
      <text:p text:style-name="P2"><text:span text:style-name="T6">šǎdǐydų сильный‎</text:span></text:p>
      <text:p text:style-name="P2"><text:span text:style-name="T6">ʕǎð̣ǐymų великий, большой‎</text:span></text:p>
      <text:p text:style-name="P2"><text:span text:style-name="T6">ʔͣǎḥ·ḍǎrǎ принес, пришёл , доставил‎</text:span></text:p>
      <text:p text:style-name="P2"><text:soft-page-break/><text:span text:style-name="T6">ʔͣǎʕ·lǎnǎ объявил‎</text:span></text:p>
      <text:p text:style-name="P2"><text:span text:style-name="T6">&amp;ǐʕ·l&amp;ǎnų объявление‎</text:span></text:p>
      <text:p text:style-name="P2"><text:span text:style-name="T6">rǎ&amp;jǎʕǎ обратился‎</text:span></text:p>
      <text:p text:style-name="P2"><text:span text:style-name="T6">&amp;ǐs·tǎḥǎq^ǎ заслужил‎</text:span></text:p>
      <text:p text:style-name="P2"><text:span text:style-name="T6">nǎsǐãǎ забыл‎</text:span></text:p>
      <text:p text:style-name="P2"><text:span text:style-name="T6">fǎqǎdǎ потерял‎</text:span></text:p>
      <text:p text:style-name="P2"><text:span text:style-name="T6">ḥǎzǐnǎ опечалился, огор­чился‎</text:span></text:p>
      <text:p text:style-name="P2"><text:span text:style-name="T6">ʕǎθǎrǎ ʕǎlǎã... нашёл, нат­кнулся‎</text:span></text:p>
      <text:p text:style-name="P2"><text:span text:style-name="T6">sǔr^ǎ обрадовался‎</text:span></text:p>
      <text:p text:style-name="P2"><text:span text:style-name="T6">sǔrǔwrų радость‎</text:span></text:p>
      <text:p text:style-name="P2"><text:span text:style-name="T6">mǔkǎ&amp;fǎʔͣǎäų награда, вознагра­ждение‎</text:span></text:p>
      <text:p text:style-name="P2"><text:span text:style-name="T6">sǎl^ǎmǎ сдал, отдал‎</text:span></text:p>
      <text:p text:style-name="P2"><text:span text:style-name="T6">θǎwǎ&amp;bų воздаяние, возна­граждение‎</text:span></text:p>
      <text:p text:style-name="P2"><text:span text:style-name="T6">Урок 65‎ ¤</text:span></text:p>
      <text:p text:style-name="P2"><text:span text:style-name="T6">ḍǎ&amp;bǐṭų офицер‎</text:span></text:p>
      <text:p text:style-name="P2"><text:span text:style-name="T6">qǎ&amp;ʔͤǐdų водитель‎</text:span></text:p>
      <text:p text:style-name="P2"><text:span text:style-name="T6">qǎ&amp;ʔͤǐdǔ dǎb^ǎ&amp;bǎäį танкист, во­дитель танка‎</text:span></text:p>
      <text:p text:style-name="P2"><text:span text:style-name="T6">mǎ&amp; lǎkǎ? что тебе? что с то­бой?‎</text:span></text:p>
      <text:p text:style-name="P2"><text:span text:style-name="T6">wǎl&amp;ǎḥǎ&amp;jǎäǎ ничего (ответ)‎</text:span></text:p>
      <text:p text:style-name="P2"><text:span text:style-name="T6">ḥǎ&amp;lų положение, состоя­ние‎</text:span></text:p>
      <text:p text:style-name="P2"><text:span text:style-name="T6">ṣǐḥ^ǎäų здоровье‎</text:span></text:p>
      <text:p text:style-name="P2"><text:span text:style-name="T6">l&amp;ǎbǎʔͣ·sǎbǐhǐ неплохо, ничего, нормально‎</text:span></text:p>
      <text:p text:style-name="P2"><text:span text:style-name="T6">kǔl^ǔ šǎy·ʔį ʕǎlǎã mǎ&amp; yǔrǎ&amp;mǔ все в порядке‎</text:span></text:p>
      <text:p text:style-name="P2"><text:span text:style-name="T6">nǎw·bǎt·jǐã^ų дежурный‎</text:span></text:p>
      <text:p text:style-name="P2"><text:span text:style-name="T6">mǐn· jǎdǐydį снова‎</text:span></text:p>
      <text:p text:style-name="P2"><text:span text:style-name="T6">tǎxǎr^ǎjǎ mǐn· ...ǐ окончил (учебное заведение)‎</text:span></text:p>
      <text:p text:style-name="P2"><text:span text:style-name="T6">ḥǎr·bǐã^ų военный‎</text:span></text:p>
      <text:p text:style-name="P2"><text:span text:style-name="T6">mǎd·rǎsǎäų ḥǎr·bǐy^ǎäų военное училище‎</text:span></text:p>
      <text:p text:style-name="P2"><text:span text:style-name="T6">mǔl&amp;ǎzǐmų лейтенант‎</text:span></text:p>
      <text:p text:style-name="P2"><text:span text:style-name="T6">rǔt·bǎäų rǔtǎbų звание‎</text:span></text:p>
      <text:p text:style-name="P2"><text:span text:style-name="T6">ṣǎbǎ&amp;ḥǎ &amp;l·xǎy·rǐ доброе утро!‎</text:span></text:p>
      <text:p text:style-name="P2"><text:span text:style-name="T6">ṣǎbǎ&amp;ḥǎ &amp;ln^ǔwrǐ доброе утро (ответ)!‎</text:span></text:p>
      <text:p text:style-name="P2"><text:span text:style-name="T6">fǐr·qǎäų дивизия‎</text:span></text:p>
      <text:p text:style-name="P2"><text:span text:style-name="T6">&amp;lfǐr·qǎtǔ &amp;l·mǔdǎr^ǎʕǎäǔ бро­нетанковая дивизия‎</text:span></text:p>
      <text:p text:style-name="P2"><text:span text:style-name="T6">&amp;ǎkǎ&amp;dǐymǐy^ǎäǔ &amp;l·mǔdǎr^ǎʕǎ&amp;tǐ бронетанковая академия‎</text:span></text:p>
      <text:p text:style-name="P2"><text:span text:style-name="T6">mǔḥǎ&amp;rǐbų воин‎</text:span></text:p>
      <text:p text:style-name="P2"><text:span text:style-name="T6">fǐã sǎbǐylǐ &amp;ll^ǎhǐ на пути Бога, во имя Бога‎</text:span></text:p>
      <text:p text:style-name="P2"><text:span text:style-name="T6">ʕǎs·kǎrǐã^ų военный‎</text:span></text:p>
      <text:p text:style-name="P2"><text:span text:style-name="T6">&amp;ǐn· wǎf^ǎqǎnǐãǎ &amp;ll^ǎhǔ если Бог мне поможет‎</text:span></text:p>
      <text:p text:style-name="P2"><text:span text:style-name="T6">ḥǎt^ǎã &amp;ǎkǔwnǎ mǔḥǎ&amp;rǐbą&amp; чтобы я был воином‎</text:span></text:p>
      <text:p text:style-name="P2"><text:soft-page-break/><text:span text:style-name="T6">xǐl&amp;ǎlǎ šǎh·rį в течении месяца‎</text:span></text:p>
      <text:p text:style-name="P2"><text:span text:style-name="T6">tǎd·rǐybų учение, практика‎</text:span></text:p>
      <text:p text:style-name="P2"><text:span text:style-name="T6">tǎd·rǐybǎ&amp;tų ʕǎs·kǎrǐy^ǎäų во­енные учения‎</text:span></text:p>
      <text:p text:style-name="P2"><text:span text:style-name="T6">bǎsǐyṭų простой‎</text:span></text:p>
      <text:p text:style-name="P2"><text:span text:style-name="T6">mǎb·sǔwṭų bǐ... доволь­ный‎</text:span></text:p>
      <text:p text:style-name="P2"><text:span text:style-name="T6">kǎm· rǎʔͣǎy·tǔ!ǐ сколько же я видел!‎</text:span></text:p>
      <text:p text:style-name="P2"><text:span text:style-name="T6">ḥǎd^ǎθǎ рассказал‎</text:span></text:p>
      <text:p text:style-name="P2"><text:span text:style-name="T6">xǎṭǎfǎ схватил‎</text:span></text:p>
      <text:p text:style-name="P2"><text:span text:style-name="T6">tǎxǎr^ǎjǎ mǐnǎ &amp;l·mǎd·rǎsǎäǐ &amp;l·ḥǎr·bǐy^ǎäǐ окончил военное училище‎</text:span></text:p>
      <text:p text:style-name="P2"><text:span text:style-name="T6">hǎrǎbǎ убежал, сбежал‎</text:span></text:p>
      <text:p text:style-name="P2"><text:span text:style-name="T6">Урок 66‎ ¤</text:span></text:p>
      <text:p text:style-name="P2"><text:span text:style-name="T6">wǎ&amp;ṣǎlǎ продолжал‎</text:span></text:p>
      <text:p text:style-name="P2"><text:span text:style-name="T6">ḥǎ&amp;wǎlǎ попытался, попро­бовал‎</text:span></text:p>
      <text:p text:style-name="P2"><text:span text:style-name="T6">&amp;ǎy·qǎð̣ǎ разбудил‎</text:span></text:p>
      <text:p text:style-name="P2"><text:span text:style-name="T6">&amp;ǎʕǎ&amp;dǎ повторил‎</text:span></text:p>
      <text:p text:style-name="P2"><text:span text:style-name="T6">&amp;ǐs·tǎy·qǎð̣ǎ mǎʕǎ &amp;l·fǎj·rǐ проснулся на заре, с зарей‎</text:span></text:p>
      <text:p text:style-name="P2"><text:span text:style-name="T6">ǧǎlǎṭų ошибка‎</text:span></text:p>
      <text:p text:style-name="P2"><text:span text:style-name="T6">bǐl&amp;ǎʔͣǎǧ·l&amp;ǎṭį без ошибок‎</text:span></text:p>
      <text:p text:style-name="P2"><text:span text:style-name="T6">nǎṣ^ų текст‎</text:span></text:p>
      <text:p text:style-name="P2"><text:span text:style-name="T6">mǎr^ǎäą раз, один раз‎</text:span></text:p>
      <text:p text:style-name="P2"><text:span text:style-name="T6">kǎm· mǎr^ǎäą? сколько раз‎</text:span></text:p>
      <text:p text:style-name="P2"><text:span text:style-name="T6">&amp;ǎḥ·ṣǎã считал, исчислял‎</text:span></text:p>
      <text:p text:style-name="P2"><text:span text:style-name="T6">tǎr·jǎmǎ переводил‎</text:span></text:p>
      <text:p text:style-name="P2"><text:span text:style-name="T6">&amp;ǎǧ·lǎqǎ &amp;l·kǐtǎ&amp;bǎ закрыл книгу‎</text:span></text:p>
      <text:p text:style-name="P2"><text:span text:style-name="T6">xǎ&amp;fǐtų тихий‎</text:span></text:p>
      <text:p text:style-name="P2"><text:span text:style-name="T6">bǐṣǎw·tį xǎ&amp;fǐtį тихим го­лосом‎</text:span></text:p>
      <text:p text:style-name="P2"><text:span text:style-name="T6">yǎʕ·nǐã значит, означает‎</text:span></text:p>
      <text:p text:style-name="P2"><text:span text:style-name="T6">mǎ&amp;ðǎ&amp; yǎʕ·nǐã? что значит?‎</text:span></text:p>
      <text:p text:style-name="P2"><text:span text:style-name="T6">zǎ&amp;dǎ прибавил, добавил, дал ещё‎</text:span></text:p>
      <text:p text:style-name="P2"><text:span text:style-name="T6">mǎzǐydų больше, побольше‎</text:span></text:p>
      <text:p text:style-name="P2"><text:span text:style-name="T6">hǎl· &amp;ǎzǐydǔkǎ? добавить тебе? дать тебе ещё?‎</text:span></text:p>
      <text:p text:style-name="P2"><text:span text:style-name="T6">ð̣ǎl&amp;^ǎsǎäų тряпка‎</text:span></text:p>
      <text:p text:style-name="P2"><text:span text:style-name="T6">kǐfǎ&amp;yǎh! достаточно! хва­тит!‎</text:span></text:p>
      <text:p text:style-name="P2"><text:span text:style-name="T6">l&amp;ḥǎ&amp;jǎäǎ &amp;ǐlǎã...ǐ не надо, не нужно‎</text:span></text:p>
      <text:p text:style-name="P2"><text:span text:style-name="T6">nǎzǎlǎ bǐhǐ остановился у него (гостем)‎</text:span></text:p>
      <text:p text:style-name="P2"><text:span text:style-name="T6">hǎl· l^ǎkǎ? мог бы ты? хо­тел бы ты?‎</text:span></text:p>
      <text:p text:style-name="P2"><text:span text:style-name="T6">wǎ&amp;jǐbų обязанность, зада­ние‎</text:span></text:p>
      <text:p text:style-name="P2"><text:span text:style-name="T6">wǎ&amp;jǐbǔ &amp;l·mǎn·zǐlǐ домаш­нее задание‎</text:span></text:p>
      <text:p text:style-name="P2"><text:span text:style-name="T6">tǎm·rǐynǎ&amp;tų rǐyǎ&amp;ḍǐy^ǎäų физ­культура, физзарядка‎</text:span></text:p>
      <text:p text:style-name="P2"><text:span text:style-name="T6">bǐ&amp;n·tǐð̣ǎ&amp;mį регулярно‎</text:span></text:p>
      <text:p text:style-name="P2"><text:soft-page-break/><text:span text:style-name="T6">qǎṭǎʕǎ прервал, прекратил‎</text:span></text:p>
      <text:p text:style-name="P2"><text:span text:style-name="T6">ṭǎlǎbǎ попросил, потребо­вал‎</text:span></text:p>
      <text:p text:style-name="P2"><text:span text:style-name="T6">&amp;ǎm·lǎã диктовал‎</text:span></text:p>
      <text:p text:style-name="P2"><text:span text:style-name="T6">&amp;ǐm·l&amp;ǎʔų диктант‎</text:span></text:p>
      <text:p text:style-name="P2"><text:span text:style-name="T6">Урок 67‎ ¤</text:span></text:p>
      <text:p text:style-name="P2"><text:span text:style-name="T6">zǎʕǎmǔw&amp; говорят‎</text:span></text:p>
      <text:p text:style-name="P2"><text:span text:style-name="T6">wǎṣǎfǎ описал‎</text:span></text:p>
      <text:p text:style-name="P2"><text:span text:style-name="T6">ṣǐnǎ&amp;ʕǎäų промышленность‎</text:span></text:p>
      <text:p text:style-name="P2"><text:span text:style-name="T6">zǐrǎ&amp;ʕǎä земледелие; сель­ское хозяйство‎</text:span></text:p>
      <text:p text:style-name="P2"><text:span text:style-name="T6">mǎnǎ&amp;xų климат‎</text:span></text:p>
      <text:p text:style-name="P2"><text:span text:style-name="T6">lǎw·l&amp;ǎ если бы не‎</text:span></text:p>
      <text:p text:style-name="P2"><text:span text:style-name="T6">nǎǎṣǐyḥǎäų совет‎</text:span></text:p>
      <text:p text:style-name="P2"><text:span text:style-name="T6">&amp;ǐm·tǐḥǎ&amp;nų экзамен‎</text:span></text:p>
      <text:p text:style-name="P2"><text:span text:style-name="T6">&amp;ǎd^ǎã &amp;·lʔͥǐm·tǐḥǎ&amp;nǎ сдал эк­замен‎</text:span></text:p>
      <text:p text:style-name="P2"><text:span text:style-name="T6">rǎsǎbǎ fǐã &amp;·lʔͥǐm·tǐḥǎ&amp;nǐ провалился на экзамене‎</text:span></text:p>
      <text:p text:style-name="P2"><text:span text:style-name="T6">xǎsǐrǎ потерял, лишился‎</text:span></text:p>
      <text:p text:style-name="P2"><text:span text:style-name="T6">kǎ&amp;mǐl&amp;ą полностью‎</text:span></text:p>
      <text:p text:style-name="P2"><text:span text:style-name="T6">&amp;ǐn· lǎm·...ǐ если не...‎</text:span></text:p>
      <text:p text:style-name="P2"><text:span text:style-name="T6">&amp;ǐn· lǎm· tǎf·ʕǎl· mǎ&amp; ʔ̾mǔrǔkǎ если не сделаешь то, что я приказываю‎</text:span></text:p>
      <text:p text:style-name="P2"><text:span text:style-name="T6">ḥǎdǐyθų разговор, беседа‎</text:span></text:p>
      <text:p text:style-name="P2"><text:span text:style-name="T6">&amp;ǐs·tǎmǎʕǎ &amp;ǐlǎã...ǐ слушал‎</text:span></text:p>
      <text:p text:style-name="P2"><text:span text:style-name="T6">mǔt^ǎsǎʕų mǐnǎ &amp;l·wǎq·tǐ до­статочно времени‎</text:span></text:p>
      <text:p text:style-name="P2"><text:span text:style-name="T6">rǎǧ·bǎäų ʕǎð̣ǐymǎäų fǐã...ǐ большое желание‎</text:span></text:p>
      <text:p text:style-name="P2"><text:span text:style-name="T6">kǔn·tǔ ʕǎlǎã rǎǧ·bǎäį ʕǎð̣ǐymǎäį fǐã...ǐ у меня было большое желание (что-то сделать)‎</text:span></text:p>
      <text:p text:style-name="P2"><text:span text:style-name="T6">ḥǎ&amp;lǎ dǔwnǎ...ǐ помешал‎</text:span></text:p>
      <text:p text:style-name="P2"><text:span text:style-name="T6">mǎkǎ&amp;nų место‎</text:span></text:p>
      <text:p text:style-name="P2"><text:span text:style-name="T6">mǎkǎ&amp;nǔ &amp;l·ʕǎmǎlǐ рабочее ме­сто‎</text:span></text:p>
      <text:p text:style-name="P2"><text:span text:style-name="T6">ʕǎ&amp;lǐmų учёный‎</text:span></text:p>
      <text:p text:style-name="P2"><text:span text:style-name="T6">jǎ&amp;hǐlų неграмотный, неуч, невежда‎</text:span></text:p>
      <text:p text:style-name="P2"><text:span text:style-name="T6">mǔmǎθ^ǐlų артист, актёр‎</text:span></text:p>
      <text:p text:style-name="P2"><text:span text:style-name="T6">qǎ&amp;dǐrų способный; могучий‎</text:span></text:p>
      <text:p text:style-name="P2"><text:span text:style-name="T6">qǎ&amp;dǐrų ʕǎlǎã kǔl^ǐ šǎy·ʔį всемогущий‎</text:span></text:p>
      <text:p text:style-name="P2"><text:span text:style-name="T6">kǎmǎ&amp; tǎʕ·rǐfǔ как тебе из­вестно‎</text:span></text:p>
      <text:p text:style-name="P2"><text:span text:style-name="T6">ʔͣǎdǎ&amp;ʔų выполнение, исполне­ние‎</text:span></text:p>
      <text:p text:style-name="P2"><text:span text:style-name="T6">xǎṭǐyrų серьезный‎</text:span></text:p>
      <text:p text:style-name="P2"><text:span text:style-name="T6">&amp;ǐs·tǎʕǎd^ǎ приготовился, го­товился‎</text:span></text:p>
      <text:p text:style-name="P2"><text:span text:style-name="T6">mǐnǎ &amp;lʔ̾nǎ отныне‎</text:span></text:p>
      <text:p text:style-name="P2"><text:span text:style-name="T6">dǔwnǎ...ǐ а не...‎</text:span></text:p>
      <text:p text:style-name="P2"><text:span text:style-name="T6">ṣǎḥǐyḥų правильный, вер­ный‎</text:span></text:p>
      <text:p text:style-name="P2"><text:soft-page-break/><text:span text:style-name="T6">hǎl· hǎðǎ&amp; ṣǎḥǐyḥų? это правда? это верно?‎</text:span></text:p>
      <text:p text:style-name="P2"><text:span text:style-name="T6">tǎrǎkǎ ʕǎmǎlǎhǔ &amp;ǐlǎã wǎq·tį ʔ̾xǎrǐ отложил свою работу на другое время‎</text:span></text:p>
      <text:p text:style-name="P2"><text:span text:style-name="T6">Урок 68‎ ¤</text:span></text:p>
      <text:p text:style-name="P2"><text:span text:style-name="T6">rǎsǔwlų посланник‎</text:span></text:p>
      <text:p text:style-name="P2"><text:span text:style-name="T6">ṣǎl^ǎã &amp;ll^ǎhǔ ʕǎlǎy·hǐ wǎ sǎl^ǎmǎ да благословит его Бог и приветствует‎</text:span></text:p>
      <text:p text:style-name="P2"><text:span text:style-name="T6">yǎtǐymų сирота‎</text:span></text:p>
      <text:p text:style-name="P2"><text:span text:style-name="T6">ʕǔm·rų возраст, жизнь‎</text:span></text:p>
      <text:p text:style-name="P2"><text:span text:style-name="T6">&amp;ǎr·sǎlǎ послал‎</text:span></text:p>
      <text:p text:style-name="P2"><text:span text:style-name="T6">&amp;ǎn·zǎlǎ ниспослал‎</text:span></text:p>
      <text:p text:style-name="P2"><text:span text:style-name="T6">nǎšǎʔͣǎ вырос‎</text:span></text:p>
      <text:p text:style-name="P2"><text:span text:style-name="T6">bǎlǎǧǎ достиг‎</text:span></text:p>
      <text:p text:style-name="P2"><text:span text:style-name="T6">&amp;ǐb·nǔ &amp;l·ʕǎm^ǐ двоюродный брат‎</text:span></text:p>
      <text:p text:style-name="P2"><text:span text:style-name="T6">bǎšǎrų человек; люди‎</text:span></text:p>
      <text:p text:style-name="P2"><text:span text:style-name="T6">šǔr·fǎäų балкон‎</text:span></text:p>
      <text:p text:style-name="P2"><text:span text:style-name="T6">ðǎ&amp;kǎrǎ учил уроки‎</text:span></text:p>
      <text:p text:style-name="P2"><text:span text:style-name="T6">qǎ&amp;ʕǐdǎäų правило‎</text:span></text:p>
      <text:p text:style-name="P2"><text:span text:style-name="T6">ḥǎfǐð̣ǎ выучил наизусть‎</text:span></text:p>
      <text:p text:style-name="P2"><text:span text:style-name="T6">ḥǎfǐð̣ǎ &amp;l·qǎ&amp;ʕǐdǎäǎ выучил правило наизусть‎</text:span></text:p>
      <text:p text:style-name="P2"><text:span text:style-name="T6">&amp;ǎln^ǎḥ·wǔ грамматика; син­таксис‎</text:span></text:p>
      <text:p text:style-name="P2"><text:span text:style-name="T6">&amp;ǎlṣ^ǎr·fǔ морфология‎</text:span></text:p>
      <text:p text:style-name="P2"><text:span text:style-name="T6">&amp;ǐh·tǐmǎ&amp;mų внимание, ин­терес‎</text:span></text:p>
      <text:p text:style-name="P2"><text:span text:style-name="T6">lǎfǎtǎ &amp;·lʔͥǐh·tǐmǎ&amp;mǎ &amp;ǐlǎã...ǐ обратил внимание‎</text:span></text:p>
      <text:p text:style-name="P2"><text:span text:style-name="T6">tǎl·ḥǐynų интонация‎</text:span></text:p>
      <text:p text:style-name="P2"><text:span text:style-name="T6">nǎṭǎqǎ произносил‎</text:span></text:p>
      <text:p text:style-name="P2"><text:span text:style-name="T6">bǎlǐy^ǎäų беда, бедствие‎</text:span></text:p>
      <text:p text:style-name="P2"><text:span text:style-name="T6">rǎṣǐyfǔ &amp;ln^ǎh·rǐ набереж­ная реки‎</text:span></text:p>
      <text:p text:style-name="P2"><text:span text:style-name="T6">hǔwǎ &amp;lʔ̾xǎrǔ от тоже‎</text:span></text:p>
      <text:p text:style-name="P2"><text:span text:style-name="T6">ðǎ&amp;hǐbų идущий‎</text:span></text:p>
      <text:p text:style-name="P2"><text:span text:style-name="T6">mǎ&amp; yǎzǎ&amp;lǔ hǔnǎ&amp; он еще здесь‎</text:span></text:p>
      <text:p text:style-name="P2"><text:span text:style-name="T6">ǧǎ&amp;dǎrǎ покинул; уехал‎</text:span></text:p>
      <text:p text:style-name="P2"><text:span text:style-name="T6">mǎḍǎã прошел‎</text:span></text:p>
      <text:p text:style-name="P2"><text:span text:style-name="T6">ḥǎdǐyθų хадис, предание‎</text:span></text:p>
      <text:p text:style-name="P2"><text:span text:style-name="T6">mǎ&amp; hǔwǎ? какой?‎</text:span></text:p>
      <text:p text:style-name="P2"><text:span text:style-name="T6">mǔn·ðǔ &amp;ǎn·... с тех пор, как...; с того времени, как...‎</text:span></text:p>
      <text:p text:style-name="P2"><text:span text:style-name="T6">Урок 69‎ ¤</text:span></text:p>
      <text:p text:style-name="P2"><text:span text:style-name="T6">sǎr^ǎ обрадовал‎</text:span></text:p>
      <text:p text:style-name="P2"><text:span text:style-name="T6">tǎmǎn^ǎã пожелал‎</text:span></text:p>
      <text:p text:style-name="P2"><text:span text:style-name="T6">yǎ&amp; lǎhǔ mǐn· ну и какой! о, какой он!‎</text:span></text:p>
      <text:p text:style-name="P2"><text:span text:style-name="T6">yǎ&amp; lǎhǔ mǐn· rǎjǔlį!ǐ о, ка­кой он человек!‎</text:span></text:p>
      <text:p text:style-name="P2"><text:span text:style-name="T6">mǔtǎwǎq^ǎʕų ожидаемый‎</text:span></text:p>
      <text:p text:style-name="P2"><text:soft-page-break/><text:span text:style-name="T6">ǧǎy·rǔ mǔtǎwǎq^ǎʕį неожидан­ный‎</text:span></text:p>
      <text:p text:style-name="P2"><text:span text:style-name="T6">šǎx·ṣų кто-то, человек‎</text:span></text:p>
      <text:p text:style-name="P2"><text:span text:style-name="T6">ðǎkǐy^ų способный, сообра­зительный‎</text:span></text:p>
      <text:p text:style-name="P2"><text:span text:style-name="T6">mǔš·mǐsų солнечный‎</text:span></text:p>
      <text:p text:style-name="P2"><text:span text:style-name="T6">bǎʕ·dǎ rǎn^ǐ &amp;l·jǎrǎsǐ после звонка‎</text:span></text:p>
      <text:p text:style-name="P2"><text:span text:style-name="T6">bǐdǔwnǐ &amp;ǎn·...ǐ без того, что­бы‎</text:span></text:p>
      <text:p text:style-name="P2"><text:span text:style-name="T6">&amp;ǐs·tǐrǎ&amp;ḥǎäų отдых; перерыв‎</text:span></text:p>
      <text:p text:style-name="P2"><text:span text:style-name="T6">&amp;ǐs·mǎḥ· lǐã разрешите, можно?‎</text:span></text:p>
      <text:p text:style-name="P2"><text:span text:style-name="T6">ʔͣǎlǎy·sǎ kǎðǎlǐkǎ? не так ли? разве не так? не правда ли?‎</text:span></text:p>
      <text:p text:style-name="P2"><text:span text:style-name="T6">bǎlǎã да, конечно‎</text:span></text:p>
      <text:p text:style-name="P2"><text:span text:style-name="T6">fǔr·sǎäų sǎʕǐydǎäų!ǐ рад вас видеть‎</text:span></text:p>
      <text:p text:style-name="P2"><text:span text:style-name="T6">&amp;ǎnǎ&amp; &amp;ǎs·ʕǎdǔ очень приятно (ответ)‎</text:span></text:p>
      <text:p text:style-name="P2"><text:span text:style-name="T6">yǎ&amp; ṣǎ&amp;ḥǐ!ǐ о друг! дружи­ще!‎</text:span></text:p>
      <text:p text:style-name="P2"><text:span text:style-name="T6">yǎw·mą&amp;m^ǎ&amp; когда-нибудь, как-то раз‎</text:span></text:p>
      <text:p text:style-name="P2"><text:span text:style-name="T6">tǔṣ·bǐḥǔ ʕǎlǎã xǎy·rį спо­койной ночи‎</text:span></text:p>
      <text:p text:style-name="P2"><text:span text:style-name="T6">wǎ &amp;ǎn·tǎ bǐxǎy·rį всего хоро­шего (ответ)‎</text:span></text:p>
      <text:p text:style-name="P2"><text:span text:style-name="T6">sǎl^ǐm· lǐã ʕǎlǎã...ǐ пере­дай от меня...‎</text:span></text:p>
      <text:p text:style-name="P2"><text:span text:style-name="T6">sǎy^ǐdǎäų дама, госпожа‎</text:span></text:p>
      <text:p text:style-name="P2"><text:span text:style-name="T6">&amp;ǎb·lǎǧǎ сообщил, уведомил‎</text:span></text:p>
      <text:p text:style-name="P2"><text:span text:style-name="T6">mǔš·tǎ&amp;qų &amp;ǐlǎã...ǐ сильно же­лающий, жаждущий, тоскующий‎</text:span></text:p>
      <text:p text:style-name="P2"><text:span text:style-name="T6">kǎmǐ &amp;ls^ǎ&amp;ʕǎäǔ? который час? сколько времени?‎</text:span></text:p>
      <text:p text:style-name="P2"><text:span text:style-name="T6">&amp;ǎls^ǎ&amp;ʕǎäǔ tǔšǐyrǔ &amp;ǐlǎã... часы показывают...‎</text:span></text:p>
      <text:p text:style-name="P2"><text:span text:style-name="T6">mǔn·tǎṣǎfǔ &amp;ll^ǎy·lǐ полночь‎</text:span></text:p>
      <text:p text:style-name="P2"><text:span text:style-name="T6">bǎʕ·dǎ mǔn·tǎṣǎfǐ &amp;ll^ǎy·lǐ по­сле полуночи‎</text:span></text:p>
      <text:p text:style-name="P2"><text:span text:style-name="T6">&amp;ǐb·nǔ &amp;l·xǎ&amp;lǐ двоюродный брат‎</text:span></text:p>
      <text:p text:style-name="P2"><text:span text:style-name="T6">sǎ&amp;ʕǎäǔ &amp;l·mǐʕ·ṣǎmǐ наруч­ные часы‎</text:span></text:p>
      <text:p text:style-name="P2"><text:span text:style-name="T6">sǎ&amp;ʕǎäǔ &amp;l·jǎy·bǐ карман­ные часы‎</text:span></text:p>
      <text:p text:style-name="P2"><text:span text:style-name="T6">sǎ&amp;ʕǎäǔ &amp;l·jǐdǎ&amp;rǐ настен­ные часы‎</text:span></text:p>
      <text:p text:style-name="P2"><text:span text:style-name="T6">sǎ&amp;ʕǎäų· mǔnǎb^ǐhǎäų часы-будильник‎</text:span></text:p>
      <text:p text:style-name="P2"><text:span text:style-name="T6">nǎf·sǔhǔ он сам‎</text:span></text:p>
      <text:p text:style-name="P2"><text:span text:style-name="T6">lǐnǎf·sǐhǐ себе‎</text:span></text:p>
      <text:p text:style-name="P2"><text:span text:style-name="T6">hǔrǐʕǎ поспешил‎</text:span></text:p>
      <text:p text:style-name="P2"><text:span text:style-name="T6">wǎd^ǎ lǎw·...ǐ желал, хотел‎</text:span></text:p>
      <text:p text:style-name="P2"><text:span text:style-name="T6">wǎdǐd·tǔ lǎw·... я хотел бы‎</text:span></text:p>
      <text:p text:style-name="P2"><text:span text:style-name="T6">qǎṣǎdǎ направился‎</text:span></text:p>
      <text:p text:style-name="P2"><text:span text:style-name="T6">šǎd^ǎmǎ&amp;... как сильно!‎</text:span></text:p>
      <text:p text:style-name="P2"><text:span text:style-name="T6">&amp;ǐš·tǎ&amp;qǎ &amp;ǐlǎã... тосковал, скучал по кому-л.‎</text:span></text:p>
      <text:p text:style-name="P2"><text:span text:style-name="T6">Урок 70‎ ¤</text:span></text:p>
      <text:p text:style-name="P2"><text:span text:style-name="T6">sǐk^ǎäų ḥǎdǐydǐy^ǎäų же­лезная дорога‎</text:span></text:p>
      <text:p text:style-name="P2"><text:span text:style-name="T6">mǎḥǎṭ^ǎäǔ &amp;ls^ǐk^ǎäǐ &amp;l·ḥǎdǐydǐy^ǎäǐ железнодорожная станция‎</text:span></text:p>
      <text:p text:style-name="P2"><text:soft-page-break/><text:span text:style-name="T6">qǔṭ·nų хлопок‎</text:span></text:p>
      <text:p text:style-name="P2"><text:span text:style-name="T6">qǐṭǎ&amp;fų сбор (урожая)‎</text:span></text:p>
      <text:p text:style-name="P2"><text:span text:style-name="T6">mǎ&amp;kǐnǎäǔ qǐṭǎ&amp;fǐ &amp;l·qǔṭ·nǐ хлопкоуборочная машина‎</text:span></text:p>
      <text:p text:style-name="P2"><text:span text:style-name="T6">nǎjǎ&amp;ḥų успех‎</text:span></text:p>
      <text:p text:style-name="P2"><text:span text:style-name="T6">&amp;ǎtǎmǎn^ǎã lǎkǔmǔ &amp;ln^ǎjǎ&amp;ḥǎ же­лаю вам успеха‎</text:span></text:p>
      <text:p text:style-name="P2"><text:span text:style-name="T6">mǎṣǎḥ^^ų санаторий‎</text:span></text:p>
      <text:p text:style-name="P2"><text:span text:style-name="T6">mǎw·jǔwdų имеющийся, наход­ящийся‎</text:span></text:p>
      <text:p text:style-name="P2"><text:span text:style-name="T6">ḥǎ&amp;lǐy^ą&amp; в настоящее время, сейчас‎</text:span></text:p>
      <text:p text:style-name="P2"><text:span text:style-name="T6">tǎf·ṣǐyl&amp;ą подробно‎</text:span></text:p>
      <text:p text:style-name="P2"><text:span text:style-name="T6">&amp;ǎx·bǎrǎ tǎf·ṣǐyl&amp;ą подробно рассказал‎</text:span></text:p>
      <text:p text:style-name="P2"><text:span text:style-name="T6">kǎlǐmǎäą kǎlǐmǎäą по словам‎</text:span></text:p>
      <text:p text:style-name="P2"><text:span text:style-name="T6">jǔm·lǎäą jǔm·lǎäą по предло­жениям‎</text:span></text:p>
      <text:p text:style-name="P2"><text:span text:style-name="T6">šǎ&amp;hǎdǎ увидел, смотрел‎</text:span></text:p>
      <text:p text:style-name="P2"><text:span text:style-name="T6">bǐkǔl^ǐ &amp;ǎr·tǐyǎ&amp;ḥį с удоволь­ствием‎</text:span></text:p>
      <text:p text:style-name="P2"><text:span text:style-name="T6">bǎ&amp;tǎ переночевал‎</text:span></text:p>
      <text:p text:style-name="P2"><text:span text:style-name="T6">tǎwǎj^ǎhǎ направился‎</text:span></text:p>
      <text:p text:style-name="P2"><text:span text:style-name="T6">mǐyʕǎ&amp;dų свидание‎</text:span></text:p>
      <text:p text:style-name="P2"><text:span text:style-name="T6">tǎ&amp;ǎx^ǎrǎ ʕǎnǐ &amp;l·mǐyʕǎ&amp;dǐ опоз­дал на свидание‎</text:span></text:p>
      <text:p text:style-name="P2"><text:span text:style-name="T6">tǎkǎl^ǎmǎ разговаривал, гово­рил‎</text:span></text:p>
      <text:p text:style-name="P2"><text:span text:style-name="T6">kǎfǎã &lt;^ǎkǎl^ǔmǔ хватит го­ворить!‎</text:span></text:p>
      <text:p text:style-name="P2"><text:span text:style-name="T6">&amp;ǐs·tǎʕ·jǎlǎ торопился‎</text:span></text:p>
      <text:p text:style-name="P2"><text:span text:style-name="T6">fǎ&amp;tǎhǔ &amp;l·qǐṭǎ&amp;rǔ не успел на поезд, опоздал на поезд‎</text:span></text:p>
      <text:p text:style-name="P2"><text:span text:style-name="T6">ḥǎf·lǎäų торжество‎</text:span></text:p>
      <text:p text:style-name="P2"><text:span text:style-name="T6">&amp;ǎlθ^ǎ&amp;mǐnǎäǔ tǎmǎ&amp;mą&amp; ровно во­семь‎</text:span></text:p>
      <text:p text:style-name="P2"><text:span text:style-name="T6">tǎwǎq^ǎfǎ остановился‎</text:span></text:p>
      <text:p text:style-name="P2"><text:span text:style-name="T6">mǔd^ǎäų период, промежуток (времени); срок‎</text:span></text:p>
      <text:p text:style-name="P2"><text:span text:style-name="T6">mǔd^ǎäǔ tǎwǎq^ǔfǐ &amp;l·qǐṭǎ&amp;rǐ сто­янка поезда‎</text:span></text:p>
      <text:p text:style-name="P2"><text:span text:style-name="T6">&amp;ǐs·mǎḥ· lǐã &amp;ǎn· &amp;ǎš·kǔrǎkǎ разрешите мне поблагодарить вас‎</text:span></text:p>
      <text:p text:style-name="P2"><text:span text:style-name="T6">l&amp; šǔk·rǎ ʕǎlǎã wǎ&amp;jǐbį не стоит благодарности, не за что‎</text:span></text:p>
      <text:p text:style-name="P2"><text:span text:style-name="T6">dǎʕ·wǎäų приглашение‎</text:span></text:p>
      <text:p text:style-name="P2"><text:span text:style-name="T6">lǎb^ǎã &amp;ld^ǎʕ·wǎäǎ принял при­глашение‎</text:span></text:p>
      <text:p text:style-name="P2"><text:span text:style-name="T6">wǎṣǎlǎ &amp;l·qǐṭǎ&amp;rǔ поезд при­был‎</text:span></text:p>
      <text:p text:style-name="P2"><text:span text:style-name="T6">lǐʔͤǎl&amp;^ǎ... чтобы не...‎</text:span></text:p>
      <text:p text:style-name="P2"><text:span text:style-name="T6">lǐkǎy·l&amp;ǎ... чтобы не...‎</text:span></text:p>
      <text:p text:style-name="P2"><text:span text:style-name="T6">tǎ&amp;ǎx^ǎrǎ опоздал‎</text:span></text:p>
      <text:p text:style-name="P2"><text:span text:style-name="T6">ḥǎwǎ&amp;lǎã·... около, прибли­зительно, примерно‎</text:span></text:p>
      <text:p text:style-name="P2"><text:span text:style-name="T6">sǎy^ǐdų господин‎</text:span></text:p>
      <text:p text:style-name="P2"><text:span text:style-name="T6">yǎ&amp; sǎy^ǐdǐã о мой госпо­дин!‎</text:span></text:p>
      <text:p text:style-name="P2"><text:span text:style-name="T6">kǎhǎðǎ&amp; вот такой, наподо­бие этого‎</text:span></text:p>
      <text:p text:style-name="P2"><text:span text:style-name="T6">Урок 71‎ ¤</text:span></text:p>
      <text:p text:style-name="P2"><text:soft-page-break/><text:span text:style-name="T6">zǔjǎ&amp;jǎäų бутылка‎</text:span></text:p>
      <text:p text:style-name="P2"><text:span text:style-name="T6">kǎʔͣ·sų кружка, бокал‎</text:span></text:p>
      <text:p text:style-name="P2"><text:span text:style-name="T6">mǔrǎṭ^ǐbǎ&amp;tų прохадитель­ные напитки‎</text:span></text:p>
      <text:p text:style-name="P2"><text:span text:style-name="T6">zǔjǎ&amp;jǎäǔ &amp;l·mǔrǎṭ^ǐbǎ&amp;tǐ бу­тылка с прохладительным напитком‎</text:span></text:p>
      <text:p text:style-name="P2"><text:span text:style-name="T6">ʕǎṭǐšǎ захотелось пить, жаждал‎</text:span></text:p>
      <text:p text:style-name="P2"><text:span text:style-name="T6">qǎṭ^ǔ никогда, ни разу‎</text:span></text:p>
      <text:p text:style-name="P2"><text:span text:style-name="T6">šǎʕǎrǎbǐ...ǐ почувствовал‎</text:span></text:p>
      <text:p text:style-name="P2"><text:span text:style-name="T6">mǎ&amp;·kǔwl&amp;ǎtų šǎr·qǐy^ǎäų вос­точные кушанья‎</text:span></text:p>
      <text:p text:style-name="P2"><text:span text:style-name="T6">&amp;ǎl·fǔ šǔk·rį весьма благо­дарен, тысяча благодарностей‎</text:span></text:p>
      <text:p text:style-name="P2"><text:span text:style-name="T6">ʕǎf·wą&amp; пожалуйста (ответ); простите, извините‎</text:span></text:p>
      <text:p text:style-name="P2"><text:span text:style-name="T6">l&amp; &amp;ǎʕ·rǐfǔ kǎy·fǎ &amp;ǎš·kǔrǔkǔm· не знаю, как благодарить вас‎</text:span></text:p>
      <text:p text:style-name="P2"><text:span text:style-name="T6">nǎḥ·wǎ &amp;·lʔͥǐs·l&amp;ǎmǐ перед Исла­мом‎</text:span></text:p>
      <text:p text:style-name="P2"><text:span text:style-name="T6">qǎw^ǎmǎ оценил‎</text:span></text:p>
      <text:p text:style-name="P2"><text:span text:style-name="T6">kǐtǎ&amp;bų l&amp; yǔqǎw^ǎmǔ bǐθǎmǎnį бесценная, неоценимая книга‎</text:span></text:p>
      <text:p text:style-name="P2"><text:span text:style-name="T6">&amp;ǎl·qǎã sǔʔͮǎ&amp;l&amp;ą задал вопрос‎</text:span></text:p>
      <text:p text:style-name="P2"><text:span text:style-name="T6">ʔͣǎh·lǎmǎ невнимательно отно­сился, оставил без внимания, не заботился‎</text:span></text:p>
      <text:p text:style-name="P2"><text:span text:style-name="T6">bǐl&amp;ǎjǎwǎ&amp;bį без ответа‎</text:span></text:p>
      <text:p text:style-name="P2"><text:span text:style-name="T6">ʔͣǎz·ʕǎjǎ беспокоил‎</text:span></text:p>
      <text:p text:style-name="P2"><text:span text:style-name="T6">tǎrǎkǎhǔ wǎ šǎʔͣ·nǎhǔ оставил его в покое, не трогал его‎</text:span></text:p>
      <text:p text:style-name="P2"><text:span text:style-name="T6">tǎmǎn^ǐyǎ&amp;tų ṭǎy^ǐbǎäǔ хоро­шие пожелания‎</text:span></text:p>
      <text:p text:style-name="P2"><text:span text:style-name="T6">nǎṣǎrǎ ʕǎlǎã...ǐ дал победу‎</text:span></text:p>
      <text:p text:style-name="P2"><text:span text:style-name="T6">nǎṣǎrǎhǔ ʕǎlǎã ʔͣǎʕ·dǎ&amp;ʔͤǐhǐ дал ему победу над его врагами‎</text:span></text:p>
      <text:p text:style-name="P2"><text:span text:style-name="T6">ʕǎdǔw^ų враг‎</text:span></text:p>
      <text:p text:style-name="P2"><text:span text:style-name="T6">wǎd^ǎʕǎ прощался‎</text:span></text:p>
      <text:p text:style-name="P2"><text:span text:style-name="T6">nǔwǎd^ǐʕǔkǔm· прощаемся с вами‎</text:span></text:p>
      <text:p text:style-name="P2"><text:span text:style-name="T6">ʕǎlǎã ʔͣǎmǎlǐ &amp;ll^ǐqǎ&amp;ʔǐ в наде­жде на встречу‎</text:span></text:p>
      <text:p text:style-name="P2"><text:span text:style-name="T6">ʕǎn· qǎrǐybį скоро, вскоре‎</text:span></text:p>
      <text:p text:style-name="P2"><text:span text:style-name="T6">nǎs·tǎw·dǐʕǔkǔmǔ &amp;ll^ǎhǎ до сви­дания, вверяем вас Богу‎</text:span></text:p>
      <text:p text:style-name="P2"><text:span text:style-name="T6">rǎḥ·mǎäǔ &amp;ll^ǎhǐ милость Бога‎</text:span></text:p>
      <text:p text:style-name="P2"><text:span text:style-name="T6">&amp;ls^ǎl&amp;ǎmǔ ʕǎlǎy·kǔm· привет вам, мир вам‎</text:span></text:p>
      <text:p text:style-name="P2"><text:span text:style-name="T6">wǎ ʕǎlǎy·kǔmǔ &amp;ls^ǎl&amp;ǎmǔ wǎ rǎḥ·mǎäǔ &amp;ll^ǎhǐ и вам привет и милость Бога‎</text:span></text:p>
      <text:p text:style-name="P2"><text:span text:style-name="T6">sǎʔͣǎlǎ &amp;ll^ǎhǎ просил Бога‎</text:span></text:p>
      <text:p text:style-name="P2"><text:span text:style-name="T6">mǎlǎʔͣǎ наполнил, заполнил‎</text:span></text:p>
      <text:p text:style-name="P2"><text:span text:style-name="T6">mǎlǎʔͣǎ &amp;ls^ǎṭ·lǎ mǎ&amp;ʔą напол­нил ведро водой‎</text:span></text:p>
      <text:p text:style-name="P2"><text:span text:style-name="T6">Урок 72‎ ¤</text:span></text:p>
      <text:p text:style-name="P2"><text:span text:style-name="T6">nǔk·tǎäų анектод; шутка‎</text:span></text:p>
      <text:p text:style-name="P2"><text:span text:style-name="T6">qǎṣ^ǎ рассказал‎</text:span></text:p>
      <text:p text:style-name="P2"><text:span text:style-name="T6">qǎṣ^ǎ nǔk·tǎäą рассказал анекдот‎</text:span></text:p>
      <text:p text:style-name="P2"><text:span text:style-name="T6">nǎʕǎm·? что?‎</text:span></text:p>
      <text:p text:style-name="P2"><text:soft-page-break/><text:span text:style-name="T6">mǔzǎ&amp;ḥų шутка‎</text:span></text:p>
      <text:p text:style-name="P2"><text:span text:style-name="T6">jǎ&amp;mǐdų застывший; нежи­вой‎</text:span></text:p>
      <text:p text:style-name="P2"><text:span text:style-name="T6">mǔtǎḥǎj^ǐrų окаменевший; безразличный‎</text:span></text:p>
      <text:p text:style-name="P2"><text:span text:style-name="T6">tǎḥǎd^ǎθǎ поговорил, побе­седовал‎</text:span></text:p>
      <text:p text:style-name="P2"><text:span text:style-name="T6">&amp;ǎm·rų дело, вопрос‎</text:span></text:p>
      <text:p text:style-name="P2"><text:span text:style-name="T6">fǐymǎ&amp; bǎʕ·dǔ после позже, в дальнейшем, потом‎</text:span></text:p>
      <text:p text:style-name="P2"><text:span text:style-name="T6">sǎnǎtǎḥǎd^ǎθǔ fǐã &amp;·lʔͣǎm·rǐ мы поговорим по этому вопросу‎</text:span></text:p>
      <text:p text:style-name="P2"><text:span text:style-name="T6">ḥǐṣ^ǎäų урок, учебный час‎</text:span></text:p>
      <text:p text:style-name="P2"><text:span text:style-name="T6">mǎ&amp; fǎʕǎl·tǎhǔ то, что ты делал‎</text:span></text:p>
      <text:p text:style-name="P2"><text:span text:style-name="T6">&amp;ǐʕ·tǎbǎrǎ считал‎</text:span></text:p>
      <text:p text:style-name="P2"><text:span text:style-name="T6">&amp;ǐn·tǐhǎ&amp;kų нарушение‎</text:span></text:p>
      <text:p text:style-name="P2"><text:span text:style-name="T6">ḥǔr·mǎäų святость, неприкос­новенность‎</text:span></text:p>
      <text:p text:style-name="P2"><text:span text:style-name="T6">&amp;ǐn·tǐhǎ&amp;kų lǐḥǔr·mǎäǐ неуваже­ние, оскорбление‎</text:span></text:p>
      <text:p text:style-name="P2"><text:span text:style-name="T6">ʕǐl·mų наука; знание‎</text:span></text:p>
      <text:p text:style-name="P2"><text:span text:style-name="T6">tǎs·lǐyǎäų развлечение; уте­шение‎</text:span></text:p>
      <text:p text:style-name="P2"><text:span text:style-name="T6">qǎṣǎdǎ &amp;l·mǔzǎ&amp;ḥǎ он хотел по­шутить‎</text:span></text:p>
      <text:p text:style-name="P2"><text:span text:style-name="T6">mǎḥǎl^ų магазин‎</text:span></text:p>
      <text:p text:style-name="P2"><text:span text:style-name="T6">yǎ&amp;nǎṣǐybų лотерея‎</text:span></text:p>
      <text:p text:style-name="P2"><text:span text:style-name="T6">wǎrǎqǔ &amp;lyǎ&amp;nǎṣǐybǐ ло­терейный билет‎</text:span></text:p>
      <text:p text:style-name="P2"><text:span text:style-name="T6">wǎs·wǎsǎ внушил плохие мысли‎</text:span></text:p>
      <text:p text:style-name="P2"><text:span text:style-name="T6">šǎy·ṭǎ&amp;nų сатана, дьявол‎</text:span></text:p>
      <text:p text:style-name="P2"><text:span text:style-name="T6">ṭǎlǎbǎ попросил; потребо­вал‎</text:span></text:p>
      <text:p text:style-name="P2"><text:span text:style-name="T6">&amp;ǎx·rǎjǎ вытащил‎</text:span></text:p>
      <text:p text:style-name="P2"><text:span text:style-name="T6">tǎ&amp;lį следующий‎</text:span></text:p>
      <text:p text:style-name="P2"><text:span text:style-name="T6">qǎlǎqų беспокойство‎</text:span></text:p>
      <text:p text:style-name="P2"><text:span text:style-name="T6">sǐr^ǔ секрет, причина‎</text:span></text:p>
      <text:p text:style-name="P2"><text:span text:style-name="T6">mǎ&amp; sǐr^ǔ ðǎlǐkǎ? в чем се­крет этого?‎</text:span></text:p>
      <text:p text:style-name="P2"><text:span text:style-name="T6">nǎtǐyjǎäų результат‎</text:span></text:p>
      <text:p text:style-name="P2"><text:span text:style-name="T6">ð̣ǎhǎrǎ появился‎</text:span></text:p>
      <text:p text:style-name="P2"><text:span text:style-name="T6">mǎ&amp;ðǎ&amp; fǐã &amp;lʔͣǎm·rǐ? что тут такое?‎</text:span></text:p>
      <text:p text:style-name="P2"><text:span text:style-name="T6">ḥǎrǎ&amp;mų запрещённый, запретный‎</text:span></text:p>
      <text:p text:style-name="P2"><text:span text:style-name="T6">nǎw·ʕų вид, разновидность‎</text:span></text:p>
      <text:p text:style-name="P2"><text:span text:style-name="T6">qǐmǎ&amp;rų азартная игра‎</text:span></text:p>
      <text:p text:style-name="P2"><text:span text:style-name="T6">zǔqǎ&amp;qų улица, переулок‎</text:span></text:p>
      <text:p text:style-name="P2"><text:span text:style-name="T6">bǎy·ʕų продажа‎</text:span></text:p>
      <text:p text:style-name="P2"><text:span text:style-name="T6">jǎ&amp;ʔͤǐzų разрешённый, поз­воленный, который можно‎</text:span></text:p>
      <text:p text:style-name="P2"><text:span text:style-name="T6">ǧǎy·rǔ jǎ&amp;ʔͤǐzį непозволен­ный, запрещённый, который нельзя‎</text:span></text:p>
      <text:p text:style-name="P2"><text:span text:style-name="T6">Урок 73‎ ¤</text:span></text:p>
      <text:p text:style-name="P2"><text:span text:style-name="T6">nǎjǎḥǎ преуспел, имел успех‎</text:span></text:p>
      <text:p text:style-name="P2"><text:span text:style-name="T6">ḥǎt·mą&amp; безусловно, обяза­тельно, бесповортотно‎</text:span></text:p>
      <text:p text:style-name="P2"><text:soft-page-break/><text:span text:style-name="T6">mǎǧ·rǔwrų обманутый, тще­славный, самодовольный‎</text:span></text:p>
      <text:p text:style-name="P2"><text:span text:style-name="T6">ǧǔrǔwrų тщеславие‎</text:span></text:p>
      <text:p text:style-name="P2"><text:span text:style-name="T6">ʔͣǎʕ·mǎã ослепил‎</text:span></text:p>
      <text:p text:style-name="P2"><text:span text:style-name="T6">bǎṣǐyrǎäų разум‎</text:span></text:p>
      <text:p text:style-name="P2"><text:span text:style-name="T6">ḥǎqǐyqǎäų истина, действи­тельность, сущность‎</text:span></text:p>
      <text:p text:style-name="P2"><text:span text:style-name="T6">sǎlǎbǎ отобрал, отнял‎</text:span></text:p>
      <text:p text:style-name="P2"><text:span text:style-name="T6">jǎʕǎlǎ сделал, положил‎</text:span></text:p>
      <text:p text:style-name="P2"><text:span text:style-name="T6">zǔm·rǎäų группа‎</text:span></text:p>
      <text:p text:style-name="P2"><text:span text:style-name="T6">fǎ&amp;šǐlų провалившийся, по­терпевший неудачу, неудачный‎</text:span></text:p>
      <text:p text:style-name="P2"><text:span text:style-name="T6">qǎrǐybų скоро‎</text:span></text:p>
      <text:p text:style-name="P2"><text:span text:style-name="T6">rǎʔͣǎã bǐʔͣǔm^ǐ ʕǎy·nǎy·hǐ видел собственными глазами‎</text:span></text:p>
      <text:p text:style-name="P2"><text:span text:style-name="T6">ṣǐd·qų истинность, прав­дивость‎</text:span></text:p>
      <text:p text:style-name="P2"><text:span text:style-name="T6">bǎqǐãǎ остался‎</text:span></text:p>
      <text:p text:style-name="P2"><text:span text:style-name="T6">ṭǎrǐyḥǔ &amp;l·fǐrǎ&amp;šǐ прико­ванный к постели‎</text:span></text:p>
      <text:p text:style-name="P2"><text:span text:style-name="T6">ḍǎ&amp;ʕǎ пропал‎</text:span></text:p>
      <text:p text:style-name="P2"><text:span text:style-name="T6">ʔͣǎd·rǎkǎ понял, постиг‎</text:span></text:p>
      <text:p text:style-name="P2"><text:span text:style-name="T6">xǎṭǎʔͣų ошибка, ошибоч­ность‎</text:span></text:p>
      <text:p text:style-name="P2"><text:span text:style-name="T6">tǎf·kǐyrų мышление‎</text:span></text:p>
      <text:p text:style-name="P2"><text:span text:style-name="T6">mǎrǎḍų болезнь‎</text:span></text:p>
      <text:p text:style-name="P2"><text:span text:style-name="T6">qǎ&amp;tǐlų убивающий, смер­тельный‎</text:span></text:p>
      <text:p text:style-name="P2"><text:span text:style-name="T6">yǎjǐbǔ ʕǎlǎã... должен, обязан‎</text:span></text:p>
      <text:p text:style-name="P2"><text:span text:style-name="T6">tǎxǎl^ǎṣǎ mǐn·...ǐ избавил­ся, освободился от чего-либо‎</text:span></text:p>
      <text:p text:style-name="P2"><text:span text:style-name="T6">rǎd^ǎdǎ повторял‎</text:span></text:p>
      <text:p text:style-name="P2"><text:span text:style-name="T6">yǎ&amp; lǎl·xǎsǎ&amp;rǎäǐ какая поте­ря!‎</text:span></text:p>
      <text:p text:style-name="P2"><text:span text:style-name="T6">yǎ&amp; lǎlʔͣǎsǎfǐ! как жаль!‎</text:span></text:p>
      <text:p text:style-name="P2"><text:span text:style-name="T6">mǔtǎʔͣǎs^ǐfų! сожалеющий; из­вините‎</text:span></text:p>
      <text:p text:style-name="P2"><text:span text:style-name="T6">&amp;ǎl·ʕǎf·wǎ пожалуйста‎</text:span></text:p>
      <text:p text:style-name="P2"><text:span text:style-name="T6">&amp;ǎnǎ&amp; mǔtǎʔͣǎs^ǐfų ʕǎlǎã &amp;·lʔͥǐz·ʕǎ&amp;jǐ извините за беспокойсто‎</text:span></text:p>
      <text:p text:style-name="P2"><text:span text:style-name="T6">mǐn· kǔl^ǐ bǔd^į обязательно, непременно‎</text:span></text:p>
      <text:p text:style-name="P2"><text:span text:style-name="T6">mǎ&amp; zǎ&amp;lǎ yǎqǔwlǔ он все го­ворил‎</text:span></text:p>
      <text:p text:style-name="P2"><text:span text:style-name="T6">fǎ&amp;ǐn^ǎ...ǐ потому что, ибо‎</text:span></text:p>
      <text:p text:style-name="P2"><text:span text:style-name="T6">Урок 74‎ ¤</text:span></text:p>
      <text:p text:style-name="P2"><text:span text:style-name="T6">sǎkǎtǎ молчал‎</text:span></text:p>
      <text:p text:style-name="P2"><text:span text:style-name="T6">mǎ&amp;dǎ&amp;mǎ пока он‎</text:span></text:p>
      <text:p text:style-name="P2"><text:span text:style-name="T6">&amp;ǐn·ṣǎrǎfǎ ушел‎</text:span></text:p>
      <text:p text:style-name="P2"><text:span text:style-name="T6">fǐã sǎ&amp;ʕǎäį mǔtǎʔͣǎx^ǐrǎäį mǐnǎ &amp;ll^ǎy·lǐ поздно ночью‎</text:span></text:p>
      <text:p text:style-name="P2"><text:span text:style-name="T6">tǎl·fǎnǎ звонил, говорил по телефону‎</text:span></text:p>
      <text:p text:style-name="P2"><text:span text:style-name="T6">ṭǎ&amp;lǎmǎ&amp; долго‎</text:span></text:p>
      <text:p text:style-name="P2"><text:span text:style-name="T6">ǧǎr^ǎ обманул, обольстил‎</text:span></text:p>
      <text:p text:style-name="P2"><text:span text:style-name="T6">šǔyǔwʕǐy^ǎäų коммунизм‎</text:span></text:p>
      <text:p text:style-name="P2"><text:soft-page-break/><text:span text:style-name="T6">&amp;ǐn·kǎšǎfǎ открылся, обна­ружился‎</text:span></text:p>
      <text:p text:style-name="P2"><text:span text:style-name="T6">ʔͣǎs·wǎʔͣǔ самый плохой, наи­худший‎</text:span></text:p>
      <text:p text:style-name="P2"><text:span text:style-name="T6">nǐð̣ǎ&amp;mų строй, система‎</text:span></text:p>
      <text:p text:style-name="P2"><text:span text:style-name="T6">&amp;ǐx·tǎrǎʕǎ изобрел, придумал‎</text:span></text:p>
      <text:p text:style-name="P2"><text:span text:style-name="T6">hǎwąã прихоть, каприз‎</text:span></text:p>
      <text:p text:style-name="P2"><text:span text:style-name="T6">bǎšǎrǐy^ų человеческий‎</text:span></text:p>
      <text:p text:style-name="P2"><text:span text:style-name="T6">ʔͣǎḥ·sǎnǔ лучший, наилуч­ший‎</text:span></text:p>
      <text:p text:style-name="P2"><text:span text:style-name="T6">nǎ&amp;zǐy^ǎäų нацизм‎</text:span></text:p>
      <text:p text:style-name="P2"><text:span text:style-name="T6">fǎ&amp;šǐy^ǎäų фашизм‎</text:span></text:p>
      <text:p text:style-name="P2"><text:span text:style-name="T6">&amp;ǐṣ·l&amp;ǎḥų улучшение‎</text:span></text:p>
      <text:p text:style-name="P2"><text:span text:style-name="T6">xǎ&amp;lǎfǎ противоречил‎</text:span></text:p>
      <text:p text:style-name="P2"><text:span text:style-name="T6">tǎṣǎr^ǔfų поведение, дей­ствие, распоряжение‎</text:span></text:p>
      <text:p text:style-name="P2"><text:span text:style-name="T6">nǎdǐmǎ ʕǎlǎã... пожалел о чем-либо‎</text:span></text:p>
      <text:p text:style-name="P2"><text:span text:style-name="T6">wǎbǎ&amp;lų беда, вред, тяжелые последствия‎</text:span></text:p>
      <text:p text:style-name="P2"><text:span text:style-name="T6">kǎ&amp;nǎ wǎbǎ&amp;l&amp;ą lǎy·hǐm· был па­губным для них‎</text:span></text:p>
      <text:p text:style-name="P2"><text:span text:style-name="T6">fǐã ʔ̾xǐrǐ &amp;·lʔͣǎm·rǐ в конце концов‎</text:span></text:p>
      <text:p text:style-name="P2"><text:span text:style-name="T6">rǎʔͤǐysų глава, главарь‎</text:span></text:p>
      <text:p text:style-name="P2"><text:span text:style-name="T6">kǔf·rų неверие, безбожие‎</text:span></text:p>
      <text:p text:style-name="P2"><text:span text:style-name="T6">ðǎm^ǎ порицал, хулил‎</text:span></text:p>
      <text:p text:style-name="P2"><text:span text:style-name="T6">sǎ&amp;bǐqų предыдущий, пред­шествующий‎</text:span></text:p>
      <text:p text:style-name="P2"><text:span text:style-name="T6">l&amp;ǎḥǐqų последующий‎</text:span></text:p>
      <text:p text:style-name="P2"><text:span text:style-name="T6">qǎlǎbǎ перевернул‎</text:span></text:p>
      <text:p text:style-name="P2"><text:span text:style-name="T6">rǎʔͣ·są&amp; ʕǎlǎã ʕǎqǐbį вверх дном‎</text:span></text:p>
      <text:p text:style-name="P2"><text:span text:style-name="T6">mǔs·tǎʕ·rǐbų арабист‎</text:span></text:p>
      <text:p text:style-name="P2"><text:span text:style-name="T6">tǎ&amp;rǐyxų история‎</text:span></text:p>
      <text:p text:style-name="P2"><text:span text:style-name="T6">bǔl·dǎ&amp;nų страны‎</text:span></text:p>
      <text:p text:style-name="P2"><text:span text:style-name="T6">jǔǧ·rǎ&amp;fǐyǎ&amp; география‎</text:span></text:p>
      <text:p text:style-name="P2"><text:span text:style-name="T6">kǎ&amp;fǐrų гяур, неверующий‎</text:span></text:p>
      <text:p text:style-name="P2"><text:span text:style-name="T6">kǎ&amp;nǎ qǎd· ðǎhǎbǎ он уже ушел‎</text:span></text:p>
      <text:p text:style-name="P2"><text:span text:style-name="T6">yǎkǔwnǔ qǎd· ðǎhǎbǎ он уже уйдет‎</text:span></text:p>
      <text:p text:style-name="P2"><text:span text:style-name="T6">lǎy·sǎ &amp;ǎḥǎdų mǐn·hǔm· &amp;ǐl&amp;^ǎ wǎ yǎʕ·rǐfǔ нет никого из них (ни один) который не знает‎</text:span></text:p>
      <text:p text:style-name="P2"><text:span text:style-name="T6">lǎy·sǎ &amp;ǎḥǎdų mǐn· bǔl·dǎ&amp;nǐ &amp;l·ʕǎ&amp;lǎmǐ &amp;ǐl&amp;^ǎ wǎ fǐyhǐ &amp;l·mǔs·lǐmǔwnǎ нет ни одной страны в мире, где бы не было мусульман‎</text:span></text:p>
      <text:p text:style-name="P2"><text:span text:style-name="T6">Урок 75‎ ¤</text:span></text:p>
      <text:p text:style-name="P2"><text:span text:style-name="T6">mǐsǎ&amp;ḥǎäų площадь, терри­тория‎</text:span></text:p>
      <text:p text:style-name="P2"><text:span text:style-name="T6">&amp;ǎk·θǎrǔ больше, более‎</text:span></text:p>
      <text:p text:style-name="P2"><text:span text:style-name="T6">&amp;ǎk·θǎrǔ mǐn· mǐ&amp;ʔͤǎäį более ста‎</text:span></text:p>
      <text:p text:style-name="P2"><text:span text:style-name="T6">mǔrǎb^ǎʕų квадратный‎</text:span></text:p>
      <text:p text:style-name="P2"><text:span text:style-name="T6">&amp;ǎlʔͥǐt^ǐḥǎ&amp;dǔ &amp;ls^ǔwf·yǎy·tǐã^ǔ Советский Союз‎</text:span></text:p>
      <text:p text:style-name="P2"><text:soft-page-break/><text:span text:style-name="T6">ṭǔwlų длина‎</text:span></text:p>
      <text:p text:style-name="P2"><text:span text:style-name="T6">kǐylǔwmǎt·rų километр‎</text:span></text:p>
      <text:p text:style-name="P2"><text:span text:style-name="T6">mǎsǎ&amp;fǎäų расстояние‎</text:span></text:p>
      <text:p text:style-name="P2"><text:span text:style-name="T6">sǎd^ų плотина‎</text:span></text:p>
      <text:p text:style-name="P2"><text:span text:style-name="T6">sǎd^ǔ ʔͣǎs·wǎ&amp;nǎ Асуанская плотина‎</text:span></text:p>
      <text:p text:style-name="P2"><text:span text:style-name="T6">ǧǎr·bǐã^ų западный‎</text:span></text:p>
      <text:p text:style-name="P2"><text:span text:style-name="T6">ḥǎd^ų граница‎</text:span></text:p>
      <text:p text:style-name="P2"><text:span text:style-name="T6">ʔͣǎhǎm^ǔ самый важный, важ­нейший‎</text:span></text:p>
      <text:p text:style-name="P2"><text:span text:style-name="T6">fǎḥ·mų ḥǎjǎrǐã^ų каменный уголь‎</text:span></text:p>
      <text:p text:style-name="P2"><text:span text:style-name="T6">nǐf·ṭų нефть‎</text:span></text:p>
      <text:p text:style-name="P2"><text:span text:style-name="T6">ṭǎbǐyʕǐã^ų природный‎</text:span></text:p>
      <text:p text:style-name="P2"><text:span text:style-name="T6">ǧǎ&amp;zų ṭǎbǐyʕǐã^ų природный газ‎</text:span></text:p>
      <text:p text:style-name="P2"><text:span text:style-name="T6">θǎr·wǎäų богатство‎</text:span></text:p>
      <text:p text:style-name="P2"><text:span text:style-name="T6">θǎrǎwǎ&amp;tų ṭǎbǐyʕǐy^ǎäų природн­ое богатсво‎</text:span></text:p>
      <text:p text:style-name="P2"><text:span text:style-name="T6">mǎʕ·dǐnų минерал; металл‎</text:span></text:p>
      <text:p text:style-name="P2"><text:span text:style-name="T6">ʔͣǎṭ·wǎlǔ длиннее; самый длинный‎</text:span></text:p>
      <text:p text:style-name="P2"><text:span text:style-name="T6">nǎh·rǔ &amp;ln^ǐylǐ река Нил‎</text:span></text:p>
      <text:p text:style-name="P2"><text:span text:style-name="T6">nǎh·rǔ &amp;l·fǔwl·ǧǎ&amp; река Волга‎</text:span></text:p>
      <text:p text:style-name="P2"><text:span text:style-name="T6">yǎqǔwmǔ стоит‎</text:span></text:p>
      <text:p text:style-name="P2"><text:span text:style-name="T6">mǐnǎ &amp;l·mǔʔͮ·sǐfǐ &amp;ǎn^ǎ...ǐ жаль, огорчительно, что...‎</text:span></text:p>
      <text:p text:style-name="P2"><text:span text:style-name="T6">kǎl&amp;ǎmų sǎlǐymų верно, со­вершенно верно‎</text:span></text:p>
      <text:p text:style-name="P2"><text:span text:style-name="T6">Урок 76‎ ¤</text:span></text:p>
      <text:p text:style-name="P2"><text:span text:style-name="T6">&amp;ǐs·mǎḥ· bǐ&lt;^ǐlǐfǔwnǐ можно к телефону? разрешите позвонить по телефону?‎</text:span></text:p>
      <text:p text:style-name="P2"><text:span text:style-name="T6">tǎfǎḍ^ǎl· пожалуйста‎</text:span></text:p>
      <text:p text:style-name="P2"><text:span text:style-name="T6">mǎb·rǔwk· поздравляю!‎</text:span></text:p>
      <text:p text:style-name="P2"><text:span text:style-name="T6">&amp;ǎll^ǎhǔ yǔbǎ&amp;rǐkǔ fǐykǎ да благословит тебя Бог!‎</text:span></text:p>
      <text:p text:style-name="P2"><text:span text:style-name="T6">bǎlǎǧǎnǐã дошло до меня, я получил известие‎</text:span></text:p>
      <text:p text:style-name="P2"><text:span text:style-name="T6">sǎl&amp;ǎmǎäų благополучие‎</text:span></text:p>
      <text:p text:style-name="P2"><text:span text:style-name="T6">wǔṣǔwlų приезд, прибытие‎</text:span></text:p>
      <text:p text:style-name="P2"><text:span text:style-name="T6">sǎl&amp;ǎmǎäǔ &amp;l·wǔṣǔwlǐ благо­получный приезд‎</text:span></text:p>
      <text:p text:style-name="P2"><text:span text:style-name="T6">ʔͣǔhǎn^ǐʔͤǔkǎ ʕǎlǎã sǎl&amp;ǎmǎäǐ &amp;l·wǔṣǔwlǐ поздравляю тебя с благополучным приездом‎</text:span></text:p>
      <text:p text:style-name="P2"><text:span text:style-name="T6">yǎ&amp; bǔnǎy^ǎ о сынок!‎</text:span></text:p>
      <text:p text:style-name="P2"><text:span text:style-name="T6">ṭǎq·sų погода; климат‎</text:span></text:p>
      <text:p text:style-name="P2"><text:span text:style-name="T6">rǎdǐãʔų плохой, нехоро­ший‎</text:span></text:p>
      <text:p text:style-name="P2"><text:span text:style-name="T6">jǎw·lǎäų путешествие, поезд­ка, экскурсия‎</text:span></text:p>
      <text:p text:style-name="P2"><text:span text:style-name="T6">ʕǎ&amp;mų год‎</text:span></text:p>
      <text:p text:style-name="P2"><text:span text:style-name="T6">qǎḍǎ&amp;ʔų проводить‎</text:span></text:p>
      <text:p text:style-name="P2"><text:span text:style-name="T6">ṣǎy·fǐã^ų летний‎</text:span></text:p>
      <text:p text:style-name="P2"><text:soft-page-break/><text:span text:style-name="T6">ʕǔṭ·lǎäų ṣǎy·fǐy^ǎäų летние ка­никулы‎</text:span></text:p>
      <text:p text:style-name="P2"><text:span text:style-name="T6">sǎ&amp;ḥǐlų берег, побережье‎</text:span></text:p>
      <text:p text:style-name="P2"><text:span text:style-name="T6">ḥǎy·θǔ...ǐ там, где...‎</text:span></text:p>
      <text:p text:style-name="P2"><text:span text:style-name="T6">wǎ&amp;lǐdǎ&amp;nǐ родители‎</text:span></text:p>
      <text:p text:style-name="P2"><text:span text:style-name="T6">qǎ&amp;rǐʔͤų чтец, читатель‎</text:span></text:p>
      <text:p text:style-name="P2"><text:span text:style-name="T6">mǔjǐydų умелый, хороший, хорошо знающий‎</text:span></text:p>
      <text:p text:style-name="P2"><text:span text:style-name="T6">mǔn·ðǔ wǎq·tį qǎrǐybį недавн­о‎</text:span></text:p>
      <text:p text:style-name="P2"><text:span text:style-name="T6">tǎr·tǐylų пение, чтение на распев‎</text:span></text:p>
      <text:p text:style-name="P2"><text:span text:style-name="T6">rǎt^ǎlǎ &amp;l·qǔr·ʔ̾nǎ читал Коран нараспев‎</text:span></text:p>
      <text:p text:style-name="P2"><text:span text:style-name="T6">ʔͣǎṣ·ǧǎã &amp;ǐlǎã...ǐ послушал‎</text:span></text:p>
      <text:p text:style-name="P2"><text:span text:style-name="T6">tǐl&amp;ǎwǎäų чтение‎</text:span></text:p>
      <text:p text:style-name="P2"><text:span text:style-name="T6">ṭǎb·ʕą&amp; конечно, разумеется‎</text:span></text:p>
      <text:p text:style-name="P2"><text:span text:style-name="T6">lǐmǎ l&amp;ǎ? почему бы нет?‎</text:span></text:p>
      <text:p text:style-name="P2"><text:span text:style-name="T6">ʕǎ&amp;lį!ǐ отлично!‎</text:span></text:p>
      <text:p text:style-name="P2"><text:span text:style-name="T6">wǎf^ǎqǎ помогал, содейство­вал‎</text:span></text:p>
      <text:p text:style-name="P2"><text:span text:style-name="T6">wǎf^ǎqǎkǎ &amp;ll^ǎhǔ!ǐ да поможет тебе Бог!‎</text:span></text:p>
      <text:p text:style-name="P2"><text:span text:style-name="T6">ḥǎt^ǎã &amp;·lʔ̾nǎ до сих пор‎</text:span></text:p>
      <text:p text:style-name="P2"><text:span text:style-name="T6">lǎw·...ǐ если бы...‎</text:span></text:p>
      <text:p text:style-name="P2"><text:span text:style-name="T6">lǎw· ʕǎrǎf·tǔ если бы я знал‎</text:span></text:p>
      <text:p text:style-name="P2"><text:span text:style-name="T6">kǎmǎ&amp; qǔl·tǔ lǎkǎ как я тебе говорил‎</text:span></text:p>
      <text:p text:style-name="P2"><text:span text:style-name="T6">rǎjǎ&amp;nǐã он меня просил‎</text:span></text:p>
      <text:p text:style-name="P2"><text:span text:style-name="T6">ʔͣǎr·jǔwkǎ я прошу тебя‎</text:span></text:p>
      <text:p text:style-name="P2"><text:span text:style-name="T6">&amp;ll^ǎhǔ yǔsǎl^ǐmǔkǎ да сохранит тебя Бог!‎</text:span></text:p>
      <text:p text:style-name="P2"><text:span text:style-name="T6">Урок 77‎ ¤</text:span></text:p>
      <text:p text:style-name="P2"><text:span text:style-name="T6">zǎw·rǎqų лодка‎</text:span></text:p>
      <text:p text:style-name="P2"><text:span text:style-name="T6">sǎ&amp;ḥǎäǔ &lt;^ǎzǎl^ǔjǐ каток‎</text:span></text:p>
      <text:p text:style-name="P2"><text:span text:style-name="T6">ṭǎn·jǎrǎäų кастрюля‎</text:span></text:p>
      <text:p text:style-name="P2"><text:span text:style-name="T6">sǎ&amp;ḥǎäų площадь‎</text:span></text:p>
      <text:p text:style-name="P2"><text:span text:style-name="T6">hǔtǎ&amp;fų крик, возглас, восклицание‎</text:span></text:p>
      <text:p text:style-name="P2"><text:span text:style-name="T6">ʕǎ&amp;šǎ &amp;lʔͥǐs·l&amp;ǎmǔ Да здрав­ствует Ислам!‎</text:span></text:p>
      <text:p text:style-name="P2"><text:span text:style-name="T6">l&amp;ǎfǐtǎäų плакат, транспо­рант, вывеска‎</text:span></text:p>
      <text:p text:style-name="P2"><text:span text:style-name="T6">qǎ&amp;mǎt· dǎw·lǎäǔ &amp;l·mǔs·lǐmǐynǎ Да образуется, установится государство мусульман‎</text:span></text:p>
      <text:p text:style-name="P2"><text:span text:style-name="T6">lǐyǎs·qǔṭ· долой! да подёт!‎</text:span></text:p>
      <text:p text:style-name="P2"><text:span text:style-name="T6">&amp;ǐs·tǐʕ·mǎ&amp;rų колониализм‎</text:span></text:p>
      <text:p text:style-name="P2"><text:span text:style-name="T6">&amp;ǐm·bǐrǐyǎ&amp;lǐy^ǎäų имериализм‎</text:span></text:p>
      <text:p text:style-name="P2"><text:span text:style-name="T6">wǎ ʕǎlǎã rǎʔͣ·sǐhǎ&amp; во главе с...‎</text:span></text:p>
      <text:p text:style-name="P2"><text:span text:style-name="T6">&amp;ǔt·rǔk· hǎðǎ&amp; &amp;lʔͣǎm·rǎ &amp;ǐlǎã^ǎ оставь это дело мне‎</text:span></text:p>
      <text:p text:style-name="P2"><text:span text:style-name="T6">ʕǎṣǐydǎäų каша‎</text:span></text:p>
      <text:p text:style-name="P2"><text:span text:style-name="T6">ʕǎṣǐydǎäų bǐ&amp;l^ǎbǎnǐ каша на молоке‎</text:span></text:p>
      <text:p text:style-name="P2"><text:soft-page-break/><text:span text:style-name="T6">tǎnǎz^ǎhǎ гулял; катался‎</text:span></text:p>
      <text:p text:style-name="P2"><text:span text:style-name="T6">tǎnǎz^ǎhǎ fǐã &amp;lz^ǎw·rǎqǐ пока­тался на лодке‎</text:span></text:p>
      <text:p text:style-name="P2"><text:span text:style-name="T6">qǎs^ǎmǎ делил, распределил‎</text:span></text:p>
      <text:p text:style-name="P2"><text:span text:style-name="T6">fǐʔͤǎäų группа‎</text:span></text:p>
      <text:p text:style-name="P2"><text:span text:style-name="T6">ḥǎsǎbǎ...ǐ по..., согласно...‎</text:span></text:p>
      <text:p text:style-name="P2"><text:span text:style-name="T6">ʕǎlǎã ḥǐdǎäį отдельно‎</text:span></text:p>
      <text:p text:style-name="P2"><text:span text:style-name="T6">&amp;ǐš·rǎ&amp;fų руководство, на­блюдение‎</text:span></text:p>
      <text:p text:style-name="P2"><text:span text:style-name="T6">tǎḥ·tǎ &amp;ǐš·rǎ&amp;fǐ под руко­водством‎</text:span></text:p>
      <text:p text:style-name="P2"><text:span text:style-name="T6">mǔdǎr^ǐbų тренер‎</text:span></text:p>
      <text:p text:style-name="P2"><text:span text:style-name="T6">&amp;ǐn·tǎqǎlǎ перешёл, переехал‎</text:span></text:p>
      <text:p text:style-name="P2"><text:span text:style-name="T6">ḥǎã^ų квартал, район‎</text:span></text:p>
      <text:p text:style-name="P2"><text:span text:style-name="T6">mǔjǎ&amp;wǐrų соседний‎</text:span></text:p>
      <text:p text:style-name="P2"><text:span text:style-name="T6">mǎ&amp; l&amp;ǎ yǎqǐl^ǔ ʕǎn·...ǐ не ме­нее...‎</text:span></text:p>
      <text:p text:style-name="P2"><text:span text:style-name="T6">Урок 78‎ ¤</text:span></text:p>
      <text:p text:style-name="P2"><text:span text:style-name="T6">kǎf^ų кисть руки‎</text:span></text:p>
      <text:p text:style-name="P2"><text:span text:style-name="T6">&amp;ǐṣ·bǎʕų палец‎</text:span></text:p>
      <text:p text:style-name="P2"><text:span text:style-name="T6">ð̣ǔf·rų ноготь‎</text:span></text:p>
      <text:p text:style-name="P2"><text:span text:style-name="T6">fǎmų рот‎</text:span></text:p>
      <text:p text:style-name="P2"><text:span text:style-name="T6">lǐsǎ&amp;nų язык‎</text:span></text:p>
      <text:p text:style-name="P2"><text:span text:style-name="T6">&amp;ǔðǔnų ухо‎</text:span></text:p>
      <text:p text:style-name="P2"><text:span text:style-name="T6">kǎðǎbǎ соврал, солгал‎</text:span></text:p>
      <text:p text:style-name="P2"><text:span text:style-name="T6">ḥǎfǐð̣ǎ lǐsǎ&amp;nǎhǔ берег свой язык‎</text:span></text:p>
      <text:p text:style-name="P2"><text:span text:style-name="T6">tǎkǎl^ǎmǎ говорил, разговари­вал‎</text:span></text:p>
      <text:p text:style-name="P2"><text:span text:style-name="T6">mǔs·tǎḥǐylų! не может быть! невозможно!‎</text:span></text:p>
      <text:p text:style-name="P2"><text:span text:style-name="T6">tǎǧǎy^ǎrǎ изменился‎</text:span></text:p>
      <text:p text:style-name="P2"><text:span text:style-name="T6">ṣǎrǎfǎ тратил, расходовал‎</text:span></text:p>
      <text:p text:style-name="P2"><text:span text:style-name="T6">ṣǎrǎfǎ &amp;l·wǎq·tǎ тратил вре­мя‎</text:span></text:p>
      <text:p text:style-name="P2"><text:span text:style-name="T6">mǔʕ·ð̣ǎmų большинство, большая часть‎</text:span></text:p>
      <text:p text:style-name="P2"><text:span text:style-name="T6">lǎh·wų развлечение, забава‎</text:span></text:p>
      <text:p text:style-name="P2"><text:span text:style-name="T6">lǎʕǐbų игра, забава, шутка‎</text:span></text:p>
      <text:p text:style-name="P2"><text:span text:style-name="T6">tǎmǎ&amp;mą&amp; полностью‎</text:span></text:p>
      <text:p text:style-name="P2"><text:span text:style-name="T6">ʕǎlǎã mǎ&amp; yǎb·dǔw по-види­мому, как видно‎</text:span></text:p>
      <text:p text:style-name="P2"><text:span text:style-name="T6">ǧǎrǐybų!ǐ странно!‎</text:span></text:p>
      <text:p text:style-name="P2"><text:span text:style-name="T6">ʔͣǎsǎ&amp;ʔǎ &amp;ǐlǎã...ǐ плохо обра­тился, обидел‎</text:span></text:p>
      <text:p text:style-name="P2"><text:span text:style-name="T6">tǎwǎq^ǎʕǎ ожидал‎</text:span></text:p>
      <text:p text:style-name="P2"><text:span text:style-name="T6">fǎḍ·lų милость, одолжение‎</text:span></text:p>
      <text:p text:style-name="P2"><text:span text:style-name="T6">ʕǎy·bų ʕǎlǎy·kǎ стыдно тебе‎</text:span></text:p>
      <text:p text:style-name="P2"><text:span text:style-name="T6">yǔm·kǐnǔ можно, возможно‎</text:span></text:p>
      <text:p text:style-name="P2"><text:span text:style-name="T6">kǎy·fǎ yǔm·kǐnǔ? как мож­но?‎</text:span></text:p>
      <text:p text:style-name="P2"><text:span text:style-name="T6">mǐθ·lų такой как, подоб­ный, наподобие‎</text:span></text:p>
      <text:p text:style-name="P2"><text:soft-page-break/><text:span text:style-name="T6">mǐθ·lǔ hǎðǎ&amp; такой, как этот; наподобие этого‎</text:span></text:p>
      <text:p text:style-name="P2"><text:span text:style-name="T6">dǎx^ǎnǎ курил‎</text:span></text:p>
      <text:p text:style-name="P2"><text:span text:style-name="T6">mǎm·nǔwʕų запрещенный‎</text:span></text:p>
      <text:p text:style-name="P2"><text:span text:style-name="T6">šǎrǎʕǎ fǐã...ǐ начал, при­ступил‎</text:span></text:p>
      <text:p text:style-name="P2"><text:span text:style-name="T6">&amp;ǎh·lų жители‎</text:span></text:p>
      <text:p text:style-name="P2"><text:span text:style-name="T6">&amp;ǎh·lǔ &amp;l·qǎr·yǎäǐ жители се­ления‎</text:span></text:p>
      <text:p text:style-name="P2"><text:span text:style-name="T6">bǐnǎ&amp;ʔų постройка‎</text:span></text:p>
      <text:p text:style-name="P2"><text:span text:style-name="T6">ʕǎlǎã &amp;ǎθǎrǐ... вслед за..., сра­зу после...‎</text:span></text:p>
      <text:p text:style-name="P2"><text:span text:style-name="T6">&amp;ǐj·tǐmǎ&amp;ʕų собрание‎</text:span></text:p>
      <text:p text:style-name="P2"><text:span text:style-name="T6">bǐšǎʔͣ·nǐ...ǐ по поводу..., по вопросу...‎</text:span></text:p>
      <text:p text:style-name="P2"><text:span text:style-name="T6">ʕǎqǎdǎ &amp;lʔͥǐj·tǐmǎ&amp;ʕǎ созвал собрание‎</text:span></text:p>
      <text:p text:style-name="P2"><text:span text:style-name="T6">kǎsǔwlų ленивый‎</text:span></text:p>
      <text:p text:style-name="P2"><text:span text:style-name="T6">fǐymǎ&amp; &amp;ǎʕ·lǎmǔ насколько я знаю‎</text:span></text:p>
      <text:p text:style-name="P2"><text:span text:style-name="T6">Урок 79‎ ¤</text:span></text:p>
      <text:p text:style-name="P2"><text:span text:style-name="T6">mǎḍǎã ʕǎlǎ...ǐ прошло с тех пор, как...‎</text:span></text:p>
      <text:p text:style-name="P2"><text:span text:style-name="T6">mǎḍǎã ʕǎlǎã mǎ&amp; mǎ&amp;tǎ прошло с тех пор, как он умер‎</text:span></text:p>
      <text:p text:style-name="P2"><text:span text:style-name="T6">mǎ&amp; yǎzǐydǔ ʕǎlǎã mǐ&amp;ʔͤǎäį бо­лее ста‎</text:span></text:p>
      <text:p text:style-name="P2"><text:span text:style-name="T6">&amp;ǐf·tǎrǎqǎ расстался, разлу­чился‎</text:span></text:p>
      <text:p text:style-name="P2"><text:span text:style-name="T6">mǎ&amp; &amp;ǎs·rǎʕǎ mǎ&amp;... как бы­стро‎</text:span></text:p>
      <text:p text:style-name="P2"><text:span text:style-name="T6">ṣǎ&amp;lǐḥų добрый, благочестив­ый‎</text:span></text:p>
      <text:p text:style-name="P2"><text:span text:style-name="T6">mǔḥ·sǐnų &amp;ǐlǎã... благоде­тельный, делающий добро‎</text:span></text:p>
      <text:p text:style-name="P2"><text:span text:style-name="T6">yǎǧ·fǐrǔ &amp;ll^ǎhǔ lǎhǔ да простит его Бог‎</text:span></text:p>
      <text:p text:style-name="P2"><text:span text:style-name="T6">hǔwǎ ʕǎlǎã qǎy·dǐ &amp;l·ḥǎyǎ&amp;äǐ он еще жив‎</text:span></text:p>
      <text:p text:style-name="P2"><text:span text:style-name="T6">dǎr^ǎsǎ преподавал, давал уроки‎</text:span></text:p>
      <text:p text:style-name="P2"><text:span text:style-name="T6">&amp;ǎk·θǎrǔhǔm· большинство, большая часть их‎</text:span></text:p>
      <text:p text:style-name="P2"><text:span text:style-name="T6">bǐmǎ&amp; fǐã ðǎlǐkǎ в том числе‎</text:span></text:p>
      <text:p text:style-name="P2"><text:span text:style-name="T6">yǎ&amp; xǎsǎ&amp;rǎh!ǐ какая потеря!‎</text:span></text:p>
      <text:p text:style-name="P2"><text:span text:style-name="T6">yǎ&amp; mǔṣǐybǎh!ǐ какая беда!что за напасть!‎</text:span></text:p>
      <text:p text:style-name="P2"><text:span text:style-name="T6">ʕǔn·fǔwǎ&amp;nǔ &amp;lš^ǎbǎ&amp;bǐ рас­цвет молодости‎</text:span></text:p>
      <text:p text:style-name="P2"><text:span text:style-name="T6">fǎ&amp;rǎqǎ &amp;l·ḥǎyǎ&amp;äǎ умер, расстался с жизнью‎</text:span></text:p>
      <text:p text:style-name="P2"><text:span text:style-name="T6">&amp;ǐn·tǎqǎlǎ &amp;ǐlǎã jǐwǎ&amp;rǐ rǎb^ǐhǐ умер (перешел на соседство к своему Господу)‎</text:span></text:p>
      <text:p text:style-name="P2"><text:span text:style-name="T6">rǎḥǐmǎhǔ &amp;ll^ǎhǔ да смилуется над ним Бог‎</text:span></text:p>
      <text:p text:style-name="P2"><text:span text:style-name="T6">mǎw·tų смерть‎</text:span></text:p>
      <text:p text:style-name="P2"><text:span text:style-name="T6">ḥǎt·mų неизбежный, неми­нуемый‎</text:span></text:p>
      <text:p text:style-name="P2"><text:span text:style-name="T6">ṣǎbǎrǎ терпел‎</text:span></text:p>
      <text:p text:style-name="P2"><text:span text:style-name="T6">šǔd^ǎ ḥǎy·lǎkǎ держись, кре­пись‎</text:span></text:p>
      <text:p text:style-name="P2"><text:span text:style-name="T6">&amp;ǐs·tǎs·lǎmǎ сдался‎</text:span></text:p>
      <text:p text:style-name="P2"><text:span text:style-name="T6">nǎṣ·rų победа‎</text:span></text:p>
      <text:p text:style-name="P2"><text:span text:style-name="T6">ṣǎ&amp;bǐrų терпеливый‎</text:span></text:p>
      <text:p text:style-name="P2"><text:soft-page-break/><text:span text:style-name="T6">ʔͣǎj·zǎ&amp;xǎ&amp;nǎäų аптека‎</text:span></text:p>
      <text:p text:style-name="P2"><text:span text:style-name="T6">mǐn· qǎb·lǔ раньше, прежде‎</text:span></text:p>
      <text:p text:style-name="P2"><text:span text:style-name="T6">ʕǎ&amp;dǎ &amp;l·mǎrǐyḍǎ посетил больного‎</text:span></text:p>
      <text:p text:style-name="P2"><text:span text:style-name="T6">mǔs·tǎš·fąã больница‎</text:span></text:p>
      <text:p text:style-name="P2"><text:span text:style-name="T6">&amp;ǎlš^ǐfǎ&amp;ʔǎ &amp;l·ʕǎ&amp;jǐlǎ ско­рейшего выздоровления!‎</text:span></text:p>
      <text:p text:style-name="P2"><text:span text:style-name="T6">mǔjǎ&amp;hǐdų муджахид, борец за Ислам‎</text:span></text:p>
      <text:p text:style-name="P2"><text:span text:style-name="T6">ḥǎ&amp;dǐθų происшествие, со­бытие‎</text:span></text:p>
      <text:p text:style-name="P2"><text:span text:style-name="T6">ḥǎ&amp;dǐθǔ ṭǎrǐyqį дорож­ное происшествие‎</text:span></text:p>
      <text:p text:style-name="P2"><text:span text:style-name="T6">fǐã sǎbǐylǐ &amp;ll^ǎhǐ на пути Бога, за дело Бога‎</text:span></text:p>
      <text:p text:style-name="P2"><text:span text:style-name="T6">Урок 80‎ ¤</text:span></text:p>
      <text:p text:style-name="P2"><text:span text:style-name="T6">&amp;ǎθ·bǎtǎ доказал, подтвердил‎</text:span></text:p>
      <text:p text:style-name="P2"><text:span text:style-name="T6">zǎmǎnų время‎</text:span></text:p>
      <text:p text:style-name="P2"><text:span text:style-name="T6">fǐã &amp;l·ʕǎ&amp;lǎmǐ bǐʔͣǎs·rǐhǐ во всем мире‎</text:span></text:p>
      <text:p text:style-name="P2"><text:span text:style-name="T6">dǔwǎy·lǎäų маленькое, не­большое государство‎</text:span></text:p>
      <text:p text:style-name="P2"><text:span text:style-name="T6">&amp;ǐt^ǎḥǎdǎ объединил, соеди­нил‎</text:span></text:p>
      <text:p text:style-name="P2"><text:span text:style-name="T6">kǎw^ǎnǎ создал, образовал‎</text:span></text:p>
      <text:p text:style-name="P2"><text:span text:style-name="T6">dǎw·lǎäų &amp;ǐs·l&amp;ǎmǐy^ǎäų ʕǔð̣·mǎã великое исламское государство‎</text:span></text:p>
      <text:p text:style-name="P2"><text:span text:style-name="T6">mǔnǎð̣^ǎmǎäų организация‎</text:span></text:p>
      <text:p text:style-name="P2"><text:span text:style-name="T6">&amp;lʔͥǐx·wǎ&amp;nǔ &amp;l·mǔs·lǐmǔwnǎ "Братья-мусульмане"‎</text:span></text:p>
      <text:p text:style-name="P2"><text:span text:style-name="T6">qǐyǎ&amp;dǎäų руководство‎</text:span></text:p>
      <text:p text:style-name="P2"><text:span text:style-name="T6">tǎḥ·tǎ qǐyǎ&amp;dǎäǐ...ǐ под руко­водством, под предводительством‎</text:span></text:p>
      <text:p text:style-name="P2"><text:span text:style-name="T6">&amp;ǐmǎ&amp;mų имам, вождь‎</text:span></text:p>
      <text:p text:style-name="P2"><text:span text:style-name="T6">θǎw·rǎäų революция‎</text:span></text:p>
      <text:p text:style-name="P2"><text:span text:style-name="T6">nǎh·ḍǎäų возрождение, подъ­ем‎</text:span></text:p>
      <text:p text:style-name="P2"><text:span text:style-name="T6">nǎh·ḍǎäų &amp;ǐs·l&amp;ǎmǐy^ǎäų ислам­ское возрождение‎</text:span></text:p>
      <text:p text:style-name="P2"><text:span text:style-name="T6">θǎw·rǎäų &amp;ǐs·l&amp;ǎmǐy^ǎäų ислам­ская революция‎</text:span></text:p>
      <text:p text:style-name="P2"><text:span text:style-name="T6">sǎbǎbų причина‎</text:span></text:p>
      <text:p text:style-name="P2"><text:span text:style-name="T6">ʔͣǎš·ʕǎlǎ зажег; включил‎</text:span></text:p>
      <text:p text:style-name="P2"><text:span text:style-name="T6">ʕǎṣ·rų век, эпоха, время‎</text:span></text:p>
      <text:p text:style-name="P2"><text:span text:style-name="T6">fǐã ʕǎṣ·rǐnǎ&amp; hǎðǎ&amp; в на­шем веке‎</text:span></text:p>
      <text:p text:style-name="P2"><text:span text:style-name="T6">ḍǎw·ʔų свет‎</text:span></text:p>
      <text:p text:style-name="P2"><text:span text:style-name="T6">ʔͣǎš·ʕǎlǎ &amp;lḍ^ǎw·ʔǎ включил свет‎</text:span></text:p>
      <text:p text:style-name="P2"><text:span text:style-name="T6">ʕǎkǎfǎ ʕǎlǎã...ǐ упорно за­нимался‎</text:span></text:p>
      <text:p text:style-name="P2"><text:span text:style-name="T6">ḥǎt^ǎã &amp;ln^ǎw·mǐ до сна‎</text:span></text:p>
      <text:p text:style-name="P2"><text:span text:style-name="T6">qǎb·lǎ &amp;ln^ǎw·mǐ перед сном‎</text:span></text:p>
      <text:p text:style-name="P2"><text:span text:style-name="T6">ʔͣǎṭ·fǎʔͣǎ потушил; выключил‎</text:span></text:p>
      <text:p text:style-name="P2"><text:span text:style-name="T6">ʔͣǎḥ·sǎnǎ хорошо умел, знал; хорошо делал‎</text:span></text:p>
      <text:p text:style-name="P2"><text:span text:style-name="T6">ʔͣǎḥ·sǎnǎ &amp;ls^ǐbǎ&amp;ḥǎäǎ хоро­шо плавал‎</text:span></text:p>
      <text:p text:style-name="P2"><text:span text:style-name="T6">ʔͣǎḥ·sǎnǎ &amp;ll^ǔǧǎäǎ хорошо знал язык‎</text:span></text:p>
      <text:p text:style-name="P2"><text:span text:style-name="T6">fǐymǎ&amp; bǎy·nǎhǔm· между со­бой‎</text:span></text:p>
      <text:p text:style-name="P2"><text:soft-page-break/><text:span text:style-name="T6">ʔͣǎṣ·l&amp;ą совсем, вовсе‎</text:span></text:p>
      <text:p text:style-name="P2"><text:span text:style-name="T6">jǔb·nǎäų кусок сыра‎</text:span></text:p>
      <text:p text:style-name="P2"><text:span text:style-name="T6">xǎw·fą&amp; mǐn·hǔ побоявшись его, из страха перед ним‎</text:span></text:p>
      <text:p text:style-name="P2"><text:span text:style-name="T6">tǎsǎl^ǎqǎ забрался, вскораб­кался‎</text:span></text:p>
      <text:p text:style-name="P2"><text:span text:style-name="T6">lǎy·tǎ о, если бы...‎</text:span></text:p>
      <text:p text:style-name="P2"><text:span text:style-name="T6">ṣǎḥǐyḥų здоровый‎</text:span></text:p>
      <text:p text:style-name="P2"><text:span text:style-name="T6">jǎ&amp;hǎdǎ делал джихад, бо­ролся за Ислам‎</text:span></text:p>
      <text:p text:style-name="P2"><text:span text:style-name="T6">qǎwǐã^ų сильный‎</text:span></text:p>
      <text:p text:style-name="P2"><text:span text:style-name="T6">ṣǎḥ·wǎäų пробуждение‎</text:span></text:p>
      <text:p text:style-name="P2"><text:span text:style-name="T6">ṣǎḥ·wǎäǔ &amp;lš^ǎbǎ&amp;bǐ пробу­ждение молодежи‎</text:span></text:p>
      <text:p text:style-name="P2"><text:span text:style-name="T6">yǎlǐyhǐ следует за ним‎</text:span></text:p>
      <text:p text:style-name="P2"><text:span text:style-name="T6">yǎlǐã hǎðǎ&amp; следует за этим‎</text:span></text:p>
      <text:p text:style-name="P2"><text:span text:style-name="T6">Урок 81‎ ¤</text:span></text:p>
      <text:p text:style-name="P2"><text:span text:style-name="T6">mǔn·tǎbǐhų внимательный‎</text:span></text:p>
      <text:p text:style-name="P2"><text:span text:style-name="T6">&amp;ǎḥ·sǎnǎtǎ!ǐ браво! моло­дец!‎</text:span></text:p>
      <text:p text:style-name="P2"><text:span text:style-name="T6">zǔjǎ&amp;jų стекло‎</text:span></text:p>
      <text:p text:style-name="P2"><text:span text:style-name="T6">lǎw·ḥǔ &amp;lz^ǔjǎ&amp;jǐ лист стекла‎</text:span></text:p>
      <text:p text:style-name="P2"><text:span text:style-name="T6">xǎṭǎʔͣą по ошибке, случай­но, нечаянно‎</text:span></text:p>
      <text:p text:style-name="P2"><text:span text:style-name="T6">ʕǎn^ǎfǎ бранил, ругал‎</text:span></text:p>
      <text:p text:style-name="P2"><text:span text:style-name="T6">bǐbǔṭ·ʔį медленно‎</text:span></text:p>
      <text:p text:style-name="P2"><text:span text:style-name="T6">fǐã ṭǎrǐyqǐhǐ &amp;ǐlǎã...ǐ по до­роге, идя куда-л.‎</text:span></text:p>
      <text:p text:style-name="P2"><text:span text:style-name="T6">&amp;ǎh·l&amp;ą wǎ sǎh·l&amp;ą добро по­жаловать‎</text:span></text:p>
      <text:p text:style-name="P2"><text:span text:style-name="T6">mǎr·ḥǎbą&amp; bǐkǔm· добро пожа­ловать, здравствуйте‎</text:span></text:p>
      <text:p text:style-name="P2"><text:span text:style-name="T6">bǎy·nǎmǎ&amp; в то время, как; меж­ду тем, как‎</text:span></text:p>
      <text:p text:style-name="P2"><text:span text:style-name="T6">&amp;ǐð· вдруг‎</text:span></text:p>
      <text:p text:style-name="P2"><text:span text:style-name="T6">ǧǎrǐybų незнакомый‎</text:span></text:p>
      <text:p text:style-name="P2"><text:span text:style-name="T6">jǎ&amp;nǐbų сторона‎</text:span></text:p>
      <text:p text:style-name="P2"><text:span text:style-name="T6">lǎm· &amp;ǎrǎhǔ я его не видел‎</text:span></text:p>
      <text:p text:style-name="P2"><text:span text:style-name="T6">ʕǎlǎã ʕǎjǎlį поспешно, то­ропливо, в спешке‎</text:span></text:p>
      <text:p text:style-name="P2"><text:span text:style-name="T6">ʕǎzǐyzų дорогой‎</text:span></text:p>
      <text:p text:style-name="P2"><text:span text:style-name="T6">ṣǎ&amp;dǎfǎ случайно встретил‎</text:span></text:p>
      <text:p text:style-name="P2"><text:span text:style-name="T6">tǎbǎ&amp;dǎlǎ обменялся‎</text:span></text:p>
      <text:p text:style-name="P2"><text:span text:style-name="T6">tǎḥǐy^ǎäų приветствие‎</text:span></text:p>
      <text:p text:style-name="P2"><text:span text:style-name="T6">rǎʔͣ·ãų мнение, взгляд‎</text:span></text:p>
      <text:p text:style-name="P2"><text:span text:style-name="T6">tǎbǎ&amp;dǎl·nǎ&amp; &amp;lr^ǎʔͣ·ãǎ мы обме­нялись мнениями‎</text:span></text:p>
      <text:p text:style-name="P2"><text:span text:style-name="T6">hǎ&amp; qǎd· xǎ&amp;ʔǎ вот пришёл‎</text:span></text:p>
      <text:p text:style-name="P2"><text:span text:style-name="T6">mǎn·jǎmų шахта, рудник‎</text:span></text:p>
      <text:p text:style-name="P2"><text:span text:style-name="T6">ʕǎ&amp;mǐlǔ mǎn·jǎmį шахтёр‎</text:span></text:p>
      <text:p text:style-name="P2"><text:span text:style-name="T6">lǎʕǐbų игра‎</text:span></text:p>
      <text:p text:style-name="P2"><text:span text:style-name="T6">rǐyǎ&amp;ḍǐã^ų спортивный‎</text:span></text:p>
      <text:p text:style-name="P2"><text:soft-page-break/><text:span text:style-name="T6">&amp;ǎl·ʕǎ&amp;bų rǐyǎ&amp;ḍǐy^ǎäų спортив­ные игры‎</text:span></text:p>
      <text:p text:style-name="P2"><text:span text:style-name="T6">fǎt·rǎäǔ lʔͥǐs·tǐrǎ&amp;ḥǎäǐ пере­рыв на отдых, перемена‎</text:span></text:p>
      <text:p text:style-name="P2"><text:span text:style-name="T6">tǎmǎ&amp;zǎḥǎ шутили друг с дру­гом‎</text:span></text:p>
      <text:p text:style-name="P2"><text:span text:style-name="T6">šǔǧ·lų занятие, работа, дело‎</text:span></text:p>
      <text:p text:style-name="P2"><text:span text:style-name="T6">bǐl&amp;ǎ šǔǧ·lį без дела‎</text:span></text:p>
      <text:p text:style-name="P2"><text:span text:style-name="T6">fǎr·ḍų задание, обязан­ность‎</text:span></text:p>
      <text:p text:style-name="P2"><text:span text:style-name="T6">&amp;ǎl·ʕǎ&amp;lǎmǔ &amp;lʔͥǐs·l&amp;ǎmǐã^ǔ ислам­ский мир‎</text:span></text:p>
      <text:p text:style-name="P2"><text:span text:style-name="T6">Урок 82‎ ¤</text:span></text:p>
      <text:p text:style-name="P2"><text:span text:style-name="T6">sǎhǐrǎ бодрствовал, не спал‎</text:span></text:p>
      <text:p text:style-name="P2"><text:span text:style-name="T6">&amp;ǎl·bǎ&amp;rǐḥǎäǎ вчера ночью‎</text:span></text:p>
      <text:p text:style-name="P2"><text:span text:style-name="T6">mǐnǎ &amp;lθ^ǎ&amp;bǐtǐ ʔͣǎn^ǎ...ǐ бесспорно, установлено, что...‎</text:span></text:p>
      <text:p text:style-name="P2"><text:span text:style-name="T6">tb·dǐylų менять‎</text:span></text:p>
      <text:p text:style-name="P2"><text:span text:style-name="T6">tǎb·dǐylǔ &amp;l·hǎwǎ&amp;ʔǐ менять воз­дух‎</text:span></text:p>
      <text:p text:style-name="P2"><text:span text:style-name="T6">mǎs·kǎnų жилье, жилище, дом‎</text:span></text:p>
      <text:p text:style-name="P2"><text:span text:style-name="T6">ḥǐynų время‎</text:span></text:p>
      <text:p text:style-name="P2"><text:span text:style-name="T6">ḥǐyną&amp; bǎʕ·dǎ ḥǐynį время от времени‎</text:span></text:p>
      <text:p text:style-name="P2"><text:span text:style-name="T6">tǎʕǎr^ǎḍǎ l‍ǐ...ǐ подвергался‎</text:span></text:p>
      <text:p text:style-name="P2"><text:span text:style-name="T6">mǐð̣ǎl^ǎäų зонт, зонтик‎</text:span></text:p>
      <text:p text:style-name="P2"><text:span text:style-name="T6">mǎj·rǎã &amp;l·hǎwǎ&amp;ʔǐ сквозняк‎</text:span></text:p>
      <text:p text:style-name="P2"><text:span text:style-name="T6">tǎʕǎr^ǎḍǎ lǐmǎj·rǎã &amp;l·hǎwǎ&amp;ʔǐ подвергался сквозняку‎</text:span></text:p>
      <text:p text:style-name="P2"><text:span text:style-name="T6">ḍǎy^ǐqų тесный, узкий‎</text:span></text:p>
      <text:p text:style-name="P2"><text:span text:style-name="T6">mǔl·tǎwį кривой, извилистый‎</text:span></text:p>
      <text:p text:style-name="P2"><text:span text:style-name="T6">mǔs·tǎqǐymų прямой‎</text:span></text:p>
      <text:p text:style-name="P2"><text:span text:style-name="T6">&amp;ǎṣ·bǎḥǎ стал‎</text:span></text:p>
      <text:p text:style-name="P2"><text:span text:style-name="T6">kǐl&amp;ǎ hǔmǎ&amp; они оба‎</text:span></text:p>
      <text:p text:style-name="P2"><text:span text:style-name="T6">kǐl·tǎ&amp; hǔmǎ&amp; они обе‎</text:span></text:p>
      <text:p text:style-name="P2"><text:span text:style-name="T6">fǎrǎǧǎ mǐn·...ǐ закончил‎</text:span></text:p>
      <text:p text:style-name="P2"><text:span text:style-name="T6">tǎfǎr^ǎǧǎ l‍ǐ...ǐ имел досуг, на­шел свободное время‎</text:span></text:p>
      <text:p text:style-name="P2"><text:span text:style-name="T6">kǎ&amp;nǎ ʕǎlǎy·nǎ&amp; &amp;ǎn·...ǐ мы должны были, нам надо было‎</text:span></text:p>
      <text:p text:style-name="P2"><text:span text:style-name="T6">hǎm·są&amp; шёпотом‎</text:span></text:p>
      <text:p text:style-name="P2"><text:span text:style-name="T6">fǐã &amp;l·mǎnǎ&amp;mǐ во сне‎</text:span></text:p>
      <text:p text:style-name="P2"><text:span text:style-name="T6">fǐã &amp;s·tǐṭǎ&amp;ʕǎtǐã я могу‎</text:span></text:p>
      <text:p text:style-name="P2"><text:span text:style-name="T6">lǎy·sǎ fǐã &amp;s·tǐṭǎ&amp;ʕǎtǐã я не могу‎</text:span></text:p>
      <text:p text:style-name="P2"><text:span text:style-name="T6">mǔtǎr·jǐmų переводчик‎</text:span></text:p>
      <text:p text:style-name="P2"><text:span text:style-name="T6">yǎw·mų mǔṣ·ḥį ясный день‎</text:span></text:p>
      <text:p text:style-name="P2"><text:span text:style-name="T6">mǎ&amp; kǎ&amp;dǎ yǎð·hǎbǔ ḥǎt^ǎã rǎjǎʕǎ едва только ушёл как вернулся; не успел уйти, как вернулся‎</text:span></text:p>
      <text:p text:style-name="P2"><text:span text:style-name="T6">mǎ&amp; kǐd·tǔ ʔͣǎj·lǐsǔ ḥǎt^ǎã nǎð̣ǎrǎ &amp;ǐlǎã^ǎ едва только я сел, как он посмотрел на меня‎</text:span></text:p>
      <text:p text:style-name="P2"><text:span text:style-name="T6">ʔͣǎxǎðǎ yǎq·rǎʔͣǔ начал читать‎</text:span></text:p>
      <text:p text:style-name="P2"><text:soft-page-break/><text:span text:style-name="T6">sǎqǎṭǎ &amp;l·mǎṭǎrǔ пошёл дождь‎</text:span></text:p>
      <text:p text:style-name="P2"><text:span text:style-name="T6">bǎl^ǎ намочил‎</text:span></text:p>
      <text:p text:style-name="P2"><text:span text:style-name="T6">sǎw·fǎ yǎð·hǎbǔ он пой­дет, будет идти‎</text:span></text:p>
      <text:p text:style-name="P2"><text:span text:style-name="T6">Урок 83‎ ¤</text:span></text:p>
      <text:p text:style-name="P2"><text:span text:style-name="T6">bǐṭ^ǐyxų арбуз‎</text:span></text:p>
      <text:p text:style-name="P2"><text:span text:style-name="T6">šǎm^ǎ&amp;mų дыня‎</text:span></text:p>
      <text:p text:style-name="P2"><text:span text:style-name="T6">lǐf·tų репа‎</text:span></text:p>
      <text:p text:style-name="P2"><text:span text:style-name="T6">bǎṣǎlų лук‎</text:span></text:p>
      <text:p text:style-name="P2"><text:span text:style-name="T6">kǔrǔn·bų капуста‎</text:span></text:p>
      <text:p text:style-name="P2"><text:span text:style-name="T6">xǐyǎ&amp;rų огурец‎</text:span></text:p>
      <text:p text:style-name="P2"><text:span text:style-name="T6">fǐj·lų редиска‎</text:span></text:p>
      <text:p text:style-name="P2"><text:span text:style-name="T6">jǎzǎrų морковь‎</text:span></text:p>
      <text:p text:style-name="P2"><text:span text:style-name="T6">θǔwmų чеснок‎</text:span></text:p>
      <text:p text:style-name="P2"><text:span text:style-name="T6">rǎfǐyqų товарищ‎</text:span></text:p>
      <text:p text:style-name="P2"><text:span text:style-name="T6">&amp;ǎs·rǎʕǎ &amp;ǐlǎã...ǐ поспешил‎</text:span></text:p>
      <text:p text:style-name="P2"><text:span text:style-name="T6">dǔwnǎ &amp;ǎn· yǎj·lǐsǎ не сев‎</text:span></text:p>
      <text:p text:style-name="P2"><text:span text:style-name="T6">wǎ lǎw·...ǐ хоть, хотя бы‎</text:span></text:p>
      <text:p text:style-name="P2"><text:span text:style-name="T6">&amp;ǎʕ·ṭǐnǐã wǎ lǎw· dǐr·hǎmą&amp; дай мне хоть один дирхем‎</text:span></text:p>
      <text:p text:style-name="P2"><text:span text:style-name="T6">mǎb·qǎlǎäų огород‎</text:span></text:p>
      <text:p text:style-name="P2"><text:span text:style-name="T6">mǐnǎ&amp;rǎäų минарет‎</text:span></text:p>
      <text:p text:style-name="P2"><text:span text:style-name="T6">mǐn· ʕǎlǎã &amp;lṭ^ǎ&amp;wǐlǎäǐ со стола‎</text:span></text:p>
      <text:p text:style-name="P2"><text:span text:style-name="T6">mǎn· тот, кто‎</text:span></text:p>
      <text:p text:style-name="P2"><text:span text:style-name="T6">rǎʔͣǎy·tǔ mǎn· jǎ&amp;ʔǎkǎ я ви­дел того, кто приходил к тебе‎</text:span></text:p>
      <text:p text:style-name="P2"><text:span text:style-name="T6">nǎḥ·wǎ &amp;l·bǎy·tǐ по направле­нию к дому, в сторону дома‎</text:span></text:p>
      <text:p text:style-name="P2"><text:span text:style-name="T6">mǔtǎwǎj^ǐhą&amp; nǎḥ·wǎ &amp;l·bǎy·tǐ направившись к дому‎</text:span></text:p>
      <text:p text:style-name="P2"><text:span text:style-name="T6">&amp;ǐn·ṭǎlǎqǎ быстро пошёл‎</text:span></text:p>
      <text:p text:style-name="P2"><text:span text:style-name="T6">l&amp;ǎ yǎl·wǐã ʕǎlǎã šǎã·ʔį не­взирая ни на что, не обращая внимания ни на что‎</text:span></text:p>
      <text:p text:style-name="P2"><text:span text:style-name="T6">dǎ&amp;xǐlǎ...ǐ внутри, во­внутрь‎</text:span></text:p>
      <text:p text:style-name="P2"><text:span text:style-name="T6">dǎ&amp;xǐlǎ &amp;l·mǎdǐynǎäǐ внутри города‎</text:span></text:p>
      <text:p text:style-name="P2"><text:span text:style-name="T6">xǎ&amp;lǐdų вечный, бессмертый‎</text:span></text:p>
      <text:p text:style-name="P2"><text:span text:style-name="T6">nǎbǎtǎ рос‎</text:span></text:p>
      <text:p text:style-name="P2"><text:span text:style-name="T6">hǎm^ų забота‎</text:span></text:p>
      <text:p text:style-name="P2"><text:span text:style-name="T6">ǧǎ&amp;lį дорогой (по цене)‎</text:span></text:p>
      <text:p text:style-name="P2"><text:span text:style-name="T6">ʔͣǎǧ·lǎã дороже‎</text:span></text:p>
      <text:p text:style-name="P2"><text:span text:style-name="T6">kǎm· sǎnǎäą ʕǔm·rǔkǎ? сколь­ко тебе лет?‎</text:span></text:p>
      <text:p text:style-name="P2"><text:span text:style-name="T6">nǎ&amp;hǎz·tǔ xǎm·sǐynǎ sǎnǎäą мне под пятьдесят, мне скоро будет пятьдесят‎</text:span></text:p>
      <text:p text:style-name="P2"><text:span text:style-name="T6">bǔlǔwǧų совершеннолетие‎</text:span></text:p>
      <text:p text:style-name="P2"><text:span text:style-name="T6">nǎ&amp;hǎz·tǔ &amp;l·bǔlǔwǧǎ я скоро стану совершеннолетним‎</text:span></text:p>
      <text:p text:style-name="P2"><text:span text:style-name="T6">&amp;ǐð·ð^ǎ&amp;kǎ тогда‎</text:span></text:p>
      <text:p text:style-name="P2"><text:span text:style-name="T6">ʕǎlǎã &amp;lʔͣǎk·θǎrǐ самое большое, по большей части‎</text:span></text:p>
      <text:p text:style-name="P2"><text:soft-page-break/><text:span text:style-name="T6">ʕǎlǎã &amp;lʔͣǎqǎl^ǐ по меньшей мере, по крайней мере‎</text:span></text:p>
      <text:p text:style-name="P2"><text:span text:style-name="T6">rǎ&amp;tǐbų оклад, жалованье‎</text:span></text:p>
      <text:p text:style-name="P2"><text:span text:style-name="T6">tǎqǎ&amp;ḍǎã получил‎</text:span></text:p>
      <text:p text:style-name="P2"><text:span text:style-name="T6">qǔw^ǎäų сила‎</text:span></text:p>
      <text:p text:style-name="P2"><text:span text:style-name="T6">mǐq·dǎ&amp;rų размер, количество‎</text:span></text:p>
      <text:p text:style-name="P2"><text:span text:style-name="T6">yǎw·mǔ &amp;l·qǐyǎ&amp;mǎäǐ Судный день, день страшного суда‎</text:span></text:p>
      <text:p text:style-name="P2"><text:span text:style-name="T6">&amp;ǐl·tǎḥǎqǎ bǐ...ǐ поступил‎</text:span></text:p>
      <text:p text:style-name="P2"><text:span text:style-name="T6">&amp;ǐl·tǎḥǎqǎ bǐ&amp;l·jǎ&amp;mǐʕǎäǐ посту­пил в университет‎</text:span></text:p>
      <text:p text:style-name="P2"><text:span text:style-name="T6">Урок 84‎ ¤</text:span></text:p>
      <text:p text:style-name="P2"><text:span text:style-name="T6">tǎzǎw^ǎjǎ женился‎</text:span></text:p>
      <text:p text:style-name="P2"><text:span text:style-name="T6">tǎzǎw^ǎjǎt· вышла замуж‎</text:span></text:p>
      <text:p text:style-name="P2"><text:span text:style-name="T6">&amp;ǎn·jǎbǎ породил‎</text:span></text:p>
      <text:p text:style-name="P2"><text:span text:style-name="T6">mǎmǎr^ų проход‎</text:span></text:p>
      <text:p text:style-name="P2"><text:span text:style-name="T6">lǎʕǎl^ǎ наверное, возможно, может быть‎</text:span></text:p>
      <text:p text:style-name="P2"><text:span text:style-name="T6">&amp;ǎã· то есть ‎</text:span></text:p>
      <text:p text:style-name="P2"><text:span text:style-name="T6">rǎʔͣ·sų голова‎</text:span></text:p>
      <text:p text:style-name="P2"><text:span text:style-name="T6">&amp;ǐṣ·ṭǎdǎmǎ bǐ... столкнул­ся, ударился о что-л.‎</text:span></text:p>
      <text:p text:style-name="P2"><text:span text:style-name="T6">l&amp;ǎ yǎsǎʕǔnǐã &amp;ǐl&amp;^ǎ... не могу не...‎</text:span></text:p>
      <text:p text:style-name="P2"><text:span text:style-name="T6">rǐj·lų нога‎</text:span></text:p>
      <text:p text:style-name="P2"><text:span text:style-name="T6">sǎ&amp;kǐnų житель‎</text:span></text:p>
      <text:p text:style-name="P2"><text:span text:style-name="T6">sǔk^ǎ&amp;nǔ &amp;lʔͣǎr·yǎ&amp;f жители деревень‎</text:span></text:p>
      <text:p text:style-name="P2"><text:span text:style-name="T6">mǐnǎ &amp;l·mǎʕ·lǔwmǐ ʔͣǎn^ǎ из­вестно, что...‎</text:span></text:p>
      <text:p text:style-name="P2"><text:span text:style-name="T6">bǐwǎ&amp;sǐṭǎäǐ... посредством, при помощи‎</text:span></text:p>
      <text:p text:style-name="P2"><text:span text:style-name="T6">&amp;ǎn·qǎðǎ спас, избавил‎</text:span></text:p>
      <text:p text:style-name="P2"><text:span text:style-name="T6">rǎd^ǎ ответил‎</text:span></text:p>
      <text:p text:style-name="P2"><text:span text:style-name="T6">hǎz^ǎ покачал‎</text:span></text:p>
      <text:p text:style-name="P2"><text:span text:style-name="T6">hǎz^ǎ rǎʔͣ·sǎhǔ покачал голо­вой‎</text:span></text:p>
      <text:p text:style-name="P2"><text:span text:style-name="T6">qǎ&amp;ʔͤǐl&amp;ą сказав, со словами‎</text:span></text:p>
      <text:p text:style-name="P2"><text:span text:style-name="T6">qǎbǐlǎ принял‎</text:span></text:p>
      <text:p text:style-name="P2"><text:span text:style-name="T6">wǎḥǐydų единственный‎</text:span></text:p>
      <text:p text:style-name="P2"><text:span text:style-name="T6">sǎ&amp;ʔͤǐrǔ...ǐ остальное, все остальное‎</text:span></text:p>
      <text:p text:style-name="P2"><text:span text:style-name="T6">jǎ&amp;ʔǎ bǐ принес, привел‎</text:span></text:p>
      <text:p text:style-name="P2"><text:span text:style-name="T6">rǎḍǐãǎ был довольным, удовлетворился, согласился‎</text:span></text:p>
      <text:p text:style-name="P2"><text:span text:style-name="T6">jǎʕǎlǎ yǎḍ·ḥǎkǔ начал, стал смеяться‎</text:span></text:p>
      <text:p text:style-name="P2"><text:span text:style-name="T6">yǎdǔ &amp;l·ʕǎw·nǐ рука помощи‎</text:span></text:p>
      <text:p text:style-name="P2"><text:span text:style-name="T6">mǎd^ǎ yǎdǎ &amp;l·ʕǎw·nǐ протянул руку помощи‎</text:span></text:p>
      <text:p text:style-name="P2"><text:span text:style-name="T6">wǎqǎʕǎ ʕǎlǎã lʔͣǎr·ḍǐ упал наземь‎</text:span></text:p>
      <text:p text:style-name="P2"><text:span text:style-name="T6">&amp;ǎll^ǎhǔ tǎʕǎ&amp;lǎã Всевышний Бог‎</text:span></text:p>
      <text:p text:style-name="P2"><text:span text:style-name="T6">ʔͣǎqǎ&amp;mǎ поднял‎</text:span></text:p>
      <text:p text:style-name="P2"><text:span text:style-name="T6">ʔͣǎqǎ&amp;mǎ &amp;l·qǎ&amp;ʕǐdǎ поднял сидя­щего‎</text:span></text:p>
      <text:p text:style-name="P2"><text:soft-page-break/><text:span text:style-name="T6">Урок 85‎ ¤</text:span></text:p>
      <text:p text:style-name="P2"><text:span text:style-name="T6">lǎm· tǎʕǔd· ṭǐf·l&amp;ą ты уже не ребенок‎</text:span></text:p>
      <text:p text:style-name="P2"><text:span text:style-name="T6">l&amp;ǎ yǎlǐyqǔ bǐ... не подоба­ет, не прилично, не к лицу‎</text:span></text:p>
      <text:p text:style-name="P2"><text:span text:style-name="T6">sǎfǎ&amp;sǐfǔ &amp;lʔͣǔmǔwrǐ пустя­ки, глупости‎</text:span></text:p>
      <text:p text:style-name="P2"><text:span text:style-name="T6">&amp;ǐš·tǎǧǎlǎ sǎfǎ&amp;sǐfǐ &amp;lʔͣǔmǔwrǐ занимался пустяками‎</text:span></text:p>
      <text:p text:style-name="P2"><text:span text:style-name="T6">ṭǎ&amp;lǐbǔ ʕǐl·mį искатель зна­ния, учения, студент‎</text:span></text:p>
      <text:p text:style-name="P2"><text:span text:style-name="T6">yǎn·bǎǧǐã &amp;ǎn· l&amp;^ǎ... не следуе­т, не должен‎</text:span></text:p>
      <text:p text:style-name="P2"><text:span text:style-name="T6">xǎy·rų добро, благо, хоро­шее‎</text:span></text:p>
      <text:p text:style-name="P2"><text:span text:style-name="T6">qǐyǎ&amp;mǔ &amp;ll^ǎy·lǐ вставать но­чью‎</text:span></text:p>
      <text:p text:style-name="P2"><text:span text:style-name="T6">ṣǎl&amp;ǎäǔ &amp;ll^ǎy·lǐ ночной на­маз‎</text:span></text:p>
      <text:p text:style-name="P2"><text:span text:style-name="T6">ṣǎl&amp;ǎäǔ &lt;^ǎhǎj^ǔdǐ ночной намаз, совершаемый проснувшись‎</text:span></text:p>
      <text:p text:style-name="P2"><text:span text:style-name="T6">xǎ&amp;fǎ боялся‎</text:span></text:p>
      <text:p text:style-name="P2"><text:span text:style-name="T6">sǐwǎã... кроме, исключая‎</text:span></text:p>
      <text:p text:style-name="P2"><text:span text:style-name="T6">wǎḥ·dǎhǔ он один, только он‎</text:span></text:p>
      <text:p text:style-name="P2"><text:span text:style-name="T6">wǎḥ·dǎkǎ ты один‎</text:span></text:p>
      <text:p text:style-name="P2"><text:span text:style-name="T6">wǎḥ·dǐã я один‎</text:span></text:p>
      <text:p text:style-name="P2"><text:span text:style-name="T6">kǎfǎ&amp;hǔ &amp;ll^ǎhǔ Бог, хватит ему‎</text:span></text:p>
      <text:p text:style-name="P2"><text:span text:style-name="T6">mǔḥǎ&amp;ḍǎrǎäų лекция‎</text:span></text:p>
      <text:p text:style-name="P2"><text:span text:style-name="T6">&amp;ǎl·qǎã mǔḥǎ&amp;ḍǎrǎäą читал лекцию‎</text:span></text:p>
      <text:p text:style-name="P2"><text:span text:style-name="T6">ḥǎ&amp;jǎäų нужда, потреб­ность‎</text:span></text:p>
      <text:p text:style-name="P2"><text:span text:style-name="T6">hǎwǎ bǐḥǎ&amp;jǎäį &amp;ǐlǎã... ему нужен‎</text:span></text:p>
      <text:p text:style-name="P2"><text:span text:style-name="T6">tǎʕǐbų усталый‎</text:span></text:p>
      <text:p text:style-name="P2"><text:span text:style-name="T6">ʕǎ&amp;dǐlų справедливый‎</text:span></text:p>
      <text:p text:style-name="P2"><text:span text:style-name="T6">ð̣ǎ&amp;lǐmų несправедливый, же­стокий‎</text:span></text:p>
      <text:p text:style-name="P2"><text:span text:style-name="T6">ʕǎd·lų справедливость‎</text:span></text:p>
      <text:p text:style-name="P2"><text:span text:style-name="T6">ð̣ǔl·mų несправедливость, гнет, угнетение‎</text:span></text:p>
      <text:p text:style-name="P2"><text:span text:style-name="T6">jǎh·lų невежество, темно­та‎</text:span></text:p>
      <text:p text:style-name="P2"><text:span text:style-name="T6">&amp;ǎṣǎ&amp;bǎ постиг, настиг, по­разил‎</text:span></text:p>
      <text:p text:style-name="P2"><text:span text:style-name="T6">&amp;ǔṣǐybǎ bǐmǎrǎḍį заболел‎</text:span></text:p>
      <text:p text:style-name="P2"><text:span text:style-name="T6">ḍǔʕ·fų слабость‎</text:span></text:p>
      <text:p text:style-name="P2"><text:span text:style-name="T6">ǧǎlǎbǎ победил‎</text:span></text:p>
      <text:p text:style-name="P2"><text:span text:style-name="T6">zǎ&amp;dǎ ʕǎn·... превысил, пре­взошел‎</text:span></text:p>
      <text:p text:style-name="P2"><text:span text:style-name="T6">kǎmǎ&amp; hǔwǎ &amp;l·ḥǎ&amp;lǔ как об­стоит дело‎</text:span></text:p>
      <text:p text:style-name="P2"><text:span text:style-name="T6">&amp;ǎl&amp;ǎ tǔrǐydǔ? не хотел бы ты?‎</text:span></text:p>
      <text:p text:style-name="P2"><text:span text:style-name="T6">Урок 86‎ ¤</text:span></text:p>
      <text:p text:style-name="P2"><text:span text:style-name="T6">sǎmǎ&amp;wǐã^ų небесный‎</text:span></text:p>
      <text:p text:style-name="P2"><text:span text:style-name="T6">dǐynų sǎmǎ&amp;wǐã^ų небесная религия‎</text:span></text:p>
      <text:p text:style-name="P2"><text:span text:style-name="T6">sǎʕǎ&amp;dǎäų счастье‎</text:span></text:p>
      <text:p text:style-name="P2"><text:span text:style-name="T6">nǎ&amp;lǎ получил‎</text:span></text:p>
      <text:p text:style-name="P2"><text:span text:style-name="T6">&amp;ǎld^ǔn·yǎ&amp; мирская жизнь, этот свет‎</text:span></text:p>
      <text:p text:style-name="P2"><text:soft-page-break/><text:span text:style-name="T6">&amp;ǎlʔ̾xǐrǎäǔ загробная жизнь, тот свет‎</text:span></text:p>
      <text:p text:style-name="P2"><text:span text:style-name="T6">fǐã &amp;ld^ǔn·yǎ&amp; wǎ &amp;lʔ̾xǐrǎäǐ на этом и на том свете‎</text:span></text:p>
      <text:p text:style-name="P2"><text:span text:style-name="T6">rǎfǎḍǎ отверг, отказал‎</text:span></text:p>
      <text:p text:style-name="P2"><text:span text:style-name="T6">šǎqǐãǎ был, стал несчаст­ным‎</text:span></text:p>
      <text:p text:style-name="P2"><text:span text:style-name="T6">ʔ̾xǐrų последний‎</text:span></text:p>
      <text:p text:style-name="P2"><text:span text:style-name="T6">&amp;ǐḥ·tǎ&amp;jǎ &amp;ǐlǎã... нуждался‎</text:span></text:p>
      <text:p text:style-name="P2"><text:span text:style-name="T6">mǔḥ·tǎ&amp;jų &amp;ǐlǎã... нуждаю­щийся‎</text:span></text:p>
      <text:p text:style-name="P2"><text:span text:style-name="T6">&amp;ǎlṣ^ǐynǔ Китай‎</text:span></text:p>
      <text:p text:style-name="P2"><text:span text:style-name="T6">ʕǐbǎ&amp;dǎäų поклонение, служе­ние‎</text:span></text:p>
      <text:p text:style-name="P2"><text:span text:style-name="T6">mǎʕǐyšǎäų жизнь, житие‎</text:span></text:p>
      <text:p text:style-name="P2"><text:span text:style-name="T6">&amp;ǎy·nǎmǎ&amp;... где бы ни‎</text:span></text:p>
      <text:p text:style-name="P2"><text:span text:style-name="T6">ḥǎy·θǔmǎ&amp;... куда бы ни‎</text:span></text:p>
      <text:p text:style-name="P2"><text:span text:style-name="T6">wǔjǐdǎ был, находился‎</text:span></text:p>
      <text:p text:style-name="P2"><text:span text:style-name="T6">&amp;ǎq·rǎbǔ ближе, ближайший‎</text:span></text:p>
      <text:p text:style-name="P2"><text:span text:style-name="T6">ʔͣǎḥǎb^ǔ самый любимый, бо­лее любимый, милее‎</text:span></text:p>
      <text:p text:style-name="P2"><text:span text:style-name="T6">ḥǎbǐybų дорогой, люби­мый, милый‎</text:span></text:p>
      <text:p text:style-name="P2"><text:span text:style-name="T6">ṭǎlǎbǎ &amp;l·ʕǐl·mǎ искал зна­ние, учился‎</text:span></text:p>
      <text:p text:style-name="P2"><text:span text:style-name="T6">mǎ&amp;lų имущество, деньги‎</text:span></text:p>
      <text:p text:style-name="P2"><text:span text:style-name="T6">ṣǎ&amp;dǐqų истинный, настоя­щий‎</text:span></text:p>
      <text:p text:style-name="P2"><text:span text:style-name="T6">kǎ&amp;mǐlų совершенный, пол­ноценный,полный‎</text:span></text:p>
      <text:p text:style-name="P2"><text:span text:style-name="T6">ʔͣǎn·fǔsǔhǔm· они сами‎</text:span></text:p>
      <text:p text:style-name="P2"><text:span text:style-name="T6">fǐã &amp;ǎã^ǐ bǎlǎdį ʔ̾xǎrǎ в лю­бой другой стране‎</text:span></text:p>
      <text:p text:style-name="P2"><text:span text:style-name="T6">qǎdǎrǎ ʕǎlǎã... мог, был в си­лах, был способным‎</text:span></text:p>
      <text:p text:style-name="P2"><text:span text:style-name="T6">xǎy·rų хорошее, добро‎</text:span></text:p>
      <text:p text:style-name="P2"><text:span text:style-name="T6">šǎr^ų плохое, зло‎</text:span></text:p>
      <text:p text:style-name="P2"><text:span text:style-name="T6">šǎqǐã^ų несчастный, жал­кий‎</text:span></text:p>
      <text:p text:style-name="P2"><text:span text:style-name="T6">Урок 87‎ ¤</text:span></text:p>
      <text:p text:style-name="P2"><text:span text:style-name="T6">ðǔw... имеющий, облада­тель‎</text:span></text:p>
      <text:p text:style-name="P2"><text:span text:style-name="T6">ðǎ&amp;tǔ... имеющая, облада­тельница‎</text:span></text:p>
      <text:p text:style-name="P2"><text:span text:style-name="T6">ðǔw mǎ&amp;lį богатый, денеж­ный‎</text:span></text:p>
      <text:p text:style-name="P2"><text:span text:style-name="T6">ʕǐbǎ&amp;rǎäų ʕǎn·... представ­ляет собой‎</text:span></text:p>
      <text:p text:style-name="P2"><text:span text:style-name="T6">mǎb·nąã здание‎</text:span></text:p>
      <text:p text:style-name="P2"><text:span text:style-name="T6">ṭǎ&amp;bǐqų этаж‎</text:span></text:p>
      <text:p text:style-name="P2"><text:span text:style-name="T6">sǐtǎ&amp;rǎäų штора, занавеска‎</text:span></text:p>
      <text:p text:style-name="P2"><text:span text:style-name="T6">ḥǎrǐyrų шёлк‎</text:span></text:p>
      <text:p text:style-name="P2"><text:span text:style-name="T6">sǎxǐrǎ насмехался, изде­вался‎</text:span></text:p>
      <text:p text:style-name="P2"><text:span text:style-name="T6">ʔͣǎy^ǔhǔm·? кто из них, какой, который из них?‎</text:span></text:p>
      <text:p text:style-name="P2"><text:span text:style-name="T6">ʕǐyǎ&amp;lų семья‎</text:span></text:p>
      <text:p text:style-name="P2"><text:span text:style-name="T6">mǔḥ·tǎrǎmų уважаемый‎</text:span></text:p>
      <text:p text:style-name="P2"><text:span text:style-name="T6">l&amp;ǎ...&amp;ǐl&amp;^ǎ... нет… кроме, только‎</text:span></text:p>
      <text:p text:style-name="P2"><text:soft-page-break/><text:span text:style-name="T6">&amp;ǎn·fǎqǎ тратил, израсходовал‎</text:span></text:p>
      <text:p text:style-name="P2"><text:span text:style-name="T6">&amp;ǐz·dǐhǎ&amp;rų процветание‎</text:span></text:p>
      <text:p text:style-name="P2"><text:span text:style-name="T6">&amp;ǐz·dǐhǎ&amp;rǔ &amp;l·ʕǐl·mǐ процвета­ние науки‎</text:span></text:p>
      <text:p text:style-name="P2"><text:span text:style-name="T6">sǐl&amp;ǎḥų оружие‎</text:span></text:p>
      <text:p text:style-name="P2"><text:span text:style-name="T6">ḥǎ&amp;rǎbǎ воевал, сражался‎</text:span></text:p>
      <text:p text:style-name="P2"><text:span text:style-name="T6">ʕǎbǎdǎ поклонялся‎</text:span></text:p>
      <text:p text:style-name="P2"><text:span text:style-name="T6">nǐð̣ǎ&amp;mų порядок‎</text:span></text:p>
      <text:p text:style-name="P2"><text:span text:style-name="T6">bǐnǐð̣ǎ&amp;mį строем, в порядке‎</text:span></text:p>
      <text:p text:style-name="P2"><text:span text:style-name="T6">xǔṭ·bǎäų речь, выступление; проповедь‎</text:span></text:p>
      <text:p text:style-name="P2"><text:span text:style-name="T6">mǎw·ʕǐð̣ǎäų проповедь‎</text:span></text:p>
      <text:p text:style-name="P2"><text:span text:style-name="T6">tǎlǎq^ǎã получил‎</text:span></text:p>
      <text:p text:style-name="P2"><text:span text:style-name="T6">bǎnǎã строил‎</text:span></text:p>
      <text:p text:style-name="P2"><text:span text:style-name="T6">šǎt^ǎã разные, различные‎</text:span></text:p>
      <text:p text:style-name="P2"><text:span text:style-name="T6">bǎʕ·dǎ &amp;ǎn·... после того, как…‎</text:span></text:p>
      <text:p text:style-name="P2"><text:span text:style-name="T6">&amp;ǐs·tǎqǎr^ǎ устроился, обосно­вался, посетил‎</text:span></text:p>
      <text:p text:style-name="P2"><text:span text:style-name="T6">sǎʕǎã &amp;ǐlǎã... стремился‎</text:span></text:p>
      <text:p text:style-name="P2"><text:span text:style-name="T6">ṣǎm·tų молчание‎</text:span></text:p>
      <text:p text:style-name="P2"><text:span text:style-name="T6">bǐṣǎm·tį молча, с молчани­ем‎</text:span></text:p>
      <text:p text:style-name="P2"><text:span text:style-name="T6">bǎṭ·nų живот‎</text:span></text:p>
      <text:p text:style-name="P2"><text:span text:style-name="T6">ʔͣǎr·ḍǎʕǎ кормить грудью‎</text:span></text:p>
      <text:p text:style-name="P2"><text:span text:style-name="T6">hǎy^ǎʔͣǎ готовил, подготовил‎</text:span></text:p>
      <text:p text:style-name="P2"><text:span text:style-name="T6">qǎb^ǎlǎ целовал‎</text:span></text:p>
      <text:p text:style-name="P2"><text:span text:style-name="T6">wǎjǔwdų существование, бы­тие‎</text:span></text:p>
      <text:p text:style-name="P2"><text:span text:style-name="T6">ʕǎð̣ǐymų великий‎</text:span></text:p>
      <text:p text:style-name="P2"><text:span text:style-name="T6">mǎ&amp; ʔͣǎʕ·ð̣ǎmǎhǔ как он велик! какой он великий!‎</text:span></text:p>
      <text:p text:style-name="P2"><text:span text:style-name="T6">mǎ&amp; ʔͣǎj·mǎlǎhǔ какой он кра­сивый!‎</text:span></text:p>
      <text:p text:style-name="P2"><text:span text:style-name="T6">ʔͣǎmǎrǎ приказал‎</text:span></text:p>
      <text:p text:style-name="P2"><text:span text:style-name="T6">kǎmǎ&amp; ʔͣǎmǎrǎ &amp;ll^ǎhǔ как Бог приказал‎</text:span></text:p>
      <text:p text:style-name="P2"><text:span text:style-name="T6">ḥǎfǐð̣ǎkǎ &amp;ll^ǎhǔ да сохранит тебя Бог‎</text:span></text:p>
      <text:p text:style-name="P2"><text:span text:style-name="T6">ḥǎã^ų живой‎</text:span></text:p>
      <text:p text:style-name="P2"><text:span text:style-name="T6">ṣǎbǎ&amp;ḥǎ mǎsǎ&amp;ʔǎ утром и ве­чером‎</text:span></text:p>
      <text:p text:style-name="P2"><text:span text:style-name="T6">xǎy·rų лучше‎</text:span></text:p>
      <text:p text:style-name="P2"><text:span text:style-name="T6">Урок 88‎ ¤</text:span></text:p>
      <text:p text:style-name="P2"><text:span text:style-name="T6">dǎr^ǎ&amp;jǎäų велосипед‎</text:span></text:p>
      <text:p text:style-name="P2"><text:span text:style-name="T6">dǎr^ǎ&amp;jǎäų nǎ&amp;rǐy^ǎäų мотоцикл‎</text:span></text:p>
      <text:p text:style-name="P2"><text:span text:style-name="T6">ḥǎl^ǎ настал, наступил‎</text:span></text:p>
      <text:p text:style-name="P2"><text:span text:style-name="T6">qǎṭǎfǎ собрал, срывал (пло­ды, урожай)‎</text:span></text:p>
      <text:p text:style-name="P2"><text:span text:style-name="T6">θǎmǎrų плод‎</text:span></text:p>
      <text:p text:style-name="P2"><text:span text:style-name="T6">ḥǐrǎ&amp;θǎäų пахота, вспашка‎</text:span></text:p>
      <text:p text:style-name="P2"><text:span text:style-name="T6">ḥǎq^ą&amp; m^ǎ&amp; tǎqǔwlǔ правду, правильно ты говоришь‎</text:span></text:p>
      <text:p text:style-name="P2"><text:soft-page-break/><text:span text:style-name="T6">ʔ̾lǐã^ų автоматический, ме­ханизированный‎</text:span></text:p>
      <text:p text:style-name="P2"><text:span text:style-name="T6">mǐḥ·rǎ&amp;θų ʔ̾lǐã^ų автоплуг‎</text:span></text:p>
      <text:p text:style-name="P2"><text:span text:style-name="T6">l&amp;ǎ tǔz·ʕǐj· nǎf·sǎkǎ не бес­покой себя, не беспокойся‎</text:span></text:p>
      <text:p text:style-name="P2"><text:span text:style-name="T6">jǎ&amp;hǐzų готовый‎</text:span></text:p>
      <text:p text:style-name="P2"><text:span text:style-name="T6">kǎfǎã kǔf·rǎ&amp;ną&amp; хватит быть неблагодарным!‎</text:span></text:p>
      <text:p text:style-name="P2"><text:span text:style-name="T6">kǔf·rǎ&amp;nų bǐ&amp;ln^ǐʕǎmǐ неблаго­дарность‎</text:span></text:p>
      <text:p text:style-name="P2"><text:span text:style-name="T6">nǐʕ·mǎäų благодеяние, ми­лость‎</text:span></text:p>
      <text:p text:style-name="P2"><text:span text:style-name="T6">nǐʕǎmǔ &amp;ll^ǎhǐ милости Бога‎</text:span></text:p>
      <text:p text:style-name="P2"><text:span text:style-name="T6">šǎrǎ&amp;bų напиток‎</text:span></text:p>
      <text:p text:style-name="P2"><text:span text:style-name="T6">l&amp;ǎ yǔḥ·ṣǎã бесчислен­ный, неисчислимый‎</text:span></text:p>
      <text:p text:style-name="P2"><text:span text:style-name="T6">ḥǎmǐdǎ хвалил, восхвалял‎</text:span></text:p>
      <text:p text:style-name="P2"><text:span text:style-name="T6">nǎbǎʔͣų новость, известие, сообщ­ение‎</text:span></text:p>
      <text:p text:style-name="P2"><text:span text:style-name="T6">sǎl· спроси‎</text:span></text:p>
      <text:p text:style-name="P2"><text:span text:style-name="T6">l&amp;ǎ tǎsǎl· не спрашивай‎</text:span></text:p>
      <text:p text:style-name="P2"><text:span text:style-name="T6">&amp;ǎnǎ&amp; fǐã &amp;n·tǐð̣ǎ&amp;rǐhǐ я жду его, я в ожидании его‎</text:span></text:p>
      <text:p text:style-name="P2"><text:span text:style-name="T6">qǎdǐmǎ прибыл‎</text:span></text:p>
      <text:p text:style-name="P2"><text:span text:style-name="T6">&amp;ǎḥ·rǎzǎ достиг, добился, по­лучил‎</text:span></text:p>
      <text:p text:style-name="P2"><text:span text:style-name="T6">&amp;ǎḥ·rǎzǎ &amp;ln^ǎjǎ&amp;ḥǎ добился успеха‎</text:span></text:p>
      <text:p text:style-name="P2"><text:span text:style-name="T6">bǐfǎ&amp;rǐǧǐ &amp;lṣ^ǎb·rǐ с нетерпе­нием‎</text:span></text:p>
      <text:p text:style-name="P2"><text:span text:style-name="T6">ʔͥǐlǎã ʔͣǎn·... до тех пор, пока не…‎</text:span></text:p>
      <text:p text:style-name="P2"><text:span text:style-name="T6">qǎrǐybą&amp; скоро, в ближайшее время‎</text:span></text:p>
      <text:p text:style-name="P2"><text:span text:style-name="T6">jǎ&amp;d^ų серьезный‎</text:span></text:p>
      <text:p text:style-name="P2"><text:span text:style-name="T6">hǎ&amp;zǐlų подшучивающий‎</text:span></text:p>
      <text:p text:style-name="P2"><text:span text:style-name="T6">ʔͣǎtǎr·ḍǎã? ты согласен? ты доволен?‎</text:span></text:p>
      <text:p text:style-name="P2"><text:span text:style-name="T6">mǎnǎḥǎ дал, даровал‎</text:span></text:p>
      <text:p text:style-name="P2"><text:span text:style-name="T6">mǎb·lǎǧų сумма‎</text:span></text:p>
      <text:p text:style-name="P2"><text:span text:style-name="T6">ʕǎlǎã &amp;lr^ǎʔͣ·sǐ wǎ &amp;l·ʕǎy·nǐ с удовольствием!‎</text:span></text:p>
      <text:p text:style-name="P2"><text:span text:style-name="T6">yǎ&amp; bǔnǎã^ǎ сынок! о мой сы­нок!‎</text:span></text:p>
      <text:p text:style-name="P2"><text:span text:style-name="T6">mǎlǎkǎ овладел, имел, обла­дал‎</text:span></text:p>
      <text:p text:style-name="P2"><text:span text:style-name="T6">yǎm·lǐkǔ имеет‎</text:span></text:p>
      <text:p text:style-name="P2"><text:span text:style-name="T6">Урок 89‎ ¤</text:span></text:p>
      <text:p text:style-name="P2"><text:span text:style-name="T6">šǎṭ·rǎn·jų шахматы‎</text:span></text:p>
      <text:p text:style-name="P2"><text:span text:style-name="T6">dǎ&amp;mǎ&amp; шашки‎</text:span></text:p>
      <text:p text:style-name="P2"><text:span text:style-name="T6">bǎṭǎlų чемпион‎</text:span></text:p>
      <text:p text:style-name="P2"><text:span text:style-name="T6">bǐsǔhǔwlǎäį легко‎</text:span></text:p>
      <text:p text:style-name="P2"><text:span text:style-name="T6">šǎb·ʕǎ&amp;nǔ сытый‎</text:span></text:p>
      <text:p text:style-name="P2"><text:span text:style-name="T6">jǎw·ʕǎ&amp;nǔ голодный‎</text:span></text:p>
      <text:p text:style-name="P2"><text:span text:style-name="T6">ṭǎʕǐmǎ ел, кушал‎</text:span></text:p>
      <text:p text:style-name="P2"><text:span text:style-name="T6">ʔͣǎr·ḍǎã удовлетворил‎</text:span></text:p>
      <text:p text:style-name="P2"><text:span text:style-name="T6">bǎy^ǎnǎ разъяснил, объяснил, показал‎</text:span></text:p>
      <text:p text:style-name="P2"><text:soft-page-break/><text:span text:style-name="T6">xǎlǎqǎ создал, творил‎</text:span></text:p>
      <text:p text:style-name="P2"><text:span text:style-name="T6">ʕǎdǎmų небытие‎</text:span></text:p>
      <text:p text:style-name="P2"><text:span text:style-name="T6">ʔͣǎḥ·yǎ&amp; оживил, возродил‎</text:span></text:p>
      <text:p text:style-name="P2"><text:span text:style-name="T6">ʔͣǎmǎ&amp;tǎ умертвил‎</text:span></text:p>
      <text:p text:style-name="P2"><text:span text:style-name="T6">rǎzǎqǎ дал, даровал, наде­лил‎</text:span></text:p>
      <text:p text:style-name="P2"><text:span text:style-name="T6">&amp;ǎd·xǎlǎ ввёл, завёл‎</text:span></text:p>
      <text:p text:style-name="P2"><text:span text:style-name="T6">jǎn^ǎäų рай‎</text:span></text:p>
      <text:p text:style-name="P2"><text:span text:style-name="T6">nǎ&amp;rų огонь; ад‎</text:span></text:p>
      <text:p text:style-name="P2"><text:span text:style-name="T6">ʕǎṣǎã ослушался, не под­чинился‎</text:span></text:p>
      <text:p text:style-name="P2"><text:span text:style-name="T6">ʔͣǎšǎd^ǔ сильнее; более‎</text:span></text:p>
      <text:p text:style-name="P2"><text:span text:style-name="T6">ḥǔm·rǎäų краснота‎</text:span></text:p>
      <text:p text:style-name="P2"><text:span text:style-name="T6">ʔͣǎšǎd^ǔ ḥǔm·rǎäą более крас­ный‎</text:span></text:p>
      <text:p text:style-name="P2"><text:span text:style-name="T6">ʔͣǎqǎl^ǔ &amp;j·tǐhǎ&amp;dą&amp; менее ста­рательный‎</text:span></text:p>
      <text:p text:style-name="P2"><text:span text:style-name="T6">bǐfǎḍ·lǐ &amp;ll^ǎhǐ по милости Бога‎</text:span></text:p>
      <text:p text:style-name="P2"><text:span text:style-name="T6">bǐrǎḥ·mǎäǐ &amp;ll^ǎhǐ по милосер­дию Бога‎</text:span></text:p>
      <text:p text:style-name="P2"><text:span text:style-name="T6">ʕǎdǎdų число, количество‎</text:span></text:p>
      <text:p text:style-name="P2"><text:span text:style-name="T6">yǔṣ·bǐḥǔ ʔͣǎq·wǎã fǎʔͣǎq·wǎã становится все сильнее и сильнее‎</text:span></text:p>
      <text:p text:style-name="P2"><text:span text:style-name="T6">yǔṣ·bǐḥǔ &amp;ǎk·θǎrǎ fǎ&amp;ǎk·θǎrǎ ста­новится все больше и больше‎</text:span></text:p>
      <text:p text:style-name="P2"><text:span text:style-name="T6">qǎb·lǎ kǔl^ǐ šǎã·ʔį прежде всего‎</text:span></text:p>
      <text:p text:style-name="P2"><text:span text:style-name="T6">Урок 90‎ ¤</text:span></text:p>
      <text:p text:style-name="P2"><text:span text:style-name="T6">ʔͣǎṣ·bǎ&amp;ḥą&amp; ʔͣǎm· mǎsǎ&amp;ʔą? утром или вечером‎</text:span></text:p>
      <text:p text:style-name="P2"><text:span text:style-name="T6">ʔͣǎdǎbų литература‎</text:span></text:p>
      <text:p text:style-name="P2"><text:span text:style-name="T6">mǐn· ʔͣǎq·dǎmǐ &amp;l·ʕǔṣǔwrǐ ʔͥǐlǎã yǎw·mǐnǎ&amp; hǎðǎ&amp; с древнейших времён до наших дней ‎</text:span></text:p>
      <text:p text:style-name="P2"><text:span text:style-name="T6">ʔͣǎtǎã пришёл‎</text:span></text:p>
      <text:p text:style-name="P2"><text:span text:style-name="T6">wǎ&amp;ll^ǎhǐ клянусь Богом! ей-богу!‎</text:span></text:p>
      <text:p text:style-name="P2"><text:span text:style-name="T6">bǐ&amp;ld^ǐq^ǎäǐ точно‎</text:span></text:p>
      <text:p text:style-name="P2"><text:span text:style-name="T6">&amp;ǐq·tǎrǎbǎ приблизился, подо­шёл‎</text:span></text:p>
      <text:p text:style-name="P2"><text:span text:style-name="T6">&amp;ǐq·tǎrǎbǎ ʔͣǎjǎlǔhǔ приблизил­ся его час‎</text:span></text:p>
      <text:p text:style-name="P2"><text:span text:style-name="T6">jǔm·hǔwrų толпа, масса, пуб­лика‎</text:span></text:p>
      <text:p text:style-name="P2"><text:span text:style-name="T6">mǎq·hąã кафе‎</text:span></text:p>
      <text:p text:style-name="P2"><text:span text:style-name="T6">yǔm·kǐnǔkǎ ты можешь‎</text:span></text:p>
      <text:p text:style-name="P2"><text:span text:style-name="T6">yǔm·kǐnǔnǐã я могу‎</text:span></text:p>
      <text:p text:style-name="P2"><text:span text:style-name="T6">kǎ&amp;l·ʕǎ&amp;dǎäǐ как обычно‎</text:span></text:p>
      <text:p text:style-name="P2"><text:span text:style-name="T6">bǎ&amp;qį оставшийся‎</text:span></text:p>
      <text:p text:style-name="P2"><text:span text:style-name="T6">ṣǎf·ḥǎäų страница‎</text:span></text:p>
      <text:p text:style-name="P2"><text:span text:style-name="T6">&amp;ǐḥ·tǎšǎdǎ скопился, со­брался‎</text:span></text:p>
      <text:p text:style-name="P2"><text:span text:style-name="T6">ʔͣǎð̣ǔn^ǔ (я) думаю‎</text:span></text:p>
      <text:p text:style-name="P2"><text:span text:style-name="T6">mǐynǎ&amp;ʔų порт, гавань‎</text:span></text:p>
      <text:p text:style-name="P2"><text:span text:style-name="T6">rǎṣǐyfų перрон‎</text:span></text:p>
      <text:p text:style-name="P2"><text:soft-page-break/><text:span text:style-name="T6">bǎ&amp;xǐrǎäų пароход‎</text:span></text:p>
      <text:p text:style-name="P2"><text:span text:style-name="T6">šǐfǎ&amp;hǐy^ą&amp; устно‎</text:span></text:p>
      <text:p text:style-name="P2"><text:span text:style-name="T6">kǐtǎ&amp;bǐy^ą&amp; письменно‎</text:span></text:p>
      <text:p text:style-name="P2"><text:span text:style-name="T6">ʔͣǎnǎ&amp; ʕǎlǎã yǎqǐynį я уверен‎</text:span></text:p>
      <text:p text:style-name="P2"><text:span text:style-name="T6">xǎðǎlǎ оставил без помо­щи, поддержки‎</text:span></text:p>
      <text:p text:style-name="P2"><text:span text:style-name="T6">ʔͣǎmǎlų надежда‎</text:span></text:p>
      <text:p text:style-name="P2"><text:span text:style-name="T6">wǎθǐqǎ bǐ… верил, дове­рил‎</text:span></text:p>
      <text:p text:style-name="P2"><text:span text:style-name="T6">ṣǎrǎxǎ кричал, орал‎</text:span></text:p>
      <text:p text:style-name="P2"><text:span text:style-name="T6">bǐʔͣǎʕ·lǎã ṣǎw·tǐhǐ во весь го­лос‎</text:span></text:p>
      <text:p text:style-name="P2"><text:span text:style-name="T6">ʔͣǎw^ǎ&amp;h·! ох! ах!‎</text:span></text:p>
      <text:p text:style-name="P2"><text:span text:style-name="T6">hǎy^ǎ&amp; bǐnǎ&amp; пошли! скорее!‎</text:span></text:p>
      <text:p text:style-name="P2"><text:span text:style-name="T6">mǎṭ·ʕǎmų ресторан, столовая‎</text:span></text:p>
      <text:p text:style-name="P2"><text:span text:style-name="T6">Урок 91‎ ¤</text:span></text:p>
      <text:p text:style-name="P2"><text:span text:style-name="T6">mǎ&amp; &amp;ǎḥ·sǎnǎ bǐkǎ! как заме­чательно, когда ты…‎</text:span></text:p>
      <text:p text:style-name="P2"><text:span text:style-name="T6">mǎ&amp; &amp;ǎq·bǎḥǎ bǐkǎ! как некрасив­о, когда ты…‎</text:span></text:p>
      <text:p text:style-name="P2"><text:span text:style-name="T6">ṣǎdǎqǎ сказал правду‎</text:span></text:p>
      <text:p text:style-name="P2"><text:span text:style-name="T6">bǐ&lt;^ǎ&amp;·kǐydǐ конечно, несо­мненно‎</text:span></text:p>
      <text:p text:style-name="P2"><text:span text:style-name="T6">dǔwnǎ šǎk^į несомненно‎</text:span></text:p>
      <text:p text:style-name="P2"><text:span text:style-name="T6">ʔͣǎjǎ&amp;dǎ хорошо знал, умел‎</text:span></text:p>
      <text:p text:style-name="P2"><text:span text:style-name="T6">fǐã &amp;ls^ǎnǎwǎ&amp;tǐ mǎ&amp; bǎʕ·dǎ &amp;lθ^ǎw·rǎäǐ в послереволюционные годы ‎</text:span></text:p>
      <text:p text:style-name="P2"><text:span text:style-name="T6">&amp;ǎlš^ǎr·qǔ восток‎</text:span></text:p>
      <text:p text:style-name="P2"><text:span text:style-name="T6">&amp;ǎl·ǧǎr·bǔ запад‎</text:span></text:p>
      <text:p text:style-name="P2"><text:span text:style-name="T6">sǎwǎ&amp;ʔų &amp;ǎqǔl·tǎ &amp;ǎm· lǎm· tǎqǔl· все равно, сказал ли ты или нет ‎</text:span></text:p>
      <text:p text:style-name="P2"><text:span text:style-name="T6">sǎwǎ&amp;ʔų fǐã &amp;l·ǧǎr·bǐ ʔͣǎm· fǐã &amp;lš^ǎr·qǐ будь то на западе или на востоке ‎</text:span></text:p>
      <text:p text:style-name="P2"><text:span text:style-name="T6">fǐã ṭǎrǐyqǐ &amp;ln^ǎh·ḍǎäǐ на пути к возрождению‎</text:span></text:p>
      <text:p text:style-name="P2"><text:span text:style-name="T6">ṣǎḥǎ&amp; очнулся, пришел в себя, пробудился‎</text:span></text:p>
      <text:p text:style-name="P2"><text:span text:style-name="T6">mǔʔͮǎ&amp;mǎrǎäų заговор‎</text:span></text:p>
      <text:p text:style-name="P2"><text:span text:style-name="T6">ḍǐd^ǎ... против…‎</text:span></text:p>
      <text:p text:style-name="P2"><text:span text:style-name="T6">bǎ&amp;ʔǎ bǐ&amp;l·fǎšǎlǐ окончился провалом, терпел неудачу‎</text:span></text:p>
      <text:p text:style-name="P2"><text:span text:style-name="T6">l&amp;ǎbǔd^ǎ wǎ ʔͣǎn· yǎʕǔwdǎ он обя­зательно, непременно вернется‎</text:span></text:p>
      <text:p text:style-name="P2"><text:span text:style-name="T6">wǎʕǎdǎ обещал‎</text:span></text:p>
      <text:p text:style-name="P2"><text:span text:style-name="T6">ðǎ&amp; это, то‎</text:span></text:p>
      <text:p text:style-name="P2"><text:span text:style-name="T6">mǔt^ǎhǎmų обвиняемый, подсу­димый‎</text:span></text:p>
      <text:p text:style-name="P2"><text:span text:style-name="T6">ḥǎkǎmǎ ʕǎlǎã... пригово­рил, вынесприговор, судил‎</text:span></text:p>
      <text:p text:style-name="P2"><text:span text:style-name="T6">sǎjǎnǎ посадил, заключил в тюрьму‎</text:span></text:p>
      <text:p text:style-name="P2"><text:span text:style-name="T6">lǐmǔd^ǎäǐ ʔͣǔs·bǔwʕį на неде­лю, сроком на неделю‎</text:span></text:p>
      <text:p text:style-name="P2"><text:span text:style-name="T6">kǎ&amp;ǎn^ǎmǎ&amp;... как будто бы‎</text:span></text:p>
      <text:p text:style-name="P2"><text:span text:style-name="T6">hǎðǎ&amp; l&amp;ǎ yǎʕ·nǐynǐã это меня не касается, не трогает‎</text:span></text:p>
      <text:p text:style-name="P2"><text:span text:style-name="T6">ʕǎ&amp;qǎbǎ наказал‎</text:span></text:p>
      <text:p text:style-name="P2"><text:span text:style-name="T6">bǐl&amp;ǎdǔ &amp;lʔͥǐn·jǐlǐyzǐ страна ан­гличан, Англия‎</text:span></text:p>
      <text:p text:style-name="P2"><text:soft-page-break/><text:span text:style-name="T6">bǐl&amp;ǎdǔ &amp;lʔͣǎm·rǐykǎ&amp;nǐ страна американцев, Америка‎</text:span></text:p>
      <text:p text:style-name="P2"><text:span text:style-name="T6">jǎrǐymǎäų преступление‎</text:span></text:p>
      <text:p text:style-name="P2"><text:span text:style-name="T6">mǎdǎã &amp;l·ḥǎyǎ&amp;äǐ пожизнен­но‎</text:span></text:p>
      <text:p text:style-name="P2"><text:span text:style-name="T6">&amp;ǎls^ǎj·nǔ mǎdǎã &amp;l·ḥǎyǎ&amp;äǐ пожизненное заключение‎</text:span></text:p>
      <text:p text:style-name="P2"><text:span text:style-name="T6">bǎy·nǎmǎ&amp;... в то время как…; между тем, как…‎</text:span></text:p>
      <text:p text:style-name="P2"><text:span text:style-name="T6">&amp;ǐʕ·dǎ&amp;mų расстрел, казнь‎</text:span></text:p>
      <text:p text:style-name="P2"><text:span text:style-name="T6">šǎn·qų повешение‎</text:span></text:p>
      <text:p text:style-name="P2"><text:span text:style-name="T6">bǎšǎrǐy^ǎäų человечество, че­ловеческий род‎</text:span></text:p>
      <text:p text:style-name="P2"><text:span text:style-name="T6">ḥǔk·mų приговор, решение‎</text:span></text:p>
      <text:p text:style-name="P2"><text:span text:style-name="T6">ṣǎlǔḥǎ улучшился, испра­вился, пришёл вх орошее состояние‎</text:span></text:p>
      <text:p text:style-name="P2"><text:span text:style-name="T6">bǐmǐθ·lǐ &amp;lʔͥǐs·l&amp;ǎmǐ как Ислам‎</text:span></text:p>
      <text:p text:style-name="P2"><text:span text:style-name="T6">sǔn^ǎäų закон‎</text:span></text:p>
      <text:p text:style-name="P2"><text:span text:style-name="T6">ǧǎy^ǎrǎ изменил‎</text:span></text:p>
      <text:p text:style-name="P2"><text:span text:style-name="T6">&amp;ǔm^ǎäų нация, народ, умма‎</text:span></text:p>
      <text:p text:style-name="P2"><text:span text:style-name="T6">ðǔl^ų унижение, низость‎</text:span></text:p>
      <text:p text:style-name="P2"><text:span text:style-name="T6">ʕǐz^ų сила, могущество; ве­личие‎</text:span></text:p>
      <text:p text:style-name="P2"><text:span text:style-name="T6">sǔn^ǎäǔ &amp;ll^ǎhǐ закон Бога, объективный закон‎</text:span></text:p>
      <text:p text:style-name="P2"><text:span text:style-name="T6">jǎrǎt· sǔn^ǎäǔ &amp;ll^ǎhǐ у Бога есть закон, по закону Бога принято‎</text:span></text:p>
      <text:p text:style-name="P2"><text:span text:style-name="T6">&amp;ǎlʔͥǐʕ·dǎ&amp;mǔ šǎn·qą&amp; казнь че­рез повешение‎</text:span></text:p>
      <text:p text:style-name="P2"><text:span text:style-name="T6">bǎðǎlǎ wǔs·ʕǎhǔ приложил все усилия, делал все возможное‎</text:span></text:p>
      <text:p text:style-name="P2"><text:span text:style-name="T6">sǎʕǎã fǐã nǔṣ·rǎäǐ &amp;ld^ǐynǐ старался помочь религии, добивался помощи религии‎</text:span></text:p>
      <text:p text:style-name="P2"><text:span text:style-name="T6">Урок 92‎ ¤</text:span></text:p>
      <text:p text:style-name="P2"><text:span text:style-name="T6">nǎʕ·lų сандалии, тапочки, бо­соножки ‎</text:span></text:p>
      <text:p text:style-name="P2"><text:span text:style-name="T6">mǐx·rǎzų шило‎</text:span></text:p>
      <text:p text:style-name="P2"><text:span text:style-name="T6">šǎ&amp;lų шарф‎</text:span></text:p>
      <text:p text:style-name="P2"><text:span text:style-name="T6">dǔk^ǎ&amp;nų лавка, ларёк‎</text:span></text:p>
      <text:p text:style-name="P2"><text:span text:style-name="T6">ṣǎ&amp;dǐqų правдивый‎</text:span></text:p>
      <text:p text:style-name="P2"><text:span text:style-name="T6">ǧǎdǐyrų лужа, пруд‎</text:span></text:p>
      <text:p text:style-name="P2"><text:span text:style-name="T6">nǎq^ǎ квакал‎</text:span></text:p>
      <text:p text:style-name="P2"><text:span text:style-name="T6">bǎr^ǎmǎ&amp;ʔͤǐã^ų земноводный‎</text:span></text:p>
      <text:p text:style-name="P2"><text:span text:style-name="T6">bǎrǎã чинил, заострил‎</text:span></text:p>
      <text:p text:style-name="P2"><text:span text:style-name="T6">xǎ&amp;ṭǎbǎ обратился (к кому-л.)‎</text:span></text:p>
      <text:p text:style-name="P2"><text:span text:style-name="T6">mǔxǎ&amp;ṭǐbą&amp; обращаясь‎</text:span></text:p>
      <text:p text:style-name="P2"><text:span text:style-name="T6">&amp;ǐs·kǎ&amp;fų сапожник‎</text:span></text:p>
      <text:p text:style-name="P2"><text:span text:style-name="T6">ḍǐf·dǎʕų лягушка‎</text:span></text:p>
      <text:p text:style-name="P2"><text:span text:style-name="T6">θǎqǎbǎ сверлил, проколол‎</text:span></text:p>
      <text:p text:style-name="P2"><text:span text:style-name="T6">ḥǎḍǎrǎtǐ &amp;l·qǎh·wǎäǔ кофе го­тов, кофе подали‎</text:span></text:p>
      <text:p text:style-name="P2"><text:span text:style-name="T6">ḥǎḍǎrǎtǐ &amp;lṣ^ǎl&amp;ǎäǔ наста­ло время намаза‎</text:span></text:p>
      <text:p text:style-name="P2"><text:span text:style-name="T6">yǎsǔr^ǔnǐã я рад, что…, меня радует‎</text:span></text:p>
      <text:p text:style-name="P2"><text:soft-page-break/><text:span text:style-name="T6">jǎlǎbǎ привёз, принёс‎</text:span></text:p>
      <text:p text:style-name="P2"><text:span text:style-name="T6">bǐkǔl^ǐ sǔrǔwrį с большой ра­достью‎</text:span></text:p>
      <text:p text:style-name="P2"><text:span text:style-name="T6">tǎqǐã^ų богобоязненный, ‎</text:span></text:p>
      <text:p text:style-name="P2"><text:span text:style-name="T6">mǔḥǐb^ų lǐl·ʕǐl·mǐ благоче­стивый, любознательный, любящий знание, ‎</text:span></text:p>
      <text:p text:style-name="P2"><text:span text:style-name="T6">&amp;ǎll^ǎhǔ yǎr·ḍǎã ʕǎn·kǎ да бу­дет доволен тобой Бог‎</text:span></text:p>
      <text:p text:style-name="P2"><text:span text:style-name="T6">ḥǎrǎṣǎ старался‎</text:span></text:p>
      <text:p text:style-name="P2"><text:span text:style-name="T6">ṣǎ&amp;ḥǎbǎ дружил‎</text:span></text:p>
      <text:p text:style-name="P2"><text:span text:style-name="T6">Урок 93‎ ¤</text:span></text:p>
      <text:p text:style-name="P2"><text:span text:style-name="T6">hǔd·bų ресницы‎</text:span></text:p>
      <text:p text:style-name="P2"><text:span text:style-name="T6">jǎf·nų веко‎</text:span></text:p>
      <text:p text:style-name="P2"><text:span text:style-name="T6">ḥǎ&amp;jǐbų бровь‎</text:span></text:p>
      <text:p text:style-name="P2"><text:span text:style-name="T6">ʔͣǎn·fų нос‎</text:span></text:p>
      <text:p text:style-name="P2"><text:span text:style-name="T6">šǎ&amp;rǐbų ус‎</text:span></text:p>
      <text:p text:style-name="P2"><text:span text:style-name="T6">lǐḥ·yǎäų борода‎</text:span></text:p>
      <text:p text:style-name="P2"><text:span text:style-name="T6">ʕǔḍ·w орган (тела)‎</text:span></text:p>
      <text:p text:style-name="P2"><text:span text:style-name="T6">wǎð̣ǐyfǎäų функция, назначе­ние‎</text:span></text:p>
      <text:p text:style-name="P2"><text:span text:style-name="T6">ʔͣǔḥǎ&amp;dǔ по одному‎</text:span></text:p>
      <text:p text:style-name="P2"><text:span text:style-name="T6">mǎθ·nǎã по два‎</text:span></text:p>
      <text:p text:style-name="P2"><text:span text:style-name="T6">mǐn·hǎ&amp; mǎ&amp; hǔwǎ из них есть то, что…‎</text:span></text:p>
      <text:p text:style-name="P2"><text:span text:style-name="T6">šǎm^ǎ понюхал, обонял‎</text:span></text:p>
      <text:p text:style-name="P2"><text:span text:style-name="T6">rǎ&amp;ʔͤǐḥǎäų запах‎</text:span></text:p>
      <text:p text:style-name="P2"><text:span text:style-name="T6">lǐmǎ l&amp;ǎ tǎq·rǎʔͣǔ? почему ты не читаешь?‎</text:span></text:p>
      <text:p text:style-name="P2"><text:span text:style-name="T6">ʕǎm^ǎ&amp; qǎrǐybį скоро, вскоре‎</text:span></text:p>
      <text:p text:style-name="P2"><text:span text:style-name="T6">jǎz^ǎ стриг‎</text:span></text:p>
      <text:p text:style-name="P2"><text:span text:style-name="T6">jǎz^ǎ &amp;lṣ^ǔwfǎ стриг шерсть‎</text:span></text:p>
      <text:p text:style-name="P2"><text:span text:style-name="T6">&amp;ǎʕ·fǎã &amp;ll^ǐḥ·yǎäǎ отпустил бороду‎</text:span></text:p>
      <text:p text:style-name="P2"><text:span text:style-name="T6">šǎʕ·rǎäų волос, волосок‎</text:span></text:p>
      <text:p text:style-name="P2"><text:span text:style-name="T6">šǎʕ·rų волосы‎</text:span></text:p>
      <text:p text:style-name="P2"><text:span text:style-name="T6">wǎ lǎw· mǎr^ǎäą хоть раз‎</text:span></text:p>
      <text:p text:style-name="P2"><text:span text:style-name="T6">ṭǎrǎfų край, конец‎</text:span></text:p>
      <text:p text:style-name="P2"><text:span text:style-name="T6">qǎlǎmǎ обрезал‎</text:span></text:p>
      <text:p text:style-name="P2"><text:span text:style-name="T6">qǎlǎmǎ &amp;lð̣^ǔf·rǎ обрезал ногти‎</text:span></text:p>
      <text:p text:style-name="P2"><text:span text:style-name="T6">dǎhǎnǎ смазал маслом‎</text:span></text:p>
      <text:p text:style-name="P2"><text:span text:style-name="T6">sǎr^ǎḥǎ причесал‎</text:span></text:p>
      <text:p text:style-name="P2"><text:span text:style-name="T6">sǎr^ǎḥǎ šǎʕ·rǎhǔ причёсывалс­я‎</text:span></text:p>
      <text:p text:style-name="P2"><text:span text:style-name="T6">ʔͣǎḥ·fǎã &amp;lš^ǎ&amp;rǐbǎ коротко стриг усы‎</text:span></text:p>
      <text:p text:style-name="P2"><text:span text:style-name="T6">mǎjǔwsǐã^ų маг, огне­поклонник‎</text:span></text:p>
      <text:p text:style-name="P2"><text:span text:style-name="T6">Урок 94‎ ¤</text:span></text:p>
      <text:p text:style-name="P2"><text:span text:style-name="T6">bǔn·dǔqǐy^ǎäų ружьё‎</text:span></text:p>
      <text:p text:style-name="P2"><text:span text:style-name="T6">xǎr·ṭǔwšǎäų патрон‎</text:span></text:p>
      <text:p text:style-name="P2"><text:soft-page-break/><text:span text:style-name="T6">kǎrǐymų благородный, вели­кодушный‎</text:span></text:p>
      <text:p text:style-name="P2"><text:span text:style-name="T6">sǎxǐã^ų щедрый‎</text:span></text:p>
      <text:p text:style-name="P2"><text:span text:style-name="T6">bǎxǐylų скупой‎</text:span></text:p>
      <text:p text:style-name="P2"><text:span text:style-name="T6">fǐymǎ&amp; mǎḍǎã в прошлом‎</text:span></text:p>
      <text:p text:style-name="P2"><text:span text:style-name="T6">ǧǎy·rǔhǔ другой, кроме него‎</text:span></text:p>
      <text:p text:style-name="P2"><text:span text:style-name="T6">&amp;ǐs·tǎǧ·nǎã ʕǎn·... обхо­дился, не нуждался‎</text:span></text:p>
      <text:p text:style-name="P2"><text:span text:style-name="T6">sǎ&amp;ʔͤǐlų нищий, попро­шайка‎</text:span></text:p>
      <text:p text:style-name="P2"><text:span text:style-name="T6">rǎd^ǎ отогнал, отбил, отразил‎</text:span></text:p>
      <text:p text:style-name="P2"><text:span text:style-name="T6">qǐṭ·ʕǎäų кусок‎</text:span></text:p>
      <text:p text:style-name="P2"><text:span text:style-name="T6">šǎr·bǎäų глоток‎</text:span></text:p>
      <text:p text:style-name="P2"><text:span text:style-name="T6">bǐxǐl&amp;ǎfǐ... в отличии, в противоположность ‎</text:span></text:p>
      <text:p text:style-name="P2"><text:span text:style-name="T6">tǎṣǎd^ǎqǎ ʕǎlǎã... дал ми­лостыню‎</text:span></text:p>
      <text:p text:style-name="P2"><text:span text:style-name="T6">mǎʕ·rǔwfų bǐ... известный‎</text:span></text:p>
      <text:p text:style-name="P2"><text:span text:style-name="T6">kǎrǎmų благородство, вели­кодушие‎</text:span></text:p>
      <text:p text:style-name="P2"><text:span text:style-name="T6">šǔḥ^ų жадность, скупость‎</text:span></text:p>
      <text:p text:style-name="P2"><text:span text:style-name="T6">sǎxǎ&amp;ʔų щедрость‎</text:span></text:p>
      <text:p text:style-name="P2"><text:span text:style-name="T6">bǔx·lų скупость‎</text:span></text:p>
      <text:p text:style-name="P2"><text:span text:style-name="T6">bǎqǐãǎ остался‎</text:span></text:p>
      <text:p text:style-name="P2"><text:span text:style-name="T6">lǎhǔ &amp;ǎn·... он может, имеет право‎</text:span></text:p>
      <text:p text:style-name="P2"><text:span text:style-name="T6">lǎy·sǎ lǎhǔ &amp;ǎn·... он не мо­жет, он не имеет права‎</text:span></text:p>
      <text:p text:style-name="P2"><text:span text:style-name="T6">&amp;ǐf·tǎxǎrǎ гордился‎</text:span></text:p>
      <text:p text:style-name="P2"><text:span text:style-name="T6">&amp;ǐn·ṭǎlǎqǎ отправился, пу­стился в путь‎</text:span></text:p>
      <text:p text:style-name="P2"><text:span text:style-name="T6">&amp;ǐḥ·tǎṭǎbǎ собрал дрова‎</text:span></text:p>
      <text:p text:style-name="P2"><text:span text:style-name="T6">&amp;ǐs·tǎṣ·ḥǎbǎ взял с собой‎</text:span></text:p>
      <text:p text:style-name="P2"><text:span text:style-name="T6">wǎḥ·šų зверь, дикое жи­вотное‎</text:span></text:p>
      <text:p text:style-name="P2"><text:span text:style-name="T6">ṣǎ&amp;dǎ &amp;l·wǎḥ·šǎ поймал, убил зверя, охотился на зверя‎</text:span></text:p>
      <text:p text:style-name="P2"><text:span text:style-name="T6">fǎ&amp;rǐǧų пустой‎</text:span></text:p>
      <text:p text:style-name="P2"><text:span text:style-name="T6">ʕǎb^ǎʔͣǎ наполнил, насыпал‎</text:span></text:p>
      <text:p text:style-name="P2"><text:span text:style-name="T6">Урок 95‎ ¤</text:span></text:p>
      <text:p text:style-name="P2"><text:span text:style-name="T6">ð̣ǎhǎrǎ &amp;lʔͥǐs·l&amp;ǎmǔ ʕǎlǎã sǎ&amp;ʔͤǐrǐ &amp;lʔͣǎd·yǎ&amp;nǐ Ислам одержал верх над другими религиями ‎</text:span></text:p>
      <text:p text:style-name="P2"><text:span text:style-name="T6">fǐã šǎʔͣ·nǐ... по поводу…, на счет…‎</text:span></text:p>
      <text:p text:style-name="P2"><text:span text:style-name="T6">mǎ&amp;ḍį продолжающийся, не прекращающийся‎</text:span></text:p>
      <text:p text:style-name="P2"><text:span text:style-name="T6">bǐmǎ&amp; yǎq·dǐrǔ чем может‎</text:span></text:p>
      <text:p text:style-name="P2"><text:span text:style-name="T6">wǎjǎbǎ стал обязательным, должным‎</text:span></text:p>
      <text:p text:style-name="P2"><text:span text:style-name="T6">wǎ&amp;jǐbų обязательный‎</text:span></text:p>
      <text:p text:style-name="P2"><text:span text:style-name="T6">wǎ hǎkǎðǎ&amp; dǎwǎ&amp;lǎy·kǎ и так да­лее‎</text:span></text:p>
      <text:p text:style-name="P2"><text:span text:style-name="T6">tǎfǎk^ǎrǎ думал, размышлял‎</text:span></text:p>
      <text:p text:style-name="P2"><text:span text:style-name="T6">mǐr·ʔ̾äų зеркало‎</text:span></text:p>
      <text:p text:style-name="P2"><text:span text:style-name="T6">ḥǎs^ǎnǎ украсил‎</text:span></text:p>
      <text:p text:style-name="P2"><text:soft-page-break/><text:span text:style-name="T6">kǎã· yǎkǔwnǎ чтобы был‎</text:span></text:p>
      <text:p text:style-name="P2"><text:span text:style-name="T6">mǎy^ǐtų мёртвый‎</text:span></text:p>
      <text:p text:style-name="P2"><text:span text:style-name="T6">rǎs·mų рисование‎</text:span></text:p>
      <text:p text:style-name="P2"><text:span text:style-name="T6">tǎbǎʕ·θǎrǎ рассеялся, рассы­пался‎</text:span></text:p>
      <text:p text:style-name="P2"><text:span text:style-name="T6">ḍǎ&amp;ʕǎ пропал‎</text:span></text:p>
      <text:p text:style-name="P2"><text:span text:style-name="T6">ḥǎ&amp;fǎð̣ǎ ʕǎlǎã... соблюдал‎</text:span></text:p>
      <text:p text:style-name="P2"><text:span text:style-name="T6">ḥǎ&amp;fǎð̣ǎ ʕǎlǎã &amp;ln^ǎð̣ǎ&amp;fǎäǐ соблюдал чистоту‎</text:span></text:p>
      <text:p text:style-name="P2"><text:span text:style-name="T6">ḥǎ&amp;fǎð̣ǎ ʕǎlǎã &amp;lṣ^ǎl&amp;ǎäǐ соблюдал намаз‎</text:span></text:p>
      <text:p text:style-name="P2"><text:span text:style-name="T6">ṣǎ&amp;mǎ постился, соблюдал пост, уразу‎</text:span></text:p>
      <text:p text:style-name="P2"><text:span text:style-name="T6">wǎs^ǎxǎ пачкал‎</text:span></text:p>
      <text:p text:style-name="P2"><text:span text:style-name="T6">ʕǎlǎã wǎj·hǐ lʔͣǎr·r·ḍǐ на поверхности Земли‎</text:span></text:p>
      <text:p text:style-name="P2"><text:span text:style-name="T6">ḥǔk·mų власть‎</text:span></text:p>
      <text:p text:style-name="P2"><text:span text:style-name="T6">Урок 96‎ ¤</text:span></text:p>
      <text:p text:style-name="P2"><text:span text:style-name="T6">ʔ̾lǎäǔ &lt;^ǎṣ·wǐyrǐ фотоаппа­рат‎</text:span></text:p>
      <text:p text:style-name="P2"><text:span text:style-name="T6">lǐjǎ&amp;mų узда‎</text:span></text:p>
      <text:p text:style-name="P2"><text:span text:style-name="T6">sǎr·jų седло‎</text:span></text:p>
      <text:p text:style-name="P2"><text:span text:style-name="T6">ḥǎ&amp;ḍǐnǎäų нянька, мамка‎</text:span></text:p>
      <text:p text:style-name="P2"><text:span text:style-name="T6">wǎlǐydų дитя, новорождён­ный‎</text:span></text:p>
      <text:p text:style-name="P2"><text:span text:style-name="T6">sǎqǎ&amp;hǔ mǎ&amp;ʔą напоил водой‎</text:span></text:p>
      <text:p text:style-name="P2"><text:span text:style-name="T6">qǎmǎṭǎ пеленал, свил (ребён­ка)‎</text:span></text:p>
      <text:p text:style-name="P2"><text:span text:style-name="T6">nǎw^ǎmǎ уложил спать, усыпил‎</text:span></text:p>
      <text:p text:style-name="P2"><text:span text:style-name="T6">nǎw^ǎmǎ &amp;l·wǎlǐydǎ уложил ребён­ка спать‎</text:span></text:p>
      <text:p text:style-name="P2"><text:span text:style-name="T6">mǔr· прикажи‎</text:span></text:p>
      <text:p text:style-name="P2"><text:span text:style-name="T6">xǎ&amp;dǐmų слуга‎</text:span></text:p>
      <text:p text:style-name="P2"><text:span text:style-name="T6">xǎ&amp;dǐmǎäų служанка‎</text:span></text:p>
      <text:p text:style-name="P2"><text:span text:style-name="T6">mǎh·dų люлька, колыбель‎</text:span></text:p>
      <text:p text:style-name="P2"><text:span text:style-name="T6">lǎḥ·dų могила‎</text:span></text:p>
      <text:p text:style-name="P2"><text:span text:style-name="T6">ʔͣǎl·jǎmǎ надел узду‎</text:span></text:p>
      <text:p text:style-name="P2"><text:span text:style-name="T6">ʔͣǎs·rǎjǎ оседлал‎</text:span></text:p>
      <text:p text:style-name="P2"><text:span text:style-name="T6">mǎṣ·nǔwʕų сделанный, изго­товленный‎</text:span></text:p>
      <text:p text:style-name="P2"><text:span text:style-name="T6">ʕǎzǎmǎ ʕǎlǎã... решил, воз­намерился‎</text:span></text:p>
      <text:p text:style-name="P2"><text:span text:style-name="T6">jǐl·dų кожа‎</text:span></text:p>
      <text:p text:style-name="P2"><text:span text:style-name="T6">ʕǎlǎã mǎh·lį медленно‎</text:span></text:p>
      <text:p text:style-name="P2"><text:span text:style-name="T6">mǎšǎã ʕǎlǎã mǎh·lį хо­дил, пошёл медленно‎</text:span></text:p>
      <text:p text:style-name="P2"><text:span text:style-name="T6">ḥǔz·mǎäų кипа, пачка‎</text:span></text:p>
      <text:p text:style-name="P2"><text:span text:style-name="T6">sǎmǐykų толстый‎</text:span></text:p>
      <text:p text:style-name="P2"><text:span text:style-name="T6">lǎwǎ&amp;zǐmǔ &amp;l·kǐtǎ&amp;bǎäǐ письмен­ные принадлежности‎</text:span></text:p>
      <text:p text:style-name="P2"><text:span text:style-name="T6">tǎʕǎw^ǎdǎ привык‎</text:span></text:p>
      <text:p text:style-name="P2"><text:span text:style-name="T6">ṣǎw^ǎrǎ фотографировал, снял‎</text:span></text:p>
      <text:p text:style-name="P2"><text:span text:style-name="T6">mǔṣǎw^ǐrų фотограф‎</text:span></text:p>
      <text:p text:style-name="P2"><text:soft-page-break/><text:span text:style-name="T6">ǧǎrǐybų странный‎</text:span></text:p>
      <text:p text:style-name="P2"><text:span text:style-name="T6">ǧǎrǐybǔ &amp;lš^ǎk·lǐ странной формы‎</text:span></text:p>
      <text:p text:style-name="P2"><text:span text:style-name="T6">&amp;ǎš·bǎhǎ был похожим‎</text:span></text:p>
      <text:p text:style-name="P2"><text:span text:style-name="T6">l&amp;ǎ yǔš·bǐhǔ непохожий‎</text:span></text:p>
      <text:p text:style-name="P2"><text:span text:style-name="T6">ḥǎj·mų размер, габарит‎</text:span></text:p>
      <text:p text:style-name="P2"><text:span text:style-name="T6">ṣǎǧǐyrǔ &amp;l·ḥǎj·mǐ малогаба­ритный, небольшого размера‎</text:span></text:p>
      <text:p text:style-name="P2"><text:span text:style-name="T6">kǎbǐyrǔ &amp;l·ḥǎj·mǐ громозд­кий, крупногабаритный‎</text:span></text:p>
      <text:p text:style-name="P2"><text:span text:style-name="T6">ʕǎ&amp;dǐã^ų обыкновенный, обычный‎</text:span></text:p>
      <text:p text:style-name="P2"><text:span text:style-name="T6">&amp;ǐt^ǎxǎðǎ ṣǎdǐyqą&amp; сделал, из­брал себе друга‎</text:span></text:p>
      <text:p text:style-name="P2"><text:span text:style-name="T6">dǎ&amp;rų дом, жилище; страна‎</text:span></text:p>
      <text:p text:style-name="P2"><text:span text:style-name="T6">kǎfǎrǎ не веровал, был гяу­ром‎</text:span></text:p>
      <text:p text:style-name="P2"><text:span text:style-name="T6">kǎfǎrǎ bǐ&amp;ll^ǎhǐ не верил в Бога‎</text:span></text:p>
      <text:p text:style-name="P2"><text:span text:style-name="T6">rǎḍǐytǔ bǐ&amp;ll^ǎhǐ rǎb^ą&amp; я удовлетворён Богом как Господом‎</text:span></text:p>
      <text:p text:style-name="P2"><text:span text:style-name="T6">rǎḍǐytǔ bǐ&amp;lʔͥǐs·l&amp;ǎmǐ dǐyną&amp; я удовлетворён Исламом как религией‎</text:span></text:p>
      <text:p text:style-name="P2"><text:span text:style-name="T6">Урок 97‎ ¤</text:span></text:p>
      <text:p text:style-name="P2"><text:span text:style-name="T6">wǎṣǐy^ǎäų завещание, завет‎</text:span></text:p>
      <text:p text:style-name="P2"><text:span text:style-name="T6">ʔͣǎw·ṣǎã завещал, наказал; советовал‎</text:span></text:p>
      <text:p text:style-name="P2"><text:span text:style-name="T6">xǎ&amp;lǎfǎ &amp;l·wǎṣǐy^ǎäǎ нарушил завещание‎</text:span></text:p>
      <text:p text:style-name="P2"><text:span text:style-name="T6">&amp;ǐǧ·tǎsǎlǎ купался, умылся‎</text:span></text:p>
      <text:p text:style-name="P2"><text:span text:style-name="T6">&amp;ǐs·tǎd·ʕǎã вызвал‎</text:span></text:p>
      <text:p text:style-name="P2"><text:span text:style-name="T6">ʕǎ&amp;yǎnǎ осмотрел‎</text:span></text:p>
      <text:p text:style-name="P2"><text:span text:style-name="T6">ʕǎ&amp;yǎnǎ &amp;l·mǎrǐyḍǎ осмот­рел больного‎</text:span></text:p>
      <text:p text:style-name="P2"><text:span text:style-name="T6">kǎšǎfǎ обнаружил, вы­явил‎</text:span></text:p>
      <text:p text:style-name="P2"><text:span text:style-name="T6">dǎ&amp;ʔų болезнь‎</text:span></text:p>
      <text:p text:style-name="P2"><text:span text:style-name="T6">wǎṣǎfǎ &amp;ld^ǎwǎ&amp;ʔǎ выписал, прописал лекарство‎</text:span></text:p>
      <text:p text:style-name="P2"><text:span text:style-name="T6">mǔʕǎ&amp;lǎjǎäų лечение‎</text:span></text:p>
      <text:p text:style-name="P2"><text:span text:style-name="T6">dǎ&amp;mǎ длился, продолжался‎</text:span></text:p>
      <text:p text:style-name="P2"><text:span text:style-name="T6">&amp;ǎm·rų приказ, распоряжение‎</text:span></text:p>
      <text:p text:style-name="P2"><text:span text:style-name="T6">ʔͣǎwǎ&amp;mǐrǔ &amp;ll^ǎhǐ приказы, пред­писания Бога‎</text:span></text:p>
      <text:p text:style-name="P2"><text:span text:style-name="T6">ʕǐqǎ&amp;bų наказание‎</text:span></text:p>
      <text:p text:style-name="P2"><text:span text:style-name="T6">tǎ&amp;bǎ покаялся, пожалел‎</text:span></text:p>
      <text:p text:style-name="P2"><text:span text:style-name="T6">ʕǎ&amp;dǎ &amp;ǐlǎã... возобновил, де­лал вторично, повторил‎</text:span></text:p>
      <text:p text:style-name="P2"><text:span text:style-name="T6">lǎm· yǎʕǔd· &amp;ǐlǎã... он больше не повторил‎</text:span></text:p>
      <text:p text:style-name="P2"><text:span text:style-name="T6">fǎr·ḍų обязанность, запо­ведь, предписание‎</text:span></text:p>
      <text:p text:style-name="P2"><text:span text:style-name="T6">mǔʕǎq^ǎdų сложный, запутан­ный‎</text:span></text:p>
      <text:p text:style-name="P2"><text:span text:style-name="T6">mǎs·ʔͤǎlǎäų mǔʕǎq^ǎdǎäų сложная задача‎</text:span></text:p>
      <text:p text:style-name="P2"><text:span text:style-name="T6">wǎrǎdǎ значился, встретился, приводился‎</text:span></text:p>
      <text:p text:style-name="P2"><text:span text:style-name="T6">&amp;ǎk·rǎmǎ почитал, уважал‎</text:span></text:p>
      <text:p text:style-name="P2"><text:span text:style-name="T6">šǎy·xǔwxǎäų старость‎</text:span></text:p>
      <text:p text:style-name="P2"><text:span text:style-name="T6">rǐfǎ&amp;qų товарищи‎</text:span></text:p>
      <text:p text:style-name="P2"><text:soft-page-break/><text:span text:style-name="T6">ǧǐyǎ&amp;bų отсутствие‎</text:span></text:p>
      <text:p text:style-name="P2"><text:span text:style-name="T6">hǎðǐhǐ &amp;l·mǔd^ǎäǎ в этот пери­од, в это время‎</text:span></text:p>
      <text:p text:style-name="P2"><text:span text:style-name="T6">ṣǎl^ǎã &amp;l·fǎr·ḍǎ совершил обязательный намаз‎</text:span></text:p>
      <text:p text:style-name="P2"><text:span text:style-name="T6">Урок 98‎ ¤</text:span></text:p>
      <text:p text:style-name="P2"><text:span text:style-name="T6">rǎ&amp;kǐbų пассажир‎</text:span></text:p>
      <text:p text:style-name="P2"><text:span text:style-name="T6">sǐn^ų возраст‎</text:span></text:p>
      <text:p text:style-name="P2"><text:span text:style-name="T6">kǎbǐyrǔ &amp;ls^ǐn^ǐ старый‎</text:span></text:p>
      <text:p text:style-name="P2"><text:span text:style-name="T6">tǎʕǎj^ǎbǎ mǐn·... удивился‎</text:span></text:p>
      <text:p text:style-name="P2"><text:span text:style-name="T6">ǧǎrǎsǎ посадил (дерево)‎</text:span></text:p>
      <text:p text:style-name="P2"><text:span text:style-name="T6">ǧǎrǎsǎ šǎjǎrǎäą посадил дерево‎</text:span></text:p>
      <text:p text:style-name="P2"><text:span text:style-name="T6">ʔͣǎm^ǎlǎ надеялся‎</text:span></text:p>
      <text:p text:style-name="P2"><text:span text:style-name="T6">ʔͣǎtǔʔͮǎm^ǐlǔ? ты надеешься?‎</text:span></text:p>
      <text:p text:style-name="P2"><text:span text:style-name="T6">mǎ&amp; lǎkǎ? что с тобой?‎</text:span></text:p>
      <text:p text:style-name="P2"><text:span text:style-name="T6">mǎ&amp; lǎkǎ tǎḍ·ḥǎkǔ? что ты смеёшься?п очему ты смеёшься?‎</text:span></text:p>
      <text:p text:style-name="P2"><text:span text:style-name="T6">mǎ&amp; lǎkǎ l&amp;ǎ tǎq·rǎʔͣǔ? что ты не читаешь?‎</text:span></text:p>
      <text:p text:style-name="P2"><text:span text:style-name="T6">ʔͣǎʕǐdǔkǎ обещаю тебе, даю тебе слово‎</text:span></text:p>
      <text:p text:style-name="P2"><text:span text:style-name="T6">ṭǎb^ǎlǎ бил в барабан, бара­банил‎</text:span></text:p>
      <text:p text:style-name="P2"><text:span text:style-name="T6">nǎ&amp;ʔͤǐmų спящий‎</text:span></text:p>
      <text:p text:style-name="P2"><text:span text:style-name="T6">qǎ&amp;lǎ qǎ&amp;ʔͤǐlų кто-то сказал‎</text:span></text:p>
      <text:p text:style-name="P2"><text:span text:style-name="T6">ʔͣǔm·nǐy^ǎäų желание, мечта‎</text:span></text:p>
      <text:p text:style-name="P2"><text:span text:style-name="T6">ʔͣǔm·nǐy^ǎtǐãǎ &amp;l·wǎḥǐydǎäǔ моё единственное желание‎</text:span></text:p>
      <text:p text:style-name="P2"><text:span text:style-name="T6">kǎ&amp;nǎt· ʔͣǔm·nǐy^ǎtǐãǎ &amp;l·wǎḥǐydǎäǔ у меня единственное желание было…‎</text:span></text:p>
      <text:p text:style-name="P2"><text:span text:style-name="T6">&amp;ǐs·tǎn·fǎdǎ исчерпал, погло­тил‎</text:span></text:p>
      <text:p text:style-name="P2"><text:span text:style-name="T6">&amp;ǐs·tǎn·fǎdǎ &amp;l·mǎ&amp;lǎ исчер­пал деньги‎</text:span></text:p>
      <text:p text:style-name="P2"><text:span text:style-name="T6">Урок 99‎ ¤</text:span></text:p>
      <text:p text:style-name="P2"><text:span text:style-name="T6">mǎr·fǎʔͣų порт‎</text:span></text:p>
      <text:p text:style-name="P2"><text:span text:style-name="T6">qǎlǎʕǎ вырвал, выдёргивал‎</text:span></text:p>
      <text:p text:style-name="P2"><text:span text:style-name="T6">ḍǎ&amp;r^ų вредный‎</text:span></text:p>
      <text:p text:style-name="P2"><text:span text:style-name="T6">ʔͣǎṣ·lǎḥǎ ремонтировал, по­чинил‎</text:span></text:p>
      <text:p text:style-name="P2"><text:span text:style-name="T6">tǎʕǎ&amp;wǎnǎ ʕǎlǎã... сотрудни­чали, совместно работали‎</text:span></text:p>
      <text:p text:style-name="P2"><text:span text:style-name="T6">jǎm^ǎlǎ украсил‎</text:span></text:p>
      <text:p text:style-name="P2"><text:span text:style-name="T6">nǎð̣^ǎmǎ приводил в порядок, регулировал‎</text:span></text:p>
      <text:p text:style-name="P2"><text:span text:style-name="T6">bǎ&amp;r^ų добрый, хороший‎</text:span></text:p>
      <text:p text:style-name="P2"><text:span text:style-name="T6">rǎsǎ&amp; причалил, становился на якорь‎</text:span></text:p>
      <text:p text:style-name="P2"><text:span text:style-name="T6">rǎsǎtǐ &amp;ls^ǎfǐynǎäǔ корабль становился на якорь‎</text:span></text:p>
      <text:p text:style-name="P2"><text:span text:style-name="T6">ʕǎrǎbǎäǔ &amp;lʔͣǎṭ·fǎ&amp;lǐ детская коляска‎</text:span></text:p>
      <text:p text:style-name="P2"><text:span text:style-name="T6">ʕǎrǎbǎäų коляска, тачка‎</text:span></text:p>
      <text:p text:style-name="P2"><text:span text:style-name="T6">mǎr^ǎäą однажды‎</text:span></text:p>
      <text:p text:style-name="P2"><text:span text:style-name="T6">qǎsǎmǎ делил‎</text:span></text:p>
      <text:p text:style-name="P2"><text:span text:style-name="T6">ʕǎlǎã sǎwǎ&amp;ʔį одинаково, равным образом‎</text:span></text:p>
      <text:p text:style-name="P2"><text:soft-page-break/><text:span text:style-name="T6">nǎ&amp;dǎã звал, окликал‎</text:span></text:p>
      <text:p text:style-name="P2"><text:span text:style-name="T6">l&amp;ǎʕǎbǎ играл (с кем-л.)‎</text:span></text:p>
      <text:p text:style-name="P2"><text:span text:style-name="T6">l&amp;ǎʕǎbǎ &amp;l·hǐr^ǎäǎ играл с кош­кой‎</text:span></text:p>
      <text:p text:style-name="P2"><text:span text:style-name="T6">&amp;ǎk·mǎlǎ закончил, завершил‎</text:span></text:p>
      <text:p text:style-name="P2"><text:span text:style-name="T6">ḥǎ&amp;l&amp;ą тотчас, немедленно‎</text:span></text:p>
      <text:p text:style-name="P2"><text:span text:style-name="T6">ḍǎ&amp;ḥǎkǎ посмеялся (с кем-л.)‎</text:span></text:p>
      <text:p text:style-name="P2"><text:span text:style-name="T6">ḍǎ&amp;ḥǎkǎ &amp;lṭ^ǐf·lǎ посмеял­ся с ребёнком‎</text:span></text:p>
      <text:p text:style-name="P2"><text:span text:style-name="T6">ǧǎn^ǎã пел‎</text:span></text:p>
      <text:p text:style-name="P2"><text:span text:style-name="T6">Урок 100‎ ¤</text:span></text:p>
      <text:p text:style-name="P2"><text:span text:style-name="T6">xǎṭ^ų линия, черта‎</text:span></text:p>
      <text:p text:style-name="P2"><text:span text:style-name="T6">zǎ&amp;ʔͤǐǐrų посетитель‎</text:span></text:p>
      <text:p text:style-name="P2"><text:span text:style-name="T6">sǎ&amp;fǎrǎ уехал, поехал‎</text:span></text:p>
      <text:p text:style-name="P2"><text:span text:style-name="T6">ḥǐsǎ&amp;bų арафметика‎</text:span></text:p>
      <text:p text:style-name="P2"><text:span text:style-name="T6">ḥǎ&amp;rǐsų сторож‎</text:span></text:p>
      <text:p text:style-name="P2"><text:span text:style-name="T6">bǎ&amp;ḍǎ нести яйца‎</text:span></text:p>
      <text:p text:style-name="P2"><text:span text:style-name="T6">fǐḍ^ǎäų серебро‎</text:span></text:p>
      <text:p text:style-name="P2"><text:span text:style-name="T6">kǎθ^ǎrǎ умножил, приумано­жил‎</text:span></text:p>
      <text:p text:style-name="P2"><text:span text:style-name="T6">ʕǎlǎfų корм‎</text:span></text:p>
      <text:p text:style-name="P2"><text:span text:style-name="T6">&amp;ǐn·šǎq^ǎ разорвался‎</text:span></text:p>
      <text:p text:style-name="P2"><text:span text:style-name="T6">ḥǎw·ṣǎlǎäų зоб (птицы)‎</text:span></text:p>
      <text:p text:style-name="P2"><text:span text:style-name="T6">Урок 101‎ ¤</text:span></text:p>
      <text:p text:style-name="P2"><text:span text:style-name="T6">ṣǔwṣų ципленок‎</text:span></text:p>
      <text:p text:style-name="P2"><text:span text:style-name="T6">ḥǔz·mǎäų сноп‎</text:span></text:p>
      <text:p text:style-name="P2"><text:span text:style-name="T6">xǔm^ų курятник‎</text:span></text:p>
      <text:p text:style-name="P2"><text:span text:style-name="T6">xǔm^ǔ &amp;ld^ǎjǎ&amp;jǐ курятник; корзина для кур‎</text:span></text:p>
      <text:p text:style-name="P2"><text:span text:style-name="T6">sǔn·bǔlų колос‎</text:span></text:p>
      <text:p text:style-name="P2"><text:span text:style-name="T6">&amp;ǐṣ·fǎr^ǎ пожелтел‎</text:span></text:p>
      <text:p text:style-name="P2"><text:span text:style-name="T6">mǔṣǎf^ǎrų пожелтевший‎</text:span></text:p>
      <text:p text:style-name="P2"><text:span text:style-name="T6">ʕǎzǐymǎäų твердая реши­мость‎</text:span></text:p>
      <text:p text:style-name="P2"><text:span text:style-name="T6">bǐʕǎzǐymǎäį решительно‎</text:span></text:p>
      <text:p text:style-name="P2"><text:span text:style-name="T6">nǎšǎ&amp;ṭų активность‎</text:span></text:p>
      <text:p text:style-name="P2"><text:span text:style-name="T6">bǐnǎšǎ&amp;ṭį активно‎</text:span></text:p>
      <text:p text:style-name="P2"><text:span text:style-name="T6">sǎ&amp;qų стебель; ствол‎</text:span></text:p>
      <text:p text:style-name="P2"><text:span text:style-name="T6">sǎ&amp;qǔ nǎbǎ&amp;tį стебель рас­тения‎</text:span></text:p>
      <text:p text:style-name="P2"><text:span text:style-name="T6">dǎ&amp;b^ǎäų животное‎</text:span></text:p>
      <text:p text:style-name="P2"><text:span text:style-name="T6">bǎy·dǎrų кумно, ток‎</text:span></text:p>
      <text:p text:style-name="P2"><text:span text:style-name="T6">tǎʕǐbǎ устал‎</text:span></text:p>
      <text:p text:style-name="P2"><text:span text:style-name="T6">ʔͣǎq·ʕǎã сел на задние лапы‎</text:span></text:p>
      <text:p text:style-name="P2"><text:span text:style-name="T6">ʕǎtǎbǎäų порог‎</text:span></text:p>
      <text:p text:style-name="P2"><text:span text:style-name="T6">ǧǎlǎbǎhǔ &amp;ln^ǔʕǎ&amp;sǔ им овла­дел сон‎</text:span></text:p>
      <text:p text:style-name="P2"><text:soft-page-break/><text:span text:style-name="T6">ḥǎrǎsǎ охранял‎</text:span></text:p>
      <text:p text:style-name="P2"><text:span text:style-name="T6">yǎ&amp; ḥǎbǐybǐy о мой люби­мый‎</text:span></text:p>
      <text:p text:style-name="P2"><text:span text:style-name="T6">kǐs·rǎäų кусок‎</text:span></text:p>
      <text:p text:style-name="P2"><text:span text:style-name="T6">kǎs·rǎäǔ xǔb·zį кусок хлеба‎</text:span></text:p>
      <text:p text:style-name="P2"><text:span text:style-name="T6">&amp;ǐb·tǎʕǎdǎ ʕǎn·... удалился, отошел‎</text:span></text:p>
      <text:p text:style-name="P2"><text:span text:style-name="T6">xǎbǐyθų скверный, мерз­кий, коварный‎</text:span></text:p>
      <text:p text:style-name="P2"><text:span text:style-name="T6">fǐy &amp;lxǎ&amp;rǐjǐ на улице, снаружи‎</text:span></text:p>
      <text:p text:style-name="P2"><text:span text:style-name="T6">tǎrǎṣ^ǎdǎ подстерегал, подкар­аулил, выслеживал‎</text:span></text:p>
      <text:p text:style-name="P2"><text:span text:style-name="T6">ʕǎmǐlǎ bǐ... действовал, по­ступил согласно чему-л., выполнил‎</text:span></text:p>
      <text:p text:style-name="P2"><text:span text:style-name="T6">ʕǎmǐlǎ bǐ&amp;ln^ǎṣǐyḥǎäǐ посту­пил согласно совету, последовал совету‎</text:span></text:p>
      <text:p text:style-name="P2"><text:span text:style-name="T6">ʕǎmǐlǎ bǐkǐtǎ&amp;bǐ &amp;ll^ǎhǐ дей­ствавал согласно писанию Бога‎</text:span></text:p>
      <text:p text:style-name="P2"><text:span text:style-name="T6">tǎsǎ&amp;ʔǎlǎ задался вопросом‎</text:span></text:p>
      <text:p text:style-name="P2"><text:span text:style-name="T6">fǎt^ǎšǎ ʕǎn·... искал‎</text:span></text:p>
      <text:p text:style-name="P2"><text:span text:style-name="T6">fǐy kǔl^ǐ mǎkǎ&amp;nį везде, всюду‎</text:span></text:p>
      <text:p text:style-name="P2"><text:span text:style-name="T6">ʔͣǎxǐyrą&amp; наконец‎</text:span></text:p>
      <text:p text:style-name="P2"><text:span text:style-name="T6">jǎzǎ&amp;ʔų возмездие, наказа­ние‎</text:span></text:p>
      <text:p text:style-name="P2"><text:span text:style-name="T6">Урок 102‎ ¤</text:span></text:p>
      <text:p text:style-name="P2"><text:span text:style-name="T6">ḥǎfǎrǎ копал‎</text:span></text:p>
      <text:p text:style-name="P2"><text:span text:style-name="T6">dǎfǎnǎ зарыл, закопал‎</text:span></text:p>
      <text:p text:style-name="P2"><text:span text:style-name="T6">ʔͣǎð̣ǎl^ǎ покрыл тенью, дал тень‎</text:span></text:p>
      <text:p text:style-name="P2"><text:span text:style-name="T6">ʔͣǎq·šǎʕǎ рассеялся‎</text:span></text:p>
      <text:p text:style-name="P2"><text:span text:style-name="T6">ʔͣǎq·šǎʕǎtǐ &amp;ls^ǎḥǎ&amp;bǎäǔ рас­сеялось облако‎</text:span></text:p>
      <text:p text:style-name="P2"><text:span text:style-name="T6">sǎḥǎ&amp;bǎäų облако, туча‎</text:span></text:p>
      <text:p text:style-name="P2"><text:span text:style-name="T6">ʕǎl&amp;ǎmǎäų знак, метка‎</text:span></text:p>
      <text:p text:style-name="P2"><text:span text:style-name="T6">ʔͣǎḍǎ&amp;ʕǎ губил, терял, тратил‎</text:span></text:p>
      <text:p text:style-name="P2"><text:span text:style-name="T6">mǐs·kǐynų бедный, бедняга‎</text:span></text:p>
      <text:p text:style-name="P2"><text:span text:style-name="T6">jǎs^ǎ щупал‎</text:span></text:p>
      <text:p text:style-name="P2"><text:span text:style-name="T6">nǎb·ḍų пульс‎</text:span></text:p>
      <text:p text:style-name="P2"><text:span text:style-name="T6">jǎs^ǎ &amp;ln^ǎb·ḍǎ щупал пульс‎</text:span></text:p>
      <text:p text:style-name="P2"><text:span text:style-name="T6">qǎ&amp;sǎ мерил, измерил‎</text:span></text:p>
      <text:p text:style-name="P2"><text:span text:style-name="T6">dǎrǎjǎäǔ &amp;lḥǎrǎ&amp;rǎäǐ темпера­тура‎</text:span></text:p>
      <text:p text:style-name="P2"><text:span text:style-name="T6">qǎ&amp;sǎ dǎrǎjǎäǎ &amp;lḥǎrǎ&amp;rǎäǐ мерил температуру‎</text:span></text:p>
      <text:p text:style-name="P2"><text:span text:style-name="T6">&amp;ǐs·tǎṭǎ&amp;ʕǎ смог, был в со­стоянии‎</text:span></text:p>
      <text:p text:style-name="P2"><text:span text:style-name="T6">mǎr·bǔwṭų связанный, при­вязанный‎</text:span></text:p>
      <text:p text:style-name="P2"><text:span text:style-name="T6">mǐnǎ &amp;ld^ǎ&amp;xǐlǐ внутри, из­нутри‎</text:span></text:p>
      <text:p text:style-name="P2"><text:span text:style-name="T6">mǎš·ǧǔwlǔ &amp;lbǎ&amp;lǐ озабо­ченный‎</text:span></text:p>
      <text:p text:style-name="P2"><text:span text:style-name="T6">&amp;ǐn·tǎbǎhǎ lǐ... заметил, обра­тил внимание‎</text:span></text:p>
      <text:p text:style-name="P2"><text:span text:style-name="T6">ǧǔl&amp;ǎmų мальчик, парень‎</text:span></text:p>
      <text:p text:style-name="P2"><text:span text:style-name="T6">lǎqǎṭǎ подобрал, поднял с земли‎</text:span></text:p>
      <text:p text:style-name="P2"><text:span text:style-name="T6">lǎḥǐqǎ догнал‎</text:span></text:p>
      <text:p text:style-name="P2"><text:soft-page-break/><text:span text:style-name="T6">kǎ&amp;fǎʔͣǎ вознаградил‎</text:span></text:p>
      <text:p text:style-name="P2"><text:span text:style-name="T6">ʔͣǎbǎã отверг, отказал‎</text:span></text:p>
      <text:p text:style-name="P2"><text:span text:style-name="T6">Урок 103‎ ¤</text:span></text:p>
      <text:p text:style-name="P2"><text:span text:style-name="T6">jǎw·zǎäų орех (один)‎</text:span></text:p>
      <text:p text:style-name="P2"><text:span text:style-name="T6">ð̣ǎn^ǎ думал, полагал‎</text:span></text:p>
      <text:p text:style-name="P2"><text:span text:style-name="T6">ʕǎḍ^ǎ укусил‎</text:span></text:p>
      <text:p text:style-name="P2"><text:span text:style-name="T6">mǔr^ų горький‎</text:span></text:p>
      <text:p text:style-name="P2"><text:span text:style-name="T6">mǎ&amp; ʔͣǎmǎr^ǎ hǎðǐhǐ &lt;^ǔf^ǎ&amp;ḥǎäǎ какое горькое это яблоко!‎</text:span></text:p>
      <text:p text:style-name="P2"><text:span text:style-name="T6">ʔͣǎk·bǎrǔ mǐn·hǔ sǐn^ą&amp; старше его‎</text:span></text:p>
      <text:p text:style-name="P2"><text:span text:style-name="T6">qǎšǎrǎ снял кожицу, корку, очистил‎</text:span></text:p>
      <text:p text:style-name="P2"><text:span text:style-name="T6">qǐš·rų корка, кожица, кожу­ра‎</text:span></text:p>
      <text:p text:style-name="P2"><text:span text:style-name="T6">lǔb^ų сердцевина, ядро‎</text:span></text:p>
      <text:p text:style-name="P2"><text:span text:style-name="T6">ʔͣǎb·qǎã оставил‎</text:span></text:p>
      <text:p text:style-name="P2"><text:span text:style-name="T6">ḍǎjǐrǎ mǐn· ... испытывал досаду, скучал‎</text:span></text:p>
      <text:p text:style-name="P2"><text:span text:style-name="T6">wǎḥ·dǎäų одиночество‎</text:span></text:p>
      <text:p text:style-name="P2"><text:span text:style-name="T6">ḍǎjǐrǎ mǐn· wǎḥ·dǎtǐhǐ ску­чал от одиночества‎</text:span></text:p>
      <text:p text:style-name="P2"><text:span text:style-name="T6">ʔͣǎl·bǎsǎ одел‎</text:span></text:p>
      <text:p text:style-name="P2"><text:span text:style-name="T6">ʔͣǎl·bǎsǎ &amp;lṭ^ǐf·lǎ lǐbǎ&amp;są&amp; одел ребенка в одежду‎</text:span></text:p>
      <text:p text:style-name="P2"><text:span text:style-name="T6">ṣǎ&amp;rǎ стал, становился‎</text:span></text:p>
      <text:p text:style-name="P2"><text:span text:style-name="T6">ṣǎ&amp;rǎ kǎbǐyrą&amp; стал большой‎</text:span></text:p>
      <text:p text:style-name="P2"><text:span text:style-name="T6">lǎw·zų миндаль‎</text:span></text:p>
      <text:p text:style-name="P2"><text:span text:style-name="T6">šǎjǎrǎäǔ &amp;ll^ǎw·zǐ миндальное дерево‎</text:span></text:p>
      <text:p text:style-name="P2"><text:span text:style-name="T6">tǎʔͣǎl^ǎmǎ мучился, страдал, чув­ствовал боль‎</text:span></text:p>
      <text:p text:style-name="P2"><text:span text:style-name="T6">ṣǎdǎqǎ сказал правду‎</text:span></text:p>
      <text:p text:style-name="P2"><text:span text:style-name="T6">ʔ̾sǐfų сожалеющий‎</text:span></text:p>
      <text:p text:style-name="P2"><text:span text:style-name="T6">ʔͥǐn^ǎnǐy ʔ̾sǐfų jǐd^ą&amp; поис­тине, я очень сожалею‎</text:span></text:p>
      <text:p text:style-name="P2"><text:span text:style-name="T6">Урок 104‎ ¤</text:span></text:p>
      <text:p text:style-name="P2"><text:span text:style-name="T6">ʔͣǎṣ·fǎrǔ желтый‎</text:span></text:p>
      <text:p text:style-name="P2"><text:span text:style-name="T6">wǎ ʔͥǐl&amp;^ǎ fǎl&amp;ǎ если нет, то нет‎</text:span></text:p>
      <text:p text:style-name="P2"><text:span text:style-name="T6">hǔnǎ&amp;kǎ имеется, существу­ет‎</text:span></text:p>
      <text:p text:style-name="P2"><text:span text:style-name="T6">ṭǎrǐyqǎäų метод, способ‎</text:span></text:p>
      <text:p text:style-name="P2"><text:span text:style-name="T6">hǔnǎ&amp;kǎ ṭǎrǐyqǎäų есть способ‎</text:span></text:p>
      <text:p text:style-name="P2"><text:span text:style-name="T6">rǎsǎbǎ осел, опустился вниз‎</text:span></text:p>
      <text:p text:style-name="P2"><text:span text:style-name="T6">ṭǎfǎ&amp; держался на воде, не тонул, плавал‎</text:span></text:p>
      <text:p text:style-name="P2"><text:span text:style-name="T6">fǎḥǎṣǎ осмотрел, обсле­довал‎</text:span></text:p>
      <text:p text:style-name="P2"><text:span text:style-name="T6">qǎl·bų сердце‎</text:span></text:p>
      <text:p text:style-name="P2"><text:span text:style-name="T6">ḥǎl·qų горло‎</text:span></text:p>
      <text:p text:style-name="P2"><text:span text:style-name="T6">ʔͣǎq·bǎlǎ пришел, подошел, приблизился‎</text:span></text:p>
      <text:p text:style-name="P2"><text:span text:style-name="T6">fǎ&amp;sǐdų испорченный, не­годный, гнилой‎</text:span></text:p>
      <text:p text:style-name="P2"><text:span text:style-name="T6">jǐs·mų тело‎</text:span></text:p>
      <text:p text:style-name="P2"><text:soft-page-break/><text:span text:style-name="T6">ṣǎḥǐyḥǔ &amp;lhǐs·mǐ здоро­вый, со здоровым телом‎</text:span></text:p>
      <text:p text:style-name="P2"><text:span text:style-name="T6">šǔjǎ&amp;ʕų храбрый, смелый‎</text:span></text:p>
      <text:p text:style-name="P2"><text:span text:style-name="T6">hǎ&amp; hǔwǎ ðǎ&amp; вот он‎</text:span></text:p>
      <text:p text:style-name="P2"><text:span text:style-name="T6">xǎjǐlǎ стыдился, сконфу­зился‎</text:span></text:p>
      <text:p text:style-name="P2"><text:span text:style-name="T6">ʔͣǎʕ·lǎã... вершина, мокуш­ка‎</text:span></text:p>
      <text:p text:style-name="P2"><text:span text:style-name="T6">ʔͣǎʕ·lǎã &amp;lš^ǎjǎrǎäǐ макушка дерева‎</text:span></text:p>
      <text:p text:style-name="P2"><text:span text:style-name="T6">tǎnǎ&amp;wǎlǎ взял‎</text:span></text:p>
      <text:p text:style-name="P2"><text:span text:style-name="T6">rǎmǎã bǐḥǎjǎrį бросил кам­нем, швырял, ударил камнем‎</text:span></text:p>
      <text:p text:style-name="P2"><text:span text:style-name="T6">yǎsǔr^ǔnǐy я рад, меня радует‎</text:span></text:p>
      <text:p text:style-name="P2"><text:span text:style-name="T6">yǎsǔr^ǔnǐy ʔͣǎn^ǐy mǎ&amp; rǎmǎy·tǔhǔ bǐḥǎjǎrį я рад, что не бросил в него камнем ‎</text:span></text:p>
      <text:p text:style-name="P2"><text:span text:style-name="T6">tǎsǎm^ǎʕǎ ʔͥǐlǎã... прислуши­вался‎</text:span></text:p>
      <text:p text:style-name="P2"><text:span text:style-name="T6">Урок 105‎ ¤</text:span></text:p>
      <text:p text:style-name="P2"><text:span text:style-name="T6">qǔf^ǎäų корзина‎</text:span></text:p>
      <text:p text:style-name="P2"><text:span text:style-name="T6">šǎ&amp;ṭǐʔͤų берег‎</text:span></text:p>
      <text:p text:style-name="P2"><text:span text:style-name="T6">šǎ&amp;ṭǐʔͤǔ &amp;lbǎḥ·rǐ берег моря‎</text:span></text:p>
      <text:p text:style-name="P2"><text:span text:style-name="T6">rǎm·lų песок‎</text:span></text:p>
      <text:p text:style-name="P2"><text:span text:style-name="T6">nǎzǎlǎ ʔͥǐlǎã &amp;ln^ǎh·rǐ спустил­ся к реке‎</text:span></text:p>
      <text:p text:style-name="P2"><text:span text:style-name="T6">xǎlǎʕǎ θǐyǎ&amp;bǎhǔ разделся, снял одежду‎</text:span></text:p>
      <text:p text:style-name="P2"><text:span text:style-name="T6">&amp;ǐs·tǎḥǎm^ǎ купался, принял ванну‎</text:span></text:p>
      <text:p text:style-name="P2"><text:span text:style-name="T6">hǎl· ʔͣǎḥ·bǎb·tǎ? тебе по­нравилось?‎</text:span></text:p>
      <text:p text:style-name="P2"><text:span text:style-name="T6">yǎð̣·hǎrǔ видно, по-видимо­му‎</text:span></text:p>
      <text:p text:style-name="P2"><text:span text:style-name="T6">ʔͣǎf·hǎmǎ объяснил, дал по­нять‎</text:span></text:p>
      <text:p text:style-name="P2"><text:span text:style-name="T6">mǐl·ḥų соленый‎</text:span></text:p>
      <text:p text:style-name="P2"><text:span text:style-name="T6">mǎ&amp;ʔų mǐl·ḥų соленая вода‎</text:span></text:p>
      <text:p text:style-name="P2"><text:span text:style-name="T6">mǔfǎt^ǐšų контролер, кон­дуктор‎</text:span></text:p>
      <text:p text:style-name="P2"><text:span text:style-name="T6">mǔfǎt^ǐšǔ sǐk^ǎäǐ &amp;lḥǎdǐydǐ железнодорожный контролер‎</text:span></text:p>
      <text:p text:style-name="P2"><text:span text:style-name="T6">xǎṭǎrų опасность‎</text:span></text:p>
      <text:p text:style-name="P2"><text:span text:style-name="T6">mǔʕǎy^ǎnų назначенный, опре­деленный‎</text:span></text:p>
      <text:p text:style-name="P2"><text:span text:style-name="T6">fǐy &amp;lwǎq·tǐ &amp;lmǔʕǎy^ǎnǐ в назначенное время‎</text:span></text:p>
      <text:p text:style-name="P2"><text:span text:style-name="T6">sǎ&amp;ʕǎäų час, момент‎</text:span></text:p>
      <text:p text:style-name="P2"><text:span text:style-name="T6">qǎbǎḍǎ взял, получил‎</text:span></text:p>
      <text:p text:style-name="P2"><text:span text:style-name="T6">qǎbǎḍǎ &amp;lʔͣǎj·rǎ получил плату‎</text:span></text:p>
      <text:p text:style-name="P2"><text:span text:style-name="T6">ʔͣǎj·rų плата‎</text:span></text:p>
      <text:p text:style-name="P2"><text:span text:style-name="T6">mǎḥǎṭ^ǎäų станция, останов­ка‎</text:span></text:p>
      <text:p text:style-name="P2"><text:span text:style-name="T6">tǎqǎd^ǎmǎ опередил‎</text:span></text:p>
      <text:p text:style-name="P2"><text:span text:style-name="T6">tǎʔͣǎx^ǎrǎ опоздал‎</text:span></text:p>
      <text:p text:style-name="P2"><text:span text:style-name="T6">bǎ&amp;ʔͤǐʕų продавец, торговец‎</text:span></text:p>
      <text:p text:style-name="P2"><text:span text:style-name="T6">bǎ&amp;ʕǎäǔǔ &amp;lṣ^ǔḥǔfǐ продавец журналов и газет‎</text:span></text:p>
      <text:p text:style-name="P2"><text:span text:style-name="T6">rǎ&amp;fǎqǎ сопроводил, пошел, поехал вместе‎</text:span></text:p>
      <text:p text:style-name="P2"><text:soft-page-break/><text:span text:style-name="T6">rǎ&amp;fǎqǎ wǎ&amp;lǐdǎhǔ ʔͥǐlǎã &amp;ls^ǔwqǐ пошел с отцом на базар ‎</text:span></text:p>
      <text:p text:style-name="P2"><text:span text:style-name="T6">rǎṭ·lų ратль (мера веса, разная в разных странах)‎</text:span></text:p>
      <text:p text:style-name="P2"><text:span text:style-name="T6">ḥǔz·mǎäų пучок, связка‎</text:span></text:p>
      <text:p text:style-name="P2"><text:span text:style-name="T6">ḥǔz·mǎäų mǐnǎ &amp;lbǎṣǎlǐ пу­чок лука‎</text:span></text:p>
      <text:p text:style-name="P2"><text:span text:style-name="T6">sǐl·qų турнепс‎</text:span></text:p>
      <text:p text:style-name="P2"><text:span text:style-name="T6">&amp;ǐm·tǎlǎʔͣǎ наполнился, запол­нился‎</text:span></text:p>
      <text:p text:style-name="P2"><text:span text:style-name="T6">ʔͣǎf·rǎǧǎ опорожнил, вылил, высыпал‎</text:span></text:p>
      <text:p text:style-name="P2"><text:span text:style-name="T6">Урок 106‎ ¤</text:span></text:p>
      <text:p text:style-name="P2"><text:span text:style-name="T6">ʕǐṣǎ&amp;bǎäų повязка‎</text:span></text:p>
      <text:p text:style-name="P2"><text:span text:style-name="T6">dǎw^ǎrǎ крутил‎</text:span></text:p>
      <text:p text:style-name="P2"><text:span text:style-name="T6">dǎfǎʕǎ толкнул‎</text:span></text:p>
      <text:p text:style-name="P2"><text:span text:style-name="T6">rǎqǎṣǎ танцевал, плясал‎</text:span></text:p>
      <text:p text:style-name="P2"><text:span text:style-name="T6">ṣǎf^ǎqǎ хлопал‎</text:span></text:p>
      <text:p text:style-name="P2"><text:span text:style-name="T6">zǐd· еще, давай еще‎</text:span></text:p>
      <text:p text:style-name="P2"><text:span text:style-name="T6">zǐdǐ &amp;q·tǎrǐb· еще прибли­жайся‎</text:span></text:p>
      <text:p text:style-name="P2"><text:span text:style-name="T6">lǎm· tǔṣǐb· не попал (ты), ошибся, промахнулся (ты)‎</text:span></text:p>
      <text:p text:style-name="P2"><text:span text:style-name="T6">hǎy^ǎ&amp; ʔͣǎm·sǐk·nǎ&amp; давай лови нас‎</text:span></text:p>
      <text:p text:style-name="P2"><text:span text:style-name="T6">&amp;ǐl·tǎḥǎqǎ bǐ... догнал‎</text:span></text:p>
      <text:p text:style-name="P2"><text:span text:style-name="T6">mǎd^ǎ протянул‎</text:span></text:p>
      <text:p text:style-name="P2"><text:span text:style-name="T6">mǎd^ǎ yǎdǎhǔ протянул руку‎</text:span></text:p>
      <text:p text:style-name="P2"><text:span text:style-name="T6">tǎḥǎs^ǎsǎ ощупывал, на­щупывал‎</text:span></text:p>
      <text:p text:style-name="P2"><text:span text:style-name="T6">zǎl·zǎlǎäų землетрясение‎</text:span></text:p>
      <text:p text:style-name="P2"><text:span text:style-name="T6">zǔl·zǐlǎtǐ &amp;lʔͣǎr·ḍǔ сотряса­лась земля, произошло землетрясение‎</text:span></text:p>
      <text:p text:style-name="P2"><text:span text:style-name="T6">fǎ&amp;ʔͤǐdǎäų польза‎</text:span></text:p>
      <text:p text:style-name="P2"><text:span text:style-name="T6">bǐdǔwnǐ fǎ&amp;ʔͤǐdǎäį бесполезно‎</text:span></text:p>
      <text:p text:style-name="P2"><text:span text:style-name="T6">bǎy·nǎmǎ&amp;... в то время, как…; в то время, когда…‎</text:span></text:p>
      <text:p text:style-name="P2"><text:span text:style-name="T6">kǎ&amp;nǎ &amp;lfǎṣ·lǔ ṣǎy·fą&amp; было лето, время было летом‎</text:span></text:p>
      <text:p text:style-name="P2"><text:span text:style-name="T6">tǎzǎ&amp;ḥǎmǎ теснился, толкался‎</text:span></text:p>
      <text:p text:style-name="P2"><text:span text:style-name="T6">tǎṣǎd^ǎʕǎ трескался, дал тре­щины‎</text:span></text:p>
      <text:p text:style-name="P2"><text:span text:style-name="T6">jǐdǎ&amp;rų стена‎</text:span></text:p>
      <text:p text:style-name="P2"><text:span text:style-name="T6">tǎṣǎd^ǎʕǎtǐ &amp;lhǔd·rǎ&amp;nǔ по­трескались стены‎</text:span></text:p>
      <text:p text:style-name="P2"><text:span text:style-name="T6">tǎsǎ&amp;qǎṭǎ выпал, осыпался, обвалился‎</text:span></text:p>
      <text:p text:style-name="P2"><text:span text:style-name="T6">sǎq·fų потолок, крыша‎</text:span></text:p>
      <text:p text:style-name="P2"><text:span text:style-name="T6">ʔͣǎðąã неприятность, вред, ущерб‎</text:span></text:p>
      <text:p text:style-name="P2"><text:span text:style-name="T6">mǎ&amp; ʔͣǔṣǐybǎ ʔͣǎḥǎdų bǐʔͣǎðąã никто не пострадал ‎</text:span></text:p>
      <text:p text:style-name="P2"><text:span text:style-name="T6">mǎd·rǎsǐy^ų школьный, учеб­ный‎</text:span></text:p>
      <text:p text:style-name="P2"><text:span text:style-name="T6">&amp;lkǐtǎ&amp;bǔ &amp;lmǎd·rǎsǐy^ǔ учеб­ник‎</text:span></text:p>
      <text:p text:style-name="P2"><text:span text:style-name="T6">xǐl&amp;ǎlǎ &amp;ld^ǎr·sǐ на уроке, во время урока‎</text:span></text:p>
      <text:p text:style-name="P2"><text:span text:style-name="T6">ḥǐjǎ&amp;rǎäų камни‎</text:span></text:p>
      <text:p text:style-name="P2"><text:span text:style-name="T6">Урок 107‎ ¤</text:span></text:p>
      <text:p text:style-name="P2"><text:soft-page-break/><text:span text:style-name="T6">mǎr^ǎ bǐ&amp;lhǐbǎlǐ прошел мимо горы‎</text:span></text:p>
      <text:p text:style-name="P2"><text:span text:style-name="T6">ʔͣǎtǔrǐydǔ mǐn^ǐy? хочешь, чтобы я?‎</text:span></text:p>
      <text:p text:style-name="P2"><text:span text:style-name="T6">ʕǎ&amp;rį голый, нагой‎</text:span></text:p>
      <text:p text:style-name="P2"><text:span text:style-name="T6">mǎšǎã ʕǎ&amp;rǐyą&amp; ходил го­лый‎</text:span></text:p>
      <text:p text:style-name="P2"><text:span text:style-name="T6">tǎbǎ&amp;rǎã соревновался, со­стязался‎</text:span></text:p>
      <text:p text:style-name="P2"><text:span text:style-name="T6">fǐr·qǎäų команда‎</text:span></text:p>
      <text:p text:style-name="P2"><text:span text:style-name="T6">fǐrǎqǔ &amp;lʔͣǎl·ʕǎ&amp;bǐ &amp;lr^ǐyǎ&amp;ḍǐy^ǎäǐ спортивные команды ‎</text:span></text:p>
      <text:p text:style-name="P2"><text:span text:style-name="T6">jǔm·hǔwrų толпа, масса‎</text:span></text:p>
      <text:p text:style-name="P2"><text:span text:style-name="T6">ʔͥǐb·rǎäų иголка‎</text:span></text:p>
      <text:p text:style-name="P2"><text:span text:style-name="T6">ʕǎy·nǔ &amp;lʔͥǐb·rǎäǐ ушко иголки‎</text:span></text:p>
      <text:p text:style-name="P2"><text:span text:style-name="T6">qǎmǐyṣų рубашка, соочка‎</text:span></text:p>
      <text:p text:style-name="P2"><text:span text:style-name="T6">jǎ&amp;nǐbų сторона‎</text:span></text:p>
      <text:p text:style-name="P2"><text:span text:style-name="T6">ḥǎkǎmų судья, арбитр‎</text:span></text:p>
      <text:p text:style-name="P2"><text:span text:style-name="T6">ṣǎfǎrǎ свистел‎</text:span></text:p>
      <text:p text:style-name="P2"><text:span text:style-name="T6">&amp;b·tǎdǎʔͣǎ начал‎</text:span></text:p>
      <text:p text:style-name="P2"><text:span text:style-name="T6">&amp;ǐb·tǎdǎʔͣǎ &amp;ll^ǎʕǐbǎ начал игру‎</text:span></text:p>
      <text:p text:style-name="P2"><text:span text:style-name="T6">ḥǎ&amp;wǎlǎ jǔh·dǎhǔ пытался что есть мочи‎</text:span></text:p>
      <text:p text:style-name="P2"><text:span text:style-name="T6">tǎsǎ&amp;wǎã сравнялся‎</text:span></text:p>
      <text:p text:style-name="P2"><text:span text:style-name="T6">tǎsǎ&amp;wǎtǐ &amp;lfǐr·qǎtǎ&amp;nǐ обе команды сравнялись‎</text:span></text:p>
      <text:p text:style-name="P2"><text:span text:style-name="T6">ʔͥǐṣǎ&amp;bǎäǔ &amp;lʔͣǎh·dǎ&amp;fǐ попада­ние в цель, гол‎</text:span></text:p>
      <text:p text:style-name="P2"><text:span text:style-name="T6">&amp;ǐd^ǎʕǎã утверждал, претен­довал ‎</text:span></text:p>
      <text:p text:style-name="P2"><text:span text:style-name="T6">hǎtǎfǎ кричал, сопрово­ждал криками, овациями‎</text:span></text:p>
      <text:p text:style-name="P2"><text:span text:style-name="T6">ʕǎjǎzǎ ʕǎn·... не мог, не умел, был не в состоянии‎</text:span></text:p>
      <text:p text:style-name="P2"><text:span text:style-name="T6">xǎlǐyqǎäų народ, люди‎</text:span></text:p>
      <text:p text:style-name="P2"><text:span text:style-name="T6">hǎ&amp;tǐ давай, давай сюда‎</text:span></text:p>
      <text:p text:style-name="P2"><text:span text:style-name="T6">ʔͣǔn·bǔwbǎäų трубка‎</text:span></text:p>
      <text:p text:style-name="P2"><text:span text:style-name="T6">qǎ&amp;mǎ ʕǎlǎã qǎdǎmǎy·hǐ стал на ноги‎</text:span></text:p>
      <text:p text:style-name="P2"><text:span text:style-name="T6">jǎʕǎlǎ yǎṣǐyḥǔ начал кри­чать‎</text:span></text:p>
      <text:p text:style-name="P2"><text:span text:style-name="T6">mǎhǎ&amp;rǎäų мастерство, искус­ство, навык‎</text:span></text:p>
      <text:p text:style-name="P2"><text:span text:style-name="T6">qǎ&amp;mǎäų рост‎</text:span></text:p>
      <text:p text:style-name="P2"><text:span text:style-name="T6">mǐn· qǎ&amp;mǎtǐhǐ со стойки‎</text:span></text:p>
      <text:p text:style-name="P2"><text:span text:style-name="T6">ʔͣǎḍǎ&amp;ʕǎ губил, тратил, терял‎</text:span></text:p>
      <text:p text:style-name="P2"><text:span text:style-name="T6">ʕǎbǎθą&amp; зря, напрасно‎</text:span></text:p>
      <text:p text:style-name="P2"><text:span text:style-name="T6">ʔͣǎfǎ&amp;dǎ дал, принес пользу‎</text:span></text:p>
      <text:p text:style-name="P2"><text:span text:style-name="T6">ʕǎmǎlų l&amp;ǎ yǔfǐydǔ бесполез­ное дело‎</text:span></text:p>
      <text:p text:style-name="P2"><text:span text:style-name="T6">Урок 108‎ ¤</text:span></text:p>
      <text:p text:style-name="P2"><text:span text:style-name="T6">ṭǎrǐyqǔ &amp;ls^ǎy^ǎ&amp;rǎ&amp;tǐ авто­трасса‎</text:span></text:p>
      <text:p text:style-name="P2"><text:span text:style-name="T6">xǎṭǐrų опасный‎</text:span></text:p>
      <text:p text:style-name="P2"><text:span text:style-name="T6">ṣǎ&amp;rǎ yǎl·ʕǎbǔ начал, стал иг­рать‎</text:span></text:p>
      <text:p text:style-name="P2"><text:span text:style-name="T6">ʔͣǎḥǎdǔhǔm· один из них, кто-то из них‎</text:span></text:p>
      <text:p text:style-name="P2"><text:soft-page-break/><text:span text:style-name="T6">ʔͣǎḥǎdǔnǎ&amp; один из нас‎</text:span></text:p>
      <text:p text:style-name="P2"><text:span text:style-name="T6">lǎzǐmǎ держался, придержал­ся‎</text:span></text:p>
      <text:p text:style-name="P2"><text:span text:style-name="T6">lǎzǐmǎ jǎ&amp;nǐbǎ &amp;lṭ^ǎrǐyqǐ дер­жался краешка дороги ‎</text:span></text:p>
      <text:p text:style-name="P2"><text:span text:style-name="T6">ʔ̾tį идущий‎</text:span></text:p>
      <text:p text:style-name="P2"><text:span text:style-name="T6">šǐmǎ&amp;lų левая сторона‎</text:span></text:p>
      <text:p text:style-name="P2"><text:span text:style-name="T6">&amp;ǐl·tǎfǎtǎ šǐmǎ&amp;l&amp;ą повернулс­я налево‎</text:span></text:p>
      <text:p text:style-name="P2"><text:span text:style-name="T6">wǎqǎfǎ стал, остановился‎</text:span></text:p>
      <text:p text:style-name="P2"><text:span text:style-name="T6">rǎy·θǎmǎ&amp;... пока, пока не…‎</text:span></text:p>
      <text:p text:style-name="P2"><text:span text:style-name="T6">qǎdǎmų ступня, нога‎</text:span></text:p>
      <text:p text:style-name="P2"><text:span text:style-name="T6">ʕǎbǎrǎ пересек, перешел‎</text:span></text:p>
      <text:p text:style-name="P2"><text:span text:style-name="T6">fǎrǎkǎ потер, протер‎</text:span></text:p>
      <text:p text:style-name="P2"><text:span text:style-name="T6">mǎš^ǎṭǎ причесал, расчесал‎</text:span></text:p>
      <text:p text:style-name="P2"><text:span text:style-name="T6">mǎš^ǎṭǎ šǎʕǎrǎhǔ причесался‎</text:span></text:p>
      <text:p text:style-name="P2"><text:span text:style-name="T6">mǐn·dǐylų носовой платок‎</text:span></text:p>
      <text:p text:style-name="P2"><text:span text:style-name="T6">ḥǎ&amp;fǎð̣ǎ ʕǎlǎã &amp;ln^ǎð̣ǎ&amp;fǎäǐ соблюдал чистоту‎</text:span></text:p>
      <text:p text:style-name="P2"><text:span text:style-name="T6">mǎr^ǎnǎ тренировал, приучал‎</text:span></text:p>
      <text:p text:style-name="P2"><text:span text:style-name="T6">yǎrǔwḥǔ wǎ yǎjǐyʔǔ ходит туда-сюда‎</text:span></text:p>
      <text:p text:style-name="P2"><text:span text:style-name="T6">kǎ&amp;nǎ yǎrǔwḥǔ wǎ yǎjǐyʔǔ хо­дил туда-сюда ‎</text:span></text:p>
      <text:p text:style-name="P2"><text:span text:style-name="T6">ʔͣǎʕ·mǎ&amp;lǔ &amp;lbǎy·tǐ домаш­ние дела, работы‎</text:span></text:p>
      <text:p text:style-name="P2"><text:span text:style-name="T6">kǎwǎã гладил, утюжил‎</text:span></text:p>
      <text:p text:style-name="P2"><text:span text:style-name="T6">kǎwǎã &amp;lθ^ǐyǎ&amp;bǎ гладил оде­жду‎</text:span></text:p>
      <text:p text:style-name="P2"><text:span text:style-name="T6">ʕǎlǎfǎ дал корм, кормил‎</text:span></text:p>
      <text:p text:style-name="P2"><text:span text:style-name="T6">ʕǎlǎfǎ &amp;ld^ǎjǎ&amp;jǎ кормил кур‎</text:span></text:p>
      <text:p text:style-name="P2"><text:span text:style-name="T6">ṣǎ&amp;ḥǐbǎäų подруга‎</text:span></text:p>
      <text:p text:style-name="P2"><text:span text:style-name="T6">fǐy sǔr·ʕǎäį быстро‎</text:span></text:p>
      <text:p text:style-name="P2"><text:span text:style-name="T6">Урок 109‎ ¤</text:span></text:p>
      <text:p text:style-name="P2"><text:span text:style-name="T6">ʔͣǎb·lǎhǔ глупый, тупой‎</text:span></text:p>
      <text:p text:style-name="P2"><text:span text:style-name="T6">&amp;lqǎ&amp;hǐrǎäǔ Каир‎</text:span></text:p>
      <text:p text:style-name="P2"><text:span text:style-name="T6">&amp;lyǎ&amp;bǎ&amp;nǔ Япония‎</text:span></text:p>
      <text:p text:style-name="P2"><text:span text:style-name="T6">tǎfǎk^ǎrǎ подумал‎</text:span></text:p>
      <text:p text:style-name="P2"><text:span text:style-name="T6">sǎ&amp;fǎrǎ уехал, поехал‎</text:span></text:p>
      <text:p text:style-name="P2"><text:span text:style-name="T6">sǎ&amp;fǎrǎ bǐ&amp;lqǐṭǎ&amp;rǐ уехал поез­дом‎</text:span></text:p>
      <text:p text:style-name="P2"><text:span text:style-name="T6">&amp;ǐt^ǎbǎʕǎ следовал‎</text:span></text:p>
      <text:p text:style-name="P2"><text:span text:style-name="T6">&amp;ǐt^ǎbǎʕǎ ṭǎrǐyqą&amp; следовал, по­шел дорогой‎</text:span></text:p>
      <text:p text:style-name="P2"><text:span text:style-name="T6">sǎfǐynǎäų корабль, судно‎</text:span></text:p>
      <text:p text:style-name="P2"><text:span text:style-name="T6">&amp;ls^ǔwǎy·sǔ Суэц‎</text:span></text:p>
      <text:p text:style-name="P2"><text:span text:style-name="T6">rǔb^ǎ&amp;nų капитан (корабля)‎</text:span></text:p>
      <text:p text:style-name="P2"><text:span text:style-name="T6">rǔb^ǎ&amp;nǔ &amp;ls^ǎfǐynǎäǐ капитан корабля‎</text:span></text:p>
      <text:p text:style-name="P2"><text:span text:style-name="T6">rǎṣǐyfų тротуар, мостовая‎</text:span></text:p>
      <text:p text:style-name="P2"><text:span text:style-name="T6">mǐrǎ&amp;rą&amp; несколько раз, неод­нократно‎</text:span></text:p>
      <text:p text:style-name="P2"><text:soft-page-break/><text:span text:style-name="T6">kǔl^ǎmǎ&amp; всякий раз, как; вся­кий раз, когда‎</text:span></text:p>
      <text:p text:style-name="P2"><text:span text:style-name="T6">kǔl^ǎmǎ&amp; ʔͣǎrǎ&amp;dǎ ʔͣǎn· yǎx·rǔjǎ всякий раз как захочет выйти ‎</text:span></text:p>
      <text:p text:style-name="P2"><text:span text:style-name="T6">ʔͣǎxǎðǎ bǐyǎdǐhǐ взял за руку‎</text:span></text:p>
      <text:p text:style-name="P2"><text:span text:style-name="T6">ʕǎ&amp;bǐrų проходящий, проез­жий, проезжающий‎</text:span></text:p>
      <text:p text:style-name="P2"><text:span text:style-name="T6">sǎy^ǎ&amp;rǎäų ʕǎ&amp;bǐrǎäų проходя­щая машина‎</text:span></text:p>
      <text:p text:style-name="P2"><text:span text:style-name="T6">ʕǎlǎã yǎmǐynǐhǐ справа от него‎</text:span></text:p>
      <text:p text:style-name="P2"><text:span text:style-name="T6">ʕǎlǎã yǎsǎ&amp;rǐhǐ слева от него‎</text:span></text:p>
      <text:p text:style-name="P2"><text:span text:style-name="T6">ḥǎrǎkǎäų движение‎</text:span></text:p>
      <text:p text:style-name="P2"><text:span text:style-name="T6">ḥǎrǎkǎäǔ &amp;ls^ǎy^ǎ&amp;rǎ&amp;tǐ авто­мобильное движение‎</text:span></text:p>
      <text:p text:style-name="P2"><text:span text:style-name="T6">ʔͣǎw·ṣǎlǎ отвел, отвез, доста­вил‎</text:span></text:p>
      <text:p text:style-name="P2"><text:span text:style-name="T6">dǎf·tǎrǔ &amp;lʔͥǐm·l&amp;ǎʔǐ тетрадь диктанта‎</text:span></text:p>
      <text:p text:style-name="P2"><text:span text:style-name="T6">xǎṭ^ų почерк‎</text:span></text:p>
      <text:p text:style-name="P2"><text:span text:style-name="T6">wǎ&amp;ḍǐḥų ясный‎</text:span></text:p>
      <text:p text:style-name="P2"><text:span text:style-name="T6">xǎṭ^ų ясный почерк‎</text:span></text:p>
      <text:p text:style-name="P2"><text:span text:style-name="T6">ʔͣǎθ·nǎã ʕǎlǎã... похвалил‎</text:span></text:p>
      <text:p text:style-name="P2"><text:span text:style-name="T6">kǎrǐymǔ &amp;lʔͣǎx·l&amp;ǎqǐ благо­нравный, с благородным характером‎</text:span></text:p>
      <text:p text:style-name="P2"><text:span text:style-name="T6">bǎʕ·dǎ ʔͣǎn·... после того, как‎</text:span></text:p>
      <text:p text:style-name="P2"><text:span text:style-name="T6">Урок 110‎ ¤</text:span></text:p>
      <text:p text:style-name="P2"><text:span text:style-name="T6">qǎm·ḥǎäų пшеничное зерно‎</text:span></text:p>
      <text:p text:style-name="P2"><text:span text:style-name="T6">nǎm·lǎäų муравей‎</text:span></text:p>
      <text:p text:style-name="P2"><text:span text:style-name="T6">qǎr·yǎäǔ &amp;ln^ǎm·lǐ муравейник‎</text:span></text:p>
      <text:p text:style-name="P2"><text:span text:style-name="T6">ṣǐn·fų сорт‎</text:span></text:p>
      <text:p text:style-name="P2"><text:span text:style-name="T6">rǐz·qų пропитание, средства к существованию‎</text:span></text:p>
      <text:p text:style-name="P2"><text:span text:style-name="T6">ṭǎlǎbǎ &amp;lr^ǐz·qǎ искал про­питание‎</text:span></text:p>
      <text:p text:style-name="P2"><text:span text:style-name="T6">sǎʕǎã старался, стремил­ся, добивался‎</text:span></text:p>
      <text:p text:style-name="P2"><text:span text:style-name="T6">sǎʕǎã fǐy ṭǎlǎbǐ &amp;lr^ǐz·qǐ стремился искать пропитание ‎</text:span></text:p>
      <text:p text:style-name="P2"><text:span text:style-name="T6">sǎʕǎã fǐy ṭǎlǎbǐ &amp;lʕǐl·mǐ стремился искать знания ‎</text:span></text:p>
      <text:p text:style-name="P2"><text:span text:style-name="T6">rǎfǐyqǎäų подруга‎</text:span></text:p>
      <text:p text:style-name="P2"><text:span text:style-name="T6">ʕǎ&amp;ʔͤǐlǎäų семья‎</text:span></text:p>
      <text:p text:style-name="P2"><text:span text:style-name="T6">qǎr·nų рог‎</text:span></text:p>
      <text:p text:style-name="P2"><text:span text:style-name="T6">ḥǎk^ǎ тёр‎</text:span></text:p>
      <text:p text:style-name="P2"><text:span text:style-name="T6">ḥǎk^ǎ yǎdǎhǔ bǐšǎy·ʔį тёр свою руку о что-л. ‎</text:span></text:p>
      <text:p text:style-name="P2"><text:span text:style-name="T6">kǎʔͣǎn^ǎ... как будто, как если бы‎</text:span></text:p>
      <text:p text:style-name="P2"><text:span text:style-name="T6">kǎʔͣǎn^ǎhǔ yǎqǔwlǔ как будто он говорит‎</text:span></text:p>
      <text:p text:style-name="P2"><text:span text:style-name="T6">bǎr^ǐy^ǎäų пустыня‎</text:span></text:p>
      <text:p text:style-name="P2"><text:span text:style-name="T6">fǎrǎšǎ постелил‎</text:span></text:p>
      <text:p text:style-name="P2"><text:span text:style-name="T6">zǔr·bǐy^ǎäų ковёр‎</text:span></text:p>
      <text:p text:style-name="P2"><text:span text:style-name="T6">tǎʕǎh^ǎdǎ bǐ... обязался, взял на себя‎</text:span></text:p>
      <text:p text:style-name="P2"><text:span text:style-name="T6">ṭǎrǎfų край, конец‎</text:span></text:p>
      <text:p text:style-name="P2"><text:span text:style-name="T6">ḥǎṭǎbų дрова‎</text:span></text:p>
      <text:p text:style-name="P2"><text:soft-page-break/><text:span text:style-name="T6">ʔͣǎw·qǎdǎ зажёг, разжёг‎</text:span></text:p>
      <text:p text:style-name="P2"><text:span text:style-name="T6">nǎḍǐjǎ сварился, прожарил­ся‎</text:span></text:p>
      <text:p text:style-name="P2"><text:span text:style-name="T6">nǎḍǐjǎ &amp;lǧǎdǎ&amp;ʔǔ обед сва­рился, обед готов‎</text:span></text:p>
      <text:p text:style-name="P2"><text:span text:style-name="T6">šǎhǐy^ǎäų аппетит‎</text:span></text:p>
      <text:p text:style-name="P2"><text:span text:style-name="T6">ʔͣǎkǎlǎ bǐšǎhǐy^ǎäį покушал с аппетитом‎</text:span></text:p>
      <text:p text:style-name="P2"><text:span text:style-name="T6">tǎmǎd^ǎdǎ растянулся, зава­лился‎</text:span></text:p>
      <text:p text:style-name="P2"><text:span text:style-name="T6">tǎmǎd^ǎdǎ lǐlr^ǎ&amp;ḥǎäǐ завалился отдыхать‎</text:span></text:p>
      <text:p text:style-name="P2"><text:span text:style-name="T6">dǎbǎšų хлам, тряпье, рух­лядь‎</text:span></text:p>
      <text:p text:style-name="P2"><text:span text:style-name="T6">jǎmǎʕǎ ʔͣǎd·bǎ&amp;šǎhǔ собрал свой хлам‎</text:span></text:p>
      <text:p text:style-name="P2"><text:span text:style-name="T6">tǎmǎt^ǎʕǎ bǐ... наслаждался, пользовался‎</text:span></text:p>
      <text:p text:style-name="P2"><text:span text:style-name="T6">nǔz·hǎäų прогулка, экскурсия‎</text:span></text:p>
      <text:p text:style-name="P2"><text:span text:style-name="T6">tǎmǎt^ǎʕǎ bǐ&amp;ln^ǔz·hǎäǐ насла­ждался прогулкой ‎</text:span></text:p>
      <text:p text:style-name="P2"><text:span text:style-name="T6">qǐr·šų пиастр‎</text:span></text:p>
      <text:p text:style-name="P2"><text:span text:style-name="T6">θǎmǎnų цена, стоимость‎</text:span></text:p>
      <text:p text:style-name="P2"><text:span text:style-name="T6">kǎm· θǎmǎnǔhǔ? какая у него цена? сколько он стоит?‎</text:span></text:p>
      <text:p text:style-name="P2"><text:span text:style-name="T6">Урок 111‎ ¤</text:span></text:p>
      <text:p text:style-name="P2"><text:span text:style-name="T6">ḥǎd^ǎ&amp;dų кузнец‎</text:span></text:p>
      <text:p text:style-name="P2"><text:span text:style-name="T6">l&amp;ǎʕǐbų игрок‎</text:span></text:p>
      <text:p text:style-name="P2"><text:span text:style-name="T6">mǎd·rǎjų трибуны‎</text:span></text:p>
      <text:p text:style-name="P2"><text:span text:style-name="T6">qǎ&amp;lǎ lǐnǎf·sǐhǐ сказал про себя‎</text:span></text:p>
      <text:p text:style-name="P2"><text:span text:style-name="T6">ʕǎjǎbą&amp; удивительно‎</text:span></text:p>
      <text:p text:style-name="P2"><text:span text:style-name="T6">ṣǎw·tų ʕǎ&amp;lį громкий го­лос, громкий звук‎</text:span></text:p>
      <text:p text:style-name="P2"><text:span text:style-name="T6">xǎfǐy^ų скрытый, незамет­ный‎</text:span></text:p>
      <text:p text:style-name="P2"><text:span text:style-name="T6">ṣǎw·tų xǎfǐy^ų скрытый звук‎</text:span></text:p>
      <text:p text:style-name="P2"><text:span text:style-name="T6">ʕǎ&amp;wǎnǎ помог, способства­вал‎</text:span></text:p>
      <text:p text:style-name="P2"><text:span text:style-name="T6">mǎḍǎǧǎ жевал‎</text:span></text:p>
      <text:p text:style-name="P2"><text:span text:style-name="T6">mǎḍǎǧǎ &amp;lṭ^ǎʕǎ&amp;mǎ жевал пищу‎</text:span></text:p>
      <text:p text:style-name="P2"><text:span text:style-name="T6">bǎʕ·dǎ bǔr·hǎäį mǐnǎ &amp;lz^ǎmǎ&amp;nǐ через некоторе время ‎</text:span></text:p>
      <text:p text:style-name="P2"><text:span text:style-name="T6">qǎdǐmǎ прибыл‎</text:span></text:p>
      <text:p text:style-name="P2"><text:span text:style-name="T6">qǎdǐmǎ &amp;lmǔsǎ&amp;fǐrǔ путеше­ственник прибыл‎</text:span></text:p>
      <text:p text:style-name="P2"><text:span text:style-name="T6">wǎ&amp;ḥǐdą&amp; ʔͥǐθ·rǎ wǎ&amp;ḥǐdį один за другим ‎</text:span></text:p>
      <text:p text:style-name="P2"><text:span text:style-name="T6">mǔmǎr^ǐnų тренер‎</text:span></text:p>
      <text:p text:style-name="P2"><text:span text:style-name="T6">mǔqǎ&amp;bǎlǎäų встреча‎</text:span></text:p>
      <text:p text:style-name="P2"><text:span text:style-name="T6">&amp;ǐb·tǎdǎʔͣǎtǐ &amp;lmǔqǎ&amp;bǎlǎäǔ встре­ча началась‎</text:span></text:p>
      <text:p text:style-name="P2"><text:span text:style-name="T6">mǔtǎfǎr^ǐjų зритель‎</text:span></text:p>
      <text:p text:style-name="P2"><text:span text:style-name="T6">fǐnǎ&amp;ʔų двор‎</text:span></text:p>
      <text:p text:style-name="P2"><text:span text:style-name="T6">mǔbǎ&amp;rǎ&amp;äų соревнование‎</text:span></text:p>
      <text:p text:style-name="P2"><text:span text:style-name="T6">šǎy^ǐqų интересный, занимат­ельный, увлекательный‎</text:span></text:p>
      <text:p text:style-name="P2"><text:span text:style-name="T6">mǔbǎ&amp;rǎ&amp;äų šǎy^ǐqǎäų интерес­ное соревнование‎</text:span></text:p>
      <text:p text:style-name="P2"><text:span text:style-name="T6">tǎqǎ&amp;tǎlǎ бился, сражался‎</text:span></text:p>
      <text:p text:style-name="P2"><text:soft-page-break/><text:span text:style-name="T6">ǧǎ&amp;lǐbų победивший, побе­дитель‎</text:span></text:p>
      <text:p text:style-name="P2"><text:span text:style-name="T6">mǎǧ·lǔwbų побежденный‎</text:span></text:p>
      <text:p text:style-name="P2"><text:span text:style-name="T6">fǐnǎ&amp;ʔǔ &amp;ld^ǎ&amp;rǐ домашний двор‎</text:span></text:p>
      <text:p text:style-name="P2"><text:span text:style-name="T6">mǎḍǎã ушел‎</text:span></text:p>
      <text:p text:style-name="P2"><text:span text:style-name="T6">mǐn· sǎ&amp;ʕǎtǐhǐ в тот же час‎</text:span></text:p>
      <text:p text:style-name="P2"><text:span text:style-name="T6">mǐn· lǎy·lǎtǐhǐ в ту же ночь‎</text:span></text:p>
      <text:p text:style-name="P2"><text:span text:style-name="T6">mǎʔͣ·wąã приют, кров‎</text:span></text:p>
      <text:p text:style-name="P2"><text:span text:style-name="T6">ṣǎʕǐdǎ поднялся, взобрал­ся, влез‎</text:span></text:p>
      <text:p text:style-name="P2"><text:span text:style-name="T6">ṣǎʕǐdǎ &amp;lhǎbǎlǎ поднялся на гору‎</text:span></text:p>
      <text:p text:style-name="P2"><text:span text:style-name="T6">jǎ&amp;rǐḥǎäų хищная птица‎</text:span></text:p>
      <text:p text:style-name="P2"><text:span text:style-name="T6">bǎṣǔrǎ bǐ... увидел‎</text:span></text:p>
      <text:p text:style-name="P2"><text:span text:style-name="T6">ṣǎf^ǎqǎ хлопал крыльями‎</text:span></text:p>
      <text:p text:style-name="P2"><text:span text:style-name="T6">&amp;ǐn·qǎḍ^ǎ ʕǎlǎã... накинул­ся, набросился, внезапно напал‎</text:span></text:p>
      <text:p text:style-name="P2"><text:span text:style-name="T6">jǐs·rų мост‎</text:span></text:p>
      <text:p text:style-name="P2"><text:span text:style-name="T6">ð̣ǐl^ų тень‎</text:span></text:p>
      <text:p text:style-name="P2"><text:span text:style-name="T6">&amp;ǐx·tǎṭǎfǎ схватил, унес‎</text:span></text:p>
      <text:p text:style-name="P2"><text:span text:style-name="T6">Урок 112‎ ¤</text:span></text:p>
      <text:p text:style-name="P2"><text:span text:style-name="T6">mǔl&amp;ǎkǐmų боксер‎</text:span></text:p>
      <text:p text:style-name="P2"><text:span text:style-name="T6">mǔṣǎ&amp;rǐʕų борец‎</text:span></text:p>
      <text:p text:style-name="P2"><text:span text:style-name="T6">kǎr·mų виноград‎</text:span></text:p>
      <text:p text:style-name="P2"><text:span text:style-name="T6">šǎjǎrǎäǔ &amp;lkǎr·mǐ виноград­ная лоза‎</text:span></text:p>
      <text:p text:style-name="P2"><text:span text:style-name="T6">bǎḥǎθǎ fǐy... обсуждал, рассмативал, разбирал‎</text:span></text:p>
      <text:p text:style-name="P2"><text:span text:style-name="T6">qǎḍǐy^ǎäų вопрос, проблема, дело‎</text:span></text:p>
      <text:p text:style-name="P2"><text:span text:style-name="T6">bǎḥǎθǎ fǐy qǎḍǐy^ǎäį обсу­ждал вопрос‎</text:span></text:p>
      <text:p text:style-name="P2"><text:span text:style-name="T6">fǎr^ǎḥǎ обрадовал‎</text:span></text:p>
      <text:p text:style-name="P2"><text:span text:style-name="T6">&amp;ǎl·mǔṣ·ḥǎfǔ Коран‎</text:span></text:p>
      <text:p text:style-name="P2"><text:span text:style-name="T6">ʔͣǎh·dǎã подарил‎</text:span></text:p>
      <text:p text:style-name="P2"><text:span text:style-name="T6">jǔz·ʔų джуз (тридцатая часть Корана)‎</text:span></text:p>
      <text:p text:style-name="P2"><text:span text:style-name="T6">fǎrǎḥą&amp; от радости‎</text:span></text:p>
      <text:p text:style-name="P2"><text:span text:style-name="T6">fǎrǎḥą&amp; bǐmǎ&amp; fǎʕǎlǎ bǐṭǎlǎbį mǐn^ǐy обрадовавшись тому, что он делал по моей просьбе‎</text:span></text:p>
      <text:p text:style-name="P2"><text:span text:style-name="T6">tǎm^ǎ lǎhǔ xǎm·sǔwnǎ sǎnǎäą ему исполнилось 50 лет ‎</text:span></text:p>
      <text:p text:style-name="P2"><text:span text:style-name="T6">ṭǎʕǎnǎ fǐy &amp;lxǎm·sǐynǎ ему пошел пятидесятый (год) ‎</text:span></text:p>
      <text:p text:style-name="P2"><text:span text:style-name="T6">kǎl&amp;^ǎ! нет! совсем нет!‎</text:span></text:p>
      <text:p text:style-name="P2"><text:span text:style-name="T6">fǐy rǎbǐyʕǐ hǎðǎ&amp; &amp;lʕǎ&amp;mǐ весной этого года ‎</text:span></text:p>
      <text:p text:style-name="P2"><text:span text:style-name="T6">hǎkǎðǎ&amp;? так ли? разве так?‎</text:span></text:p>
      <text:p text:style-name="P2"><text:span text:style-name="T6">bǐkǎθǐyrį намного‎</text:span></text:p>
      <text:p text:style-name="P2"><text:span text:style-name="T6">ʔͣǎk·bǎrǔ bǐkǎθǐyrį намного больше, намного старше‎</text:span></text:p>
      <text:p text:style-name="P2"><text:span text:style-name="T6">ʔͣǎṣ·ǧǎrǔ bǐkǎθǐyrį намного младше, намного моложе‎</text:span></text:p>
      <text:p text:style-name="P2"><text:span text:style-name="T6">yǎb·dǔw выглядит‎</text:span></text:p>
      <text:p text:style-name="P2"><text:soft-page-break/><text:span text:style-name="T6">kǎy·fǎ tǎrǎã? как тебе нра­вится‎</text:span></text:p>
      <text:p text:style-name="P2"><text:span text:style-name="T6">l&amp;ǎ bǎʔͣ·sǎ bǐhǐ неплохой, хо­роший‎</text:span></text:p>
      <text:p text:style-name="P2"><text:span text:style-name="T6">ʕǐl·mų l&amp;ǎ bǎʔͣ·sǎ bǐhǐ непло­хие знания‎</text:span></text:p>
      <text:p text:style-name="P2"><text:span text:style-name="T6">rǎǧ·mǎ ðǎlǐkǎ несмотря на то, вопреки этому‎</text:span></text:p>
      <text:p text:style-name="P2"><text:span text:style-name="T6">kǐbǎrǔ &amp;ls^ǐn^ǐ старость‎</text:span></text:p>
      <text:p text:style-name="P2"><text:span text:style-name="T6">rǎǧ·mǎ kǐbǎrǐ sǐn^ǐhǐ несмот­ря на его старость‎</text:span></text:p>
      <text:p text:style-name="P2"><text:span text:style-name="T6">mǎḥ·bǔwbų любимый‎</text:span></text:p>
      <text:p text:style-name="P2"><text:span text:style-name="T6">ʔͣǎq·sǎmǎ bǐ... поклялся‎</text:span></text:p>
      <text:p text:style-name="P2"><text:span text:style-name="T6">ʔͣǔq·sǐmǔ bǐ&amp;ll^ǎhǐ клянусь Бо­гом‎</text:span></text:p>
      <text:p text:style-name="P2"><text:span text:style-name="T6">qǎḍǎã ḥǎ&amp;jǎtǎhǔ удовле­творил его желание‎</text:span></text:p>
      <text:p text:style-name="P2"><text:span text:style-name="T6">nǎfǐdǎ кончился, иссяк, ис­черпался‎</text:span></text:p>
      <text:p text:style-name="P2"><text:span text:style-name="T6">nǎfǐdǎ mǎ&amp;lǔhǔ его деньги кон­чились‎</text:span></text:p>
      <text:p text:style-name="P2"><text:span text:style-name="T6">mǎ&amp; bǎ&amp;lǔkǎ? что с тобой? как ты? почему ты?‎</text:span></text:p>
      <text:p text:style-name="P2"><text:span text:style-name="T6">ḥǎzǐynų печальный‎</text:span></text:p>
      <text:p text:style-name="P2"><text:span text:style-name="T6">mǎ&amp; bǎ&amp;lǔkǎ ḥǎzǐyną&amp;? почему ты печальный? ‎</text:span></text:p>
      <text:p text:style-name="P2"><text:span text:style-name="T6">qǎrǐybų родной, близкий‎</text:span></text:p>
      <text:p text:style-name="P2"><text:span text:style-name="T6">sǎbǐylų дорога, путь‎</text:span></text:p>
      <text:p text:style-name="P2"><text:span text:style-name="T6">bǎdǎnǐy^ų телесный, физиче­ский‎</text:span></text:p>
      <text:p text:style-name="P2"><text:span text:style-name="T6">УРОК 113‎ ¤</text:span></text:p>
      <text:p text:style-name="P2"><text:span text:style-name="T6">fǔs·tǎ&amp;nų платье‎</text:span></text:p>
      <text:p text:style-name="P2"><text:span text:style-name="T6">mǐʕ·ṭǎfų пальто, шинель ‎</text:span></text:p>
      <text:p text:style-name="P2"><text:span text:style-name="T6">mǎnǎ&amp;mǎäų пижама ‎</text:span></text:p>
      <text:p text:style-name="P2"><text:span text:style-name="T6">mǐq·l&amp;ǎäų сковородка‎</text:span></text:p>
      <text:p text:style-name="P2"><text:span text:style-name="T6">rǔb^ǎmǎ&amp; возможно, может быть‎</text:span></text:p>
      <text:p text:style-name="P2"><text:span text:style-name="T6">rǔb^ǎmǎ&amp; yǔrǐydǔ может быть, он хочет‎</text:span></text:p>
      <text:p text:style-name="P2"><text:span text:style-name="T6">rǔb^ǎmǎ&amp; jǎ&amp;ʔǎ возможно, он пришёл‎</text:span></text:p>
      <text:p text:style-name="P2"><text:span text:style-name="T6">hǎ&amp;kǎ на, на тебе, вот тебе‎</text:span></text:p>
      <text:p text:style-name="P2"><text:span text:style-name="T6">hǎ&amp;kǎ &amp;lqǎlǎmǎ на карандаш‎</text:span></text:p>
      <text:p text:style-name="P2"><text:span text:style-name="T6">l&amp;ǎ ʔͣǎḥǎdǎ никто, никого ‎</text:span></text:p>
      <text:p text:style-name="P2"><text:span text:style-name="T6">ḥǎ&amp;fǐlǎäų автобус‎</text:span></text:p>
      <text:p text:style-name="P2"><text:span text:style-name="T6">qǎ&amp;dǐmų идущий‎</text:span></text:p>
      <text:p text:style-name="P2"><text:span text:style-name="T6">rǎ&amp;ḥǎ ушёл‎</text:span></text:p>
      <text:p text:style-name="P2"><text:span text:style-name="T6">ḥǎm^ǎ&amp;mų баня‎</text:span></text:p>
      <text:p text:style-name="P2"><text:span text:style-name="T6">&amp;ǐx·tǎfǎã скрылся, спрятал­ся‎</text:span></text:p>
      <text:p text:style-name="P2"><text:span text:style-name="T6">fǎt^ǎšǎ ʕǎn·... поискал‎</text:span></text:p>
      <text:p text:style-name="P2"><text:span text:style-name="T6">bǐ&amp;lbǎ&amp;bǐ у двери‎</text:span></text:p>
      <text:p text:style-name="P2"><text:span text:style-name="T6">qǔd^ǎ&amp;mǎ... перед...‎</text:span></text:p>
      <text:p text:style-name="P2"><text:span text:style-name="T6">dǔwl&amp;ǎbų шкаф‎</text:span></text:p>
      <text:p text:style-name="P2"><text:span text:style-name="T6">dǔwl&amp;ǎbǔ &amp;lmǎl&amp;ǎbǐsǐ ши­фоньер, гардероб‎</text:span></text:p>
      <text:p text:style-name="P2"><text:span text:style-name="T6">šǎwǎã жарил ‎</text:span></text:p>
      <text:p text:style-name="P2"><text:soft-page-break/><text:span text:style-name="T6">šǔwǎ&amp;ʔų жаркое‎</text:span></text:p>
      <text:p text:style-name="P2"><text:span text:style-name="T6">ṣǎbǎrǎ терпел‎</text:span></text:p>
      <text:p text:style-name="P2"><text:span text:style-name="T6">ḥǎḍǎrǎ &amp;lṭ^ǎʕǎ&amp;mǔ кушать го­тово, кушать приготовилось‎</text:span></text:p>
      <text:p text:style-name="P2"><text:span text:style-name="T6">jǎf·nǎäų миска, блюдо‎</text:span></text:p>
      <text:p text:style-name="P2"><text:span text:style-name="T6">kǔs·kǔsų кускус (мучное блюдо)‎</text:span></text:p>
      <text:p text:style-name="P2"><text:span text:style-name="T6">ʕǐydǔ mǐyl&amp;ǎdį день рожде­ния‎</text:span></text:p>
      <text:p text:style-name="P2"><text:span text:style-name="T6">mǔs·tǎʕǐd^ų подготовивший­ся, готовый‎</text:span></text:p>
      <text:p text:style-name="P2"><text:span text:style-name="T6">ʕǐydų sǎʕǐyd·! с праздни­ком!‎</text:span></text:p>
      <text:p text:style-name="P2"><text:span text:style-name="T6">урок 114‎ ¤</text:span></text:p>
      <text:p text:style-name="P2"><text:span text:style-name="T6">ḥǎðǎ&amp;rǐ берегись! осторож­но!‎</text:span></text:p>
      <text:p text:style-name="P2"><text:span text:style-name="T6">jǎrǎḥǎ ранил‎</text:span></text:p>
      <text:p text:style-name="P2"><text:span text:style-name="T6">jǎrǎḥǎ yǎdǎhǔ ранил свою руку‎</text:span></text:p>
      <text:p text:style-name="P2"><text:span text:style-name="T6">sǎm^ǎrǎ прибил, заколотил гвоздями‎</text:span></text:p>
      <text:p text:style-name="P2"><text:span text:style-name="T6">sǎm^ǎrǎ &amp;ll^ǎw·ḥǎ прибил дос­ку гвоздями‎</text:span></text:p>
      <text:p text:style-name="P2"><text:span text:style-name="T6">fǔj·ʔͣǎäą внезапно, вдруг, неожиданно‎</text:span></text:p>
      <text:p text:style-name="P2"><text:span text:style-name="T6">ʔͣǎṭ·lǎqǎ испустил‎</text:span></text:p>
      <text:p text:style-name="P2"><text:span text:style-name="T6">ʔͣǎṭ·lǎqǎ ṣǎr·ḥǎäą испустил крик‎</text:span></text:p>
      <text:p text:style-name="P2"><text:span text:style-name="T6">ʕǎnǐydų упрямый, упорный ‎</text:span></text:p>
      <text:p text:style-name="P2"><text:span text:style-name="T6">mǔḍ·ḥǐkų смешной, коми­ческий ‎</text:span></text:p>
      <text:p text:style-name="P2"><text:span text:style-name="T6">nǎʕ·sǎ&amp;nǔ сонливый, сон­ный ‎</text:span></text:p>
      <text:p text:style-name="P2"><text:span text:style-name="T6">sǎhǐrǎ бодрствовал, не спал‎</text:span></text:p>
      <text:p text:style-name="P2"><text:span text:style-name="T6">yǎw·mǔ ʕǔṭ·lǎäį выходной день, нерабочий, неучебный день‎</text:span></text:p>
      <text:p text:style-name="P2"><text:span text:style-name="T6">kǎm^ǎlǎ завершил, закончил‎</text:span></text:p>
      <text:p text:style-name="P2"><text:span text:style-name="T6">wǎ fǎw·qǎ ðǎlǐkǎ кроме того, сверх того, помимо того‎</text:span></text:p>
      <text:p text:style-name="P2"><text:span text:style-name="T6">ḥǐj·rų колени‎</text:span></text:p>
      <text:p text:style-name="P2"><text:span text:style-name="T6">fǐy ḥǐj·rǐhǎ&amp; на её коле­нях‎</text:span></text:p>
      <text:p text:style-name="P2"><text:span text:style-name="T6">ḥǎ&amp;l&amp;ą немедленно, сейчас же, тотчас‎</text:span></text:p>
      <text:p text:style-name="P2"><text:span text:style-name="T6">nǎʕǎsǎ задремал, клонило ко сну‎</text:span></text:p>
      <text:p text:style-name="P2"><text:span text:style-name="T6">rǎqǎdǎ поспал; лёг, лежал ‎</text:span></text:p>
      <text:p text:style-name="P2"><text:span text:style-name="T6">qǔwmǔw&amp; ʔͥǐlǎã &amp;ln^ǎw·mǐ идите спать‎</text:span></text:p>
      <text:p text:style-name="P2"><text:span text:style-name="T6">sǎh·rǎäų вечеринка, вечер ‎</text:span></text:p>
      <text:p text:style-name="P2"><text:span text:style-name="T6">&amp;ǐn·tǎhǎtǐ &amp;ls^ǎh·rǎäǔ вечер закончился ‎</text:span></text:p>
      <text:p text:style-name="P2"><text:span text:style-name="T6">dǎʕ· брось, оставь ‎</text:span></text:p>
      <text:p text:style-name="P2"><text:span text:style-name="T6">rǎw^ǎḥǎ вернулся домой‎</text:span></text:p>
      <text:p text:style-name="P2"><text:span text:style-name="T6">wǎ ʔͥǐl&amp;^ǎ иначе, а то, в против­ном случае‎</text:span></text:p>
      <text:p text:style-name="P2"><text:span text:style-name="T6">mǔj·tǎmǐʕų собравшийся ‎</text:span></text:p>
      <text:p text:style-name="P2"><text:span text:style-name="T6">mǔn·tǎð̣ǐrų ожидающий ‎</text:span></text:p>
      <text:p text:style-name="P2"><text:span text:style-name="T6">bǎqǐy^ǎäų остальное, остаток ‎</text:span></text:p>
      <text:p text:style-name="P2"><text:span text:style-name="T6">qǐṣ^ǎäų рассказ, история‎</text:span></text:p>
      <text:p text:style-name="P2"><text:span text:style-name="T6">урок 115‎ ¤</text:span></text:p>
      <text:p text:style-name="P2"><text:soft-page-break/><text:span text:style-name="T6">mǔmǎr^ǐḍǎäų медсестра ‎</text:span></text:p>
      <text:p text:style-name="P2"><text:span text:style-name="T6">sǎm^ǎ&amp;ʕǎäų наушники ‎</text:span></text:p>
      <text:p text:style-name="P2"><text:span text:style-name="T6">mǎṭǎrǐy^ǎäų зонтик‎</text:span></text:p>
      <text:p text:style-name="P2"><text:span text:style-name="T6">ḥǎbǎ&amp; ползал ‎</text:span></text:p>
      <text:p text:style-name="P2"><text:span text:style-name="T6">mǎ&amp; zǎ&amp;lǎ ещё, всё ещё‎</text:span></text:p>
      <text:p text:style-name="P2"><text:span text:style-name="T6">mǎ&amp; zǎ&amp;lǎ &amp;lwǎlǐydǔ yǎḥ·bǔw ребенок всё ещё ползает ‎</text:span></text:p>
      <text:p text:style-name="P2"><text:span text:style-name="T6">tǎnǎ&amp;wǎlǎ взял‎</text:span></text:p>
      <text:p text:style-name="P2"><text:span text:style-name="T6">qǎðǐrų грязный‎</text:span></text:p>
      <text:p text:style-name="P2"><text:span text:style-name="T6">jǎ&amp;hǐzų готовый‎</text:span></text:p>
      <text:p text:style-name="P2"><text:span text:style-name="T6">&amp;lš^ǎ&amp;yǔ jǎ&amp;hǐzų чай готов‎</text:span></text:p>
      <text:p text:style-name="P2"><text:span text:style-name="T6">ʔͣǎf·ṭǎrǎ завтракал‎</text:span></text:p>
      <text:p text:style-name="P2"><text:span text:style-name="T6">tǎʔͣǎl^ǎmǎ страдал, мучился, по­чувствовал боль‎</text:span></text:p>
      <text:p text:style-name="P2"><text:span text:style-name="T6">ʔͣǎḥǎs^ǎ b... чувствовал, ощущал‎</text:span></text:p>
      <text:p text:style-name="P2"><text:span text:style-name="T6">ḥǔm^ǎã лихорадка‎</text:span></text:p>
      <text:p text:style-name="P2"><text:span text:style-name="T6">ʔͣǎḥǎs^ǎ bǐ&amp;lbǎr·dǐ ощущал холод, ему было холодно‎</text:span></text:p>
      <text:p text:style-name="P2"><text:span text:style-name="T6">yǔḥǐs^ǔ bǐ&amp;lḥǔm^ǎã его ли­хорадит ‎</text:span></text:p>
      <text:p text:style-name="P2"><text:span text:style-name="T6">ḥǎb^ǎäų таблетка, пилюля ‎</text:span></text:p>
      <text:p text:style-name="P2"><text:span text:style-name="T6">nǎzǎʕǎ снял‎</text:span></text:p>
      <text:p text:style-name="P2"><text:span text:style-name="T6">nǎzǎʕǎ θǐyǎ&amp;bǎhǔ снял одежду, разделся‎</text:span></text:p>
      <text:p text:style-name="P2"><text:span text:style-name="T6">ṭǎfǐyfų незначительный, пустяковый, малый‎</text:span></text:p>
      <text:p text:style-name="P2"><text:span text:style-name="T6">zǎ&amp;lǎ прошёл, исчез, скрыл­ся‎</text:span></text:p>
      <text:p text:style-name="P2"><text:span text:style-name="T6">lǎzǐmǎ держался, не покинул‎</text:span></text:p>
      <text:p text:style-name="P2"><text:span text:style-name="T6">lǎzǐmǎ &amp;lfǐrǎ&amp;šǎ был прико­ван к постели‎</text:span></text:p>
      <text:p text:style-name="P2"><text:span text:style-name="T6">lǎzǐmǎ &amp;lbǎy·tǎ сидел дома‎</text:span></text:p>
      <text:p text:style-name="P2"><text:span text:style-name="T6">tǎðǎk^ǎrǎ вспомнил‎</text:span></text:p>
      <text:p text:style-name="P2"><text:span text:style-name="T6">tǎðǎk^ǎr·tǔ! вспомнил я!‎</text:span></text:p>
      <text:p text:style-name="P2"><text:span text:style-name="T6">ḥǔq·nǎäų укол, инъекция‎</text:span></text:p>
      <text:p text:style-name="P2"><text:span text:style-name="T6">bǐnǎ&amp;yǎäų здание‎</text:span></text:p>
      <text:p text:style-name="P2"><text:span text:style-name="T6">l&amp;ǎ bǎʔͣ·sǎ ʕǎlǎy·kǎ не бойся! ничего!‎</text:span></text:p>
      <text:p text:style-name="P2"><text:span text:style-name="T6">fǐy ʔͣǎθ·nǎ&amp;ʔǐ ðǎlǐkǎ в то вре­мя, тем временем‎</text:span></text:p>
      <text:p text:style-name="P2"><text:span text:style-name="T6">Урок 116‎ ¤</text:span></text:p>
      <text:p text:style-name="P2"><text:span text:style-name="T6">nǎð̣^ǎ&amp;rǎäų очки‎</text:span></text:p>
      <text:p text:style-name="P2"><text:span text:style-name="T6">mǐð·yǎ&amp;ʕų радио‎</text:span></text:p>
      <text:p text:style-name="P2"><text:span text:style-name="T6">qǔb^ǎʕǎäų шляпа‎</text:span></text:p>
      <text:p text:style-name="P2"><text:span text:style-name="T6">ʔͣǎx·fǎã скрыл, спрятал‎</text:span></text:p>
      <text:p text:style-name="P2"><text:span text:style-name="T6">ð̣ǎh·rų спина‎</text:span></text:p>
      <text:p text:style-name="P2"><text:span text:style-name="T6">ḥǎr·fų буква‎</text:span></text:p>
      <text:p text:style-name="P2"><text:span text:style-name="T6">ḍǎʕǔfǎ ослабел‎</text:span></text:p>
      <text:p text:style-name="P2"><text:span text:style-name="T6">bǎṣǎrų зрение‎</text:span></text:p>
      <text:p text:style-name="P2"><text:span text:style-name="T6">ḍǎʕǔfǎ bǎṣǎrǔhǔ у него ухуд­шилось зрение‎</text:span></text:p>
      <text:p text:style-name="P2"><text:soft-page-break/><text:span text:style-name="T6">fǐy &amp;ls^ǐn^ǐ &amp;lmǔbǎk^ǐrǎäǐ в раннем возрасте‎</text:span></text:p>
      <text:p text:style-name="P2"><text:span text:style-name="T6">ʔͣǎn·tǎ tǎð̣·lǐmǔnǐy! ты меня обижаешь‎</text:span></text:p>
      <text:p text:style-name="P2"><text:span text:style-name="T6">xǎb^ǎʔͣǎ прятал, припрятал‎</text:span></text:p>
      <text:p text:style-name="P2"><text:span text:style-name="T6">ʔͣǎð̣·lǎmǎ стемнел‎</text:span></text:p>
      <text:p text:style-name="P2"><text:span text:style-name="T6">ʔͣǎð̣·lǎmǎ &amp;ll^ǎy·lǔ ночь стем­нела ‎</text:span></text:p>
      <text:p text:style-name="P2"><text:span text:style-name="T6">lǎḥ·ð̣ǎäą одну минуту‎</text:span></text:p>
      <text:p text:style-name="P2"><text:span text:style-name="T6">fǎtǎḥǎ &amp;lmǐð·yǎ&amp;ʕǎ включил радиоприёмник‎</text:span></text:p>
      <text:p text:style-name="P2"><text:span text:style-name="T6">ʕǎšǐy^ǎäų вечер‎</text:span></text:p>
      <text:p text:style-name="P2"><text:span text:style-name="T6">kǔl^ǎ ʕǎšǐy^ǎäį каждый вечер‎</text:span></text:p>
      <text:p text:style-name="P2"><text:span text:style-name="T6">&amp;lr^ǔsǔwmǔ &amp;lmǔtǎḥǎr^ǐkǎäǔ мультфильм ‎</text:span></text:p>
      <text:p text:style-name="P2"><text:span text:style-name="T6">šǎxǎrǎ храпел‎</text:span></text:p>
      <text:p text:style-name="P2"><text:span text:style-name="T6">fǎk^ǎkǎ разобрал‎</text:span></text:p>
      <text:p text:style-name="P2"><text:span text:style-name="T6">rǎk^ǎbǎ собрал‎</text:span></text:p>
      <text:p text:style-name="P2"><text:span text:style-name="T6">&amp;ǐs·tǎǧǎ&amp;θǎ bǐ... просил по­мощь, призывал на помощь ‎</text:span></text:p>
      <text:p text:style-name="P2"><text:span text:style-name="T6">qǎḍǎã провёл‎</text:span></text:p>
      <text:p text:style-name="P2"><text:span text:style-name="T6">qǎḍǎã &amp;lwǎq·tǎ провёл вре­мя‎</text:span></text:p>
      <text:p text:style-name="P2"><text:span text:style-name="T6">sǎ&amp;ʕǎ&amp;tǔ &amp;lfǎrǎ&amp;ǧǐ свобод­ные часы ‎</text:span></text:p>
      <text:p text:style-name="P2"><text:span text:style-name="T6">mǎt·ḥǎfų музей‎</text:span></text:p>
      <text:p text:style-name="P2"><text:span text:style-name="T6">&amp;lʔ̾θǎ&amp;rǔ &lt;^ǎ&amp;rǐyxǐy^ǎäǔ исто­рические памятники‎</text:span></text:p>
      <text:p text:style-name="P2"><text:span text:style-name="T6">ḍǎwǎ&amp;ḥǐã &amp;lmǎdǐynǎäǐ окрестности города ‎</text:span></text:p>
      <text:p text:style-name="P2"><text:span text:style-name="T6">ʔͣǎḥ·yǎ&amp;ną&amp; иногда, временами‎</text:span></text:p>
      <text:p text:style-name="P2"><text:span text:style-name="T6">ḍǎ&amp;ḥǐyǎäų пригород, окрестность‎</text:span></text:p>
      <text:p text:style-name="P2"><text:span text:style-name="T6">ðǐk·rų зикр, воспоминание Бога, молитва‎</text:span></text:p>
      <text:p text:style-name="P2"><text:span text:style-name="T6">dǔʕǎ&amp;ʔų дуа, мольба, зов, мо­литва‎</text:span></text:p>
      <text:p text:style-name="P2"><text:span text:style-name="T6">kǎθǐyrą&amp;m^ǎ&amp; часто, частенько ‎</text:span></text:p>
      <text:p text:style-name="P2"><text:span text:style-name="T6">&amp;ǐs·tǎm·tǎʕǎ bǐ... насла­ждался‎</text:span></text:p>
      <text:p text:style-name="P2"><text:span text:style-name="T6">&amp;lhǎwǎ&amp;ʔǔ &amp;lṭ^ǎl·qǔ открытый воздух, лоно природы‎</text:span></text:p>
      <text:p text:style-name="P2"><text:span text:style-name="T6">fǐy &amp;lhǎwǎ&amp;ʔǐ &amp;lṭ^ǎl·qǐ на открытом воздухе, на природе‎</text:span></text:p>
      <text:p text:style-name="P2"><text:span text:style-name="T6">tǎl·fǎzǎäų телевизор‎</text:span></text:p>
      <text:p text:style-name="P2"><text:span text:style-name="T6">Урок 117‎ ¤</text:span></text:p>
      <text:p text:style-name="P2"><text:span text:style-name="T6">ḥǔf·rǎäų яма‎</text:span></text:p>
      <text:p text:style-name="P2"><text:span text:style-name="T6">dǔk^ǎ&amp;nų лавка, ларёк‎</text:span></text:p>
      <text:p text:style-name="P2"><text:span text:style-name="T6">dǔk^ǎ&amp;nǔ &amp;lbǎq^ǎ&amp;lǐ бакалей­ная лавка‎</text:span></text:p>
      <text:p text:style-name="P2"><text:span text:style-name="T6">bǎq^ǎ&amp;lų бакалейщик‎</text:span></text:p>
      <text:p text:style-name="P2"><text:span text:style-name="T6">yǎ&amp; tǔrǎã? спрашивается, интересно бы знать‎</text:span></text:p>
      <text:p text:style-name="P2"><text:span text:style-name="T6">ṭǎ&amp;lǎ был долгим, длитель­ным, длился‎</text:span></text:p>
      <text:p text:style-name="P2"><text:span text:style-name="T6">ṭǎ&amp;lǎ &amp;n·tǐð̣ǎ&amp;rǐy долго я ждал‎</text:span></text:p>
      <text:p text:style-name="P2"><text:span text:style-name="T6">ǧǎn^ǎã пел‎</text:span></text:p>
      <text:p text:style-name="P2"><text:span text:style-name="T6">yǎ&amp; ʕǐf·rǐytǔ! ой хитер! ой бесёнок!‎</text:span></text:p>
      <text:p text:style-name="P2"><text:span text:style-name="T6">ǧǎrǎbǎ закатился, зашёл ‎</text:span></text:p>
      <text:p text:style-name="P2"><text:soft-page-break/><text:span text:style-name="T6">ǧǎrǎbǎtǐ &amp;lš^ǎm·sǔ зашло солнце‎</text:span></text:p>
      <text:p text:style-name="P2"><text:span text:style-name="T6">ḥǎt^ǎã ʔͣǎm·lǎʔͣǎ пока заполню ‎</text:span></text:p>
      <text:p text:style-name="P2"><text:span text:style-name="T6">mǎ&amp; ʔͣǎlǎð^ǎhǔ! какой он вкус­ный! ‎</text:span></text:p>
      <text:p text:style-name="P2"><text:span text:style-name="T6">wǎ&amp;ḥǐdų ʔ̾xǎrǔ ещё один ‎</text:span></text:p>
      <text:p text:style-name="P2"><text:span text:style-name="T6">rǎ&amp;sǎlǎ переписывался ‎</text:span></text:p>
      <text:p text:style-name="P2"><text:span text:style-name="T6">&amp;ǐn·qǎṭǎʕǎ прекратился‎</text:span></text:p>
      <text:p text:style-name="P2"><text:span text:style-name="T6">tǎmǎ&amp;mą&amp; полностью‎</text:span></text:p>
      <text:p text:style-name="P2"><text:span text:style-name="T6">yǎb·dǔw кажется, видно, по-видимому‎</text:span></text:p>
      <text:p text:style-name="P2"><text:span text:style-name="T6">ṭǐwǎ&amp;lǎ sǐnǐy &amp;ld^ǐrǎ&amp;sǎäǐ все годы учёбы‎</text:span></text:p>
      <text:p text:style-name="P2"><text:span text:style-name="T6">ʕǎlǎã &amp;ld^ǎwǎ&amp;mǐ постоянно, беспрерывно‎</text:span></text:p>
      <text:p text:style-name="P2"><text:span text:style-name="T6">kǔl^ǔ ʕǎ&amp;mį wǎ ʔͣǎn·tǔm· bǐxǎy·rį! С Новым годом! ‎</text:span></text:p>
      <text:p text:style-name="P2"><text:span text:style-name="T6">wǎ ʔͣǎn·tǔm· bǐ&amp;lṣ^ǐḥ^ǎäǐ wǎ &amp;ls^ǎl&amp;ǎmǎäǐ и вам желаем здравия и благополучия‎</text:span></text:p>
      <text:p text:style-name="P2"><text:span text:style-name="T6">kǎy·fǎ rǎʔͣǎy·tǎ? как тебе понравился?‎</text:span></text:p>
      <text:p text:style-name="P2"><text:span text:style-name="T6">ʕǎð̣ǐymų! великолепно! Пре­красно!‎</text:span></text:p>
      <text:p text:style-name="P2"><text:span text:style-name="T6">ʔͣǎʕ·jǎbǎ понравился‎</text:span></text:p>
      <text:p text:style-name="P2"><text:span text:style-name="T6">hǎl· ʔͣǎʕ·jǎbǎkǎ? тебе по­нравилось?‎</text:span></text:p>
      <text:p text:style-name="P2"><text:span text:style-name="T6">yǔʕ·jǐbǎnǐy мне нравится‎</text:span></text:p>
      <text:p text:style-name="P2"><text:span text:style-name="T6">&amp;ǐḥ·ðǎr·! берегись! осторож­но! смотри!‎</text:span></text:p>
      <text:p text:style-name="P2"><text:span text:style-name="T6">ʔͣǎj·rǎã заставил бежать, погнал‎</text:span></text:p>
      <text:p text:style-name="P2"><text:span text:style-name="T6">lǎm· yǎl·tǎfǐt· ʔͥǐlǎã... не обратил внимания‎</text:span></text:p>
      <text:p text:style-name="P2"><text:span text:style-name="T6">ḥǎð^ǎrǎ предупредил‎</text:span></text:p>
      <text:p text:style-name="P2"><text:span text:style-name="T6">tǎḥ·ðǐyrų предупреждение‎</text:span></text:p>
      <text:p text:style-name="P2"><text:span text:style-name="T6">&amp;ǐn·qǎlǎbǎ перевернулся‎</text:span></text:p>
      <text:p text:style-name="P2"><text:span text:style-name="T6">&amp;ǐn·qǎlǎbǎt· bǐhǐ dǎr^ǎ&amp;jǎtǔhǔ вме­сте с ним перевернулся его велосипед ‎</text:span></text:p>
      <text:p text:style-name="P2"><text:span text:style-name="T6">Урок 118‎ ¤</text:span></text:p>
      <text:p text:style-name="P2"><text:span text:style-name="T6">ʔͣǎṣ·lų основа‎</text:span></text:p>
      <text:p text:style-name="P2"><text:span text:style-name="T6">rǎb^ǎã вырастил, вскормил ‎</text:span></text:p>
      <text:p text:style-name="P2"><text:span text:style-name="T6">ʕǎ&amp;lǎmų мир, вселенная, свет ‎</text:span></text:p>
      <text:p text:style-name="P2"><text:span text:style-name="T6">bǐnǐʕ·mǎäǐ &amp;ll^ǎhǐ по милости Бога‎</text:span></text:p>
      <text:p text:style-name="P2"><text:span text:style-name="T6">mǐn· ʕǎdǎmį ʔͥǐlǎã wǔjǔwdį из небытия в бытие ‎</text:span></text:p>
      <text:p text:style-name="P2"><text:span text:style-name="T6">mǎʕ·bǔwdų предмет поклоне­ния, бог, божество‎</text:span></text:p>
      <text:p text:style-name="P2"><text:span text:style-name="T6">dǎlǐylų довод, доказатель­ство‎</text:span></text:p>
      <text:p text:style-name="P2"><text:span text:style-name="T6">ṣǐrǎ&amp;ṭų путь, дорога ‎</text:span></text:p>
      <text:p text:style-name="P2"><text:span text:style-name="T6">&amp;lṣ^ǐrǎ&amp;ṭǔ &amp;lmǔs·tǎqǐymǔ пра­вильный путь ‎</text:span></text:p>
      <text:p text:style-name="P2"><text:span text:style-name="T6">kǔl^ǔ mǎ&amp; sǐwǎã &amp;ll^ǎhǐ все кроме Бога, все помимо Бога‎</text:span></text:p>
      <text:p text:style-name="P2"><text:span text:style-name="T6">ǐlʔͣǎy^ǐ šǎy·ʔį? для чего? зачем? почему?‎</text:span></text:p>
      <text:p text:style-name="P2"><text:span text:style-name="T6">&amp;ǐt^ǎbǎʕǎ следовал, соблюдал‎</text:span></text:p>
      <text:p text:style-name="P2"><text:span text:style-name="T6">&amp;ǐt^ǎbǎʕǎ ʔͣǎm·rǎhǔ следовал пове­лению его, соблюдал приказ его‎</text:span></text:p>
      <text:p text:style-name="P2"><text:span text:style-name="T6">nǎh·yų запрет, запрещение ‎</text:span></text:p>
      <text:p text:style-name="P2"><text:soft-page-break/><text:span text:style-name="T6">&amp;ǐj·tǎnǎbǎ избегал, сторо­нился‎</text:span></text:p>
      <text:p text:style-name="P2"><text:span text:style-name="T6">&amp;ǐj·tǎnǎbǎ nǎh·yǎhǔ соблюдал запрет его, воздержался от запрещённого им‎</text:span></text:p>
      <text:p text:style-name="P2"><text:span text:style-name="T6">tǎw·ḥǐydų единобожие‎</text:span></text:p>
      <text:p text:style-name="P2"><text:span text:style-name="T6">šǐr·kų многобожие, языче­ство‎</text:span></text:p>
      <text:p text:style-name="P2"><text:span text:style-name="T6">ṭǎ&amp;ʕǎäų повиновение, покло­нение‎</text:span></text:p>
      <text:p text:style-name="P2"><text:span text:style-name="T6">ṭǎ&amp;ʕǎäǔ &amp;ll^ǎhǐ ритуальное поклонение Богу‎</text:span></text:p>
      <text:p text:style-name="P2"><text:span text:style-name="T6">ʔͥǐn·sǐy^ų человек (в отличие от джиннов)‎</text:span></text:p>
      <text:p text:style-name="P2"><text:span text:style-name="T6">&amp;ǐn·qǎ&amp;dǎ lǐ... подчинился, по­виновался‎</text:span></text:p>
      <text:p text:style-name="P2"><text:span text:style-name="T6">mǎn·hǎjų программа, путь, до­рога‎</text:span></text:p>
      <text:p text:style-name="P2"><text:span text:style-name="T6">šǎr·ʕų шариат, божий закон‎</text:span></text:p>
      <text:p text:style-name="P2"><text:span text:style-name="T6">šǎr·ʕǔ &amp;ll^ǎhǐ закон Бога ‎</text:span></text:p>
      <text:p text:style-name="P2"><text:span text:style-name="T6">ʔͣǎqǎ&amp;mǎ установил, устроил‎</text:span></text:p>
      <text:p text:style-name="P2"><text:span text:style-name="T6">ʔͣǎqǎ&amp;mǎ dǎw·lǎäǎ &amp;lʔͥǐs·l&amp;ǎmǐ установил Исламское государство ‎</text:span></text:p>
      <text:p text:style-name="P2"><text:span text:style-name="T6">ʔͥǐqǎ&amp;mǎäǔ ḥǔk·mǐ &amp;ll^ǎhǐ fǐy &amp;lʔͣǎr·ḍǐ установление власти Бога на Земле ‎</text:span></text:p>
      <text:p text:style-name="P2"><text:span text:style-name="T6">bǎrǐʔͤǎ отрёкся, был непри­частным, к кому-л., чему-л., заявил о своей не причастности ‎</text:span></text:p>
      <text:p text:style-name="P2"><text:span text:style-name="T6">bǎrǎ&amp;ʔǎäų mǐnǎ &amp;lš^ǐr·kǐ отре­чение, отказ от многобожия ‎</text:span></text:p>
      <text:p text:style-name="P2"><text:span text:style-name="T6">wǎḍ·ʕǐy^ų составленный, установленный человеком‎</text:span></text:p>
      <text:p text:style-name="P2"><text:span text:style-name="T6">qǎ&amp;nǔwnų wǎḍ·ʕǐy^ų закон, со­ставленный самим человеком (в отличие от божественного)‎</text:span></text:p>
      <text:p text:style-name="P2"><text:span text:style-name="T6">rǎf·ḍų bǎ&amp;t^ų решительное отклонение, решительный отказ‎</text:span></text:p>
      <text:p text:style-name="P2"><text:span text:style-name="T6">mǔr·sǎlų посланник, мис­сионер‎</text:span></text:p>
      <text:p text:style-name="P2"><text:span text:style-name="T6">mǐn· lǎdǔn· ʔ̾dǎmǎ от Адама, начиная от Адама‎</text:span></text:p>
      <text:p text:style-name="P2"><text:span text:style-name="T6">ṭǎlǎwǎ&amp;tǔ &amp;ll^ǎhǐ wǎ sǎl&amp;ǎmǔhǔ благословения Бога и Его мир ‎</text:span></text:p>
      <text:p text:style-name="P2"><text:span text:style-name="T6">ðǔr^ǐy^ǎäų потомство, дети‎</text:span></text:p>
      <text:p text:style-name="P2"><text:span text:style-name="T6">tǔrǎ&amp;bų земля, прах ‎</text:span></text:p>
      <text:p text:style-name="P2"><text:span text:style-name="T6">jǐnǐy^ų джинн, дух, демон‎</text:span></text:p>
      <text:p text:style-name="P2"><text:span text:style-name="T6">Урок 119‎ ¤</text:span></text:p>
      <text:p text:style-name="P2"><text:span text:style-name="T6">ʔͣǎʕ·ð̣ǎmǔ величайший, са­мый большой‎</text:span></text:p>
      <text:p text:style-name="P2"><text:span text:style-name="T6">ʔͣǎš·rǎkǎ bǐ&amp;ll^ǎhǐ сделал со­участников для Бога совершил ширк, придавал Богу сотоварищей, был многобожником‎</text:span></text:p>
      <text:p text:style-name="P2"><text:span text:style-name="T6">ðǎn·bų грех‎</text:span></text:p>
      <text:p text:style-name="P2"><text:span text:style-name="T6">ʕǎlǎã &amp;lʔͥǐṭ·l&amp;ǎqǐ абсолют­но, вообще‎</text:span></text:p>
      <text:p text:style-name="P2"><text:span text:style-name="T6">xǎm·rų прелюбодеяние, про­ституция вино, спиртное‎</text:span></text:p>
      <text:p text:style-name="P2"><text:span text:style-name="T6">qǎtǎlǎ убил‎</text:span></text:p>
      <text:p text:style-name="P2"><text:span text:style-name="T6">qǎṭǎʕǎ &amp;lṭ^ǎrǐyqǎ разбойни­чал, занимался разбоем‎</text:span></text:p>
      <text:p text:style-name="P2"><text:span text:style-name="T6">qǎṭ·ʕǔ &amp;lṭ^ǎrǐyqǐ разбой‎</text:span></text:p>
      <text:p text:style-name="P2"><text:span text:style-name="T6">dǔwnǎ... меньше, ниже‎</text:span></text:p>
      <text:p text:style-name="P2"><text:span text:style-name="T6">ʕq^ǎ был непослушным, не­почтительным (к родителям)‎</text:span></text:p>
      <text:p text:style-name="P2"><text:span text:style-name="T6">ǧǎfǎrǎ простил грех ‎</text:span></text:p>
      <text:p text:style-name="P2"><text:soft-page-break/><text:span text:style-name="T6">šǎ&amp;ʔǎ хотел, желал‎</text:span></text:p>
      <text:p text:style-name="P2"><text:span text:style-name="T6">lǐmǎn· yǎšǎ&amp;ʔǔ кому пожела­ет‎</text:span></text:p>
      <text:p text:style-name="P2"><text:span text:style-name="T6">xǎfǐyǎ был неизвестным, тайным для кого-л.‎</text:span></text:p>
      <text:p text:style-name="P2"><text:span text:style-name="T6">yǎx·fǎã ʕǎlǎã kǎθǐyrį mǐnǎ &amp;ln^ǎ&amp;sǐ многим из людей не известно ‎</text:span></text:p>
      <text:p text:style-name="P2"><text:span text:style-name="T6">bǎl· даже, более того‎</text:span></text:p>
      <text:p text:style-name="P2"><text:span text:style-name="T6">ʔͣǎx·fǎã mǐn· более скры­тый, более тайный, незаметный‎</text:span></text:p>
      <text:p text:style-name="P2"><text:span text:style-name="T6">dǎb^ǎ ползал‎</text:span></text:p>
      <text:p text:style-name="P2"><text:span text:style-name="T6">ʔͣǎx·fǎã mǐn· dǎbǐybǐ &amp;ln^ǎm·lǐ более скрытый, чем ползание муравья ‎</text:span></text:p>
      <text:p text:style-name="P2"><text:span text:style-name="T6">ṣǎx·rǎäų скала ‎</text:span></text:p>
      <text:p text:style-name="P2"><text:span text:style-name="T6">ṣǎx·rǎäų ṣǎm^ǎ&amp;ʔǔ твердая, плотная скала‎</text:span></text:p>
      <text:p text:style-name="P2"><text:span text:style-name="T6">lǎy·lǎäų ð̣ǎl·mǎ&amp;ʔǔ тёмная ночь‎</text:span></text:p>
      <text:p text:style-name="P2"><text:span text:style-name="T6">ʔͣǎb·ṭǎlǎ погубил, уничто­жил, сделал пустым, недействительным‎</text:span></text:p>
      <text:p text:style-name="P2"><text:span text:style-name="T6">&amp;lṣ^ǎ&amp;lǐḥǎ&amp;tǔ добрые дела, благодеяния‎</text:span></text:p>
      <text:p text:style-name="P2"><text:span text:style-name="T6">ḥǎbǐṭǎ пропал, стал тщет­ным‎</text:span></text:p>
      <text:p text:style-name="P2"><text:span text:style-name="T6">lǎʔͤǐn·... если вдруг, если же‎</text:span></text:p>
      <text:p text:style-name="P2"><text:span text:style-name="T6">lǎʔͤǐn· ʔͣǎš·rǎk·tǎ lǎyǎḥ·bǎṭǎn^ǎ ʕǎmǎlǔkǎ если вдруг ты совершишь ширк, непременно пропадут твои деяния‎</text:span></text:p>
      <text:p text:style-name="P2"><text:span text:style-name="T6">ǎl&amp;ǎq·tǔlǎn^ǎkǎ непременно, клянусь, я убью тебя‎</text:span></text:p>
      <text:p text:style-name="P2"><text:span text:style-name="T6">xǎ&amp;sǐrų потерпевший убы­ток, проигравший, пропащий‎</text:span></text:p>
      <text:p text:style-name="P2"><text:span text:style-name="T6">ʔͣǎḥ·bǎṭǎ погубил, прова­лил, сделал тщетным‎</text:span></text:p>
      <text:p text:style-name="P2"><text:span text:style-name="T6">tǎ&amp;bǎ mǐn· ðǎn·bǐhǐ раскаял­ся о своем грехе ‎</text:span></text:p>
      <text:p text:style-name="P2"><text:span text:style-name="T6">ṣǎrǎfǎ тратил, расходо­вал, направил, обратил‎</text:span></text:p>
      <text:p text:style-name="P2"><text:span text:style-name="T6">ṣǎrǎfǎ &amp;lʕǐbǎ&amp;dǎäǎ lǐǧǎy·rǐ &amp;ll^ǎhǐ стал поклоняться другому, помимо Бога ‎</text:span></text:p>
      <text:p text:style-name="P2"><text:span text:style-name="T6">ṣǎrǎfǎ &amp;lmǎ&amp;lǎ fǐy wǔjǔwhǐ &amp;lxǎy·rǐ тратил деньги на благие стороны ‎</text:span></text:p>
      <text:p text:style-name="P2"><text:span text:style-name="T6">ʕǎlǎy·kǎ ʔͣǎn· tǎḥ·yǎ&amp; ḥǎyǎ&amp;tǎkǎ ʕǎlǎã wǎj·hį yǔr·ḍǐy &amp;ll^ǎhǎ угодным Богу образом (удовлетворяющим Бога)т ы должен прожить свою жизнь ‎</text:span></text:p>
      <text:p text:style-name="P2"><text:span text:style-name="T6">mǎ&amp; ḥǔk·mǔhǔ fǐy &amp;lʔͥǐs·l&amp;ǎmǐ? каково его положение в Исламе? какое решение ему выносит Ислам?‎</text:span></text:p>
      <text:p text:style-name="P2"><text:span text:style-name="T6">ʔͥǐn^ǎ &amp;ll^ǎhǎ l&amp;ǎ yǎǧ·fǐrǔ ʔͣǎn· yǔš·rǎkǎ bǐhǐ поистине, Бог не прощает, чтобы Ему придавали сотоварищей‎</text:span></text:p>
      <text:p text:style-name="P2"><text:span text:style-name="T6">Урок 120‎ ¤</text:span></text:p>
      <text:p text:style-name="P2"><text:span text:style-name="T6">dǔʕǎ&amp;ʔų мольба, зов, просьба, дуа‎</text:span></text:p>
      <text:p text:style-name="P2"><text:span text:style-name="T6">dǎʕǎ&amp; &amp;ll^ǎhǎ взывал к Богу, просил Бога‎</text:span></text:p>
      <text:p text:style-name="P2"><text:span text:style-name="T6">ʔͣǎθ·qǎlǎ тяготил, был тяже­лым‎</text:span></text:p>
      <text:p text:style-name="P2"><text:span text:style-name="T6">ʔͥǐðǎ&amp; ʔͣǎθ·qǎlǎkǎ если тебе будет тяжело‎</text:span></text:p>
      <text:p text:style-name="P2"><text:span text:style-name="T6">tǎḥ·mǐylų погрузка‎</text:span></text:p>
      <text:p text:style-name="P2"><text:span text:style-name="T6">bǐḍǎ&amp;ʕǎäų товар ‎</text:span></text:p>
      <text:p text:style-name="P2"><text:span text:style-name="T6">rǎ&amp;ḥǐlǎäų вьючная или верхо­вая верблюдица‎</text:span></text:p>
      <text:p text:style-name="P2"><text:span text:style-name="T6">yǎjǔwzǔ можно, разрешает­ся, допускается‎</text:span></text:p>
      <text:p text:style-name="P2"><text:span text:style-name="T6">l&amp;ǎ yǎjǔwzǔ нельзя ‎</text:span></text:p>
      <text:p text:style-name="P2"><text:soft-page-break/><text:span text:style-name="T6">jǎ&amp;ʔͤǐzų разрешённый, допус­каемый, такой, что можно‎</text:span></text:p>
      <text:p text:style-name="P2"><text:span text:style-name="T6">ǧǎy·rǔ jǎ&amp;ʔͤǐzį неразрешён­ный, непозволительный‎</text:span></text:p>
      <text:p text:style-name="P2"><text:span text:style-name="T6">l&amp;ǎ bǎʔͣ·sǎ bǐhǐ неплохо, не мешает, не беда‎</text:span></text:p>
      <text:p text:style-name="P2"><text:span text:style-name="T6">šǎb^ǎ вспыхнул, разгорелся‎</text:span></text:p>
      <text:p text:style-name="P2"><text:span text:style-name="T6">ḥǎrǐyqų пожар ‎</text:span></text:p>
      <text:p text:style-name="P2"><text:span text:style-name="T6">ʔͥǐṣ·ṭǎb·lų хлев‎</text:span></text:p>
      <text:p text:style-name="P2"><text:span text:style-name="T6">&amp;ǐs·tǎǧǎ&amp;θǎ bǐ... призвал на помощь‎</text:span></text:p>
      <text:p text:style-name="P2"><text:span text:style-name="T6">ʔͣǎṭ··fǎʔͣǎ &amp;lḥǎrǐyqǎ потушил пожар‎</text:span></text:p>
      <text:p text:style-name="P2"><text:span text:style-name="T6">fǐr·qǎäǔ mǎṭǎ&amp;fǐʔͤǎ пожарная команда‎</text:span></text:p>
      <text:p text:style-name="P2"><text:span text:style-name="T6">mǐḍǎx^ǎäų насос‎</text:span></text:p>
      <text:p text:style-name="P2"><text:span text:style-name="T6">xǔr·ṭǔwmų шланг‎</text:span></text:p>
      <text:p text:style-name="P2"><text:span text:style-name="T6">xǎrǎ&amp;ṭǐymǔ &amp;lmǎ&amp;ʔǐ водяные шланги‎</text:span></text:p>
      <text:p text:style-name="P2"><text:span text:style-name="T6">dǎw^ǎ&amp;rǎäų водоворот‎</text:span></text:p>
      <text:p text:style-name="P2"><text:span text:style-name="T6">lǎm· yǎkǔn· yǔḥ·sǐnǔ &amp;ls^ǐbǎ&amp;ḥǎäǎ он не умел плавать‎</text:span></text:p>
      <text:p text:style-name="P2"><text:span text:style-name="T6">ʔͣǎl·qǎã бросил ‎</text:span></text:p>
      <text:p text:style-name="P2"><text:span text:style-name="T6">tǎʕǎl^ǎqǎ bǐ... зацепился за что‎</text:span></text:p>
      <text:p text:style-name="P2"><text:span text:style-name="T6">ʔͣǎš·rǎfǎ ʕǎlǎã... был бли­зок к чему, был накануне чего-л.‎</text:span></text:p>
      <text:p text:style-name="P2"><text:span text:style-name="T6">ʔͣǎš·rǎfǎ ʕǎlǎã &amp;lǧǎrǎqǐ вот-вот тонул ‎</text:span></text:p>
      <text:p text:style-name="P2"><text:span text:style-name="T6">ǧǎrǐqǎ потонул‎</text:span></text:p>
      <text:p text:style-name="P2"><text:span text:style-name="T6">nǎjǎ&amp; спасся, избавился ‎</text:span></text:p>
      <text:p text:style-name="P2"><text:span text:style-name="T6">dǎy·nų долг, задолженность ‎</text:span></text:p>
      <text:p text:style-name="P2"><text:span text:style-name="T6">ḥǎl^ǎ ʔͣǎjǎlǔhǔ наступил его срок‎</text:span></text:p>
      <text:p text:style-name="P2"><text:span text:style-name="T6">qǎḍǎã dǎy·nǎhǔ уплатил свой долг‎</text:span></text:p>
      <text:p text:style-name="P2"><text:span text:style-name="T6">&amp;ǐs·tǎʕǎ&amp;nǎ bǐ... просил по­мочь, обратился за помощью‎</text:span></text:p>
      <text:p text:style-name="P2"><text:span text:style-name="T6">l&amp;ǎ mǎ&amp;nǐʕǎ mǐn·hǔ ʕǎ&amp;dǎäą это можно, возражений нет ‎</text:span></text:p>
      <text:p text:style-name="P2"><text:span text:style-name="T6">ʕǎ&amp;dǎäą обычно, обыкновен­но‎</text:span></text:p>
      <text:p text:style-name="P2"><text:span text:style-name="T6">nǎqǎḍǎ нарушил, разрушил, сделал недействительным‎</text:span></text:p>
      <text:p text:style-name="P2"><text:span text:style-name="T6">tǎw·ḥǐydǎhǔ разрушил своё единобожие‎</text:span></text:p>
      <text:p text:style-name="P2"><text:span text:style-name="T6">wǎ &amp;lʕǐyǎ&amp;ðǔ bǐ&amp;ll^ǎhǐ Боже упа­си! Боже сохрани! не дай Бог!‎</text:span></text:p>
      <text:p text:style-name="P2"><text:span text:style-name="T6">sǎyǎʔͣ·tǐy ниже следует, бу­дет приведен‎</text:span></text:p>
      <text:p text:style-name="P2"><text:span text:style-name="T6">mǐθǎ&amp;lų пример‎</text:span></text:p>
      <text:p text:style-name="P2"><text:span text:style-name="T6">Урок 121‎ ¤</text:span></text:p>
      <text:p text:style-name="P2"><text:span text:style-name="T6">ʔͣǎǧǎ&amp;θǎ помог, выручил, спас‎</text:span></text:p>
      <text:p text:style-name="P2"><text:span text:style-name="T6">ʔͣǎǧǐθ·nǐy выручай меня‎</text:span></text:p>
      <text:p text:style-name="P2"><text:span text:style-name="T6">kǎšǎfǎ &amp;lbǎl&amp;ǎʔǎ удалил беду, отстранил беду‎</text:span></text:p>
      <text:p text:style-name="P2"><text:span text:style-name="T6">kǎšǎfǎ &amp;lǧǎm^ǎ удалил, раз­веял печаль‎</text:span></text:p>
      <text:p text:style-name="P2"><text:span text:style-name="T6">bǎl&amp;ǎʔų беда, несчастье‎</text:span></text:p>
      <text:p text:style-name="P2"><text:span text:style-name="T6">nǎzǎlǎ bǐhǐ &amp;lbǎl&amp;ǎʔǔ его постигло несчастье, с ним случалась беда‎</text:span></text:p>
      <text:p text:style-name="P2"><text:span text:style-name="T6">šǎfǎã вылечил ‎</text:span></text:p>
      <text:p text:style-name="P2"><text:span text:style-name="T6">kǎθǔrǎ умножился, размно­жился, стало много‎</text:span></text:p>
      <text:p text:style-name="P2"><text:soft-page-break/><text:span text:style-name="T6">ʔͥǐymǎ&amp;nų вера, уверование‎</text:span></text:p>
      <text:p text:style-name="P2"><text:span text:style-name="T6">ʕǐn·dǎ... при, во время‎</text:span></text:p>
      <text:p text:style-name="P2"><text:span text:style-name="T6">ʕǐn·dǎ &amp;lmǎw·tǐ при смерти‎</text:span></text:p>
      <text:p text:style-name="P2"><text:span text:style-name="T6">qǎr^ǎbǎ приблизил, сблизил‎</text:span></text:p>
      <text:p text:style-name="P2"><text:span text:style-name="T6">mǔqǎr^ǎbų приближённый‎</text:span></text:p>
      <text:p text:style-name="P2"><text:span text:style-name="T6">mǔð·nǐbų грешный‎</text:span></text:p>
      <text:p text:style-name="P2"><text:span text:style-name="T6">nǎqǐy^ų чистый‎</text:span></text:p>
      <text:p text:style-name="P2"><text:span text:style-name="T6">šǎfǎʕǎ ходатайствовал за кого-л.‎</text:span></text:p>
      <text:p text:style-name="P2"><text:span text:style-name="T6">šǎfǎʕǎ ʕǐn·dǎ &amp;ll^ǎhǐ засту­пился перед Богом‎</text:span></text:p>
      <text:p text:style-name="P2"><text:span text:style-name="T6">nǎḥ·wǔ ðǎlǐkǎ тому подобное‎</text:span></text:p>
      <text:p text:style-name="P2"><text:span text:style-name="T6">mǎlǎkų ангел ‎</text:span></text:p>
      <text:p text:style-name="P2"><text:span text:style-name="T6">šǎy·xų шейх, глава суфий­ского ордена‎</text:span></text:p>
      <text:p text:style-name="P2"><text:span text:style-name="T6">ʔͣǔs·tǎ&amp;ðų учитель, настав­ник; шейх, суфийский глава‎</text:span></text:p>
      <text:p text:style-name="P2"><text:span text:style-name="T6">qǎb·rų могила‎</text:span></text:p>
      <text:p text:style-name="P2"><text:span text:style-name="T6">mǐn· dǔwnǐ &amp;ll^ǎhǐ помимо Бога, кроме Бога‎</text:span></text:p>
      <text:p text:style-name="P2"><text:span text:style-name="T6">ʔͥǐy^ǎ&amp;kǎ nǎʕ·bǔdǔ wǎ ʔͥǐy^ǎ&amp;kǎ nǎs·tǎʕǐynǔ Тебе только мы поклоняемся, и у Тебя только просим помощи‎</text:span></text:p>
      <text:p text:style-name="P2"><text:span text:style-name="T6">&amp;ǐs·tǎjǎ&amp;bǎ внял (мольбе), ответил (на зов)‎</text:span></text:p>
      <text:p text:style-name="P2"><text:span text:style-name="T6">&amp;ǐs·tǎjǎ&amp;bǎ &amp;ll^ǎhǔ dǔʕǎ&amp;ʔǎhǔ Бог ответил на его зов ‎</text:span></text:p>
      <text:p text:style-name="P2"><text:span text:style-name="T6">ʔͥǐðą&amp; тогда, если так‎</text:span></text:p>
      <text:p text:style-name="P2"><text:span text:style-name="T6">ð̣ǎ&amp;lǐmų неправедный, нече­стивый, несправедливый‎</text:span></text:p>
      <text:p text:style-name="P2"><text:span text:style-name="T6">ʔͥǐn^ǎmǎ&amp; только‎</text:span></text:p>
      <text:p text:style-name="P2"><text:span text:style-name="T6">ʔͥǐn^ǎmǎ&amp; ʔͣǎd·ʕǔw rǎb^ǐy я взы­ваю только к своему Господу‎</text:span></text:p>
      <text:p text:style-name="P2"><text:span text:style-name="T6">ʔͥǐn^ǎmǎ&amp; ʔͣǎnǎ&amp; bǎšǎrų я только че­ловек, я никто иной как человек‎</text:span></text:p>
      <text:p text:style-name="P2"><text:span text:style-name="T6">l&amp;ǎ ʔͥǐlǎhǎ ʔͥǐl&amp;^ǎ &amp;ll^ǎhǐ нет боже­ства, кроме Бога‎</text:span></text:p>
      <text:p text:style-name="P2"><text:span text:style-name="T6">Урок 122‎ ¤</text:span></text:p>
      <text:p text:style-name="P2"><text:span text:style-name="T6">&amp;ǐt^ǎxǎðǎ сделал себе, взял себе, имел, заимел‎</text:span></text:p>
      <text:p text:style-name="P2"><text:span text:style-name="T6">&amp;ǐt^ǎxǎðǎ šǎy·xą&amp; заимел шей­ха‎</text:span></text:p>
      <text:p text:style-name="P2"><text:span text:style-name="T6">ṣǔwfǐy^ų суфий, суфийский‎</text:span></text:p>
      <text:p text:style-name="P2"><text:span text:style-name="T6">wǎ&amp;sǐṭǎäų посредник ‎</text:span></text:p>
      <text:p text:style-name="P2"><text:span text:style-name="T6">tǎrǎkǎhǔ wǎrǎ&amp;ʔǎ ð̣ǎh·rǐhǐ оста­вил за спиной, без внимания‎</text:span></text:p>
      <text:p text:style-name="P2"><text:span text:style-name="T6">&amp;ǐḥ·tǎkǎmǎ ʔͥǐlǎã... обратился (как к судье) для решеия вопроса ‎</text:span></text:p>
      <text:p text:style-name="P2"><text:span text:style-name="T6">ʕǎmǐlǎ bǐqǎw·lǐhǐ действовал по его словам, согласно его словам‎</text:span></text:p>
      <text:p text:style-name="P2"><text:span text:style-name="T6">wǎ&amp;fǎqǎ соответствовал, сов­пал‎</text:span></text:p>
      <text:p text:style-name="P2"><text:span text:style-name="T6">&amp;lkǐtǎ&amp;bǔ wǎ &amp;ls^ǔn^ǎäǔ Китаб и Сунна, Коран и Хадисы‎</text:span></text:p>
      <text:p text:style-name="P2"><text:span text:style-name="T6">nǔwrų свет‎</text:span></text:p>
      <text:p text:style-name="P2"><text:span text:style-name="T6">ʕǐl·mų lǎdǔnǐy^ų мистическое знание ‎</text:span></text:p>
      <text:p text:style-name="P2"><text:span text:style-name="T6">ʕǐl·mų bǎ&amp;ṭǐnǐy^ų таинствен­ное, сокровенное знание‎</text:span></text:p>
      <text:p text:style-name="P2"><text:span text:style-name="T6">yǎz·ʕǔmǔ он утверждает, гово­рит (что-то недостоверное, сомнительное)‎</text:span></text:p>
      <text:p text:style-name="P2"><text:span text:style-name="T6">kǎmǎ&amp; yǎz·ʕǔmǔ он также утверждает ‎</text:span></text:p>
      <text:p text:style-name="P2"><text:soft-page-break/><text:span text:style-name="T6">kǎmǎ&amp; yǎqǔwlǔ он также го­ворит ‎</text:span></text:p>
      <text:p text:style-name="P2"><text:span text:style-name="T6">ʔͣǔmǔwrǔ &amp;ld^ǐynǐ вопросы ре­лигии‎</text:span></text:p>
      <text:p text:style-name="P2"><text:span text:style-name="T6">bǎ&amp;ṭǐlų ложный, невер- ный; ложь, неправда‎</text:span></text:p>
      <text:p text:style-name="P2"><text:span text:style-name="T6">ʕǎbǎʔͣǎ придал значение, обра­тил внимание‎</text:span></text:p>
      <text:p text:style-name="P2"><text:span text:style-name="T6">l&amp;ǎ nǎʕ·bǎʔͣǔ bǐhǐ мы не обраща­ем на него внимания‎</text:span></text:p>
      <text:p text:style-name="P2"><text:span text:style-name="T6">rǎd^ǎ ʕǎlǎy·hǐ qǎw·lǎhǔ отверг, не принял его слова‎</text:span></text:p>
      <text:p text:style-name="P2"><text:span text:style-name="T6">ṣǎ&amp;ḥǐbų хозяин, владелец‎</text:span></text:p>
      <text:p text:style-name="P2"><text:span text:style-name="T6">wǎlǐy^ų вали, угодник, при­ближённый к Богу человек‎</text:span></text:p>
      <text:p text:style-name="P2"><text:span text:style-name="T6">dǔwnǎ nǐzǎ&amp;ʕį бесспорно‎</text:span></text:p>
      <text:p text:style-name="P2"><text:span text:style-name="T6">mǔṭǎh^ǎrų очищенный‎</text:span></text:p>
      <text:p text:style-name="P2"><text:span text:style-name="T6">ṣǐlǎäų связь‎</text:span></text:p>
      <text:p text:style-name="P2"><text:span text:style-name="T6">lǎhǔ ṣǐlǎäų он имеет связь‎</text:span></text:p>
      <text:p text:style-name="P2"><text:span text:style-name="T6">&amp;ǎl·mǎlǎʔͣǔ &amp;lʔͣǎʕ·lǎã общество ангелов, верховное общество‎</text:span></text:p>
      <text:p text:style-name="P2"><text:span text:style-name="T6">&amp;ǐṭ^ǎlǎʕǎ ʕǎlǎã... ознакомил­ся, осведомился с чем-л., взглянул на что-л.‎</text:span></text:p>
      <text:p text:style-name="P2"><text:span text:style-name="T6">&amp;ll^ǎw·ḥǔ &amp;lmǎḥ·fǔwð̣ǔ храни­мая доска (где записано всё Божье предопределение)‎</text:span></text:p>
      <text:p text:style-name="P2"><text:span text:style-name="T6">ʔͣǎxǎðǎ bǐyǎdǐhǐ взял кого-л. за руку‎</text:span></text:p>
      <text:p text:style-name="P2"><text:span text:style-name="T6">ǧǎy·bǐy^ų сокровенный, та­инственный, скрытый‎</text:span></text:p>
      <text:p text:style-name="P2"><text:span text:style-name="T6">nǎjǐsų грязный, нечистый‎</text:span></text:p>
      <text:p text:style-name="P2"><text:span text:style-name="T6">mǎlǐkų король, царь‎</text:span></text:p>
      <text:p text:style-name="P2"><text:span text:style-name="T6">ʕǎ&amp;m^ǎäų простой народ, мас­са‎</text:span></text:p>
      <text:p text:style-name="P2"><text:span text:style-name="T6">tǎqǎr^ǎbǎ ʔͥǐlǎã... сблизился, искал близости с кем‎</text:span></text:p>
      <text:p text:style-name="P2"><text:span text:style-name="T6">tǎb·lǐyǧų доведение, сообще­ние, передача‎</text:span></text:p>
      <text:p text:style-name="P2"><text:span text:style-name="T6">ḥǎ&amp;šǐyǎäų свита, челядь, при­ближённые‎</text:span></text:p>
      <text:p text:style-name="P2"><text:span text:style-name="T6">šǎrǐyʕǎäų шариат, божий за­кон ‎</text:span></text:p>
      <text:p text:style-name="P2"><text:span text:style-name="T6">&amp;ll^ǎhǔ ʕǎz^ǎ wǎ jǎl^ǎ Бог, Мо­гущественный, Величественный‎</text:span></text:p>
      <text:p text:style-name="P2"><text:span text:style-name="T6">ʔͥǐn^ǎ&amp; lǐl^ǎhǐ wǎ ʔͥǐn^ǎ&amp; ʔͥǐlǎy·hǐ rǎ&amp;jǐʕǔwnǎ! поистине, мы принадлежим Богу и мы к Нему возвращаемся‎</text:span></text:p>
      <text:p text:style-name="P2"><text:span text:style-name="T6">ʔͣǎʕǎ&amp;ðǎnǎ&amp; &amp;ll^ǎhǔ Да сохранит Бог нас! Боже упаси!‎</text:span></text:p>
      <text:p text:style-name="P2"><text:span text:style-name="T6">xǎ&amp;lǎfǎ противоречил, не соответствовал‎</text:span></text:p>
      <text:p text:style-name="P2"><text:span text:style-name="T6">УРОК 123‎ ¤</text:span></text:p>
      <text:p text:style-name="P2"><text:span text:style-name="T6">lǎy·sǎ kǎmǐθ·lǐhǐ šǎy·ʔų нет ничего подобного Ему ‎</text:span></text:p>
      <text:p text:style-name="P2"><text:span text:style-name="T6">rǎjǎ&amp; надеялся‎</text:span></text:p>
      <text:p text:style-name="P2"><text:span text:style-name="T6">tǎwǎk^ǎlǎ ʕǎlǎã... уповал, рассчитывал‎</text:span></text:p>
      <text:p text:style-name="P2"><text:span text:style-name="T6">ʔͥǐn^ǎhǔ lǎyǎqǔwlǔ поистине, он говорит, он же говорит‎</text:span></text:p>
      <text:p text:style-name="P2"><text:span text:style-name="T6">ʕǎ&amp;bǐdų поклоняющийся, поклонник‎</text:span></text:p>
      <text:p text:style-name="P2"><text:span text:style-name="T6">fǐy &amp;lqǎdǐymǐ раньше, в ста­рину‎</text:span></text:p>
      <text:p text:style-name="P2"><text:span text:style-name="T6">wǎθǎnų идол‎</text:span></text:p>
      <text:p text:style-name="P2"><text:span text:style-name="T6">ʕǔb^ǎ&amp;dǔ &amp;lʔͣǎw·θǎ&amp;nǐ идоло­поклонники‎</text:span></text:p>
      <text:p text:style-name="P2"><text:span text:style-name="T6">sǎwǎ&amp;ʔą совершенно одина­ково‎</text:span></text:p>
      <text:p text:style-name="P2"><text:soft-page-break/><text:span text:style-name="T6">šǎfǐyʕų заступник, ходатай‎</text:span></text:p>
      <text:p text:style-name="P2"><text:span text:style-name="T6">zǔl·fǎã приближение‎</text:span></text:p>
      <text:p text:style-name="P2"><text:span text:style-name="T6">šǎb^ǎhǎ bǐ... уподобил чему-л.‎</text:span></text:p>
      <text:p text:style-name="P2"><text:span text:style-name="T6">ḍǎrǎbǎ mǎθǎl&amp;ą привел при­мер, притчу‎</text:span></text:p>
      <text:p text:style-name="P2"><text:span text:style-name="T6">mǎ&amp; ʔͣǎb·ʕǎdǎhǔ ʕǎnǐ &amp;lḥǎq^ǐ как он далёк от истины!‎</text:span></text:p>
      <text:p text:style-name="P2"><text:span text:style-name="T6">ʔͣǎb·lǎǧǎ сообщил, доложил, передал‎</text:span></text:p>
      <text:p text:style-name="P2"><text:span text:style-name="T6">rǎʕǐy^ǎäų подданные, гражда­не‎</text:span></text:p>
      <text:p text:style-name="P2"><text:span text:style-name="T6">mǎḥ·jǔwbų ʕǎn·... закры­тый, отделенный от кого-либо‎</text:span></text:p>
      <text:p text:style-name="P2"><text:span text:style-name="T6">qǎṣ·rų дворец‎</text:span></text:p>
      <text:p text:style-name="P2"><text:span text:style-name="T6">yǔjǐybǔ dǎʕ·wǎäǎ &amp;ld^ǎ&amp;ʕǐ от­вечает на зов зовущего ‎</text:span></text:p>
      <text:p text:style-name="P2"><text:span text:style-name="T6">ḥǎb·lǔ &amp;lwǎrǐyd шейная ар­терия‎</text:span></text:p>
      <text:p text:style-name="P2"><text:span text:style-name="T6">tǎʔͣ·yǐydų поддержка, под­крепление‎</text:span></text:p>
      <text:p text:style-name="P2"><text:span text:style-name="T6">ǧǎnǐy^ų ʕn... не нуждаю­щийся в чём-л., в ком- л.‎</text:span></text:p>
      <text:p text:style-name="P2"><text:span text:style-name="T6">tǎʕǎ&amp;lǎã &amp;ll^ǎhǔ ʕǎn· ðǎlǐkǎ ʕǔlǔw^ą&amp; kǎbǐyrą&amp; Бог превыше того, далёк от того на большую высоту‎</text:span></text:p>
      <text:p text:style-name="P2"><text:span text:style-name="T6">kǔn· ʕǎlǎã ḥǎðǎrį будь осторожен‎</text:span></text:p>
      <text:p text:style-name="P2"><text:span text:style-name="T6">&amp;ǐn·xǎdǎʕǎ обманулся‎</text:span></text:p>
      <text:p text:style-name="P2"><text:span text:style-name="T6">&amp;ǐh·tǎdǎã стал, попал на вер­ный путь‎</text:span></text:p>
      <text:p text:style-name="P2"><text:span text:style-name="T6">Урок 124‎ ¤</text:span></text:p>
      <text:p text:style-name="P2"><text:span text:style-name="T6">qǔbǔwrǐy^ų могилопоклон­ник, почитающий могилу клоняющийся могилам‎</text:span></text:p>
      <text:p text:style-name="P2"><text:span text:style-name="T6">mǔʕ·ð̣ǎmǔ... большая часть, основная часть чего-либо‎</text:span></text:p>
      <text:p text:style-name="P2"><text:span text:style-name="T6">ṣǎrǎfǎ mǔʕ·ð̣ǎmǎ hǎm^ǐhǐ основную свою заботу направил‎</text:span></text:p>
      <text:p text:style-name="P2"><text:span text:style-name="T6">mǎy^ǐtų мёртвый, покойник ‎</text:span></text:p>
      <text:p text:style-name="P2"><text:span text:style-name="T6">ð̣ǎn^ą&amp; mǐn·hǔ думая, что... ‎</text:span></text:p>
      <text:p text:style-name="P2"><text:span text:style-name="T6">ʔͣǎn·fǎqǎ расходовал, тратил ‎</text:span></text:p>
      <text:p text:style-name="P2"><text:span text:style-name="T6">ʔͣǎm·wǎ&amp;lų ṭǎ&amp;ʔͤǐlǎäų большие деньги‎</text:span></text:p>
      <text:p text:style-name="P2"><text:span text:style-name="T6">&amp;ǐʕ·tǎqǎdǎ был убеждённым, твёрдо верил‎</text:span></text:p>
      <text:p text:style-name="P2"><text:span text:style-name="T6">kǔl^ǎmǎ&amp; kǎ&amp;nǎ ʔͣǎk·θǎrǎ kǎ&amp;nǎ ʔͣǎf·ḍǎlǎ чем больше, тем лучше ‎</text:span></text:p>
      <text:p text:style-name="P2"><text:span text:style-name="T6">tǎbǎr^ǎkǎ bǐ... искал благо­дать, баракат через что-л.‎</text:span></text:p>
      <text:p text:style-name="P2"><text:span text:style-name="T6">ṣǎ&amp;ḥǐbǔ &amp;lqǎb·rǐ обитатель могилы, покойник данной, могилы‎</text:span></text:p>
      <text:p text:style-name="P2"><text:span text:style-name="T6">ʔͣǎl·ṣǎqǎ bǐ... прижал, при­льнул, приник к чему-л.‎</text:span></text:p>
      <text:p text:style-name="P2"><text:span text:style-name="T6">tǎmǎs^ǎḥǎ bǐ... тёрся обо что-л.‎</text:span></text:p>
      <text:p text:style-name="P2"><text:span text:style-name="T6">xǐr·qǎäų тряпка, лоскут‎</text:span></text:p>
      <text:p text:style-name="P2"><text:span text:style-name="T6">tǔr·bǎäų земля, грунт ‎</text:span></text:p>
      <text:p text:style-name="P2"><text:span text:style-name="T6">nǎfǐysų ценный, драгоцен­ный‎</text:span></text:p>
      <text:p text:style-name="P2"><text:span text:style-name="T6">yǎ&amp; lǎhǔm· mǐn· jǔh^ǎ&amp;lį! ну и невежды! какие невежды! ‎</text:span></text:p>
      <text:p text:style-name="P2"><text:span text:style-name="T6">qǎl^ǎ уменьшился, стал ма­лым‎</text:span></text:p>
      <text:p text:style-name="P2"><text:span text:style-name="T6">fǎšǎ&amp; распространился‎</text:span></text:p>
      <text:p text:style-name="P2"><text:span text:style-name="T6">bǎʕǔdǎ ʕǎn... удалился от‎</text:span></text:p>
      <text:p text:style-name="P2"><text:span text:style-name="T6">ʕǎlǎy·kǎ bǐ... ты держись за..., берись за...‎</text:span></text:p>
      <text:p text:style-name="P2"><text:soft-page-break/><text:span text:style-name="T6">tǐb·yǎ&amp;nų разъяснение‎</text:span></text:p>
      <text:p text:style-name="P2"><text:span text:style-name="T6">(yǎ&amp;) ḥǎb^ǎðǎ&amp; lǎw·... как хо­рошо было бы, если ‎</text:span></text:p>
      <text:p text:style-name="P2"><text:span text:style-name="T6">nǎšǎrǎ распространил ‎</text:span></text:p>
      <text:p text:style-name="P2"><text:span text:style-name="T6">ʔͣǎn·šǎʔͣǎ создал ‎</text:span></text:p>
      <text:p text:style-name="P2"><text:span text:style-name="T6">kǎsǎ&amp; одел кого-л. ‎</text:span></text:p>
      <text:p text:style-name="P2"><text:span text:style-name="T6">ʕǎ&amp;rį голый, нагой ‎</text:span></text:p>
      <text:p text:style-name="P2"><text:span text:style-name="T6">bǎʕǎθǎ послал, отправил‎</text:span></text:p>
      <text:p text:style-name="P2"><text:span text:style-name="T6">bǎy·tǔ &amp;ll^ǎhǐ &amp;lḥǎrǎ&amp;mǔ святой Дом Бога (Кааба) ‎</text:span></text:p>
      <text:p text:style-name="P2"><text:span text:style-name="T6">ʕǎlǎã sǎbǐylǐ &amp;lʕǐbǎ&amp;dǎäǐ в виде поклонения, в качестве поклонения ‎</text:span></text:p>
      <text:p text:style-name="P2"><text:span text:style-name="T6">ḍǎrǐyḥų мавзолей, гробни­ца‎</text:span></text:p>
      <text:p text:style-name="P2"><text:span text:style-name="T6">nǎʕǔwðǔ bǐ&amp;ll^ǎhǐ mǐn·hǔ прибе­гаем к Богу от него; упаси Боже‎</text:span></text:p>
      <text:p text:style-name="P2"><text:span text:style-name="T6">fǐynǎ&amp; mǎn· ʔͥǐðǎ&amp; dǎxǎlǎ lǎm· yǔsǎl^ǐm· есть среди нас такие, что не приветствует, когда входит‎</text:span></text:p>
      <text:p text:style-name="P2"><text:span text:style-name="T6">Урок 125‎ ¤</text:span></text:p>
      <text:p text:style-name="P2"><text:span text:style-name="T6">mǎš·rǔwʕų законный‎</text:span></text:p>
      <text:p text:style-name="P2"><text:span text:style-name="T6">bǎšǎrǐy^ǎäų человечество, че­ловеческий род‎</text:span></text:p>
      <text:p text:style-name="P2"><text:span text:style-name="T6">ʔͣǎbǔw &amp;l·bǎšǎrǐy^ǎäǐ прароди­тель человечества‎</text:span></text:p>
      <text:p text:style-name="P2"><text:span text:style-name="T6">ʔͣǎx·fǎã скрыл, утаил‎</text:span></text:p>
      <text:p text:style-name="P2"><text:span text:style-name="T6">mǎw·qǐʕų место, местополо­жение‎</text:span></text:p>
      <text:p text:style-name="P2"><text:span text:style-name="T6">...kǎðǎ&amp; такой-то‎</text:span></text:p>
      <text:p text:style-name="P2"><text:span text:style-name="T6">fǐy yǎw·mǐ kǎðǎ&amp; в такой-то день‎</text:span></text:p>
      <text:p text:style-name="P2"><text:span text:style-name="T6">ʔͣǎf·ḍǎlǔ mǐn·... лучше, предпоч тительнее‎</text:span></text:p>
      <text:p text:style-name="P2"><text:span text:style-name="T6">qǔb^ǎäų купол,свод‎</text:span></text:p>
      <text:p text:style-name="P2"><text:span text:style-name="T6">qǔb^ǎäǔ &amp;lḍ^ǎrǐyḥǐ купол гроб­ницы‎</text:span></text:p>
      <text:p text:style-name="P2"><text:span text:style-name="T6">bǎxǐlǎ скупился для кого-л.‎</text:span></text:p>
      <text:p text:style-name="P2"><text:span text:style-name="T6">bǔx·lą&amp; ʕǎlǎy·kǎ скупясь для тебя‎</text:span></text:p>
      <text:p text:style-name="P2"><text:span text:style-name="T6">ḥǎ&amp;šǎ lǐl^ǎhǐ! совсем нет! это исключается! это невероятно!‎</text:span></text:p>
      <text:p text:style-name="P2"><text:span text:style-name="T6">lǎʕǎnǎ проклинал‎</text:span></text:p>
      <text:p text:style-name="P2"><text:span text:style-name="T6">yǎhǔwdǐy^ų иудеи, евреи‎</text:span></text:p>
      <text:p text:style-name="P2"><text:span text:style-name="T6">nǎṣ·rǎ&amp;nǐy^ų христианин‎</text:span></text:p>
      <text:p text:style-name="P2"><text:span text:style-name="T6">ṣǎl^ǔw&amp; ʕǎlǎy^ǎ читайте салят за меня, благословите меня‎</text:span></text:p>
      <text:p text:style-name="P2"><text:span text:style-name="T6">fǐy bǎʕ·ḍǐ &amp;lʔͣǎḥ·yǎ&amp;nǐ ино­гда‎</text:span></text:p>
      <text:p text:style-name="P2"><text:span text:style-name="T6">dǎʕǎ&amp; lǎhǔ молился за него‎</text:span></text:p>
      <text:p text:style-name="P2"><text:span text:style-name="T6">ʔͣǔd·ʕǔ lǐã молись за меня‎</text:span></text:p>
      <text:p text:style-name="P2"><text:span text:style-name="T6">šǐr·kǐy^ǎ&amp;tų языческие по­ступки‎</text:span></text:p>
      <text:p text:style-name="P2"><text:span text:style-name="T6">wǎrǎdǎ fǐy &amp;l·kǐtǎ&amp;bǐ в кни­ге говорится, приводится ‎</text:span></text:p>
      <text:p text:style-name="P2"><text:span text:style-name="T6">lǎm· yǎrǐd· fǐy &amp;l·ḥǎdǐyθǐ в хадисе не говорится, не приводится ‎</text:span></text:p>
      <text:p text:style-name="P2"><text:span text:style-name="T6">fǐy... по поводу, насчёт‎</text:span></text:p>
      <text:p text:style-name="P2"><text:span text:style-name="T6">mǎ&amp; tǎqǔwlǔ fǐy hǎðǎ&amp;? что ты по этому поводу скажешь? ‎</text:span></text:p>
      <text:p text:style-name="P2"><text:span text:style-name="T6">ʔͣǎðǐnǎ разрешил‎</text:span></text:p>
      <text:p text:style-name="P2"><text:soft-page-break/><text:span text:style-name="T6">ʔͣǎðǐnǎ lǐy мне разрешено‎</text:span></text:p>
      <text:p text:style-name="P2"><text:span text:style-name="T6">ðǎk^ǎrǎ напомнил‎</text:span></text:p>
      <text:p text:style-name="P2"><text:span text:style-name="T6">Урок 126‎ ¤</text:span></text:p>
      <text:p text:style-name="P2"><text:span text:style-name="T6">mǎṣ·dǎrų источник‎</text:span></text:p>
      <text:p text:style-name="P2"><text:span text:style-name="T6">ʔͥǐn· qǐylǎ lǎkǎ если тебе скажут‎</text:span></text:p>
      <text:p text:style-name="P2"><text:span text:style-name="T6">tǎmǎs^ǎkǎ bǐ... держался, крепко держался за что-л.‎</text:span></text:p>
      <text:p text:style-name="P2"><text:span text:style-name="T6">mǎ&amp;... пока‎</text:span></text:p>
      <text:p text:style-name="P2"><text:span text:style-name="T6">mǎ&amp; tǎmǎs^ǎkǎ bǐ&amp;l·qǔr·ʔ̾nǐ пока ты держишься за Коран‎</text:span></text:p>
      <text:p text:style-name="P2"><text:span text:style-name="T6">ḍǎl^ǎ заблудился, сбился‎</text:span></text:p>
      <text:p text:style-name="P2"><text:span text:style-name="T6">kǔl^ǔ kǐtǎ&amp;bį каждая книга‎</text:span></text:p>
      <text:p text:style-name="P2"><text:span text:style-name="T6">kǔl^ǔ &amp;l·kǐtǎ&amp;bǐ вся книга‎</text:span></text:p>
      <text:p text:style-name="P2"><text:span text:style-name="T6">tǎdǎb^ǎrǐ размышлял, рассмат­ривал, вдумался во что‎</text:span></text:p>
      <text:p text:style-name="P2"><text:span text:style-name="T6">l&amp; tǎl·tǎfǐt· ʔͥǐlǎã qǎw·lǐhǐ не обращай внимания на его слова ‎</text:span></text:p>
      <text:p text:style-name="P2"><text:span text:style-name="T6">sǎy^ǐdǔ &amp;l·mǔr·sǎlǐynǎ Сайй­ид посланников, Старший из посланников‎</text:span></text:p>
      <text:p text:style-name="P2"><text:span text:style-name="T6">ʔͣǎn^ǎã где там! куда там!‎</text:span></text:p>
      <text:p text:style-name="P2"><text:span text:style-name="T6">ʔͣǎn^ǎã lǎnǎ&amp; ʔͣǎn· nǎf·hǎmǎhǔ? откуда нам понять его! ‎</text:span></text:p>
      <text:p text:style-name="P2"><text:span text:style-name="T6">kǎy·dų козни, махинации‎</text:span></text:p>
      <text:p text:style-name="P2"><text:span text:style-name="T6">mǎk·rų хитрость, обман‎</text:span></text:p>
      <text:p text:style-name="P2"><text:span text:style-name="T6">mǐn· qǐbǎlǐ... со стороны‎</text:span></text:p>
      <text:p text:style-name="P2"><text:span text:style-name="T6">qǎ&amp;ʔͤǐdų вождь, руководитель‎</text:span></text:p>
      <text:p text:style-name="P2"><text:span text:style-name="T6">qǎ&amp;dǎäǔ &amp;l·kǔf·rǐ руководите­ли безбожия, главари неверия‎</text:span></text:p>
      <text:p text:style-name="P2"><text:span text:style-name="T6">ṣǐh·yǔwnǐy^ų сионист‎</text:span></text:p>
      <text:p text:style-name="P2"><text:span text:style-name="T6">ṣǎrǎfǎ ʕǎn·... отвёл, от­влёк от чего-л.; отвернул‎</text:span></text:p>
      <text:p text:style-name="P2"><text:span text:style-name="T6">sǎhǔlǎ ʕǎlã... был лёг­ким, нетрудным для кого-л.‎</text:span></text:p>
      <text:p text:style-name="P2"><text:span text:style-name="T6">&amp;ǐs·tǎw·lǎã ʕǎlǎã... завла­дел, овладел‎</text:span></text:p>
      <text:p text:style-name="P2"><text:span text:style-name="T6">ʕǎq·lų ум, разум‎</text:span></text:p>
      <text:p text:style-name="P2"><text:span text:style-name="T6">mǎrǐyḍǔ &amp;l·qǎl·bǐ с боль­ным сердцем‎</text:span></text:p>
      <text:p text:style-name="P2"><text:span text:style-name="T6">jǎ&amp;hǐlų bǐ&amp;ld^ǐynǐ не знаю­щий религии, не сведущий в религии‎</text:span></text:p>
      <text:p text:style-name="P2"><text:span text:style-name="T6">mǎkǐydǎäų интрига, козни‎</text:span></text:p>
      <text:p text:style-name="P2"><text:span text:style-name="T6">mǎkǎ&amp;yǐdǔ &amp;lš^ǎy·ṭǎ&amp;nǐ козни сатаны‎</text:span></text:p>
      <text:p text:style-name="P2"><text:span text:style-name="T6">ṣǎʕǔbǎ ʕǎlǎã... был труд­ным‎</text:span></text:p>
      <text:p text:style-name="P2"><text:span text:style-name="T6">&amp;ǐḥ·tǎrǎzǎ ʕǎn·... оберегался, остерегался, предохранил себя‎</text:span></text:p>
      <text:p text:style-name="P2"><text:span text:style-name="T6">&amp;ld^ǎʕ·wǎäǔ ʔͥǐlǎã &amp;ll^ǎhǐ призыв к Богу‎</text:span></text:p>
      <text:p text:style-name="P2"><text:span text:style-name="T6">ṭǎ&amp;ǧǔwtų идол, ложный бог‎</text:span></text:p>
      <text:p text:style-name="P2"><text:span text:style-name="T6">wǎ hǔwǎ l&amp;ǎ yǎd·rǐy сам того не зная, незаметно для самого себя‎</text:span></text:p>
      <text:p text:style-name="P2"><text:span text:style-name="T6">bǐs·mǐ &amp;llhǐ &amp;lr^ǎḥ·mǎnǐ &amp;lr^ǎḥǐymǐ</text:span></text:p>
      <text:p text:style-name="P2"><text:span text:style-name="T6">&amp;ld^ǔrǔwsǔ &amp;l&amp;ǎw^ǎlǐy^ǎäǔ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1" svg:font-family="'Times New Roman'"/>
    <style:font-face style:name="Courier New" svg:font-family="'Courier New'" style:font-family-generic="modern"/>
    <style:font-face style:name="Harmattan" svg:font-family="Harmattan" style:font-adornments="Regular" style:font-pitch="variable"/>
    <style:font-face style:name="Nazli1" svg:font-family="Nazli" style:font-adornments="Bold" style:font-pitch="variable"/>
    <style:font-face style:name="Nazli" svg:font-family="Nazli" style:font-adornments="Regular" style:font-pitch="variable"/>
    <style:font-face style:name="Traditional Arabic" svg:font-family="'Traditional Arabic'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la" fo:country="VA" style:font-name-asian="DejaVu Sans" style:font-size-asian="10.5pt" style:language-asian="zh" style:country-asian="CN" style:font-name-complex="Times New Roman1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la" fo:country="VA" style:font-name-asian="DejaVu Sans" style:font-size-asian="10.5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00%" fo:text-align="justify" style:justify-single-word="false" style:page-number="auto" style:writing-mode="page"/>
      <style:text-properties fo:font-size="10pt" fo:background-color="transparent" style:font-size-asian="10.5pt" style:font-name-complex="Nazli" style:font-family-complex="Nazli" style:font-style-name-complex="Regular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style:writing-mode="page"/>
      <style:text-properties fo:font-size="130%" fo:font-weight="bold" style:font-size-asian="130%" style:font-weight-asian="bold" style:font-name-complex="Nazli1" style:font-family-complex="Nazli" style:font-style-name-complex="Bold" style:font-pitch-complex="variable" style:font-size-complex="21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in" loext:contextual-spacing="false" fo:text-indent="0in" style:auto-text-indent="false" style:writing-mode="lr-tb"/>
      <style:text-properties fo:font-size="115%" fo:font-weight="bold" style:font-size-asian="115%" style:font-weight-asian="bold" style:font-name-complex="Harmattan" style:font-family-complex="Harmattan" style:font-style-name-complex="Regular" style:font-pitch-complex="variable" style:font-size-complex="110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raditional Arabic" style:font-family-complex="'Traditional Arabic'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raditional Arabic" style:font-family-complex="'Traditional Arabic'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raditional Arabic" style:font-family-complex="'Traditional Arabic'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list-level-position-and-space-mode="label-alignment">
          <style:list-level-label-alignment text:label-followed-by="listtab" text:list-tab-stop-position="1.2398in" fo:text-indent="-0.9898in" fo:margin-left="1.2398in"/>
        </style:list-level-properties>
        <style:text-properties style:font-name="Times New Roman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text:list-tab-stop-position="5.7291in" fo:text-indent="-5.4791in" fo:margin-left="5.7291in"/>
        </style:list-level-properties>
        <style:text-properties style:font-name="Times New Roman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-" style:num-format="1" text:start-value="0">
        <style:list-level-properties text:list-level-position-and-space-mode="label-alignment">
          <style:list-level-label-alignment text:label-followed-by="listtab" text:list-tab-stop-position="1.9835in" fo:text-indent="-1.7335in" fo:margin-left="1.983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 text:start-value="0">
        <style:list-level-properties text:list-level-position-and-space-mode="label-alignment">
          <style:list-level-label-alignment text:label-followed-by="listtab" text:list-tab-stop-position="0.948in" fo:text-indent="-0.698in" fo:margin-left="0.94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-">
        <style:list-level-properties text:list-level-position-and-space-mode="label-alignment">
          <style:list-level-label-alignment text:label-followed-by="listtab" text:list-tab-stop-position="4.8854in" fo:text-indent="-4.6354in" fo:margin-left="4.8854in"/>
        </style:list-level-properties>
        <style:text-properties style:font-name="Times New Roman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5in" fo:margin-bottom="0.3in" fo:margin-left="0.5in" fo:margin-right="0.5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5in" fo:margin-bottom="0.3744in" fo:margin-left="0.7874in" fo:margin-right="0.2681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بسم الله الرحمن الرحيم</dc:title>
    <meta:initial-creator>zahar</meta:initial-creator>
    <meta:creation-date>2007-06-23T16:04:00</meta:creation-date>
    <dc:creator>Žāle Mottahedin</dc:creator>
    <dc:date>2019-01-07T23:08:29.908099324</dc:date>
    <meta:editing-cycles>186</meta:editing-cycles>
    <meta:editing-duration>P2DT5H56M8S</meta:editing-duration>
    <meta:generator>LibreOffice/5.1.6.2$Linux_X86_64 LibreOffice_project/10m0$Build-2</meta:generator>
    <meta:printed-by>Žāle Mottahedin</meta:printed-by>
    <meta:print-date>2019-01-02T17:15:38.118872454</meta:print-date>
    <meta:document-statistic meta:table-count="0" meta:image-count="0" meta:object-count="0" meta:page-count="185" meta:paragraph-count="4621" meta:word-count="45848" meta:character-count="330761" meta:non-whitespace-character-count="292838"/>
    <meta:user-defined meta:name="Info 1"/>
    <meta:user-defined meta:name="Info 2"/>
    <meta:user-defined meta:name="Info 3"/>
    <meta:user-defined meta:name="Info 4"/>
  </office:meta>
</office:document-meta>
</file>